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Sivershchyna And Slobozhanshchina Directions Rusian Army Shelled Orlikivka, Timonovichi, with ...</text:span>
</text:h>
      <text:p text:style-name="P4">
Authors: liveuamap (Language: en)</text:p>
      <text:p text:style-name="P4">
Time: 2023-05-08T-65:02:00</text:p>
      <text:p text:style-name="P4">
Location: Chernihiv (Latitude:52.23179 Longtitude:32.91615)</text:p>
      <text:p text:style-name="P4">
Videos: []</text:p>
      <text:p text:style-name="P4">
Images: []</text:p>
      <text:p text:style-name="P4">
Tags: ["Russia"]</text:p>
      <text:p text:style-name="P4">
Id: 22561307</text:p>
      <!--METADATA-->
      <text:p text:style-name="P4">
Stara Huta, Seredyna-Buda, Bachivsk, Ulanove, Vorozhba, Iskryskivschyna and Novhorodske of Sumy Region, Also Udy, Vovchansk, Pletenivka Kyiv and Stroyivka of Kharkivregion. Russian Aviation Conducted Aircrakes at Zarichchya, Leonivka andkostobriv of Chernihiv Region and Hlukhiv of Sumy Region, - General Staff of the UKRAMED FORCESSSESS</text:p>
      <text:p text:style-name="P4">
News Collection Link:(https://liveuamap.com/en/2023/8-may-at-sivershchyna-and-slobozhanschyna-directions-russian)</text:p>
      <text:p text:style-name="P4">
News Source: <text:a xlink:type="simple" xlink:href="https://t.me/lumsrc/4718" text:style-name="Internet_20_link" text:visited-style-name="Visited_20_Internet_20_Link">
https://t.me/lumsrc/4718</text:a>
</text:p>
      <!--NEWS-->
      <text:h text:style-name="P10" text:outline-level="1">
<text:span text:style-name="T4">
At Kupiansk direction Russian army shelled Krasne Pershe, Fyholivka, Novomlynsk, Zapadne, Lym...</text:span>
</text:h>
      <text:p text:style-name="P4">
Authors: liveuamap (Language: en)</text:p>
      <text:p text:style-name="P4">
Time: 2023-05-08T-67:02:00</text:p>
      <text:p text:style-name="P4">
Location: Dvorichna (Latitude:49.78803 Longtitude:37.75331)</text:p>
      <text:p text:style-name="P4">
Videos: []</text:p>
      <text:p text:style-name="P4">
Images: []</text:p>
      <text:p text:style-name="P4">
Tags: ["Russia"]</text:p>
      <text:p text:style-name="P4">
Id: 22561306</text:p>
      <!--METADATA-->
      <text:p text:style-name="P4">
At Kupiansk direction Russian army shelled Krasne Pershe, Fyholivka,Novomlynsk, Zapadne, Lyman Pershyy, Berestove of Kharkiv region andNovoselivske and Stelmakhivka of Luhansk region. Russian aviation conductedairstrikes at Hryanykivka and Vilshana, - General Staff of Armed Forces ofUkraine says in the morning report</text:p>
      <text:p text:style-name="P4">
News Collection Link: <text:a xlink:type="simple" xlink:href="https://liveuamap.com/en/2023/8-may-at-kupiansk-direction-russian-army-shelled-krasne-pershe" text:style-name="Internet_20_link" text:visited-style-name="Visited_20_Internet_20_Link">
https://liveuamap.com/en/2023/8-may-at-kupiansk-direction-russian-army-shelled-krasne-pershe</text:a>
</text:p>
      <text:p text:style-name="P4">
News Source: <text:a xlink:type="simple" xlink:href="https://t.me/lumsrc/4719" text:style-name="Internet_20_link" text:visited-style-name="Visited_20_Internet_20_Link">
https://t.me/lumsrc/4719</text:a>
</text:p>
      <!--NEWS-->
      <text:h text:style-name="P10" text:outline-level="1">
<text:span text:style-name="T4">
At Kupiansk direction Russian army shelled Krasne Pershe, Fyholivka, Novomlynsk, Zapadne, Lym...</text:span>
</text:h>
      <text:p text:style-name="P4">
Authors: liveuamap (Language: en)</text:p>
      <text:p text:style-name="P4">
Time: 2023-05-08T-67:02:00</text:p>
      <text:p text:style-name="P4">
Location: Dvorichna (Latitude:49.78803 Longtitude:37.75331)</text:p>
      <text:p text:style-name="P4">
Videos: []</text:p>
      <text:p text:style-name="P4">
Images: []</text:p>
      <text:p text:style-name="P4">
Tags: ["Russia"]</text:p>
      <text:p text:style-name="P4">
Id: 22561306</text:p>
      <!--METADATA-->
      <text:p text:style-name="P4">
At Kupiansk direction Russian army shelled Krasne Pershe, Fyholivka,Novomlynsk, Zapadne, Lyman Pershyy, Berestove of Kharkiv region andNovoselivske and Stelmakhivka of Luhansk region. Russian aviation conductedairstrikes at Hryanykivka and Vilshana, - General Staff of Armed Forces ofUkraine says in the morning report</text:p>
      <text:p text:style-name="P4">
News Collection Link: <text:a xlink:type="simple" xlink:href="https://liveuamap.com/en/2023/8-may-at-kupiansk-direction-russian-army-shelled-krasne-pershe" text:style-name="Internet_20_link" text:visited-style-name="Visited_20_Internet_20_Link">
https://liveuamap.com/en/2023/8-may-at-kupiansk-direction-russian-army-shelled-krasne-pershe</text:a>
</text:p>
      <text:p text:style-name="P4">
News Source: <text:a xlink:type="simple" xlink:href="https://t.me/lumsrc/4719" text:style-name="Internet_20_link" text:visited-style-name="Visited_20_Internet_20_Link">
https://t.me/lumsrc/4719</text:a>
</text:p>
      <!--NEWS-->
      <text:h text:style-name="P10" text:outline-level="1">
<text:span text:style-name="T4">
At Lyman direction Russian army shelled Stelmakhivka, Makiyivka and Nevske of Luhansk region ...</text:span>
</text:h>
      <text:p text:style-name="P4">
Authors: liveuamap (Language: en)</text:p>
      <text:p text:style-name="P4">
Time: 2023-05-08T-69:02:00</text:p>
      <text:p text:style-name="P4">
Location: Luhansk (Latitude:49.022 Longtitude:37.9545)</text:p>
      <text:p text:style-name="P4">
Videos: []</text:p>
      <text:p text:style-name="P4">
Images: []</text:p>
      <text:p text:style-name="P4">
Tags: ["Russia"]</text:p>
      <text:p text:style-name="P4">
Id: 22561305</text:p>
      <!--METADATA-->
      <text:p text:style-name="P4">
At Lyman direction Russian army shelled Stelmakhivka, Makiyivka and Nevske ofLuhansk region and Bilohorivka and Spirne of Donetsk region. Russian aviationconducted airstrikes at Bilohorivka of Luhansk region, also Torske and Spirneof Donetsk region, - General Staff of Armed Forces of Ukraine says in themorning report</text:p>
      <text:p text:style-name="P4">
News Collection Link: <text:a xlink:type="simple" xlink:href="https://liveuamap.com/en/2023/8-may-at-lyman-direction-russian-army-shelled-stelmakhivka" text:style-name="Internet_20_link" text:visited-style-name="Visited_20_Internet_20_Link">
https://liveuamap.com/en/2023/8-may-at-lyman-direction-russian-army-shelled-stelmakhivka</text:a>
</text:p>
      <text:p text:style-name="P4">
News Source: <text:a xlink:type="simple" xlink:href="https://t.me/lumsrc/4720" text:style-name="Internet_20_link" text:visited-style-name="Visited_20_Internet_20_Link">
https://t.me/lumsrc/4720</text:a>
</text:p>
      <!--NEWS-->
      <text:h text:style-name="P10" text:outline-level="1">
<text:span text:style-name="T4">
Aus Bakhmut Directive Russian Army Shelled Zalizyansk, Orekhovo-Vasilyevka, Novomarkov, Mark ...</text:span>
</text:h>
      <text:p text:style-name="P4">
Authors: liveuamap (Language: en)</text:p>
      <text:p text:style-name="P4">
Time: 2023-05-08T-71:02:00</text:p>
      <text:p text:style-name="P4">
Location: New York, Donetsk Oblast (Latitude:48.32647 Longtitude:37.84447)</text:p>
      <text:p text:style-name="P4">
Videos: []</text:p>
      <text:p text:style-name="P4">
Images: []</text:p>
      <text:p text:style-name="P4">
Tags: ["Russia"]</text:p>
      <text:p text:style-name="P4">
Id: 22561304</text:p>
      <!--METADATA-->
      <text:p text:style-name="P4">
AT BAKHMUT DIRECTION RUSSIAN ARMY SHELLED ZALIZNYANSKE, Orikhovo-Vasylivka, Novomarkove, Markove, Bakhmut, Ivanivske, Chasiv Yar, Stupochky, Olechky, Olechky Etsk Region. Russian Aviation ConducTeredairches at Bakhmut, Bohdanivka, Kurdumivka and New York, - General Staff ofarMed Forces of Ukraine Says in the Morning Report</text:p>
      <text:p text:style-name="P4">
News Collection Link:(https://liveuamap.com/en/2023/8-may-at-bakhmut-direction-russian-army-shelled-zaliznyanske)</text:p>
      <text:p text:style-name="P4">
News Source: <text:a xlink:type="simple" xlink:href="https://t.me/lumsrc/4721" text:style-name="Internet_20_link" text:visited-style-name="Visited_20_Internet_20_Link">
https://t.me/lumsrc/4721</text:a>
</text:p>
      <!--NEWS-->
      <text:h text:style-name="P10" text:outline-level="1">
<text:span text:style-name="T4">
JSC Avdiivka Directio Rusian of the Army Shelled Kerramik, Novokalin, reed, Berdyshi, Avdie ...</text:span>
</text:h>
      <text:p text:style-name="P4">
Authors: liveuamap (Language: en)</text:p>
      <text:p text:style-name="P4">
Time: 2023-05-08T-73:02:00</text:p>
      <text:p text:style-name="P4">
Location: Donetsk (Latitude:47.98981 Longtitude:37.40227)</text:p>
      <text:p text:style-name="P4">
Videos: []</text:p>
      <text:p text:style-name="P4">
Images: []</text:p>
      <text:p text:style-name="P4">
Tags: ["Russia"]</text:p>
      <text:p text:style-name="P4">
Id: 22561303</text:p>
      <!--METADATA-->
      <text:p text:style-name="P4">
At Avdiyivka direction Russian army shelled Keramik, Novokalynove, Ocheretyne,Berdychi, Avdiyivka, Vodyane, Pervomayske, Nevelske, Netaylove, Karlivka andHostre of Donetsk region, - General Staff of Armed Forces of Ukraine says inthe morning report</text:p>
      <text:p text:style-name="P4">
News Collection Link: <text:a xlink:type="simple" xlink:href="https://liveuamap.com/en/2023/8-may-at-avdiyivka-direction-russian-army-shelled-keramik" text:style-name="Internet_20_link" text:visited-style-name="Visited_20_Internet_20_Link">
https://liveuamap.com/en/2023/8-may-at-avdiyivka-direction-russian-army-shelled-keramik</text:a>
</text:p>
      <text:p text:style-name="P4">
News Source: <text:a xlink:type="simple" xlink:href="https://t.me/lumsrc/4722" text:style-name="Internet_20_link" text:visited-style-name="Visited_20_Internet_20_Link">
https://t.me/lumsrc/4722</text:a>
</text:p>
      <!--NEWS-->
      <text:h text:style-name="P10" text:outline-level="1">
<text:span text:style-name="T4">
JSC Marinka Direcion Rusian Army Shelled Krasnogorivka, St. George, Kurakhov And Vesed ...</text:span>
</text:h>
      <text:p text:style-name="P4">
Authors: liveuamap (Language: en)</text:p>
      <text:p text:style-name="P4">
Time: 2023-05-08T-75:02:00</text:p>
      <text:p text:style-name="P4">
Location: Donetsk Oblast (Latitude:47.91473 Longtitude:37.46183)</text:p>
      <text:p text:style-name="P4">
Videos: []</text:p>
      <text:p text:style-name="P4">
Images: []</text:p>
      <text:p text:style-name="P4">
Tags: ["Russia"]</text:p>
      <text:p text:style-name="P4">
Id: 22561302</text:p>
      <!--METADATA-->
      <text:p text:style-name="P4">
At Maryinka direction Russian army shelled Krasnohorivka, Heorhiyivka,Kurakhove and Pobyeda of Donetsk region, - General Staff of Armed Forces ofUkraine says in the morning report</text:p>
      <text:p text:style-name="P4">
News Collection Link: <text:a xlink:type="simple" xlink:href="https://liveuamap.com/en/2023/8-may-at-maryinka-direction-russian-army-shelled-krasnohorivka" text:style-name="Internet_20_link" text:visited-style-name="Visited_20_Internet_20_Link">
https://liveuamap.com/en/2023/8-may-at-maryinka-direction-russian-army-shelled-krasnohorivka</text:a>
</text:p>
      <text:p text:style-name="P4">
News Source: <text:a xlink:type="simple" xlink:href="https://t.me/lumsrc/4723" text:style-name="Internet_20_link" text:visited-style-name="Visited_20_Internet_20_Link">
https://t.me/lumsrc/4723</text:a>
</text:p>
      <!--NEWS-->
      <text:h text:style-name="P10" text:outline-level="1">
<text:span text:style-name="T4">
JSC Marinka Direcion Rusian Army Shelled Krasnogorivka, St. George, Kurakhov And Vesed ...</text:span>
</text:h>
      <text:p text:style-name="P4">
Authors: liveuamap (Language: en)</text:p>
      <text:p text:style-name="P4">
Time: 2023-05-08T-75:02:00</text:p>
      <text:p text:style-name="P4">
Location: Donetsk Oblast (Latitude:47.91473 Longtitude:37.46183)</text:p>
      <text:p text:style-name="P4">
Videos: []</text:p>
      <text:p text:style-name="P4">
Images: []</text:p>
      <text:p text:style-name="P4">
Tags: ["Russia"]</text:p>
      <text:p text:style-name="P4">
Id: 22561302</text:p>
      <!--METADATA-->
      <text:p text:style-name="P4">
At Maryinka direction Russian army shelled Krasnohorivka, Heorhiyivka,Kurakhove and Pobyeda of Donetsk region, - General Staff of Armed Forces ofUkraine says in the morning report</text:p>
      <text:p text:style-name="P4">
News Collection Link: <text:a xlink:type="simple" xlink:href="https://liveuamap.com/en/2023/8-may-at-maryinka-direction-russian-army-shelled-krasnohorivka" text:style-name="Internet_20_link" text:visited-style-name="Visited_20_Internet_20_Link">
https://liveuamap.com/en/2023/8-may-at-maryinka-direction-russian-army-shelled-krasnohorivka</text:a>
</text:p>
      <text:p text:style-name="P4">
News Source: <text:a xlink:type="simple" xlink:href="https://t.me/lumsrc/4723" text:style-name="Internet_20_link" text:visited-style-name="Visited_20_Internet_20_Link">
https://t.me/lumsrc/4723</text:a>
</text:p>
      <!--NEWS-->
      <text:h text:style-name="P10" text:outline-level="1">
<text:span text:style-name="T4">
JSC Shakhtar Directio Rusian Army Shelled Novomikhailivka, Katerynivka, Elizabeth, Wu ...</text:span>
</text:h>
      <text:p text:style-name="P4">
Authors: liveuamap (Language: en)</text:p>
      <text:p text:style-name="P4">
Time: 2023-05-08T-77:02:00</text:p>
      <text:p text:style-name="P4">
Location: Velyka Novosilka (Latitude:47.83309 Longtitude:36.83836)</text:p>
      <text:p text:style-name="P4">
Videos: []</text:p>
      <text:p text:style-name="P4">
Images: []</text:p>
      <text:p text:style-name="P4">
Tags: ["Russia"]</text:p>
      <text:p text:style-name="P4">
Id: 22561301</text:p>
      <!--METADATA-->
      <text:p text:style-name="P4">
At Shakhtarske Direction Russian Army Shelled Novomykhaylivka, Katerynivka, Yelyzavetivka, Vuhledar, Pavlivka, Prechystivka, Zolota Nyva, NOVAKA, NOVAKA, NOVAKA Ilka of Donetsk Region, - General Staff of Armedforces of Ukraine Says in the Morning Report</text:p>
      <text:p text:style-name="P4">
News Collection Link:(https://liveuamap.com/en/2023/8-may-at-shakhtarske-direction-russian-army-shelled-novomykhaylivka)</text:p>
      <text:p text:style-name="P4">
News Source: <text:a xlink:type="simple" xlink:href="https://t.me/lumsrc/4724" text:style-name="Internet_20_link" text:visited-style-name="Visited_20_Internet_20_Link">
https://t.me/lumsrc/4724</text:a>
</text:p>
      <!--NEWS-->
      <text:h text:style-name="P10" text:outline-level="1">
<text:span text:style-name="T4">
Zaporizka Oblast(20:47). Red Alert: aerial threat. Sirens sounding. Take cover now!</text:span>
</text:h>
      <text:p text:style-name="P4">
Authors: liveuamap (Language: en)</text:p>
      <text:p text:style-name="P4">
Time: 2023-05-08T14:48:00</text:p>
      <text:p text:style-name="P4">
Location: Zaporizka Oblast (Latitude:47.612501 Longtitude:35.764751)</text:p>
      <text:p text:style-name="P4">
Videos: []</text:p>
      <text:p text:style-name="P4">
Images: []</text:p>
      <text:p text:style-name="P4">
Tags: []</text:p>
      <text:p text:style-name="P4">
Id: 22561383</text:p>
      <!--METADATA-->
      <text:p text:style-name="P4">
None</text:p>
      <text:p text:style-name="P4">
News Collection Link: <text:a xlink:type="simple" xlink:href="https://liveuamap.com/en/2023/08-may-zaporizka-oblast2047-red-alert-aerial-g" text:style-name="Internet_20_link" text:visited-style-name="Visited_20_Internet_20_Link">
https://liveuamap.com/en/2023/08-may-zaporizka-oblast2047-red-alert-aerial-g</text:a>
</text:p>
      <text:p text:style-name="P4">
News Source: <text:a xlink:type="simple" xlink:href="https://liveuamap.com/en/2023/08-may-zaporizka-oblast2047-red-alert-aerial-g" text:style-name="Internet_20_link" text:visited-style-name="Visited_20_Internet_20_Link">
https://liveuamap.com/en/2023/08-may-zaporizka-oblast2047-red-alert-aerial-g</text:a>
</text:p>
      <!--NEWS-->
      <text:h text:style-name="P10" text:outline-level="1">
<text:span text:style-name="T4">
Dnipro, Dnipropetrovska Oblast(22:52). Red Alert: aerial threat. Sirens sounding. Take cover ...</text:span>
</text:h>
      <text:p text:style-name="P4">
Authors: liveuamap (Language: en)</text:p>
      <text:p text:style-name="P4">
Time: 2023-05-08T16:53:00</text:p>
      <text:p text:style-name="P4">
Location: Dnipro (Latitude:48.45973 Longtitude:35.03747)</text:p>
      <text:p text:style-name="P4">
Videos: []</text:p>
      <text:p text:style-name="P4">
Images: []</text:p>
      <text:p text:style-name="P4">
Tags: ["Europe", "Central and Eastern Europe"]</text:p>
      <text:p text:style-name="P4">
Id: 22561397</text:p>
      <!--METADATA-->
      <text:p text:style-name="P4">
Dnipro, Dnipropetrovsk region(22:52). Red Alert: aerial threat. Sirenssounding. Take cover now!</text:p>
      <text:p text:style-name="P4">
News Collection Link: <text:a xlink:type="simple" xlink:href="https://liveuamap.com/en/2023/08-may-dnipro-dnipropetrovska-oblast2252-red-g" text:style-name="Internet_20_link" text:visited-style-name="Visited_20_Internet_20_Link">
https://liveuamap.com/en/2023/08-may-dnipro-dnipropetrovska-oblast2252-red-g</text:a>
</text:p>
      <text:p text:style-name="P4">
News Source: <text:a xlink:type="simple" xlink:href="https://t.me/air_alert_ua/44813" text:style-name="Internet_20_link" text:visited-style-name="Visited_20_Internet_20_Link">
https://t.me/air_alert_ua/44813</text:a>
</text:p>
      <!--NEWS-->
      <text:h text:style-name="P10" text:outline-level="1">
<text:span text:style-name="T4">
Donetsk Oblast(23:55). Red Alert: aerial threat. Sirens sounding. Take cover now!</text:span>
</text:h>
      <text:p text:style-name="P4">
Authors: liveuamap (Language: en)</text:p>
      <text:p text:style-name="P4">
Time: 2023-05-08T17:56:00</text:p>
      <text:p text:style-name="P4">
Location: Donetsk Oblast (Latitude:48.72757 Longtitude:37.57844)</text:p>
      <text:p text:style-name="P4">
Videos: []</text:p>
      <text:p text:style-name="P4">
Images: []</text:p>
      <text:p text:style-name="P4">
Tags: ["Europe", "Central and Eastern Europe"]</text:p>
      <text:p text:style-name="P4">
Id: 22561398</text:p>
      <!--METADATA-->
      <text:p text:style-name="P4">
Donetsk Oblast(23:55). Red Alert: aerial threat. Sirens sounding. Take covernow!</text:p>
      <text:p text:style-name="P4">
News Collection Link: <text:a xlink:type="simple" xlink:href="https://liveuamap.com/en/2023/08-may-donetsk-oblast2355-red-alert-aerial-thg" text:style-name="Internet_20_link" text:visited-style-name="Visited_20_Internet_20_Link">
https://liveuamap.com/en/2023/08-may-donetsk-oblast2355-red-alert-aerial-thg</text:a>
</text:p>
      <text:p text:style-name="P4">
News Source: <text:a xlink:type="simple" xlink:href="https://t.me/air_alert_ua/44816" text:style-name="Internet_20_link" text:visited-style-name="Visited_20_Internet_20_Link">
https://t.me/air_alert_ua/44816</text:a>
</text:p>
      <!--NEWS-->
      <text:h text:style-name="P10" text:outline-level="1">
<text:span text:style-name="T4">
Zaporizhzhya region, Dnipro, Dnipropetrovsk region, Kharkiv, Kharkiv region (02: ZZ). Red Aller ...</text:span>
</text:h>
      <text:p text:style-name="P4">
Authors: liveuamap (Language: en)</text:p>
      <text:p text:style-name="P4">
Time: 2023-05-08T20:33:00</text:p>
      <text:p text:style-name="P4">
Location: Zaporizka Oblast (Latitude:47.611291 Longtitude:35.766471)</text:p>
      <text:p text:style-name="P4">
Videos: []</text:p>
      <text:p text:style-name="P4">
Images: []</text:p>
      <text:p text:style-name="P4">
Tags: ["Europe", "Central and Eastern Europe"]</text:p>
      <text:p text:style-name="P4">
Id: 22561399</text:p>
      <!--METADATA-->
      <text:p text:style-name="P4">
Zaporizhzhya region, Dnipro, Dnipropetrovsk region, Kharkiv, Kharkiv region(02:33). Red Alert: aerial threat. Sirens sounding. Take cover now!</text:p>
      <text:p text:style-name="P4">
News Collection Link: <text:a xlink:type="simple" xlink:href="https://liveuamap.com/en/2023/09-may-zaporizka-oblast-dnipro-dnipropetrovskg" text:style-name="Internet_20_link" text:visited-style-name="Visited_20_Internet_20_Link">
https://liveuamap.com/en/2023/09-may-zaporizka-oblast-dnipro-dnipropetrovskg</text:a>
</text:p>
      <text:p text:style-name="P4">
News Source: <text:a xlink:type="simple" xlink:href="https://t.me/air_alert_ua/44820" text:style-name="Internet_20_link" text:visited-style-name="Visited_20_Internet_20_Link">
https://t.me/air_alert_ua/44820</text:a>
</text:p>
      <!--NEWS-->
      <text:h text:style-name="P10" text:outline-level="1">
<text:span text:style-name="T4">
Poltavska Oblast(02:33). Red Alert: aerial threat. Sirens sounding. Take cover now!</text:span>
</text:h>
      <text:p text:style-name="P4">
Authors: liveuamap (Language: en)</text:p>
      <text:p text:style-name="P4">
Time: 2023-05-08T20:35:00</text:p>
      <text:p text:style-name="P4">
Location: Poltavska Oblast (Latitude:49.47751 Longtitude:33.81964)</text:p>
      <text:p text:style-name="P4">
Videos: []</text:p>
      <text:p text:style-name="P4">
Images: []</text:p>
      <text:p text:style-name="P4">
Tags: ["Europe", "Central and Eastern Europe"]</text:p>
      <text:p text:style-name="P4">
Id: 22561400</text:p>
      <!--METADATA-->
      <text:p text:style-name="P4">
Poltava(02:33). Red Alert: aerial threat. Sirens sounding. Take covernow!</text:p>
      <text:p text:style-name="P4">
News Collection Link: <text:a xlink:type="simple" xlink:href="https://liveuamap.com/en/2023/09-may-poltavska-oblast0233-red-alert-aerial-g" text:style-name="Internet_20_link" text:visited-style-name="Visited_20_Internet_20_Link">
https://liveuamap.com/en/2023/09-may-poltavska-oblast0233-red-alert-aerial-g</text:a>
</text:p>
      <text:p text:style-name="P4">
News Source: <text:a xlink:type="simple" xlink:href="https://t.me/suspilnepoltava/11072" text:style-name="Internet_20_link" text:visited-style-name="Visited_20_Internet_20_Link">
https://t.me/suspilnepoltava/11072</text:a>
</text:p>
      <!--NEWS-->
      <text:h text:style-name="P10" text:outline-level="1">
<text:span text:style-name="T4">
Odesa region, Sumy region, Mykolaiv, Mykolaiv region, Donetsk region (02:35). Red Alrt ...</text:span>
</text:h>
      <text:p text:style-name="P4">
Authors: liveuamap (Language: en)</text:p>
      <text:p text:style-name="P4">
Time: 2023-05-08T20:36:00</text:p>
      <text:p text:style-name="P4">
Location: Odeska Oblast (Latitude:46.75000000 Longtitude:30.25000000)</text:p>
      <text:p text:style-name="P4">
Videos: []</text:p>
      <text:p text:style-name="P4">
Images: []</text:p>
      <text:p text:style-name="P4">
Tags: ["Europe", "Central and Eastern Europe"]</text:p>
      <text:p text:style-name="P4">
Id: 22561401</text:p>
      <!--METADATA-->
      <text:p text:style-name="P4">
Odesa region, Sumy region, Nikolaev, Mykolaiv region, Donetskhoblast(02:35). Red Alert: aerial threat. Sirens sounding. Take cover now!</text:p>
      <text:p text:style-name="P4">
News Collection Link: <text:a xlink:type="simple" xlink:href="https://liveuamap.com/en/2023/09-may-odeska-oblast-sumska-oblast-mykolaiv-mg" text:style-name="Internet_20_link" text:visited-style-name="Visited_20_Internet_20_Link">
https://liveuamap.com/en/2023/09-may-odeska-oblast-sumska-oblast-mykolaiv-mg</text:a>
</text:p>
      <text:p text:style-name="P4">
News Source: <text:a xlink:type="simple" xlink:href="https://t.me/air_alert_ua/44825" text:style-name="Internet_20_link" text:visited-style-name="Visited_20_Internet_20_Link">
https://t.me/air_alert_ua/44825</text:a>
</text:p>
      <!--NEWS-->
      <text:h text:style-name="P10" text:outline-level="1">
<text:span text:style-name="T4">
Kherson, Khersonska Oblast(02:35). Red Alert: aerial threat. Sirens sounding. Take cover now!</text:span>
</text:h>
      <text:p text:style-name="P4">
Authors: liveuamap (Language: en)</text:p>
      <text:p text:style-name="P4">
Time: 2023-05-08T20:38:00</text:p>
      <text:p text:style-name="P4">
Location: Kherson (Latitude:46.65581000 Longtitude:32.61780000)</text:p>
      <text:p text:style-name="P4">
Videos: []</text:p>
      <text:p text:style-name="P4">
Images: []</text:p>
      <text:p text:style-name="P4">
Tags: ["Europe", "Central and Eastern Europe"]</text:p>
      <text:p text:style-name="P4">
Id: 22561402</text:p>
      <!--METADATA-->
      <text:p text:style-name="P4">
Kherson, Kherson region(02:35). Red Alert: aerial threat. Sirens sounding.Take cover now!</text:p>
      <text:p text:style-name="P4">
News Collection Link: <text:a xlink:type="simple" xlink:href="https://liveuamap.com/en/2023/09-may-kherson-khersonska-oblast0235-red-alerg" text:style-name="Internet_20_link" text:visited-style-name="Visited_20_Internet_20_Link">
https://liveuamap.com/en/2023/09-may-kherson-khersonska-oblast0235-red-alerg</text:a>
</text:p>
      <text:p text:style-name="P4">
News Source: <text:a xlink:type="simple" xlink:href="https://t.me/air_alert_ua/44826" text:style-name="Internet_20_link" text:visited-style-name="Visited_20_Internet_20_Link">
https://t.me/air_alert_ua/44826</text:a>
</text:p>
      <!--NEWS-->
      <text:h text:style-name="P10" text:outline-level="1">
<text:span text:style-name="T4">
Kyiv(03:04). Red Alert: aerial threat. Sirens sounding. Take cover now!</text:span>
</text:h>
      <text:p text:style-name="P4">
Authors: liveuamap (Language: en)</text:p>
      <text:p text:style-name="P4">
Time: 2023-05-08T21:04:00</text:p>
      <text:p text:style-name="P4">
Location: Kyiv (Latitude:50.44343 Longtitude:30.53022)</text:p>
      <text:p text:style-name="P4">
Videos: []</text:p>
      <text:p text:style-name="P4">
Images: []</text:p>
      <text:p text:style-name="P4">
Tags: ["Europe", "Central and Eastern Europe"]</text:p>
      <text:p text:style-name="P4">
Id: 22561403</text:p>
      <!--METADATA-->
      <text:p text:style-name="P4">
Kyiv(03:04). Red Alert: aerial threat. Sirens sounding. Take cover now!</text:p>
      <text:p text:style-name="P4">
News Collection Link: <text:a xlink:type="simple" xlink:href="https://liveuamap.com/en/2023/09-may-kyiv0304-red-alert-aerial-threat-sireng" text:style-name="Internet_20_link" text:visited-style-name="Visited_20_Internet_20_Link">
https://liveuamap.com/en/2023/09-may-kyiv0304-red-alert-aerial-threat-sireng</text:a>
</text:p>
      <text:p text:style-name="P4">
News Source: <text:a xlink:type="simple" xlink:href="https://t.me/air_alert_ua/44829" text:style-name="Internet_20_link" text:visited-style-name="Visited_20_Internet_20_Link">
https://t.me/air_alert_ua/44829</text:a>
</text:p>
      <!--NEWS-->
      <text:h text:style-name="P10" text:outline-level="1">
<text:span text:style-name="T4">
Chernihivska Oblast(03:06). Red Alert: aerial threat. Sirens sounding. Take cover now!</text:span>
</text:h>
      <text:p text:style-name="P4">
Authors: liveuamap (Language: en)</text:p>
      <text:p text:style-name="P4">
Time: 2023-05-08T21:10:00</text:p>
      <text:p text:style-name="P4">
Location: Chernihivska Oblast (Latitude:51.33333000 Longtitude:32.00000000)</text:p>
      <text:p text:style-name="P4">
Videos: []</text:p>
      <text:p text:style-name="P4">
Images: []</text:p>
      <text:p text:style-name="P4">
Tags: ["Europe", "Central and Eastern Europe"]</text:p>
      <text:p text:style-name="P4">
Id: 22561404</text:p>
      <!--METADATA-->
      <text:p text:style-name="P4">
Chernihiv region(03:06). Red Alert: aerial threat. Sirens sounding. Takecover now!</text:p>
      <text:p text:style-name="P4">
News Collection Link: <text:a xlink:type="simple" xlink:href="https://liveuamap.com/en/2023/09-may-chernihivska-oblast0306-red-alert-aerig" text:style-name="Internet_20_link" text:visited-style-name="Visited_20_Internet_20_Link">
https://liveuamap.com/en/2023/09-may-chernihivska-oblast0306-red-alert-aerig</text:a>
</text:p>
      <text:p text:style-name="P4">
News Source: <text:a xlink:type="simple" xlink:href="https://t.me/suspilnechernihiv/18392" text:style-name="Internet_20_link" text:visited-style-name="Visited_20_Internet_20_Link">
https://t.me/suspilnechernihiv/18392</text:a>
</text:p>
      <!--NEWS-->
      <text:h text:style-name="P10" text:outline-level="1">
<text:span text:style-name="T4">
Kyiv Oblast(03:07). Red Alert: aerial threat. Sirens sounding. Take cover now!</text:span>
</text:h>
      <text:p text:style-name="P4">
Authors: liveuamap (Language: en)</text:p>
      <text:p text:style-name="P4">
Time: 2023-05-08T21:17:00</text:p>
      <text:p text:style-name="P4">
Location: Kyiv Oblast (Latitude:50.24018000 Longtitude:30.23163000)</text:p>
      <text:p text:style-name="P4">
Videos: []</text:p>
      <text:p text:style-name="P4">
Images: []</text:p>
      <text:p text:style-name="P4">
Tags: ["Europe", "Central and Eastern Europe"]</text:p>
      <text:p text:style-name="P4">
Id: 22561405</text:p>
      <!--METADATA-->
      <text:p text:style-name="P4">
Kyiv region(03:07). Red Alert: aerial threat. Sirens sounding. Take cover now!</text:p>
      <text:p text:style-name="P4">
News Collection Link: <text:a xlink:type="simple" xlink:href="https://liveuamap.com/en/2023/09-may-kyiv-oblast0307-red-alert-aerial-threag" text:style-name="Internet_20_link" text:visited-style-name="Visited_20_Internet_20_Link">
https://liveuamap.com/en/2023/09-may-kyiv-oblast0307-red-alert-aerial-threag</text:a>
</text:p>
      <text:p text:style-name="P4">
News Source: <text:a xlink:type="simple" xlink:href="https://t.me/air_alert_ua/44835" text:style-name="Internet_20_link" text:visited-style-name="Visited_20_Internet_20_Link">
https://t.me/air_alert_ua/44835</text:a>
</text:p>
      <!--NEWS-->
      <text:h text:style-name="P10" text:outline-level="1">
<text:span text:style-name="T4">
Khmelnytska Oblast(03:25). Red Alert: aerial threat. Sirens sounding. Take cover now!</text:span>
</text:h>
      <text:p text:style-name="P4">
Authors: liveuamap (Language: en)</text:p>
      <text:p text:style-name="P4">
Time: 2023-05-08T21:26:00</text:p>
      <text:p text:style-name="P4">
Location: Khmelnytska Oblast (Latitude:49.50000000 Longtitude:27.00000000)</text:p>
      <text:p text:style-name="P4">
Videos: []</text:p>
      <text:p text:style-name="P4">
Images: []</text:p>
      <text:p text:style-name="P4">
Tags: ["Europe", "Central and Eastern Europe"]</text:p>
      <text:p text:style-name="P4">
Id: 22561406</text:p>
      <!--METADATA-->
      <text:p text:style-name="P4">
Khmelniki region(03:25). Red Alert: aerial threat. Sirens sounding. Takecover now!</text:p>
      <text:p text:style-name="P4">
News Collection Link: <text:a xlink:type="simple" xlink:href="https://liveuamap.com/en/2023/09-may-khmelnytska-oblast0325-red-alert-aeriag" text:style-name="Internet_20_link" text:visited-style-name="Visited_20_Internet_20_Link">
https://liveuamap.com/en/2023/09-may-khmelnytska-oblast0325-red-alert-aeriag</text:a>
</text:p>
      <text:p text:style-name="P4">
News Source: <text:a xlink:type="simple" xlink:href="https://t.me/air_alert_ua/44836" text:style-name="Internet_20_link" text:visited-style-name="Visited_20_Internet_20_Link">
https://t.me/air_alert_ua/44836</text:a>
</text:p>
      <!--NEWS-->
      <text:h text:style-name="P10" text:outline-level="1">
<text:span text:style-name="T4">
Chernivetska Oblast(03:26). Red Alert: aerial threat. Sirens sounding. Take cover now!</text:span>
</text:h>
      <text:p text:style-name="P4">
Authors: liveuamap (Language: en)</text:p>
      <text:p text:style-name="P4">
Time: 2023-05-08T21:28:00</text:p>
      <text:p text:style-name="P4">
Location: Chernivetska Oblast (Latitude:48.25000000 Longtitude:26.00000000)</text:p>
      <text:p text:style-name="P4">
Videos: []</text:p>
      <text:p text:style-name="P4">
Images: []</text:p>
      <text:p text:style-name="P4">
Tags: ["Europe", "Central and Eastern Europe"]</text:p>
      <text:p text:style-name="P4">
Id: 22561407</text:p>
      <!--METADATA-->
      <text:p text:style-name="P4">
Chernivtsi region(03:26). Red Alert: aerial threat. Sirens sounding. Takecover now!</text:p>
      <text:p text:style-name="P4">
News Collection Link: <text:a xlink:type="simple" xlink:href="https://liveuamap.com/en/2023/09-may-chernivetska-oblast0326-red-alert-aerig" text:style-name="Internet_20_link" text:visited-style-name="Visited_20_Internet_20_Link">
https://liveuamap.com/en/2023/09-may-chernivetska-oblast0326-red-alert-aerig</text:a>
</text:p>
      <text:p text:style-name="P4">
News Source: <text:a xlink:type="simple" xlink:href="https://t.me/air_alert_ua/44837" text:style-name="Internet_20_link" text:visited-style-name="Visited_20_Internet_20_Link">
https://t.me/air_alert_ua/44837</text:a>
</text:p>
      <!--NEWS-->
      <text:h text:style-name="P10" text:outline-level="1">
<text:span text:style-name="T4">
Lviv, Lviv region, Ternopil, Ternopil region, Ivano-Frankivsk, Ivano-Frankivsk region, ...</text:span>
</text:h>
      <text:p text:style-name="P4">
Authors: liveuamap (Language: en)</text:p>
      <text:p text:style-name="P4">
Time: 2023-05-08T21:45:00</text:p>
      <text:p text:style-name="P4">
Location: Lviv (Latitude:49.83826000 Longtitude:24.02324000)</text:p>
      <text:p text:style-name="P4">
Videos: []</text:p>
      <text:p text:style-name="P4">
Images: []</text:p>
      <text:p text:style-name="P4">
Tags: ["Europe", "Central and Eastern Europe"]</text:p>
      <text:p text:style-name="P4">
Id: 22561408</text:p>
      <!--METADATA-->
      <text:p text:style-name="P4">
Lviv, Lviv region, Ternopil, Ternopil region, Ivano-Frankivsk, Ivano-Frankivsk region, Transcarpathia region, Rivne, Rivne region, Volynskaya region(03:45). Red Alert: aerial threat. Sirens sounding. Take cover now!</text:p>
      <text:p text:style-name="P4">
News Collection Link: <text:a xlink:type="simple" xlink:href="https://liveuamap.com/en/2023/09-may-lviv-lvivska-oblast-ternopil-ternopilsg" text:style-name="Internet_20_link" text:visited-style-name="Visited_20_Internet_20_Link">
https://liveuamap.com/en/2023/09-may-lviv-lvivska-oblast-ternopil-ternopilsg</text:a>
</text:p>
      <text:p text:style-name="P4">
News Source: <text:a xlink:type="simple" xlink:href="https://t.me/air_alert_ua/44843" text:style-name="Internet_20_link" text:visited-style-name="Visited_20_Internet_20_Link">
https://t.me/air_alert_ua/44843</text:a>
</text:p>
      <!--NEWS-->
      <text:h text:style-name="P10" text:outline-level="1">
<text:span text:style-name="T4">
Donetsk Oblast(05:31). Red Alert: aerial threat. Sirens sounding. Take cover now!</text:span>
</text:h>
      <text:p text:style-name="P4">
Authors: liveuamap (Language: en)</text:p>
      <text:p text:style-name="P4">
Time: 2023-05-08T23:33:00</text:p>
      <text:p text:style-name="P4">
Location: Donetsk Oblast (Latitude:48.72802 Longtitude:37.57747)</text:p>
      <text:p text:style-name="P4">
Videos: []</text:p>
      <text:p text:style-name="P4">
Images: []</text:p>
      <text:p text:style-name="P4">
Tags: ["Europe", "Central and Eastern Europe"]</text:p>
      <text:p text:style-name="P4">
Id: 22561410</text:p>
      <!--METADATA-->
      <text:p text:style-name="P4">
Donetsk Oblast(05:31). Red Alert: aerial threat. Sirens sounding. Take covernow!</text:p>
      <text:p text:style-name="P4">
News Collection Link: <text:a xlink:type="simple" xlink:href="https://liveuamap.com/en/2023/09-may-donetsk-oblast0531-red-alert-aerial-thg" text:style-name="Internet_20_link" text:visited-style-name="Visited_20_Internet_20_Link">
https://liveuamap.com/en/2023/09-may-donetsk-oblast0531-red-alert-aerial-thg</text:a>
</text:p>
      <text:p text:style-name="P4">
News Source: <text:a xlink:type="simple" xlink:href="https://t.me/air_alert_ua/44869" text:style-name="Internet_20_link" text:visited-style-name="Visited_20_Internet_20_Link">
https://t.me/air_alert_ua/44869</text:a>
</text:p>
      <!--NEWS-->
      <text:h text:style-name="P10" text:outline-level="1">
<text:span text:style-name="T4">
"There is a disaster now, but the worst is ahead" - Alexey Danilov about Russia</text:span>
</text:h>
      <text:p text:style-name="P4">
Author: ['АРМІЯINFORM']</text:p>
      <text:p text:style-name="P4">
Time: 2023-05-08T38:00:00-04:00</text:p>
      <text:p text:style-name="P4">
Description: The secretary for the sake of National Bezpeki, the defense of Oleksii Danylov, nobed, Sho for Rosi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 'РНБО УКРАЇНИ', 'СЕКРЕТАР РАДИ НАЦІОНАЛЬНОЇ БЕЗПЕКИ І\xa0ОБОРОНИ']</text:p>
      <text:p text:style-name="P4">
Category: News</text:p>
      <!--METADATA-->
      <text:p text:style-name="P4">
<draw:frame draw:style-name="fr1" draw:name="Image2" text:anchor-type="as-char" svg:width="6.9236in" svg:height="4.330592in" draw:z-index="0">
<draw:image xlink:href="../Images/AРМІЯINFORM/2023-05-08T38-00-00-04-00/4e613a013471eaae1b3aad63a09477f8.jpeg" xlink:type="simple" xlink:show="embed" xlink:actuate="onLoad" draw:mime-type="image/jpeg"/>
</draw:frame>
Alexei Danilov</text:p>
      <text:p text:style-name="P4">
The Secretary of the National Security and Defense Council Alexei Danilov stressed that there is a catastrophe now for the Russian, but the worst is ahead.</text:p>
      <text:p text:style-name="P4">
Alexei Danilov [wrote] about it(https://twitter.com/OleksiyDanilov/status/1655127038422925312?cxt=HHwWgIC-9bXRmPgtAAAA)In Twitter.</text:p>
      <text:p text:style-name="P4">
The "greatest geopolitical catastrophe", which Putin said, was a forecast, not a fact. The catastrophe for Russia is happening now, and the worst is ahead - the lesion, the collapse, the court, the indemnity. Everything will be Ukraine!”, - the post reads.</text:p>
      <text:p text:style-name="P4">
News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NEWS-->
      <text:h text:style-name="P10" text:outline-level="1">
<text:span text:style-name="T4">
Delayed life syndrome - the Ministry of Health published advice to Ukrainians during the war</text:span>
</text:h>
      <text:p text:style-name="P4">
Author: ['АРМІЯINFORM']</text:p>
      <text:p text:style-name="P4">
Time: 2023-05-08T39:00:00-04:00</text:p>
      <text:p text:style-name="P4">
Description: Having fucked up by I Krizovikh STOSTYVAHAHAHTHODSHY - Night Yakscho Mi Tsrah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yanina-omelchenko.jpg" text:style-name="Internet_20_link" text:visited-style-name="Visited_20_Internet_20_Link">
yanina-omelchenko.jpg</text:a>
', '<text:a xlink:type="simple" xlink:href="https://armyinform.com.ua/wp-content/uploads/2023/05/101-150x150.jpg" text:style-name="Internet_20_link" text:visited-style-name="Visited_20_Internet_20_Link">
101-150x150.jpg</text:a>
', '<text:a xlink:type="simple" xlink:href="https://armyinform.com.ua/wp-content/uploads/2023/05/102-150x150.jpg" text:style-name="Internet_20_link" text:visited-style-name="Visited_20_Internet_20_Link">
102-150x150.jpg</text:a>
', '<text:a xlink:type="simple" xlink:href="https://armyinform.com.ua/wp-content/uploads/2023/05/103-150x150.jpg" text:style-name="Internet_20_link" text:visited-style-name="Visited_20_Internet_20_Link">
103-150x150.jpg</text:a>
', '<text:a xlink:type="simple" xlink:href="https://armyinform.com.ua/wp-content/uploads/2023/05/104-150x150.jpg" text:style-name="Internet_20_link" text:visited-style-name="Visited_20_Internet_20_Link">
104-150x150.jpg</text:a>
']</text:p>
      <text:p text:style-name="P4">
Tags: ['ІНФОГРАФІКА', 'МІНІСТЕРСТВО ОХОРОНИ ЗДОРОВ’Я УКРАЇНИ', 'ПОРАДИ', 'ПСИХОЛОГІЯ', 'ПТСР']</text:p>
      <text:p text:style-name="P4">
Category: News</text:p>
      <!--METADATA-->
      <text:p text:style-name="P4">
<draw:frame draw:style-name="fr1" draw:name="Image3" text:anchor-type="as-char" svg:width="6.9236in" svg:height="4.598424in" draw:z-index="0">
<draw:image xlink:href="../Images/AРМІЯINFORM/2023-05-08T39-00-00-04-00/yanina-omelchenko.jpg" xlink:type="simple" xlink:show="embed" xlink:actuate="onLoad" draw:mime-type="image/jpeg"/>
</draw:frame>
Psychologist Yanina Omelchenko. Photo: Yevgeny Kotenko</text:p>
      <text:p text:style-name="P4">
The influence of war and crisis circumstances occurs daily - even if we notice it at once. Even if we are far from active hostilities.</text:p>
      <text:p text:style-name="P4">
About it <text:a xlink:type="simple" xlink:href="https://www.facebook.com/moz.ukr/posts/pfbid0aLVbb1MG7CrnfCuAu2ztoBgBNfByKG5vCwV26Kteba5UdSJiw1LaAyoaN6JG8UfGl" text:style-name="Internet_20_link" text:visited-style-name="Visited_20_Internet_20_Link">
reminds</text:a>
Ministry of Health of Ukraine</text:p>
      <text:p text:style-name="P4">
_ “One of the influences that Ukrainians may now feel is the delayed life syndrome. When we seem to pause life at an expected moment. And from the fact that we are not able not to plan to plan, but even to predict our future - we feel annoying, anxiety and even considerable stress, ”_ - the press service of the ministry.</text:p>
      <text:p text:style-name="P4">
About the syndrome of delayed life within the framework of the All -Ukrainian Program of Mental Health, initiated by the First Lady of Ukraine Olena Zelensk, the storyline of the psychological sciences, the head of the laboratory of consultative psychology and psychotherapy of the Institute of Psychology. GS Kostyuk of the National Academy of Pedagogical Sciences of Ukraine Yanina Omelchenko.</text:p>
      <text:p text:style-name="P4">
<text:a xlink:type="simple" xlink:href="https://armyinform.com.ua/wp-content/uploads/2023/05/101.jpg" text:style-name="Internet_20_link" text:visited-style-name="Visited_20_Internet_20_Link">
!(Images/AРМІЯINFORM/2023-05-08T39-00-00-04-00/101-150x150.jpg)</text:a>
</text:p>
      <text:p text:style-name="P4">
<text:a xlink:type="simple" xlink:href="https://armyinform.com.ua/wp-content/uploads/2023/05/102.jpg" text:style-name="Internet_20_link" text:visited-style-name="Visited_20_Internet_20_Link">
<draw:frame draw:style-name="fr1" draw:name="Image4" text:anchor-type="as-char" svg:width="6.9236in" svg:height="6.9236in" draw:z-index="0">
<draw:image xlink:href="../Images/AРМІЯINFORM/2023-05-08T39-00-00-04-00/102-150x150.jpg" xlink:type="simple" xlink:show="embed" xlink:actuate="onLoad" draw:mime-type="image/jpeg"/>
</draw:frame>
</text:a>
</text:p>
      <text:p text:style-name="P4">
<text:a xlink:type="simple" xlink:href="https://armyinform.com.ua/wp-content/uploads/2023/05/103.jpg" text:style-name="Internet_20_link" text:visited-style-name="Visited_20_Internet_20_Link">
<draw:frame draw:style-name="fr1" draw:name="Image5" text:anchor-type="as-char" svg:width="6.9236in" svg:height="6.9236in" draw:z-index="0">
<draw:image xlink:href="../Images/AРМІЯINFORM/2023-05-08T39-00-00-04-00/103-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6" text:anchor-type="as-char" svg:width="6.9236in" svg:height="6.9236in" draw:z-index="0">
<draw:image xlink:href="../Images/AРМІЯINFORM/2023-05-08T39-00-00-04-00/104-150x150.jpg" xlink:type="simple" xlink:show="embed" xlink:actuate="onLoad" draw:mime-type="image/jpeg"/>
</draw:frame>
</text:a>
</text:p>
      <text:p text:style-name="P4">
News Source: <text:a xlink:type="simple" xlink:href="https://armyinform.com.ua/2023/05/08/syndrom-vidkladenogo-zhyttya-moz-opublikuvalo-porady/" text:style-name="Internet_20_link" text:visited-style-name="Visited_20_Internet_20_Link">
https://armyinform.com.ua/2023/05/08/syndrom-vidkladenogo-zhyttya-moz-opublikuvalo-porady/</text:a>
</text:p>
      <!--NEWS-->
      <text:h text:style-name="P10" text:outline-level="1">
<text:span text:style-name="T4">
Charity exhibition of paintings and military trophies "On the verge of life" starts in Krakow</text:span>
</text:h>
      <text:p text:style-name="P4">
Author: ['АРМІЯINFORM']</text:p>
      <text:p text:style-name="P4">
Time: 2023-05-08T40:00:00-04:00</text:p>
      <text:p text:style-name="P4">
Description: Krakowi has 10-11 injections in the Potzi Potzky worships of a benevolence Vistavka Tu Auctzion PID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ystavka.jpg" text:style-name="Internet_20_link" text:visited-style-name="Visited_20_Internet_20_Link">
vystavka.jpg</text:a>
']</text:p>
      <text:p text:style-name="P4">
Tags: ['БЛАГОДІЙНІСТЬ', 'ВИСТАВКИ', 'ВІЙСЬКОВІ ТРОФЕЇ', 'КАРТИНИ', 'КРАКОВ', 'МИСТЕЦТВО', 'ПОЛЬЩА']</text:p>
      <text:p text:style-name="P4">
Category: News</text:p>
      <!--METADATA-->
      <text:p text:style-name="P4">
<draw:frame draw:style-name="fr1" draw:name="Image7" text:anchor-type="as-char" svg:width="6.9236in" svg:height="3.894525in" draw:z-index="0">
<draw:image xlink:href="../Images/AРМІЯINFORM/2023-05-08T40-00-00-04-00/vystavka.jpg" xlink:type="simple" xlink:show="embed" xlink:actuate="onLoad" draw:mime-type="image/jpeg"/>
</draw:frame>
In Krakow on May 10-11, a charity exhibition will be held at the Potocki Palace of the Potocki, called "On the Border of Life".</text:p>
      <text:p text:style-name="P4">
The exhibition will feature paintings by Ukrainian artist Yulia Angeluk Ivian trophies from different parts of Ukraine.</text:p>
      <text:p text:style-name="P4">
About it <text:a xlink:type="simple" xlink:href="https://www.facebook.com/events/907391523890030/" text:style-name="Internet_20_link" text:visited-style-name="Visited_20_Internet_20_Link">
report</text:a>
The organizers of the exhibition, as they say, want to "show Ukrainian today, as well as raise funds for supporting the military."</text:p>
      <text:p text:style-name="P4">
According to the organizers, the exhibition in an atypical way demonstrates the reality of the vicious living Ukrainians, comparing paintings and military trophies, art with brushes and the art of owning weapons.</text:p>
      <text:p text:style-name="P4">
Not only paintings, but also almost all military, except large exhibits under glass, will be purchased at the exhibition. Some of these items organized from the Charitable Foundation "To Dream", which has already conducted several exhibitions in Vykiyev, in particular in the Ministry of Defense of Ukraine. Among the subject exhibition will be: sleeves, clothing, helmets, chevrons, weapons, first aid kits, bulletproof vests, propaganda literature. Trophies will have QR codes. With their help, anyone will be able to read the story of this exhibit in three languages(Polish, English and Ukrainian).</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 Gallery of Modern Art Bunkier Sztuki, Communication Media Center at the Embassy of Ukraine, Charity Foundation "Thankful".</text:p>
      <text:p text:style-name="P4">
News Source: <text:a xlink:type="simple" xlink:href="https://armyinform.com.ua/2023/05/08/blagodijna-vystavka-na-mezhi-zhyttya/" text:style-name="Internet_20_link" text:visited-style-name="Visited_20_Internet_20_Link">
https://armyinform.com.ua/2023/05/08/blagodijna-vystavka-na-mezhi-zhyttya/</text:a>
</text:p>
      <!--NEWS-->
      <text:h text:style-name="P10" text:outline-level="1">
<text:span text:style-name="T4">
Ukrainian electronic signatures and seals on digital documents can be checked in EU member states</text:span>
</text:h>
      <text:p text:style-name="P4">
Author: ['АРМІЯINFORM']</text:p>
      <text:p text:style-name="P4">
Time: 2023-05-08T41:00:00-04:00</text:p>
      <text:p text:style-name="P4">
Description: Єvropeiska Komіsіya published the Peresan Peresan, Yaki have taken to the list TC Ades Lotl. VI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ukrayina-yes.jpg" text:style-name="Internet_20_link" text:visited-style-name="Visited_20_Internet_20_Link">
ukrayina-yes.jpg</text:a>
']</text:p>
      <text:p text:style-name="P4">
Tags: ['МІНІСТЕРСТВА ЦИФРОВОЇ ТРАНСФОРМАЦІЇ УКРАЇНИ']</text:p>
      <text:p text:style-name="P4">
Category: News</text:p>
      <!--METADATA-->
      <text:p text:style-name="P4">
<draw:frame draw:style-name="fr1" draw:name="Image8" text:anchor-type="as-char" svg:width="6.9236in" svg:height="4.15416in" draw:z-index="0">
<draw:image xlink:href="../Images/AРМІЯINFORM/2023-05-08T41-00-00-04-00/ukrayina-yes.jpg" xlink:type="simple" xlink:show="embed" xlink:actuate="onLoad" draw:mime-type="image/jpeg"/>
</draw:frame>
European Commission <text:a xlink:type="simple" xlink:href="https://eidas.ec.europa.eu/efda/tl-browser/#/screen/tc-tl" text:style-name="Internet_20_link" text:visited-style-name="Visited_20_Internet_20_Link">
Published</text:a>
List of countries that are included in the TC Ades Lotl list. He will provide information on electronic signatures and seals of non -members of the European Union, which allows them to be checked in EU countries. Ukraine has become the first country that has reached this list.</text:p>
      <text:p text:style-name="P4">
This is stated in <text:a xlink:type="simple" xlink:href="https://thedigital.gov.ua/news/vazhliviy-krok-do-tsifrovogo-bezvizu-ukrainski-elektronni-pidpisi-ta-pechatki-na-tsifrovikh-dokumentakh-mozhut-pereviryati-v-derzhavakh-chlenakh-es" text:style-name="Internet_20_link" text:visited-style-name="Visited_20_Internet_20_Link">
message</text:a>
Ministries of Digital Transformation of Ukraine.</text:p>
      <text:p text:style-name="P4">
“Ukrainian electronic signatures and seals on digital documents will be able to check with the help of EU infrastructure. This opens up opportunities for Ukrainian refugees in the EU and Ukrainian business that wants to use the electronic form of contracts and other documents. The European countries will now accept electronic statements and documents signed by means of the EU.</text:p>
      <text:p text:style-name="P4">
Using TC Ades Lotl, software in EU countries can check the signatures and seals on digital documents and confirm their reality. As a result of successful verification, the user will hold the message "ADES" or "ADES seal". It is believed that such electronic signatures have legal force and meet the requirements of long -term electronic signatures or seals, ”the Ministry of Defense reports.</text:p>
      <text:p text:style-name="P4">
The Ministry of Digital Transformation states that it is an important step in a long recognition of qualified trust services, which will be after the international agreement will take place. The day before, the European Commission conducted a technical valuation of the legal and technical component of Ukrainian electronic signatures and confirmed that the Ukrainian infrastructure meets all EU requirements in order to be part of the EU trust list.</text:p>
      <text:p text:style-name="P4">
The European Commission also acknowledged that [Action.(https://thedigital.gov.ua/news/vazhliviy-krok-do-tsifrovogo-bezvizu-doluchaytesya-do-beta-testu-diyapidpisu-yakiy-vidpovidae-vimogam-es)The European Union Eidas regulations and it can sign documents or contracts that are valid in Ukraine and EU countries.</text:p>
      <text:p text:style-name="P4">
For its part, Ukraine has already recognized the qualified trust of the EU. It is the giving of EU citizens to use their national qualifying for electronic signatures or seals in Ukraine or during keeping business with companies in Ukraine.</text:p>
      <text:p text:style-name="P4">
News Source: <text:a xlink:type="simple" xlink:href="https://armyinform.com.ua/2023/05/08/ukrayinski-elektronni-pidpysy-ta-pechatky-na-czyfrovyh-dokumentah-mozhut-pereviryaty-v-derzhavah-chlenah-yes/" text:style-name="Internet_20_link" text:visited-style-name="Visited_20_Internet_20_Link">
https://armyinform.com.ua/2023/05/08/ukrayinski-elektronni-pidpysy-ta-pechatky-na-czyfrovyh-dokumentah-mozhut-pereviryaty-v-derzhavah-chlenah-yes/</text:a>
</text:p>
      <!--NEWS-->
      <text:h text:style-name="P10" text:outline-level="1">
<text:span text:style-name="T4">
We will start our counter -offensive. And when it happens, Russia will be in a panic - Vladimir Gavrilov</text:span>
</text:h>
      <text:p text:style-name="P4">
Author: ['АРМІЯINFORM']</text:p>
      <text:p text:style-name="P4">
Time: 2023-05-08T42:00:00-04:00</text:p>
      <text:p text:style-name="P4">
Description: If the defense of Ukrainian defended the Counternastupal Operation, Rosiyan is great at Rosiyan ... the war with Ukraine 2022, the war with Ukraine is the latest news today, the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s2a6396-scaled.jpg" text:style-name="Internet_20_link" text:visited-style-name="Visited_20_Internet_20_Link">
fs2a6396-scaled.jpg</text:a>
']</text:p>
      <text:p text:style-name="P4">
Tags: ['ВОЛОДИМИР ГАВРИЛОВ', 'ЗАСТУПНИК МІНІСТРА ОБОРОНИ УКРАЇНИ', 'ІНТЕРВ’Ю', 'КОНТРНАСТУП']</text:p>
      <text:p text:style-name="P4">
Category: News</text:p>
      <!--METADATA-->
      <text:p text:style-name="P4">
<draw:frame draw:style-name="fr1" draw:name="Image9" text:anchor-type="as-char" svg:width="6.9236in" svg:height="4.614606in" draw:z-index="0">
<draw:image xlink:href="../Images/AРМІЯINFORM/2023-05-08T42-00-00-04-00/fs2a6396-scaled.jpg" xlink:type="simple" xlink:show="embed" xlink:actuate="onLoad" draw:mime-type="image/jpeg"/>
</draw:frame>
Volodymyr Gavrilov, Deputy Minister of Defense of Ukraine</text:p>
      <text:p text:style-name="P4">
<text:span text:style-name="T4">
 When Ukraine's defense forces begin a counter -offensive operation, a big panic will appear in the Russian because of the false view of reality shown by their propaganda. </text:span>
</text:p>
      <text:p text:style-name="P4">
This was stated by Deputy Minister of Defense of Ukraine Volodymyr Gavrilov in <text:a xlink:type="simple" xlink:href="https://www.independent.co.uk/news/world/europe/ukraine-war-counterattack-russia-putin-bakhmut-b2332396.html" text:style-name="Internet_20_link" text:visited-style-name="Visited_20_Internet_20_Link">
interview</text:a>
The Independent.</text:p>
      <text:p text:style-name="P4">
“We will start our counter -offensive. When and where - it doesn't matter now. And when Cestant, Russia will be in a panic, you will see a lot of panic. They are still unclear that their propaganda shows a false picture of what is released on the ground. This war is won on land, not on screen -based, not on the Internet, ”the Deputy Minister of Defense said.</text:p>
      <text:p text:style-name="P4">
Volodymyr Gavrilov added that the Kremlin hid the true scale of the loss of Russia in Ukraine from its own people, but it will no longer be able to do so when Ukraine is apt to win their territories, and these losses will increase even more.</text:p>
      <text:p text:style-name="P4">
"You cannot deceive your people for many years ... Especially if they do see the difference in the ground, they begin to see killed and wounded, they see families who have lost their men, their homes. You cannot get the death of your son, husband or brother, ”Vladimirgavrilov said.</text:p>
      <text:p text:style-name="P4">
He also expressed the opinion that he would not be surprised if, perhaps on a month or next month, the world will see something that will contribute to the immediate drill of the Russian strategy, its troops or its economy.</text:p>
      <text:p text:style-name="P4">
"Bakhmut demonstrated not only to us in Ukraine, but also an enemy that for Russian a military decision in this war, even worse, that at the end of this war, Russia is waiting for a military catastrophe, and we will see it soon," - the addctor of the Minister of Defense of Ukraine.</text:p>
      <text:p text:style-name="P4">
News Source: <text:a xlink:type="simple" xlink:href="https://armyinform.com.ua/2023/05/08/my-pochnemo-nash-kontrnastup-volodymyr-gavrylov/" text:style-name="Internet_20_link" text:visited-style-name="Visited_20_Internet_20_Link">
https://armyinform.com.ua/2023/05/08/my-pochnemo-nash-kontrnastup-volodymyr-gavrylov/</text:a>
</text:p>
      <!--NEWS-->
      <text:h text:style-name="P10" text:outline-level="1">
<text:span text:style-name="T4">
The marathon "Unbreakable Bucha: with Ukraine in the heart" took place in the Kyiv region</text:span>
</text:h>
      <text:p text:style-name="P4">
Author: ['АРМІЯINFORM']</text:p>
      <text:p text:style-name="P4">
Time: 2023-05-08T43:00:00-04:00</text:p>
      <text:p text:style-name="P4">
Description: Bucha’s sports Bucha showed its strength that winding on the Marathon “Non -Zalam is Bucha: W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ucha-golovna.jpg" text:style-name="Internet_20_link" text:visited-style-name="Visited_20_Internet_20_Link">
bucha-golovna.jpg</text:a>
', '<text:a xlink:type="simple" xlink:href="https://armyinform.com.ua/wp-content/uploads/2023/05/200-150x150.jpg" text:style-name="Internet_20_link" text:visited-style-name="Visited_20_Internet_20_Link">
200-150x150.jpg</text:a>
', '<text:a xlink:type="simple" xlink:href="https://armyinform.com.ua/wp-content/uploads/2023/05/199-150x150.jpg" text:style-name="Internet_20_link" text:visited-style-name="Visited_20_Internet_20_Link">
199-150x150.jpg</text:a>
', '<text:a xlink:type="simple" xlink:href="https://armyinform.com.ua/wp-content/uploads/2023/05/201-150x150.jpg" text:style-name="Internet_20_link" text:visited-style-name="Visited_20_Internet_20_Link">
201-150x150.jpg</text:a>
', '<text:a xlink:type="simple" xlink:href="https://armyinform.com.ua/wp-content/uploads/2023/05/202-150x150.jpg" text:style-name="Internet_20_link" text:visited-style-name="Visited_20_Internet_20_Link">
202-150x150.jpg</text:a>
', '<text:a xlink:type="simple" xlink:href="https://armyinform.com.ua/wp-content/uploads/2023/05/203-150x150.jpg" text:style-name="Internet_20_link" text:visited-style-name="Visited_20_Internet_20_Link">
203-150x150.jpg</text:a>
']</text:p>
      <text:p text:style-name="P4">
Tags: ['БУЧА', 'КИЇВЩИНА', 'МАРАФОН', 'МІСТО-ГЕРОЙ', 'СПОРТСМЕНИ']</text:p>
      <text:p text:style-name="P4">
Category: News</text:p>
      <!--METADATA-->
      <text:p text:style-name="P4">
<draw:frame draw:style-name="fr1" draw:name="Image10" text:anchor-type="as-char" svg:width="6.9236in" svg:height="4.613823in" draw:z-index="0">
<draw:image xlink:href="../Images/AРМІЯINFORM/2023-05-08T43-00-00-04-00/bucha-golovna.jpg" xlink:type="simple" xlink:show="embed" xlink:actuate="onLoad" draw:mime-type="image/jpeg"/>
</draw:frame>
Photo: Anatolii Fedoryuk - Mayor of Buccha / Facebook.com</text:p>
      <text:p text:style-name="P4">
Sports Bucha demonstrated her strength and endurance on the marathon "Unbreakable Bucha: with Ukraine in the heart". It is the largest sports event since community release.</text:p>
      <text:p text:style-name="P4">
About it <text:a xlink:type="simple" xlink:href="https://www.facebook.com/buchagolova/posts/pfbid0RE2UCJBqjH2YWRVY43rcB8AiyNyVVqWHhsLNfey9yAwJQGWGsUZK6AcJ4k9QfFXyl" text:style-name="Internet_20_link" text:visited-style-name="Visited_20_Internet_20_Link">
reported</text:a>
Anatoly Fedoruk Mayor.</text:p>
      <text:p text:style-name="P4">
The race started from the Buchan City Park and gathered 750 participants from all over Ukraine, who competed at 5 and 10 kilometers, as well as in the 5-kilometer Scandinavian course.</text:p>
      <text:p text:style-name="P4">
<text:a xlink:type="simple" xlink:href="https://armyinform.com.ua/wp-content/uploads/2023/05/200.jpg" text:style-name="Internet_20_link" text:visited-style-name="Visited_20_Internet_20_Link">
!(Images/AРМІЯINFORM/2023-05-08T43-00-00-04-00/200-150x150.jpg)</text:a>
</text:p>
      <text:p text:style-name="P4">
<text:a xlink:type="simple" xlink:href="https://armyinform.com.ua/wp-content/uploads/2023/05/199.jpg" text:style-name="Internet_20_link" text:visited-style-name="Visited_20_Internet_20_Link">
<draw:frame draw:style-name="fr1" draw:name="Image11" text:anchor-type="as-char" svg:width="6.9236in" svg:height="6.9236in" draw:z-index="0">
<draw:image xlink:href="../Images/AРМІЯINFORM/2023-05-08T43-00-00-04-00/199-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12" text:anchor-type="as-char" svg:width="6.9236in" svg:height="6.9236in" draw:z-index="0">
<draw:image xlink:href="../Images/AРМІЯINFORM/2023-05-08T43-00-00-04-00/201-150x150.jpg" xlink:type="simple" xlink:show="embed" xlink:actuate="onLoad" draw:mime-type="image/jpeg"/>
</draw:frame>
</text:a>
</text:p>
      <text:p text:style-name="P4">
<text:a xlink:type="simple" xlink:href="https://armyinform.com.ua/wp-content/uploads/2023/05/202.jpg" text:style-name="Internet_20_link" text:visited-style-name="Visited_20_Internet_20_Link">
<draw:frame draw:style-name="fr1" draw:name="Image13" text:anchor-type="as-char" svg:width="6.9236in" svg:height="6.9236in" draw:z-index="0">
<draw:image xlink:href="../Images/AРМІЯINFORM/2023-05-08T43-00-00-04-00/202-150x150.jpg" xlink:type="simple" xlink:show="embed" xlink:actuate="onLoad" draw:mime-type="image/jpeg"/>
</draw:frame>
</text:a>
</text:p>
      <text:p text:style-name="P4">
<text:a xlink:type="simple" xlink:href="https://armyinform.com.ua/wp-content/uploads/2023/05/203.jpg" text:style-name="Internet_20_link" text:visited-style-name="Visited_20_Internet_20_Link">
<draw:frame draw:style-name="fr1" draw:name="Image14" text:anchor-type="as-char" svg:width="6.9236in" svg:height="6.9236in" draw:z-index="0">
<draw:image xlink:href="../Images/AРМІЯINFORM/2023-05-08T43-00-00-04-00/203-150x150.jpg" xlink:type="simple" xlink:show="embed" xlink:actuate="onLoad" draw:mime-type="image/jpeg"/>
</draw:frame>
</text:a>
“This marathon is not just a sports event, but also a symbol of the city's revival. Thank the participants and everyone who joined the event. We are proud of our community and its achievements!” - said Anatoly Fedoruk.</text:p>
      <text:p text:style-name="P4">
News Source: <text:a xlink:type="simple" xlink:href="https://armyinform.com.ua/2023/05/08/na-kyyivshhyni-vidbuvsya-marafon-nezlamna-bucha-z-ukrayinoyu-v-serczi/" text:style-name="Internet_20_link" text:visited-style-name="Visited_20_Internet_20_Link">
https://armyinform.com.ua/2023/05/08/na-kyyivshhyni-vidbuvsya-marafon-nezlamna-bucha-z-ukrayinoyu-v-serczi/</text:a>
</text:p>
      <!--NEWS-->
      <text:h text:style-name="P10" text:outline-level="1">
<text:span text:style-name="T4">
There are several hundred women servicemen in the Russian captivity-coordination headquarters</text:span>
</text:h>
      <text:p text:style-name="P4">
Author: ['АРМІЯINFORM']</text:p>
      <text:p text:style-name="P4">
Time: 2023-05-08T44:00:00-04:00</text:p>
      <text:p text:style-name="P4">
Description: About the PID Hour Briffin, the representatives of the Coordinatial Headquarters of the Pivanni were gone ... The war with Ukraine 2022, the war with Ukraine is the latest news today, the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28.jpg" text:style-name="Internet_20_link" text:visited-style-name="Visited_20_Internet_20_Link">
3-28.jpg</text:a>
']</text:p>
      <text:p text:style-name="P4">
Tags: ['STOPRUSSIA', 'АГРЕСІЯ РФ', 'ВІЙСЬКОВОПОЛОНЕНІ', 'ВТОРГНЕННЯ РФ', 'ЖІНКИ-ВІЙСЬКОВОСЛУЖБОВЦІ', 'КООРДИНАЦІЙНИЙ ШТАБ З ПИТАНЬ ПОВОДЖЕННЯ З ВІЙСЬКОВОПОЛОНЕНИМИ']</text:p>
      <text:p text:style-name="P4">
Category: News</text:p>
      <!--METADATA-->
      <text:p text:style-name="P4">
<draw:frame draw:style-name="fr1" draw:name="Image15" text:anchor-type="as-char" svg:width="6.9236in" svg:height="4.615733in" draw:z-index="0">
<draw:image xlink:href="../Images/AРМІЯINFORM/2023-05-08T44-00-00-04-00/3-28.jpg" xlink:type="simple" xlink:show="embed" xlink:actuate="onLoad" draw:mime-type="image/jpeg"/>
</draw:frame>
Photo: Eugene, Armyinform</text:p>
      <text:p text:style-name="P4">
About it during <text:a xlink:type="simple" xlink:href="https://armyinform.com.ua/2023/05/06/u-koordynaczijnomu-shtabi-predstavyly-blagodijnu-inicziatyvu-malenki-serczya-micznishi-za-stal/" text:style-name="Internet_20_link" text:visited-style-name="Visited_20_Internet_20_Link">
briefing</text:a>
Bogdan Okhrimenko and Victoria Tsymbalyuk reported by representatives of the coordination headquarters on the management of the maintenance headquarters.</text:p>
      <text:p text:style-name="P4">
"There are several hundred Ukrainian women-military women in hostile casemates. Coordinating headquarters and all state authorities work in order to get their return more quickly," Bogdan Okhrimenko said.</text:p>
      <text:p text:style-name="P4">
In turn, Victoria Tsymbalyuk added that Ukraine, for its part, adheres to the Noorm of the Geneva Convention, which provides for non-holding in captivity of women-military women, and also requires this from the Russian Federation.</text:p>
      <text:p text:style-name="P4">
“Ukraine adheres to the Geneva Convention. Russian military women who were captured were repatriated. We also demand this from the Russian page: to return women-women without conditions and exchanges, ”she said.</text:p>
      <text:p text:style-name="P4">
According to a representative of the coordination headquarters, unlike women-military women, the exact number of civilian Ukrainian women in the Russian Federation is unknown. At the same time, the authorities are working to find out and reconcile them home. More than 300 Ukrainian children are considered to be an intermediate result at the coordination headquarters.</text:p>
      <text:p text:style-name="P4">
News Source: <text:a xlink:type="simple" xlink:href="https://armyinform.com.ua/2023/05/08/dekilka-soten-zhinok-vijskovyh-koordynaczijnyj-shtab/" text:style-name="Internet_20_link" text:visited-style-name="Visited_20_Internet_20_Link">
https://armyinform.com.ua/2023/05/08/dekilka-soten-zhinok-vijskovyh-koordynaczijnyj-shtab/</text:a>
</text:p>
      <!--NEWS-->
      <text:h text:style-name="P10" text:outline-level="1">
<text:span text:style-name="T4">
Our aircraft during the day struck eight blows on the enemy</text:span>
</text:h>
      <text:p text:style-name="P4">
Author: ['АРМІЯINFORM']</text:p>
      <text:p text:style-name="P4">
Time: 2023-05-08T45: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16" text:anchor-type="as-char" svg:width="6.9236in" svg:height="4.658699in" draw:z-index="0">
<draw:image xlink:href="../Images/AРМІЯINFORM/2023-05-08T45-00-00-04-00/avicziya_udar-e1680493056934.jpg" xlink:type="simple" xlink:show="embed" xlink:actuate="onLoad" draw:mime-type="image/jpeg"/>
</draw:frame>
Illustrative Photo <text:span text:style-name="T4">
 🔥 Situation on Russian invasion </text:span>
</text:p>
      <text:p text:style-name="P4">
The aircraft forces of defense over the past 24 hours has struck 8 strokes in the areas of concentration of the personal staff and military equipment of the enemy, as well as a blow to the hostile-aircraft missile complex.</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Also, our defenders destroyed 2 shock and 6 enemy reconnaissance UAVs," the message reads.</text:p>
      <text:p text:style-name="P4">
The General Staff of the Armed Forces of Ukraine states that information on the loss of the enemy is constantly consistent.</text:p>
      <text:p text:style-name="P4">
News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Divisions</text:span>
</text:h>
      <text:p text:style-name="P4">
Author: ['АРМІЯINFORM']</text:p>
      <text:p text:style-name="P4">
Time: 2023-05-08T46:00:00-04:00</text:p>
      <text:p text:style-name="P4">
Description: About the operational INformation General Staff of the Zbroany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ОПЕРАТИВНА ІНФОРМАЦІЯ']</text:p>
      <text:p text:style-name="P4">
Category: News</text:p>
      <!--METADATA-->
      <text:p text:style-name="P4">
<draw:frame draw:style-name="fr1" draw:name="Image17" text:anchor-type="as-char" svg:width="6.9236in" svg:height="3.80798in" draw:z-index="0">
<draw:image xlink:href="../Images/AРМІЯINFORM/2023-05-08T46-00-00-04-00/raketni-vijska-ta-artyleriya-nazemnyh-ugrupovan-vijsk.jpg" xlink:type="simple" xlink:show="embed" xlink:actuate="onLoad" draw:mime-type="image/jpeg"/>
</draw:frame>
Illustrative Photo <text:span text:style-name="T4">
 🔥 The situation of the Russian invasion </text:span>
</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Units of rocket troops and artillery struck 2 management points, 2 areas of armament and military equipment of the invaders, as well as 3 warehouses of the enemy," - said in the message.</text:p>
      <text:p text:style-name="P4">
News Source: <text:a xlink:type="simple" xlink:href="https://armyinform.com.ua/2023/05/08/pidrozdily-raketnyh-vijsk-i-artyleriyi-syl-oborony-urazyly-dva-punkty-upravlinnya/" text:style-name="Internet_20_link" text:visited-style-name="Visited_20_Internet_20_Link">
https://armyinform.com.ua/2023/05/08/pidrozdily-raketnyh-vijsk-i-artyleriyi-syl-oborony-urazyly-dva-punkty-upravlinnya/</text:a>
</text:p>
      <!--NEWS-->
      <text:h text:style-name="P10" text:outline-level="1">
<text:span text:style-name="T4">
The invaders carry out the "evacuation" of the residents of the temporarily occupied Tokmak</text:span>
</text:h>
      <text:p text:style-name="P4">
Author: ['АРМІЯINFORM']</text:p>
      <text:p text:style-name="P4">
Time: 2023-05-08T47:00:00-04:00</text:p>
      <text:p text:style-name="P4">
Description: About the operational INformation General Staff of the Zbroany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8" text:anchor-type="as-char" svg:width="6.9236in" svg:height="4.33302in" draw:z-index="0">
<draw:image xlink:href="../Images/AРМІЯINFORM/2023-05-08T47-00-00-04-00/okupanty-strilby.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2xN9BYo6Tg37idsWr7TVeUCeQNVeME6scYxiCTKCQY2yDZRWftX8VzmiLTBLneUjsl" text:style-name="Internet_20_link" text:visited-style-name="Visited_20_Internet_20_Link">
it is referred</text:a>
In the operational information of the General Staff of the Armed Forces of Ukraine.</text:p>
      <text:p text:style-name="P4">
“The Russian invaders carry out the so -called evacuation of locals from the temporarily corresponding Tokmak of Zaporizhzhya region in the direction of the settlement of Picture. Representatives of the so -called local "power", collaborators, children, teachers and educators are subject to this procedure. At the same time, the parents of children will threaten to enroll the school year in case of refusal to "evacuate" the child. " - said report.</text:p>
      <text:p text:style-name="P4">
The gas stations have queues for fuel, and all drivers have been informed that new fuel wives are not planned.</text:p>
      <text:p text:style-name="P4">
The General Staff report states that in the settlement of Veszlesaposhi region, the local police department of the enemy was closed and does not function. On the eve, the destruction of the documentation of this institution was observed.</text:p>
      <text:p text:style-name="P4">
News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Eliminated all the "chess" of the enemy: the General Staff told about the consequences of Russian rocket and aviation strikes</text:span>
</text:h>
      <text:p text:style-name="P4">
Author: ['АРМІЯINFORM']</text:p>
      <text:p text:style-name="P4">
Time: 2023-05-08T48:00:00-04:00</text:p>
      <text:p text:style-name="P4">
Description: At NICH at the 8th traveler Vorog Znova, having attacked Ukrainian thefter, which stacked the іiranskі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zelenskyj-shahed.jpg" text:style-name="Internet_20_link" text:visited-style-name="Visited_20_Internet_20_Link">
zelenskyj-shahed.jpg</text:a>
']</text:p>
      <text:p text:style-name="P4">
Tags: ['SHAHED', 'STOPRUSSIA', 'АГРЕСІЯ РФ', 'ВТОРГНЕННЯ РФ', 'ГШ ЗСУ', 'ОПЕРАТИВНА ІНФОРМАЦІЯ', 'РАКЕТНІ УДАРИ', 'РАНКОВЕ ЗВЕДЕННЯ']</text:p>
      <text:p text:style-name="P4">
Category: News</text:p>
      <!--METADATA-->
      <text:p text:style-name="P4">
<draw:frame draw:style-name="fr1" draw:name="Image19" text:anchor-type="as-char" svg:width="6.9236in" svg:height="4.617948in" draw:z-index="0">
<draw:image xlink:href="../Images/AРМІЯINFORM/2023-05-08T48-00-00-04-00/zelenskyj-shahed.jpg" xlink:type="simple" xlink:show="embed" xlink:actuate="onLoad" draw:mime-type="image/jpeg"/>
</draw:frame>
President of Ukraine Volodymyr Zelensky, along with the whipped drone-Kamikadze, end of October 2022. Photo: President.gov.ua <text:span text:style-name="T4">
 🔥 Situation on Russian Completion </text:span>
</text:p>
      <text:p text:style-name="P4">
<text:span text:style-name="T4">
 On the night of May 8, the enemy again attacked the territory of Ukraine, used Shirah shock UAVS Shahd - 35 out of 35 drones were destroyed by our protectors. </text:span>
 **</text:p>
      <text:p text:style-name="P4">
About it <text:a xlink:type="simple" xlink:href="https://www.facebook.com/GeneralStaff.ua/posts/pfbid02xN9BYo6Tg37idsWr7TVeUCeQNVeME6scYxiCTKCQY2yDZRWftX8VzmiLTBLneUjsl" text:style-name="Internet_20_link" text:visited-style-name="Visited_20_Internet_20_Link">
reports</text:a>
General Staff of the Armed Forces of Ukraine.</text:p>
      <text:p text:style-name="P4">
"Continuing the tactics of terror, last day, the Russian Federation struck 16 -row strokes, including in the cities of Kharkiv, Kherson, Mykolaiv Taodesse regions," - also said in the message.</text:p>
      <text:p text:style-name="P4">
In addition, according to the General Staff of the Armed Forces, 61 aircraft strike and 52 -war shelling from jet fire systems at the positions of our military settlements were recorded.</text:p>
      <text:p text:style-name="P4">
"Unfortunately, there are killed and injured in the civilian population, a large -scale house, private homes and other civilian infrastructure," - reports the Ministry of Internal Affairs of Ukraine.</text:p>
      <text:p text:style-name="P4">
The military warns that the likelihood of further Russian rocket launchers throughout Ukraine remains high.</text:p>
      <text:p text:style-name="P4">
News Source: <text:a xlink:type="simple" xlink:href="https://armyinform.com.ua/2023/05/08/likviduvaly-vsi-shahedy-voroga-genshtab/" text:style-name="Internet_20_link" text:visited-style-name="Visited_20_Internet_20_Link">
https://armyinform.com.ua/2023/05/08/likviduvaly-vsi-shahedy-voroga-genshtab/</text:a>
</text:p>
      <!--NEWS-->
      <text:h text:style-name="P10" text:outline-level="1">
<text:span text:style-name="T4">
55 invaders' attacks are reflected on the Eastern Front: heavy battles continue for Bakhmut and Marinka</text:span>
</text:h>
      <text:p text:style-name="P4">
Author: ['АРМІЯINFORM']</text:p>
      <text:p text:style-name="P4">
Time: 2023-05-08T49: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tanky.jpg" text:style-name="Internet_20_link" text:visited-style-name="Visited_20_Internet_20_Link">
tanky.jpg</text:a>
']</text:p>
      <text:p text:style-name="P4">
Tags: ['STOPRUSSIA', 'АГРЕСІЯ РФ', 'БАХМУТ', 'ВІЙНА', 'ВТОРГНЕННЯ РФ', 'ГШ ЗСУ', 'МАР’ЇНКА', 'ОПЕРАТИВНА ІНФОРМАЦІЯ', 'РАНКОВЕ ЗВЕДЕННЯ', 'ХРОНІКА ОБОРОНИ']</text:p>
      <text:p text:style-name="P4">
Category: News</text:p>
      <!--METADATA-->
      <text:p text:style-name="P4">
<draw:frame draw:style-name="fr1" draw:name="Image20" text:anchor-type="as-char" svg:width="6.9236in" svg:height="4.611463in" draw:z-index="0">
<draw:image xlink:href="../Images/AРМІЯINFORM/2023-05-08T49-00-00-04-00/tanky.jpg" xlink:type="simple" xlink:show="embed" xlink:actuate="onLoad" draw:mime-type="image/jpeg"/>
</draw:frame>
Tanks of a motor infantry Mariupol brigade. Illustrative Photo <text:span text:style-name="T4">
 🔥 Situation of the Russian invasion </text:span>
</text:p>
      <text:p text:style-name="P4">
The enemy concentrates major efforts on Liman, Bakhmut, Avdiiv and Mariinsky. There are heavy battles for Bakhmut Tamarinka. In total, 55 attacks of the enemy of the enemy were reflected during the last day.</text:p>
      <text:p text:style-name="P4">
About it <text:a xlink:type="simple" xlink:href="https://www.facebook.com/GeneralStaff.ua/posts/pfbid02xN9BYo6Tg37idsWr7TVeUCeQNVeME6scYxiCTKCQY2yDZRWftX8VzmiLTBLneUjsl" text:style-name="Internet_20_link" text:visited-style-name="Visited_20_Internet_20_Link">
reports</text:a>
General Staff of the Armed Forces of Ukraine.</text:p>
      <text:p text:style-name="P4">
According to the prompt information of the General Staff of the Armed Forces, the offensive actions of the enemy in the Liman and the Avdeevsky directions were not successful. The Bakhmut and Marinsky Defense Forces restrain and reflect numerous enemy attacks.</text:p>
      <text:p text:style-name="P4">
“In the Bakhmut direction, the enemy continues to take offensive actions. Bakhmut boys continue, the invaders fired at the city by ignition and phosphorus. During the day, the enemy conducted unsuccessful offensive actions of the settlements of chrome, Ivanovske, ravines and knocks. Introductory blows, ”the message reads.</text:p>
      <text:p text:style-name="P4">
The military reports that he did not carry out the Kupyansk and minerals of the Kupyansk and mineralized actions, caused aviation and artillery.</text:p>
      <text:p text:style-name="P4">
“In the Volyn and Polissya directions of the signs of formation of offensive groups of the enemy were not revealed. In the Siversky and Slobozhansky directions, the worker retains military presence in border areas with Ukraine. Nazapozhya and Kherson directions - continues defensive actions, ” - reports the General Staff of the Armed Forces of Ukraine.</text:p>
      <text:p text:style-name="P4">
News Source: <text:a xlink:type="simple" xlink:href="https://armyinform.com.ua/2023/05/08/na-shidnomu-fronti-vidbyto-55-atak-okupantiv-vazhki-boyi-tryvayut-za-bahmut-i-maryinku/" text:style-name="Internet_20_link" text:visited-style-name="Visited_20_Internet_20_Link">
https://armyinform.com.ua/2023/05/08/na-shidnomu-fronti-vidbyto-55-atak-okupantiv-vazhki-boyi-tryvayut-za-bahmut-i-maryinku/</text:a>
</text:p>
      <!--NEWS-->
      <text:h text:style-name="P10" text:outline-level="1">
<text:span text:style-name="T4">
The large -scale invasion of Russia into Ukraine united by NATO - Josep Borrel</text:span>
</text:h>
      <text:p text:style-name="P4">
Author: ['АРМІЯINFORM']</text:p>
      <text:p text:style-name="P4">
Time: 2023-05-08T50:00:00-04:00</text:p>
      <text:p text:style-name="P4">
Description: About the Tsenok representation of the Evropysky Union with the Navigannas Polivik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hozep-borrel.jpg" text:style-name="Internet_20_link" text:visited-style-name="Visited_20_Internet_20_Link">
zhozep-borrel.jpg</text:a>
']</text:p>
      <text:p text:style-name="P4">
Tags: ['ЄВРОПЕЙСЬКИЙ СОЮЗ', 'ЖОЗЕП БОРРЕЛЬ', 'НАТО']</text:p>
      <text:p text:style-name="P4">
Category: News</text:p>
      <!--METADATA-->
      <text:p text:style-name="P4">
<draw:frame draw:style-name="fr1" draw:name="Image21" text:anchor-type="as-char" svg:width="6.9236in" svg:height="4.612615in" draw:z-index="0">
<draw:image xlink:href="../Images/AРМІЯINFORM/2023-05-08T50-00-00-04-00/zhozep-borrel.jpg" xlink:type="simple" xlink:show="embed" xlink:actuate="onLoad" draw:mime-type="image/jpeg"/>
</draw:frame>
Josep Borrel</text:p>
      <text:p text:style-name="P4">
This was a high representative of the European Union on Foreign Affairs of the Higulic of Safety of Josep Borrel <text:a xlink:type="simple" xlink:href="https://www.eeas.europa.eu/eeas/meeting-expectations-fragmenting-world_en" text:style-name="Internet_20_link" text:visited-style-name="Visited_20_Internet_20_Link">
stated</text:a>
in your blog post.</text:p>
      <text:p text:style-name="P4">
“It impresses how much Russia's war against Ukraine has brought more unity and even the revival of the Transatlantic Alliance. War(Russia - ed.)Ukraine has explained that it is common between the United States, Canada and Europeans, ”Josepborrel wrote.</text:p>
      <text:p text:style-name="P4">
He noted that in addition to the help of Ukraine, there were also a general sense of renewal, purpose and willingness to pay the price for compliance with the principles of the international rule of law, freedom and democracy.</text:p>
      <text:p text:style-name="P4">
Josep Borrel noted that despite political differences, the Alliance moves together in strategic reports.</text:p>
      <text:p text:style-name="P4">
“Of course, as always, political differences remain. Take a protective aspects of inflation reduction or our disputes over hundreds or different approaches to combating climate change(Subsidies when pricing for carbon).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News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Dozens of Dronov-Kamikadze At night attacked the Kyiv region with a score of 35: 0 in favor of air defense of Ukraine</text:span>
</text:h>
      <text:p text:style-name="P4">
Author: ['АРМІЯINFORM']</text:p>
      <text:p text:style-name="P4">
Time: 2023-05-08T51:00:00-04:00</text:p>
      <text:p text:style-name="P4">
Description: At the 8th injury 2023, the enemy attacking the Kievshchina by the shock drones of the Iransky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znyshheni-shahedy.jpg" text:style-name="Internet_20_link" text:visited-style-name="Visited_20_Internet_20_Link">
znyshheni-shahedy.jpg</text:a>
']</text:p>
      <text:p text:style-name="P4">
Tags: ['SHAHED-136/131', 'АТАКА ДРОНІВ', 'КИЇВЩИНА', 'ПОВІТРЯНІ СИЛИ ЗБРОЙНИХ СИЛ УКРАЇНИ']</text:p>
      <text:p text:style-name="P4">
Category: News</text:p>
      <!--METADATA-->
      <text:p text:style-name="P4">
<draw:frame draw:style-name="fr1" draw:name="Image22" text:anchor-type="as-char" svg:width="6.9236in" svg:height="6.9236in" draw:z-index="0">
<draw:image xlink:href="../Images/AРМІЯINFORM/2023-05-08T51-00-00-04-00/znyshheni-shahedy.jpg" xlink:type="simple" xlink:show="embed" xlink:actuate="onLoad" draw:mime-type="image/jpeg"/>
</draw:frame>
<text:span text:style-name="T4">
 🔥 Situation on Russian invasion </text:span>
</text:p>
      <text:p text:style-name="P4">
On the night of May 8, 2023, the enemy attacked the Kyiv region with shock Dronamiran production Shahd-136/131. 35 percussion UAVs were applied, which was dacha from the northern direction - the sector aerodrome(брянська область).</text:p>
      <text:p text:style-name="P4">
Про це<text:a xlink:type="simple" xlink:href="https://www.facebook.com/kpszsu/posts/pfbid0LvUrVCcpQSy6LR3yhAgytkHvBaZHP5jrubc4vsFFkAHWY39nCvPCrN1wcxW7pD5ol" text:style-name="Internet_20_link" text:visited-style-name="Visited_20_Internet_20_Link">
повідомляє</text:a>
Command of the Air Forces of the Armed Forces of Ukraine.</text:p>
      <text:p text:style-name="P4">
"Forces and means of air defense of the Air Force Center, in cooperation with the components of the Defense Forces of Ukraine, <text:span text:style-name="T4">
 The total five Shahd-136/131 destroyed, </text:span>
-the message said.</text:p>
      <text:p text:style-name="P4">
At the same time, the Armed Forces Command reminds that "even the 100 percent result of air goals does not guarantee a safe stay where the air defense works."</text:p>
      <text:p text:style-name="P4">
“The fragments of anti -aircraft missiles and the affected UAVs are sure to return to the ground!So, save yourself and your relatives, ”the defenders of the Ukrainian sky say.</text:p>
      <text:p text:style-name="P4">
It is also reported that at midnight Russian invaders attacked Odesa region bombers of longitudinal aviation TU-22M3.</text:p>
      <text:p text:style-name="P4">
“A total of eight launches from Cape Tarkhankut area have been made(occupied Crimea).Частина ракет не досягла своїх цілей. Про наслідки влучань, повідомить місцевавійськова адміністрація», — зазначили в Командуванні Повітряних Сил.</text:p>
      <text:p text:style-name="P4">
News Source: <text:a xlink:type="simple" xlink:href="https://armyinform.com.ua/2023/05/08/desyatky-droniv-kamikadze-vnochi-atakuvaly-kyyivshhynu/" text:style-name="Internet_20_link" text:visited-style-name="Visited_20_Internet_20_Link">
https://armyinform.com.ua/2023/05/08/desyatky-droniv-kamikadze-vnochi-atakuvaly-kyyivshhynu/</text:a>
</text:p>
      <!--NEWS-->
      <text:h text:style-name="P10" text:outline-level="1">
<text:span text:style-name="T4">
Will there be exacerbation on May 9 - Anna painter's explanation</text:span>
</text:h>
      <text:p text:style-name="P4">
Author: ['АРМІЯINFORM']</text:p>
      <text:p text:style-name="P4">
Time: 2023-05-08T52:00:00-04:00</text:p>
      <text:p text:style-name="P4">
Description: Infinitely, 100% of the Ubo -Subtuvyuvita is a blanket for 9 injuries.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text:p>
      <text:p text:style-name="P4">
Tags: ['9 ТРАВНЯ', 'АГРЕСІЯ РФ', 'ВТОРГНЕННЯ РФ', 'ГАННА МАЛЯР']</text:p>
      <text:p text:style-name="P4">
Category: News</text:p>
      <!--METADATA-->
      <text:p text:style-name="P4">
<draw:frame draw:style-name="fr1" draw:name="Image23" text:anchor-type="as-char" svg:width="6.9236in" svg:height="4.615733in" draw:z-index="0">
<draw:image xlink:href="../Images/AРМІЯINFORM/2023-05-08T52-00-00-04-00/malyar-53.jpg" xlink:type="simple" xlink:show="embed" xlink:actuate="onLoad" draw:mime-type="image/jpeg"/>
</draw:frame>
Photodmitry Yurchenko</text:p>
      <text:p text:style-name="P4">
It is impossible for 100% to assert or refute exacerbations for May 9.</text:p>
      <text:p text:style-name="P4">
This <text:a xlink:type="simple" xlink:href="https://t.me/annamaliar/709" text:style-name="Internet_20_link" text:visited-style-name="Visited_20_Internet_20_Link">
noted</text:a>
Deputy Minister of Defense of Ukraine Anna Malyar.</text:p>
      <text:p text:style-name="P4">
“The likelihood of exacerbation will always be, regardless of the date, until it is long. The fact that the Russians love to give and historical parallels - yes. But historical and festive dates, to which they "did not intensify." Therefore, exacerbation may not be exacerbated, ”Anna Malyar wrote, calling for being a gift for the insidiousness of the enemy and defense.</text:p>
      <text:p text:style-name="P4">
News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Ukrainian defenders eliminated more than 500 invaders, destroyed 7 tanks and 8 artistem</text:span>
</text:h>
      <text:p text:style-name="P4">
Author: ['АРМІЯINFORM']</text:p>
      <text:p text:style-name="P4">
Time: 2023-05-08T53:00:00-04:00</text:p>
      <text:p text:style-name="P4">
Description: Zagalni Boyov, take the enemy on 02.24.22 to 08/08/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05bf339-e146-4008-be2a-6aa161d0ee4c-scaled.jpg" text:style-name="Internet_20_link" text:visited-style-name="Visited_20_Internet_20_Link">
605bf339-e146-4008-be2a-6aa161d0ee4c-scaled.jpg</text:a>
']</text:p>
      <text:p text:style-name="P4">
Tags: ['STOPRUSSIA', 'АГРЕСІЯ РФ', 'ВТОРГНЕННЯ РФ', 'ВТРАТИ ВОРОГА', 'ГШ ЗСУ']</text:p>
      <text:p text:style-name="P4">
Category: News</text:p>
      <!--METADATA-->
      <text:p text:style-name="P4">
<draw:frame draw:style-name="fr1" draw:name="Image24" text:anchor-type="as-char" svg:width="6.9236in" svg:height="6.975527in" draw:z-index="0">
<draw:image xlink:href="../Images/AРМІЯINFORM/2023-05-08T53-00-00-04-00/605bf339-e146-4008-be2a-6aa161d0ee4c-scaled.jpg" xlink:type="simple" xlink:show="embed" xlink:actuate="onLoad" draw:mime-type="image/jpeg"/>
</draw:frame>
The total fighting loss of the enemy from 24.02.22 to 08.05.23 will be orientated:</text:p>
      <text:p text:style-name="P4">
<text:span text:style-name="T4">
<text:span text:style-name="T5">
 Personnel - </text:span>
* 194970(+540)persons eliminated</text:span>
<text:span text:style-name="T5">
 tanks - </text:span>
<text:span text:style-name="T5">
 3730(+7)</text:span>
<text:span text:style-name="T4">
 combat armored vehicles - </text:span>
 7253(+5)<text:span text:style-name="T4">
<text:span text:style-name="T5">
 Artillery Systems - </text:span>
<text:span text:style-name="T5">
 3018(+8)</text:span>
 </text:span>
 RSZV - <text:span text:style-name="T4">
 554(0)</text:span>
<text:span text:style-name="T5">
 air defense - </text:span>
<text:span text:style-name="T5">
 306(0)</text:span>
<text:span text:style-name="T4">
 aircraft - </text:span>
 308(0)<text:span text:style-name="T4">
<text:span text:style-name="T5">
 helicopters - </text:span>
* 294(0)</text:span>
<text:span text:style-name="T5">
 UAV Operative Tactical Level-</text:span>
<text:span text:style-name="T5">
 2614(+42)</text:span>
<text:span text:style-name="T4">
 Winged missiles - </text:span>
 947(0)<text:span text:style-name="T4">
<text:span text:style-name="T5">
 ships / boats - </text:span>
* 18(0)</text:span>
<text:span text:style-name="T5">
 Automobile equipment and tanks - </text:span>
<text:span text:style-name="T5">
 5958(+6)</text:span>
<text:span text:style-name="T4">
 SPECIAL TECHANGE - </text:span>
 384(+4)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8.05.23.</text:p>
      <text:p text:style-name="P4">
News Source: <text:a xlink:type="simple" xlink:href="https://armyinform.com.ua/2023/05/08/ukrayinski-zahysnyky-likviduvaly-ponad-500-okupantiv-znyshhyly-7-tankiv-i-8-artsystem/" text:style-name="Internet_20_link" text:visited-style-name="Visited_20_Internet_20_Link">
https://armyinform.com.ua/2023/05/08/ukrayinski-zahysnyky-likviduvaly-ponad-500-okupantiv-znyshhyly-7-tankiv-i-8-artsystem/</text:a>
</text:p>
      <!--NEWS-->
      <text:h text:style-name="P10" text:outline-level="1">
<text:span text:style-name="T4">
Today is celebrated Memorial and Reconciliation Day</text:span>
</text:h>
      <text:p text:style-name="P4">
Author: ['АРМІЯINFORM']</text:p>
      <text:p text:style-name="P4">
Time: 2023-05-08T54:00:00-04:00</text:p>
      <text:p text:style-name="P4">
Description: Schoroko 8 Herbalism in Ukraine that is the day of the day of Pam’yati that reconciliation. Frien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1683388081-9680.webp" text:style-name="Internet_20_link" text:visited-style-name="Visited_20_Internet_20_Link">
1683388081-9680.webp</text:a>
']</text:p>
      <text:p text:style-name="P4">
Tags: ['ВТОРГНЕННЯ РФ', "ДЕНЬ ПАМ'ЯТІ ТА ПРИМИРЕННЯ"]</text:p>
      <text:p text:style-name="P4">
Category: News</text:p>
      <!--METADATA-->
      <text:p text:style-name="P4">
<draw:frame draw:style-name="fr1" draw:name="Image25" text:anchor-type="as-char" svg:width="6.9236in" svg:height="4.615733in" draw:z-index="0">
<draw:image xlink:href="../ConvertedIMGs/AРМІЯINFORM/2023-05-08T54-00-00-04-00/1683388081-9680.png" xlink:type="simple" xlink:show="embed" xlink:actuate="onLoad" draw:mime-type="image/png"/>
</draw:frame>
Every year on May 8, Ukraine and the world are celebrated in memory and reconciliation.</text:p>
      <text:p text:style-name="P4">
The Second World War of 1939-1945 became the largest tragedy of the world in the twentieth century. Having taken tens of millions of lives, breaking the fate of hundreds of millions of people, destroying the entire cities and even Ukraine, she paved her bloody path as well as Ukraine.</text:p>
      <text:p text:style-name="P4">
The front twice swept the lands of Ukraine - first from west to east, then splits to the west. Millions of Ukrainians have laid their lives for the sake of victory over the Nazma Reconstruction of Peace. Millions have undergone wanderings during and after the end of Vivna, which has been signed over the following decades and has been tangible to now.</text:p>
      <text:p text:style-name="P4">
The broken fates of those who were in camps or in the forced emigration of the war, the explosions of ammunition, which have been hiding in the ground since the war, have crippled and killed in peacetime, serious illnesses and severe burden of the sums of the dead to today do not let people go to the world.</text:p>
      <text:p text:style-name="P4">
The Second World War became the largest tragedy of humanity in the twentieth century. To remember it, because the war should not be repeated.</text:p>
      <text:p text:style-name="P4">
Never again!</text:p>
      <text:p text:style-name="P4">
Unfortunately, now this slogan did not work.</text:p>
      <text:p text:style-name="P4">
Again. Again.</text:p>
      <text:p text:style-name="P4">
Ukrainian and world "Never again!" did not stop Russian aggressors with their "can repeat".</text:p>
      <text:p text:style-name="P4">
And the Russians repeat. And Ukrainians stop.</text:p>
      <text:p text:style-name="P4">
The Russians seek to destroy peace and praise the war.</text:p>
      <text:p text:style-name="P4">
Ukrainians destroy the war and defend peace.</text:p>
      <text:p text:style-name="P4">
To stop the Russian "can repeat."</text:p>
      <text:p text:style-name="P4">
To win the Ukrainian and the world - "Never again!".</text:p>
      <text:p text:style-name="P4">
News Source: <text:a xlink:type="simple" xlink:href="https://armyinform.com.ua/2023/05/08/sogodni-vidznachayetsya-den-pamyati-ta-prymyrennya/" text:style-name="Internet_20_link" text:visited-style-name="Visited_20_Internet_20_Link">
https://armyinform.com.ua/2023/05/08/sogodni-vidznachayetsya-den-pamyati-ta-prymyrennya/</text:a>
</text:p>
      <!--NEWS-->
      <text:h text:style-name="P10" text:outline-level="1">
<text:span text:style-name="T4">
Russians have a tactical task to capture Marinka and block the logistics supply of Avdiivka - Valery Shershen</text:span>
</text:h>
      <text:p text:style-name="P4">
Author: ['Оксана Іванець']</text:p>
      <text:p text:style-name="P4">
Time: 2023-05-08T94:00:00-04:00</text:p>
      <text:p text:style-name="P4">
Description: At the Tavriyskoye, the Vorog is a sinking ZuShyuvati Zusill on the upcoming diy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hershen.jpg" text:style-name="Internet_20_link" text:visited-style-name="Visited_20_Internet_20_Link">
shershen.jpg</text:a>
']</text:p>
      <text:p text:style-name="P4">
Tags: ['STOPRUSSIA', 'АГРЕСІЯ РФ']</text:p>
      <text:p text:style-name="P4">
Category: News</text:p>
      <!--METADATA-->
      <text:p text:style-name="P4">
<draw:frame draw:style-name="fr1" draw:name="Image26" text:anchor-type="as-char" svg:width="6.9236in" svg:height="3.921331in" draw:z-index="0">
<draw:image xlink:href="../Images/AРМІЯINFORM/2023-05-08T94-00-00-04-00/shershen.jpg" xlink:type="simple" xlink:show="embed" xlink:actuate="onLoad" draw:mime-type="image/jpeg"/>
</draw:frame>
In the Tavria direction, the enemy continues to focus on the offensive events in the Marinka and Avdiivka area. In the Zaporizhzhya direction, the invaders are active defense in the area of Novopavlivka and Orikhov. Valery Shershn, Valery Shershn, reported this about it.</text:p>
      <text:p text:style-name="P4">
According to the speaker, the Russians have a tactical task to capture Marinka Tasblot to Avdiivka's logistics supply.</text:p>
      <ul>
        <li>
During the last day, the enemy 26 times attacked Ukrainian positions in the Tavriya direction. 376 shelling was recorded, including more than 20 settlements. As a result, locals, civilian and critical infrastructure were destroyed. The enemy was inflicted on 13 Aviar, - said Valery Shershn.</li>
      </ul>
      <text:p text:style-name="P4">
In turn, the defense forces gave a decent response to the occupiers - the Ukrainian units completed 644 combat missions, resulting in the enemy lost and wounded personnel near the company, destroyed 16 single -military weapons and enemy equipment.</text:p>
      <text:p text:style-name="P4">
In addition, the spokesman of the united Press Center of Defense forces of Tavriyskaya was that in the Zaporozhye direction among the invaders prevail in panic moods - they leave the squeezed positions and intimidate the locals of the counter -offensive Ukrainian troops.</text:p>
      <ul>
        <li>
Everyone who is in the forced occupation has the sole purpose at the moment - to save their lives. It is necessary to be as careful as possible, to once again not to simulate the eyes of the Russian military, so that not to be forcibly exported by the suction of Russia, or not to suffer from the actions of the invaders, - said Valeriaschn.</li>
      </ul>
      <text:p text:style-name="P4">
News Source: <text:a xlink:type="simple" xlink:href="https://armyinform.com.ua/2023/05/08/rosiyany-mayut-taktychne-zavdannya-zahopyty-maryinku-ta-zablokuvaty-logistychne-postachannya-avdiyivky-valerij-shershen/" text:style-name="Internet_20_link" text:visited-style-name="Visited_20_Internet_20_Link">
https://armyinform.com.ua/2023/05/08/rosiyany-mayut-taktychne-zavdannya-zahopyty-maryinku-ta-zablokuvaty-logistychne-postachannya-avdiyivky-valerij-shershen/</text:a>
</text:p>
      <!--NEWS-->
      <text:h text:style-name="P10" text:outline-level="1">
<text:span text:style-name="T4">
The Verkhovna Rada discussed the issues of financial security and payment of additional remuneration to the military</text:span>
</text:h>
      <text:p text:style-name="P4">
Author: ['АРМІЯINFORM']</text:p>
      <text:p text:style-name="P4">
Time: 2023-05-08T97:00:00-04:00</text:p>
      <text:p text:style-name="P4">
Description: The Verkhovniy Radi Ukrainian was discussed by the panteen of the penny of forgetting Taplaty Dodatkovo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08_134128.png" text:style-name="Internet_20_link" text:visited-style-name="Visited_20_Internet_20_Link">
2023-05-08_134128.png</text:a>
']</text:p>
      <text:p text:style-name="P4">
Tags: ['STOPRUSSIA', 'АГРЕСІЯ РФ', 'ВЕРХОВНА РАДА УКРАЇНИ', 'ВТОРГНЕННЯ РФ']</text:p>
      <text:p text:style-name="P4">
Category: News</text:p>
      <!--METADATA-->
      <text:p text:style-name="P4">
<draw:frame draw:style-name="fr1" draw:name="Image27" text:anchor-type="as-char" svg:width="6.9236in" svg:height="4.992981in" draw:z-index="0">
<draw:image xlink:href="../Images/AРМІЯINFORM/2023-05-08T97-00-00-04-00/2023-05-08_134128.png" xlink:type="simple" xlink:show="embed" xlink:actuate="onLoad" draw:mime-type="image/png"/>
</draw:frame>
Illustrative photo</text:p>
      <text:p text:style-name="P4">
The Verkhovna Rada of Ukraine discussed the issues of financial security and payment of the military remuneration.</text:p>
      <text:p text:style-name="P4">
About it <text:a xlink:type="simple" xlink:href="https://www.rada.gov.ua/news/razom/236240.html" text:style-name="Internet_20_link" text:visited-style-name="Visited_20_Internet_20_Link">
reported</text:a>
VRU press service.</text:p>
      <text:p text:style-name="P4">
Yes, the participants discussed a set of issues, in particular, regarding:</text:p>
      <ul>
        <li>
raising the level of wages to persons called for conscript military service(not lower than the minimum wage level); * Increasing the size of scholarships to cadets of higher military institutions and educational institutions having military training units(not lower than the level of scholarships of civilian universities); * raising the level of money supply of instructors; * unifying the remuneration of servicemen of all structures of defense and safety forces in the context(order)cash; * payments of additional remuneration, in particular, the creation of legislative grounds for incentive payments for the offensive.</li>
      </ul>
      <text:p text:style-name="P4">
The working group also discussed the problematic issues of compensation for members of the families of servicemen who are considered missing and indexation of pensions to servicemen. In addition, it was proposed to regulate the issues of registration in military units of vehicles with right -handed steering during the period of martial law and simplify the procedure for writing appropriate equipment.</text:p>
      <text:p text:style-name="P4">
Separately discussed the issue of dismissal from military service of some categorical services.</text:p>
      <text:p text:style-name="P4">
As it is noted, the result of joint work should be a so -called stimulation package of legislative changes to streamline these issues.</text:p>
      <text:p text:style-name="P4">
The working group includes, in particular, representatives of the Ministry of Defense, the General Staff of the Armed Forces, the Foreign Intelligence Service of Ukraine, the Security Service of Ukraine, the GUR MU.</text:p>
      <text:p text:style-name="P4">
News Source: <text:a xlink:type="simple" xlink:href="https://armyinform.com.ua/2023/05/08/robocha-grupa-obgovoryla-pytannya-groshovogo-zabezpechennya-ta-vyplaty-dodatkovoyi-vynagorody-vijskovym/" text:style-name="Internet_20_link" text:visited-style-name="Visited_20_Internet_20_Link">
https://armyinform.com.ua/2023/05/08/robocha-grupa-obgovoryla-pytannya-groshovogo-zabezpechennya-ta-vyplaty-dodatkovoyi-vynagorody-vijskovym/</text:a>
</text:p>
      <!--NEWS-->
      <text:h text:style-name="P10" text:outline-level="1">
<text:span text:style-name="T4">
German Ambassador on Pam ’</text:span>
</text:h>
      <text:p text:style-name="P4">
Author: ['АРМІЯINFORM']</text:p>
      <text:p text:style-name="P4">
Time: 2023-05-08T99:00:00-04:00</text:p>
      <text:p text:style-name="P4">
Description: Ambassador of Nimuccini to Ukrainian Anka Feldguzen at the Pam'yati Day, the reconciliation of Vidvіd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vnrvvgxsayfgx6.jpg" text:style-name="Internet_20_link" text:visited-style-name="Visited_20_Internet_20_Link">
fvnrvvgxsayfgx6.jpg</text:a>
']</text:p>
      <text:p text:style-name="P4">
Tags: ['АНКА ФЕЛЬДГУЗЕН', 'МОЩУН']</text:p>
      <text:p text:style-name="P4">
Category: News</text:p>
      <!--METADATA-->
      <text:p text:style-name="P4">
<draw:frame draw:style-name="fr1" draw:name="Image28" text:anchor-type="as-char" svg:width="6.9236in" svg:height="6.772853in" draw:z-index="0">
<draw:image xlink:href="../Images/AРМІЯINFORM/2023-05-08T99-00-00-04-00/fvnrvvgxsayfgx6.jpg" xlink:type="simple" xlink:show="embed" xlink:actuate="onLoad" draw:mime-type="image/jpeg"/>
</draw:frame>
Ambassador of Germany to Ukraine Anka Felguzen on the Day of Remembrance and Reconciliation, visited the victim during the war of the village <text:a xlink:type="simple" xlink:href="https://armyinform.com.ua/2023/03/21/bytva-za-moshhun-stala-odnym-iz-perelomnyh-momentiv-v-istoriyi-suchasnoyi-ukrayiny-glava-derzhavy/" text:style-name="Internet_20_link" text:visited-style-name="Visited_20_Internet_20_Link">
Moshchun</text:a>
UKIiv region.</text:p>
      <text:p text:style-name="P4">
About it <text:a xlink:type="simple" xlink:href="https://twitter.com/AnkaFeldhusen/status/1655613107828408320" text:style-name="Internet_20_link" text:visited-style-name="Visited_20_Internet_20_Link">
wrote</text:a>
In Twitter.</text:p>
      <text:p text:style-name="P4">
“The shot trees are like memorials where so many people were killed, protecting their native land in March 2022. In 1943, a linefront was held here between the Red Army and the Wehrmacht. It is here that today I honor the Second World War 78 years ago, ”the message reads.</text:p>
      <text:p text:style-name="Quotations">

<text:p text:style-name="P4">
Moshchun: The shot trees are like memorials where so many people were killed,&gt;
 protecting their native land in March 2022. In 1943, the front line was held here between the Red Army and the Wehrmacht. It was here that I honored&gt;
 the end of World War II 78 years ago.&gt;
 <text:a xlink:type="simple" xlink:href="https://t.co/9QN9W277aT" text:style-name="Internet_20_link" text:visited-style-name="Visited_20_Internet_20_Link">
Pic.twitter.com/9qn9w2777at</text:a>
&gt;
&gt;
 - Duck Feldhusen(@Ankafeldhusen)<text:a xlink:type="simple" xlink:href="https://twitter.com/AnkaFeldhusen/status/1655613107828408320" text:style-name="Internet_20_link" text:visited-style-name="Visited_20_Internet_20_Link">
May 8,&gt;
 2023</text:a>
</text:p>

</text:p>
      <text:p text:style-name="P4">
News Source: <text:a xlink:type="simple" xlink:href="https://armyinform.com.ua/2023/05/08/posol-nimechchyny-u-den-pamyati-ta-prymyrennya-vidvidala-selo-moshhun/" text:style-name="Internet_20_link" text:visited-style-name="Visited_20_Internet_20_Link">
https://armyinform.com.ua/2023/05/08/posol-nimechchyny-u-den-pamyati-ta-prymyrennya-vidvidala-selo-moshhun/</text:a>
</text:p>
      <!--NEWS-->
      <text:h text:style-name="P10" text:outline-level="1">
<text:span text:style-name="T4">
Cherkasy region has considerable potential for relocked business - Ova Chairman</text:span>
</text:h>
      <text:p text:style-name="P4">
Authors: Ukrinform (Person)</text:p>
      <text:p text:style-name="P4">
Publisher: Укринформ (Organization)</text:p>
      <text:p text:style-name="P4">
Published Time: 2023-05-09T-136:22:00+03:00</text:p>
      <text:p text:style-name="P4">
Modified Time: 2023-05-09T17:22:00+03:00</text:p>
      <text:p text:style-name="P4">
Description: The Cherkasy region has one of the best potentials to attract relocated business. For their part, the authorities will in every way stimulate the development of deep processing of agricultural products. - Ukrinform.</text:p>
      <text:p text:style-name="P4">
Images: ["<text:a xlink:type="simple" xlink:href="https://static.ukrinform.com/photos/2023_05/thumb_files/630_360_1683289649-153.jpg" text:style-name="Internet_20_link" text:visited-style-name="Visited_20_Internet_20_Link">
630_360_16832...</text:a>
"]</text:p>
      <text:p text:style-name="P4">
Tags: ['Бізнес', 'Черкащина', 'Відновлення України']</text:p>
      <text:p text:style-name="P4">
Type: Article</text:p>
      <!--METADATA-->
      <text:p text:style-name="P4">
<draw:frame draw:style-name="fr1" draw:name="Image29" text:anchor-type="as-char" svg:width="6.9236in" svg:height="3.956343in" draw:z-index="0">
<draw:image xlink:href="../Images/yкринформ/2023-05-09T-136-22-00-03-00/630_360_1683289649-153.jpg" xlink:type="simple" xlink:show="embed" xlink:actuate="onLoad" draw:mime-type="image/jpeg"/>
</draw:frame>
The Cherkasy region has one of the best potentials to attract relocated business. For their part, the authorities will in every way stimulate the development of deep processing of agricultural products.</text:p>
      <text:p text:style-name="P4">
This was stated(https://www.ukrinform.ua/rubric-regions/3705228-igor-taburec-nacalnik-cerkaskoi-ova.html)«41 enterprises have already been relocated to the territory of Cherkasy region: 31 are working, 10 they adjust their work. For example, let's talk about the sewing company, which was made to us from <text:a xlink:type="simple" xlink:href="https://www.ukrinform.ua/tag-hersonsina" text:style-name="Internet_20_link" text:visited-style-name="Visited_20_Internet_20_Link">
</text:a>
. It has started to start, but it is already developing: it opened three branches in our region, one - in the neighboring Kirovograd region, and another restores in the deookpopovanutivka in Mykolaiv region. In general, we have the potential to take tado -assist business with business relaxation. After all, there are more than 700 thousand in the region. sq. m of free space for the placement of industries. "</text:p>
      <text:p text:style-name="P4">
According to Taburz, one of the key points of post -war recovery Ukraine is to be a coherent and strategic interaction of power and business, proceeding to current and new challenges:</text:p>
      <text:p text:style-name="P4">
“We have defined the principles of business interaction. We respond promptly and jointly by the nanny challenges facing our economic front. And we have the result of synergy. For example. That is, they acted and did what we can at our level. As a result, the agrarian was held on the desired result, ”the Taburets emphasized.</text:p>
      <text:p text:style-name="P4">
<text:span text:style-name="T4">
 Read also: </text:span>
 <text:a xlink:type="simple" xlink:href="https://www.ukrinform.ua/rubric-ato/3706583-vorog-atakuvav-cerkasinu-dvoma-krilatimi-raketami-e-rujnuvanna.html" text:style-name="Internet_20_link" text:visited-style-name="Visited_20_Internet_20_Link">
<text:span text:style-name="T4">
 Cherkasy </text:span>
</text:a>
He emphasized that Cherkasy manufacturers need to develop a deep processing material. This will remove logistics issues, increase economic sustainability, increase enterprises. By the way, according to him, in the summer in Zolotonyshchyna, the plant for processing of corn should open.</text:p>
      <text:p text:style-name="P4">
As the Ministry of Economy reported, in Ukraine, under the Relocation Program to safe regions during the year of the war, 800 enterprises were moved, 623 of which were already resumed in a new place.</text:p>
      <text:p text:style-name="P4">
News Source: <text:a xlink:type="simple" xlink:href="https://www.ukrinform.ua/rubric-regions/3706919-cerkasina-mae-znacnij-potencial-dla-relokovanogo-biznesu.html" text:style-name="Internet_20_link" text:visited-style-name="Visited_20_Internet_20_Link">
https://www.ukrinform.ua/rubric-regions/3706919-cerkasina-mae-znacnij-potencial-dla-relokovanogo-biznesu.html</text:a>
</text:p>
      <!--NEWS-->
      <text:h text:style-name="P10" text:outline-level="1">
<text:span text:style-name="T4">
In Canada through forest fires stopped oil and natural gas production</text:span>
</text:h>
      <text:p text:style-name="P4">
Authors: Ukrinform (Person)</text:p>
      <text:p text:style-name="P4">
Publisher: Укринформ (Organization)</text:p>
      <text:p text:style-name="P4">
Published Time: 2023-05-09T-143:09:00+03:00</text:p>
      <text:p text:style-name="P4">
Modified Time: 2023-05-09T17:09:00+03:00</text:p>
      <text:p text:style-name="P4">
Description: In the Canadian province of Alberta, as a result of forest fires, local energy producers stopped production of at least 280,000 barrels of oil equivalent per day, which is more than 3% of production in Canada. - Ukrinform.</text:p>
      <text:p text:style-name="P4">
Images: ["<text:a xlink:type="simple" xlink:href="https://static.ukrinform.com/photos/2023_05/thumb_files/630_360_1683632619-343.jpg" text:style-name="Internet_20_link" text:visited-style-name="Visited_20_Internet_20_Link">
630_360_16836...</text:a>
"]</text:p>
      <text:p text:style-name="P4">
Tags: ['Газ', 'Канада', 'нафта', 'Пожежа']</text:p>
      <text:p text:style-name="P4">
Type: Article</text:p>
      <!--METADATA-->
      <text:p text:style-name="P4">
<draw:frame draw:style-name="fr1" draw:name="Image30" text:anchor-type="as-char" svg:width="6.9236in" svg:height="3.956343in" draw:z-index="0">
<draw:image xlink:href="../Images/yкринформ/2023-05-09T-143-09-00-03-00/630_360_1683632619-343.jpg" xlink:type="simple" xlink:show="embed" xlink:actuate="onLoad" draw:mime-type="image/jpeg"/>
</draw:frame>
As a result of forest fires, the Ukanad province of Alberta has stopped production of at least 280,000 barrels of oil equivalent, which is more than 3% of production in Canada.</text:p>
      <text:p text:style-name="P4">
As Ukrinform reports, it reports <text:a xlink:type="simple" xlink:href="https://www.reuters.com/business/environment/cooler-weather-brings-some-relief-wildfire-hit-canadian-oil-province-alberta-2023-05-08/" text:style-name="Internet_20_link" text:visited-style-name="Visited_20_Internet_20_Link">
</text:a>
Canada is the world's fourth oil producer, and about 80% of the oil in the country is out of Alberta.</text:p>
      <text:p text:style-name="P4">
From <text:a xlink:type="simple" xlink:href="https://www.ukrinform.ua/tag-pozeza" text:style-name="Internet_20_link" text:visited-style-name="Visited_20_Internet_20_Link">
</text:a>
Manufacturers of light oil and natural gas, which stopped working due to fires, were affected.</text:p>
      <text:p text:style-name="P4">
According to the Refinitiv data supplier, the daily export of Canadian natural gas to the United States has fallen up to 6.7 billion cubic meters on Sunday, which has been an indicator since April 2021.</text:p>
      <text:p text:style-name="P4">
It is reported that the number of evacuated persons reached 30,000.</text:p>
      <text:p text:style-name="P4">
By Monday's lunch, 98 forest fires were still active, and almost 30 of them were classified as those who came out of control.</text:p>
      <text:p text:style-name="P4">
More than 700 firefighters were attracted to extinguishing forests. Another 1000 invited to the provinces and have to come to Alberta for next week, officials reported.</text:p>
      <text:p text:style-name="P4">
The region's government also invited volunteers who have fire extinguishing skills to register in the province to help overcome the fire.</text:p>
      <text:p text:style-name="P4">
<text:span text:style-name="T4">
 Read also: </text:span>
 <text:a xlink:type="simple" xlink:href="https://www.ukrinform.ua/rubric-world/3706400-u-kanadskij-provincii-alberta-cerez-lisovi-pozezi-evakuuvali-vze-29-tisac-ludej.html" text:style-name="Internet_20_link" text:visited-style-name="Visited_20_Internet_20_Link">
<text:span text:style-name="T4">
 Canada </text:span>
</text:a>
Alberta Prime Minister Daniel Smith has announced emergency payments of $ 1250($ 935)for residents of provinces who were to -be evacuated for seven or more days.</text:p>
      <text:p text:style-name="P4">
It was reported that in the Canadian province of Alberta, a state of emergency has been painted through the forest fire.</text:p>
      <text:p text:style-name="P4">
<text:span text:style-name="T5">
Foto: CTV News Video</text:span>
</text:p>
      <text:p text:style-name="P4">
News Source: <text:a xlink:type="simple" xlink:href="https://www.ukrinform.ua/rubric-world/3706804-u-kanadi-cerez-lisovi-pozezi-zupinili-vidobutok-nafti-i-prirodnogo-gazu.html" text:style-name="Internet_20_link" text:visited-style-name="Visited_20_Internet_20_Link">
https://www.ukrinform.ua/rubric-world/3706804-u-kanadi-cerez-lisovi-pozezi-zupinili-vidobutok-nafti-i-prirodnogo-gazu.html</text:a>
</text:p>
      <!--NEWS-->
      <text:h text:style-name="P10" text:outline-level="1">
<text:span text:style-name="T4">
The capital will hold free excursions to Europe Day</text:span>
</text:h>
      <text:p text:style-name="P4">
Authors: Ukrinform (Person)</text:p>
      <text:p text:style-name="P4">
Publisher: Укринформ (Organization)</text:p>
      <text:p text:style-name="P4">
Published Time: 2023-05-09T-151:53:00+03:00</text:p>
      <text:p text:style-name="P4">
Modified Time: 2023-05-09T16:53:00+03:00</text:p>
      <text:p text:style-name="P4">
Description: Free excursions will be held in Kiev on the occasion of Europe Day on May 13 and May 14. - Ukrinform.</text:p>
      <text:p text:style-name="P4">
Images: ["<text:a xlink:type="simple" xlink:href="https://static.ukrinform.com/photos/2023_05/thumb_files/630_360_1683640371-276.jpg" text:style-name="Internet_20_link" text:visited-style-name="Visited_20_Internet_20_Link">
630_360_16836...</text:a>
"]</text:p>
      <text:p text:style-name="P4">
Tags: ['КМДА', 'День Європи ', 'Екскурсія', 'Київ']</text:p>
      <text:p text:style-name="P4">
Type: Article</text:p>
      <!--METADATA-->
      <text:p text:style-name="P4">
<draw:frame draw:style-name="fr1" draw:name="Image31" text:anchor-type="as-char" svg:width="6.9236in" svg:height="3.956343in" draw:z-index="0">
<draw:image xlink:href="../Images/yкринформ/2023-05-09T-151-53-00-03-00/630_360_1683640371-276.jpg" xlink:type="simple" xlink:show="embed" xlink:actuate="onLoad" draw:mime-type="image/jpeg"/>
</draw:frame>
FREE Excursions will take place at Kyivvis Day on Europe Day.</text:p>
      <text:p text:style-name="P4">
As Ukrinform reports, it reports <text:a xlink:type="simple" xlink:href="https://kyivcity.gov.ua/news/kiv__sertse_yevropi_tsimi_vikhidnimi_u_stolitsi_vidbudutsya_bezoplatni_tematichni_ekskursi/" text:style-name="Internet_20_link" text:visited-style-name="Visited_20_Internet_20_Link">
</text:a>
Excursions will begin at 12:00. When walking, you can get acquainted with the architecture of the capital and various objects that bind <text:a xlink:type="simple" xlink:href="https://www.ukrinform.ua/rubric-kyiv" text:style-name="Internet_20_link" text:visited-style-name="Visited_20_Internet_20_Link">
</text:a>
With Europe. In particular, the European Square, which housed the best in the city of the hotel "Europe", as well as with buildings that were built by European architects.</text:p>
      <text:p text:style-name="P4">
In addition, there is an opportunity to learn more about the well-known sports facilities of the capital, including the Palace of Sports, where the first Eurovision-2005 song competition in Ukraine was held and the Olympic National Sports Complex, which has received the final matches of European football in 2012, and UEFA Champions League also in 2018.</text:p>
      <text:p text:style-name="P4">
Registration for excursions is required, the number of seats is limited. Participants will be confirmed by a phone call or SMS.</text:p>
      <text:p text:style-name="P4">
<text:span text:style-name="T4">
 Read also: </text:span>
 <text:a xlink:type="simple" xlink:href="https://www.ukrinform.ua/rubric-kyiv/3706787-u-kievi-vidkrilasa-vistavka-aka-rozvincue-mifi-pro-vidnosini-es-ta-ukraini.html" text:style-name="Internet_20_link" text:visited-style-name="Visited_20_Internet_20_Link">
<text:span text:style-name="T4">
 Kiev </text:span>
</text:a>
</text:p>
      <text:p text:style-name="P4">
Зареєструватися на екскурсію <text:a xlink:type="simple" xlink:href="https://docs.google.com/forms/d/e/1FAIpQLSfABm6dAAy5bj9PFzlMTCL-p8ido7dpUkknx8TrOXVAkYdedA/viewform" text:style-name="Internet_20_link" text:visited-style-name="Visited_20_Internet_20_Link">
</text:a>
(Saturday)and on <text:a xlink:type="simple" xlink:href="https://docs.google.com/forms/d/e/1FAIpQLSdwB9ThplmNM00D16pm0ZOtijiGL-L2BDRXW6YNUXs-W_C0RQ/viewform" text:style-name="Internet_20_link" text:visited-style-name="Visited_20_Internet_20_Link">
</text:a>
 (Sunday)You can behind the links.</text:p>
      <text:p text:style-name="P4">
The place of meeting for the excursion is the European Square, at the entrance to the Ukrainian.</text:p>
      <text:p text:style-name="P4">
Excursion routes are developed in accordance with the conditions of martial law, so in the event of an alarm, all the excursion participants will be able to pass into shelters nearby.</text:p>
      <text:p text:style-name="P4">
As reported by Ukrinform, on May 8, President of Ukraine Volodymyr Zelensky signed a decree according to which <text:a xlink:type="simple" xlink:href="https://www.ukrinform.ua/rubric-ato/3706451-bitva-za-ukrainu-den-cotirista-tridcat-devatij.html" text:style-name="Internet_20_link" text:visited-style-name="Visited_20_Internet_20_Link">
</text:a>
</text:p>
      <text:p text:style-name="P4">
News Source: <text:a xlink:type="simple" xlink:href="https://www.ukrinform.ua/rubric-kyiv/3706902-u-stolici-provedut-bezkostovni-ekskursii-do-dna-evropi.html" text:style-name="Internet_20_link" text:visited-style-name="Visited_20_Internet_20_Link">
https://www.ukrinform.ua/rubric-kyiv/3706902-u-stolici-provedut-bezkostovni-ekskursii-do-dna-evropi.html</text:a>
</text:p>
      <!--NEWS-->
      <text:h text:style-name="P10" text:outline-level="1">
<text:span text:style-name="T4">
Pentagon confirmed that the Patriot system in Ukraine has shot down the Russian "dagger"</text:span>
</text:h>
      <text:p text:style-name="P4">
Authors: Ukrinform (Person)</text:p>
      <text:p text:style-name="P4">
Publisher: Укринформ (Organization)</text:p>
      <text:p text:style-name="P4">
Published Time: 2023-05-09T-16:57:00+03:00</text:p>
      <text:p text:style-name="P4">
Modified Time: 2023-05-09T23:57:00+03:00</text:p>
      <text:p text:style-name="P4">
Description: The US Department of Defense has confirmed that the Ukrainian military with the help of the Patriot system knocked down a Russian dagger rocket, which Putin called unattainable for air defense. - Ukrinform.</text:p>
      <text:p text:style-name="P4">
Images: ["<text:a xlink:type="simple" xlink:href="https://static.ukrinform.com/photos/2017_03/thumb_files/630_360_1490957505-5736.jpg" text:style-name="Internet_20_link" text:visited-style-name="Visited_20_Internet_20_Link">
630_360_14909...</text:a>
"]</text:p>
      <text:p text:style-name="P4">
Tags: ['Пентагон', 'Ракета', 'США', 'Війна з росією', 'Patriot ', 'ППО']</text:p>
      <text:p text:style-name="P4">
Type: Article</text:p>
      <!--METADATA-->
      <text:p text:style-name="P4">
<draw:frame draw:style-name="fr1" draw:name="Image32" text:anchor-type="as-char" svg:width="6.9236in" svg:height="3.949857in" draw:z-index="0">
<draw:image xlink:href="../Images/yкринформ/2023-05-09T-16-57-00-03-00/630_360_1490957505-5736.jpg" xlink:type="simple" xlink:show="embed" xlink:actuate="onLoad" draw:mime-type="image/jpeg"/>
</draw:frame>
The US Department of Defense has confirmed that the Ukrainian military using the Patriot system knocked down the Russian dagger rocket, which Putin called unattainable for air defense.</text:p>
      <text:p text:style-name="P4">
This was stated during the press cliff by a spokesman of the Pentagon, General Patrick Ryder, reports his own correspondent of Ukrinform.</text:p>
      <text:p text:style-name="P4">
“I can confirm that they(Ukrainian military - ed.)They knocked down the Russian Currency, applying the Patriot missile defense system, ”the US Defense Office said.</text:p>
      <text:p text:style-name="P4">
He recalled that the United States and partner countries have transferred to Ukraine Patriot systems, as well as a whole list of other installations that are now being used.</text:p>
      <text:p text:style-name="P4">
The General also stressed that the international community will continue to increase <text:a xlink:type="simple" xlink:href="https://www.ukrinform.ua/tag-ppo" text:style-name="Internet_20_link" text:visited-style-name="Visited_20_Internet_20_Link">
</text:a>
 України, а також забезпечувати їхбоєприпасами, щоби посилити обороноздатність нашої держави.</text:p>
      <text:p text:style-name="P4">
<text:span text:style-name="T4">
Читайте також:</text:span>
 <text:a xlink:type="simple" xlink:href="https://www.ukrinform.ua/rubric-ato/3705549-rosijskij-kindzal-znisili-iz-sistemi-patriot-ignat.html" text:style-name="Internet_20_link" text:visited-style-name="Visited_20_Internet_20_Link">
 <text:span text:style-name="T4">
Patriot</text:span>
 </text:a>
As reported by Ukrinform, on Tuesday <text:a xlink:type="simple" xlink:href="http://www.ukrinform.ua/rubric-ato/3706891-ssa-vidilaut-ukraini-novij-paket-vijskovoi-dopomogi-na-sumu-12-milarda-pentagon.html" text:style-name="Internet_20_link" text:visited-style-name="Visited_20_Internet_20_Link">
</text:a>
worth $ 1.2 billion. It includes additional air defense systems and ammunition; equipment for integration of Western starting installations, missiles and radars with air defense systems of Ukraine; ammunition for combatants; artillery shells of the caliber 155 mm; services of commercial surrounding shooting; support for training, maintenance and support of Ukrainian fighters.</text:p>
      <text:p text:style-name="P4">
News Source: <text:a xlink:type="simple" xlink:href="https://www.ukrinform.ua/rubric-ato/3707061-pentagon-pidtverdiv-so-sistema-patriot-v-ukraini-zbila-rosijskij-kindzal.html" text:style-name="Internet_20_link" text:visited-style-name="Visited_20_Internet_20_Link">
https://www.ukrinform.ua/rubric-ato/3707061-pentagon-pidtverdiv-so-sistema-patriot-v-ukraini-zbila-rosijskij-kindzal.html</text:a>
</text:p>
      <!--NEWS-->
      <text:h text:style-name="P10" text:outline-level="1">
<text:span text:style-name="T4">
In Frankivsk, a kidney transplant from a posthumous donor was carried out</text:span>
</text:h>
      <text:p text:style-name="P4">
Authors: Ukrinform (Person)</text:p>
      <text:p text:style-name="P4">
Publisher: Укринформ (Organization)</text:p>
      <text:p text:style-name="P4">
Published Time: 2023-05-09T-18:55:00+03:00</text:p>
      <text:p text:style-name="P4">
Modified Time: 2023-05-09T23:55:00+03:00</text:p>
      <text:p text:style-name="P4">
Description: The kidney transplant was performed in the Ivano-Frankivsk Regional Clinical Hospital. - Ukrinform.</text:p>
      <text:p text:style-name="P4">
Images: ["<text:a xlink:type="simple" xlink:href="https://static.ukrinform.com/photos/2023_05/thumb_files/630_360_1683623062-972.jpg" text:style-name="Internet_20_link" text:visited-style-name="Visited_20_Internet_20_Link">
630_360_16836...</text:a>
", "<text:a xlink:type="simple" xlink:href="https://static.ukrinform.com/photos/2023_05/1683623063-632.jpg" text:style-name="Internet_20_link" text:visited-style-name="Visited_20_Internet_20_Link">
1683623063-63...</text:a>
", "<text:a xlink:type="simple" xlink:href="https://static.ukrinform.com/photos/2023_05/1683623063-366.jpg" text:style-name="Internet_20_link" text:visited-style-name="Visited_20_Internet_20_Link">
1683623063-36...</text:a>
", "<text:a xlink:type="simple" xlink:href="https://static.ukrinform.com/photos/2023_05/1683623063-938.jpg" text:style-name="Internet_20_link" text:visited-style-name="Visited_20_Internet_20_Link">
1683623063-93...</text:a>
"]</text:p>
      <text:p text:style-name="P4">
Tags: ['Івано-Франківськ', 'Операція', 'Трансплантація', 'Нирка']</text:p>
      <text:p text:style-name="P4">
Type: Article</text:p>
      <!--METADATA-->
      <text:p text:style-name="P4">
<draw:frame draw:style-name="fr1" draw:name="Image33" text:anchor-type="as-char" svg:width="6.9236in" svg:height="3.956343in" draw:z-index="0">
<draw:image xlink:href="../Images/yкринформ/2023-05-09T-18-55-00-03-00/630_360_1683623062-972.jpg" xlink:type="simple" xlink:show="embed" xlink:actuate="onLoad" draw:mime-type="image/jpeg"/>
</draw:frame>
The kidney transplant was performed in the Ivano-Frankivsk Regional Clinical Hospital.</text:p>
      <text:p text:style-name="P4">
About it in <text:a xlink:type="simple" xlink:href="https://www.facebook.com/okl.if.ua/posts/pfbid02g6gCNRDfAczECeSrKRHShVX8bvCzXX2ryT3FFR4X7umaiJSEQYxaha7TK6oQGZQyl" text:style-name="Internet_20_link" text:visited-style-name="Visited_20_Internet_20_Link">
</text:a>
The KNP OKL Ivano-Frankivsk Regional Council reports, Ukrinform reports.</text:p>
      <text:p text:style-name="P4">
“On May 8, a posthumous fence of the kidneys in the patient was carried out in the regional clinical hospital in the patient. One of the kidneys immediately <text:a xlink:type="simple" xlink:href="https://www.ukrinform.ua/tag-transplantacia" text:style-name="Internet_20_link" text:visited-style-name="Visited_20_Internet_20_Link">
</text:a>
51 -year -old Kolomyan, who was previously a year of Nadial, ” - said in the message of OKL.</text:p>
      <text:p text:style-name="P4">
<draw:frame draw:style-name="fr1" draw:name="Image34" text:anchor-type="as-char" svg:width="6.9236in" svg:height="4.615733in" draw:z-index="0">
<draw:image xlink:href="../Images/yкринформ/2023-05-09T-18-55-00-03-00/1683623063-632.jpg" xlink:type="simple" xlink:show="embed" xlink:actuate="onLoad" draw:mime-type="image/jpeg"/>
</draw:frame>
<draw:frame draw:style-name="fr1" draw:name="Image35" text:anchor-type="as-char" svg:width="6.9236in" svg:height="4.615733in" draw:z-index="0">
<draw:image xlink:href="../Images/yкринформ/2023-05-09T-18-55-00-03-00/1683623063-366.jpg" xlink:type="simple" xlink:show="embed" xlink:actuate="onLoad" draw:mime-type="image/jpeg"/>
</draw:frame>
The donor became a 65-year-old resident of Ivano-Frankivsk, who had a brain death.</text:p>
      <text:p text:style-name="P4">
"This patient had a complicated ischemic stroke and there was almost no chance of his return to his return,"-says the coordinator of Liliahevaga.</text:p>
      <text:p text:style-name="P4">
<draw:frame draw:style-name="fr1" draw:name="Image36" text:anchor-type="as-char" svg:width="6.9236in" svg:height="4.615733in" draw:z-index="0">
<draw:image xlink:href="../Images/yкринформ/2023-05-09T-18-55-00-03-00/1683623063-938.jpg" xlink:type="simple" xlink:show="embed" xlink:actuate="onLoad" draw:mime-type="image/jpeg"/>
</draw:frame>
It is noted that the consent to the posthumous transplantation was confirmed by the wife and the donor. In the Ivano-Frankivsk OKL, the kidney transplant was planned.</text:p>
      <text:p text:style-name="P4">
<text:span text:style-name="T4">
 Read also: </text:span>
 <text:a xlink:type="simple" xlink:href="https://www.ukrinform.ua/rubric-regions/3705070-u-lvovi-proveli-persu-uspisnu-transplantaciu-pidslunkovoi-zalozi-ta-nirki.html" text:style-name="Internet_20_link" text:visited-style-name="Visited_20_Internet_20_Link">
<text:span text:style-name="T4">
 kidneys </text:span>
</text:a>
The rest of the organs were sent to Lviv hospitals so that two more patients have held a chance for a full life with a transplanted liver and kidney.</text:p>
      <text:p text:style-name="P4">
As reported by Ukrinform, from the beginning of the year in Ukraine has already conducted 1,24 transplants of organs.</text:p>
      <text:p text:style-name="P4">
<text:span text:style-name="T5">
Foto: KNP OKL Ivano-Frankivsk Regional Council</text:span>
</text:p>
      <text:p text:style-name="P4">
News Source: <text:a xlink:type="simple" xlink:href="https://www.ukrinform.ua/rubric-regions/3706695-u-frankivsku-proveli-transplantaciu-nirki-vid-posmertnogo-donora.html" text:style-name="Internet_20_link" text:visited-style-name="Visited_20_Internet_20_Link">
https://www.ukrinform.ua/rubric-regions/3706695-u-frankivsku-proveli-transplantaciu-nirki-vid-posmertnogo-donora.html</text:a>
</text:p>
      <!--NEWS-->
      <text:h text:style-name="P10" text:outline-level="1">
<text:span text:style-name="T4">
"Real" played a draw with Manchester City in the first match of 1/2 finals of the UEFA Champions League</text:span>
</text:h>
      <text:p text:style-name="P4">
Authors: Ukrinform (Person)</text:p>
      <text:p text:style-name="P4">
Publisher: Укринформ (Organization)</text:p>
      <text:p text:style-name="P4">
Published Time: 2023-05-09T-20:53:35+03:00</text:p>
      <text:p text:style-name="P4">
Modified Time: 2023-05-09T23:53:35+03:00</text:p>
      <text:p text:style-name="P4">
Description: The match will take place on May 17. - Ukrinform.</text:p>
      <text:p text:style-name="P4">
Images: ["<text:a xlink:type="simple" xlink:href="https://static.ukrinform.com/photos/2023_05/thumb_files/630_360_1683665486-414.jpg" text:style-name="Internet_20_link" text:visited-style-name="Visited_20_Internet_20_Link">
630_360_16836...</text:a>
"]</text:p>
      <text:p text:style-name="P4">
Tags: ['Футбол', 'Ліга чемпіонів', 'Реал Мадрид', 'Манчестер Сіті']</text:p>
      <text:p text:style-name="P4">
Type: Article</text:p>
      <!--METADATA-->
      <text:p text:style-name="P4">
<draw:frame draw:style-name="fr1" draw:name="Image37" text:anchor-type="as-char" svg:width="6.9236in" svg:height="3.956343in" draw:z-index="0">
<draw:image xlink:href="../Images/yкринформ/2023-05-09T-20-53-35-03-00/630_360_1683665486-414.jpg" xlink:type="simple" xlink:show="embed" xlink:actuate="onLoad" draw:mime-type="image/jpeg"/>
</draw:frame>
The match will take place on May 17.</text:p>
      <text:p text:style-name="P4">
The acting owner of the title of Spanish "Real" played a draw from the football player "Manchester City"(1:1), reports Ukrinform.</text:p>
      <text:p text:style-name="P4">
The score in the match was opened by Vinisius Junior, he scored at the 36th minute. This is the 23rd goal of the football player in the 51 match of the 2022/23 season. This is Vinisius's Personal Record.</text:p>
      <text:p text:style-name="P4">
Manci players were able to compare the score in the second half-at the 67-icon, the goal scored de Brunyne. Therefore, to determine the stronger in this match was not more than 1: 1.</text:p>
      <text:p text:style-name="P4">
This match was for the mentor of the Madrid team Carlo Ancholotti 190-M.63-year-old Italian repeated the record of the tournament, which belongs to the legendary Seruaulex Ferguson.</text:p>
      <text:p text:style-name="P4">
In the match of the 1/2 finals of the main club European Cup tournament with Manchester City will beat the achievements of a well-known Scottish specialist, Istane, the absolute record holder of the Champions League in number of games.</text:p>
      <text:p text:style-name="P4">
The match in response will take place on May 17 at the ARIHAD Arena in Manchester.</text:p>
      <text:p text:style-name="P4">
<text:span text:style-name="T4">
 Read also: </text:span>
 <text:a xlink:type="simple" xlink:href="https://www.ukrinform.ua/rubric-sports/3706444-rozpocinautsa-matci-12-finalu-futbolnih-evrokubkiv.html" text:style-name="Internet_20_link" text:visited-style-name="Visited_20_Internet_20_Link">
</text:a>
As reported by Ukrinform, tomorrow, May 10, Milan will play with "intere" its first match of the semifinals of the Champions League.</text:p>
      <text:p text:style-name="P4">
Photo: Getty Image</text:p>
      <text:p text:style-name="P4">
News Source: <text:a xlink:type="simple" xlink:href="https://www.ukrinform.ua/rubric-sports/3707060-real-zigrav-vniciu-z-mancester-siti-u-persomu-matci-12-finalu-ligi-cempioniv-uefa.html" text:style-name="Internet_20_link" text:visited-style-name="Visited_20_Internet_20_Link">
https://www.ukrinform.ua/rubric-sports/3707060-real-zigrav-vniciu-z-mancester-siti-u-persomu-matci-12-finalu-ligi-cempioniv-uefa.html</text:a>
</text:p>
      <!--NEWS-->
      <text:h text:style-name="P10" text:outline-level="1">
<text:span text:style-name="T4">
At Eurovision-2023, voting for the first ten finalists began</text:span>
</text:h>
      <text:p text:style-name="P4">
Authors: Ukrinform (Person)</text:p>
      <text:p text:style-name="P4">
Publisher: Укринформ (Organization)</text:p>
      <text:p text:style-name="P4">
Published Time: 2023-05-09T-22:42:00+03:00</text:p>
      <text:p text:style-name="P4">
Modified Time: 2023-05-09T23:42:00+03:00</text:p>
      <text:p text:style-name="P4">
Description: The British Liverpool was performed by the first 15 performers who compete in the finale of the Eurovision Song Contest. - Ukrinform.</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38" text:anchor-type="as-char" svg:width="6.9236in" svg:height="3.956343in" draw:z-index="0">
<draw:image xlink:href="../Images/yкринформ/2023-05-09T-22-42-00-03-00/630_360_1675352996-430.png" xlink:type="simple" xlink:show="embed" xlink:actuate="onLoad" draw:mime-type="image/png"/>
</draw:frame>
The Britain Liverpool was the first 15 performers who competed for the exit final of the Eurovision Song Contest.</text:p>
      <text:p text:style-name="P4">
According to the correspondent Ukrinforum, the vote for the first ten finalists of the competition began.</text:p>
      <text:p text:style-name="P4">
Meanwhile, the Ukrainian singer Alyosha came to the stage, who made a powerful number about the full -scale war of Russia against Ukraine and the forced overnight. Under the sounds of siren, she, together with the British performer Rebecccorguson, performed the song of the iconic British band Duran Duran "Ordinaryworld". Also in its implementation could be heard the text in Ukrainian.</text:p>
      <text:p text:style-name="P4">
It is worth noting that Ukraine does not vote in the first semifinals of Eurovision-2023.</text:p>
      <text:p text:style-name="P4">
As reported by Ukrinform, the first semifinal of the 67th International Song Contest of Eurovision 2023 was launched in British Liverpool.</text:p>
      <text:p text:style-name="P4">
Leaders of the show: Ukrainian singer and songwriter Yulia Sanina, British actress and singer Hanna Vedding, British rapper and dancer Aloshadixon.</text:p>
      <text:p text:style-name="P4">
<text:span text:style-name="T4">
 Read also: </text:span>
 <text:a xlink:type="simple" xlink:href="https://www.ukrinform.ua/rubric-culture/3707045-frontvumen-ukrainskogo-gurtu-the-hardkiss-ulia-sanina-vidkrila-persij-pivfinal-evrobacenna.html" text:style-name="Internet_20_link" text:visited-style-name="Visited_20_Internet_20_Link">
<text:span text:style-name="T4">
 Eurobacker </text:span>
</text:a>
On May 9, in the first semifinals, representatives of 15 countries performed.</text:p>
      <text:p text:style-name="P4">
Norway(ALESSANDRA with Queen of Kings Song)Malta(The Busker, Dance(Our Own Party)Serbia(Luke Black, I just sleep)Latvia(Sudden Lights, Aijā)Portugal(Mimicat, ai heart)Ireland(Wild Youth, We Are One)Croatia(Flight 3, mom ŠK!)Switzerland(Remo Forrer, Watergun)Israel(Noa Kirel, Unicorn)Moldova(Pasha Parfeni, the Sun and the Moon)Sweden(Lore, tattoo)Azerbaijan(TuralTuranX, Tell Me More)Czech Republic(Vesna, My Sister's Crown)Netherlands(Mia Nicolai &amp; Dion Cooper, Burning Daylight)Finland(Wrapper, cha cha cha))<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The second semifinals <text:a xlink:type="simple" xlink:href="https://www.ukrinform.ua/tag-evrobacenna" text:style-name="Internet_20_link" text:visited-style-name="Visited_20_Internet_20_Link">
</text:a>
It will take place on the 11th of the 11th, it will be attended by 16 participants. Grand Final - May 13.</text:p>
      <text:p text:style-name="P4">
Representatives of Ukraine, TVORCHI with the song "Heart of Steel", according to the right, immediately fall into the final of the show.</text:p>
      <text:p text:style-name="P4">
_ Photo: bbc_</text:p>
      <text:p text:style-name="P4">
News Source: <text:a xlink:type="simple" xlink:href="https://www.ukrinform.ua/rubric-culture/3707059-evrobacenna-2023-pocalosa-golosuvanna-za-persu-desatku-finalistiv.html" text:style-name="Internet_20_link" text:visited-style-name="Visited_20_Internet_20_Link">
https://www.ukrinform.ua/rubric-culture/3707059-evrobacenna-2023-pocalosa-golosuvanna-za-persu-desatku-finalistiv.html</text:a>
</text:p>
      <!--NEWS-->
      <text:h text:style-name="P10" text:outline-level="1">
<text:span text:style-name="T4">
"Motor" gave way to the Second Bundesliga match</text:span>
</text:h>
      <text:p text:style-name="P4">
Authors: Ukrinform (Person)</text:p>
      <text:p text:style-name="P4">
Publisher: Укринформ (Organization)</text:p>
      <text:p text:style-name="P4">
Published Time: 2023-05-09T-24:29:00+03:00</text:p>
      <text:p text:style-name="P4">
Modified Time: 2023-05-09T23:29:00+03:00</text:p>
      <text:p text:style-name="P4">
Description: The Zaporizhzhia team ranks 17th. - Ukrinform.</text:p>
      <text:p text:style-name="P4">
Images: ["<text:a xlink:type="simple" xlink:href="https://static.ukrinform.com/photos/2023_05/thumb_files/630_360_1683663942-166.jpg" text:style-name="Internet_20_link" text:visited-style-name="Visited_20_Internet_20_Link">
630_360_16836...</text:a>
"]</text:p>
      <text:p text:style-name="P4">
Tags: ['гандбол', 'Мотор Запоріжжя']</text:p>
      <text:p text:style-name="P4">
Type: Article</text:p>
      <!--METADATA-->
      <text:p text:style-name="P4">
<draw:frame draw:style-name="fr1" draw:name="Image39" text:anchor-type="as-char" svg:width="6.9236in" svg:height="3.956343in" draw:z-index="0">
<draw:image xlink:href="../Images/yкринформ/2023-05-09T-24-29-00-03-00/630_360_1683663942-166.jpg" xlink:type="simple" xlink:show="embed" xlink:actuate="onLoad" draw:mime-type="image/jpeg"/>
</draw:frame>
The Zaporizhzhia team ranks 17th.</text:p>
      <text:p text:style-name="P4">
The Motor Zaporozhye on the departure gave way to the outsider of the tournament, the Wolfvurzburg team - 35:37, Ukrinform reports.</text:p>
      <text:p text:style-name="P4">
Losing the first half(15:18), Ukrainian team broke the course of the game and kept taking into account 3 balls(32:29). Проте закінчення матчу залишилося за суперником, і«Мотор» програв поєдинок з рахунком 35:37.</text:p>
      <text:p text:style-name="P4">
У другій Бундеслізі «Мотор» має 9 перемог, 3 нічиї та 20 поразок. Запорізькакоманда набрала 21 очко та посідає 17-те місце серед 20 команд.</text:p>
      <text:p text:style-name="P4">
<text:span text:style-name="T4">
Читайте також:</text:span>
 <text:a xlink:type="simple" xlink:href="https://www.ukrinform.ua/rubric-sports/3704586-gandbolisti-zaporizkogo-motora-vodinadcate-stali-cempionami-ukraini.html" text:style-name="Internet_20_link" text:visited-style-name="Visited_20_Internet_20_Link">
 <text:span text:style-name="T4">
Мотор</text:span>
 </text:a>
As reported by Ukrinform, the Zaporizhzhya Motor won the Ukrainian Championship of Ukraine.</text:p>
      <text:p text:style-name="P4">
Photo: facebook.com/handball.lub.motor</text:p>
      <text:p text:style-name="P4">
News Source: <text:a xlink:type="simple" xlink:href="https://www.ukrinform.ua/rubric-sports/3707057-motor-postupivsa-u-matci-drugoi-bundesligi.html" text:style-name="Internet_20_link" text:visited-style-name="Visited_20_Internet_20_Link">
https://www.ukrinform.ua/rubric-sports/3707057-motor-postupivsa-u-matci-drugoi-bundesligi.html</text:a>
</text:p>
      <!--NEWS-->
      <text:h text:style-name="P10" text:outline-level="1">
<text:span text:style-name="T4">
A coalition for the creation of a special -threshold for the Russian Federation urged the world to support the Ukrainian formula of peace</text:span>
</text:h>
      <text:p text:style-name="P4">
Authors: Ukrinform (Person)</text:p>
      <text:p text:style-name="P4">
Publisher: Укринформ (Organization)</text:p>
      <text:p text:style-name="P4">
Published Time: 2023-05-09T-26:28:00+03:00</text:p>
      <text:p text:style-name="P4">
Modified Time: 2023-05-09T23:28:00+03:00</text:p>
      <text:p text:style-name="P4">
Description: Participants in the creation of a special tribunal for Russia called on the international community to support the application of a proper justice mechanism for aggression against Ukraine in the Russian Federation. - Ukrinform.</text:p>
      <text:p text:style-name="P4">
Images: ["<text:a xlink:type="simple" xlink:href="https://static.ukrinform.com/photos/2018_07/thumb_files/630_360_1531734661-9587.jpg" text:style-name="Internet_20_link" text:visited-style-name="Visited_20_Internet_20_Link">
630_360_15317...</text:a>
"]</text:p>
      <text:p text:style-name="P4">
Tags: ['Трибунал', 'Україна', 'Воєнні злочини', 'Війна з росією', 'Формула миру']</text:p>
      <text:p text:style-name="P4">
Type: Article</text:p>
      <!--METADATA-->
      <text:p text:style-name="P4">
<draw:frame draw:style-name="fr1" draw:name="Image40" text:anchor-type="as-char" svg:width="6.9236in" svg:height="3.956343in" draw:z-index="0">
<draw:image xlink:href="../Images/yкринформ/2023-05-09T-26-28-00-03-00/630_360_1531734661-9587.jpg" xlink:type="simple" xlink:show="embed" xlink:actuate="onLoad" draw:mime-type="image/jpeg"/>
</draw:frame>
Participants in the creation of a special tribunal for Russia called on international law to support the application of a proper mechanism of justice in the Russian Federation of Agression against Ukraine.</text:p>
      <text:p text:style-name="P4">
This is stated in a joint statement by participants of the coalition published on <text:a xlink:type="simple" xlink:href="http://www.president.gov.ua/news/spilna-zayava-stosovno-zusil-zi-stvorennya-tribunalu-shodo-z-82785" text:style-name="Internet_20_link" text:visited-style-name="Visited_20_Internet_20_Link">
</text:a>
, reports Ukrinform.</text:p>
      <text:p text:style-name="P4">
"We confirm that the persons responsible for committing the crime of anti -Ukraine aggression should not remain unpunished, and we urge the international community to consider appropriate actions, in particular by creating proper mechanism of justice to ensure effective responsibility for the crime .</text:p>
      <text:p text:style-name="P4">
It is emphasized that security in Europe and the world is interconnected and can be boarranty only if international law is fully observed, which are integral part of which are the territorial integrity and political independence of state UN.</text:p>
      <text:p text:style-name="P4">
Coalition participants express deep respect for the courage and endurance of Ukraine, which have become a strong shield for all European nations for the storage of the countries of the world.</text:p>
      <text:p text:style-name="P4">
<text:span text:style-name="T4">
 Read also: </text:span>
 <text:a xlink:type="simple" xlink:href="https://www.ukrinform.ua/rubric-polytics/3706961-zelenskij-zvernuvsa-do-ucasnikiv-samitu-koalicii-zi-stvorenna-spectribunalu-dla-rosii.html" text:style-name="Internet_20_link" text:visited-style-name="Visited_20_Internet_20_Link">
<text:span text:style-name="T4">
 special tribunal </text:span>
</text:a>
"Ukraine pays a high price not only for its future, but also for the safety of tamy -to -do others. We confirm our adamant support for the people of Ukraine, which will be for the protection of our independence against the background of Russian aggression," - said.</text:p>
      <text:p text:style-name="P4">
Among other things, the coalition participants declare support for the principles of fair and long peace, reflected in the formula of Vladimir. They support the implementation of the above initiative and call for a similar step to all states.</text:p>
      <text:p text:style-name="P4">
"We emphasize that we will side by side with Ukraine in its struggle of the Antrospiral aggressor and call for a complete restoration of Ukraine's territorial commitment in its internationally recognized borders that extend to its territorial waters. We urge the whole world to support the help of tanades as soon as possible." The authors of the statement emphasize.They also urge Russia to immediately release all illegally retained citizens of Ukraine and return all deported, including children.</text:p>
      <text:p text:style-name="P4">
<text:span text:style-name="T4">
 Read also: </text:span>
 <text:a xlink:type="simple" xlink:href="https://www.ukrinform.ua/rubric-polytics/3704632-zelenskij-ukraina-pracuvatime-nad-stvorennam-okremogo-miznarodnogo-tribunalu-a-ne-gibridnogo.html" text:style-name="Internet_20_link" text:visited-style-name="Visited_20_Internet_20_Link">
<text:span text:style-name="T4">
 tribunal </text:span>
</text:a>
"We confirm our commitment to holding the perpetrators of international law and supporting the efforts of international mechanisms, including the International Criminal Court, the OSCE Moscow Mechanism of the UN International International Investigation Commission against Ukraine," the abusive.</text:p>
      <text:p text:style-name="P4">
The coalition participants emphasize the need to achieve justice, as it is provided in the Buchan Declaration for responsibility for the most serious crimes against international law committed in the territory of Ukraine.</text:p>
      <text:p text:style-name="P4">
As reported by Ukrinform, May 9 <text:a xlink:type="simple" xlink:href="http://www.ukrinform.ua/amp/rubric-polytics/3706934-zelenskij-ocoliv-samit-osnovnoi-grupi-zi-stvorenna-spectribunalu-z-37-ucasnikami.html" text:style-name="Internet_20_link" text:visited-style-name="Visited_20_Internet_20_Link">
</text:a>
the main group working on the creation of a special tribunal on the crime of aggression against Ukraine.</text:p>
      <text:p text:style-name="P4">
News Source: <text:a xlink:type="simple" xlink:href="https://www.ukrinform.ua/rubric-polytics/3707058-koalicia-zi-stvorenna-spectribunalu-dla-rf-zaklikala-svit-pidtrimati-ukrainsku-formulu-miru.html" text:style-name="Internet_20_link" text:visited-style-name="Visited_20_Internet_20_Link">
https://www.ukrinform.ua/rubric-polytics/3707058-koalicia-zi-stvorenna-spectribunalu-dla-rf-zaklikala-svit-pidtrimati-ukrainsku-formulu-miru.html</text:a>
</text:p>
      <!--NEWS-->
      <text:h text:style-name="P10" text:outline-level="1">
<text:span text:style-name="T4">
Odesa -Reni's Movement will be complicated by the end of the week</text:span>
</text:h>
      <text:p text:style-name="P4">
Authors: Ukrinform (Person)</text:p>
      <text:p text:style-name="P4">
Publisher: Укринформ (Organization)</text:p>
      <text:p text:style-name="P4">
Published Time: 2023-05-09T-28:09:43+03:00</text:p>
      <text:p text:style-name="P4">
Modified Time: 2023-05-09T23:09:43+03:00</text:p>
      <text:p text:style-name="P4">
Description: The State Border Service of Ukraine warns of complications of the movement of the road "Odesa - Reni" in the area of ​​the control post "Lighthouse" in connection with repair work that will last until May 14. - Ukrinform.</text:p>
      <text:p text:style-name="P4">
Images: ["<text:a xlink:type="simple" xlink:href="https://static.ukrinform.com/photos/2017_08/thumb_files/630_360_1503496321-2944.jpg" text:style-name="Internet_20_link" text:visited-style-name="Visited_20_Internet_20_Link">
630_360_15034...</text:a>
"]</text:p>
      <text:p text:style-name="P4">
Tags: ['Одеса', 'Прикордонники']</text:p>
      <text:p text:style-name="P4">
Type: Article</text:p>
      <!--METADATA-->
      <text:p text:style-name="P4">
<draw:frame draw:style-name="fr1" draw:name="Image41" text:anchor-type="as-char" svg:width="6.9236in" svg:height="3.956343in" draw:z-index="0">
<draw:image xlink:href="../Images/yкринформ/2023-05-09T-28-09-43-03-00/630_360_1503496321-2944.jpg" xlink:type="simple" xlink:show="embed" xlink:actuate="onLoad" draw:mime-type="image/jpeg"/>
</draw:frame>
The State Border Service of Ukraine warns about complications of the movement of the road "Odesa - Reni" in the area of ​​the control post "Lighthouse" in connection with the repair work that will last until May 14.</text:p>
      <text:p text:style-name="P4">
As Ukrinform reports, the State Tax Service of Ukraine reported in <text:a xlink:type="simple" xlink:href="https://t.me/DPSUkr/11118" text:style-name="Internet_20_link" text:visited-style-name="Visited_20_Internet_20_Link">
</text:a>
.</text:p>
      <text:p text:style-name="P4">
"До уваги водіїв!З 08:30 10 травня по 18:00 14 травня на автомобільній дорозі"Одеса – Рені" в районі контрольного посту "Маяки" здійснюватимуться ремонтніроботи. Рух даною ділянкою буде ускладнено", – ідеться в повідомленні.</text:p>
      <text:p text:style-name="P4">
<text:span text:style-name="T4">
Читайте також:</text:span>
 <text:a xlink:type="simple" xlink:href="https://www.ukrinform.ua/rubric-kyiv/3706725-u-stolici-na-vulici-volodimirskij-cerez-remont-castkovo-obmezili-ruh.html" text:style-name="Internet_20_link" text:visited-style-name="Visited_20_Internet_20_Link">
 <text:span text:style-name="T4">
ремонт</text:span>
 </text:a>
According to preliminary data, the passage of vehicles will be carried out by means of reversible traffic.</text:p>
      <text:p text:style-name="P4">
As reported by Ukrinform, <text:a xlink:type="simple" xlink:href="https://www.ukrinform.ua/rubric-economy/3705022-u-punkti-propusku-agodindorogusk-obmezili-ruh-vantazivok-do-3-cervna.html" text:style-name="Internet_20_link" text:visited-style-name="Visited_20_Internet_20_Link">
</text:a>
through the protest of Polish carriers.</text:p>
      <text:p text:style-name="P4">
Photo illustrative, Odesa-Reni route</text:p>
      <text:p text:style-name="P4">
News Source: <text:a xlink:type="simple" xlink:href="https://www.ukrinform.ua/rubric-regions/3707054-ruhu-trasou-odesa-reni-bude-uskladnenij-do-kinca-tizna.html" text:style-name="Internet_20_link" text:visited-style-name="Visited_20_Internet_20_Link">
https://www.ukrinform.ua/rubric-regions/3707054-ruhu-trasou-odesa-reni-bude-uskladnenij-do-kinca-tizna.html</text:a>
</text:p>
      <!--NEWS-->
      <text:h text:style-name="P10" text:outline-level="1">
<text:span text:style-name="T4">
Zelensky: Without a victory over Nazism on May 8 would not have been Europe's day</text:span>
</text:h>
      <text:p text:style-name="P4">
Authors: Ukrinform (Person)</text:p>
      <text:p text:style-name="P4">
Publisher: Укринформ (Organization)</text:p>
      <text:p text:style-name="P4">
Published Time: 2023-05-09T-30:06:00+03:00</text:p>
      <text:p text:style-name="P4">
Modified Time: 2023-05-09T23:06:00+03:00</text:p>
      <text:p text:style-name="P4">
Description: Відсьогодні в Україні встановлена чесна послідовність історичних подій: без перемоги над нацизмом 8 травня не було б Дня Європи 9 травня. — Укрінформ.</text:p>
      <text:p text:style-name="P4">
Images: ["<text:a xlink:type="simple" xlink:href="https://static.ukrinform.com/photos/2023_04/thumb_files/630_360_1680700465-123.jpg" text:style-name="Internet_20_link" text:visited-style-name="Visited_20_Internet_20_Link">
630_360_16807...</text:a>
"]</text:p>
      <text:p text:style-name="P4">
Tags: ['Друга світова', 'Україна', 'День Європи ',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5-09T-30-06-00-03-00/630_360_1680700465-123.jpg" xlink:type="simple" xlink:show="embed" xlink:actuate="onLoad" draw:mime-type="image/jpeg"/>
</draw:frame>
From now on, a honest sequence of historical events has been established in Ukraine: there would be no day on Nazism on May 8, Europe.</text:p>
      <text:p text:style-name="P4">
This was emphasized by Volodymyr Zelenskyy during <text:a xlink:type="simple" xlink:href="https://www.youtube.com/watch" text:style-name="Internet_20_link" text:visited-style-name="Visited_20_Internet_20_Link">
</text:a>
At the end of the 440th day of the war.</text:p>
      <text:p text:style-name="P4">
"Yesterday, May 8, Europe and the world mentioned a common victory over aggression, about the surrender Nazism. We would not have such an united Europe - Europe without aggression and revenge, Europe, which respects different culture, which overcomes disputes exclusively in the legal plane and which is proud of a variety on our continent, "the President said.</text:p>
      <text:p text:style-name="P4">
According to him, more people will know the honest history and see the common aggression of the twentieth and 21st centuries, they will appreciate the sequence more.</text:p>
      <text:p text:style-name="P4">
"Memorial and Victory Day over Nazism in World War II, and immediately by the Swim - <text:a xlink:type="simple" xlink:href="https://www.ukrinform.ua/tag-den-evropi" text:style-name="Internet_20_link" text:visited-style-name="Visited_20_Internet_20_Link">
</text:a>
, Europe as a realized miracle continent. And this is only a matter of time when we can restore and just peace for our part of Europe, for Ukraine, " - said.</text:p>
      <text:p text:style-name="P4">
<text:span text:style-name="T4">
 Read also: </text:span>
 <text:a xlink:type="simple" xlink:href="https://www.ukrinform.ua/rubric-world/3707015-den-evropi-osoblivij-ukrainskij.html" text:style-name="Internet_20_link" text:visited-style-name="Visited_20_Internet_20_Link">
<text:span text:style-name="T4">
 day </text:span>
 <text:span text:style-name="T4">
 </text:span>
 Europe **</text:a>
The head of state emphasized that the loss of the present aggressor is a matter of time, and Russian revenge will be crushed by the courage of our soldiers and a common force of the free world. The President also expressed gratitude to the soldiers who invite the victory, in particular, to the Air Force fighters who reflect Russian attacks from the sky.</text:p>
      <text:p text:style-name="P4">
As reported by Ukrinform, Volodymyr Zelenskyy signed Decree No. 266/2023, according to which May 9 <text:a xlink:type="simple" xlink:href="http://www.ukrinform.ua/rubric-society/3706138-ukraina-soricno-9-travna-vidznacatime-den-evropi-ukaz-prezidenta.html" text:style-name="Internet_20_link" text:visited-style-name="Visited_20_Internet_20_Link">
</text:a>
. Earlier, the day was celebrated on the third Saturday of May.</text:p>
      <text:p text:style-name="P4">
President also <text:a xlink:type="simple" xlink:href="http://www.ukrinform.ua/rubric-polytics/3706137-zelenskij-proponue-vidznacati-den-pamati-ta-peremogi-nad-nacizmom-8-travna.html" text:style-name="Internet_20_link" text:visited-style-name="Visited_20_Internet_20_Link">
</text:a>
The Bill of Memorial and Victory over Nazism of the World War War.</text:p>
      <text:p text:style-name="P4">
<text:span text:style-name="T5">
Foto: op</text:span>
</text:p>
      <text:p text:style-name="P4">
News Source: <text:a xlink:type="simple" xlink:href="https://www.ukrinform.ua/rubric-ato/3707052-zelenskij-bez-peremogi-nad-nacizmom-8-travna-ne-bulo-b-dna-evropi.html" text:style-name="Internet_20_link" text:visited-style-name="Visited_20_Internet_20_Link">
https://www.ukrinform.ua/rubric-ato/3707052-zelenskij-bez-peremogi-nad-nacizmom-8-travna-ne-bulo-b-dna-evropi.html</text:a>
</text:p>
      <!--NEWS-->
      <text:h text:style-name="P10" text:outline-level="1">
<text:span text:style-name="T4">
Defense forces in Donetsk destroyed the rb of Russians</text:span>
</text:h>
      <text:p text:style-name="P4">
Authors: Ukrinform (Person)</text:p>
      <text:p text:style-name="P4">
Publisher: Укринформ (Organization)</text:p>
      <text:p text:style-name="P4">
Published Time: 2023-05-09T-32:00:39+03:00</text:p>
      <text:p text:style-name="P4">
Modified Time: 2023-05-09T23:00:39+03:00</text:p>
      <text:p text:style-name="P4">
Description: In the Donetsk region, Ukrainian defenders with the help of air intelligence destroyed the remedy of electronic struggle of Russian troops. - Ukrinform.</text:p>
      <text:p text:style-name="P4">
Images: ["<text:a xlink:type="simple" xlink:href="https://static.ukrinform.com/photos/2023_05/thumb_files/630_360_1683662375-929.jpg" text:style-name="Internet_20_link" text:visited-style-name="Visited_20_Internet_20_Link">
630_360_16836...</text:a>
"]</text:p>
      <text:p text:style-name="P4">
Tags: ['Прикордонники', 'Війна з росією']</text:p>
      <text:p text:style-name="P4">
Type: Article</text:p>
      <!--METADATA-->
      <text:p text:style-name="P4">
<draw:frame draw:style-name="fr1" draw:name="Image43" text:anchor-type="as-char" svg:width="6.9236in" svg:height="3.956343in" draw:z-index="0">
<draw:image xlink:href="../Images/yкринформ/2023-05-09T-32-00-39-03-00/630_360_1683662375-929.jpg" xlink:type="simple" xlink:show="embed" xlink:actuate="onLoad" draw:mime-type="image/jpeg"/>
</draw:frame>
In the Udantian region, Ukrainian defenders with the help of air intelligence destroyed the means of radiolectronic struggle of Russian troops.</text:p>
      <text:p text:style-name="P4">
As Ukrinform reports, this has reported <text:a xlink:type="simple" xlink:href="https://dpsu.gov.ua/ua/news/%20video%20-na-donechchini-prikordonniki-dopomogli-znishchiti-vorozhiy-zasib-reb/" text:style-name="Internet_20_link" text:visited-style-name="Visited_20_Internet_20_Link">
</text:a>
by publishing the appropriate video.</text:p>
      <text:p text:style-name="P4">
The border guards with the help of a drone found positions, location of the tool and the movement of enemy infantry, and then transmitted the coordinates of the artillery unit of one of the brigades of the Armed Forces of Ukraine online.</text:p>
      <text:p text:style-name="P4">
<text:span text:style-name="T4">
 Read also: </text:span>
 <text:a xlink:type="simple" xlink:href="https://www.ukrinform.ua/rubric-ato/3707003-na-tavrijskomu-napramku-rosiani-22-razi-bezrezultatno-atakuvali-pozicii-zsu.html" text:style-name="Internet_20_link" text:visited-style-name="Visited_20_Internet_20_Link">
</text:a>
As a result of the fire under the adjustment of the DPSU fighters, the Khitudes were eliminated.</text:p>
      <text:p text:style-name="P4">
As reported by Ukrinform, as of May 9, in the full -scale war, Russia has lost more than 195 thousand of its military units of equipment in the war.</text:p>
      <text:p text:style-name="P4">
Photo illustrative</text:p>
      <text:p text:style-name="P4">
News Source: <text:a xlink:type="simple" xlink:href="https://www.ukrinform.ua/rubric-ato/3707051-sili-oboroni-na-doneccini-znisili-reb-rosian.html" text:style-name="Internet_20_link" text:visited-style-name="Visited_20_Internet_20_Link">
https://www.ukrinform.ua/rubric-ato/3707051-sili-oboroni-na-doneccini-znisili-reb-rosian.html</text:a>
</text:p>
      <!--NEWS-->
      <text:h text:style-name="P10" text:outline-level="1">
<text:span text:style-name="T4">
Export dispute with the EU will be resolved within the current contractual base - President</text:span>
</text:h>
      <text:p text:style-name="P4">
Authors: Ukrinform (Person)</text:p>
      <text:p text:style-name="P4">
Publisher: Укринформ (Organization)</text:p>
      <text:p text:style-name="P4">
Published Time: 2023-05-09T-35:52:00+03:00</text:p>
      <text:p text:style-name="P4">
Modified Time: 2023-05-09T22:52:00+03:00</text:p>
      <text:p text:style-name="P4">
Description: President of Ukraine Volodymyr Zelensky and the head of the European Commission Ursula von Der Liaan discussed an export dispute between Ukraine and a number of EU countries. - Ukrinform.</text:p>
      <text:p text:style-name="P4">
Images: ["<text:a xlink:type="simple" xlink:href="https://static.ukrinform.com/photos/2023_05/thumb_files/630_360_1683632260-653.jpg" text:style-name="Internet_20_link" text:visited-style-name="Visited_20_Internet_20_Link">
630_360_16836...</text:a>
"]</text:p>
      <text:p text:style-name="P4">
Tags: ['Економіка', 'Експорт', 'Євросоюз', 'Торгівля', 'Зеленський', 'Фон дер Ляєн']</text:p>
      <text:p text:style-name="P4">
Type: Article</text:p>
      <!--METADATA-->
      <text:p text:style-name="P4">
<draw:frame draw:style-name="fr1" draw:name="Image44" text:anchor-type="as-char" svg:width="6.9236in" svg:height="3.956343in" draw:z-index="0">
<draw:image xlink:href="../Images/yкринформ/2023-05-09T-35-52-00-03-00/630_360_1683632260-653.jpg" xlink:type="simple" xlink:show="embed" xlink:actuate="onLoad" draw:mime-type="image/jpeg"/>
</draw:frame>
President of Ukraine Volodymyr Zelensky and the head of the European Commission Ursula Fon Derlyan discussed an export dispute between Ukraine and a number of EU countries.</text:p>
      <text:p text:style-name="P4">
This was reported by Volodymyr Zelenskyy during <text:a xlink:type="simple" xlink:href="https://www.youtube.com/watch" text:style-name="Internet_20_link" text:visited-style-name="Visited_20_Internet_20_Link">
</text:a>
At the end of the 440th day of the war.</text:p>
      <text:p text:style-name="P4">
"Visit Ursula von der Lyen, Mrs. President of the European Commission, was Ispolitic on this day, and very productive ... Of course, we discussed the IXport dispute with our neighbors in the EU. We have to overcome it in a clear duplicate between us President.</text:p>
      <text:p text:style-name="P4">
<text:span text:style-name="T5">
Viso: <text:a xlink:type="simple" xlink:href="https://t.me/OP_UA/9464" text:style-name="Internet_20_link" text:visited-style-name="Visited_20_Internet_20_Link">
</text:a>
</text:span>
</text:p>
      <text:p text:style-name="P4">
Zelensky noted that the parties also raised the issue of sanction pressure peoples, preparation of the 11th package <text:a xlink:type="simple" xlink:href="https://www.ukrinform.ua/tag-sankcii" text:style-name="Internet_20_link" text:visited-style-name="Visited_20_Internet_20_Link">
</text:a>
Apostrf. At the same time, Ukraine has covered its achievements on the battlefield and articulating from partners in the field of defense. Ukraine's political prospects for European integration were also completed during the meeting.</text:p>
      <text:p text:style-name="P4">
<text:span text:style-name="T4">
 Read also: </text:span>
 <text:a xlink:type="simple" xlink:href="https://www.ukrinform.ua/rubric-economy/3706889-smigal-obgovoriv-z-fon-der-laen-eksport-ukrainskoi-agroprodukcii-do-es.html" text:style-name="Internet_20_link" text:visited-style-name="Visited_20_Internet_20_Link">
<text:span text:style-name="T4">
 Export </text:span>
</text:a>
The Head of State expressed gratitude to the head of the European Commission and for the participation of the entire meeting on the occasion of the creation of a tribunal on the crime of aggression of Russian opposite Ukraine.</text:p>
      <text:p text:style-name="P4">
"In total, 37 participants of the meeting - states and international institutions. Appealed to the participants, urged to move without stops on the way to the full responsibility of the aggressor," the President summarized.</text:p>
      <text:p text:style-name="P4">
As reported by Ukrinform, Ukraine expects that the European Union will in the near future approve the 11th sanctional package for the Russian Federation, which contains a processing against the nuclear industry of the terrorist state.</text:p>
      <text:p text:style-name="P4">
News Source: <text:a xlink:type="simple" xlink:href="https://www.ukrinform.ua/rubric-economy/3707048-eksportna-superecka-z-es-virisitsa-u-mezah-cinnoi-dogovirnoi-bazi-prezident.html" text:style-name="Internet_20_link" text:visited-style-name="Visited_20_Internet_20_Link">
https://www.ukrinform.ua/rubric-economy/3707048-eksportna-superecka-z-es-virisitsa-u-mezah-cinnoi-dogovirnoi-bazi-prezident.html</text:a>
</text:p>
      <!--NEWS-->
      <text:h text:style-name="P10" text:outline-level="1">
<text:span text:style-name="T4">
FBI has disposed of the Snake Narchable Programs used by the Russian FSB</text:span>
</text:h>
      <text:p text:style-name="P4">
Authors: Ukrinform (Person)</text:p>
      <text:p text:style-name="P4">
Publisher: Укринформ (Organization)</text:p>
      <text:p text:style-name="P4">
Published Time: 2023-05-09T-37:45:00+03:00</text:p>
      <text:p text:style-name="P4">
Modified Time: 2023-05-09T22:45:00+03:00</text:p>
      <text:p text:style-name="P4">
Description: The Federal Bureau of Investigation (FBI) of the United States found and neutralized a package of harmful programs called "Snake" used in the Federal Security Service (FSB) of the Russian Federation. - Ukrinform.</text:p>
      <text:p text:style-name="P4">
Images: ["<text:a xlink:type="simple" xlink:href="https://static.ukrinform.com/photos/2022_11/thumb_files/630_360_1669824895-205.jpg" text:style-name="Internet_20_link" text:visited-style-name="Visited_20_Internet_20_Link">
630_360_16698...</text:a>
"]</text:p>
      <text:p text:style-name="P4">
Tags: ['ФБР', 'фсб рф', 'Хакери']</text:p>
      <text:p text:style-name="P4">
Type: Article</text:p>
      <!--METADATA-->
      <text:p text:style-name="P4">
<draw:frame draw:style-name="fr1" draw:name="Image45" text:anchor-type="as-char" svg:width="6.9236in" svg:height="3.956343in" draw:z-index="0">
<draw:image xlink:href="../Images/yкринформ/2023-05-09T-37-45-00-03-00/630_360_1669824895-205.jpg" xlink:type="simple" xlink:show="embed" xlink:actuate="onLoad" draw:mime-type="image/jpeg"/>
</draw:frame>
Federal Bureau of Investigation(FBI)The US has discovered and neutralized the pumping programs called "Snake" used in the Federal Service Safety Service(FSB)Russian Federation.</text:p>
      <text:p text:style-name="P4">
About it reports <text:a xlink:type="simple" xlink:href="https://www.justice.gov/opa/pr/justice-department-announces-court-authorized-disruption-snake-malware-network-controlled" text:style-name="Internet_20_link" text:visited-style-name="Visited_20_Internet_20_Link">
</text:a>
, reports Ukrinform.</text:p>
      <text:p text:style-name="P4">
"The operation under the code name" Medusa "has been completed regarding the violation of the global single -early network of computers compromised by complex harmful programs called" Snake ", - the message reads.</text:p>
      <text:p text:style-name="P4">
<text:span text:style-name="T4">
 Read also: </text:span>
 <text:a xlink:type="simple" xlink:href="https://www.ukrinform.ua/rubric-ato/3700816-fbr-spivpracue-z-amerikanskimi-kompaniami-dla-zboru-dokaziv-voennih-zlociniv-v-ukraini.html" text:style-name="Internet_20_link" text:visited-style-name="Visited_20_Internet_20_Link">
<text:span text:style-name="T4">
 FBI </text:span>
</text:a>
It is noted that the US government authors "Snake" by employees of the Center of the Center of the 16 Federal Security Service of Russia.</text:p>
      <text:p text:style-name="P4">
"For almost 20 years, this unit has used the versions of the harmful software" Snake "to theft of confidential documents from hundreds of computer systems at least in 50 countries that are part of NATO," the department said.</text:p>
      <text:p text:style-name="P4">
It is about the data of members of NATO governments, journalists and other objects that are of interest to Russia.</text:p>
      <text:p text:style-name="P4">
<text:span text:style-name="T4">
 Read also: </text:span>
 <text:a xlink:type="simple" xlink:href="https://www.ukrinform.ua/rubric-economy/3703589-ukrainski-pravoohoronci-ta-fbr-likviduvali-devat-servisiv-obminu-kriptovaluti.html" text:style-name="Internet_20_link" text:visited-style-name="Visited_20_Internet_20_Link">
<text:span text:style-name="T4">
 FBI </text:span>
</text:a>
The New York Branch of the FBI, the FBI Cyber Formation, the US Prosecutor's Office from the Eastern District of New York and the Department of Contelliation and Export Control of National Security Management were destroyed.</text:p>
      <text:p text:style-name="P4">
According to Ukrinform, Russian hackers have disabled the site of the French seven.</text:p>
      <text:p text:style-name="P4">
Photo: Shutterstock/Militarist</text:p>
      <text:p text:style-name="P4">
News Source: <text:a xlink:type="simple" xlink:href="https://www.ukrinform.ua/rubric-world/3707049-fbr-zneskodila-merezu-skidlivih-program-snake-aki-vikoristovue-rosijska-fsb.html" text:style-name="Internet_20_link" text:visited-style-name="Visited_20_Internet_20_Link">
https://www.ukrinform.ua/rubric-world/3707049-fbr-zneskodila-merezu-skidlivih-program-snake-aki-vikoristovue-rosijska-fsb.html</text:a>
</text:p>
      <!--NEWS-->
      <text:h text:style-name="P10" text:outline-level="1">
<text:span text:style-name="T4">
Yastremskaya will play with the Russian at the base of the tournament in Rome</text:span>
</text:h>
      <text:p text:style-name="P4">
Authors: Ukrinform (Person)</text:p>
      <text:p text:style-name="P4">
Publisher: Укринформ (Organization)</text:p>
      <text:p text:style-name="P4">
Published Time: 2023-05-09T-39:44:00+03:00</text:p>
      <text:p text:style-name="P4">
Modified Time: 2023-05-09T22:44:00+03:00</text:p>
      <text:p text:style-name="P4">
Description: The Ukrainian tennis player received the first rival, after successful qualification. - Ukrinform.</text:p>
      <text:p text:style-name="P4">
Images: ["<text:a xlink:type="simple" xlink:href="https://static.ukrinform.com/photos/2023_05/thumb_files/630_360_1683661412-772.jpg" text:style-name="Internet_20_link" text:visited-style-name="Visited_20_Internet_20_Link">
630_360_16836...</text:a>
"]</text:p>
      <text:p text:style-name="P4">
Tags: ['Теніс', 'Даяна Ястремська']</text:p>
      <text:p text:style-name="P4">
Type: Article</text:p>
      <!--METADATA-->
      <text:p text:style-name="P4">
<draw:frame draw:style-name="fr1" draw:name="Image46" text:anchor-type="as-char" svg:width="6.9236in" svg:height="3.956343in" draw:z-index="0">
<draw:image xlink:href="../Images/yкринформ/2023-05-09T-39-44-00-03-00/630_360_1683661412-772.jpg" xlink:type="simple" xlink:show="embed" xlink:actuate="onLoad" draw:mime-type="image/jpeg"/>
</draw:frame>
The Ukrainian tennis player received the first rival, after successful care.</text:p>
      <text:p text:style-name="P4">
In the first round of the main grid of the soil tournament of the WTA 1000 series in Rome Dayanastremskaya(WTA 158)will play against Anna Kalinsk's Russian(WTA 57), <text:a xlink:type="simple" xlink:href="https://btu.org.ua/ua/news/ukrainskiy-tennis/44926-rim-yastremska-zigraye-proti-nejtralnoyi-tenisistki-v-pershomu-koli-osnovnoyi-sitki.html" text:style-name="Internet_20_link" text:visited-style-name="Visited_20_Internet_20_Link">
</text:a>
BTU, Ukrinform reports.</text:p>
      <text:p text:style-name="P4">
The match will take place tomorrow, May 10, the last launch at the court # 1. Oriented time of the match - 17:00 for Kiev.</text:p>
      <text:p text:style-name="P4">
The tennis players used to play with each other four times and won two victories. Three matches took place on the ground in 2016-2017 and there were twice stronger.</text:p>
      <text:p text:style-name="P4">
<text:span text:style-name="T4">
 Read also: </text:span>
 <text:a xlink:type="simple" xlink:href="https://www.ukrinform.ua/rubric-sports/3706978-astremska-vigrala-final-kvalifikacii-i-vistupit-na-turniri-wta-v-rimi.html" text:style-name="Internet_20_link" text:visited-style-name="Visited_20_Internet_20_Link">
<text:span text:style-name="T4">
 Yastremskaya </text:span>
</text:a>
As reported by Ukrinform, Yastremskaya in Rome successfully overcome the qualification, beating Leolia Jeanjan and Rebecca Masarov.</text:p>
      <text:p text:style-name="P4">
Photo: btu.org.ua</text:p>
      <text:p text:style-name="P4">
News Source: <text:a xlink:type="simple" xlink:href="https://www.ukrinform.ua/rubric-sports/3707047-astremska-zigrae-z-rosiankou-v-osnovi-turniru-u-rimi.html" text:style-name="Internet_20_link" text:visited-style-name="Visited_20_Internet_20_Link">
https://www.ukrinform.ua/rubric-sports/3707047-astremska-zigrae-z-rosiankou-v-osnovi-turniru-u-rimi.html</text:a>
</text:p>
      <!--NEWS-->
      <text:h text:style-name="P10" text:outline-level="1">
<text:span text:style-name="T4">
Zelensky thanked the French Parliament for recognition of Wagner PEC terrorists</text:span>
</text:h>
      <text:p text:style-name="P4">
Authors: Ukrinform (Person)</text:p>
      <text:p text:style-name="P4">
Publisher: Укринформ (Organization)</text:p>
      <text:p text:style-name="P4">
Published Time: 2023-05-09T-41:34:00+03:00</text:p>
      <text:p text:style-name="P4">
Modified Time: 2023-05-09T22:34:00+03:00</text:p>
      <text:p text:style-name="P4">
Description: The French Parliament recognized a private military company Wagner by terrorists. - Ukrinform.</text:p>
      <text:p text:style-name="P4">
Images: ["<text:a xlink:type="simple" xlink:href="https://static.ukrinform.com/photos/2023_05/thumb_files/630_360_1683661262-371.jpeg" text:style-name="Internet_20_link" text:visited-style-name="Visited_20_Internet_20_Link">
630_360_16836...</text:a>
"]</text:p>
      <text:p text:style-name="P4">
Tags: ['Франція', 'США', 'ПВК "Вагнера"', 'Зеленський']</text:p>
      <text:p text:style-name="P4">
Type: Article</text:p>
      <!--METADATA-->
      <text:p text:style-name="P4">
<draw:frame draw:style-name="fr1" draw:name="Image47" text:anchor-type="as-char" svg:width="6.9236in" svg:height="3.956343in" draw:z-index="0">
<draw:image xlink:href="../Images/yкринформ/2023-05-09T-41-34-00-03-00/630_360_1683661262-371.jpeg" xlink:type="simple" xlink:show="embed" xlink:actuate="onLoad" draw:mime-type="image/jpeg"/>
</draw:frame>
The French Parliament recognized a private military company Wagner by terrorists.</text:p>
      <text:p text:style-name="P4">
This was reported by President of Ukraine Volodymyr Zelenskyy during <text:a xlink:type="simple" xlink:href="https://www.facebook.com/watch/" text:style-name="Internet_20_link" text:visited-style-name="Visited_20_Internet_20_Link">
</text:a>
At the end of the 440th day.</text:p>
      <text:p text:style-name="P4">
He also expressed his gratitude to the French Parliament for this decision to recognize the terrorist "Russian pseudious group" Wagner ".</text:p>
      <text:p text:style-name="P4">
<text:span text:style-name="T4">
 Read also: </text:span>
 <text:a xlink:type="simple" xlink:href="https://www.ukrinform.ua/rubric-ato/3707040-zelenskij-lise-pitanna-casu-koli-mi-zmozemo-vidnoviti-spravedlivij-mir.html" text:style-name="Internet_20_link" text:visited-style-name="Visited_20_Internet_20_Link">
<text:span text:style-name="T4">
 Zelensky </text:span>
</text:a>
"This is what must be approved by the world - every manifestation of terrorism should be published, and every terrorist is convicted," he stressed.</text:p>
      <text:p text:style-name="P4">
He also thanked the US for a new defense package.</text:p>
      <text:p text:style-name="P4">
"There are next good news from partners. From what can be said in public: the Elena Defense Package from the United States. The total volume is 1 billion 200 million. Artillery, defense against rockets and drones of terrorists, other things to rein on our defenders and defenders. Biden, Congress is a way of parties - and every American family for unchanged support and Za -American force that gives us strength, "he said.</text:p>
      <text:p text:style-name="P4">
<text:span text:style-name="T4">
 Read also: </text:span>
 <text:a xlink:type="simple" xlink:href="https://www.ukrinform.ua/rubric-ato/3706891-ssa-vidilaut-ukraini-novij-paket-vijskovoi-dopomogi-na-sumu-12-milarda-pentagon.html" text:style-name="Internet_20_link" text:visited-style-name="Visited_20_Internet_20_Link">
<text:span text:style-name="T4">
 Package </text:span>
</text:a>
At the same time, Zelensky noted that negotiations with other partners with additional defensive packages that will provide new opportunities for the Armed Forces.</text:p>
      <text:p text:style-name="P4">
According to Ukrinform, during a joint briefing with the head of the European Commission Ursula von Der Lyen in Kiev, Zelensky said the EU would provide a million shells for artillery.</text:p>
      <text:p text:style-name="P4">
Photo: op</text:p>
      <text:p text:style-name="P4">
News Source: <text:a xlink:type="simple" xlink:href="https://www.ukrinform.ua/rubric-ato/3707046-zelenskij-podakuvav-parlamentu-francii-za-viznanna-pvk-vagner-teroristami.html" text:style-name="Internet_20_link" text:visited-style-name="Visited_20_Internet_20_Link">
https://www.ukrinform.ua/rubric-ato/3707046-zelenskij-podakuvav-parlamentu-francii-za-viznanna-pvk-vagner-teroristami.html</text:a>
</text:p>
      <!--NEWS-->
      <text:h text:style-name="P10" text:outline-level="1">
<text:span text:style-name="T4">
In Mariupol, the army of the Russian Federation destroyed more than 1100 houses - the City Council</text:span>
</text:h>
      <text:p text:style-name="P4">
Authors: Ukrinform (Person)</text:p>
      <text:p text:style-name="P4">
Publisher: Укринформ (Organization)</text:p>
      <text:p text:style-name="P4">
Published Time: 2023-05-09T-43:25:00+03:00</text:p>
      <text:p text:style-name="P4">
Modified Time: 2023-05-09T22:25:00+03:00</text:p>
      <text:p text:style-name="P4">
Description: In the captured Mariupol, since the beginning of a full -scale invasion of the Russian army has damaged 2208 houses, of which 50% have destroyed and almost 300 houses have already demolished. The plans include dismantling another 700 homes.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Будинок', 'Маріуполь', 'Міськрада']</text:p>
      <text:p text:style-name="P4">
Type: Article</text:p>
      <!--METADATA-->
      <text:p text:style-name="P4">
<draw:frame draw:style-name="fr1" draw:name="Image48" text:anchor-type="as-char" svg:width="6.9236in" svg:height="3.956343in" draw:z-index="0">
<draw:image xlink:href="../Images/yкринформ/2023-05-09T-43-25-00-03-00/630_360_1680546247-363.jpg" xlink:type="simple" xlink:show="embed" xlink:actuate="onLoad" draw:mime-type="image/jpeg"/>
</draw:frame>
Since the beginning of the full -scale invasion of the Russian army, the imprisoned Mariupol has damaged 2208 houses, of which 50% have destroyed and almost 300 homes have already demolished. The plans are to demonstrate another 700 homes.</text:p>
      <text:p text:style-name="P4">
As Ukrinform reports, about it in <text:a xlink:type="simple" xlink:href="https://t.me/mariupolrada/14076" text:style-name="Internet_20_link" text:visited-style-name="Visited_20_Internet_20_Link">
</text:a>
The reporting city council with reference to the mayor Vadim Boychenko.</text:p>
      <text:p text:style-name="P4">
“From the beginning of a full -scale invasion, Russian invaders have damaged 2208 buildings in Mariupol. Of these, 50% were destroyed. Now they wear them out, leaving the cottages and breasts of stones. Nearly 300 homes have already been dismantled, and still plans to demolish about 700 homes, ”the mayor said.</text:p>
      <text:p text:style-name="P4">
<text:span text:style-name="T4">
 Read also: </text:span>
 <text:a xlink:type="simple" xlink:href="https://www.ukrinform.ua/rubric-regions/3706878-u-mariupoli-vivisili-prapor-ukraini-na-zrujnovanij-rosianami-budivli-palacu-kulturi.html" text:style-name="Internet_20_link" text:visited-style-name="Visited_20_Internet_20_Link">
<text:span text:style-name="T4">
 Mariupol </text:span>
</text:a>
The City Council emphasized that today the demolition of Umariupoli's homes is one way to hide their crimes, but as if they would be unmanageable, and punishment will be for every military criminal.</text:p>
      <text:p text:style-name="P4">
It was reported that Russia's aggression has caused one of the largest humanitarian catastrophes in Mariupol. The city is almost 90% destroyed as a result of hostility. Damaged and destroyed residential buildings, hospitals, schools, kindergartens.</text:p>
      <text:p text:style-name="P4">
Currently, more than 100,000 inhabitants remain in the city. The invaders are forced to receive Russian passports, especially state employees.</text:p>
      <text:p text:style-name="P4">
<text:span text:style-name="T4">
 Read also: </text:span>
 <text:a xlink:type="simple" xlink:href="https://www.ukrinform.ua/rubric-ato/3706538-zagarbniki-pocali-mobilizaciu-budzetnikiv-u-mariupoli.html" text:style-name="Internet_20_link" text:visited-style-name="Visited_20_Internet_20_Link">
<text:span text:style-name="T4">
 Mariupol </text:span>
</text:a>
Mariupol and surrounding settlements are transformed by the invaders into a Russian army's military-logistics hub.</text:p>
      <text:p text:style-name="P4">
News Source: <text:a xlink:type="simple" xlink:href="https://www.ukrinform.ua/rubric-regions/3706980-u-mariupoli-armia-rf-znisila-ponad-1100-budinkiv-miskrada.html" text:style-name="Internet_20_link" text:visited-style-name="Visited_20_Internet_20_Link">
https://www.ukrinform.ua/rubric-regions/3706980-u-mariupoli-armia-rf-znisila-ponad-1100-budinkiv-miskrada.html</text:a>
</text:p>
      <!--NEWS-->
      <text:h text:style-name="P10" text:outline-level="1">
<text:span text:style-name="T4">
The President invited European students to join Ukraine's rebuilding</text:span>
</text:h>
      <text:p text:style-name="P4">
Authors: Ukrinform (Person)</text:p>
      <text:p text:style-name="P4">
Publisher: Укринформ (Organization)</text:p>
      <text:p text:style-name="P4">
Published Time: 2023-05-09T-45:19:00+03:00</text:p>
      <text:p text:style-name="P4">
Modified Time: 2023-05-09T22:19:00+03:00</text:p>
      <text:p text:style-name="P4">
Description: Volodymyr Zelensky invited students of European universities to join the post -war reconstruction of Ukraine. - Ukrinform.</text:p>
      <text:p text:style-name="P4">
Images: ["<text:a xlink:type="simple" xlink:href="https://static.ukrinform.com/photos/2023_03/thumb_files/630_360_1677947352-436.jpg" text:style-name="Internet_20_link" text:visited-style-name="Visited_20_Internet_20_Link">
630_360_16779...</text:a>
"]</text:p>
      <text:p text:style-name="P4">
Tags: ['Україна', 'Студент', 'Зеленський', 'Відбудова']</text:p>
      <text:p text:style-name="P4">
Type: Article</text:p>
      <!--METADATA-->
      <text:p text:style-name="P4">
<draw:frame draw:style-name="fr1" draw:name="Image49" text:anchor-type="as-char" svg:width="6.9236in" svg:height="3.956343in" draw:z-index="0">
<draw:image xlink:href="../Images/yкринформ/2023-05-09T-45-19-00-03-00/630_360_1677947352-436.jpg" xlink:type="simple" xlink:show="embed" xlink:actuate="onLoad" draw:mime-type="image/jpeg"/>
</draw:frame>
Volodymyrzelensky invited students of European universities to join the post -war development of Ukraine.</text:p>
      <text:p text:style-name="P4">
The Head of State said this when communicating with Euniwell Alliance European Universities, Ukrinform reports with reference to <text:a xlink:type="simple" xlink:href="https://www.president.gov.ua/news/zahist-i-svoboda-ce-pryamij-rezultat-smilivosti-volodimir-ze-82793" text:style-name="Internet_20_link" text:visited-style-name="Visited_20_Internet_20_Link">
</text:a>
Heads of State.</text:p>
      <text:p text:style-name="P4">
According to Zelensky, after the end of the war, Ukraine - a future full member of the EU - will require reconstruction, as many cities and public were resolved as a result of hostilities.</text:p>
      <text:p text:style-name="P4">
"For all this will need help: in work, in development, to the contribution of Ukraine. Therefore, we invite energetic people, students with their ideas, with our knowledge to Ukraine to restore our country," said the president.</text:p>
      <text:p text:style-name="P4">
He stressed that the war should end with the withdrawal of Russian troops, and becomes invaded to a frozen conflict in Europe. According to him, Ukrainians have been defending European values with Russia, so Ukraine can be considered as a democratic world.</text:p>
      <text:p text:style-name="P4">
<text:span text:style-name="T4">
 Read also: </text:span>
 <text:a xlink:type="simple" xlink:href="https://www.ukrinform.ua/rubric-society/3707039-zelenskij-vistupiv-pered-studentami-alansu-evropejskih-universitetiv-euniwell.html" text:style-name="Internet_20_link" text:visited-style-name="Visited_20_Internet_20_Link">
<text:span text:style-name="T4">
 student </text:span>
</text:a>
"Ukraine is a wall between absolute autocratia and democracy. And therefore the Mipovin stand. In order to be in the future to be truly a support for powerful Tazazazauzauzau.(https://www.ukrinform.ua/tag-zelenskij).</text:p>
      <text:p text:style-name="P4">
The president emphasized that Ukrainians will cope on the battlefield. At the same time, calling for their societies and political leaders to be called for unity in the help and support of Ukraine.</text:p>
      <text:p text:style-name="P4">
"If sanctions against Russia are powerful, if you transfer weapons, it is a non -liberation, if you help Ukraine in protecting in the information space - then one hundred percent," the head of state said.</text:p>
      <text:p text:style-name="P4">
<text:span text:style-name="T4">
 Read also: </text:span>
 <text:a xlink:type="simple" xlink:href="https://www.ukrinform.ua/rubric-ato/3707040-zelenskij-lise-pitanna-casu-koli-mi-zmozemo-vidnoviti-spravedlivij-mir.html" text:style-name="Internet_20_link" text:visited-style-name="Visited_20_Internet_20_Link">
<text:span text:style-name="T4">
 Zelensky </text:span>
</text:a>
The Head of State congratulated all those present on Europe Day and invited the next year to celebrate this day in a peaceful Ukraine.</text:p>
      <text:p text:style-name="P4">
As it was reported, the event was held on the initiative of the Taras Shevchenko National University within the Euniwell Alliance, which brings together 11 universities in Europe, where 337 thousand students study.</text:p>
      <text:p text:style-name="P4">
<text:span text:style-name="T5">
Foto: op</text:span>
</text:p>
      <text:p text:style-name="P4">
News Source: <text:a xlink:type="simple" xlink:href="https://www.ukrinform.ua/rubric-vidbudova/3707042-zelenskij-zaprosiv-evropejskih-studentiv-dolucitisa-do-vidbudovi-ukraini.html" text:style-name="Internet_20_link" text:visited-style-name="Visited_20_Internet_20_Link">
https://www.ukrinform.ua/rubric-vidbudova/3707042-zelenskij-zaprosiv-evropejskih-studentiv-dolucitisa-do-vidbudovi-ukraini.html</text:a>
</text:p>
      <!--NEWS-->
      <text:h text:style-name="P10" text:outline-level="1">
<text:span text:style-name="T4">
The new assistance package of Ukraine is designed for the long term - Pentagon</text:span>
</text:h>
      <text:p text:style-name="P4">
Authors: Ukrinform (Person)</text:p>
      <text:p text:style-name="P4">
Publisher: Укринформ (Organization)</text:p>
      <text:p text:style-name="P4">
Published Time: 2023-05-09T-47:11:00+03:00</text:p>
      <text:p text:style-name="P4">
Modified Time: 2023-05-09T22:11:00+03:00</text:p>
      <text:p text:style-name="P4">
Description: On Tuesday, a new military aid package for Ukraine worth $ 1.2 billion provides for the production of new weapons for the Armed Forces or receiving them from partner countries and will cover Ukraine's defensive needs in the long run.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Зброя', 'Війна з росією']</text:p>
      <text:p text:style-name="P4">
Type: Article</text:p>
      <!--METADATA-->
      <text:p text:style-name="P4">
<draw:frame draw:style-name="fr1" draw:name="Image50" text:anchor-type="as-char" svg:width="6.9236in" svg:height="3.956343in" draw:z-index="0">
<draw:image xlink:href="../Images/yкринформ/2023-05-09T-47-11-00-03-00/630_360_1681170438-481.png" xlink:type="simple" xlink:show="embed" xlink:actuate="onLoad" draw:mime-type="image/png"/>
</draw:frame>
On Tuesday, a new military aid package for Ukraine worth $ 1,2mrd provides for the production of new weapons for the Armed Forces or receiving them from partner countries and will cover Ukraine's defensive needs for long-term perpetrators.</text:p>
      <text:p text:style-name="P4">
This was stated on Tuesday during a press conference by the spokesman of the Ministry of Defense, General Patrick Ryder, reports his own correspondent of Ukrinform.</text:p>
      <text:p text:style-name="P4">
He explained that the new package is allocated within the limits of initiative to promote the safety of in Ukraine(After), which makes it possible to purchase weapons from chipartner manufacturers instead of withdrawing available stocks from the US Defense Ministry.</text:p>
      <text:p text:style-name="P4">
<text:span text:style-name="T4">
 Read also: </text:span>
 <text:a xlink:type="simple" xlink:href="https://www.ukrinform.ua/rubric-ato/3707040-zelenskij-lise-pitanna-casu-koli-mi-zmozemo-vidnoviti-spravedlivij-mir.html" text:style-name="Internet_20_link" text:visited-style-name="Visited_20_Internet_20_Link">
</text:a>
"So, the next step in this process will be to consider financing additional possibleness to meet the long-term needs of Ukraine," the US defense department said.</text:p>
      <text:p text:style-name="P4">
As reported by Ukrinform, on Tuesday the US Administration <text:a xlink:type="simple" xlink:href="https://www.ukrinform.ua/rubric-ato/3706891-ssa-vidilaut-ukraini-novij-paket-vijskovoi-dopomogi-na-sumu-12-milarda-pentagon.html" text:style-name="Internet_20_link" text:visited-style-name="Visited_20_Internet_20_Link">
</text:a>
In particular, to simulate its air defense and to meet the needs of the Armed Forces of the Vartilerian ammunition.</text:p>
      <text:p text:style-name="P4">
The package includes additional air defense systems and ammunition; Equipment for integration of western starting installations, rockets and radars with systems of air defense of Ukraine; ammunition to fight drones; 155 mm caliber artillery; services of commercial satellite shooting; Supporting, maintenance and support of Ukrainian fighters.</text:p>
      <text:p text:style-name="P4">
News Source: <text:a xlink:type="simple" xlink:href="https://www.ukrinform.ua/rubric-ato/3707041-novij-paket-dopomogi-ukraini-rozrahovanij-na-dovgostrokovu-perspektivu-pentagon.html" text:style-name="Internet_20_link" text:visited-style-name="Visited_20_Internet_20_Link">
https://www.ukrinform.ua/rubric-ato/3707041-novij-paket-dopomogi-ukraini-rozrahovanij-na-dovgostrokovu-perspektivu-pentagon.html</text:a>
</text:p>
      <!--NEWS-->
      <text:h text:style-name="P10" text:outline-level="1">
<text:span text:style-name="T4">
The Frontwar of the Ukrainian band The Hardkiss Yulia Sanina opened the first semi -final of Eurovision</text:span>
</text:h>
      <text:p text:style-name="P4">
Authors: Ukrinform (Person)</text:p>
      <text:p text:style-name="P4">
Publisher: Укринформ (Organization)</text:p>
      <text:p text:style-name="P4">
Published Time: 2023-05-09T-49:07:00+03:00</text:p>
      <text:p text:style-name="P4">
Modified Time: 2023-05-09T22:07:00+03:00</text:p>
      <text:p text:style-name="P4">
Description: The Frontwar of the Ukrainian band The Hardkiss and the presenter of the show from Ukraine Yulia Sanina, under the stormy applause and blue-yellow colors, opened the first semi-final of Eurovision-2023 in Liverpole with Lighthouse "Lighthouse". - Ukrinform.</text:p>
      <text:p text:style-name="P4">
Images: ["<text:a xlink:type="simple" xlink:href="https://static.ukrinform.com/photos/2023_01/thumb_files/630_360_1675157588-354.png" text:style-name="Internet_20_link" text:visited-style-name="Visited_20_Internet_20_Link">
630_360_16751...</text:a>
", "<text:a xlink:type="simple" xlink:href="https://static.ukrinform.com/photos/2023_05/1683660920-901.jpg" text:style-name="Internet_20_link" text:visited-style-name="Visited_20_Internet_20_Link">
1683660920-90...</text:a>
", "<text:a xlink:type="simple" xlink:href="https://static.ukrinform.com/photos/2023_05/1683660920-419.jpg" text:style-name="Internet_20_link" text:visited-style-name="Visited_20_Internet_20_Link">
1683660920-41...</text:a>
"]</text:p>
      <text:p text:style-name="P4">
Tags: ['Британія', 'Євробачення', 'Концерт']</text:p>
      <text:p text:style-name="P4">
Type: Article</text:p>
      <!--METADATA-->
      <text:p text:style-name="P4">
<draw:frame draw:style-name="fr1" draw:name="Image51" text:anchor-type="as-char" svg:width="6.9236in" svg:height="3.930895in" draw:z-index="0">
<draw:image xlink:href="../Images/yкринформ/2023-05-09T-49-07-00-03-00/630_360_1675157588-354.png" xlink:type="simple" xlink:show="embed" xlink:actuate="onLoad" draw:mime-type="image/png"/>
</draw:frame>
The Frontwumen of the Ukrainian band The Hardkiss and the presenter of the show from Ukraine Juliasanin, under the stormy applause and blue-yellow colors, opened the first semi-final preparation-2023 in Liverpole with the song "Lighthouse".</text:p>
      <text:p text:style-name="P4">
Her performance symbolizes the "merging of music" of two countries, reports correspondent.</text:p>
      <text:p text:style-name="P4">
“This year, Ukraine cannot take the West because of the war. Therefore, the United Kingdom, which took second place, has accepted the authority for us. This is the first time that the same is accepting on behalf of another country, and the beautiful Liverpool has accepted us with spreading arms, so thank you great, ”Sanina said from the stage.</text:p>
      <text:p text:style-name="P4">
<draw:frame draw:style-name="fr1" draw:name="Image52" text:anchor-type="as-char" svg:width="6.9236in" svg:height="5.805727in" draw:z-index="0">
<draw:image xlink:href="../Images/yкринформ/2023-05-09T-49-07-00-03-00/1683660920-901.jpg" xlink:type="simple" xlink:show="embed" xlink:actuate="onLoad" draw:mime-type="image/jpeg"/>
</draw:frame>
<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It is worth noting that it is a unique Eurovision, because it takes place in Great Britain, but on behalf of Ukraine.</text:p>
      <text:p text:style-name="P4">
<draw:frame draw:style-name="fr1" draw:name="Image53" text:anchor-type="as-char" svg:width="6.9236in" svg:height="3.878498in" draw:z-index="0">
<draw:image xlink:href="../Images/yкринформ/2023-05-09T-49-07-00-03-00/1683660920-419.jpg" xlink:type="simple" xlink:show="embed" xlink:actuate="onLoad" draw:mime-type="image/jpeg"/>
</draw:frame>
As reported by Ukrinform, <text:a xlink:type="simple" xlink:href="https://www.ukrinform.ua/rubric-culture/3706972-u-liverpuli-startuvav-persij-pivfinal-evrobacenna-2023.html" text:style-name="Internet_20_link" text:visited-style-name="Visited_20_Internet_20_Link">
</text:a>
.</text:p>
      <text:p text:style-name="P4">
The show takes place on the stage of Liverpool Arena, where there are 15 performers competing to the final competition today, Ukrinform reports with a reference to the Nayurovision Song Contest 2023.</text:p>
      <text:p text:style-name="P4">
Leaders of the show: Ukrainian singer and songwriter Yulia Sanina, British actress and singer Hanna Vedding, British rapper and dancer Aloshadixon.</text:p>
      <text:p text:style-name="P4">
Today, in the previously defined drawing, representatives of the 15 countries act.</text:p>
      <text:p text:style-name="P4">
The order of speeches:</text:p>
      <ul>
        <li>
Norway(ALESSANDRA with Queen of Kings Song)<text:span text:style-name="T5">
 Malta(The Busker, Dance(Our Own Party)</text:span>
 Serbia(Luke Black, I just sleep)   * Латвія (Sudden Lights, Aijā)<text:span text:style-name="T5">
 Portugal(Mimicat, ai heart)</text:span>
 Ireland(Wild Youth, We Are One)<text:span text:style-name="T5">
 Croatia(Flight 3, mom ŠK!)</text:span>
 Switzerland(Remo Forrer, Watergun)<text:span text:style-name="T5">
 Israel(Noa Kirel, Unicorn)</text:span>
 Moldova(Pasha Parfeni, the Sun and the Moon)<text:span text:style-name="T5">
 Sweden(Lore, tattoo)</text:span>
 Azerbaijan(TuralTuranX, Tell Me More)<text:span text:style-name="T5">
 Czech Republic(Vesna, My Sister's Crown)</text:span>
 Netherlands(Mia Nicolai &amp; Dion Cooper, Burning Daylight)* Finland(Wrapper, cha cha cha))The second semifinals of the competition will take place on May 11, it will take part in 16 participants, 10 songs will be selected. The Grand Final will take place on May 13.Photo: BBC</li>
      </ul>
      <text:p text:style-name="P4">
News Source: <text:a xlink:type="simple" xlink:href="https://www.ukrinform.ua/rubric-culture/3707045-frontvumen-ukrainskogo-gurtu-the-hardkiss-ulia-sanina-vidkrila-persij-pivfinal-evrobacenna.html" text:style-name="Internet_20_link" text:visited-style-name="Visited_20_Internet_20_Link">
https://www.ukrinform.ua/rubric-culture/3707045-frontvumen-ukrainskogo-gurtu-the-hardkiss-ulia-sanina-vidkrila-persij-pivfinal-evrobacenna.html</text:a>
</text:p>
      <!--NEWS-->
      <text:h text:style-name="P10" text:outline-level="1">
<text:span text:style-name="T4">
Zelensky: Only a matter of time when we can restore a fair peace</text:span>
</text:h>
      <text:p text:style-name="P4">
Authors: Ukrinform (Person)</text:p>
      <text:p text:style-name="P4">
Publisher: Укринформ (Organization)</text:p>
      <text:p text:style-name="P4">
Published Time: 2023-05-09T-51:04:00+03:00</text:p>
      <text:p text:style-name="P4">
Modified Time: 2023-05-09T22:04:00+03:00</text:p>
      <text:p text:style-name="P4">
Description: Only the question of the time when Ukrainians will be able to restore a fair peace for our part of Europe, for our country.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54" text:anchor-type="as-char" svg:width="6.9236in" svg:height="3.956343in" draw:z-index="0">
<draw:image xlink:href="../Images/yкринформ/2023-05-09T-51-04-00-03-00/630_360_1682451261-591.jpeg" xlink:type="simple" xlink:show="embed" xlink:actuate="onLoad" draw:mime-type="image/jpeg"/>
</draw:frame>
Just a time when Ukrainians will be able to restore a fair peace for our part of Europe, for our country.</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www.youtube.com/watch" text:style-name="Internet_20_link" text:visited-style-name="Visited_20_Internet_20_Link">
</text:a>
</text:span>
</text:p>
      <text:p text:style-name="P4">
<text:span text:style-name="T4">
 I wish health, dear Ukrainians!</text:span>
</text:p>
      <text:p text:style-name="P4">
Today we have been able to see: when the state returned an honest history, the topouse of events becomes much sense.</text:p>
      <text:p text:style-name="P4">
Yesterday, May 8, Europe and the world mentioned the joint victory over aggression, and the surrender of that evil. And today, on May 9, we, along with all the free Europe, celebrating Europe's Day, honoring the achievements, which would be simple if it was not for the victory over Nazism. We would not have such an united Europe - Europe without aggression and revenge, Europe, which respects different culture, which overcomes disputes exclusively in the legal plane and which is proud of the variety on our continent.</text:p>
      <text:p text:style-name="P4">
The more people know the honest history that they will see more common in interior aggression of the twentieth and 21st centuries, the more they appreciate the sequence. Memorial and Victory Day over Nazism in World War II, and immediately behind it is the Day of Europe, Europe as a dream of a peaceful continent. And this is only a matter of time when we can restore a sustainable Is Right Peace for our part of Europe, for Ukraine. It is only a matter of time when the present aggressor loses how the aggressor that lost 78 years ago, when Russian Rewlets will be crushed by the courage of our soldiers by the taspilic force of the free world.</text:p>
      <text:p text:style-name="P4">
Today we celebrated Europe in Ukraine with Europe.</text:p>
      <text:p text:style-name="P4">
The visit of Ursula von Der Lyen, Mrs. President of the European Commission, was Ispolitic on this day, and very productive. We also discussed our defense - what we have to achieve and what we expect from partners. Discussion pressure on Russia, actively preparing with Europe the 11th sanction package against Russia. We discussed our political prospects in European integration. Of course, they also discussed an export dispute with our NSU neighbors. We need to overcome it in a clear spirit of the contractual base available between us.He met today with the communities of European universities - Britain, Sweden, France, Italy, Spain, Hungary and, of course, Ukrainian students. Victory.</text:p>
      <text:p text:style-name="P4">
There are next good news from partners. From what can be said in public: the Elena Defense Package from the United States. The total volume is 1 billion 200 million donors. Artillery, protection against rockets and drones of terrorists, other things to rein on our defenders and defenders. I thank the President of Biden, Congress - a way of parties - and every American family for its constant support and Za -American force that gives us strength.</text:p>
      <text:p text:style-name="P4">
We also work with other partners on additional defensive packages - we give new opportunities for our soldiers.</text:p>
      <text:p text:style-name="P4">
Special gratitude to the France's Parliament for today's decision to recognize the terrorist Russian pseud Private group "Wagner". This is what should be approved by the whole world - every manifestation of terrorism should be destroyed, and every terrorist is convicted.</text:p>
      <text:p text:style-name="P4">
And, of course, today, after the terrorist state has once again tried to get out of our people and once again lost to our defenders and defenders, I thank our air forces and all our soldiers of other troops who carry out air defense. Indeed!</text:p>
      <text:p text:style-name="P4">
<text:span text:style-name="T4">
 Glory to all who protect Ukraine and Ukrainians!Thank you all who help!</text:span>
</text:p>
      <text:p text:style-name="P4">
<text:span text:style-name="T4">
 Thank you all who together with us returns to Europe peace and justice!</text:span>
</text:p>
      <text:p text:style-name="P4">
<text:span text:style-name="T4">
Glory to Ukraine!</text:span>
</text:p>
      <text:p text:style-name="P4">
<text:span text:style-name="T5">
Foto: op</text:span>
</text:p>
      <text:p text:style-name="P4">
News Source: <text:a xlink:type="simple" xlink:href="https://www.ukrinform.ua/rubric-ato/3707040-zelenskij-lise-pitanna-casu-koli-mi-zmozemo-vidnoviti-spravedlivij-mir.html" text:style-name="Internet_20_link" text:visited-style-name="Visited_20_Internet_20_Link">
https://www.ukrinform.ua/rubric-ato/3707040-zelenskij-lise-pitanna-casu-koli-mi-zmozemo-vidnoviti-spravedlivij-mir.html</text:a>
</text:p>
      <!--NEWS-->
      <text:h text:style-name="P10" text:outline-level="1">
<text:span text:style-name="T4">
Liverpool started the first Eurovision semi -final 2023</text:span>
</text:h>
      <text:p text:style-name="P4">
Authors: Ukrinform (Person)</text:p>
      <text:p text:style-name="P4">
Publisher: Укринформ (Organization)</text:p>
      <text:p text:style-name="P4">
Published Time: 2023-05-09T-53:00:00+03:00</text:p>
      <text:p text:style-name="P4">
Modified Time: 2023-05-09T22:00:00+03:00</text:p>
      <text:p text:style-name="P4">
Description: The first semifinals of the 67th International Song Contest of Eurovision 2023-Ukrinform have just started in British Liverpool.</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Ліверпуль']</text:p>
      <text:p text:style-name="P4">
Type: Article</text:p>
      <!--METADATA-->
      <text:p text:style-name="P4">
<draw:frame draw:style-name="fr1" draw:name="Image55" text:anchor-type="as-char" svg:width="6.9236in" svg:height="3.956343in" draw:z-index="0">
<draw:image xlink:href="../Images/yкринформ/2023-05-09T-53-00-00-03-00/630_360_1675352996-430.png" xlink:type="simple" xlink:show="embed" xlink:actuate="onLoad" draw:mime-type="image/png"/>
</draw:frame>
The Liverpool of Liverpool has just launched the first semifinals of the 67th International Warning Eurovision Competition 2023.</text:p>
      <text:p text:style-name="P4">
The show takes place on the stage of Liverpool Arena, where today 15 performers will compete for the final competition, Ukrinform reports with a link to <text:a xlink:type="simple" xlink:href="https://eurovisionworld.com/" text:style-name="Internet_20_link" text:visited-style-name="Visited_20_Internet_20_Link">
</text:a>
Leaders of the show: Ukrainian singer and songwriter Yulia Sanina, British actress and singer Hanna Vedding, British rapper and dancer Aloshadixon.</text:p>
      <text:p text:style-name="P4">
Today, in the previously defined drawing, representatives of the 15 countries act.</text:p>
      <text:p text:style-name="P4">
The order of speeches:</text:p>
      <ul>
        <li>
Norway(ALESSANDRA with Queen of Kings Song)<text:span text:style-name="T5">
 Malta(The Busker, Dance(Our Own Party)</text:span>
 Serbia(Luke Black, Samo mi se spava)<text:span text:style-name="T5">
 Latvia(Sudden Lights, Aijā)</text:span>
 Portugal(Mimicat, ai heart)<text:span text:style-name="T5">
 Ireland(Wild Youth, We Are One)</text:span>
 Croatia(Flight 3, mom ŠK!)<text:span text:style-name="T5">
 Switzerland(Remo Forrer, Watergun)</text:span>
 Israel(Noa Kirel, Unicorn)<text:span text:style-name="T5">
 Moldova(Pasha Parfeni, the Sun and the Moon)</text:span>
 Sweden(Lore, tattoo)<text:span text:style-name="T5">
 Azerbaijan(TuralTuranX, Tell Me More)</text:span>
 Czech Republic(Vesna, My Sister's Crown)<text:span text:style-name="T5">
 Netherlands(Mia Nicolai &amp; Dion Cooper, Burning Daylight)</text:span>
 Finland(Wrapper, cha cha cha))<text:span text:style-name="T4">
 Read also: </text:span>
 <text:a xlink:type="simple" xlink:href="https://www.ukrinform.ua/rubric-culture/3706285-evrobacenna2023-i-navkolo-nogo-abo-ukrainskij-duh-u-britanskomu-liverpuli.html" text:style-name="Internet_20_link" text:visited-style-name="Visited_20_Internet_20_Link">
<text:span text:style-name="T4">
 Eurovision </text:span>
</text:a>
The second semifinals of the competition will take place on May 11, it will take part in 16 participants, 10 songs will be selected. The Grand Final will take place on May 13.</li>
      </ul>
      <text:p text:style-name="P4">
Representatives of Ukraine, TVORCHI with the song "Heart of Steel", according to the right, immediately fall into the final of the show.</text:p>
      <text:p text:style-name="P4">
As reported by Ukrinform, thousands of viewers <text:a xlink:type="simple" xlink:href="https://www.ukrinform.ua/amp/rubric-culture/3706689-gladaci-mistecka-evrobacenna-skanduvali-slava-ukraini.html" text:style-name="Internet_20_link" text:visited-style-name="Visited_20_Internet_20_Link">
</text:a>
In the town of Eurovision, a nail bank of the river in Liverpool during a performance of the band Go_a.</text:p>
      <text:p text:style-name="P4">
News Source: <text:a xlink:type="simple" xlink:href="https://www.ukrinform.ua/rubric-culture/3706972-u-liverpuli-startuvav-persij-pivfinal-evrobacenna-2023.html" text:style-name="Internet_20_link" text:visited-style-name="Visited_20_Internet_20_Link">
https://www.ukrinform.ua/rubric-culture/3706972-u-liverpuli-startuvav-persij-pivfinal-evrobacenna-2023.html</text:a>
</text:p>
      <!--NEWS-->
      <text:h text:style-name="P10" text:outline-level="1">
<text:span text:style-name="T4">
Zelensky spoke to the Alliance of European Universities Euniwell</text:span>
</text:h>
      <text:p text:style-name="P4">
Authors: Ukrinform (Person)</text:p>
      <text:p text:style-name="P4">
Publisher: Укринформ (Organization)</text:p>
      <text:p text:style-name="P4">
Published Time: 2023-05-09T-56:55:00+03:00</text:p>
      <text:p text:style-name="P4">
Modified Time: 2023-05-09T21:55:00+03:00</text:p>
      <text:p text:style-name="P4">
Description: President of Ukraine Volodymyr Zelensky spoke to the students of the Alliance of European Universities Euniwell, where they called them not to lose the courage to protect themselves and their country. - Ukrinform.</text:p>
      <text:p text:style-name="P4">
Images: ["<text:a xlink:type="simple" xlink:href="https://static.ukrinform.com/photos/2023_05/thumb_files/630_360_1683658411-868.jpeg" text:style-name="Internet_20_link" text:visited-style-name="Visited_20_Internet_20_Link">
630_360_16836...</text:a>
", "<text:a xlink:type="simple" xlink:href="https://static.ukrinform.com/photos/2023_05/1683658444-176.jpeg" text:style-name="Internet_20_link" text:visited-style-name="Visited_20_Internet_20_Link">
1683658444-17...</text:a>
", "<text:a xlink:type="simple" xlink:href="https://static.ukrinform.com/photos/2023_05/1683658465-744.jpeg" text:style-name="Internet_20_link" text:visited-style-name="Visited_20_Internet_20_Link">
1683658465-74...</text:a>
"]</text:p>
      <text:p text:style-name="P4">
Tags: ['Зеленський', 'Іноземні студенти', 'Війна з росією']</text:p>
      <text:p text:style-name="P4">
Type: Article</text:p>
      <!--METADATA-->
      <text:p text:style-name="P4">
<draw:frame draw:style-name="fr1" draw:name="Image56" text:anchor-type="as-char" svg:width="6.9236in" svg:height="3.956343in" draw:z-index="0">
<draw:image xlink:href="../Images/yкринформ/2023-05-09T-56-55-00-03-00/630_360_1683658411-868.jpeg" xlink:type="simple" xlink:show="embed" xlink:actuate="onLoad" draw:mime-type="image/jpeg"/>
</draw:frame>
President of Ukraine Volodymyr Zelensky spoke to Euniwell Alliance European Universities, where they called them not to lose their courage for the ability to protect themselves and their country.</text:p>
      <text:p text:style-name="P4">
This is stated on <text:a xlink:type="simple" xlink:href="https://www.president.gov.ua/news/zahist-i-svoboda-ce-pryamij-rezultat-smilivosti-volodimir-ze-82793" text:style-name="Internet_20_link" text:visited-style-name="Visited_20_Internet_20_Link">
</text:a>
, reports Ukrinform.</text:p>
      <text:p text:style-name="P4">
"You do not have to lose courage!No one knows the time when you may have to defend freedom. No one knows exactly how much freedom may occur in a year, five years in five years. If you have to protect freedom, please be bold!Please do not give your values to those who seek to destroy them. Fight that the space of freedom should not work. If they did not do so, today we would not have. - saidzelensky.</text:p>
      <text:p text:style-name="P4">
<draw:frame draw:style-name="fr1" draw:name="Image57" text:anchor-type="as-char" svg:width="6.9236in" svg:height="4.613521in" draw:z-index="0">
<draw:image xlink:href="../Images/yкринформ/2023-05-09T-56-55-00-03-00/1683658444-176.jpeg" xlink:type="simple" xlink:show="embed" xlink:actuate="onLoad" draw:mime-type="image/jpeg"/>
</draw:frame>
He emphasized that today it is not necessary to be illusion that the battle for freedom is completed and that the courage will never be needed again.</text:p>
      <text:p text:style-name="P4">
<text:span text:style-name="T4">
 Read also: </text:span>
 <text:a xlink:type="simple" xlink:href="https://www.ukrinform.ua/rubric-polytics/3706961-zelenskij-zvernuvsa-do-ucasnikiv-samitu-koalicii-zi-stvorenna-spectribunalu-dla-rosii.html" text:style-name="Internet_20_link" text:visited-style-name="Visited_20_Internet_20_Link">
<text:span text:style-name="T4">
 Zelensky </text:span>
</text:a>
"This brutal terrorist war conducted by Russia against Ukraine is a reminder of our country, everyone and every one of you personally that courage can be needed today as well as at any other time courage was needed to protect freedom and our European values" , - emphasized the state.</text:p>
      <text:p text:style-name="P4">
He noted that Europe is now bold in making decisions, protection of freedom, pressure on the aggressor. In his opinion, this happened due to the courage of the leaders of the ordinary people behind the leaders. Zelensky noted that it is factors that will lead to the victory of Ukraine and its allies.</text:p>
      <text:p text:style-name="P4">
"Our victory now, when Russian aggression has touched only Ukraine, you will do what has failed to do in the decisive decade before the Second World War. We will destroy the total evil during its rooting, when it has not yet been aged to other peoples in Europe," Zelensky said.</text:p>
      <text:p text:style-name="P4">
<text:span text:style-name="T4">
 Read also: </text:span>
 <text:a xlink:type="simple" xlink:href="https://www.ukrinform.ua/rubric-other_news/3706942-zelenskij-ocoliv-samit-osnovnoi-grupi-zi-stvorenna-spectribunalu-z-37-ucasnikami.html" text:style-name="Internet_20_link" text:visited-style-name="Visited_20_Internet_20_Link">
<text:span text:style-name="T4">
 Zelensky </text:span>
</text:a>
</text:p>
      <text:p text:style-name="P4">
<draw:frame draw:style-name="fr1" draw:name="Image58" text:anchor-type="as-char" svg:width="6.9236in" svg:height="4.604691in" draw:z-index="0">
<draw:image xlink:href="../Images/yкринформ/2023-05-09T-56-55-00-03-00/1683658465-744.jpeg" xlink:type="simple" xlink:show="embed" xlink:actuate="onLoad" draw:mime-type="image/jpeg"/>
</draw:frame>
"I sincerely wish your generation to pass on to your children even more free, even more secure and even more protected Europe than we can provide now and must ensure," the Head of State said.</text:p>
      <text:p text:style-name="P4">
The Europe Unity for Well-Being event is initiated by Taras Shevchenko National Music Immunicant within the Alliance of European University.</text:p>
      <text:p text:style-name="P4">
As Ukrinform reported earlier, President of Ukraine Volodymyr Zelensky turned to the participants of the coalition summit on the creation of a special about a journal for Russia, where he emphasized that fair justice over Russia as an aggressor as an aggressor should give international unity, as it was in Nuremberg, and for that it should be a special tribunal.</text:p>
      <text:p text:style-name="P4">
Photo, Video: OP</text:p>
      <text:p text:style-name="P4">
News Source: <text:a xlink:type="simple" xlink:href="https://www.ukrinform.ua/rubric-society/3707039-zelenskij-vistupiv-pered-studentami-alansu-evropejskih-universitetiv-euniwell.html" text:style-name="Internet_20_link" text:visited-style-name="Visited_20_Internet_20_Link">
https://www.ukrinform.ua/rubric-society/3707039-zelenskij-vistupiv-pered-studentami-alansu-evropejskih-universitetiv-euniwell.html</text:a>
</text:p>
      <!--NEWS-->
      <text:h text:style-name="P10" text:outline-level="1">
<text:span text:style-name="T4">
Eurovision-2023: TVORCHI launched a manifesto calling for support Ukraine</text:span>
</text:h>
      <text:p text:style-name="P4">
Authors: Ukrinform (Person)</text:p>
      <text:p text:style-name="P4">
Publisher: Укринформ (Organization)</text:p>
      <text:p text:style-name="P4">
Published Time: 2023-05-09T-58:47:00+03:00</text:p>
      <text:p text:style-name="P4">
Modified Time: 2023-05-09T21:47:00+03:00</text:p>
      <text:p text:style-name="P4">
Description: TVORCHI in the interactive space Ukraine.ua presented the video "OpenyourheartUkraine" with a call to continue support of Ukraine. - Ukrinform.</text:p>
      <text:p text:style-name="P4">
Images: ["<text:a xlink:type="simple" xlink:href="https://static.ukrinform.com/photos/2023_05/thumb_files/630_360_1683552802-292.jpeg" text:style-name="Internet_20_link" text:visited-style-name="Visited_20_Internet_20_Link">
630_360_16835...</text:a>
"]</text:p>
      <text:p text:style-name="P4">
Tags: ['Євробачення', 'Україна', 'Відеоролик', 'Tvorchi']</text:p>
      <text:p text:style-name="P4">
Type: Article</text:p>
      <!--METADATA-->
      <text:p text:style-name="P4">
<draw:frame draw:style-name="fr1" draw:name="Image59" text:anchor-type="as-char" svg:width="6.9236in" svg:height="3.956343in" draw:z-index="0">
<draw:image xlink:href="../Images/yкринформ/2023-05-09T-58-47-00-03-00/630_360_1683552802-292.jpeg" xlink:type="simple" xlink:show="embed" xlink:actuate="onLoad" draw:mime-type="image/jpeg"/>
</draw:frame>
GrontVorchi in the interactive space ukraine.ua presented the video "OpenyourheartUkraine" with a call to continue support of Ukraine.</text:p>
      <text:p text:style-name="P4">
This was reported by the press service of the Ministry of Culture and Information Policy of the Utelegrama, Ukrinform reports.</text:p>
      <text:p text:style-name="P4">
"Manifesto-video calls everyone to open their hearts for Ukraine and continue to support it. Our hearts can feel completely different emotions-love, pain, anger. Whatever the word is, the heart is it all. - says in the post.</text:p>
      <text:p text:style-name="P4">
<text:span text:style-name="T5">
Video:<text:a xlink:type="simple" xlink:href="https://www.instagram.com/reel/CsA1V31tRwn/" text:style-name="Internet_20_link" text:visited-style-name="Visited_20_Internet_20_Link">
</text:a>
</text:span>
</text:p>
      <text:p text:style-name="P4">
The presentation of the video was held in the interactive space Ukraine.ua, which tells about Ukraine to the Eurovision guests 2023, which takes place in British British. The video was voiced by the vocalist of the TVORCHI band Jeffrey Kenny.</text:p>
      <text:p text:style-name="P4">
The space is represented by photographic zone and interactive installation, which are intended to show real Ukraine, where peaceful life lives near the realities of wartime. They are the first to meet guests <text:a xlink:type="simple" xlink:href="https://www.ukrinform.ua/tag-evrobacenna" text:style-name="Internet_20_link" text:visited-style-name="Visited_20_Internet_20_Link">
</text:a>
On the Alley of Discover Ukraine, which works as part of the Eurovision Village, and remind why the victorious country cannot accept the competition this year-the full-scale Russian Federation against Ukraine is ongoing.</text:p>
      <text:p text:style-name="P4">
<text:span text:style-name="T4">
 Read also: </text:span>
 <text:a xlink:type="simple" xlink:href="https://www.ukrinform.ua/rubric-culture/3706379-tvorchi-pidtrimali-zbir-10-miljoniv-na-poratunok-peredcasno-narodzenih-ditej.html" text:style-name="Internet_20_link" text:visited-style-name="Visited_20_Internet_20_Link">
<text:span text:style-name="T4">
 TVORCHI </text:span>
</text:a>
The video was created by Ukraine.ua together with the creative agency Bicrsextaff.734.</text:p>
      <text:p text:style-name="P4">
As reported by Ukrinform, the band TVORCHI, which this year represents Ukraine with a non -producing, at the opening ceremony of the competition supported the collection of ₴ 10 million raciness of premature Ukrainian children.</text:p>
      <text:p text:style-name="P4">
News Source: <text:a xlink:type="simple" xlink:href="https://www.ukrinform.ua/rubric-culture/3707037-evrobacenna2023-tvorchi-zapustili-manifest-iz-zaklikom-prodovziti-pidtrimku-ukrainu.html" text:style-name="Internet_20_link" text:visited-style-name="Visited_20_Internet_20_Link">
https://www.ukrinform.ua/rubric-culture/3707037-evrobacenna2023-tvorchi-zapustili-manifest-iz-zaklikom-prodovziti-pidtrimku-ukrainu.html</text:a>
</text:p>
      <!--NEWS-->
      <text:h text:style-name="P10" text:outline-level="1">
<text:span text:style-name="T4">
Blinken about the grain agreement: There is no need to convince the Russian Federation so that it does not turn food into weapons</text:span>
</text:h>
      <text:p text:style-name="P4">
Authors: Ukrinform (Person)</text:p>
      <text:p text:style-name="P4">
Publisher: Укринформ (Organization)</text:p>
      <text:p text:style-name="P4">
Published Time: 2023-05-09T-60:40:00+03:00</text:p>
      <text:p text:style-name="P4">
Modified Time: 2023-05-09T21:40:00+03:00</text:p>
      <text:p text:style-name="P4">
Description: US Secretary of State Anthony Blinken called for an international effort to continue and expand the Black Sea Grain Agreement and deprive Russia of the opportunity to use famine as weapons in the war against Ukraine.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МЗС', 'США', 'Зерно', 'Блінкен']</text:p>
      <text:p text:style-name="P4">
Type: Article</text:p>
      <!--METADATA-->
      <text:p text:style-name="P4">
<draw:frame draw:style-name="fr1" draw:name="Image60" text:anchor-type="as-char" svg:width="6.9236in" svg:height="3.956343in" draw:z-index="0">
<draw:image xlink:href="../Images/yкринформ/2023-05-09T-60-40-00-03-00/630_360_1674007118-313.jpg" xlink:type="simple" xlink:show="embed" xlink:actuate="onLoad" draw:mime-type="image/jpeg"/>
</draw:frame>
US Secretary of State Anthony Blinken called for the strengthening of international efforts to compress and expand the Black Sea Grain Agreement and deprive Russia of Russian can regularly use famine as a weapon in the war against Ukraine.</text:p>
      <text:p text:style-name="P4">
He stated this on Tuesday during a joint press conference in Washington by the UK Foreign Ministry, reports Ukrinform his own correspondent.</text:p>
      <text:p text:style-name="P4">
“Although we are grateful for the tireless efforts of the Secretary General(UN - ed.)Guterresh and our colleagues in Turkey, who work to solve the problem, the world does not have to remind Moscow every few weeks that it ceased to use the hunger as a weapon in the war against Ukraine, ”the US Secretary of Sciences emphasized.</text:p>
      <text:p text:style-name="P4">
<text:span text:style-name="T4">
 Read also: </text:span>
 <text:a xlink:type="simple" xlink:href="https://www.ukrinform.ua/rubric-world/3706999-ssa-zaklikaut-vooz-zaprositi-tajvan-na-travnevu-zustric-blinken.html" text:style-name="Internet_20_link" text:visited-style-name="Visited_20_Internet_20_Link">
<text:span text:style-name="T4">
 Blinken </text:span>
</text:a>
He explained that recently Russia has again resorted to blocking vessels that will be brought to Ukrainian ports to load grain. Blinken called the Russian side of the Russian side "cynical" aimed at reducing the volume of supplies to Africa, the Middle East and other countries that need food.</text:p>
      <text:p text:style-name="P4">
The US Secretary of State also reported that he had discussed the opportunities to continue the and expand the Black Sea Grain Initiative with the head of British diplomathy, Jzews Kleverly.</text:p>
      <text:p text:style-name="P4">
<text:span text:style-name="T4">
 Read also: </text:span>
 <text:a xlink:type="simple" xlink:href="https://www.ukrinform.ua/rubric-world/3707032-akso-rosiu-ne-zupiniti-zaraz-svit-zaplatit-dorozcu-cinu-glava-mzs-britanii.html" text:style-name="Internet_20_link" text:visited-style-name="Visited_20_Internet_20_Link">
</text:a>
As reported by Ukrinform, the Minister of Foreign Affairs of Britain is a cotton in the United States, where he is planned to meet with the State Secretary and Leading States of Congress. One of the main topics of discussions is the long -term obligations and the United Kingdom to support Ukraine.</text:p>
      <text:p text:style-name="P4">
News Source: <text:a xlink:type="simple" xlink:href="https://www.ukrinform.ua/rubric-economy/3707035-blinken-pro-zernovu-ugodu-godi-svitovi-perekonuvati-rf-abi-vona-ne-peretvoruvala-izu-na-zbrou.html" text:style-name="Internet_20_link" text:visited-style-name="Visited_20_Internet_20_Link">
https://www.ukrinform.ua/rubric-economy/3707035-blinken-pro-zernovu-ugodu-godi-svitovi-perekonuvati-rf-abi-vona-ne-peretvoruvala-izu-na-zbrou.html</text:a>
</text:p>
      <!--NEWS-->
      <text:h text:style-name="P10" text:outline-level="1">
<text:span text:style-name="T4">
Schwinsteiger and Ivanovich had a third child</text:span>
</text:h>
      <text:p text:style-name="P4">
Authors: Ukrinform (Person)</text:p>
      <text:p text:style-name="P4">
Publisher: Укринформ (Organization)</text:p>
      <text:p text:style-name="P4">
Published Time: 2023-05-09T-62:37:20+03:00</text:p>
      <text:p text:style-name="P4">
Modified Time: 2023-05-09T21:37:20+03:00</text:p>
      <text:p text:style-name="P4">
Description: The winner of Rolan Harros -2008 Ana Ivanovich and the World Cup of Bastian Schweysteiger for the third time became parents. - Ukrinform.</text:p>
      <text:p text:style-name="P4">
Images: ["<text:a xlink:type="simple" xlink:href="https://static.ukrinform.com/photos/2023_05/thumb_files/630_360_1683657310-976.jpg" text:style-name="Internet_20_link" text:visited-style-name="Visited_20_Internet_20_Link">
630_360_16836...</text:a>
"]</text:p>
      <text:p text:style-name="P4">
Tags: ['Футбол', 'Теніс']</text:p>
      <text:p text:style-name="P4">
Type: Article</text:p>
      <!--METADATA-->
      <text:p text:style-name="P4">
<draw:frame draw:style-name="fr1" draw:name="Image61" text:anchor-type="as-char" svg:width="6.9236in" svg:height="3.956343in" draw:z-index="0">
<draw:image xlink:href="../Images/yкринформ/2023-05-09T-62-37-20-03-00/630_360_1683657310-976.jpg" xlink:type="simple" xlink:show="embed" xlink:actuate="onLoad" draw:mime-type="image/jpeg"/>
</draw:frame>
The winner of Rolan Harros -2008 Ana Ivanovich and the World Cup football Bastianshawysteiger for the third time became parents.</text:p>
      <text:p text:style-name="P4">
About this <text:a xlink:type="simple" xlink:href="https://twitter.com/anaivanovic/status/1655861671229902848" text:style-name="Internet_20_link" text:visited-style-name="Visited_20_Internet_20_Link">
 </text:a>
Have a child in your tweet, Ukrinform reports.</text:p>
      <text:p text:style-name="P4">
“Hi, world!Our hearts are full of love, ”Ivanovich wrote.</text:p>
      <text:p text:style-name="P4">
At the same time Ana did not talk about the sex of the baby. According to the Serbian media, the third son was born. Ivanovich and Schwinsteiger raise two boys -5-year-old hatch and 3-year-old Leon.</text:p>
      <text:p text:style-name="P4">
<text:span text:style-name="T4">
 Read also: </text:span>
 <text:a xlink:type="simple" xlink:href="https://www.ukrinform.ua/rubric-sports/3706520-real-i-mancester-siti-vidkrivaut-12-finalu-ligi-cempioniv-uefa.html" text:style-name="Internet_20_link" text:visited-style-name="Visited_20_Internet_20_Link">
<text:span text:style-name="T4">
 Manchester </text:span>
</text:a>
As reported by Ukrinform, in the UEFA Champions League today, May 9, the first match of the 1/2 finals of the UEFA Champions League of the season-2022/23, at the Santiago Bernabeu stadium in Madrid at 22.00 will be held at 22.00. Manchester City.</text:p>
      <text:p text:style-name="P4">
Photo: Getty Images</text:p>
      <text:p text:style-name="P4">
News Source: <text:a xlink:type="simple" xlink:href="https://www.ukrinform.ua/rubric-sports/3707034-u-svajnstajgera-ta-ivanovic-narodilasa-treta-ditina.html" text:style-name="Internet_20_link" text:visited-style-name="Visited_20_Internet_20_Link">
https://www.ukrinform.ua/rubric-sports/3707034-u-svajnstajgera-ta-ivanovic-narodilasa-treta-ditina.html</text:a>
</text:p>
      <!--NEWS-->
      <text:h text:style-name="P10" text:outline-level="1">
<text:span text:style-name="T4">
If Russia is not stopped now, the world will pay more expensive price - the Ministry of Foreign Affairs of Britain</text:span>
</text:h>
      <text:p text:style-name="P4">
Authors: Ukrinform (Person)</text:p>
      <text:p text:style-name="P4">
Publisher: Укринформ (Organization)</text:p>
      <text:p text:style-name="P4">
Published Time: 2023-05-09T-64:29:00+03:00</text:p>
      <text:p text:style-name="P4">
Modified Time: 2023-05-09T21:29:00+03:00</text:p>
      <text:p text:style-name="P4">
Description: The international community must make a joint effort to support Ukraine and stop Russian aggression now, otherwise the price for the civilized world will then be much higher and the consequences are more painful. - Ukrinform.</text:p>
      <text:p text:style-name="P4">
Images: ["<text:a xlink:type="simple" xlink:href="https://static.ukrinform.com/photos/2023_01/thumb_files/630_360_1673994222-668.jpg" text:style-name="Internet_20_link" text:visited-style-name="Visited_20_Internet_20_Link">
630_360_16739...</text:a>
"]</text:p>
      <text:p text:style-name="P4">
Tags: ['Британія', 'США', 'Війна з росією', 'Клеверлі']</text:p>
      <text:p text:style-name="P4">
Type: Article</text:p>
      <!--METADATA-->
      <text:p text:style-name="P4">
<draw:frame draw:style-name="fr1" draw:name="Image62" text:anchor-type="as-char" svg:width="6.9236in" svg:height="3.956343in" draw:z-index="0">
<draw:image xlink:href="../Images/yкринформ/2023-05-09T-64-29-00-03-00/630_360_1673994222-668.jpg" xlink:type="simple" xlink:show="embed" xlink:actuate="onLoad" draw:mime-type="image/jpeg"/>
</draw:frame>
The international community must make a joint effort to support Ukraine to taspus Russian aggression now, otherwise the price for the civilized world will then be much higher and the consequences are more painful.</text:p>
      <text:p text:style-name="P4">
This was stated in Washington during a joint press conference with US Secretary of State Blinken by the Ministry of Foreign Affairs of British James Kleverli, Ukrinform was own.</text:p>
      <text:p text:style-name="P4">
"We need to admit that, if we do not restore the principles of the UN Charter - the Fundamental Fundament of Peace in the Era after the Second World War - so that the larger ones could not invade their neighbors with impunity, then the world of Stannenerouser, more expensive, more complex," said the head of British diplomacy.</text:p>
      <text:p text:style-name="P4">
According to him, the Russian war affects not only Ukraine, although, of course, the Ukrainian was injured. In this connection, he recalled that the Kremlin's unleashed on the global <text:a xlink:type="simple" xlink:href="https://www.ukrinform.ua/tag-ekonomika" text:style-name="Internet_20_link" text:visited-style-name="Visited_20_Internet_20_Link">
</text:a>
, and people in the US and Britain have been visited. It is not a side product of the invasion of the Russian Federation in Ukraine, it is part of the conflict, since Russia seeks to create economic problems in the field of hydrocarbon supplies, cessation of grain supply, etc.</text:p>
      <text:p text:style-name="P4">
<text:span text:style-name="T4">
 Read also: </text:span>
 <text:a xlink:type="simple" xlink:href="https://www.ukrinform.ua/rubric-polytics/3691599-kuleba-i-glava-mzs-britanii-obgovorili-posilenna-kontrnastupalnih-mozlivostej-ukraini.html" text:style-name="Internet_20_link" text:visited-style-name="Visited_20_Internet_20_Link">
</text:a>
"This applies to us, and it is in our interests, as in the interests of Ukraine, to make strong support," Kleverli stressed. Otherwise, he said, it will be more painful and it is more expensive to pay, if you do not do it now.</text:p>
      <text:p text:style-name="P4">
"I think that we have to send a message that when we take on a segment, we adhere to them," the Ministry of Foreign Affairs of Britain is convinced.</text:p>
      <text:p text:style-name="P4">
According to Ukrinform, the Minister of Foreign Affairs of the United Kingdom on Tuesday proclaimed <text:a xlink:type="simple" xlink:href="https://www.ukrinform.ua/rubric-ato/3706971-ukraina-mae-peremogti-u-vijni-svidko-kleverli-zaklikav-zbilsiti-dopomogu.html" text:style-name="Internet_20_link" text:visited-style-name="Visited_20_Internet_20_Link">
</text:a>
Ukraine.</text:p>
      <text:p text:style-name="P4">
News Source: <text:a xlink:type="simple" xlink:href="https://www.ukrinform.ua/rubric-world/3707032-akso-rosiu-ne-zupiniti-zaraz-svit-zaplatit-dorozcu-cinu-glava-mzs-britanii.html" text:style-name="Internet_20_link" text:visited-style-name="Visited_20_Internet_20_Link">
https://www.ukrinform.ua/rubric-world/3707032-akso-rosiu-ne-zupiniti-zaraz-svit-zaplatit-dorozcu-cinu-glava-mzs-britanii.html</text:a>
</text:p>
      <!--NEWS-->
      <text:h text:style-name="P10" text:outline-level="1">
<text:span text:style-name="T4">
In the Netherlands before Europe, an event was held in support of artists</text:span>
</text:h>
      <text:p text:style-name="P4">
Authors: Ukrinform (Person)</text:p>
      <text:p text:style-name="P4">
Publisher: Укринформ (Organization)</text:p>
      <text:p text:style-name="P4">
Published Time: 2023-05-09T-66:17:00+03:00</text:p>
      <text:p text:style-name="P4">
Modified Time: 2023-05-09T21:17:00+03:00</text:p>
      <text:p text:style-name="P4">
Description: In the Dutch Rotterdam on Europe Day, an event was aimed at supporting artists. - Ukrinform.</text:p>
      <text:p text:style-name="P4">
Images: ["<text:a xlink:type="simple" xlink:href="https://static.ukrinform.com/photos/2023_05/thumb_files/630_360_1683657085-542.jpeg" text:style-name="Internet_20_link" text:visited-style-name="Visited_20_Internet_20_Link">
630_360_16836...</text:a>
", "<text:a xlink:type="simple" xlink:href="https://static.ukrinform.com/photos/2023_05/1683657175-577.jpeg" text:style-name="Internet_20_link" text:visited-style-name="Visited_20_Internet_20_Link">
1683657175-57...</text:a>
", "<text:a xlink:type="simple" xlink:href="https://static.ukrinform.com/photos/2023_05/1683657174-443.jpeg" text:style-name="Internet_20_link" text:visited-style-name="Visited_20_Internet_20_Link">
1683657174-44...</text:a>
"]</text:p>
      <text:p text:style-name="P4">
Tags: ['Нідерланди', 'День Європи ', 'Мистецтво']</text:p>
      <text:p text:style-name="P4">
Type: Article</text:p>
      <!--METADATA-->
      <text:p text:style-name="P4">
<draw:frame draw:style-name="fr1" draw:name="Image63" text:anchor-type="as-char" svg:width="6.9236in" svg:height="3.951434in" draw:z-index="0">
<draw:image xlink:href="../Images/yкринформ/2023-05-09T-66-17-00-03-00/630_360_1683657085-542.jpeg" xlink:type="simple" xlink:show="embed" xlink:actuate="onLoad" draw:mime-type="image/jpeg"/>
</draw:frame>
On the day of Europe, the University Rotterdam took place on the day of Europe.</text:p>
      <text:p text:style-name="P4">
According to the Ukrinform correspondent in the Hague, in particular, the strategy was approaches to work, the support of young artists, the creation of a fair environment in terms of financing, remuneration, copyright for culture workers in Europe.</text:p>
      <text:p text:style-name="P4">
“On this year, Europe's day in Rotterdam is a very important event for supporting artists and honest pay. It is organized by different European organizations such as Eunic, EU National Institute Forculture, Europe Cultural Foundation and many others, ”said the co -existing of the Ukrainian art and a culture of the Foundation of the Ukrainian Culture.</text:p>
      <text:p text:style-name="P4">
<draw:frame draw:style-name="fr1" draw:name="Image64" text:anchor-type="as-char" svg:width="6.9236in" svg:height="5.1927in" draw:z-index="0">
<draw:image xlink:href="../Images/yкринформ/2023-05-09T-66-17-00-03-00/1683657175-577.jpeg" xlink:type="simple" xlink:show="embed" xlink:actuate="onLoad" draw:mime-type="image/jpeg"/>
</draw:frame>
The event was very informative, she noted, and raised many questions that would help Ukrainian artists feel part of the European art family, establish links with different organizations and get the opportunity for joint work in the future. The most important point was the discussion of the financial component of the work of each artist.</text:p>
      <text:p text:style-name="P4">
<draw:frame draw:style-name="fr1" draw:name="Image65" text:anchor-type="as-char" svg:width="6.9236in" svg:height="5.1927in" draw:z-index="0">
<draw:image xlink:href="../Images/yкринформ/2023-05-09T-66-17-00-03-00/1683657174-443.jpeg" xlink:type="simple" xlink:show="embed" xlink:actuate="onLoad" draw:mime-type="image/jpeg"/>
</draw:frame>
<text:span text:style-name="T4">
 Read also: </text:span>
 <text:a xlink:type="simple" xlink:href="https://www.ukrinform.ua/rubric-diaspora/3706403-u-niderlandah-gurt-goa-vistupiv-na-festivali-prisvacenomu-dnu-vizvolenna.html" text:style-name="Internet_20_link" text:visited-style-name="Visited_20_Internet_20_Link">
<text:span text:style-name="T4">
 Netherlan </text:span>
</text:a>
According to her, it was very nice to see and discuss "a completely different look at the usual problems of every person who works in the field of art."</text:p>
      <text:p text:style-name="P4">
It is known that according to President Vladimir Zelensky's decree, Ukraine celebrates Europe Day.</text:p>
      <text:p text:style-name="P4">
News Source: <text:a xlink:type="simple" xlink:href="https://www.ukrinform.ua/rubric-culture/3707028-u-niderlandah-do-dna-evropi-vidbuvsa-zahid-na-pidtrimku-mitciv.html" text:style-name="Internet_20_link" text:visited-style-name="Visited_20_Internet_20_Link">
https://www.ukrinform.ua/rubric-culture/3707028-u-niderlandah-do-dna-evropi-vidbuvsa-zahid-na-pidtrimku-mitciv.html</text:a>
</text:p>
      <!--NEWS-->
      <text:h text:style-name="P10" text:outline-level="1">
<text:span text:style-name="T4">
The Russians twice a day fired the border of Chernihiv region</text:span>
</text:h>
      <text:p text:style-name="P4">
Authors: Ukrinform (Person)</text:p>
      <text:p text:style-name="P4">
Publisher: Укринформ (Organization)</text:p>
      <text:p text:style-name="P4">
Published Time: 2023-05-09T-68:12:00+03:00</text:p>
      <text:p text:style-name="P4">
Modified Time: 2023-05-09T21:12:00+03:00</text:p>
      <text:p text:style-name="P4">
Description: Russian troops on Tuesday, May 9, fired twice from the artillery of the border of the Chernihiv region, having carried out more than 20 hits in total.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Чернігівщина', 'Війна з росією']</text:p>
      <text:p text:style-name="P4">
Type: Article</text:p>
      <!--METADATA-->
      <text:p text:style-name="P4">
<draw:frame draw:style-name="fr1" draw:name="Image66" text:anchor-type="as-char" svg:width="6.9236in" svg:height="3.956343in" draw:z-index="0">
<draw:image xlink:href="../Images/yкринформ/2023-05-09T-68-12-00-03-00/630_360_1679917009-251.jpg" xlink:type="simple" xlink:show="embed" xlink:actuate="onLoad" draw:mime-type="image/jpeg"/>
</draw:frame>
Ruskivska on Tuesday, May 9, twice fired at the artillery of the borderline region, having made more than 20 hits in total.</text:p>
      <text:p text:style-name="P4">
According to Ukrinform, the operational command "North" reported in <text:a xlink:type="simple" xlink:href="https://t.me/ok_pivnich1/2477" text:style-name="Internet_20_link" text:visited-style-name="Visited_20_Internet_20_Link">
</text:a>
.</text:p>
      <text:p text:style-name="P4">
In particular, from 10:13 to 10:45 in the area of the village of Zalizny Bridge there were 17 hits, probably from the barrel artillery of the invaders.</text:p>
      <text:p text:style-name="P4">
<text:span text:style-name="T4">
 Read also: </text:span>
 <text:a xlink:type="simple" xlink:href="https://www.ukrinform.ua/rubric-ato/3707005-zagarbniki-obstrilali-dvi-gromadi-na-dnipropetrovsini-e-rujnuvanna.html" text:style-name="Internet_20_link" text:visited-style-name="Visited_20_Internet_20_Link">
<text:span text:style-name="T4">
 firing </text:span>
</text:a>
From 15:55 to 4:20 pm in the area of the village of Gasichivka there are five involvement, probably self -propelled artillery installations of the enemy.</text:p>
      <text:p text:style-name="P4">
In both cases, information about losses among the local population or damage to the civilian infrastructure was not received.</text:p>
      <text:p text:style-name="P4">
<text:span text:style-name="T4">
 Read also: </text:span>
 <text:a xlink:type="simple" xlink:href="https://www.ukrinform.ua/rubric-ato/3707014-vijska-rf-vdarili-raketami-po-kupansku-e-poraneni.html" text:style-name="Internet_20_link" text:visited-style-name="Visited_20_Internet_20_Link">
</text:a>
As reported by Ukrinform, in the last day Russian invaders seven times the Chernihiv region with the use of mortars and artillery. Non -electropolies have 15 settlements remained due to enemy shelling.</text:p>
      <text:p text:style-name="P4">
Photo illustrative</text:p>
      <text:p text:style-name="P4">
News Source: <text:a xlink:type="simple" xlink:href="https://www.ukrinform.ua/rubric-ato/3707025-rosiani-dvici-za-den-obstrilali-prikordonna-cernigivsini.html" text:style-name="Internet_20_link" text:visited-style-name="Visited_20_Internet_20_Link">
https://www.ukrinform.ua/rubric-ato/3707025-rosiani-dvici-za-den-obstrilali-prikordonna-cernigivsini.html</text:a>
</text:p>
      <!--NEWS-->
      <text:h text:style-name="P10" text:outline-level="1">
<text:span text:style-name="T4">
The military in Donetsk rescued 5 tons of books with libraries destroyed by Russians</text:span>
</text:h>
      <text:p text:style-name="P4">
Authors: Ukrinform (Person)</text:p>
      <text:p text:style-name="P4">
Publisher: Укринформ (Organization)</text:p>
      <text:p text:style-name="P4">
Published Time: 2023-05-09T-97:19:00+03:00</text:p>
      <text:p text:style-name="P4">
Modified Time: 2023-05-09T19:19:00+03:00</text:p>
      <text:p text:style-name="P4">
Description: The military of the Armed Forces was evacuated to the Kramatorsk book funds of several libraries from the Seversk frontier city in the Bakhmut district. - Ukrinform.</text:p>
      <text:p text:style-name="P4">
Images: ["<text:a xlink:type="simple" xlink:href="https://static.ukrinform.com/photos/2023_05/thumb_files/630_360_1683649256-915.jpeg" text:style-name="Internet_20_link" text:visited-style-name="Visited_20_Internet_20_Link">
630_360_16836...</text:a>
", "<text:a xlink:type="simple" xlink:href="https://static.ukrinform.com/photos/2023_05/1683649268-681.jpeg" text:style-name="Internet_20_link" text:visited-style-name="Visited_20_Internet_20_Link">
1683649268-68...</text:a>
", "<text:a xlink:type="simple" xlink:href="https://static.ukrinform.com/photos/2023_05/1683649293-376.jpeg" text:style-name="Internet_20_link" text:visited-style-name="Visited_20_Internet_20_Link">
1683649293-37...</text:a>
", "<text:a xlink:type="simple" xlink:href="https://static.ukrinform.com/photos/2023_05/1683649278-855.jpeg" text:style-name="Internet_20_link" text:visited-style-name="Visited_20_Internet_20_Link">
1683649278-85...</text:a>
"]</text:p>
      <text:p text:style-name="P4">
Tags: ['Бібліотека', 'Книги', 'Російські військові', 'МКІП ', 'Війна з росією']</text:p>
      <text:p text:style-name="P4">
Type: Article</text:p>
      <!--METADATA-->
      <text:p text:style-name="P4">
<draw:frame draw:style-name="fr1" draw:name="Image67" text:anchor-type="as-char" svg:width="6.9236in" svg:height="3.956343in" draw:z-index="0">
<draw:image xlink:href="../Images/yкринформ/2023-05-09T-97-19-00-03-00/630_360_1683649256-915.jpeg" xlink:type="simple" xlink:show="embed" xlink:actuate="onLoad" draw:mime-type="image/jpeg"/>
</draw:frame>
The military of the Armed Forces was evacuated to the Kramatorsk book funds of several libraries of the Zaversk concentrated city in the Bakhmut district.</text:p>
      <text:p text:style-name="P4">
This was reported by the press service of the Ministry of Culture and Information Policy in <text:a xlink:type="simple" xlink:href="https://t.me/mkipu/5968" text:style-name="Internet_20_link" text:visited-style-name="Visited_20_Internet_20_Link">
</text:a>
, reports Ukrinform.</text:p>
      <text:p text:style-name="P4">
"We started the evacuation of a book fund from local libraries for several weeks - during this time they managed to take out <text:a xlink:type="simple" xlink:href="https://www.ukrinform.ua/tag-kniga" text:style-name="Internet_20_link" text:visited-style-name="Visited_20_Internet_20_Link">
</text:a>
The city's destroyed libraries. Unlike the Russian envelopes, we are here on our land - our children will live and study here, so they will still need these books, "the military said.</text:p>
      <text:p text:style-name="P4">
<draw:frame draw:style-name="fr1" draw:name="Image68" text:anchor-type="as-char" svg:width="6.9236in" svg:height="8.629219in" draw:z-index="0">
<draw:image xlink:href="../Images/yкринформ/2023-05-09T-97-19-00-03-00/1683649268-681.jpeg" xlink:type="simple" xlink:show="embed" xlink:actuate="onLoad" draw:mime-type="image/jpeg"/>
</draw:frame>
<draw:frame draw:style-name="fr1" draw:name="Image69" text:anchor-type="as-char" svg:width="6.9236in" svg:height="8.6545in" draw:z-index="0">
<draw:image xlink:href="../Images/yкринформ/2023-05-09T-97-19-00-03-00/1683649293-376.jpeg" xlink:type="simple" xlink:show="embed" xlink:actuate="onLoad" draw:mime-type="image/jpeg"/>
</draw:frame>
At the same time, the MCIP reports that during the full -scale war of Russia, the anti -Ukraine anti -Ukraine has affected the occupiers of more than 500 libraries, and almost 10,000 publications were taken out of the temporary -heated territories of the Donetsk region.</text:p>
      <text:p text:style-name="P4">
<text:span text:style-name="T4">
 Read also: </text:span>
 <text:a xlink:type="simple" xlink:href="https://www.ukrinform.ua/rubric-culture/3699965-na-vidbudovu-kulturnoi-infrastrukturi-ukraini-potribno-100-milardiv-mkip.html" text:style-name="Internet_20_link" text:visited-style-name="Visited_20_Internet_20_Link">
</text:a>
</text:p>
      <text:p text:style-name="P4">
<draw:frame draw:style-name="fr1" draw:name="Image70" text:anchor-type="as-char" svg:width="6.9236in" svg:height="8.6545in" draw:z-index="0">
<draw:image xlink:href="../Images/yкринформ/2023-05-09T-97-19-00-03-00/1683649278-855.jpeg" xlink:type="simple" xlink:show="embed" xlink:actuate="onLoad" draw:mime-type="image/jpeg"/>
</draw:frame>
As reported by Ukrinform, as of February 2023 due to Russian military agression <text:a xlink:type="simple" xlink:href="https://www.ukrinform.ua/rubric-culture/3682719-v-ukraini-cerez-vijnu-poskodzeni-majze-1-300-obektiv-kulturnoi-infrastrukturi-mkip.html" text:style-name="Internet_20_link" text:visited-style-name="Visited_20_Internet_20_Link">
</text:a>
<text:span text:style-name="T5">
Foto: mkip</text:span>
</text:p>
      <text:p text:style-name="P4">
News Source: <text:a xlink:type="simple" xlink:href="https://www.ukrinform.ua/rubric-culture/3706983-vijskovi-na-doneccini-vratuvali-5-tonn-knizok-zi-znisenih-rosianami-bibliotek.html" text:style-name="Internet_20_link" text:visited-style-name="Visited_20_Internet_20_Link">
https://www.ukrinform.ua/rubric-culture/3706983-vijskovi-na-doneccini-vratuvali-5-tonn-knizok-zi-znisenih-rosianami-bibliotek.html</text:a>
</text:p>
      <!--NEWS-->
      <text:h text:style-name="P10" text:outline-level="1">
<text:span text:style-name="T4">
Ukrainian air defense shot down 23 of 25 cruise missiles launched by Russia overnight</text:span>
</text:h>
      <text:p text:style-name="P4">
Authors: liveuamap (Language: en)</text:p>
      <text:p text:style-name="P4">
Time: 2023-05-09T01:03:26</text:p>
      <text:p text:style-name="P4">
Location: Kyiv (Latitude:50.65991 Longtitude:30.46646)</text:p>
      <text:p text:style-name="P4">
Videos: []</text:p>
      <text:p text:style-name="P4">
Images: ["<text:a xlink:type="simple" xlink:href="https://liveuamap.com/pics/2023/05/09/22561412_0.jpg" text:style-name="Internet_20_link" text:visited-style-name="Visited_20_Internet_20_Link">
22561412_0.jpg</text:a>
"]</text:p>
      <text:p text:style-name="P4">
Tags: []</text:p>
      <text:p text:style-name="P4">
Id: 22561412</text:p>
      <!--METADATA-->
      <text:p text:style-name="P4">
Ukrainian air defense shot down 23 of 25 cruise missiles launched by Russia Overnight<draw:frame draw:style-name="fr1" draw:name="Image71" text:anchor-type="as-char" svg:width="6.9236in" svg:height="6.9236in" draw:z-index="0">
<draw:image xlink:href="../Images/liveuamap/2023-05-09T01-03-26/22561412_0.jpg" xlink:type="simple" xlink:show="embed" xlink:actuate="onLoad" draw:mime-type="image/jpeg"/>
</draw:frame>
News Collection Link: <text:a xlink:type="simple" xlink:href="https://liveuamap.com/en/2023/9-may-ukrainian-air-defense-shot-down-23-of-25-cruise-missiles" text:style-name="Internet_20_link" text:visited-style-name="Visited_20_Internet_20_Link">
https://liveuamap.com/en/2023/9-may-ukrainian-air-defense-shot-down-23-of-25-cruise-missiles</text:a>
</text:p>
      <text:p text:style-name="P4">
News Source: <text:a xlink:type="simple" xlink:href="https://t.me/kpszsu/2509" text:style-name="Internet_20_link" text:visited-style-name="Visited_20_Internet_20_Link">
https://t.me/kpszsu/2509</text:a>
</text:p>
      <!--NEWS-->
      <text:h text:style-name="P10" text:outline-level="1">
<text:span text:style-name="T4">
Debris of a missile caused minor fire at private residence overnight, no hits</text:span>
</text:h>
      <text:p text:style-name="P4">
Authors: liveuamap (Language: en)</text:p>
      <text:p text:style-name="P4">
Time: 2023-05-09T01:08:28</text:p>
      <text:p text:style-name="P4">
Location: Kyiv, Kyiv city (Latitude:50.4352 Longtitude:30.5722)</text:p>
      <text:p text:style-name="P4">
Videos: []</text:p>
      <text:p text:style-name="P4">
Images: ["<text:a xlink:type="simple" xlink:href="https://liveuamap.com/pics/2023/05/09/22561413_0.jpg" text:style-name="Internet_20_link" text:visited-style-name="Visited_20_Internet_20_Link">
22561413_0.jpg</text:a>
"]</text:p>
      <text:p text:style-name="P4">
Tags: ["Europe", "Central and Eastern Europe"]</text:p>
      <text:p text:style-name="P4">
Id: 22561413</text:p>
      <!--METADATA-->
      <text:p text:style-name="P4">
Debris of a missile caused minor fire at private residence overnight, no hits</text:p>
      <text:p text:style-name="P4">
<draw:frame draw:style-name="fr1" draw:name="Image72" text:anchor-type="as-char" svg:width="6.9236in" svg:height="5.1927in" draw:z-index="0">
<draw:image xlink:href="../Images/liveuamap/2023-05-09T01-08-28/22561413_0.jpg" xlink:type="simple" xlink:show="embed" xlink:actuate="onLoad" draw:mime-type="image/jpeg"/>
</draw:frame>
News Collection Link: <text:a xlink:type="simple" xlink:href="https://liveuamap.com/en/2023/9-may-debris-of-a-missile-caused-minor-fire-at-private-residence" text:style-name="Internet_20_link" text:visited-style-name="Visited_20_Internet_20_Link">
https://liveuamap.com/en/2023/9-may-debris-of-a-missile-caused-minor-fire-at-private-residence</text:a>
</text:p>
      <text:p text:style-name="P4">
News Source: <text:a xlink:type="simple" xlink:href="https://t.me/corona_kyiv/4823" text:style-name="Internet_20_link" text:visited-style-name="Visited_20_Internet_20_Link">
https://t.me/corona_kyiv/4823</text:a>
</text:p>
      <!--NEWS-->
      <text:h text:style-name="P10" text:outline-level="1">
<text:span text:style-name="T4">
Donetsk Oblast(08:17). Red Alert: aerial threat. Sirens sounding. Take cover now!</text:span>
</text:h>
      <text:p text:style-name="P4">
Authors: liveuamap (Language: en)</text:p>
      <text:p text:style-name="P4">
Time: 2023-05-09T02:19:00</text:p>
      <text:p text:style-name="P4">
Location: Donetsk Oblast (Latitude:48.72816 Longtitude:37.57793)</text:p>
      <text:p text:style-name="P4">
Videos: []</text:p>
      <text:p text:style-name="P4">
Images: []</text:p>
      <text:p text:style-name="P4">
Tags: ["Europe", "Central and Eastern Europe"]</text:p>
      <text:p text:style-name="P4">
Id: 22561499</text:p>
      <!--METADATA-->
      <text:p text:style-name="P4">
Donetsk Oblast(08:17). Red Alert: aerial threat. Sirens sounding. Take covernow!</text:p>
      <text:p text:style-name="P4">
News Collection Link: <text:a xlink:type="simple" xlink:href="https://liveuamap.com/en/2023/09-may-donetsk-oblast0817-red-alert-aerial-thg" text:style-name="Internet_20_link" text:visited-style-name="Visited_20_Internet_20_Link">
https://liveuamap.com/en/2023/09-may-donetsk-oblast0817-red-alert-aerial-thg</text:a>
</text:p>
      <text:p text:style-name="P4">
News Source: <text:a xlink:type="simple" xlink:href="https://t.me/air_alert_ua/44871" text:style-name="Internet_20_link" text:visited-style-name="Visited_20_Internet_20_Link">
https://t.me/air_alert_ua/44871</text:a>
</text:p>
      <!--NEWS-->
      <text:h text:style-name="P10" text:outline-level="1">
<text:span text:style-name="T4">
President of the European Commission Ursula von der Leyen arrived in Kyiv</text:span>
</text:h>
      <text:p text:style-name="P4">
Authors: liveuamap (Language: en)</text:p>
      <text:p text:style-name="P4">
Time: 2023-05-09T02:26:13</text:p>
      <text:p text:style-name="P4">
Location: Kyiv, Kyiv city (Latitude:50.4398 Longtitude:30.48809)</text:p>
      <text:p text:style-name="P4">
Videos: []</text:p>
      <text:p text:style-name="P4">
Images: ["<text:a xlink:type="simple" xlink:href="https://liveuamap.com/pics/2023/05/09/22561500_0.jpg" text:style-name="Internet_20_link" text:visited-style-name="Visited_20_Internet_20_Link">
22561500_0.jpg</text:a>
"]</text:p>
      <text:p text:style-name="P4">
Tags: []</text:p>
      <text:p text:style-name="P4">
Id: 22561500</text:p>
      <!--METADATA-->
      <text:p text:style-name="P4">
President of the European Commission Ursula von der Leyen arrived in Kyiv</text:p>
      <text:p text:style-name="P4">
<draw:frame draw:style-name="fr1" draw:name="Image73" text:anchor-type="as-char" svg:width="6.9236in" svg:height="4.837866in" draw:z-index="0">
<draw:image xlink:href="../Images/liveuamap/2023-05-09T02-26-13/22561500_0.jpg" xlink:type="simple" xlink:show="embed" xlink:actuate="onLoad" draw:mime-type="image/jpeg"/>
</draw:frame>
News Collection Link: <text:a xlink:type="simple" xlink:href="https://liveuamap.com/en/2023/9-may-president-of-the-european-commission-ursula-von-der" text:style-name="Internet_20_link" text:visited-style-name="Visited_20_Internet_20_Link">
https://liveuamap.com/en/2023/9-may-president-of-the-european-commission-ursula-von-der</text:a>
</text:p>
      <text:p text:style-name="P4">
News Source: <text:a xlink:type="simple" xlink:href="https://t.me/lachentyt/29108" text:style-name="Internet_20_link" text:visited-style-name="Visited_20_Internet_20_Link">
https://t.me/lachentyt/29108</text:a>
</text:p>
      <!--NEWS-->
      <text:h text:style-name="P10" text:outline-level="1">
<text:span text:style-name="T4">
Donetsk Oblast(10:01). Red Alert: aerial threat. Sirens sounding. Take cover now!</text:span>
</text:h>
      <text:p text:style-name="P4">
Authors: liveuamap (Language: en)</text:p>
      <text:p text:style-name="P4">
Time: 2023-05-09T04:02:00</text:p>
      <text:p text:style-name="P4">
Location: Donetsk Oblast (Latitude:48.72744 Longtitude:37.5781)</text:p>
      <text:p text:style-name="P4">
Videos: []</text:p>
      <text:p text:style-name="P4">
Images: []</text:p>
      <text:p text:style-name="P4">
Tags: ["Europe", "Central and Eastern Europe"]</text:p>
      <text:p text:style-name="P4">
Id: 22561502</text:p>
      <!--METADATA-->
      <text:p text:style-name="P4">
Donetsk Oblast(10:01). Red Alert: aerial threat. Sirens sounding. Take covernow!</text:p>
      <text:p text:style-name="P4">
News Collection Link: <text:a xlink:type="simple" xlink:href="https://liveuamap.com/en/2023/09-may-donetsk-oblast1001-red-alert-aerial-thg" text:style-name="Internet_20_link" text:visited-style-name="Visited_20_Internet_20_Link">
https://liveuamap.com/en/2023/09-may-donetsk-oblast1001-red-alert-aerial-thg</text:a>
</text:p>
      <text:p text:style-name="P4">
News Source: <text:a xlink:type="simple" xlink:href="https://t.me/air_alert_ua/44873" text:style-name="Internet_20_link" text:visited-style-name="Visited_20_Internet_20_Link">
https://t.me/air_alert_ua/44873</text:a>
</text:p>
      <!--NEWS-->
      <text:h text:style-name="P10" text:outline-level="1">
<text:span text:style-name="T4">
Russian army conducted 30 missile strikes, 61 airstrikes and 89 shelling with MLRS, - General...</text:span>
</text:h>
      <text:p text:style-name="P4">
Authors: liveuamap (Language: en)</text:p>
      <text:p text:style-name="P4">
Time: 2023-05-09T04:33:00</text:p>
      <text:p text:style-name="P4">
Location: Bakhmut (Latitude:48.53519 Longtitude:37.87432)</text:p>
      <text:p text:style-name="P4">
Videos: []</text:p>
      <text:p text:style-name="P4">
Images: []</text:p>
      <text:p text:style-name="P4">
Tags: ["Russia"]</text:p>
      <text:p text:style-name="P4">
Id: 22561539</text:p>
      <!--METADATA-->
      <text:p text:style-name="P4">
Russian army conducted 30 missile strikes, 61 airstrikes and 89 shelling withMLRS, - General Staff of Armed Forces of Ukraine says in the morning report</text:p>
      <text:p text:style-name="P4">
News Collection Link: <text:a xlink:type="simple" xlink:href="https://liveuamap.com/en/2023/9-may-russian-army-conducted-30-missile-strikes-61-airstrikes" text:style-name="Internet_20_link" text:visited-style-name="Visited_20_Internet_20_Link">
https://liveuamap.com/en/2023/9-may-russian-army-conducted-30-missile-strikes-61-airstrikes</text:a>
</text:p>
      <text:p text:style-name="P4">
News Source: <text:a xlink:type="simple" xlink:href="https://t.me/lumsrc/4727" text:style-name="Internet_20_link" text:visited-style-name="Visited_20_Internet_20_Link">
https://t.me/lumsrc/472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9T04:38:48</text:p>
      <text:p text:style-name="P4">
Location: Marinka, Donetsk Oblast (Latitude:47.93831 Longtitude:37.50097)</text:p>
      <text:p text:style-name="P4">
Videos: []</text:p>
      <text:p text:style-name="P4">
Images: []</text:p>
      <text:p text:style-name="P4">
Tags: ["Russia"]</text:p>
      <text:p text:style-name="P4">
Id: 22561520</text:p>
      <!--METADATA-->
      <text:p text:style-name="P4">
Russian forces conducting offensive actions at Lyman, Bakhmut, Avdiivka andMaryinka directions. Ukrainian military repelled 42 Russian attacks. Russianforces attempting to advance near Bilohorivka, Bakhmut, Ivanivske and ChasivYar, Avdiyivka and Pervomayske, Maryinka, - General Staff of Armed Forces ofUkraine says in the morning report</text:p>
      <text:p text:style-name="P4">
News Collection Link: <text:a xlink:type="simple" xlink:href="https://liveuamap.com/en/2023/9-may-russian-forces-conducting-offensive-actions-at-lyman" text:style-name="Internet_20_link" text:visited-style-name="Visited_20_Internet_20_Link">
https://liveuamap.com/en/2023/9-may-russian-forces-conducting-offensive-actions-at-lyman</text:a>
</text:p>
      <text:p text:style-name="P4">
News Source: <text:a xlink:type="simple" xlink:href="https://t.me/lumsrc/4736" text:style-name="Internet_20_link" text:visited-style-name="Visited_20_Internet_20_Link">
https://t.me/lumsrc/4736</text:a>
</text:p>
      <!--NEWS-->
      <text:h text:style-name="P10" text:outline-level="1">
<text:span text:style-name="T4">
At Zaporizhzhia and Kherson directions Russian army shelled Vremivka, Novosilka, Zelene Pole,...</text:span>
</text:h>
      <text:p text:style-name="P4">
Authors: liveuamap (Language: en)</text:p>
      <text:p text:style-name="P4">
Time: 2023-05-09T04:41:05</text:p>
      <text:p text:style-name="P4">
Location: Zaporizhzhia (Latitude:47.51743 Longtitude:35.81646)</text:p>
      <text:p text:style-name="P4">
Videos: []</text:p>
      <text:p text:style-name="P4">
Images: []</text:p>
      <text:p text:style-name="P4">
Tags: ["Russia"]</text:p>
      <text:p text:style-name="P4">
Id: 22561524</text:p>
      <!--METADATA-->
      <text:p text:style-name="P4">
At zaporizhzhia and kherson directions russian Army Shelled Vremivka, Novosilka, Zelene Pole, Novopil of Donetsk Region; Olhivske, Huliaipole, Zaliznychne, Huliaipilske, Bilohirya, Mala Tokmachka and Kamyanske ofzaporizhia Region; Zolota Balka, Kachkarivka, Zmiyivka, Tyahynka, Antonivka, Dniprovske, Kizomys, Stanislav of Kherson Region and Kherson City. Russianaviation Conducched Airstrikes at vremivka of Donetsk Region and Huliaipole andnovodanylivka of Zaporizhzhia Region - General Staff of Armed Forces icons Iys N The Morning Report</text:p>
      <text:p text:style-name="P4">
News Collection Link: <text:a xlink:type="simple" xlink:href="https://liveuamap.com/en/2023/9-may-at-zaporizhzhia-and-kherson-directions-russian-army" text:style-name="Internet_20_link" text:visited-style-name="Visited_20_Internet_20_Link">
https://liveuamap.com/en/2023/9-MAY-ZAPORIZHIA-HARSON-DIRESONS-RUSSIAN-ARMY</text:a>
</text:p>
      <text:p text:style-name="P4">
News Source: <text:a xlink:type="simple" xlink:href="https://t.me/lumsrc/4735" text:style-name="Internet_20_link" text:visited-style-name="Visited_20_Internet_20_Link">
https://t.me/lumsrc/4735</text:a>
</text:p>
      <!--NEWS-->
      <text:h text:style-name="P10" text:outline-level="1">
<text:span text:style-name="T4">
Zaporizka Oblast(10:49). Red Alert: aerial threat. Sirens sounding. Take cover now!</text:span>
</text:h>
      <text:p text:style-name="P4">
Authors: liveuamap (Language: en)</text:p>
      <text:p text:style-name="P4">
Time: 2023-05-09T04:49:00</text:p>
      <text:p text:style-name="P4">
Location: Zaporizka Oblast (Latitude:47.612401 Longtitude:35.766361)</text:p>
      <text:p text:style-name="P4">
Videos: []</text:p>
      <text:p text:style-name="P4">
Images: []</text:p>
      <text:p text:style-name="P4">
Tags: ["Europe", "Central and Eastern Europe"]</text:p>
      <text:p text:style-name="P4">
Id: 22561527</text:p>
      <!--METADATA-->
      <text:p text:style-name="P4">
Zaporizhzhia region(10:49). Red Alert: aerial threat. Sirens sounding. Take covernow!</text:p>
      <text:p text:style-name="P4">
News Collection Link: <text:a xlink:type="simple" xlink:href="https://liveuamap.com/en/2023/09-may-zaporizka-oblast1049-red-alert-aerial-g" text:style-name="Internet_20_link" text:visited-style-name="Visited_20_Internet_20_Link">
https://liveuamap.com/en/2023/09-may-zaporizka-oblast1049-red-alert-aerial-g</text:a>
</text:p>
      <text:p text:style-name="P4">
News Source: <text:a xlink:type="simple" xlink:href="https://t.me/air_alert_ua/44875" text:style-name="Internet_20_link" text:visited-style-name="Visited_20_Internet_20_Link">
https://t.me/air_alert_ua/44875</text:a>
</text:p>
      <!--NEWS-->
      <text:h text:style-name="P10" text:outline-level="1">
<text:span text:style-name="T4">
Shelling reported in Spodaryushino village of Graivoron district of Belgorod region</text:span>
</text:h>
      <text:p text:style-name="P4">
Authors: liveuamap (Language: en)</text:p>
      <text:p text:style-name="P4">
Time: 2023-05-09T05:17:00</text:p>
      <text:p text:style-name="P4">
Location: Belgorod (Latitude:50.50538 Longtitude:35.48103)</text:p>
      <text:p text:style-name="P4">
Videos: []</text:p>
      <text:p text:style-name="P4">
Images: []</text:p>
      <text:p text:style-name="P4">
Tags: ["Russia", "Central and Eastern Europe"]</text:p>
      <text:p text:style-name="P4">
Id: 22561550</text:p>
      <!--METADATA-->
      <text:p text:style-name="P4">
Shelling reported in Spodaryushino village of Graivoron district of Belgorodregion</text:p>
      <text:p text:style-name="P4">
News Collection Link: <text:a xlink:type="simple" xlink:href="https://liveuamap.com/en/2023/9-may-shelling-reported-in-spodaryushino-village-of-graivoron" text:style-name="Internet_20_link" text:visited-style-name="Visited_20_Internet_20_Link">
https://liveuamap.com/en/2023/9-may-shelling-reported-in-spodaryushino-village-of-graivoron</text:a>
</text:p>
      <text:p text:style-name="P4">
News Source: <text:a xlink:type="simple" xlink:href="https://t.me/rusbrief/115522" text:style-name="Internet_20_link" text:visited-style-name="Visited_20_Internet_20_Link">
https://t.me/rusbrief/115522</text:a>
</text:p>
      <!--NEWS-->
      <text:h text:style-name="P10" text:outline-level="1">
<text:span text:style-name="T4">
Putin claims 'real war' unleashed against Russia during Victory Day speech</text:span>
</text:h>
      <text:p text:style-name="P4">
Authors: liveuamap (Language: en)</text:p>
      <text:p text:style-name="P4">
Time: 2023-05-09T05:20:38</text:p>
      <text:p text:style-name="P4">
Location: Moskva, Moscow (Latitude:55.75405 Longtitude:37.62088)</text:p>
      <text:p text:style-name="P4">
Videos: []</text:p>
      <text:p text:style-name="P4">
Images: ["<text:a xlink:type="simple" xlink:href="https://liveuamap.com/pics/2023/05/09/22561540_0.jpg" text:style-name="Internet_20_link" text:visited-style-name="Visited_20_Internet_20_Link">
22561540_0.jpg</text:a>
"]</text:p>
      <text:p text:style-name="P4">
Tags: ["Russia", "Central and Eastern Europe"]</text:p>
      <text:p text:style-name="P4">
Id: 22561540</text:p>
      <!--METADATA-->
      <text:p text:style-name="P4">
Putin claims 'real war' unleashed against Russia during Victory Day speech</text:p>
      <text:p text:style-name="P4">
<draw:frame draw:style-name="fr1" draw:name="Image74" text:anchor-type="as-char" svg:width="6.9236in" svg:height="4.516567in" draw:z-index="0">
<draw:image xlink:href="../Images/liveuamap/2023-05-09T05-20-38/22561540_0.jpg" xlink:type="simple" xlink:show="embed" xlink:actuate="onLoad" draw:mime-type="image/jpeg"/>
</draw:frame>
News Collection Link: <text:a xlink:type="simple" xlink:href="https://liveuamap.com/en/2023/9-may-putin-claims-real-war-unleashed-against-russia-during" text:style-name="Internet_20_link" text:visited-style-name="Visited_20_Internet_20_Link">
https://liveuamap.com/en/2023/9-may-putin-claims-real-war-unleashed-against-russia-during</text:a>
</text:p>
      <text:p text:style-name="P4">
News Source: <text:a xlink:type="simple" xlink:href="https://twitter.com/KyivIndependent/status/1655855790626930688" text:style-name="Internet_20_link" text:visited-style-name="Visited_20_Internet_20_Link">
https://twitter.com/KyivIndependent/status/1655855790626930688</text:a>
</text:p>
      <!--NEWS-->
      <text:h text:style-name="P10" text:outline-level="1">
<text:span text:style-name="T4">
Donetsk Oblast(11:48). Red Alert: aerial threat. Sirens sounding. Take cover now!</text:span>
</text:h>
      <text:p text:style-name="P4">
Authors: liveuamap (Language: en)</text:p>
      <text:p text:style-name="P4">
Time: 2023-05-09T05:49:00</text:p>
      <text:p text:style-name="P4">
Location: Donetsk Oblast (Latitude:48.72695 Longtitude:37.5773)</text:p>
      <text:p text:style-name="P4">
Videos: []</text:p>
      <text:p text:style-name="P4">
Images: []</text:p>
      <text:p text:style-name="P4">
Tags: ["Europe", "Central and Eastern Europe"]</text:p>
      <text:p text:style-name="P4">
Id: 22561560</text:p>
      <!--METADATA-->
      <text:p text:style-name="P4">
Donetsk Oblast(11:48). Red Alert: aerial threat. Sirens sounding. Take covernow!</text:p>
      <text:p text:style-name="P4">
News Collection Link: <text:a xlink:type="simple" xlink:href="https://liveuamap.com/en/2023/09-may-donetsk-oblast1148-red-alert-aerial-thg" text:style-name="Internet_20_link" text:visited-style-name="Visited_20_Internet_20_Link">
https://liveuamap.com/en/2023/09-may-donetsk-oblast1148-red-alert-aerial-thg</text:a>
</text:p>
      <text:p text:style-name="P4">
News Source: <text:a xlink:type="simple" xlink:href="https://t.me/air_alert_ua/44877" text:style-name="Internet_20_link" text:visited-style-name="Visited_20_Internet_20_Link">
https://t.me/air_alert_ua/44877</text:a>
</text:p>
      <!--NEWS-->
      <text:h text:style-name="P10" text:outline-level="1">
<text:span text:style-name="T4">
Kharkiv, Kharkiv region, Dnipro, Dnipropetrovsk region, Zaporizhzhya region (12: ZH). Red Aller ...</text:span>
</text:h>
      <text:p text:style-name="P4">
Authors: liveuamap (Language: en)</text:p>
      <text:p text:style-name="P4">
Time: 2023-05-09T06:35:00</text:p>
      <text:p text:style-name="P4">
Location: Kharkiv (Latitude:49.98081000 Longtitude:36.25272000)</text:p>
      <text:p text:style-name="P4">
Videos: []</text:p>
      <text:p text:style-name="P4">
Images: []</text:p>
      <text:p text:style-name="P4">
Tags: ["Europe", "Central and Eastern Europe"]</text:p>
      <text:p text:style-name="P4">
Id: 22561570</text:p>
      <!--METADATA-->
      <text:p text:style-name="P4">
Kharkiv, Kharkiv region, Dnipro, Dnipropetrovsk region, Zaporizka region(12:34). Red Alert: aerial threat. Sirens sounding. Take cover now!</text:p>
      <text:p text:style-name="P4">
News Collection Link: <text:a xlink:type="simple" xlink:href="https://liveuamap.com/en/2023/09-may-kharkiv-kharkivska-oblast-dnipro-dniprg" text:style-name="Internet_20_link" text:visited-style-name="Visited_20_Internet_20_Link">
https://liveuamap.com/en/2023/09-may-kharkiv-kharkivska-oblast-dnipro-dniprg</text:a>
</text:p>
      <text:p text:style-name="P4">
News Source: <text:a xlink:type="simple" xlink:href="https://t.me/air_alert_ua/44882" text:style-name="Internet_20_link" text:visited-style-name="Visited_20_Internet_20_Link">
https://t.me/air_alert_ua/44882</text:a>
</text:p>
      <!--NEWS-->
      <text:h text:style-name="P10" text:outline-level="1">
<text:span text:style-name="T4">
Kherson, Khersonska Oblast(12:41). Red Alert: aerial threat. Sirens sounding. Take cover now!</text:span>
</text:h>
      <text:p text:style-name="P4">
Authors: liveuamap (Language: en)</text:p>
      <text:p text:style-name="P4">
Time: 2023-05-09T06:42:00</text:p>
      <text:p text:style-name="P4">
Location: Kherson (Latitude:46.65522 Longtitude:32.61778)</text:p>
      <text:p text:style-name="P4">
Videos: []</text:p>
      <text:p text:style-name="P4">
Images: []</text:p>
      <text:p text:style-name="P4">
Tags: ["Europe", "Central and Eastern Europe"]</text:p>
      <text:p text:style-name="P4">
Id: 22561571</text:p>
      <!--METADATA-->
      <text:p text:style-name="P4">
Kherson, Kherson region(12:41). Red Alert: aerial threat. Sirens sounding.Take cover now!</text:p>
      <text:p text:style-name="P4">
News Collection Link: <text:a xlink:type="simple" xlink:href="https://liveuamap.com/en/2023/09-may-kherson-khersonska-oblast1241-red-alerg" text:style-name="Internet_20_link" text:visited-style-name="Visited_20_Internet_20_Link">
https://liveuamap.com/en/2023/09-may-kherson-khersonska-oblast1241-red-alerg</text:a>
</text:p>
      <text:p text:style-name="P4">
News Source: <text:a xlink:type="simple" xlink:href="https://t.me/air_alert_ua/44884" text:style-name="Internet_20_link" text:visited-style-name="Visited_20_Internet_20_Link">
https://t.me/air_alert_ua/44884</text:a>
</text:p>
      <!--NEWS-->
      <text:h text:style-name="P10" text:outline-level="1">
<text:span text:style-name="T4">
Donetsk Oblast(13:52). Red Alert: aerial threat. Sirens sounding. Take cover now!</text:span>
</text:h>
      <text:p text:style-name="P4">
Authors: liveuamap (Language: en)</text:p>
      <text:p text:style-name="P4">
Time: 2023-05-09T07:53:00</text:p>
      <text:p text:style-name="P4">
Location: Donetsk Oblast (Latitude:48.7286 Longtitude:37.57917)</text:p>
      <text:p text:style-name="P4">
Videos: []</text:p>
      <text:p text:style-name="P4">
Images: []</text:p>
      <text:p text:style-name="P4">
Tags: ["Europe", "Central and Eastern Europe"]</text:p>
      <text:p text:style-name="P4">
Id: 22561573</text:p>
      <!--METADATA-->
      <text:p text:style-name="P4">
Donetsk Oblast(13:52). Red Alert: aerial threat. Sirens sounding. Take covernow!</text:p>
      <text:p text:style-name="P4">
News Collection Link: <text:a xlink:type="simple" xlink:href="https://liveuamap.com/en/2023/09-may-donetsk-oblast1352-red-alert-aerial-thg" text:style-name="Internet_20_link" text:visited-style-name="Visited_20_Internet_20_Link">
https://liveuamap.com/en/2023/09-may-donetsk-oblast1352-red-alert-aerial-thg</text:a>
</text:p>
      <text:p text:style-name="P4">
News Source: <text:a xlink:type="simple" xlink:href="https://t.me/air_alert_ua/44891" text:style-name="Internet_20_link" text:visited-style-name="Visited_20_Internet_20_Link">
https://t.me/air_alert_ua/44891</text:a>
</text:p>
      <!--NEWS-->
      <text:h text:style-name="P10" text:outline-level="1">
<text:span text:style-name="T4">
Explosion between Zhdanivka and Yenakieve</text:span>
</text:h>
      <text:p text:style-name="P4">
Authors: liveuamap (Language: en)</text:p>
      <text:p text:style-name="P4">
Time: 2023-05-09T08:09:48</text:p>
      <text:p text:style-name="P4">
Location: Donets'ka oblast (Latitude:48.18179 Longtitude:38.20348)</text:p>
      <text:p text:style-name="P4">
Videos: []</text:p>
      <text:p text:style-name="P4">
Images: ["<text:a xlink:type="simple" xlink:href="https://liveuamap.com/pics/2023/05/09/22561576_0.jpg" text:style-name="Internet_20_link" text:visited-style-name="Visited_20_Internet_20_Link">
22561576_0.jpg</text:a>
"]</text:p>
      <text:p text:style-name="P4">
Tags: ["Minsk Monitor", "Europe"]</text:p>
      <text:p text:style-name="P4">
Id: 22561576</text:p>
      <!--METADATA-->
      <text:p text:style-name="P4">
Explosion between Zhdanivka and Yenakieve</text:p>
      <text:p text:style-name="P4">
<draw:frame draw:style-name="fr1" draw:name="Image75" text:anchor-type="as-char" svg:width="6.9236in" svg:height="9.231467in" draw:z-index="0">
<draw:image xlink:href="../Images/liveuamap/2023-05-09T08-09-48/22561576_0.jpg" xlink:type="simple" xlink:show="embed" xlink:actuate="onLoad" draw:mime-type="image/jpeg"/>
</draw:frame>
News Collection Link: <text:a xlink:type="simple" xlink:href="https://liveuamap.com/en/2023/9-may-explosion-between-zhdanivka-and-yenakieve-" text:style-name="Internet_20_link" text:visited-style-name="Visited_20_Internet_20_Link">
https://liveuamap.com/en/2023/9-may-explosion-between-zhdanivka-and-yenakieve-</text:a>
</text:p>
      <text:p text:style-name="P4">
News Source: <text:a xlink:type="simple" xlink:href="https://twitter.com/hochu_dodomu/status/1655904628393799680" text:style-name="Internet_20_link" text:visited-style-name="Visited_20_Internet_20_Link">
https://twitter.com/hochu_dodomu/status/1655904628393799680</text:a>
</text:p>
      <!--NEWS-->
      <text:h text:style-name="P10" text:outline-level="1">
<text:span text:style-name="T4">
The UN says there have been no inspections of ships as part of the of the Black Sea Grain Ini...</text:span>
</text:h>
      <text:p text:style-name="P4">
Authors: liveuamap (Language: en)</text:p>
      <text:p text:style-name="P4">
Time: 2023-05-09T08:20:25</text:p>
      <text:p text:style-name="P4">
Location: İstanbul (Latitude:41.03275 Longtitude:28.97816)</text:p>
      <text:p text:style-name="P4">
Videos: []</text:p>
      <text:p text:style-name="P4">
Images: []</text:p>
      <text:p text:style-name="P4">
Tags: ["Balkans"]</text:p>
      <text:p text:style-name="P4">
Id: 22561581</text:p>
      <!--METADATA-->
      <text:p text:style-name="P4">
The UN says there have been no inspections of ships as part of the of theBlack Sea Grain Initiative for two days, adding that since the start of themonth, the inspection rate dropped. The deal was last extended on March 18 for60 day and expires May 18th if not extended</text:p>
      <text:p text:style-name="P4">
News Collection Link: <text:a xlink:type="simple" xlink:href="https://liveuamap.com/en/2023/9-may-the-un-says-there-have-been-no-inspections-of-ships" text:style-name="Internet_20_link" text:visited-style-name="Visited_20_Internet_20_Link">
https://liveuamap.com/en/2023/9-may-the-un-says-there-have-been-no-inspections-of-ships</text:a>
</text:p>
      <text:p text:style-name="P4">
News Source: <text:a xlink:type="simple" xlink:href="https://twitter.com/kylieatwood/status/1655902646249594880" text:style-name="Internet_20_link" text:visited-style-name="Visited_20_Internet_20_Link">
https://twitter.com/kylieatwood/status/1655902646249594880</text:a>
</text:p>
      <!--NEWS-->
      <text:h text:style-name="P10" text:outline-level="1">
<text:span text:style-name="T4">
Chief of Wagner PMC mercenaries Prigozhin: Absolutely everything is being done by the high mi...</text:span>
</text:h>
      <text:p text:style-name="P4">
Authors: liveuamap (Language: en)</text:p>
      <text:p text:style-name="P4">
Time: 2023-05-09T08:27:10</text:p>
      <text:p text:style-name="P4">
Location: Bakhmut (Latitude:48.59557 Longtitude:38.01819)</text:p>
      <text:p text:style-name="P4">
Videos: []</text:p>
      <text:p text:style-name="P4">
Images: []</text:p>
      <text:p text:style-name="P4">
Tags: ["Minsk Monitor", "Europe"]</text:p>
      <text:p text:style-name="P4">
Id: 22561583</text:p>
      <!--METADATA-->
      <text:p text:style-name="P4">
Chief of Wagner PMC mercenaries Prigozhin: Absolutely everything is being doneby the high military command today to make the front collapse</text:p>
      <text:p text:style-name="P4">
News Collection Link: <text:a xlink:type="simple" xlink:href="https://liveuamap.com/en/2023/9-may-chief-of-wagner-pmc-mercenaries-prigozhin-absolutely" text:style-name="Internet_20_link" text:visited-style-name="Visited_20_Internet_20_Link">
https://liveuamap.com/en/2023/9-may-chief-of-wagner-pmc-mercenaries-prigozhin-absolutely</text:a>
</text:p>
      <text:p text:style-name="P4">
News Source: <text:a xlink:type="simple" xlink:href="https://t.me/rusbrief/115584" text:style-name="Internet_20_link" text:visited-style-name="Visited_20_Internet_20_Link">
https://t.me/rusbrief/115584</text:a>
</text:p>
      <!--NEWS-->
      <text:h text:style-name="P10" text:outline-level="1">
<text:span text:style-name="T4">
Dnipro, Dnipropetrovsk region, Zaporizhzhya region, Donetsk region (14:42). Red Alrt: Aerial Tx ...</text:span>
</text:h>
      <text:p text:style-name="P4">
Authors: liveuamap (Language: en)</text:p>
      <text:p text:style-name="P4">
Time: 2023-05-09T08:44:00</text:p>
      <text:p text:style-name="P4">
Location: Dnipro (Latitude:48.46033 Longtitude:35.03961)</text:p>
      <text:p text:style-name="P4">
Videos: []</text:p>
      <text:p text:style-name="P4">
Images: []</text:p>
      <text:p text:style-name="P4">
Tags: ["Europe", "Central and Eastern Europe"]</text:p>
      <text:p text:style-name="P4">
Id: 22561585</text:p>
      <!--METADATA-->
      <text:p text:style-name="P4">
Dnipro, Dnipropetrovsk region, Zaporizhzhya region, Donetsk region(14:42). RedAlert: aerial threat. Sirens sounding. Take cover now!</text:p>
      <text:p text:style-name="P4">
News Collection Link: <text:a xlink:type="simple" xlink:href="https://liveuamap.com/en/2023/09-may-dnipro-dnipropetrovska-oblast-zaporizkg" text:style-name="Internet_20_link" text:visited-style-name="Visited_20_Internet_20_Link">
https://liveuamap.com/en/2023/09-may-dnipro-dnipropetrovska-oblast-zaporizkg</text:a>
</text:p>
      <text:p text:style-name="P4">
News Source: <text:a xlink:type="simple" xlink:href="https://t.me/air_alert_ua/44895" text:style-name="Internet_20_link" text:visited-style-name="Visited_20_Internet_20_Link">
https://t.me/air_alert_ua/44895</text:a>
</text:p>
      <!--NEWS-->
      <text:h text:style-name="P10" text:outline-level="1">
<text:span text:style-name="T4">
The Ukrainian Foreign Ministry called the visit of the Prime Minister of Armenia and the pres...</text:span>
</text:h>
      <text:p text:style-name="P4">
Authors: liveuamap (Language: en)</text:p>
      <text:p text:style-name="P4">
Time: 2023-05-09T08:54:50</text:p>
      <text:p text:style-name="P4">
Location: Kyiv, Kyiv city (Latitude:50.45662 Longtitude:30.52176)</text:p>
      <text:p text:style-name="P4">
Videos: []</text:p>
      <text:p text:style-name="P4">
Images: []</text:p>
      <text:p text:style-name="P4">
Tags: ["Europe", "Central and Eastern Europe"]</text:p>
      <text:p text:style-name="P4">
Id: 22561586</text:p>
      <!--METADATA-->
      <text:p text:style-name="P4">
The Ukrainian Foreign Ministry called the visit of the Prime Minister ofArmenia and the presidents of Kazakhstan, Kyrgyzstan, Tajikistan, Turkmenistanand Uzbekistan to a military parade in Moscow an immoral and unfriendly steptowards Ukraine and a display of contempt for Ukrainians</text:p>
      <text:p text:style-name="P4">
News Collection Link: <text:a xlink:type="simple" xlink:href="https://liveuamap.com/en/2023/9-may-the-ukrainian-foreign-ministry-called-the-visit-of" text:style-name="Internet_20_link" text:visited-style-name="Visited_20_Internet_20_Link">
https://liveuamap.com/en/2023/9-may-the-ukrainian-foreign-ministry-called-the-visit-of</text:a>
</text:p>
      <text:p text:style-name="P4">
News Source: <text:a xlink:type="simple" xlink:href="https://t.me/suspilnenews/20576" text:style-name="Internet_20_link" text:visited-style-name="Visited_20_Internet_20_Link">
https://t.me/suspilnenews/20576</text:a>
</text:p>
      <!--NEWS-->
      <text:h text:style-name="P10" text:outline-level="1">
<text:span text:style-name="T4">
Zelensky called the restrictions on the export of Ukrainian grain to the EU "absolutely unacc...</text:span>
</text:h>
      <text:p text:style-name="P4">
Authors: liveuamap (Language: en)</text:p>
      <text:p text:style-name="P4">
Time: 2023-05-09T09:30:44</text:p>
      <text:p text:style-name="P4">
Location: Kyiv, Kyiv city (Latitude:50.44426 Longtitude:30.52914)</text:p>
      <text:p text:style-name="P4">
Videos: []</text:p>
      <text:p text:style-name="P4">
Images: []</text:p>
      <text:p text:style-name="P4">
Tags: ["Europe", "Central and Eastern Europe"]</text:p>
      <text:p text:style-name="P4">
Id: 22561591</text:p>
      <!--METADATA-->
      <text:p text:style-name="P4">
Zelensky called the restrictions on the export of Ukrainian grain to the EU"absolutely unacceptable"</text:p>
      <text:p text:style-name="P4">
News Collection Link: <text:a xlink:type="simple" xlink:href="https://liveuamap.com/en/2023/9-may-zelensky-called-the-restrictions-on-the-export-of-ukrainian" text:style-name="Internet_20_link" text:visited-style-name="Visited_20_Internet_20_Link">
https://liveuamap.com/en/2023/9-may-zelensky-called-the-restrictions-on-the-export-of-ukrainian</text:a>
</text:p>
      <text:p text:style-name="P4">
News Source: <text:a xlink:type="simple" xlink:href="https://twitter.com/radiosvoboda/status/1655927691995152386" text:style-name="Internet_20_link" text:visited-style-name="Visited_20_Internet_20_Link">
https://twitter.com/radiosvoboda/status/1655927691995152386</text:a>
</text:p>
      <!--NEWS-->
      <text:h text:style-name="P10" text:outline-level="1">
<text:span text:style-name="T4">
The Pentagon has announced a new military aid package to Ukraine. This package, which totals ...</text:span>
</text:h>
      <text:p text:style-name="P4">
Authors: liveuamap (Language: en)</text:p>
      <text:p text:style-name="P4">
Time: 2023-05-09T09:32:43</text:p>
      <text:p text:style-name="P4">
Location: Arlington, Virginia (Latitude:38.86818 Longtitude:-77.05553)</text:p>
      <text:p text:style-name="P4">
Videos: []</text:p>
      <text:p text:style-name="P4">
Images: ["<text:a xlink:type="simple" xlink:href="https://liveuamap.com/pics/2023/05/09/22561593_0.png" text:style-name="Internet_20_link" text:visited-style-name="Visited_20_Internet_20_Link">
22561593_0.png</text:a>
"]</text:p>
      <text:p text:style-name="P4">
Tags: ["Russia", "Weapons"]</text:p>
      <text:p text:style-name="P4">
Id: 22561593</text:p>
      <!--METADATA-->
      <text:p text:style-name="P4">
The Pentagon has announced a new military aid package to Ukraine. Thispackage, which totals up to $1.2 billion, is being provided under the UkraineSecurity Assistance Initiative(After)</text:p>
      <text:p text:style-name="P4">
<draw:frame draw:style-name="fr1" draw:name="Image76" text:anchor-type="as-char" svg:width="6.9236in" svg:height="3.298066in" draw:z-index="0">
<draw:image xlink:href="../Images/liveuamap/2023-05-09T09-32-43/22561593_0.png" xlink:type="simple" xlink:show="embed" xlink:actuate="onLoad" draw:mime-type="image/png"/>
</draw:frame>
News Collection Link: <text:a xlink:type="simple" xlink:href="https://liveuamap.com/en/2023/9-may-the-pentagon-has-announced-a-new-military-aid-package" text:style-name="Internet_20_link" text:visited-style-name="Visited_20_Internet_20_Link">
https://liveuamap.com/en/2023/9-may-the-pentagon-has-announced-a-new-military-aid-package</text:a>
</text:p>
      <text:p text:style-name="P4">
News Source: <text:a xlink:type="simple" xlink:href="https://twitter.com/vmsalama/status/1655926665103507458" text:style-name="Internet_20_link" text:visited-style-name="Visited_20_Internet_20_Link">
https://twitter.com/vmsalama/status/1655926665103507458</text:a>
</text:p>
      <!--NEWS-->
      <text:h text:style-name="P10" text:outline-level="1">
<text:span text:style-name="T4">
Sumska Oblast(15:59). Red Alert: aerial threat. Sirens sounding. Take cover now!</text:span>
</text:h>
      <text:p text:style-name="P4">
Authors: liveuamap (Language: en)</text:p>
      <text:p text:style-name="P4">
Time: 2023-05-09T10:01:00</text:p>
      <text:p text:style-name="P4">
Location: Sumska Oblast (Latitude:51.00000000 Longtitude:34.00000000)</text:p>
      <text:p text:style-name="P4">
Videos: []</text:p>
      <text:p text:style-name="P4">
Images: []</text:p>
      <text:p text:style-name="P4">
Tags: []</text:p>
      <text:p text:style-name="P4">
Id: 22561597</text:p>
      <!--METADATA-->
      <text:p text:style-name="P4">
None</text:p>
      <text:p text:style-name="P4">
News Collection Link: <text:a xlink:type="simple" xlink:href="https://liveuamap.com/en/2023/09-may-sumska-oblast1559-red-alert-aerial-thrg" text:style-name="Internet_20_link" text:visited-style-name="Visited_20_Internet_20_Link">
https://liveuamap.com/en/2023/09-may-sumska-oblast1559-red-alert-aerial-thrg</text:a>
</text:p>
      <text:p text:style-name="P4">
News Source: <text:a xlink:type="simple" xlink:href="https://liveuamap.com/en/2023/09-may-sumska-oblast1559-red-alert-aerial-thrg" text:style-name="Internet_20_link" text:visited-style-name="Visited_20_Internet_20_Link">
https://liveuamap.com/en/2023/09-may-sumska-oblast1559-red-alert-aerial-thrg</text:a>
</text:p>
      <!--NEWS-->
      <text:h text:style-name="P10" text:outline-level="1">
<text:span text:style-name="T4">
Kherson, Khersonska Oblast(16:36). Red Alert: aerial threat. Sirens sounding. Take cover now!</text:span>
</text:h>
      <text:p text:style-name="P4">
Authors: liveuamap (Language: en)</text:p>
      <text:p text:style-name="P4">
Time: 2023-05-09T10:38:00</text:p>
      <text:p text:style-name="P4">
Location: Kherson (Latitude:46.65546 Longtitude:32.61868)</text:p>
      <text:p text:style-name="P4">
Videos: []</text:p>
      <text:p text:style-name="P4">
Images: []</text:p>
      <text:p text:style-name="P4">
Tags: ["Europe", "Central and Eastern Europe"]</text:p>
      <text:p text:style-name="P4">
Id: 22561600</text:p>
      <!--METADATA-->
      <text:p text:style-name="P4">
Kherson, Kherson region(16:36). Red Alert: aerial threat. Sirens sounding.Take cover now!</text:p>
      <text:p text:style-name="P4">
News Collection Link: <text:a xlink:type="simple" xlink:href="https://liveuamap.com/en/2023/09-may-kherson-khersonska-oblast1636-red-alerg" text:style-name="Internet_20_link" text:visited-style-name="Visited_20_Internet_20_Link">
https://liveuamap.com/en/2023/09-may-kherson-khersonska-oblast1636-red-alerg</text:a>
</text:p>
      <text:p text:style-name="P4">
News Source: <text:a xlink:type="simple" xlink:href="https://t.me/air_alert_ua/44902" text:style-name="Internet_20_link" text:visited-style-name="Visited_20_Internet_20_Link">
https://t.me/air_alert_ua/44902</text:a>
</text:p>
      <!--NEWS-->
      <text:h text:style-name="P10" text:outline-level="1">
<text:span text:style-name="T4">
Donetsk Oblast(19:57). Red Alert: aerial threat. Sirens sounding. Take cover now!</text:span>
</text:h>
      <text:p text:style-name="P4">
Authors: liveuamap (Language: en)</text:p>
      <text:p text:style-name="P4">
Time: 2023-05-09T13:59:00</text:p>
      <text:p text:style-name="P4">
Location: Donetsk Oblast (Latitude:48.7267 Longtitude:37.57733)</text:p>
      <text:p text:style-name="P4">
Videos: []</text:p>
      <text:p text:style-name="P4">
Images: []</text:p>
      <text:p text:style-name="P4">
Tags: ["Europe", "Central and Eastern Europe"]</text:p>
      <text:p text:style-name="P4">
Id: 22561636</text:p>
      <!--METADATA-->
      <text:p text:style-name="P4">
Donetsk Oblast(19:57). Red Alert: aerial threat. Sirens sounding. Take covernow!</text:p>
      <text:p text:style-name="P4">
News Collection Link: <text:a xlink:type="simple" xlink:href="https://liveuamap.com/en/2023/09-may-donetsk-oblast1957-red-alert-aerial-thg" text:style-name="Internet_20_link" text:visited-style-name="Visited_20_Internet_20_Link">
https://liveuamap.com/en/2023/09-may-donetsk-oblast1957-red-alert-aerial-thg</text:a>
</text:p>
      <text:p text:style-name="P4">
News Source: <text:a xlink:type="simple" xlink:href="https://t.me/air_alert_ua/44905" text:style-name="Internet_20_link" text:visited-style-name="Visited_20_Internet_20_Link">
https://t.me/air_alert_ua/44905</text:a>
</text:p>
      <!--NEWS-->
      <text:h text:style-name="P10" text:outline-level="1">
<text:span text:style-name="T4">
Russian army attacked Nikopol district several times today. Myrivske community was shelled wi...</text:span>
</text:h>
      <text:p text:style-name="P4">
Authors: liveuamap (Language: en)</text:p>
      <text:p text:style-name="P4">
Time: 2023-05-09T14:20:00</text:p>
      <text:p text:style-name="P4">
Location: Enerhodar (Latitude:47.61338 Longtitude:34.61921)</text:p>
      <text:p text:style-name="P4">
Videos: []</text:p>
      <text:p text:style-name="P4">
Images: ["<text:a xlink:type="simple" xlink:href="https://liveuamap.com/pics/2023/05/09/22561649_0.jpg" text:style-name="Internet_20_link" text:visited-style-name="Visited_20_Internet_20_Link">
22561649_0.jpg</text:a>
", "<text:a xlink:type="simple" xlink:href="https://liveuamap.com/pics/2023/05/09/22561649_1.jpg" text:style-name="Internet_20_link" text:visited-style-name="Visited_20_Internet_20_Link">
22561649_1.jpg</text:a>
", "<text:a xlink:type="simple" xlink:href="https://liveuamap.com/pics/2023/05/09/22561649_2.jpg" text:style-name="Internet_20_link" text:visited-style-name="Visited_20_Internet_20_Link">
22561649_2.jpg</text:a>
"]</text:p>
      <text:p text:style-name="P4">
Tags: ["Russia", "Europe"]</text:p>
      <text:p text:style-name="P4">
Id: 22561649</text:p>
      <!--METADATA-->
      <text:p text:style-name="P4">
Russian army attacked Nikopol district several times today. Myrivske communitywas shelled with artillery fire. Marhanets was attacked with drones</text:p>
      <text:p text:style-name="P4">
<draw:frame draw:style-name="fr1" draw:name="Image77" text:anchor-type="as-char" svg:width="6.9236in" svg:height="5.400408in" draw:z-index="0">
<draw:image xlink:href="../Images/liveuamap/2023-05-09T14-20-00/22561649_0.jpg" xlink:type="simple" xlink:show="embed" xlink:actuate="onLoad" draw:mime-type="image/jpeg"/>
</draw:frame>
<draw:frame draw:style-name="fr1" draw:name="Image78" text:anchor-type="as-char" svg:width="6.9236in" svg:height="3.470455in" draw:z-index="0">
<draw:image xlink:href="../Images/liveuamap/2023-05-09T14-20-00/22561649_1.jpg" xlink:type="simple" xlink:show="embed" xlink:actuate="onLoad" draw:mime-type="image/jpeg"/>
</draw:frame>
<draw:frame draw:style-name="fr1" draw:name="Image79" text:anchor-type="as-char" svg:width="6.9236in" svg:height="3.055039in" draw:z-index="0">
<draw:image xlink:href="../Images/liveuamap/2023-05-09T14-20-00/22561649_2.jpg" xlink:type="simple" xlink:show="embed" xlink:actuate="onLoad" draw:mime-type="image/jpeg"/>
</draw:frame>
News Collection Link: <text:a xlink:type="simple" xlink:href="https://liveuamap.com/en/2023/9-may-russian-army-attacked-nikopol-district-several-times" text:style-name="Internet_20_link" text:visited-style-name="Visited_20_Internet_20_Link">
https://liveuamap.com/en/2023/9-may-russian-army-attacked-nikopol-district-several-times</text:a>
</text:p>
      <text:p text:style-name="P4">
News Source: <text:a xlink:type="simple" xlink:href="https://t.me/dnepr_operativ/41516" text:style-name="Internet_20_link" text:visited-style-name="Visited_20_Internet_20_Link">
https://t.me/dnepr_operativ/41516</text:a>
</text:p>
      <!--NEWS-->
      <text:h text:style-name="P10" text:outline-level="1">
<text:span text:style-name="T4">
AFP: We are devastated to learn of the death of AFP video journalist Arman Soldin in eastern ...</text:span>
</text:h>
      <text:p text:style-name="P4">
Authors: liveuamap (Language: en)</text:p>
      <text:p text:style-name="P4">
Time: 2023-05-09T14:22:52</text:p>
      <text:p text:style-name="P4">
Location: Chasiv Iar, Donetsk Oblast (Latitude:48.58612 Longtitude:37.83359)</text:p>
      <text:p text:style-name="P4">
Videos: []</text:p>
      <text:p text:style-name="P4">
Images: ["<text:a xlink:type="simple" xlink:href="https://liveuamap.com/pics/2023/05/09/22561640_0.jpg" text:style-name="Internet_20_link" text:visited-style-name="Visited_20_Internet_20_Link">
22561640_0.jpg</text:a>
"]</text:p>
      <text:p text:style-name="P4">
Tags: ["Minsk Monitor"]</text:p>
      <text:p text:style-name="P4">
Id: 22561640</text:p>
      <!--METADATA-->
      <text:p text:style-name="P4">
AFP: We are devastated to learn of the death of AFP video journalist ArmanSoldin in eastern Ukraine today. All of our thoughts go out to his family andloved ones</text:p>
      <text:p text:style-name="P4">
<draw:frame draw:style-name="fr1" draw:name="Image80" text:anchor-type="as-char" svg:width="6.691667in" svg:height="10.0in" draw:z-index="0">
<draw:image xlink:href="../Images/liveuamap/2023-05-09T14-22-52/22561640_0.jpg" xlink:type="simple" xlink:show="embed" xlink:actuate="onLoad" draw:mime-type="image/jpeg"/>
</draw:frame>
News Collection Link: <text:a xlink:type="simple" xlink:href="https://liveuamap.com/en/2023/9-may-afp-we-are-devastated-to-learn-of-the-death-of-afp" text:style-name="Internet_20_link" text:visited-style-name="Visited_20_Internet_20_Link">
https://liveuamap.com/en/2023/9-may-afp-we-are-devastated-to-learn-of-the-death-of-afp</text:a>
</text:p>
      <text:p text:style-name="P4">
News Source: <text:a xlink:type="simple" xlink:href="https://twitter.com/AFP/status/1655991467968430084" text:style-name="Internet_20_link" text:visited-style-name="Visited_20_Internet_20_Link">
https://twitter.com/AFP/status/1655991467968430084</text:a>
</text:p>
      <!--NEWS-->
      <text:h text:style-name="P10" text:outline-level="1">
<text:span text:style-name="T4">
Chernihivska Oblast(20:26). Red Alert: aerial threat. Sirens sounding. Take cover now!</text:span>
</text:h>
      <text:p text:style-name="P4">
Authors: liveuamap (Language: en)</text:p>
      <text:p text:style-name="P4">
Time: 2023-05-09T14:27:00</text:p>
      <text:p text:style-name="P4">
Location: Chernihivska Oblast (Latitude:51.33252 Longtitude:31.99977)</text:p>
      <text:p text:style-name="P4">
Videos: []</text:p>
      <text:p text:style-name="P4">
Images: []</text:p>
      <text:p text:style-name="P4">
Tags: ["Europe", "Central and Eastern Europe"]</text:p>
      <text:p text:style-name="P4">
Id: 22561641</text:p>
      <!--METADATA-->
      <text:p text:style-name="P4">
Chernihiv region(20:26). Red Alert: aerial threat. Sirens sounding. Takecover now!</text:p>
      <text:p text:style-name="P4">
News Collection Link: <text:a xlink:type="simple" xlink:href="https://liveuamap.com/en/2023/09-may-chernihivska-oblast2026-red-alert-aerig" text:style-name="Internet_20_link" text:visited-style-name="Visited_20_Internet_20_Link">
https://liveuamap.com/en/2023/09-may-chernihivska-oblast2026-red-alert-aerig</text:a>
</text:p>
      <text:p text:style-name="P4">
News Source: <text:a xlink:type="simple" xlink:href="https://t.me/suspilnechernihiv/18420" text:style-name="Internet_20_link" text:visited-style-name="Visited_20_Internet_20_Link">
https://t.me/suspilnechernihiv/18420</text:a>
</text:p>
      <!--NEWS-->
      <text:h text:style-name="P10" text:outline-level="1">
<text:span text:style-name="T4">
Sumska Oblast(20:28). Red Alert: aerial threat. Sirens sounding. Take cover now!</text:span>
</text:h>
      <text:p text:style-name="P4">
Authors: liveuamap (Language: en)</text:p>
      <text:p text:style-name="P4">
Time: 2023-05-09T14:30:00</text:p>
      <text:p text:style-name="P4">
Location: Sumska Oblast (Latitude:50.99895 Longtitude:33.99922)</text:p>
      <text:p text:style-name="P4">
Videos: []</text:p>
      <text:p text:style-name="P4">
Images: []</text:p>
      <text:p text:style-name="P4">
Tags: ["Europe", "Central and Eastern Europe"]</text:p>
      <text:p text:style-name="P4">
Id: 22561642</text:p>
      <!--METADATA-->
      <text:p text:style-name="P4">
Sumy region(20:28). Red Alert: aerial threat. Sirens sounding. Take covernow!</text:p>
      <text:p text:style-name="P4">
News Collection Link: <text:a xlink:type="simple" xlink:href="https://liveuamap.com/en/2023/09-may-sumska-oblast2028-red-alert-aerial-thrg" text:style-name="Internet_20_link" text:visited-style-name="Visited_20_Internet_20_Link">
https://liveuamap.com/en/2023/09-may-sumska-oblast2028-red-alert-aerial-thrg</text:a>
</text:p>
      <text:p text:style-name="P4">
News Source: <text:a xlink:type="simple" xlink:href="https://t.me/air_alert_ua/44907" text:style-name="Internet_20_link" text:visited-style-name="Visited_20_Internet_20_Link">
https://t.me/air_alert_ua/44907</text:a>
</text:p>
      <!--NEWS-->
      <text:h text:style-name="P10" text:outline-level="1">
<text:span text:style-name="T4">
Zaporizka Oblast(21:40). Red Alert: aerial threat. Sirens sounding. Take cover now!</text:span>
</text:h>
      <text:p text:style-name="P4">
Authors: liveuamap (Language: en)</text:p>
      <text:p text:style-name="P4">
Time: 2023-05-09T15:41:00</text:p>
      <text:p text:style-name="P4">
Location: Zaporizka Oblast (Latitude:47.611661 Longtitude:35.766251)</text:p>
      <text:p text:style-name="P4">
Videos: []</text:p>
      <text:p text:style-name="P4">
Images: []</text:p>
      <text:p text:style-name="P4">
Tags: ["Europe", "Central and Eastern Europe"]</text:p>
      <text:p text:style-name="P4">
Id: 22561646</text:p>
      <!--METADATA-->
      <text:p text:style-name="P4">
Zaporizhzhia region(21:40). Red Alert: aerial threat. Sirens sounding. Take covernow!</text:p>
      <text:p text:style-name="P4">
News Collection Link: <text:a xlink:type="simple" xlink:href="https://liveuamap.com/en/2023/09-may-zaporizka-oblast2140-red-alert-aerial-g" text:style-name="Internet_20_link" text:visited-style-name="Visited_20_Internet_20_Link">
https://liveuamap.com/en/2023/09-may-zaporizka-oblast2140-red-alert-aerial-g</text:a>
</text:p>
      <text:p text:style-name="P4">
News Source: <text:a xlink:type="simple" xlink:href="https://t.me/air_alert_ua/44912" text:style-name="Internet_20_link" text:visited-style-name="Visited_20_Internet_20_Link">
https://t.me/air_alert_ua/44912</text:a>
</text:p>
      <!--NEWS-->
      <text:h text:style-name="P10" text:outline-level="1">
<text:span text:style-name="T4">
Dnipro, Dnipropetrovska Oblast(21:50). Red Alert: aerial threat. Sirens sounding. Take cover ...</text:span>
</text:h>
      <text:p text:style-name="P4">
Authors: liveuamap (Language: en)</text:p>
      <text:p text:style-name="P4">
Time: 2023-05-09T15:51:00</text:p>
      <text:p text:style-name="P4">
Location: Dnipro (Latitude:48.45930000 Longtitude:35.03865000)</text:p>
      <text:p text:style-name="P4">
Videos: []</text:p>
      <text:p text:style-name="P4">
Images: []</text:p>
      <text:p text:style-name="P4">
Tags: ["Europe", "Central and Eastern Europe"]</text:p>
      <text:p text:style-name="P4">
Id: 22561648</text:p>
      <!--METADATA-->
      <text:p text:style-name="P4">
Dnipro, Dnipropetrovsk region(21:50). Red Alert: aerial threat. Sirenssounding. Take cover now!</text:p>
      <text:p text:style-name="P4">
News Collection Link: <text:a xlink:type="simple" xlink:href="https://liveuamap.com/en/2023/09-may-dnipro-dnipropetrovska-oblast2150-red-g" text:style-name="Internet_20_link" text:visited-style-name="Visited_20_Internet_20_Link">
https://liveuamap.com/en/2023/09-may-dnipro-dnipropetrovska-oblast2150-red-g</text:a>
</text:p>
      <text:p text:style-name="P4">
News Source: <text:a xlink:type="simple" xlink:href="https://t.me/suspilnednipro/15263" text:style-name="Internet_20_link" text:visited-style-name="Visited_20_Internet_20_Link">
https://t.me/suspilnednipro/15263</text:a>
</text:p>
      <!--NEWS-->
      <text:h text:style-name="P10" text:outline-level="1">
<text:span text:style-name="T4">
Ukrainians held a protest near the Russian Embassy in Seoul</text:span>
</text:h>
      <text:p text:style-name="P4">
Authors: Ukrinform (Person)</text:p>
      <text:p text:style-name="P4">
Publisher: Укринформ (Organization)</text:p>
      <text:p text:style-name="P4">
Published Time: 2023-05-09T16:17:00+03:00</text:p>
      <text:p text:style-name="P4">
Modified Time: 2023-05-09T16:17:00+03:00</text:p>
      <text:p text:style-name="P4">
Description: On the eve of Memorial Day and Reconciliation, South Korea Ukrainians came to protest against Russia's armed invasion of Ukraine near the Russian Embassy in Seoul. - Ukrinform.</text:p>
      <text:p text:style-name="P4">
Images: ["<text:a xlink:type="simple" xlink:href="https://static.ukrinform.com/photos/2023_05/thumb_files/630_360_1683638066-407.jpg" text:style-name="Internet_20_link" text:visited-style-name="Visited_20_Internet_20_Link">
630_360_16836...</text:a>
", "<text:a xlink:type="simple" xlink:href="https://static.ukrinform.com/photos/2023_05/1683638083-196.jpg" text:style-name="Internet_20_link" text:visited-style-name="Visited_20_Internet_20_Link">
1683638083-19...</text:a>
", "<text:a xlink:type="simple" xlink:href="https://static.ukrinform.com/photos/2023_05/1683638099-186.jpg" text:style-name="Internet_20_link" text:visited-style-name="Visited_20_Internet_20_Link">
1683638099-18...</text:a>
"]</text:p>
      <text:p text:style-name="P4">
Tags: ['Діаспора', 'Друга світова', 'Корея', 'Посольство', 'Війна з росією']</text:p>
      <text:p text:style-name="P4">
Type: Article</text:p>
      <!--METADATA-->
      <text:p text:style-name="P4">
<draw:frame draw:style-name="fr1" draw:name="Image81" text:anchor-type="as-char" svg:width="6.9236in" svg:height="3.956343in" draw:z-index="0">
<draw:image xlink:href="../Images/yкринформ/2023-05-09T16-17-00-03-00/630_360_1683638066-407.jpg" xlink:type="simple" xlink:show="embed" xlink:actuate="onLoad" draw:mime-type="image/jpeg"/>
</draw:frame>
On the eve of the Day of Remembrance and Reconciliation, South Korea Ukrainians came to a protest against the Russian armed invasion of Ukraine near the Russian Poland in Seoul.</text:p>
      <text:p text:style-name="P4">
As Ukrinform reports, about it in <text:a xlink:type="simple" xlink:href="https://www.facebook.com/UkrEmbassyKorea/posts/pfbid0UwcBHbg4AkR1trphMEpCYAXRJJpn1ZP1ftBZX3KD2dCrm1hBfCtdv6rxnMhMdywKl" text:style-name="Internet_20_link" text:visited-style-name="Visited_20_Internet_20_Link">
</text:a>
The Embassy of Ukraine in the Republic of Korea reported.</text:p>
      <text:p text:style-name="P4">
<draw:frame draw:style-name="fr1" draw:name="Image82" text:anchor-type="as-char" svg:width="6.9236in" svg:height="3.89773in" draw:z-index="0">
<draw:image xlink:href="../Images/yкринформ/2023-05-09T16-17-00-03-00/1683638083-196.jpg" xlink:type="simple" xlink:show="embed" xlink:actuate="onLoad" draw:mime-type="image/jpeg"/>
</draw:frame>
"The Ukrainians honored the memory of those who opposed Nazism and all those killed during the Second World War, as well as the victims of the Russian War, including hundreds of people, crippled or deported children," the post reads.</text:p>
      <text:p text:style-name="P4">
<draw:frame draw:style-name="fr1" draw:name="Image83" text:anchor-type="as-char" svg:width="6.9236in" svg:height="3.89773in" draw:z-index="0">
<draw:image xlink:href="../Images/yкринформ/2023-05-09T16-17-00-03-00/1683638099-186.jpg" xlink:type="simple" xlink:show="embed" xlink:actuate="onLoad" draw:mime-type="image/jpeg"/>
</draw:frame>
Participants also called on Korea to join the efforts to hold the guilty sort of war crimes and crimes against humanity.</text:p>
      <text:p text:style-name="P4">
We will remind, Ukrainians of Korea also <text:a xlink:type="simple" xlink:href="https://www.ukrinform.ua/rubric-diaspora/3693846-ukrainci-korei-proveli-akciu-protestu-navproti-posolstva-rf-u-seuli.html" text:style-name="Internet_20_link" text:visited-style-name="Visited_20_Internet_20_Link">
</text:a>
An action near the Russian Embassy in Seoul, protesting Russia's anti -arms aggression in Ukraine on April 9.</text:p>
      <text:p text:style-name="P4">
<text:span text:style-name="T5">
Foto: Embassy of Ukraine in the Republic of Korea / Facebook</text:span>
</text:p>
      <text:p text:style-name="P4">
News Source: <text:a xlink:type="simple" xlink:href="https://www.ukrinform.ua/rubric-diaspora/3706871-ukrainci-proveli-akciu-protestu-bila-rosijskogo-posolstva-v-seuli.html" text:style-name="Internet_20_link" text:visited-style-name="Visited_20_Internet_20_Link">
https://www.ukrinform.ua/rubric-diaspora/3706871-ukrainci-proveli-akciu-protestu-bila-rosijskogo-posolstva-v-seuli.html</text:a>
</text:p>
      <!--NEWS-->
      <text:h text:style-name="P10" text:outline-level="1">
<text:span text:style-name="T4">
Switzerland conducted one of the largest military exercises over 30 years</text:span>
</text:h>
      <text:p text:style-name="P4">
Authors: Ukrinform (Person)</text:p>
      <text:p text:style-name="P4">
Publisher: Укринформ (Organization)</text:p>
      <text:p text:style-name="P4">
Published Time: 2023-05-09T16:18:00+03:00</text:p>
      <text:p text:style-name="P4">
Modified Time: 2023-05-09T16:18:00+03:00</text:p>
      <text:p text:style-name="P4">
Description: In Switzerland, some of the largest military exercises over the last three decades have been held, during which the reflection of an attack of a fictional enemy was worked out. - Ukrinform.</text:p>
      <text:p text:style-name="P4">
Images: ["<text:a xlink:type="simple" xlink:href="https://static.ukrinform.com/photos/2023_05/thumb_files/630_360_1683638797-413.jpg" text:style-name="Internet_20_link" text:visited-style-name="Visited_20_Internet_20_Link">
630_360_16836...</text:a>
"]</text:p>
      <text:p text:style-name="P4">
Tags: ['Швейцарія', 'Військові навчання']</text:p>
      <text:p text:style-name="P4">
Type: Article</text:p>
      <!--METADATA-->
      <text:p text:style-name="P4">
<draw:frame draw:style-name="fr1" draw:name="Image84" text:anchor-type="as-char" svg:width="6.9236in" svg:height="3.956343in" draw:z-index="0">
<draw:image xlink:href="../Images/yкринформ/2023-05-09T16-18-00-03-00/630_360_1683638797-413.jpg" xlink:type="simple" xlink:show="embed" xlink:actuate="onLoad" draw:mime-type="image/jpeg"/>
</draw:frame>
Ushwitzerland has passed some of the largest military exercises over the last thirty years, during which a reflection of an attack of a fictional enemy was worked out.</text:p>
      <text:p text:style-name="P4">
About it reports <text:a xlink:type="simple" xlink:href="https://www.reuters.com/world/europe/switzerland-holds-military-drills-its-role-european-defence-focus-2023-05-09/" text:style-name="Internet_20_link" text:visited-style-name="Visited_20_Internet_20_Link">
</text:a>
, reports Ukrinform.</text:p>
      <text:p text:style-name="P4">
In total, four thousand soldiers took part in the training, who were training in four cantons for nine days. <text:a xlink:type="simple" xlink:href="https://www.ukrinform.ua/tag-vijskovi-navcanna" text:style-name="Internet_20_link" text:visited-style-name="Visited_20_Internet_20_Link">
</text:a>
At that time, the country's aluma in European defense was in the spotlight against the background of calling Ukraine to help Ukraine in the fight against the Russian invasion.</text:p>
      <text:p text:style-name="P4">
It is noted that LUX 23 training, planned since 2021, has not been organized in response to Russia's invasion of Ukraine in February last year, but the Swiss soldiers say that it has made them even more relevant.</text:p>
      <text:p text:style-name="P4">
<text:span text:style-name="T4">
 Read also: </text:span>
 <text:a xlink:type="simple" xlink:href="https://www.ukrinform.ua/rubric-world/3706781-tureccina-ta-azerbajdzan-provodat-spilni-vijskovi-navcanna.html" text:style-name="Internet_20_link" text:visited-style-name="Visited_20_Internet_20_Link">
<text:span text:style-name="T4">
 Turkey </text:span>
 <text:span text:style-name="T4">
 </text:span>
 Azerbaijan <text:span text:style-name="T4">
 </text:span>
 conduct <text:span text:style-name="T4">
 </text:span>
 Joint <text:span text:style-name="T4">
<text:span text:style-name="T5">
* military </text:span>
* </text:span>
 <text:span text:style-name="T4">
 training </text:span>
</text:a>
“The readiness of our partners and understanding of the population with respect to this kind of training has changed significantly. This is, of course, directly related to the war in Ukraine, ”Matias Tusher, commander of the 1st territorial division of Switzerland, said.</text:p>
      <text:p text:style-name="P4">
According to the agency, public and international pressure on Switzerland, for the purpose of displaying a ban on weapons export into war zones, but some political fractions are afraid that it will mean the end of its foreign policy quality of neutrality.</text:p>
      <text:p text:style-name="P4">
As reported, <text:a xlink:type="simple" xlink:href="https://www.ukrinform.ua/rubric-ato/3705426-u-britanii-prohodat-navcanna-ponad-dvi-tisaci-ukrainskih-vijskovih.html" text:style-name="Internet_20_link" text:visited-style-name="Visited_20_Internet_20_Link">
</text:a>
<text:span text:style-name="T5">
Foto: menafn</text:span>
</text:p>
      <text:p text:style-name="P4">
News Source: <text:a xlink:type="simple" xlink:href="https://www.ukrinform.ua/rubric-world/3706882-svejcaria-provela-odni-z-najbilsih-vijskovih-navcan-za-30-rokiv.html" text:style-name="Internet_20_link" text:visited-style-name="Visited_20_Internet_20_Link">
https://www.ukrinform.ua/rubric-world/3706882-svejcaria-provela-odni-z-najbilsih-vijskovih-navcan-za-30-rokiv.html</text:a>
</text:p>
      <!--NEWS-->
      <text:h text:style-name="P10" text:outline-level="1">
<text:span text:style-name="T4">
"Euro-Reconstruction" begins supplying hot water to the houses of Kyivans after testing</text:span>
</text:h>
      <text:p text:style-name="P4">
Authors: Ukrinform (Person)</text:p>
      <text:p text:style-name="P4">
Publisher: Укринформ (Organization)</text:p>
      <text:p text:style-name="P4">
Published Time: 2023-05-09T16:18:03+03:00</text:p>
      <text:p text:style-name="P4">
Modified Time: 2023-05-09T16:18:03+03:00</text:p>
      <text:p text:style-name="P4">
Description: Since May 9, the service of the services of Euro-reconstruction LLC compatible with the operator of external engineering networks of KP "Kyivteploenergo" begins a gradual restoration of the provision of hot water supply to the houses of Kyivans. - Ukrinform.</text:p>
      <text:p text:style-name="P4">
Images: ["<text:a xlink:type="simple" xlink:href="https://static.ukrinform.com/photos/2018_08/thumb_files/630_360_1535554408-7888.jpg" text:style-name="Internet_20_link" text:visited-style-name="Visited_20_Internet_20_Link">
630_360_15355...</text:a>
"]</text:p>
      <text:p text:style-name="P4">
Tags: ['Вода', 'Київ']</text:p>
      <text:p text:style-name="P4">
Type: Article</text:p>
      <!--METADATA-->
      <text:p text:style-name="P4">
<draw:frame draw:style-name="fr1" draw:name="Image85" text:anchor-type="as-char" svg:width="6.9236in" svg:height="3.956343in" draw:z-index="0">
<draw:image xlink:href="../Images/yкринформ/2023-05-09T16-18-03-03-00/630_360_1535554408-7888.jpg" xlink:type="simple" xlink:show="embed" xlink:actuate="onLoad" draw:mime-type="image/jpeg"/>
</draw:frame>
From the 9th May the Performer of Services of Euro-Reconstruction LLC is compatible with the operator of the KP "Kyivteploenergo" KP KP KP "Kyivteploenergo" begins the provision of the provision of hot water supply to the houses of Kyivans.</text:p>
      <text:p text:style-name="P4">
This was reported in the press service of the company, Ukrinform reports.</text:p>
      <text:p text:style-name="P4">
«Connecting water heaters and hot water systems of houses to be built in stages with the participation of representatives of the service provider, operator -launched engineering networks and balancing holders(managers)houses, ”the message goes.</text:p>
      <text:p text:style-name="P4">
The break in the provision of hot water services was caused by the city's hydraulic tests.</text:p>
      <text:p text:style-name="P4">
"Such measures are necessary to ensure reliable and uninterrupted heat supply during the next heating period of 2023-2024," the company has been cleared.</text:p>
      <text:p text:style-name="P4">
<text:span text:style-name="T4">
 Read also: </text:span>
 <text:a xlink:type="simple" xlink:href="https://www.ukrinform.ua/rubric-regions/3706849-u-cerkasah-vidnovluut-garace-vodopostacanna.html" text:style-name="Internet_20_link" text:visited-style-name="Visited_20_Internet_20_Link">
</text:a>
As reported earlier, on April 12, 2023, hydraulic tests of thermal networks in Darnytsky and Dniprovsky districts of the city in the area of rendering of services of Euro-reconstruction LLC were started by the operator of the external engineering networks of KP "Kyivteploenergo" in the Darnytskyi and Dniprovsky districts of the city.</text:p>
      <text:p text:style-name="P4">
More than 60 damage was detected when performing hydraulic tests for the density and strength of the operator's networks.</text:p>
      <text:p text:style-name="P4">
News Source: <text:a xlink:type="simple" xlink:href="https://www.ukrinform.ua/rubric-kyiv/3706870-evrorekonstrukcia-rozpocinae-podacu-garacoi-vodi-do-budinkiv-kian-pisla-viprobuvan.html" text:style-name="Internet_20_link" text:visited-style-name="Visited_20_Internet_20_Link">
https://www.ukrinform.ua/rubric-kyiv/3706870-evrorekonstrukcia-rozpocinae-podacu-garacoi-vodi-do-budinkiv-kian-pisla-viprobuvan.html</text:a>
</text:p>
      <!--NEWS-->
      <text:h text:style-name="P10" text:outline-level="1">
<text:span text:style-name="T4">
Prozorro increases the number of competitive purchases</text:span>
</text:h>
      <text:p text:style-name="P4">
Authors: Ukrinform (Person)</text:p>
      <text:p text:style-name="P4">
Publisher: Укринформ (Organization)</text:p>
      <text:p text:style-name="P4">
Published Time: 2023-05-09T16:18:26+03:00</text:p>
      <text:p text:style-name="P4">
Modified Time: 2023-05-09T16:18:26+03:00</text:p>
      <text:p text:style-name="P4">
Description: The Prozorro system increases the number of competitive purchases, in particular, 20,000 such tenders were carried out in April. - Ukrinform.</text:p>
      <text:p text:style-name="P4">
Images: ["<text:a xlink:type="simple" xlink:href="https://static.ukrinform.com/photos/2020_12/thumb_files/630_360_1608807093-154.png" text:style-name="Internet_20_link" text:visited-style-name="Visited_20_Internet_20_Link">
630_360_16088...</text:a>
"]</text:p>
      <text:p text:style-name="P4">
Tags: ['ProZorro', 'Тендер']</text:p>
      <text:p text:style-name="P4">
Type: Article</text:p>
      <!--METADATA-->
      <text:p text:style-name="P4">
<draw:frame draw:style-name="fr1" draw:name="Image86" text:anchor-type="as-char" svg:width="6.9236in" svg:height="3.956343in" draw:z-index="0">
<draw:image xlink:href="../Images/yкринформ/2023-05-09T16-18-26-03-00/630_360_1608807093-154.png" xlink:type="simple" xlink:show="embed" xlink:actuate="onLoad" draw:mime-type="image/png"/>
</draw:frame>
The Prozorro system increases the number of competitive purchases, in particular, 20,000 such tenders were carried out in April.</text:p>
      <text:p text:style-name="P4">
This was reported by the CEO of the SE "Prozorro" Mykola Tkachenko in <text:a xlink:type="simple" xlink:href="https://www.ukrinform.ua/rubric-economy/3706408-mikola-tkacenko-direktor-derzavnogo-pidpriemstva-prozorro.html" text:style-name="Internet_20_link" text:visited-style-name="Visited_20_Internet_20_Link">
</text:a>
.</text:p>
      <text:p text:style-name="P4">
“We see that the share of purchases that are spent through competitive processes in our system is growing. In April, we came to 76%. If the customers of all, the customers made purchases for UAH 76 billion, then 52 billion were passed through competitive purchases in Prozorro. We are talking about 20 thousand tenders, which were attended by 8 thousand enterprises, ”Tkachenko said.</text:p>
      <text:p text:style-name="P4">
According to him, the Prozorro system is increasingly adapting to the war: the timing of the procedures is shortened, data that are not being sensitive are opened, tools for simple and efficient purchases such as ProZorro Market are being developed.</text:p>
      <text:p text:style-name="P4">
<text:span text:style-name="T4">
 Read also: </text:span>
 <text:a xlink:type="simple" xlink:href="https://www.ukrinform.ua/rubric-economy/3706734-prozorro-provoditime-zakupivli-za-standartami-svitovogo-banku-uze-v-cervni.html" text:style-name="Internet_20_link" text:visited-style-name="Visited_20_Internet_20_Link">
<text:span text:style-name="T4">
 Prozorro </text:span>
</text:a>
“It is necessary to ensure the rebuilding of our country, and it is necessary to start it with Usezaraz without waiting for the end of the war. This means that in our work we have now not only domestic legislation, but also take into account the interests of international international partners, that is, to take into account their rules and conditions. These are, respectively, even more work and innovations to be implemented, ”added.</text:p>
      <text:p text:style-name="P4">
As it was reported, in March 2023 the number of successful procurement published through the system <text:a xlink:type="simple" xlink:href="https://www.ukrinform.ua/tag-prozorro" text:style-name="Internet_20_link" text:visited-style-name="Visited_20_Internet_20_Link">
</text:a>
Stan Lablizko 272.5 thousand, their declared value - UAH 79 billion.</text:p>
      <text:p text:style-name="P4">
News Source: <text:a xlink:type="simple" xlink:href="https://www.ukrinform.ua/rubric-economy/3706872-prozorro-zbilsue-kilkist-konkurentnih-zakupivel.html" text:style-name="Internet_20_link" text:visited-style-name="Visited_20_Internet_20_Link">
https://www.ukrinform.ua/rubric-economy/3706872-prozorro-zbilsue-kilkist-konkurentnih-zakupivel.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09T16:20:00+03:00</text:p>
      <text:p text:style-name="P4">
Modified Time: 2023-05-09T16:20: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87" text:anchor-type="as-char" svg:width="6.9236in" svg:height="3.956343in" draw:z-index="0">
<draw:image xlink:href="../Images/yкринформ/2023-05-09T16-20-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88" text:anchor-type="as-char" svg:width="6.9236in" svg:height="6.9236in" draw:z-index="0">
<draw:image xlink:href="../Images/yкринформ/2023-05-09T16-20-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89" text:anchor-type="as-char" svg:width="6.9236in" svg:height="6.9236in" draw:z-index="0">
<draw:image xlink:href="../Images/yкринформ/2023-05-09T16-20-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90" text:anchor-type="as-char" svg:width="6.9236in" svg:height="6.9236in" draw:z-index="0">
<draw:image xlink:href="../Images/yкринформ/2023-05-09T16-20-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91" text:anchor-type="as-char" svg:width="6.9236in" svg:height="6.9236in" draw:z-index="0">
<draw:image xlink:href="../Images/yкринформ/2023-05-09T16-20-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92" text:anchor-type="as-char" svg:width="6.9236in" svg:height="6.9236in" draw:z-index="0">
<draw:image xlink:href="../Images/yкринформ/2023-05-09T16-20-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93" text:anchor-type="as-char" svg:width="6.9236in" svg:height="6.9236in" draw:z-index="0">
<draw:image xlink:href="../Images/yкринформ/2023-05-09T16-20-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94" text:anchor-type="as-char" svg:width="6.9236in" svg:height="6.9236in" draw:z-index="0">
<draw:image xlink:href="../Images/yкринформ/2023-05-09T16-20-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95" text:anchor-type="as-char" svg:width="6.9236in" svg:height="6.9236in" draw:z-index="0">
<draw:image xlink:href="../Images/yкринформ/2023-05-09T16-20-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96" text:anchor-type="as-char" svg:width="6.9236in" svg:height="6.9236in" draw:z-index="0">
<draw:image xlink:href="../Images/yкринформ/2023-05-09T16-20-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97" text:anchor-type="as-char" svg:width="6.9236in" svg:height="6.9236in" draw:z-index="0">
<draw:image xlink:href="../Images/yкринформ/2023-05-09T16-20-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Suns called Putin the only responsible for invasion of Ukraine</text:span>
</text:h>
      <text:p text:style-name="P4">
Authors: Ukrinform (Person)</text:p>
      <text:p text:style-name="P4">
Publisher: Укринформ (Organization)</text:p>
      <text:p text:style-name="P4">
Published Time: 2023-05-09T16:20:44+03:00</text:p>
      <text:p text:style-name="P4">
Modified Time: 2023-05-09T16:20:44+03:00</text:p>
      <text:p text:style-name="P4">
Description: The UK Prime Minister Risha Sunak believes that only one person is responsible for the illegal and unused invasion of Ukraine-Russian President Vladimir Putin. - Ukrinform.</text:p>
      <text:p text:style-name="P4">
Images: ["<text:a xlink:type="simple" xlink:href="https://static.ukrinform.com/photos/2022_11/thumb_files/630_360_1668506351-613.jpg" text:style-name="Internet_20_link" text:visited-style-name="Visited_20_Internet_20_Link">
630_360_16685...</text:a>
"]</text:p>
      <text:p text:style-name="P4">
Tags: ['Британія', 'путін', 'Війна з росією', 'Ріші Сунак']</text:p>
      <text:p text:style-name="P4">
Type: Article</text:p>
      <!--METADATA-->
      <text:p text:style-name="P4">
<draw:frame draw:style-name="fr1" draw:name="Image98" text:anchor-type="as-char" svg:width="6.9236in" svg:height="3.956343in" draw:z-index="0">
<draw:image xlink:href="../Images/yкринформ/2023-05-09T16-20-44-03-00/630_360_1668506351-613.jpg" xlink:type="simple" xlink:show="embed" xlink:actuate="onLoad" draw:mime-type="image/jpeg"/>
</draw:frame>
The UK Prime Minister Risha Sunak believes that only one person is an illegal and unprovoked invasion of Ukraine-Russian President Putin.</text:p>
      <text:p text:style-name="P4">
Sakak's statement was heard against Putin's statements on May 9 on the so -called parade of Vomskva, Ukrinform reports with reference to <text:a xlink:type="simple" xlink:href="https://www.telegraph.co.uk/world-news/2023/05/09/russia-ukraine-war-latest-news-putin-speech-victory-day/" text:style-name="Internet_20_link" text:visited-style-name="Visited_20_Internet_20_Link">
</text:a>
.</text:p>
      <text:p text:style-name="P4">
“There is only one person who is responsible for illegal and unprovided into Ukraine, and this is the president <text:a xlink:type="simple" xlink:href="https://www.ukrinform.ua/tag-putin" text:style-name="Internet_20_link" text:visited-style-name="Visited_20_Internet_20_Link">
</text:a>
. The suffering suffered by the Ukrainian people is Jenicating, ”Snak said.</text:p>
      <text:p text:style-name="P4">
He also insisted on the continuation of Ukraine's support.</text:p>
      <text:p text:style-name="P4">
“Therefore, it is right that we remain adamant in supporting the people of Ukraine in the units of aggression. This is what I and the United Kingdom will continue to do, ”Snak said.</text:p>
      <text:p text:style-name="P4">
As reported by Ukrinform, the editor in international affairs <text:a xlink:type="simple" xlink:href="https://www.ukrinform.ua/rubric-world/3706742-promova-putina-na-9-travna-e-zbocennam-ta-spotvorennam-istorii-sky-news.html" text:style-name="Internet_20_link" text:visited-style-name="Visited_20_Internet_20_Link">
</text:a>
He believes that Vladimir Putin's speech leader is "grotesque perversion" and "distortion of history".</text:p>
      <text:p text:style-name="P4">
<text:span text:style-name="T4">
 Read also: </text:span>
 <text:a xlink:type="simple" xlink:href="https://www.ukrinform.ua/rubric-polytics/3706733-solc-pro-parad-u-rosii-ca-demonstracia-sili-nas-ne-zalakae.html" text:style-name="Internet_20_link" text:visited-style-name="Visited_20_Internet_20_Link">
</text:a>
The military parade on May 9 at Red Square in Moscow was shorter than it was not modern armored vehicles, and the only T-34 passed. The Kremlin parade was able to gather the leaders of six states - the Aviation, Kazakhstan, Kyrgyzstan, Uzbekistan, Tajikistan, Turkmenistan, and the self -proclaimed President of Belarus Alexander Lukashenko also arrived.</text:p>
      <text:p text:style-name="P4">
<text:span text:style-name="T5">
Foto: Getty Images</text:span>
</text:p>
      <text:p text:style-name="P4">
News Source: <text:a xlink:type="simple" xlink:href="https://www.ukrinform.ua/rubric-polytics/3706874-sunak-nazvav-putina-edinim-vidpovidalnim-za-vtorgnenna-v-ukrainu.html" text:style-name="Internet_20_link" text:visited-style-name="Visited_20_Internet_20_Link">
https://www.ukrinform.ua/rubric-polytics/3706874-sunak-nazvav-putina-edinim-vidpovidalnim-za-vtorgnenna-v-ukrainu.html</text:a>
</text:p>
      <!--NEWS-->
      <text:h text:style-name="P10" text:outline-level="1">
<text:span text:style-name="T4">
Sumy region named priority objects for recovery</text:span>
</text:h>
      <text:p text:style-name="P4">
Authors: Ukrinform (Person)</text:p>
      <text:p text:style-name="P4">
Publisher: Укринформ (Organization)</text:p>
      <text:p text:style-name="P4">
Published Time: 2023-05-09T16:21:00+03:00</text:p>
      <text:p text:style-name="P4">
Modified Time: 2023-05-09T16:21:00+03:00</text:p>
      <text:p text:style-name="P4">
Description: В Сумській ОВА назвали першочергові об'єкти на відновлення - Охтирську ТЕЦ та привокзальну площу в Тростянці. — Укрінформ.</text:p>
      <text:p text:style-name="P4">
Images: ["<text:a xlink:type="simple" xlink:href="https://static.ukrinform.com/photos/2023_05/thumb_files/630_360_1683638156-5723.jpeg" text:style-name="Internet_20_link" text:visited-style-name="Visited_20_Internet_20_Link">
630_360_16836...</text:a>
", "<text:a xlink:type="simple" xlink:href="https://static.ukrinform.com/photos/2023_05/1683638157-2089.jpeg" text:style-name="Internet_20_link" text:visited-style-name="Visited_20_Internet_20_Link">
1683638157-20...</text:a>
", "<text:a xlink:type="simple" xlink:href="https://static.ukrinform.com/photos/2023_05/thumb_files/630_360_1683638155-6814.jpeg" text:style-name="Internet_20_link" text:visited-style-name="Visited_20_Internet_20_Link">
630_360_16836...</text:a>
", "<text:a xlink:type="simple" xlink:href="https://static.ukrinform.com/photos/2023_05/thumb_files/630_360_1683638156-9300.jpeg" text:style-name="Internet_20_link" text:visited-style-name="Visited_20_Internet_20_Link">
630_360_16836...</text:a>
", "<text:a xlink:type="simple" xlink:href="https://static.ukrinform.com/photos/2023_05/thumb_files/630_360_1683638156-9464.jpeg" text:style-name="Internet_20_link" text:visited-style-name="Visited_20_Internet_20_Link">
630_360_16836...</text:a>
", "<text:a xlink:type="simple" xlink:href="https://static.ukrinform.com/photos/2023_05/thumb_files/630_360_1683638156-1357.jpeg" text:style-name="Internet_20_link" text:visited-style-name="Visited_20_Internet_20_Link">
630_360_16836...</text:a>
", "<text:a xlink:type="simple" xlink:href="https://static.ukrinform.com/photos/2023_05/thumb_files/630_360_1683638156-8096.jpeg" text:style-name="Internet_20_link" text:visited-style-name="Visited_20_Internet_20_Link">
630_360_16836...</text:a>
", "<text:a xlink:type="simple" xlink:href="https://static.ukrinform.com/photos/2023_05/thumb_files/630_360_1683638156-7873.jpeg" text:style-name="Internet_20_link" text:visited-style-name="Visited_20_Internet_20_Link">
630_360_16836...</text:a>
", "<text:a xlink:type="simple" xlink:href="https://static.ukrinform.com/photos/2023_05/thumb_files/630_360_1683638157-2089.jpeg" text:style-name="Internet_20_link" text:visited-style-name="Visited_20_Internet_20_Link">
630_360_16836...</text:a>
"]</text:p>
      <text:p text:style-name="P4">
Tags: ['Сумщина', 'Відбудова']</text:p>
      <text:p text:style-name="P4">
Type: Article</text:p>
      <!--METADATA-->
      <text:p text:style-name="P4">
<draw:frame draw:style-name="fr1" draw:name="Image99" text:anchor-type="as-char" svg:width="6.9236in" svg:height="3.956343in" draw:z-index="0">
<draw:image xlink:href="../Images/yкринформ/2023-05-09T16-21-00-03-00/630_360_1683638156-5723.jpeg" xlink:type="simple" xlink:show="embed" xlink:actuate="onLoad" draw:mime-type="image/jpeg"/>
</draw:frame>
The Summian Ova was named the primary objects for the restoration - the Okhtyr TPP and the Davil's Square in Trostyanka.</text:p>
      <text:p text:style-name="P4">
This was reported in <text:a xlink:type="simple" xlink:href="https://sm.gov.ua/ru/arkhiv1/31314-obyekty-infrastruktury-sumshchyny-yaki-potrebuyut-pershocherhovoho-vidnovlennya-u-poli-zoru-prezydenta-ukrayiny-uryadu-ta-sumskoyi-ova.html" text:style-name="Internet_20_link" text:visited-style-name="Visited_20_Internet_20_Link">
</text:a>
, reports Ukrinform.</text:p>
      <text:p text:style-name="P4">
According to the head of the Sova Vladimir Artyukh, a number of priority entities have been identified in the region, which should restore priority in conjunction with the government, local authorities with international donors.</text:p>
      <text:p text:style-name="P4">
It is noted that the first object was the Okhtyr TPP.</text:p>
      <text:p text:style-name="P4">
"On February 28, March 3 and 7, as a result of artillery shelling and air strikes, the local TPP was destroyed. During a meeting to provide Okhtyrkippl in the autumn and winter period of 2023/2024, its participants were elaborating a wealthy card for the restoration - note in Ova.</text:p>
      <text:p text:style-name="P4">
The department also reports what has shifted from the dead point and the issue of restoration of the general practice of family medicine in the village. Huhra Okhtyrskyi district.</text:p>
      <text:p text:style-name="P4">
<draw:frame draw:style-name="fr1" draw:name="Image100" text:anchor-type="as-char" svg:width="6.9236in" svg:height="4.615733in" draw:z-index="0">
<draw:image xlink:href="../Images/yкринформ/2023-05-09T16-21-00-03-00/1683638157-2089.jpeg" xlink:type="simple" xlink:show="embed" xlink:actuate="onLoad" draw:mime-type="image/jpeg"/>
</draw:frame>
"Prior to the commencement of a full -scale invasion of Russia into the territory of Ukraine, the establishments of the premises and roofs were carried out in the institution It is a testament.</text:p>
      <text:p text:style-name="P4">
<text:span text:style-name="T4">
 Read also: </text:span>
 <text:a xlink:type="simple" xlink:href="https://www.ukrinform.ua/rubric-vidbudova/3705315-mer-mariupola-predstaviv-plan-vidrodzenna-mista.html" text:style-name="Internet_20_link" text:visited-style-name="Visited_20_Internet_20_Link">
<text:span text:style-name="T4">
 Mariupol </text:span>
</text:a>
According to Artyukh, last year, Rolls-Royce employees have collected cos for the reconstruction of the establishment, and now the pace of renewal of this object reaches how much officials on the ground will work.He noted that there is already a construction project, a land plot, so it is necessary to "start work".</text:p>
      <text:p text:style-name="P4">
In Trostyanka, which was also severely affected by hostile actions, will restore, in particular, the railway station, which was actually destroyed by the invaders.</text:p>
      <text:p text:style-name="P4">
"The restoration of all these objects requires constant control and effective work of all participants involved. I am sure that the communities will also put these issues in priority," Artyukh stressed.</text:p>
      <text:p text:style-name="P4">
As it was reported, on <text:a xlink:type="simple" xlink:href="https://www.ukrinform.ua/tag-sumsina" text:style-name="Internet_20_link" text:visited-style-name="Visited_20_Internet_20_Link">
</text:a>
In the morning of May 9, 9 enemy shelling was recorded.</text:p>
      <text:p text:style-name="P4">
News Source: <text:a xlink:type="simple" xlink:href="https://www.ukrinform.ua/rubric-vidbudova/3706876-na-sumsini-nazvali-persocergovi-obekti-dla-vidnovlenna.html" text:style-name="Internet_20_link" text:visited-style-name="Visited_20_Internet_20_Link">
https://www.ukrinform.ua/rubric-vidbudova/3706876-na-sumsini-nazvali-persocergovi-obekti-dla-vidnovlenna.html</text:a>
</text:p>
      <!--NEWS-->
      <text:h text:style-name="P10" text:outline-level="1">
<text:span text:style-name="T4">
Europe should not forget about Russian aggression - SHOLC</text:span>
</text:h>
      <text:p text:style-name="P4">
Authors: Ukrinform (Person)</text:p>
      <text:p text:style-name="P4">
Publisher: Укринформ (Organization)</text:p>
      <text:p text:style-name="P4">
Published Time: 2023-05-09T16:24:00+03:00</text:p>
      <text:p text:style-name="P4">
Modified Time: 2023-05-09T16:24:00+03:00</text:p>
      <text:p text:style-name="P4">
Description: Europe, the world should not forget about Russian aggression against Ukraine, but must continue to support the European country jointly and severally, as it is in the interests of the EU itself. - Ukrinform.</text:p>
      <text:p text:style-name="P4">
Images: ["<text:a xlink:type="simple" xlink:href="https://static.ukrinform.com/photos/2023_02/thumb_files/630_360_1675929893-693.jpg" text:style-name="Internet_20_link" text:visited-style-name="Visited_20_Internet_20_Link">
630_360_16759...</text:a>
"]</text:p>
      <text:p text:style-name="P4">
Tags: ['Німеччина', 'Шольц', 'Війна з росією']</text:p>
      <text:p text:style-name="P4">
Type: Article</text:p>
      <!--METADATA-->
      <text:p text:style-name="P4">
<draw:frame draw:style-name="fr1" draw:name="Image101" text:anchor-type="as-char" svg:width="6.9236in" svg:height="3.956343in" draw:z-index="0">
<draw:image xlink:href="../Images/yкринформ/2023-05-09T16-24-00-03-00/630_360_1675929893-693.jpg" xlink:type="simple" xlink:show="embed" xlink:actuate="onLoad" draw:mime-type="image/jpeg"/>
</draw:frame>
Europe, the world should not forget about Russian aggression against Ukraine, but should be in good time to support the European country, as this is in line with the EU Interests.</text:p>
      <text:p text:style-name="P4">
This was stated by German Chancellor Olaf Scholz during the debate in the European Parliament on May 9, Ukrinform correspondent reports.</text:p>
      <text:p text:style-name="P4">
“We will not forget: Russian aggression is a threat. ... This is a threat of tableware in Europe and around the world. ... it is a demonstration of power, power, which is Hope to challenge the law. And we have no right to leave this message, they have nothing to do. An attack on Ukraine is associated with a clear message. Together in NATO, we have to clearly show everyone that we are strong enough to protect ourselves as a peaceful alliance, which does not make the aggression of the other, ”Scholt said.</text:p>
      <text:p text:style-name="P4">
<text:span text:style-name="T4">
 Read also: </text:span>
 <text:a xlink:type="simple" xlink:href="https://www.ukrinform.ua/rubric-polytics/3706795-solc-lobiuvatime-ideu-rozsirenna-es-zokrema-clenstva-ukraini.html" text:style-name="Internet_20_link" text:visited-style-name="Visited_20_Internet_20_Link">
<text:span text:style-name="T4">
 SHOLC </text:span>
</text:a>
He stressed that there should be a consensus in Europe and all over the world on the non -admissibility of returning to revisionism, changing borders by force. It is a key to peace on the planet, the politician said.</text:p>
      <text:p text:style-name="P4">
The German Chancellor acknowledged that against the background of Russian aggression, cohesion and solidarity demonstrated unrecognizable: this concerns assistance to Ukraine, increased the defense capability of the EU itself, as well as the further support of Ukraine by the reconstruction. This task will take a lot of resources, time and patience, the politician said. But, he added, it is also a great chance not only for Ukraine, but for the whole of Europe, because "a prosperous, democratic Ukraine is the rejection of Putin's imperial, revisionist, illegal politics on our continent."</text:p>
      <text:p text:style-name="P4">
Scholt has rejected the criticism of some parliamentarians on the slowness of making Berlin decisions to provide military assistance to Ukraine. Germany is the largest "donor" of Ukraine in the EU, recalled the head of the German government.</text:p>
      <text:p text:style-name="P4">
<text:span text:style-name="T4">
 Read also: </text:span>
 <text:a xlink:type="simple" xlink:href="https://www.ukrinform.ua/rubric-polytics/3706733-solc-pro-parad-u-rosii-ca-demonstracia-sili-nas-ne-zalakae.html" text:style-name="Internet_20_link" text:visited-style-name="Visited_20_Internet_20_Link">
<text:span text:style-name="T4">
 SHOLC </text:span>
</text:a>
</text:p>
      <text:p text:style-name="P4">
It should be noted that the total cost of individual licenses issued by the Federal Government export of military goods to Ukraine from January 1, 2022 to January 24, 2023 is 2 751 982 374 euros.</text:p>
      <text:p text:style-name="P4">
Photo: op</text:p>
      <text:p text:style-name="P4">
News Source: <text:a xlink:type="simple" xlink:href="https://www.ukrinform.ua/rubric-polytics/3706875-evropa-ne-povinna-zabuvati-pro-rosijsku-agresiu-solc.html" text:style-name="Internet_20_link" text:visited-style-name="Visited_20_Internet_20_Link">
https://www.ukrinform.ua/rubric-polytics/3706875-evropa-ne-povinna-zabuvati-pro-rosijsku-agresiu-solc.html</text:a>
</text:p>
      <!--NEWS-->
      <text:h text:style-name="P10" text:outline-level="1">
<text:span text:style-name="T4">
Exports of agricultural products from seaports in a week decreased by 10% - UKAB</text:span>
</text:h>
      <text:p text:style-name="P4">
Authors: Ukrinform (Person)</text:p>
      <text:p text:style-name="P4">
Publisher: Укринформ (Organization)</text:p>
      <text:p text:style-name="P4">
Published Time: 2023-05-09T16:25:35+03:00</text:p>
      <text:p text:style-name="P4">
Modified Time: 2023-05-09T16:25:35+03:00</text:p>
      <text:p text:style-name="P4">
Description: Over the 40 weeks of grain corridor, from May 1 to May 20, 2023, 404 thousand tons of agro -industrial products were exported through the seaports of the Odessa region, which is 10% less than in the previous week. - Ukrinform.</text:p>
      <text:p text:style-name="P4">
Images: ["<text:a xlink:type="simple" xlink:href="https://static.ukrinform.com/photos/2023_02/thumb_files/630_360_1676909362-870.jpg" text:style-name="Internet_20_link" text:visited-style-name="Visited_20_Internet_20_Link">
630_360_16769...</text:a>
", "<text:a xlink:type="simple" xlink:href="https://static.ukrinform.com/photos/2023_05/1683638651-741.png" text:style-name="Internet_20_link" text:visited-style-name="Visited_20_Internet_20_Link">
1683638651-74...</text:a>
"]</text:p>
      <text:p text:style-name="P4">
Tags: ['Експорт', 'Україна', 'УКАБ', 'зерновий коридор']</text:p>
      <text:p text:style-name="P4">
Type: Article</text:p>
      <!--METADATA-->
      <text:p text:style-name="P4">
<draw:frame draw:style-name="fr1" draw:name="Image102" text:anchor-type="as-char" svg:width="6.9236in" svg:height="3.956343in" draw:z-index="0">
<draw:image xlink:href="../Images/yкринформ/2023-05-09T16-25-35-03-00/630_360_1676909362-870.jpg" xlink:type="simple" xlink:show="embed" xlink:actuate="onLoad" draw:mime-type="image/jpeg"/>
</draw:frame>
During the40 weeks of work of the "grain corridor", from May 1 to May 7, 2023, 404 thousand tons of agro -industrial products were exported through the naval ports of the Odessa region, which is 10% less than in the previous week.</text:p>
      <text:p text:style-name="P4">
As Ukrinform reports, it reports <text:a xlink:type="simple" xlink:href="https://www.ucab.ua/ua/pres_sluzhba/novosti/eksport_zernovim_koridorom_drugiy_tizhden_pospil_be_antirekordi" text:style-name="Internet_20_link" text:visited-style-name="Visited_20_Internet_20_Link">
</text:a>
It is noted that from May 1 to May 7, 2023 ,11 vessels were loaded in the ports of Odessa - the same number as the week before. According to UKAB, the Czudan is loaded, but they have not yet passed the necessary inspection to continue the movement further to the clients and expect it.</text:p>
      <text:p text:style-name="P4">
The largest during 40 weeks of grain corridor was exported: wheat(The share in the total export structure is 41%), corn(40%)and oli -hazelnikov(13%). Українська продукція була відправлена в країни: Європи(Spain and the Netherlands), Asia(Bangladesh, Turkey and China)and <text:a xlink:type="simple" xlink:href="https://www.ukrinform.ua/tag-afrika" text:style-name="Internet_20_link" text:visited-style-name="Visited_20_Internet_20_Link">
</text:a>
 (Tunisia and Morocco).</text:p>
      <text:p text:style-name="P4">
<draw:frame draw:style-name="fr1" draw:name="Image103" text:anchor-type="as-char" svg:width="6.9236in" svg:height="7.987783in" draw:z-index="0">
<draw:image xlink:href="../Images/yкринформ/2023-05-09T16-25-35-03-00/1683638651-741.png" xlink:type="simple" xlink:show="embed" xlink:actuate="onLoad" draw:mime-type="image/png"/>
</draw:frame>
The volume of shipments of agricultural products, which should be exported by "Grain Koridor", was the least this year last week. The UKAB emphasizes that the decline in exports is due to the constant locking of the full -fledged "grain corridor".</text:p>
      <text:p text:style-name="P4">
<text:span text:style-name="T4">
 Read also: </text:span>
 <text:a xlink:type="simple" xlink:href="https://www.ukrinform.ua/rubric-economy/3706838-u-tureccini-zaavili-pro-vidnovlenna-roboti-zernovogo-koridoru-zmi.html" text:style-name="Internet_20_link" text:visited-style-name="Visited_20_Internet_20_Link">
<text:span text:style-name="T4">
 grain </text:span>
</text:a>
In total, since August 1, 2022 to May 7, 20123, Ukraine exported 29.7 million tons of agro -industrial complex since the beginning of the grain corridor.</text:p>
      <text:p text:style-name="P4">
As reported by Ukrinform, on March 18, 2023 Ukraine, the United States and Turkey have agreed to continue the "safe transportation of agricultural products through the Black Sea". According to the Viceremier-Minister for Recovery-Minister of Community Development, Territories and Infrastructure Oleksandra Kubrakov, the agreement was extended for 120 days.</text:p>
      <text:p text:style-name="P4">
<text:span text:style-name="T5">
Foto: Mini Infrastructure</text:span>
</text:p>
      <text:p text:style-name="P4">
News Source: <text:a xlink:type="simple" xlink:href="https://www.ukrinform.ua/rubric-economy/3706877-eksport-agroprodukcii-z-morskih-portiv-za-tizden-skorotivsa-na-10-ukab.html" text:style-name="Internet_20_link" text:visited-style-name="Visited_20_Internet_20_Link">
https://www.ukrinform.ua/rubric-economy/3706877-eksport-agroprodukcii-z-morskih-portiv-za-tizden-skorotivsa-na-10-ukab.html</text:a>
</text:p>
      <!--NEWS-->
      <text:h text:style-name="P10" text:outline-level="1">
<text:span text:style-name="T4">
In Mariupol, the flag of Ukraine was hung on the Russians destroyed by the building of the Palace of Culture</text:span>
</text:h>
      <text:p text:style-name="P4">
Authors: Ukrinform (Person)</text:p>
      <text:p text:style-name="P4">
Publisher: Укринформ (Organization)</text:p>
      <text:p text:style-name="P4">
Published Time: 2023-05-09T16:25:38+03:00</text:p>
      <text:p text:style-name="P4">
Modified Time: 2023-05-09T16:25:38+03:00</text:p>
      <text:p text:style-name="P4">
Description: In the temporarily captured Russian troops of Mariupol on the building of the Palace of Culture "Iskra", destroyed by invaders, locals hung the flag of Ukraine. - Ukrinform.</text:p>
      <text:p text:style-name="P4">
Images: ["<text:a xlink:type="simple" xlink:href="https://static.ukrinform.com/photos/2023_05/thumb_files/630_360_1683638667-927.jpg" text:style-name="Internet_20_link" text:visited-style-name="Visited_20_Internet_20_Link">
630_360_16836...</text:a>
"]</text:p>
      <text:p text:style-name="P4">
Tags: ['Маріуполь', 'Прапор', 'Війна з росією']</text:p>
      <text:p text:style-name="P4">
Type: Article</text:p>
      <!--METADATA-->
      <text:p text:style-name="P4">
<draw:frame draw:style-name="fr1" draw:name="Image104" text:anchor-type="as-char" svg:width="6.9236in" svg:height="3.956343in" draw:z-index="0">
<draw:image xlink:href="../Images/yкринформ/2023-05-09T16-25-38-03-00/630_360_1683638667-927.jpg" xlink:type="simple" xlink:show="embed" xlink:actuate="onLoad" draw:mime-type="image/jpeg"/>
</draw:frame>
Timely captured by the Russian troops of Mariupol on the building of the Iskra palace, destroyed by the invaders, locals hung the flags of Ukraine.</text:p>
      <text:p text:style-name="P4">
As Ukrinform reports, about it in <text:a xlink:type="simple" xlink:href="https://t.me/mariupolrada/14075" text:style-name="Internet_20_link" text:visited-style-name="Visited_20_Internet_20_Link">
</text:a>
The report of the city council.</text:p>
      <text:p text:style-name="P4">
“Mariupols are unbreakable!On the building of the Palace of Culture "Iskra", destroyed by the Russians, locals hung a Ukrainian flag. Mariupols still renovated their courage and unwillingness to live under Russian occupation. They know that Mariupol is Ukraine!They are waiting for the Armed Forces and the release of Mariupol!We believe and bring the victory close, ”the relevant photo said.</text:p>
      <text:p text:style-name="P4">
<text:span text:style-name="T4">
 Read also: </text:span>
 <text:a xlink:type="simple" xlink:href="https://www.ukrinform.ua/rubric-ato/3706538-zagarbniki-pocali-mobilizaciu-budzetnikiv-u-mariupoli.html" text:style-name="Internet_20_link" text:visited-style-name="Visited_20_Internet_20_Link">
<text:span text:style-name="T4">
 Mariupol </text:span>
</text:a>
As it was reported, on May 7, a video appeared on the social networks, where the unknown man launched the flag of Ukraine and walked the streets along the high -rise buildings with him.</text:p>
      <text:p text:style-name="P4">
Russia's aggression caused one of the largest humanitarian catastrophes in Mariupol. The city was almost 90% destroyed as a result of enemy shelling. Damaged houses, hospitals, schools, kindergartens and more are damaged.</text:p>
      <text:p text:style-name="P4">
Currently, more than 100,000 inhabitants remain in the city. The invaders are forced to receive Russian passports, especially state employees.</text:p>
      <text:p text:style-name="P4">
<text:span text:style-name="T4">
 Read also: </text:span>
 <text:a xlink:type="simple" xlink:href="https://www.ukrinform.ua/rubric-ato/3706263-u-mariupoli-fiksuut-visoku-aktivnist-rosijskih-gvintokriliv.html" text:style-name="Internet_20_link" text:visited-style-name="Visited_20_Internet_20_Link">
<text:span text:style-name="T4">
 Mariupol </text:span>
</text:a>
Mariupol and surrounding settlements are transformed by the invaders into a Russian army's military-logistics hub.</text:p>
      <text:p text:style-name="P4">
News Source: <text:a xlink:type="simple" xlink:href="https://www.ukrinform.ua/rubric-regions/3706878-u-mariupoli-vivisili-prapor-ukraini-na-zrujnovanij-rosianami-budivli-palacu-kulturi.html" text:style-name="Internet_20_link" text:visited-style-name="Visited_20_Internet_20_Link">
https://www.ukrinform.ua/rubric-regions/3706878-u-mariupoli-vivisili-prapor-ukraini-na-zrujnovanij-rosianami-budivli-palacu-kulturi.html</text:a>
</text:p>
      <!--NEWS-->
      <text:h text:style-name="P10" text:outline-level="1">
<text:span text:style-name="T4">
US is allocated to Ukraine a new military assistance package worth $ 1.2 billion</text:span>
</text:h>
      <text:p text:style-name="P4">
Authors: Ukrinform (Person)</text:p>
      <text:p text:style-name="P4">
Publisher: Укринформ (Organization)</text:p>
      <text:p text:style-name="P4">
Published Time: 2023-05-09T16:33:00+03:00</text:p>
      <text:p text:style-name="P4">
Modified Time: 2023-05-09T16:33:00+03:00</text:p>
      <text:p text:style-name="P4">
Description: The United States allocates a new $ 1.2 billion military assistance package to Ukraine with Ukrinform.</text:p>
      <text:p text:style-name="P4">
Images: ["<text:a xlink:type="simple" xlink:href="https://static.ukrinform.com/photos/2021_03/thumb_files/630_360_1615897721-478.jpg" text:style-name="Internet_20_link" text:visited-style-name="Visited_20_Internet_20_Link">
630_360_16158...</text:a>
"]</text:p>
      <text:p text:style-name="P4">
Tags: ['Пентагон', 'США', 'допомога', 'Війна з росією']</text:p>
      <text:p text:style-name="P4">
Type: Article</text:p>
      <!--METADATA-->
      <text:p text:style-name="P4">
<draw:frame draw:style-name="fr1" draw:name="Image105" text:anchor-type="as-char" svg:width="6.9236in" svg:height="3.956343in" draw:z-index="0">
<draw:image xlink:href="../Images/yкринформ/2023-05-09T16-33-00-03-00/630_360_1615897721-478.jpg" xlink:type="simple" xlink:show="embed" xlink:actuate="onLoad" draw:mime-type="image/jpeg"/>
</draw:frame>
Combine a new military aid package worth $ 1.2 billion.</text:p>
      <text:p text:style-name="P4">
About it reports Ukrinform with reference to <text:a xlink:type="simple" xlink:href="https://www.defense.gov/News/Releases/Release/Article/3388890/biden-administration-announces-additional-security-assistance-for-ukraine/" text:style-name="Internet_20_link" text:visited-style-name="Visited_20_Internet_20_Link">
</text:a>
Pentagon.</text:p>
      <text:p text:style-name="P4">
“Today, the US Department of Defense has announced a new package of assistance in spheric safety to confirm Ukraine's adamant support by the United States, in particular, for the defense of its air defense and its needs of Uarthillery ammunition. This package, the total amount of which is up to $ 1.2 million, is provided as part of an initiative to promote security in Ukraine(After)”, - the message said.</text:p>
      <text:p text:style-name="P4">
The package will include additional systems <text:a xlink:type="simple" xlink:href="https://www.ukrinform.ua/tag-ppo" text:style-name="Internet_20_link" text:visited-style-name="Visited_20_Internet_20_Link">
</text:a>
camps; equipment for integration of Western starting installations, missiles of Iradars with Ukraine's air defense systems; ammunition for struggling drones; artillery shells of the caliber 155 mm; services of commercial surrounding shooting; support for training, maintenance and support of Ukrainian fighters.</text:p>
      <text:p text:style-name="P4">
"The United States will continue to work with their allies by the Tapartners to provide Ukraine with opportunities to meet its non -range needs on the battlefield and long -term needs for assistance in spherical safety," the statement said.</text:p>
      <text:p text:style-name="P4">
<text:span text:style-name="T4">
 Read also: </text:span>
 <text:a xlink:type="simple" xlink:href="https://www.ukrinform.ua/rubric-polytics/3704874-bajden-i-zelenskij-spilkuutsa-regularno-j-casto-bilij-dim.html" text:style-name="Internet_20_link" text:visited-style-name="Visited_20_Internet_20_Link">
<text:span text:style-name="T4">
 Biden </text:span>
</text:a>
President Volodymyr Zelenskyy thanked the United States to the United States of America Biden and the American people for the next defense package.</text:p>
      <text:p text:style-name="P4">
“Thankful President Joe Biden and the US people for providing Ukraine with a powerful packet of defense of $ 1.2 billion. We walk together to a new winner!”, - he wrote in <text:a xlink:type="simple" xlink:href="http://twitter.com/ZelenskyyUa/status/1655937418745503750" text:style-name="Internet_20_link" text:visited-style-name="Visited_20_Internet_20_Link">
</text:a>
.</text:p>
      <text:p text:style-name="P4">
Прем’єр-міністр Денис Шмигаль також подякував Сполученим Штатам Америки зановий пакет оборонної допомоги.</text:p>
      <text:p text:style-name="P4">
Про це глава уряду написав у <text:a xlink:type="simple" xlink:href="https://twitter.com/Denys_Shmyhal/status/1655991592941912074" text:style-name="Internet_20_link" text:visited-style-name="Visited_20_Internet_20_Link">
</text:a>
 .</text:p>
      <text:p text:style-name="P4">
It is worth noting that this is the second package of assistance in a week. Baiden's last medium administration has announced the allocation of military assistance worth $ 300 million within the presidential powers, which provides for immediate supply of US Defense Obrona.</text:p>
      <text:p text:style-name="P4">
There were rockets for Himars, howitzers of 155 mm caliber, as well as shells, anti -tank systems, aviation missiles, trucks and other equipment.</text:p>
      <text:p text:style-name="P4">
News Source: <text:a xlink:type="simple" xlink:href="https://www.ukrinform.ua/rubric-ato/3706891-ssa-vidilaut-ukraini-novij-paket-vijskovoi-dopomogi-na-sumu-12-milarda-pentagon.html" text:style-name="Internet_20_link" text:visited-style-name="Visited_20_Internet_20_Link">
https://www.ukrinform.ua/rubric-ato/3706891-ssa-vidilaut-ukraini-novij-paket-vijskovoi-dopomogi-na-sumu-12-milarda-pentagon.html</text:a>
</text:p>
      <!--NEWS-->
      <text:h text:style-name="P10" text:outline-level="1">
<text:span text:style-name="T4">
Shmigal discussed from von der Liaen exports of Ukrainian agricultural products to the EU</text:span>
</text:h>
      <text:p text:style-name="P4">
Authors: Ukrinform (Person)</text:p>
      <text:p text:style-name="P4">
Publisher: Укринформ (Organization)</text:p>
      <text:p text:style-name="P4">
Published Time: 2023-05-09T16:40:00+03:00</text:p>
      <text:p text:style-name="P4">
Modified Time: 2023-05-09T16:40:00+03:00</text:p>
      <text:p text:style-name="P4">
Description: Prime Minister of Ukraine Denis Shmigal discussed the issue of exports of Ukrainian agrarian products to the European Union with the President of the European Commission by Ursula Fon Liaen. - Ukrinform.</text:p>
      <text:p text:style-name="P4">
Images: ["<text:a xlink:type="simple" xlink:href="https://static.ukrinform.com/photos/2023_05/thumb_files/630_360_1683639190-419.jpg" text:style-name="Internet_20_link" text:visited-style-name="Visited_20_Internet_20_Link">
630_360_16836...</text:a>
", "<text:a xlink:type="simple" xlink:href="https://static.ukrinform.com/photos/2023_05/1683639333-570.jpg" text:style-name="Internet_20_link" text:visited-style-name="Visited_20_Internet_20_Link">
1683639333-57...</text:a>
", "<text:a xlink:type="simple" xlink:href="https://static.ukrinform.com/photos/2023_05/1683639334-636.jpg" text:style-name="Internet_20_link" text:visited-style-name="Visited_20_Internet_20_Link">
1683639334-63...</text:a>
", "<text:a xlink:type="simple" xlink:href="https://static.ukrinform.com/photos/2023_05/1683639334-547.jpg" text:style-name="Internet_20_link" text:visited-style-name="Visited_20_Internet_20_Link">
1683639334-54...</text:a>
", "<text:a xlink:type="simple" xlink:href="https://static.ukrinform.com/photos/2023_05/1683641313-335.jpg" text:style-name="Internet_20_link" text:visited-style-name="Visited_20_Internet_20_Link">
1683641313-33...</text:a>
"]</text:p>
      <text:p text:style-name="P4">
Tags: ['Фон дер Ляєн', 'Шмигаль', 'Агропродукція']</text:p>
      <text:p text:style-name="P4">
Type: Article</text:p>
      <!--METADATA-->
      <text:p text:style-name="P4">
<draw:frame draw:style-name="fr1" draw:name="Image106" text:anchor-type="as-char" svg:width="6.9236in" svg:height="3.956343in" draw:z-index="0">
<draw:image xlink:href="../Images/yкринформ/2023-05-09T16-40-00-03-00/630_360_1683639190-419.jpg" xlink:type="simple" xlink:show="embed" xlink:actuate="onLoad" draw:mime-type="image/jpeg"/>
</draw:frame>
Prime Minister of Ukraine Denis Shmigal discussed with the President of the European Commission von der Liaien the issue of exports of Ukrainian agrarian products of the Pre-European Union.</text:p>
      <text:p text:style-name="P4">
According to Ukrinform, the head of government wrote about it in <text:a xlink:type="simple" xlink:href="https://t.me/Denys_Smyhal/5190" text:style-name="Internet_20_link" text:visited-style-name="Visited_20_Internet_20_Link">
</text:a>
.</text:p>
      <text:p text:style-name="P4">
“European partners are near us today - on Europe Day. The grateful president of the European Commission Ursula von Der Lyen and her team for Visit Dowyev. He raised the issue of exports of Ukrainian agrarian products of the pre -European Union. I am grateful for the support of the initiative of the President of Ukraine Zelensky to create a coordination group for monitoring the right problematic issues, ”Shmigal said.</text:p>
      <text:p text:style-name="P4">
<draw:frame draw:style-name="fr1" draw:name="Image107" text:anchor-type="as-char" svg:width="6.9236in" svg:height="4.487519in" draw:z-index="0">
<draw:image xlink:href="../Images/yкринформ/2023-05-09T16-40-00-03-00/1683639333-570.jpg" xlink:type="simple" xlink:show="embed" xlink:actuate="onLoad" draw:mime-type="image/jpeg"/>
</draw:frame>
<text:span text:style-name="T4">
 Read also: </text:span>
 <text:a xlink:type="simple" xlink:href="https://www.ukrinform.ua/rubric-economy/3706785-ukraina-ocikue-vid-es-operativnogo-znatta-vsih-obmezen-sodo-eksportu-agroprodukcii-zelenskij.html" text:style-name="Internet_20_link" text:visited-style-name="Visited_20_Internet_20_Link">
<text:span text:style-name="T4">
 Agro </text:span>
</text:a>
The parties discussed the implementation of the seven recommendations of the European Commission, which our country has observed when the candidate's status was obtained. “We are at the final stage of their implementation and work closely with the EU at all levels. Also touched on the work of the Interagency Donor Coordination Platform, ”the Prime Minister added.</text:p>
      <text:p text:style-name="P4">
<draw:frame draw:style-name="fr1" draw:name="Image108" text:anchor-type="as-char" svg:width="6.9236in" svg:height="4.615733in" draw:z-index="0">
<draw:image xlink:href="../Images/yкринформ/2023-05-09T16-40-00-03-00/1683639334-636.jpg" xlink:type="simple" xlink:show="embed" xlink:actuate="onLoad" draw:mime-type="image/jpeg"/>
</draw:frame>
He thanked Ursula von der Liaien for his personal leadership in the support of Ukraine by the Tai -European Commission for Powerful Comprehensive Assistance.</text:p>
      <text:p text:style-name="P4">
"We are approaching the realization of our ambitious goal - to acquire full Ukraine's membership in the EU," the head of government emphasized.</text:p>
      <text:p text:style-name="P4">
<draw:frame draw:style-name="fr1" draw:name="Image109" text:anchor-type="as-char" svg:width="6.9236in" svg:height="4.891395in" draw:z-index="0">
<draw:image xlink:href="../Images/yкринформ/2023-05-09T16-40-00-03-00/1683639334-547.jpg" xlink:type="simple" xlink:show="embed" xlink:actuate="onLoad" draw:mime-type="image/jpeg"/>
</draw:frame>
<text:span text:style-name="T4">
 Read also: </text:span>
 <text:a xlink:type="simple" xlink:href="https://www.ukrinform.ua/rubric-economy/3706877-eksport-agroprodukcii-z-morskih-portiv-za-tizden-skorotivsa-na-10-ukab.html" text:style-name="Internet_20_link" text:visited-style-name="Visited_20_Internet_20_Link">
<text:span text:style-name="T4">
 agropro </text:span>
</text:a>
Prime Minister Denis Shmigal also <text:a xlink:type="simple" xlink:href="https://www.kmu.gov.ua/news/premier-ministr-ukrainy-na-zustrichi-z-prezydentom-ievrokomisii-nablyzhaiemo-nashu-metu-nabuttia-povnopravnoho-chlenstva-ukrainy-v-ies" text:style-name="Internet_20_link" text:visited-style-name="Visited_20_Internet_20_Link">
</text:a>
that today's visit president of the European Commission Ursula von der Liaien to Kiev is a strong signal support for Ukraine's European integration aspirations and a clear feature of continuing more fruitful cooperation.</text:p>
      <text:p text:style-name="P4">
“We are at the final stage in the implementation of seven recommendations. To achieve sustainable results in their implementation, we work closely at the Zevrosyuz at all levels, ”Shmigal said.The Prime Minister of Ukraine and the President of the European Commission also touched on the work of the Interagency Donor Coordination Platform.</text:p>
      <text:p text:style-name="P4">
Denis Shmigal thanked Ursula von der Liaien for his personal leadership in support of Ukraine and the European Commission for Powerful Comprehensive Assistance.</text:p>
      <text:p text:style-name="P4">
The meeting was also attended by Minister of Social Policy Oksana Zholnovich, Minister of Education and Science Oksen Lisovy and Health Minister Viktor Lyashko.</text:p>
      <text:p text:style-name="P4">
<draw:frame draw:style-name="fr1" draw:name="Image110" text:anchor-type="as-char" svg:width="6.9236in" svg:height="4.610104in" draw:z-index="0">
<draw:image xlink:href="../Images/yкринформ/2023-05-09T16-40-00-03-00/1683641313-335.jpg" xlink:type="simple" xlink:show="embed" xlink:actuate="onLoad" draw:mime-type="image/jpeg"/>
</draw:frame>
“Your visit is a powerful signal of support for Ukraine's European integration aspirations by the tract of our continuation of our further fruitful cooperation. The approaching realization of our ambitious goal is to acquire full membership of Ukraine in the EU, ”Shmigal emphasized.</text:p>
      <text:p text:style-name="P4">
As reported by Ukrinform, on May 8, President of Ukraine Volodymyr Zelensky signed a decree according to which Ukraine will now celebrate the day of Europe.</text:p>
      <text:p text:style-name="P4">
Photo: Government portal, Denis Shmigal(Telegram)</text:p>
      <text:p text:style-name="P4">
News Source: <text:a xlink:type="simple" xlink:href="https://www.ukrinform.ua/rubric-economy/3706889-smigal-obgovoriv-z-fon-der-laen-eksport-ukrainskoi-agroprodukcii-do-es.html" text:style-name="Internet_20_link" text:visited-style-name="Visited_20_Internet_20_Link">
https://www.ukrinform.ua/rubric-economy/3706889-smigal-obgovoriv-z-fon-der-laen-eksport-ukrainskoi-agroprodukcii-do-es.html</text:a>
</text:p>
      <!--NEWS-->
      <text:h text:style-name="P10" text:outline-level="1">
<text:span text:style-name="T4">
In Kiev presented a documentary and a book "Blood -fastened"</text:span>
</text:h>
      <text:p text:style-name="P4">
Authors: Ukrinform (Person)</text:p>
      <text:p text:style-name="P4">
Publisher: Укринформ (Organization)</text:p>
      <text:p text:style-name="P4">
Published Time: 2023-05-09T16:42:00+03:00</text:p>
      <text:p text:style-name="P4">
Modified Time: 2023-05-09T16:42:00+03:00</text:p>
      <text:p text:style-name="P4">
Description: In Kiev, a documentary and a book "Blood-fastened" were presented on the participation of the Georgian Volunteer Movement in the Russian-Ukrainian War. - Ukrinform.</text:p>
      <text:p text:style-name="P4">
Images: ["<text:a xlink:type="simple" xlink:href="https://static.ukrinform.com/photos/2023_05/thumb_files/630_360_1683639298-174.jpg" text:style-name="Internet_20_link" text:visited-style-name="Visited_20_Internet_20_Link">
630_360_16836...</text:a>
", "<text:a xlink:type="simple" xlink:href="https://static.ukrinform.com/photos/2023_05/1683639297-761.jpg" text:style-name="Internet_20_link" text:visited-style-name="Visited_20_Internet_20_Link">
1683639297-76...</text:a>
"]</text:p>
      <text:p text:style-name="P4">
Tags: ['Доброволець', 'фільм', 'Війна з росією']</text:p>
      <text:p text:style-name="P4">
Type: Article</text:p>
      <!--METADATA-->
      <text:p text:style-name="P4">
<draw:frame draw:style-name="fr1" draw:name="Image111" text:anchor-type="as-char" svg:width="6.9236in" svg:height="3.956343in" draw:z-index="0">
<draw:image xlink:href="../Images/yкринформ/2023-05-09T16-42-00-03-00/630_360_1683639298-174.jpg" xlink:type="simple" xlink:show="embed" xlink:actuate="onLoad" draw:mime-type="image/jpeg"/>
</draw:frame>
In Kiev, a documentary and a book "Blood-fastened" were presented on the involvement of a group volunteer movement in the Russian-Ukrainian war.</text:p>
      <text:p text:style-name="P4">
The presentation took place in <text:a xlink:type="simple" xlink:href="https://www.youtube.com/watch" text:style-name="Internet_20_link" text:visited-style-name="Visited_20_Internet_20_Link">
</text:a>
.</text:p>
      <text:p text:style-name="P4">
So, the documentary "Fasted with blood" of the iodine-name Book of S-chronicles of authorship Oleg Manchura and Alexander Kucheruk was demonstrated in the West.</text:p>
      <text:p text:style-name="P4">
"The purpose of the work was to highlight the unique phenomenon of the Georgian volunteer in Ukraine since 2014," said the editor of the book Rostislav Martyniuk.</text:p>
      <text:p text:style-name="P4">
He said that in the process of writing the book was replenished with new names of Grusinsky military who died in Ukraine for Ukrainian and Georgian. According to the editor, the biography and the history of these heroes are reproduced in the book.</text:p>
      <text:p text:style-name="P4">
<draw:frame draw:style-name="fr1" draw:name="Image112" text:anchor-type="as-char" svg:width="6.9236in" svg:height="5.500416in" draw:z-index="0">
<draw:image xlink:href="../Images/yкринформ/2023-05-09T16-42-00-03-00/1683639297-761.jpg" xlink:type="simple" xlink:show="embed" xlink:actuate="onLoad" draw:mime-type="image/jpeg"/>
</draw:frame>
The author of the film Manchura emphasized that when creating the tape he worked on the front, at the locations of the Georgian volunteers, and also communicated with their reapers in Georgia and Belgium.</text:p>
      <text:p text:style-name="P4">
He specified that in <text:a xlink:type="simple" xlink:href="https://www.ukrinform.ua/tag-kino" text:style-name="Internet_20_link" text:visited-style-name="Visited_20_Internet_20_Link">
</text:a>
War in Georgia 2008 and the participation of the Georgian military in the Russo-Ukrainian War since 2014.</text:p>
      <text:p text:style-name="P4">
The film also says that about 2.5 thousand Georgians are now in Ukraine in the Russo-Ukrainian War.</text:p>
      <text:p text:style-name="P4">
The editor of the book Martyniuk noted that despite the militaristic cooperation of Ukrainians, "blood -fastened" has not only a military meaning. "It is also the introduction of Ukrainian and Georgian families," he explained.</text:p>
      <text:p text:style-name="P4">
In this context, one of the main characters of the film, the founder of the Georgian unit in the International Legion of Defense of Ukraine, Zaza Nanashvilizasized: “Here I said that I was fighting for Georgia, but then I had a little son, I created a family with a Ukrainian. I loved Ukraine as my native. I can say that I am fighting for Ukraine from all my heart. For Georgia and Zoukraine. "</text:p>
      <text:p text:style-name="P4">
<text:span text:style-name="T4">
 Read also: </text:span>
 <text:a xlink:type="simple" xlink:href="https://www.ukrinform.ua/rubric-kyiv/3706787-u-kievi-vidkrilasa-vistavka-aka-rozvincue-mifi-pro-vidnosini-es-ta-ukraini.html" text:style-name="Internet_20_link" text:visited-style-name="Visited_20_Internet_20_Link">
<text:span text:style-name="T4">
 shows </text:span>
</text:a>
He stressed that "his land needs to be taken away" and shared plans to go through Georgia after the end of the war in Ukraine.The event was organized on the occasion of the 105th anniversary of the proclamation of the Ukrainian and Georgian states in 1918-an excursion into the history of Ukrainian-Georgian military and cultural relations.</text:p>
      <text:p text:style-name="P4">
As it was reported, “<text:a xlink:type="simple" xlink:href="https://www.ukrinform.ua/rubric-ato/3525905-komandir-gruzinskogo-legionu-rozpoviv-ak-obirali-bijciv-do-pidrozdilu.html" text:style-name="Internet_20_link" text:visited-style-name="Visited_20_Internet_20_Link">
</text:a>
»Created in 2014, and in 2016 the battalion officially joined the Armed Forces of Ukraine. Georgians became the first foreigners to officially join the warehouse.</text:p>
      <text:p text:style-name="P4">
News Source: <text:a xlink:type="simple" xlink:href="https://www.ukrinform.ua/rubric-culture/3706893-u-kievi-prezentuvali-dokumentalnij-film-ta-knigu-skripleni-krovu.html" text:style-name="Internet_20_link" text:visited-style-name="Visited_20_Internet_20_Link">
https://www.ukrinform.ua/rubric-culture/3706893-u-kievi-prezentuvali-dokumentalnij-film-ta-knigu-skripleni-krovu.html</text:a>
</text:p>
      <!--NEWS-->
      <text:h text:style-name="P10" text:outline-level="1">
<text:span text:style-name="T4">
In Lviv, surgeons removed the woman with a tumor weighing 13 kilograms</text:span>
</text:h>
      <text:p text:style-name="P4">
Authors: Ukrinform (Person)</text:p>
      <text:p text:style-name="P4">
Publisher: Укринформ (Organization)</text:p>
      <text:p text:style-name="P4">
Published Time: 2023-05-09T16:42:49+03:00</text:p>
      <text:p text:style-name="P4">
Modified Time: 2023-05-09T16:42:49+03:00</text:p>
      <text:p text:style-name="P4">
Description: At the Lviv Hospital, St. Panteleimon, a teacher of Khust removed 13 kilograms. - Ukrinform.</text:p>
      <text:p text:style-name="P4">
Images: ["<text:a xlink:type="simple" xlink:href="https://static.ukrinform.com/photos/2023_05/thumb_files/630_360_1683639634-829.jpg" text:style-name="Internet_20_link" text:visited-style-name="Visited_20_Internet_20_Link">
630_360_16836...</text:a>
", "<text:a xlink:type="simple" xlink:href="https://static.ukrinform.com/photos/2023_05/1683639634-986.jpg" text:style-name="Internet_20_link" text:visited-style-name="Visited_20_Internet_20_Link">
1683639634-98...</text:a>
"]</text:p>
      <text:p text:style-name="P4">
Tags: ['Львів', 'Операція']</text:p>
      <text:p text:style-name="P4">
Type: Article</text:p>
      <!--METADATA-->
      <text:p text:style-name="P4">
<draw:frame draw:style-name="fr1" draw:name="Image113" text:anchor-type="as-char" svg:width="6.9236in" svg:height="3.956343in" draw:z-index="0">
<draw:image xlink:href="../Images/yкринформ/2023-05-09T16-42-49-03-00/630_360_1683639634-829.jpg" xlink:type="simple" xlink:show="embed" xlink:actuate="onLoad" draw:mime-type="image/jpeg"/>
</draw:frame>
The Ulve Hospital of St. Panteleimon was removed from Khust by Khust.</text:p>
      <text:p text:style-name="P4">
About it in <text:a xlink:type="simple" xlink:href="https://www.facebook.com/1tmolviv/posts/pfbid02qWqTmxeZwfqFHbM11cAufV3mtCbeSnbPAuopjgJG5RkP2SQiPXJaL1PefibyHaktl" text:style-name="Internet_20_link" text:visited-style-name="Visited_20_Internet_20_Link">
</text:a>
The press service of the first medical association of Lviv reported, Ukrinform reports.</text:p>
      <text:p text:style-name="P4">
“A giant 13-pound tumor in the abdomen almost killed a woman. And she was wearing she was just staring. Surgeons of St. Panteleimon Hospital, ”the testimony said for the rescue of the woman and removing the huge formation,” the testimony said.</text:p>
      <text:p text:style-name="P4">
<draw:frame draw:style-name="fr1" draw:name="Image114" text:anchor-type="as-char" svg:width="6.9236in" svg:height="5.150891in" draw:z-index="0">
<draw:image xlink:href="../Images/yкринформ/2023-05-09T16-42-49-03-00/1683639634-986.jpg" xlink:type="simple" xlink:show="embed" xlink:actuate="onLoad" draw:mime-type="image/jpeg"/>
</draw:frame>
It is noted that the patient - 53 -year -old Irina from the city of Khotyn has been teaching all her life. She never complained about health. About four years ago, a woman appeared on the ovary of a woman, which she did not know about. Brochlin was progressing asymptomatically. There was no pain. The only thing that - Irina gradually stole overweight. But in March 2023, the tumor increased rapidly in predigntic sizes. Irina could no longer dress alone, lying down quietly, grueling pain began.</text:p>
      <text:p text:style-name="P4">
When the woman sought medical attention, local doctors were shocked. They sent Irina to intensive care. The hospital of St. Panteleimonpani Irina got in a stable-significant condition with a deformed abdomen, loss of muscle mass, strong weakness and excess fluid in the pleural cavity. Operational intervention had to be performed urgently.</text:p>
      <text:p text:style-name="P4">
<text:span text:style-name="T4">
 Read also: </text:span>
 <text:a xlink:type="simple" xlink:href="https://www.ukrinform.ua/rubric-kyiv/3705266-u-kievi-prooperuvali-zitelku-umani-v-akoi-ulamok-raketi-projsov-kriz-livu-pivkulu-mozku.html" text:style-name="Internet_20_link" text:visited-style-name="Visited_20_Internet_20_Link">
<text:span text:style-name="T4">
 OPEROP </text:span>
</text:a>
Surgeons point out that the woman is still very lucky, because the tumor is not common to adjacent organs and structures. Therefore, doctors quickly removed a giant neoplasm of 35 by 25 cm. The surgery stood for two hours and was successful. The results of gistology came in a week. The tumor proved to be benign, and therefore additional therapy is unnecessary. The teacher has already been written out and soon she plans to return to the output.</text:p>
      <text:p text:style-name="P4">
As reported by Ukrinform, the neurosurgeons of St. Panteleimon Hospital <text:a xlink:type="simple" xlink:href="https://www.ukrinform.ua/rubric-regions/3705118-lvivski-likari-vperse-proveli-operaciu-na-mozku-z-probudzennam-pacienta.html" text:style-name="Internet_20_link" text:visited-style-name="Visited_20_Internet_20_Link">
</text:a>
.</text:p>
      <text:p text:style-name="P4">
Photo: the first medical association of Lviv</text:p>
      <text:p text:style-name="P4">
News Source: <text:a xlink:type="simple" xlink:href="https://www.ukrinform.ua/rubric-regions/3706894-u-lvovi-hirurgi-vidalili-zinci-puhlinu-vagou-13-kilogramiv.html" text:style-name="Internet_20_link" text:visited-style-name="Visited_20_Internet_20_Link">
https://www.ukrinform.ua/rubric-regions/3706894-u-lvovi-hirurgi-vidalili-zinci-puhlinu-vagou-13-kilogramiv.html</text:a>
</text:p>
      <!--NEWS-->
      <text:h text:style-name="P10" text:outline-level="1">
<text:span text:style-name="T4">
Air defense is active in Dnipro city amid new Russian attack with drones</text:span>
</text:h>
      <text:p text:style-name="P4">
Authors: liveuamap (Language: en)</text:p>
      <text:p text:style-name="P4">
Time: 2023-05-09T16:46:24</text:p>
      <text:p text:style-name="P4">
Location: Dnipropetrovsk region (Latitude:48.36565 Longtitude:35.15408)</text:p>
      <text:p text:style-name="P4">
Videos: []</text:p>
      <text:p text:style-name="P4">
Images: []</text:p>
      <text:p text:style-name="P4">
Tags: ["Europe", "Central and Eastern Europe"]</text:p>
      <text:p text:style-name="P4">
Id: 22561650</text:p>
      <!--METADATA-->
      <text:p text:style-name="P4">
Air defense is active in Dnipro city amid new Russian attack with drones</text:p>
      <text:p text:style-name="P4">
News Collection Link: <text:a xlink:type="simple" xlink:href="https://liveuamap.com/en/2023/9-may-air-defense-is-active-in-dnipro-city-amid-new-russian" text:style-name="Internet_20_link" text:visited-style-name="Visited_20_Internet_20_Link">
https://liveuamap.com/en/2023/9-may-air-defense-is-active-in-dnipro-city-amid-new-russian</text:a>
</text:p>
      <text:p text:style-name="P4">
News Source: <text:a xlink:type="simple" xlink:href="https://t.me/hyevuy_dnepr/51871" text:style-name="Internet_20_link" text:visited-style-name="Visited_20_Internet_20_Link">
https://t.me/hyevuy_dnepr/51871</text:a>
</text:p>
      <!--NEWS-->
      <text:h text:style-name="P10" text:outline-level="1">
<text:span text:style-name="T4">
Kostyuk and sisters Kichenok will play in a steam grid of tournament WTA in Rome</text:span>
</text:h>
      <text:p text:style-name="P4">
Authors: Ukrinform (Person)</text:p>
      <text:p text:style-name="P4">
Publisher: Укринформ (Organization)</text:p>
      <text:p text:style-name="P4">
Published Time: 2023-05-09T16:46:44+03:00</text:p>
      <text:p text:style-name="P4">
Modified Time: 2023-05-09T16:46:44+03:00</text:p>
      <text:p text:style-name="P4">
Description: The rivals of the Ukrainian tennis players in the first round of the paired category at the soil tournament of the Women's Tennis Association (WTA) - Internazionali BNL D'italia - in Rome (Italy) with the prize fund of $ 3.5 million - Ukrinform.</text:p>
      <text:p text:style-name="P4">
Images: ["<text:a xlink:type="simple" xlink:href="https://static.ukrinform.com/photos/2023_05/thumb_files/630_360_1683639980-403.jpg" text:style-name="Internet_20_link" text:visited-style-name="Visited_20_Internet_20_Link">
630_360_16836...</text:a>
"]</text:p>
      <text:p text:style-name="P4">
Tags: ['Теніс', 'Марта Костюк']</text:p>
      <text:p text:style-name="P4">
Type: Article</text:p>
      <!--METADATA-->
      <text:p text:style-name="P4">
<draw:frame draw:style-name="fr1" draw:name="Image115" text:anchor-type="as-char" svg:width="6.9236in" svg:height="3.956343in" draw:z-index="0">
<draw:image xlink:href="../Images/yкринформ/2023-05-09T16-46-44-03-00/630_360_1683639980-403.jpg" xlink:type="simple" xlink:show="embed" xlink:actuate="onLoad" draw:mime-type="image/jpeg"/>
</draw:frame>
The rivals of Ukrainian tennis players in the first circle of paired category were determined(WTA)- International BNL d'Italia - π(Italy)With a prize fund $ 3.5 million.</text:p>
      <text:p text:style-name="P4">
As reports <text:a xlink:type="simple" xlink:href="https://btu.org.ua/ua/news/ukrainskiy-tennis/44922-rim-kostyuk-i-sestri-kichenok-vizmut-uchast-u-parnij-sitci.html" text:style-name="Internet_20_link" text:visited-style-name="Visited_20_Internet_20_Link">
</text:a>
, Lyudmila Kichenok and Olena Ostapenko sown under 2-minor, and Olena Ostapenko, from Latvia, start a confrontation with the Italians Luchia Brorozetti and Elizabeththatkochartto, Ukrinform reports.</text:p>
      <text:p text:style-name="P4">
Ukrainian-Romanian duo Marta Kostyuk-Elena-Gabriel Rusa will come together with Teresa Mikhalikova and American Alisha Parks, and Ukrainian-Belgian tandem Nadiya Kichenok-Kimberley Tsimmermann will meet with Seshavei(Chinese Taipei)and Barbora Strzova(Czech Republic).</text:p>
      <text:p text:style-name="P4">
<text:span text:style-name="T4">
Читайте також:</text:span>
 <text:a xlink:type="simple" xlink:href="https://www.ukrinform.ua/rubric-sports/3706140-marta-kostuk-stala-persou-raketkou-ukraini.html" text:style-name="Internet_20_link" text:visited-style-name="Visited_20_Internet_20_Link">
 </text:a>
The tournament in the Italian capital will last until May 21.</text:p>
      <text:p text:style-name="P4">
News Source: <text:a xlink:type="simple" xlink:href="https://www.ukrinform.ua/rubric-sports/3706896-kostuk-i-sestri-kicenok-zigraut-u-parnij-sitci-turniru-wta-u-rimi.html" text:style-name="Internet_20_link" text:visited-style-name="Visited_20_Internet_20_Link">
https://www.ukrinform.ua/rubric-sports/3706896-kostuk-i-sestri-kicenok-zigraut-u-parnij-sitci-turniru-wta-u-rimi.html</text:a>
</text:p>
      <!--NEWS-->
      <text:h text:style-name="P10" text:outline-level="1">
<text:span text:style-name="T4">
Government creates coordination centers for civilian support</text:span>
</text:h>
      <text:p text:style-name="P4">
Authors: Ukrinform (Person)</text:p>
      <text:p text:style-name="P4">
Publisher: Укринформ (Organization)</text:p>
      <text:p text:style-name="P4">
Published Time: 2023-05-09T16:53:00+03:00</text:p>
      <text:p text:style-name="P4">
Modified Time: 2023-05-09T16:53:00+03:00</text:p>
      <text:p text:style-name="P4">
Description: On May 9, the Cabinet of Ministers adopted the Resolution “On Coordination Centers of Civilian Support” and approved the relevant standard provision. - Ukrinform.</text:p>
      <text:p text:style-name="P4">
Images: ["<text:a xlink:type="simple" xlink:href="https://static.ukrinform.com/photos/2023_03/thumb_files/630_360_1678738628-217.jpg" text:style-name="Internet_20_link" text:visited-style-name="Visited_20_Internet_20_Link">
630_360_16787...</text:a>
"]</text:p>
      <text:p text:style-name="P4">
Tags: ['Уряд', 'Цивільний захист']</text:p>
      <text:p text:style-name="P4">
Type: Article</text:p>
      <!--METADATA-->
      <text:p text:style-name="P4">
<draw:frame draw:style-name="fr1" draw:name="Image116" text:anchor-type="as-char" svg:width="6.9236in" svg:height="3.956343in" draw:z-index="0">
<draw:image xlink:href="../Images/yкринформ/2023-05-09T16-53-00-03-00/630_360_1678738628-217.jpg" xlink:type="simple" xlink:show="embed" xlink:actuate="onLoad" draw:mime-type="image/jpeg"/>
</draw:frame>
On May 9, the Cabinet of Ministers adopted the Resolution “On Coordination Centers of Support of the Civil Code” and approved the relevant standard provision.</text:p>
      <text:p text:style-name="P4">
According to Ukrinform, the Ministry of Reintegration of the Temporary -Cup areas of Ukraine reports this in <text:a xlink:type="simple" xlink:href="https://t.me/minre_ua/3288" text:style-name="Internet_20_link" text:visited-style-name="Visited_20_Internet_20_Link">
</text:a>
.</text:p>
      <text:p text:style-name="P4">
"The document has been developed taking into account the state policy strategy of the daily moving for the period up to 2025. It will be implemented within the initiative of the first lady of Elena Zelenskaya for the introduction of all -Ukrainian program program health," the message reads.</text:p>
      <text:p text:style-name="P4">
<text:span text:style-name="T4">
 Read also: </text:span>
 <text:a xlink:type="simple" xlink:href="https://www.ukrinform.ua/rubric-society/3706540-ak-pidtrimati-blizkih-pisla-povernenna-z-polonu-poradi-minreintegracii.html" text:style-name="Internet_20_link" text:visited-style-name="Visited_20_Internet_20_Link">
<text:span text:style-name="T4">
 Minreinterats </text:span>
</text:a>
Coordination centers will act at regional, Kyiv city state(military)administrations.</text:p>
      <text:p text:style-name="P4">
They will provide support and support to the population, as a result of armed conflict, in particular internally displaced persons and veterans of war.</text:p>
      <text:p text:style-name="P4">
The activities of the coordination centers will be aimed at solving social protection issues, including providing housing and promoting employment of the population, providing psychosocial, medical and legal aid.</text:p>
      <text:p text:style-name="P4">
<text:span text:style-name="T4">
 Read also: </text:span>
 <text:a xlink:type="simple" xlink:href="https://www.ukrinform.ua/rubric-society/3706693-u-koordstabi-zaklikali-rodiciv-vijskovih-dopomagati-zi-zborom-informacii-dla-obminu-polonenimi.html" text:style-name="Internet_20_link" text:visited-style-name="Visited_20_Internet_20_Link">
</text:a>
As reported by Ukrinform, in April in the Lviv region <text:a xlink:type="simple" xlink:href="https://www.ukrinform.ua/rubric-regions/3694263-na-lvivsini-startue-pilotnij-proekt-zi-stvorenna-centriv-socialnogo-dogladu.html" text:style-name="Internet_20_link" text:visited-style-name="Visited_20_Internet_20_Link">
</text:a>
for intravenobled persons, older people and people with disabilities.</text:p>
      <text:p text:style-name="P4">
News Source: <text:a xlink:type="simple" xlink:href="https://www.ukrinform.ua/rubric-society/3706901-urad-shvaliv-utvorenna-koordinacijnih-centriv-z-pidtrimki-civilnogo-naselenna.html" text:style-name="Internet_20_link" text:visited-style-name="Visited_20_Internet_20_Link">
https://www.ukrinform.ua/rubric-society/3706901-urad-shvaliv-utvorenna-koordinacijnih-centriv-z-pidtrimki-civilnogo-naselenna.html</text:a>
</text:p>
      <!--NEWS-->
      <text:h text:style-name="P10" text:outline-level="1">
<text:span text:style-name="T4">
The occupiers check anyone who leaves Crimea through the bridge - Chubarov</text:span>
</text:h>
      <text:p text:style-name="P4">
Authors: Ukrinform (Person)</text:p>
      <text:p text:style-name="P4">
Publisher: Укринформ (Organization)</text:p>
      <text:p text:style-name="P4">
Published Time: 2023-05-09T16:55:00+03:00</text:p>
      <text:p text:style-name="P4">
Modified Time: 2023-05-09T16:55:00+03:00</text:p>
      <text:p text:style-name="P4">
Description: Russian invaders check anyone who leaves the temporarily occupied peninsula through a bridge that connects Crimea with Russia. - Ukrinform.</text:p>
      <text:p text:style-name="P4">
Images: ["<text:a xlink:type="simple" xlink:href="https://static.ukrinform.com/photos/2021_07/thumb_files/630_360_1625586413-133.jpg" text:style-name="Internet_20_link" text:visited-style-name="Visited_20_Internet_20_Link">
630_360_16255...</text:a>
"]</text:p>
      <text:p text:style-name="P4">
Tags: ['Чубаров', 'Крим', 'Окупація Криму', 'Керченський міст']</text:p>
      <text:p text:style-name="P4">
Type: Article</text:p>
      <!--METADATA-->
      <text:p text:style-name="P4">
<draw:frame draw:style-name="fr1" draw:name="Image117" text:anchor-type="as-char" svg:width="6.9236in" svg:height="3.956343in" draw:z-index="0">
<draw:image xlink:href="../Images/yкринформ/2023-05-09T16-55-00-03-00/630_360_1625586413-133.jpg" xlink:type="simple" xlink:show="embed" xlink:actuate="onLoad" draw:mime-type="image/jpeg"/>
</draw:frame>
The Russian -enchantments check anyone who leaves the temporarily occupied half through a bridge that connects Crimea with Russia.</text:p>
      <text:p text:style-name="P4">
About it on air <text:a xlink:type="simple" xlink:href="https://www.youtube.com/watch" text:style-name="Internet_20_link" text:visited-style-name="Visited_20_Internet_20_Link">
</text:a>
The head of the Majlis of the Crimean Tatar people Refat Chubarov, Ukrinform reports.</text:p>
      <text:p text:style-name="P4">
“I do not think that the Russian occupation army is now easy to collapse in Crimea. Because at the entrance to the Kerch Bridge from the Crimea, there are installed transport checkpoints, where not only road transport, but documents are checked. Every person who leaves the Crimea is checked, regardless of whether a tank resident, a serviceman of the Russian occupation army, a worker of punitive bodies of Russia, ” - said <text:a xlink:type="simple" xlink:href="https://www.ukrinform.ua/tag-cubarov" text:style-name="Internet_20_link" text:visited-style-name="Visited_20_Internet_20_Link">
</text:a>
<text:span text:style-name="T4">
 Read also: </text:span>
 <text:a xlink:type="simple" xlink:href="https://www.ukrinform.ua/rubric-crimea/3706428-okupanti-v-krimu-aktivizuvali-robotu-sered-molodi-zastupnik-postpreda-prezidenta.html" text:style-name="Internet_20_link" text:visited-style-name="Visited_20_Internet_20_Link">
<text:span text:style-name="T4">
 Crimea </text:span>
</text:a>
According to him, thus the invaders maintain tension in the Crimea and at the same time demonstrate that the territory of the peninsula is a trap, from where no one simply cannot go.</text:p>
      <text:p text:style-name="P4">
Chubarov added that the invaders are currently carrying property to the Crimea, looted by the temporarily captured territories of Zaporizhzhya and Kherson region, which are forced to be.</text:p>
      <text:p text:style-name="P4">
As reported, <text:a xlink:type="simple" xlink:href="https://www.ukrinform.ua/rubric-crimea/3705245-u-krimu-zagarbniki-roblat-zapasi-vodi-ta-harciv-na-vipadok-izolacii.html" text:style-name="Internet_20_link" text:visited-style-name="Visited_20_Internet_20_Link">
</text:a>
in case the peninsula is isolated</text:p>
      <text:p text:style-name="P4">
News Source: <text:a xlink:type="simple" xlink:href="https://www.ukrinform.ua/rubric-crimea/3706907-zagarbniki-pereviraut-koznogo-hto-viizdzae-z-krimu-cerez-mist-cubarov.html" text:style-name="Internet_20_link" text:visited-style-name="Visited_20_Internet_20_Link">
https://www.ukrinform.ua/rubric-crimea/3706907-zagarbniki-pereviraut-koznogo-hto-viizdzae-z-krimu-cerez-mist-cubarov.html</text:a>
</text:p>
      <!--NEWS-->
      <text:h text:style-name="P10" text:outline-level="1">
<text:span text:style-name="T4">
Ukrainian street musicians will play for Liverpool passengers</text:span>
</text:h>
      <text:p text:style-name="P4">
Authors: Ukrinform (Person)</text:p>
      <text:p text:style-name="P4">
Publisher: Укринформ (Organization)</text:p>
      <text:p text:style-name="P4">
Published Time: 2023-05-09T16:56:26+03:00</text:p>
      <text:p text:style-name="P4">
Modified Time: 2023-05-09T16:56:26+03:00</text:p>
      <text:p text:style-name="P4">
Description: Passengers of suburban trains in Liverpool will enjoy the music of Ukrainian street musicians, as the city is accepting the Eurovision Song Contest. - Ukrinform.</text:p>
      <text:p text:style-name="P4">
Images: ["<text:a xlink:type="simple" xlink:href="https://static.ukrinform.com/photos/2023_05/thumb_files/630_360_1683640455-362.jpg" text:style-name="Internet_20_link" text:visited-style-name="Visited_20_Internet_20_Link">
630_360_16836...</text:a>
"]</text:p>
      <text:p text:style-name="P4">
Tags: ['Євробачення', 'Музика', 'Ліверпуль']</text:p>
      <text:p text:style-name="P4">
Type: Article</text:p>
      <!--METADATA-->
      <text:p text:style-name="P4">
<draw:frame draw:style-name="fr1" draw:name="Image118" text:anchor-type="as-char" svg:width="6.9236in" svg:height="3.956343in" draw:z-index="0">
<draw:image xlink:href="../Images/yкринформ/2023-05-09T16-56-26-03-00/630_360_1683640455-362.jpg" xlink:type="simple" xlink:show="embed" xlink:actuate="onLoad" draw:mime-type="image/jpeg"/>
</draw:frame>
Passenger trains in Liverpool will enjoy the music of Ukrainian -vulatory musicians, as the city is accepting the Eurovision Song Contest.</text:p>
      <text:p text:style-name="P4">
About it reports Ukrinform with reference to the British news agency Pamedia.</text:p>
      <text:p text:style-name="P4">
"Street musicians who have lost their audience through the war will perform the traditional Ukrainian songs, and passengers will be able to scan QR codes, such as donations and find out more about musicians," the message goes.</text:p>
      <text:p text:style-name="P4">
<text:span text:style-name="T4">
 Read also: </text:span>
 <text:a xlink:type="simple" xlink:href="https://www.ukrinform.ua/rubric-culture/3706757-sogodni-v-liverpuli-vidbudetsa-persij-pivfinal-evrobacenna-2023.html" text:style-name="Internet_20_link" text:visited-style-name="Visited_20_Internet_20_Link">
<text:span text:style-name="T4">
 Eurovision </text:span>
</text:a>
It is noted that the Metro Sounds started on Tuesday. Its developed -rally -operator Merseyrail in partnership with a public organization Suppplies for Ukraine(C.I.C.)In order to raise funds for vital things of civilians and volunteers on the front line.</text:p>
      <text:p text:style-name="P4">
“We are glad that we can give these musicians the opportunity to spread their music during Eurovision. They would have received this chance if Ukraine was able to take the event ... sure that our passengers will join this action and provide assistance and support to Ukraine at this difficult time for her, donating money to this good business, ”said Merseyrail Commercial Director Grant.</text:p>
      <text:p text:style-name="P4">
In turn director CIC(Supplies For Ukraine)Alfa Roberts said: "We hope that thanks to this action, we will be able to draw attention to more people about the situation in Ukraine and show the incredible label of the Ukrainian people."</text:p>
      <text:p text:style-name="P4">
<text:span text:style-name="T4">
 Read also: </text:span>
 <text:a xlink:type="simple" xlink:href="https://www.ukrinform.ua/rubric-culture/3706689-gladaci-mistecka-evrobacenna-skanduvali-slava-ukraini.html" text:style-name="Internet_20_link" text:visited-style-name="Visited_20_Internet_20_Link">
<text:span text:style-name="T4">
 Eurovachen </text:span>
</text:a>
As reported by Ukrinform, the band TVORCHI, which this year represents Ukraine with a non -producing, at the opening ceremony of the competition supported a fee for the rescue of pre -born Ukrainian children.</text:p>
      <text:p text:style-name="P4">
Photo: Liam Thorpe, Liverpoolecho.co.uk</text:p>
      <text:p text:style-name="P4">
News Source: <text:a xlink:type="simple" xlink:href="https://www.ukrinform.ua/rubric-culture/3706903-ukrainski-vulicni-muzikanti-gratimut-dla-pasaziriv-liverpula.html" text:style-name="Internet_20_link" text:visited-style-name="Visited_20_Internet_20_Link">
https://www.ukrinform.ua/rubric-culture/3706903-ukrainski-vulicni-muzikanti-gratimut-dla-pasaziriv-liverpula.html</text:a>
</text:p>
      <!--NEWS-->
      <text:h text:style-name="P10" text:outline-level="1">
<text:span text:style-name="T4">
Liz Tras will visit Taiwan next week</text:span>
</text:h>
      <text:p text:style-name="P4">
Authors: Ukrinform (Person)</text:p>
      <text:p text:style-name="P4">
Publisher: Укринформ (Organization)</text:p>
      <text:p text:style-name="P4">
Published Time: 2023-05-09T16:58:00+03:00</text:p>
      <text:p text:style-name="P4">
Modified Time: 2023-05-09T16:58:00+03:00</text:p>
      <text:p text:style-name="P4">
Description: Former UK Prime Minister Liz Trasses will visit Taiwan next week and meet with high-ranking government members. - Ukrinform.</text:p>
      <text:p text:style-name="P4">
Images: ["<text:a xlink:type="simple" xlink:href="https://static.ukrinform.com/photos/2022_02/thumb_files/630_360_1645122465-695.jpg" text:style-name="Internet_20_link" text:visited-style-name="Visited_20_Internet_20_Link">
630_360_16451...</text:a>
"]</text:p>
      <text:p text:style-name="P4">
Tags: ['Китай', 'Тайвань', 'Ліз Трасс']</text:p>
      <text:p text:style-name="P4">
Type: Article</text:p>
      <!--METADATA-->
      <text:p text:style-name="P4">
<draw:frame draw:style-name="fr1" draw:name="Image119" text:anchor-type="as-char" svg:width="6.9236in" svg:height="3.956343in" draw:z-index="0">
<draw:image xlink:href="../Images/yкринформ/2023-05-09T16-58-00-03-00/630_360_1645122465-695.jpg" xlink:type="simple" xlink:show="embed" xlink:actuate="onLoad" draw:mime-type="image/jpeg"/>
</draw:frame>
The former UK British Minister Liz Trasses will visit Taiwan next week with high-ranking government members.</text:p>
      <text:p text:style-name="P4">
As Ukrinform reports, it reports <text:a xlink:type="simple" xlink:href="https://www.reuters.com/world/british-ex-premier-truss-visit-taiwan-next-week-2023-05-09/" text:style-name="Internet_20_link" text:visited-style-name="Visited_20_Internet_20_Link">
</text:a>
The office of the office states that the tracks plans to meet the representatives of the Taiwan leadership on May 17.</text:p>
      <text:p text:style-name="P4">
"<text:a xlink:type="simple" xlink:href="https://www.ukrinform.ua/tag-tajvan" text:style-name="Internet_20_link" text:visited-style-name="Visited_20_Internet_20_Link">
</text:a>
\ is a beacon of freedom and democracy. I am looking forward to the opportunity to personally demonstrate the solidarity of the Zajvan people in front of the face of more aggressive behavior and rhetoric on the side of the regime in Beijing, " - said in the statement of TRASS.</text:p>
      <text:p text:style-name="P4">
TRASS is the UK Prime Minister with the shortest time of stay. Having reached the duties in September last year, she was resigned to less than two months after her economic policy provoked market shocks.</text:p>
      <text:p text:style-name="P4">
<text:span text:style-name="T4">
 Read also: </text:span>
 <text:a xlink:type="simple" xlink:href="https://www.ukrinform.ua/rubric-ato/3705471-stati-vidilat-tajvanu-vijskovoi-dopomogi-na-500-miljoniv-reuters.html" text:style-name="Internet_20_link" text:visited-style-name="Visited_20_Internet_20_Link">
<text:span text:style-name="T4">
 Taiwan </text:span>
</text:a>
Earlier, China condemned the visits of British legislators to Taiwan to assign in China's internal affairs.</text:p>
      <text:p text:style-name="P4">
As reported by Ukrinform, <text:a xlink:type="simple" xlink:href="https://www.ukrinform.ua/rubric-world/3705506-kitaj-risuce-vistupae-proti-prodazu-spolucenimi-statami-zbroi-tajvanu-mzs.html" text:style-name="Internet_20_link" text:visited-style-name="Visited_20_Internet_20_Link">
</text:a>
Against the sale of Taiwan's weapons and calls for a stop to stop military contacts with the island.</text:p>
      <text:p text:style-name="P4">
News Source: <text:a xlink:type="simple" xlink:href="https://www.ukrinform.ua/rubric-world/3706909-liz-trass-vidvidae-tajvan-nastupnogo-tizna.html" text:style-name="Internet_20_link" text:visited-style-name="Visited_20_Internet_20_Link">
https://www.ukrinform.ua/rubric-world/3706909-liz-trass-vidvidae-tajvan-nastupnogo-tizna.html</text:a>
</text:p>
      <!--NEWS-->
      <text:h text:style-name="P10" text:outline-level="1">
<text:span text:style-name="T4">
In Kiev, an exhibition was opened for helping the culture of Ukraine from the EU</text:span>
</text:h>
      <text:p text:style-name="P4">
Authors: Ukrinform (Person)</text:p>
      <text:p text:style-name="P4">
Publisher: Укринформ (Organization)</text:p>
      <text:p text:style-name="P4">
Published Time: 2023-05-09T16:59:00+03:00</text:p>
      <text:p text:style-name="P4">
Modified Time: 2023-05-09T16:59:00+03:00</text:p>
      <text:p text:style-name="P4">
Description: On the Day of Europe, the exhibition "Cultural Mosaic" was opened on Sofia Square in the capital, which covers projects from the salvation of the Ukrainian heritage that supported the European Union. - Ukrinform.</text:p>
      <text:p text:style-name="P4">
Images: ["<text:a xlink:type="simple" xlink:href="https://static.ukrinform.com/photos/2023_05/thumb_files/630_360_1683640643-2062.jpeg" text:style-name="Internet_20_link" text:visited-style-name="Visited_20_Internet_20_Link">
630_360_16836...</text:a>
", "<text:a xlink:type="simple" xlink:href="https://static.ukrinform.com/photos/2023_05/1683640643-2040.jpeg" text:style-name="Internet_20_link" text:visited-style-name="Visited_20_Internet_20_Link">
1683640643-20...</text:a>
", "<text:a xlink:type="simple" xlink:href="https://static.ukrinform.com/photos/2023_05/thumb_files/630_360_1683640643-2389.jpeg" text:style-name="Internet_20_link" text:visited-style-name="Visited_20_Internet_20_Link">
630_360_16836...</text:a>
", "<text:a xlink:type="simple" xlink:href="https://static.ukrinform.com/photos/2023_05/thumb_files/630_360_1683640643-2040.jpeg" text:style-name="Internet_20_link" text:visited-style-name="Visited_20_Internet_20_Link">
630_360_16836...</text:a>
", "<text:a xlink:type="simple" xlink:href="https://static.ukrinform.com/photos/2023_05/thumb_files/630_360_1683640643-6648.jpeg" text:style-name="Internet_20_link" text:visited-style-name="Visited_20_Internet_20_Link">
630_360_16836...</text:a>
", "<text:a xlink:type="simple" xlink:href="https://static.ukrinform.com/photos/2023_05/thumb_files/630_360_1683640643-6857.jpeg" text:style-name="Internet_20_link" text:visited-style-name="Visited_20_Internet_20_Link">
630_360_16836...</text:a>
", "<text:a xlink:type="simple" xlink:href="https://static.ukrinform.com/photos/2023_05/thumb_files/630_360_1683640643-2529.jpeg" text:style-name="Internet_20_link" text:visited-style-name="Visited_20_Internet_20_Link">
630_360_16836...</text:a>
", "<text:a xlink:type="simple" xlink:href="https://static.ukrinform.com/photos/2023_05/thumb_files/630_360_1683640644-8773.jpeg" text:style-name="Internet_20_link" text:visited-style-name="Visited_20_Internet_20_Link">
630_360_16836...</text:a>
", "<text:a xlink:type="simple" xlink:href="https://static.ukrinform.com/photos/2023_05/thumb_files/630_360_1683650022-4328.jpeg" text:style-name="Internet_20_link" text:visited-style-name="Visited_20_Internet_20_Link">
630_360_16836...</text:a>
", "<text:a xlink:type="simple" xlink:href="https://static.ukrinform.com/photos/2023_05/thumb_files/630_360_1683650022-2058.jpeg" text:style-name="Internet_20_link" text:visited-style-name="Visited_20_Internet_20_Link">
630_360_16836...</text:a>
", "<text:a xlink:type="simple" xlink:href="https://static.ukrinform.com/photos/2023_05/thumb_files/630_360_1683650145-2230.jpeg" text:style-name="Internet_20_link" text:visited-style-name="Visited_20_Internet_20_Link">
630_360_16836...</text:a>
"]</text:p>
      <text:p text:style-name="P4">
Tags: ['Виставка', 'Київ', 'МКІП ']</text:p>
      <text:p text:style-name="P4">
Type: Article</text:p>
      <!--METADATA-->
      <text:p text:style-name="P4">
<draw:frame draw:style-name="fr1" draw:name="Image120" text:anchor-type="as-char" svg:width="6.9236in" svg:height="3.956343in" draw:z-index="0">
<draw:image xlink:href="../Images/yкринформ/2023-05-09T16-59-00-03-00/630_360_1683640643-2062.jpeg" xlink:type="simple" xlink:show="embed" xlink:actuate="onLoad" draw:mime-type="image/jpeg"/>
</draw:frame>
Before the day, the exhibition "Cultural Mosaic" was opened on Sofia Square in the capital, which lights the projects on the salvation of the Ukrainian heritage, which supported the European Union.</text:p>
      <text:p text:style-name="P4">
This was reported by Ukrinform correspondent.</text:p>
      <text:p text:style-name="P4">
"Ukraine will leave the war by the winner, and its culture will continue to strengthen the European family," "Mattie Maasikas, at one of the stands of the exhibition of the EU Glavy representation in Ukraine.</text:p>
      <text:p text:style-name="P4">
There are nine stands in front of the Sofia Cathedral of Nine stands with descriptions of cultural heritage of Ukraine, which needed attention and protection of the stake with threats caused by invasion <text:a xlink:type="simple" xlink:href="https://www.ukrinform.ua/tag-rosia" text:style-name="Internet_20_link" text:visited-style-name="Visited_20_Internet_20_Link">
</text:a>
 .</text:p>
      <text:p text:style-name="P4">
<draw:frame draw:style-name="fr1" draw:name="Image121" text:anchor-type="as-char" svg:width="6.9236in" svg:height="4.493128in" draw:z-index="0">
<draw:image xlink:href="../Images/yкринформ/2023-05-09T16-59-00-03-00/1683640643-2040.jpeg" xlink:type="simple" xlink:show="embed" xlink:actuate="onLoad" draw:mime-type="image/jpeg"/>
</draw:frame>
The motto was the thesis: “We store together. Together we create ”: Thanks to the financial assistance from the EU, in particular the program of the House of Europe, during the war in Ukraine it was possible to digitize museum collections and architectural monuments, as well as to protect protection and ensure the preservation of museum collections.</text:p>
      <text:p text:style-name="P4">
The exhibition also refers to folk clothing - the Center of the Center and the East of Ukraine, which was to be taken to a safe place. There is also information about the MYART platform, created in the Nikolaev area for the support of local cultural projects, and the initiative of restoration of the ancient doors "thousands of doors of Odessa".Information from the exhibition is available in Ukrainian and English.</text:p>
      <text:p text:style-name="P4">
The exhibition was organized by the European Union Representation in Ukraine.</text:p>
      <text:p text:style-name="P4">
<text:span text:style-name="T4">
 Read also: </text:span>
 <text:a xlink:type="simple" xlink:href="https://www.ukrinform.ua/rubric-other_news/3706719-u-kievi-vidkrilasa-vistavka-aka-rozvincue-mifi-pro-vidnosini-es-ta-ukraini.html" text:style-name="Internet_20_link" text:visited-style-name="Visited_20_Internet_20_Link">
<text:span text:style-name="T4">
 exhibitions </text:span>
</text:a>
As reported by Ukrinform, according to the website of the head of state by decree # 266/2023 of May 8, from now on May 9 Ukraine will celebrate Europe Day. On the first time this day was dared every year on the third Saturday of May, which is the 20th of this year.</text:p>
      <text:p text:style-name="P4">
News Source: <text:a xlink:type="simple" xlink:href="https://www.ukrinform.ua/rubric-culture/3706908-u-kievi-vidkrili-vistavku-pro-dopomogu-kulturi-ukraini-vid-es.html" text:style-name="Internet_20_link" text:visited-style-name="Visited_20_Internet_20_Link">
https://www.ukrinform.ua/rubric-culture/3706908-u-kievi-vidkrili-vistavku-pro-dopomogu-kulturi-ukraini-vid-es.html</text:a>
</text:p>
      <!--NEWS-->
      <text:h text:style-name="P10" text:outline-level="1">
<text:span text:style-name="T4">
In Lithuania on the Day of Remembrance and Reconciliation put flowers at the Shevchenko monument</text:span>
</text:h>
      <text:p text:style-name="P4">
Authors: Ukrinform (Person)</text:p>
      <text:p text:style-name="P4">
Publisher: Укринформ (Organization)</text:p>
      <text:p text:style-name="P4">
Published Time: 2023-05-09T17:09:00+03:00</text:p>
      <text:p text:style-name="P4">
Modified Time: 2023-05-09T17:09:00+03:00</text:p>
      <text:p text:style-name="P4">
Description: On the day of memory and reconciliation in Vilnius, a solemn ceremony of laying flowers was held at the monument to Taras Shevchenko. - Ukrinform.</text:p>
      <text:p text:style-name="P4">
Images: ["<text:a xlink:type="simple" xlink:href="https://static.ukrinform.com/photos/2023_05/thumb_files/630_360_1683639512-485.jpg" text:style-name="Internet_20_link" text:visited-style-name="Visited_20_Internet_20_Link">
630_360_16836...</text:a>
", "<text:a xlink:type="simple" xlink:href="https://static.ukrinform.com/photos/2023_05/1683639531-943.jpg" text:style-name="Internet_20_link" text:visited-style-name="Visited_20_Internet_20_Link">
1683639531-94...</text:a>
", "<text:a xlink:type="simple" xlink:href="https://static.ukrinform.com/photos/2023_05/1683639530-222.jpg" text:style-name="Internet_20_link" text:visited-style-name="Visited_20_Internet_20_Link">
1683639530-22...</text:a>
", "<text:a xlink:type="simple" xlink:href="https://static.ukrinform.com/photos/2023_05/1683639530-144.jpg" text:style-name="Internet_20_link" text:visited-style-name="Visited_20_Internet_20_Link">
1683639530-14...</text:a>
"]</text:p>
      <text:p text:style-name="P4">
Tags: ['Діаспора', 'Друга світова', 'Литва', 'Посольство', 'Війна з росією']</text:p>
      <text:p text:style-name="P4">
Type: Article</text:p>
      <!--METADATA-->
      <text:p text:style-name="P4">
<draw:frame draw:style-name="fr1" draw:name="Image122" text:anchor-type="as-char" svg:width="6.9236in" svg:height="3.956343in" draw:z-index="0">
<draw:image xlink:href="../Images/yкринформ/2023-05-09T17-09-00-03-00/630_360_1683639512-485.jpg" xlink:type="simple" xlink:show="embed" xlink:actuate="onLoad" draw:mime-type="image/jpeg"/>
</draw:frame>
On the day of memory and reconciliation in Vilnius, a solemn ceremony of laying flowers at the monument to Taras Shevchenko took place.</text:p>
      <text:p text:style-name="P4">
As Ukrinform reports, about it in <text:a xlink:type="simple" xlink:href="https://www.facebook.com/ukr.embassy.Lithuania/posts/pfbid02rcqJ6ivVy3PLxZ5SLHAy3zhxdUJTbqSS2q1XdxdKNndumh2rrPUufh9rhuqtrVfnl" text:style-name="Internet_20_link" text:visited-style-name="Visited_20_Internet_20_Link">
</text:a>
The Embassy of Ukraine in Lithuania reported.</text:p>
      <text:p text:style-name="P4">
<draw:frame draw:style-name="fr1" draw:name="Image123" text:anchor-type="as-char" svg:width="6.9236in" svg:height="4.615733in" draw:z-index="0">
<draw:image xlink:href="../Images/yкринформ/2023-05-09T17-09-00-03-00/1683639531-943.jpg" xlink:type="simple" xlink:show="embed" xlink:actuate="onLoad" draw:mime-type="image/jpeg"/>
</draw:frame>
The event was attended by the Ambassador of Ukraine to Lithuania Petro Beshta together with the Vice -Strubomoboron of Lithuania Sorry Guinas Tomkus. The ceremony of commemoration of the victims of the Second World War was held with the participation of employees of the Embassy of Ukraine in Lithuania, the Ukrainian community, students and teachers of Ukrainian schools in Vilnius, as well as the people and residents of Lithuania.</text:p>
      <text:p text:style-name="P4">
<draw:frame draw:style-name="fr1" draw:name="Image124" text:anchor-type="as-char" svg:width="6.9236in" svg:height="4.615733in" draw:z-index="0">
<draw:image xlink:href="../Images/yкринформ/2023-05-09T17-09-00-03-00/1683639530-222.jpg" xlink:type="simple" xlink:show="embed" xlink:actuate="onLoad" draw:mime-type="image/jpeg"/>
</draw:frame>
“The Ukrainians on the side of the anti -Hitler coalition made a significant contribution to the victory of Nazism. The price of this contribution is extraordinary losses during the 1939-1945 years among Ukrainians and other peoples who lived in the territory of Ukraine. Then eight million people were killed. That is why we know the price of war, ”the question reads.</text:p>
      <text:p text:style-name="P4">
<draw:frame draw:style-name="fr1" draw:name="Image125" text:anchor-type="as-char" svg:width="6.9236in" svg:height="4.615733in" draw:z-index="0">
<draw:image xlink:href="../Images/yкринформ/2023-05-09T17-09-00-03-00/1683639530-144.jpg" xlink:type="simple" xlink:show="embed" xlink:actuate="onLoad" draw:mime-type="image/jpeg"/>
</draw:frame>
The embassy expressed beliefs that the day of memory and reconciliation symbolized the triumph of the winners over the victorious, and the caveat - dictators will always be satisfied with the imperial ambitions in armed, ultimatum, aggression, annexation. The most important result of the war should not be the cult of victory, but the ability to appreciate peace, categorically and uncompromisingly protect it with all the reasonable means.</text:p>
      <text:p text:style-name="P4">
“Our struggle lasts daily since 2014, and we will certainly defeat, we will be abandoned our native land, protect our right to choose the future freely. For us, this is for freedom, civilization, democracy and European values of anti-imperial ambitions of the insidious aggressive neighbor-Zlochynets, ”the UDIPSPROP was emphasized.</text:p>
      <text:p text:style-name="P4">
As reported by Ukrinform, in April in Vilnius <text:a xlink:type="simple" xlink:href="https://www.ukrinform.ua/rubric-diaspora/3691825-u-stolici-litvi-projsov-50j-miting-na-pidtrimku-ukraini.html" text:style-name="Internet_20_link" text:visited-style-name="Visited_20_Internet_20_Link">
</text:a>
50th rally in support of Ukraine.  Photo: Embassy of Ukraine in Lithuania / Facebook_</text:p>
      <text:p text:style-name="P4">
News Source: <text:a xlink:type="simple" xlink:href="https://www.ukrinform.ua/rubric-diaspora/3706892-u-litvi-ukrainci-u-den-pamati-ta-primirenna-poklali-kviti-do-pamatnika-sevcenku.html" text:style-name="Internet_20_link" text:visited-style-name="Visited_20_Internet_20_Link">
https://www.ukrinform.ua/rubric-diaspora/3706892-u-litvi-ukrainci-u-den-pamati-ta-primirenna-poklali-kviti-do-pamatnika-sevcenku.html</text:a>
</text:p>
      <!--NEWS-->
      <text:h text:style-name="P10" text:outline-level="1">
<text:span text:style-name="T4">
Poltavska Oblast(23:08). Red Alert: aerial threat. Sirens sounding. Take cover now!</text:span>
</text:h>
      <text:p text:style-name="P4">
Authors: liveuamap (Language: en)</text:p>
      <text:p text:style-name="P4">
Time: 2023-05-09T17:09:00</text:p>
      <text:p text:style-name="P4">
Location: Poltavska Oblast (Latitude:49.47705000 Longtitude:33.81866000)</text:p>
      <text:p text:style-name="P4">
Videos: []</text:p>
      <text:p text:style-name="P4">
Images: []</text:p>
      <text:p text:style-name="P4">
Tags: ["Europe", "Central and Eastern Europe"]</text:p>
      <text:p text:style-name="P4">
Id: 22561651</text:p>
      <!--METADATA-->
      <text:p text:style-name="P4">
Poltava(23:08). Red Alert: aerial threat. Sirens sounding. Take covernow!</text:p>
      <text:p text:style-name="P4">
News Collection Link: <text:a xlink:type="simple" xlink:href="https://liveuamap.com/en/2023/09-may-poltavska-oblast2308-red-alert-aerial-g" text:style-name="Internet_20_link" text:visited-style-name="Visited_20_Internet_20_Link">
https://liveuamap.com/en/2023/09-may-poltavska-oblast2308-red-alert-aerial-g</text:a>
</text:p>
      <text:p text:style-name="P4">
News Source: <text:a xlink:type="simple" xlink:href="https://t.me/suspilnepoltava/11083" text:style-name="Internet_20_link" text:visited-style-name="Visited_20_Internet_20_Link">
https://t.me/suspilnepoltava/11083</text:a>
</text:p>
      <!--NEWS-->
      <text:h text:style-name="P10" text:outline-level="1">
<text:span text:style-name="T4">
Kharkiv, Kharkivska Oblast(23:10). Red Alert: aerial threat. Sirens sounding. Take cover now!</text:span>
</text:h>
      <text:p text:style-name="P4">
Authors: liveuamap (Language: en)</text:p>
      <text:p text:style-name="P4">
Time: 2023-05-09T17:10:00</text:p>
      <text:p text:style-name="P4">
Location: Kharkiv (Latitude:49.98131 Longtitude:36.25197)</text:p>
      <text:p text:style-name="P4">
Videos: []</text:p>
      <text:p text:style-name="P4">
Images: []</text:p>
      <text:p text:style-name="P4">
Tags: ["Europe", "Central and Eastern Europe"]</text:p>
      <text:p text:style-name="P4">
Id: 22561652</text:p>
      <!--METADATA-->
      <text:p text:style-name="P4">
Kharkiv, Kharkiv region(23:10). Red Alert: aerial threat. Sirens sounding.Take cover now!</text:p>
      <text:p text:style-name="P4">
News Collection Link: <text:a xlink:type="simple" xlink:href="https://liveuamap.com/en/2023/09-may-kharkiv-kharkivska-oblast2310-red-alerg" text:style-name="Internet_20_link" text:visited-style-name="Visited_20_Internet_20_Link">
https://liveuamap.com/en/2023/09-may-kharkiv-kharkivska-oblast2310-red-alerg</text:a>
</text:p>
      <text:p text:style-name="P4">
News Source: <text:a xlink:type="simple" xlink:href="https://t.me/air_alert_ua/44915" text:style-name="Internet_20_link" text:visited-style-name="Visited_20_Internet_20_Link">
https://t.me/air_alert_ua/44915</text:a>
</text:p>
      <!--NEWS-->
      <text:h text:style-name="P10" text:outline-level="1">
<text:span text:style-name="T4">
Explosions reported in Kramatorsk district</text:span>
</text:h>
      <text:p text:style-name="P4">
Authors: liveuamap (Language: en)</text:p>
      <text:p text:style-name="P4">
Time: 2023-05-09T17:11:39</text:p>
      <text:p text:style-name="P4">
Location: Donetsk Oblast (Latitude:48.7331 Longtitude:37.55419)</text:p>
      <text:p text:style-name="P4">
Videos: []</text:p>
      <text:p text:style-name="P4">
Images: []</text:p>
      <text:p text:style-name="P4">
Tags: []</text:p>
      <text:p text:style-name="P4">
Id: 22561653</text:p>
      <!--METADATA-->
      <text:p text:style-name="P4">
Explosions reported in Kramatorsk district</text:p>
      <text:p text:style-name="P4">
News Collection Link: <text:a xlink:type="simple" xlink:href="https://liveuamap.com/en/2023/9-may-explosions-reported-in-kramatorsk-district-" text:style-name="Internet_20_link" text:visited-style-name="Visited_20_Internet_20_Link">
https://liveuamap.com/en/2023/9-may-explosions-reported-in-kramatorsk-district-</text:a>
</text:p>
      <text:p text:style-name="P4">
News Source: <text:a xlink:type="simple" xlink:href="https://t.me/war_monitor/7204" text:style-name="Internet_20_link" text:visited-style-name="Visited_20_Internet_20_Link">
https://t.me/war_monitor/7204</text:a>
</text:p>
      <!--NEWS-->
      <text:h text:style-name="P10" text:outline-level="1">
<text:span text:style-name="T4">
The mission of the World Bank Technical Assistance has started in Ukraine</text:span>
</text:h>
      <text:p text:style-name="P4">
Authors: Ukrinform (Person)</text:p>
      <text:p text:style-name="P4">
Publisher: Укринформ (Organization)</text:p>
      <text:p text:style-name="P4">
Published Time: 2023-05-09T17:12:08+03:00</text:p>
      <text:p text:style-name="P4">
Modified Time: 2023-05-09T17:12:08+03:00</text:p>
      <text:p text:style-name="P4">
Description: The World Bank Technical Assistance Mission to support the financial sector has begun in Ukraine. - Ukrinform.</text:p>
      <text:p text:style-name="P4">
Images: ["<text:a xlink:type="simple" xlink:href="https://static.ukrinform.com/photos/2018_07/thumb_files/630_360_1530511307-1321.jpg" text:style-name="Internet_20_link" text:visited-style-name="Visited_20_Internet_20_Link">
630_360_15305...</text:a>
"]</text:p>
      <text:p text:style-name="P4">
Tags: ['Фінанси', 'Нацбанк', 'Світовий банк', 'допомога']</text:p>
      <text:p text:style-name="P4">
Type: Article</text:p>
      <!--METADATA-->
      <text:p text:style-name="P4">
<draw:frame draw:style-name="fr1" draw:name="Image126" text:anchor-type="as-char" svg:width="6.9236in" svg:height="3.956343in" draw:z-index="0">
<draw:image xlink:href="../Images/yкринформ/2023-05-09T17-12-08-03-00/630_360_1530511307-1321.jpg" xlink:type="simple" xlink:show="embed" xlink:actuate="onLoad" draw:mime-type="image/jpeg"/>
</draw:frame>
The Ukrainian World Bank Technical Assistance Mission on the Financial Sector Support.</text:p>
      <text:p text:style-name="P4">
This was reported by the press service of the National Bank of Ukraine in <text:a xlink:type="simple" xlink:href="https://www.facebook.com/NationalBankOfUkraine/posts/pfbid02VDmbuc7dySLhQPVNLjBRusgJZPCjYXjrQXRFA17kV65JjRbn94x9nGQbzXABBHJSl" text:style-name="Internet_20_link" text:visited-style-name="Visited_20_Internet_20_Link">
</text:a>
, reports Ukrinform.</text:p>
      <text:p text:style-name="P4">
"In the focus of her(missions - ed.)attention is the state of the financial sector of Ukraine after the afternoon-scale Russian invasion, the NBU taken measures to maintain financial stability in the country, to improve regulation in the banking Tanebanka financial markets, and also to help the world bank, "the statement reads.</text:p>
      <text:p text:style-name="P4">
It is clarified that the mission will work in a hybrid format - offline and online for five days, experts will join meetings from Vienna and Kiev. The meeting of the National Bank, which will work in Vienna, is headed by the first deputy chairman of Nbukaterina Rozhkova.</text:p>
      <text:p text:style-name="P4">
On the first day of the mission, the online meeting of the NBU management and [] took place(https://www.ukrinform.ua/tag-svitovij-bank).</text:p>
      <text:p text:style-name="P4">
NBU Chairman Andriy Pyshny stressed that the delegation awaits the expertise of the World Bank on such important issues as working with non -working loans(NPL)Ubankiv sector, increasing the stability of the financial system in the conditions of war, including through the assessment of the quality of banking assets.</text:p>
      <text:p text:style-name="P4">
In addition, he focused on the importance of the block of issues of the non -bank sector, in particular the challenges that the insurance market of Ukraine encountered. Formation of the insurance system of military and political risks is an important priority of the NBU. After all, without this type of insurance, it is impossible to provide investors in Ukraine.</text:p>
      <text:p text:style-name="P4">
<text:span text:style-name="T4">
 Read also: </text:span>
 <text:a xlink:type="simple" xlink:href="https://www.ukrinform.ua/rubric-economy/3706355-zarplati-pensii-j-socdopomoga-miznarodni-donori-torik-nadali-ukraini-145-milarda.html" text:style-name="Internet_20_link" text:visited-style-name="Visited_20_Internet_20_Link">
</text:a>
"We strive to move from discussing the concept of insurance and political risks to the operational plan as soon The partner is always large -scale both in volume and depressing, and the speed of overcoming calls, "Pishny said.</text:p>
      <text:p text:style-name="P4">
The NBU delegation on May 9-10 will take part in the Mission's annual Finsac conference dedicated to the topic of new supervisory challenges this year, caused by the extent of financial conditions and economic downturn.</text:p>
      <text:p text:style-name="P4">
News Source: <text:a xlink:type="simple" xlink:href="https://www.ukrinform.ua/rubric-economy/3706912-v-ukraini-rozpocala-robotu-misia-tehnicnoi-dopomogi-svitovogo-banku.html" text:style-name="Internet_20_link" text:visited-style-name="Visited_20_Internet_20_Link">
https://www.ukrinform.ua/rubric-economy/3706912-v-ukraini-rozpocala-robotu-misia-tehnicnoi-dopomogi-svitovogo-banku.html</text:a>
</text:p>
      <!--NEWS-->
      <text:h text:style-name="P10" text:outline-level="1">
<text:span text:style-name="T4">
The body of the Russian pilot was discovered in the Kiev reservoir</text:span>
</text:h>
      <text:p text:style-name="P4">
Authors: Ukrinform (Person)</text:p>
      <text:p text:style-name="P4">
Publisher: Укринформ (Organization)</text:p>
      <text:p text:style-name="P4">
Published Time: 2023-05-09T17:13:53+03:00</text:p>
      <text:p text:style-name="P4">
Modified Time: 2023-05-09T17:13:53+03:00</text:p>
      <text:p text:style-name="P4">
Description: The body of the Russian pilot was found in the Kiev reservoir. - Ukrinform.</text:p>
      <text:p text:style-name="P4">
Images: ["<text:a xlink:type="simple" xlink:href="https://static.ukrinform.com/photos/2023_04/thumb_files/630_360_1680422407-224.png" text:style-name="Internet_20_link" text:visited-style-name="Visited_20_Internet_20_Link">
630_360_16804...</text:a>
", "<text:a xlink:type="simple" xlink:href="https://static.ukrinform.com/photos/2023_05/1683641519-734.jpg" text:style-name="Internet_20_link" text:visited-style-name="Visited_20_Internet_20_Link">
1683641519-73...</text:a>
", "<text:a xlink:type="simple" xlink:href="https://static.ukrinform.com/photos/2023_05/1683641519-393.jpg" text:style-name="Internet_20_link" text:visited-style-name="Visited_20_Internet_20_Link">
1683641519-39...</text:a>
"]</text:p>
      <text:p text:style-name="P4">
Tags: ['МВС', 'Київщина', 'Війна з росією']</text:p>
      <text:p text:style-name="P4">
Type: Article</text:p>
      <!--METADATA-->
      <text:p text:style-name="P4">
<draw:frame draw:style-name="fr1" draw:name="Image127" text:anchor-type="as-char" svg:width="6.9236in" svg:height="3.956343in" draw:z-index="0">
<draw:image xlink:href="../Images/yкринформ/2023-05-09T17-13-53-03-00/630_360_1680422407-224.png" xlink:type="simple" xlink:show="embed" xlink:actuate="onLoad" draw:mime-type="image/png"/>
</draw:frame>
The Uikiv Reservoir found the body of the Russian pilot.</text:p>
      <text:p text:style-name="P4">
The press service of the Ministry of Internal Affairs in [] informs about it <text:a xlink:type="simple" xlink:href="https://t.me/mvs_ukraine/25184" text:style-name="Internet_20_link" text:visited-style-name="Visited_20_Internet_20_Link">
</text:a>
.</text:p>
      <text:p text:style-name="P4">
“The body of the Russian pilot was found in the Kiev reservoir. Law enforcement officers found that the Russian serviceman was killed, as evidenced by the form and breast chevron. A monument of the pilot of the helicopters -24 was also revealed, ”the message reads.</text:p>
      <text:p text:style-name="P4">
<draw:frame draw:style-name="fr1" draw:name="Image128" text:anchor-type="as-char" svg:width="6.9236in" svg:height="8.97468in" draw:z-index="0">
<draw:image xlink:href="../Images/yкринформ/2023-05-09T17-13-53-03-00/1683641519-734.jpg" xlink:type="simple" xlink:show="embed" xlink:actuate="onLoad" draw:mime-type="image/jpeg"/>
</draw:frame>
The photo, published in the telegram-channel of the department, depicts an element of clothing, on which it is carried out: "Senior Lieutenant Mankishev RG"</text:p>
      <text:p text:style-name="P4">
<text:span text:style-name="T4">
 Read also: </text:span>
 <text:a xlink:type="simple" xlink:href="https://www.ukrinform.ua/rubric-ato/3706813-situacia-u-bahmuti-visim-boezitknen-za-dobu-zsu-znisili-i-poranili-ponad-370-zagarbnikiv.html" text:style-name="Internet_20_link" text:visited-style-name="Visited_20_Internet_20_Link">
<text:span text:style-name="T4">
 destroy </text:span>
</text:a>
</text:p>
      <text:p text:style-name="P4">
<draw:frame draw:style-name="fr1" draw:name="Image129" text:anchor-type="as-char" svg:width="6.9236in" svg:height="8.97468in" draw:z-index="0">
<draw:image xlink:href="../Images/yкринформ/2023-05-09T17-13-53-03-00/1683641519-393.jpg" xlink:type="simple" xlink:show="embed" xlink:actuate="onLoad" draw:mime-type="image/jpeg"/>
</draw:frame>
As reported by Ukrinform, in June 2022, from the bottom of the Kiev Sea, the lamps of two Russian military gdtocarls, which were beaten even at the beginning of the full -scale invasion of the Russian Federation into Ukraine.</text:p>
      <text:p text:style-name="P4">
Main photo: rfe, illustrative</text:p>
      <text:p text:style-name="P4">
News Source: <text:a xlink:type="simple" xlink:href="https://www.ukrinform.ua/rubric-regions/3706913-u-kiivskomu-vodoshovisi-viavili-tilo-rosijskogo-pilota.html" text:style-name="Internet_20_link" text:visited-style-name="Visited_20_Internet_20_Link">
https://www.ukrinform.ua/rubric-regions/3706913-u-kiivskomu-vodoshovisi-viavili-tilo-rosijskogo-pilota.html</text:a>
</text:p>
      <!--NEWS-->
      <text:h text:style-name="P10" text:outline-level="1">
<text:span text:style-name="T4">
China's Foreign Minister: We will not pour out "Oils in the Fire" of the Ukrainian Crisis</text:span>
</text:h>
      <text:p text:style-name="P4">
Authors: Ukrinform (Person)</text:p>
      <text:p text:style-name="P4">
Publisher: Укринформ (Organization)</text:p>
      <text:p text:style-name="P4">
Published Time: 2023-05-09T17:17:50+03:00</text:p>
      <text:p text:style-name="P4">
Modified Time: 2023-05-09T17:17:50+03:00</text:p>
      <text:p text:style-name="P4">
Description: China continues to insist that Ukraine and the aggressor state of Russia should sit at the negotiation table as soon as possible and reach a truce. - Ukrinform.</text:p>
      <text:p text:style-name="P4">
Images: ["<text:a xlink:type="simple" xlink:href="https://static.ukrinform.com/photos/2022_12/thumb_files/630_360_1672406343-700.jpg" text:style-name="Internet_20_link" text:visited-style-name="Visited_20_Internet_20_Link">
630_360_16724...</text:a>
"]</text:p>
      <text:p text:style-name="P4">
Tags: ['Китай', "Перемир'я", 'Війна з росією']</text:p>
      <text:p text:style-name="P4">
Type: Article</text:p>
      <!--METADATA-->
      <text:p text:style-name="P4">
<draw:frame draw:style-name="fr1" draw:name="Image130" text:anchor-type="as-char" svg:width="6.9236in" svg:height="3.956343in" draw:z-index="0">
<draw:image xlink:href="../Images/yкринформ/2023-05-09T17-17-50-03-00/630_360_1672406343-700.jpg" xlink:type="simple" xlink:show="embed" xlink:actuate="onLoad" draw:mime-type="image/jpeg"/>
</draw:frame>
China has to insist that Ukraine and the aggressor state of Russia should be better sitting at the negotiating table and reaching a truce.</text:p>
      <text:p text:style-name="P4">
The position of official Beijing was repeated in Berlin by the Minister of Foreign Affairs of the state of the state at a press conference after negotiations with the German colleague Annalen Berbok, reports Ukrinform correspondent.</text:p>
      <text:p text:style-name="P4">
"Our position on the Ukrainian crisis is very consistent: we urge all -ways to end the conflict and start negotiations ... As a permanent member of the Security Council and the responsible state, we will continue to promote the idea of peaceful decays, not to pour oil into the fire," said Prib.</text:p>
      <text:p text:style-name="P4">
The diplomat noted that China is in contact with other countries to regulate the settlement of "Conflict" and presented its positional document from 10 -penns, which, he said, was approved by most countries, inclusion and Ukraine.</text:p>
      <text:p text:style-name="P4">
<text:span text:style-name="T4">
 Read also: </text:span>
 <text:a xlink:type="simple" xlink:href="https://www.ukrinform.ua/rubric-polytics/3706607-evrosouz-ocikue-vid-kitau-zbilsenna-vnesku-u-dosagnenna-miru-v-ukraini-posol-es-u-pekini.html" text:style-name="Internet_20_link" text:visited-style-name="Visited_20_Internet_20_Link">
<text:span text:style-name="T4">
 China </text:span>
</text:a>
Pinus also noted that the head of the PRC Xi Jinping during the state visit of Vomskwa at the end of March "deeply discussed" with <text:a xlink:type="simple" xlink:href="https://www.ukrinform.ua/tag-putin" text:style-name="Internet_20_link" text:visited-style-name="Visited_20_Internet_20_Link">
</text:a>
The Ukrainian crisis and gave him calling for peace talks.</text:p>
      <text:p text:style-name="P4">
"Putin said Russia was open to negotiations," the Chief of Chinese Foreign Ministry said.</text:p>
      <text:p text:style-name="P4">
He also mentioned the telephone conversation with President of Ukraine Volodymyrzelensky, during which it was also the need for the beginning of peaceful overcomes and the achievement of a truce. Price noted that a special envoy in European affairs in Ukraine will soon be sent, which will also visit other European states.</text:p>
      <text:p text:style-name="P4">
Prices answered questions about the possible reaction of Beijing to the introduction of chinese companies.</text:p>
      <text:p text:style-name="P4">
"We do not supply weapons to the country in conflict areas," he assured, referring to national law. Restrictions also relate to the goods of the day, according to him. At the same time, the minister noted that inter -China and Russian companies exist "normal cooperation", which no one has the right to interfere. Therefore, if a country or group of countries try to impose unilateral sanctions on the basis of its own legislation, the back of Beijing will be rigid.</text:p>
      <text:p text:style-name="P4">
<text:span text:style-name="T4">
 Read also: </text:span>
 <text:a xlink:type="simple" xlink:href="https://www.ukrinform.ua/rubric-polytics/3706692-peregovori-pro-mir-v-ukraini-zaraz-nemozlivi-guterres.html" text:style-name="Internet_20_link" text:visited-style-name="Visited_20_Internet_20_Link">
</text:a>
</text:p>
      <text:p text:style-name="P4">
Berbok reminded that Russia instructs the memory of the Second World War in order to violate the UN Charter and commits war crimes, the crimes of humanity. Germany does not believe that it is pouring oil into fire, supporting Ukraine with weapons, but it helps an independent country in its legal right to ushoobron, as recorded in the UN Charter.</text:p>
      <text:p text:style-name="P4">
With regard to sanctions, the German side, together with partners, carefully check the possibility of their circumference. Currently, 11 EU sanctions package is being discussed, one of which is to prevent the circumstance of sanctions, she reminded. These proceeds are directed against any particular country, Berbok assured.</text:p>
      <text:p text:style-name="P4">
"We expect from all countries, including China, that they will prove it to their firms," the diplomat said.</text:p>
      <text:p text:style-name="P4">
As reported by Ukrinform, against 6 Chinese companies may be imposed on suspected exports to the Russian Federation of goods that can be used in the Russian Security Service of Ukraine.</text:p>
      <text:p text:style-name="P4">
<text:span text:style-name="T5">
Foto: Getty Images</text:span>
</text:p>
      <text:p text:style-name="P4">
News Source: <text:a xlink:type="simple" xlink:href="https://www.ukrinform.ua/rubric-polytics/3706915-glava-mzs-kitau-mi-ne-budemo-pidlivati-masla-u-vogon-ukrainskoi-krizi.html" text:style-name="Internet_20_link" text:visited-style-name="Visited_20_Internet_20_Link">
https://www.ukrinform.ua/rubric-polytics/3706915-glava-mzs-kitau-mi-ne-budemo-pidlivati-masla-u-vogon-ukrainskoi-krizi.html</text:a>
</text:p>
      <!--NEWS-->
      <text:h text:style-name="P10" text:outline-level="1">
<text:span text:style-name="T4">
NAPC has temporarily restricted access to the Declaration Register</text:span>
</text:h>
      <text:p text:style-name="P4">
Authors: Ukrinform (Person)</text:p>
      <text:p text:style-name="P4">
Publisher: Укринформ (Organization)</text:p>
      <text:p text:style-name="P4">
Published Time: 2023-05-09T17:19:48+03:00</text:p>
      <text:p text:style-name="P4">
Modified Time: 2023-05-09T17:19:48+03:00</text:p>
      <text:p text:style-name="P4">
Description: Access to the Unified State Register of Declarations of Persons Authorized to perform the functions of the state or local self -government is temporarily restricted due to failure in its work. - Ukrinform.</text:p>
      <text:p text:style-name="P4">
Images: ["<text:a xlink:type="simple" xlink:href="https://static.ukrinform.com/photos/2018_08/thumb_files/630_360_1535355075-1804.jpg" text:style-name="Internet_20_link" text:visited-style-name="Visited_20_Internet_20_Link">
630_360_15353...</text:a>
"]</text:p>
      <text:p text:style-name="P4">
Tags: ['Е-декларації', 'НАЗК', 'Реєстр']</text:p>
      <text:p text:style-name="P4">
Type: Article</text:p>
      <!--METADATA-->
      <text:p text:style-name="P4">
<draw:frame draw:style-name="fr1" draw:name="Image131" text:anchor-type="as-char" svg:width="6.9236in" svg:height="3.956343in" draw:z-index="0">
<draw:image xlink:href="../Images/yкринформ/2023-05-09T17-19-48-03-00/630_360_1535355075-1804.jpg" xlink:type="simple" xlink:show="embed" xlink:actuate="onLoad" draw:mime-type="image/jpeg"/>
</draw:frame>
The access of the pre -court State Register of Declarations of Persons Authorized for the performance of the function or local self -government is temporarily restricted due to the failure of their work.</text:p>
      <text:p text:style-name="P4">
About it reports Ukrinform with reference <text:a xlink:type="simple" xlink:href="https://nazk.gov.ua/uk/novyny/dostup-do-reyestru-deklaratsij-tymchasovo-obmezheno/" text:style-name="Internet_20_link" text:visited-style-name="Visited_20_Internet_20_Link">
</text:a>
.</text:p>
      <text:p text:style-name="P4">
“NAPC reports that due to the failure in the work of the Unified State Register(Register of declarations), access to it is limited from 11:20 May 9, 20123, ”the message reads.</text:p>
      <text:p text:style-name="P4">
<text:span text:style-name="T4">
 Read also: </text:span>
 <text:a xlink:type="simple" xlink:href="https://www.ukrinform.ua/rubric-economy/3706712-nazk-vneslo-kompaniu-great-wall-motor-do-pereliku-miznarodnih-sponsoriv-vijni.html" text:style-name="Internet_20_link" text:visited-style-name="Visited_20_Internet_20_Link">
<text:span text:style-name="T4">
 NAPC </text:span>
</text:a>
Immediate measures are being taken to eliminate the error in the registry. The agency will be informed by the agency.</text:p>
      <text:p text:style-name="P4">
As it was reported, in the evening of April 25, access to the Register of Declarations was also comprehended in connection with the implementation of software and maintenance of the Unified State Register of Declarations of Persons Authorized to perform the functions of the state or local self-government.</text:p>
      <text:p text:style-name="P4">
News Source: <text:a xlink:type="simple" xlink:href="https://www.ukrinform.ua/rubric-society/3706916-nazk-timcasovo-obmeziv-dostup-do-reestru-deklaracij.html" text:style-name="Internet_20_link" text:visited-style-name="Visited_20_Internet_20_Link">
https://www.ukrinform.ua/rubric-society/3706916-nazk-timcasovo-obmeziv-dostup-do-reestru-deklaracij.html</text:a>
</text:p>
      <!--NEWS-->
      <text:h text:style-name="P10" text:outline-level="1">
<text:span text:style-name="T4">
Determined Arbitrators of the 1/2 finals of the Europa League and the UEFA Conference League</text:span>
</text:h>
      <text:p text:style-name="P4">
Authors: Ukrinform (Person)</text:p>
      <text:p text:style-name="P4">
Publisher: Укринформ (Organization)</text:p>
      <text:p text:style-name="P4">
Published Time: 2023-05-09T17:22:00+03:00</text:p>
      <text:p text:style-name="P4">
Modified Time: 2023-05-09T17:22:00+03:00</text:p>
      <text:p text:style-name="P4">
Description: On Thursday, May 11, the first matches of the semi -final stage of football European Cups will be held. - Ukrinform.</text:p>
      <text:p text:style-name="P4">
Images: ["<text:a xlink:type="simple" xlink:href="https://static.ukrinform.com/photos/2019_11/thumb_files/630_360_1573476950-589.jpg" text:style-name="Internet_20_link" text:visited-style-name="Visited_20_Internet_20_Link">
630_360_15734...</text:a>
"]</text:p>
      <text:p text:style-name="P4">
Tags: ['Футбол', 'Ліга чемпіонів', 'Ліга Європи', 'Судді', 'Ліга конференцій УЄФА']</text:p>
      <text:p text:style-name="P4">
Type: Article</text:p>
      <!--METADATA-->
      <text:p text:style-name="P4">
<draw:frame draw:style-name="fr1" draw:name="Image132" text:anchor-type="as-char" svg:width="6.9236in" svg:height="3.956343in" draw:z-index="0">
<draw:image xlink:href="../Images/yкринформ/2023-05-09T17-22-00-03-00/630_360_1573476950-589.jpg" xlink:type="simple" xlink:show="embed" xlink:actuate="onLoad" draw:mime-type="image/jpeg"/>
</draw:frame>
On Thursday, May 11, the first matches of the semi -final stage of football curves will be held.</text:p>
      <text:p text:style-name="P4">
League of the League of Europe "Seville"(Spain)- "Juventus"(Italy)and “Bayer”(Germany)- «Roma»(Italy)The German Danielzibert and Michael Oliver from England will be served accordingly, Ukrinform reports.</text:p>
      <text:p text:style-name="P4">
In the UEFA Conferences League, Basel Super(Switzerland)- Fiorentina(Italy)Tripped the French referee of Francois Letness, and at the West Gam's match(England)-Aght «alky»(Netherlands)Halil Meler from Turkey will work.</text:p>
      <text:p text:style-name="P4">
As reported by Ukrinform, the arbitration of the first meeting of the 1/2 finals of the League of the Champions "Real"(Spain)- "Manchester City"(England)At Santiago Bernabeu in Madridnis, today will be headed by the Portuguese Arbiter Arthur Diash, and the confrontation between the Italian Milan and Inter, on May 10, will judge Spaniard Hesus Hill Mansano.</text:p>
      <text:p text:style-name="P4">
<text:span text:style-name="T4">
 Read also: </text:span>
 <text:a xlink:type="simple" xlink:href="https://www.ukrinform.ua/rubric-sports/3706516-upl-26j-tur-rozpocnetsa-na-stadioni-dinamo-imeni-lobanovskogo.html" text:style-name="Internet_20_link" text:visited-style-name="Visited_20_Internet_20_Link">
</text:a>
Recall that the final match of the UEFA Champions League will take place on June 10 at Ataturk Olympic Stadium in Istanbul(Turkey), the decisive match of the Europa League will take on May 31 "Pushash Arena" in Budapest(Hungary), the conference League Athenal will be held on June 7 at the Sinobo Stedium in Prague(Czech Republic).</text:p>
      <text:p text:style-name="P4">
News Source: <text:a xlink:type="simple" xlink:href="https://www.ukrinform.ua/rubric-sports/3706918-viznacilisa-arbitri-matciv-12-finalu-ligi-evropi-ta-ligi-konferencij-uefa.html" text:style-name="Internet_20_link" text:visited-style-name="Visited_20_Internet_20_Link">
https://www.ukrinform.ua/rubric-sports/3706918-viznacilisa-arbitri-matciv-12-finalu-ligi-evropi-ta-ligi-konferencij-uefa.html</text:a>
</text:p>
      <!--NEWS-->
      <text:h text:style-name="P10" text:outline-level="1">
<text:span text:style-name="T4">
In Estonia, Swift Resunse 2023 military exercises began under the auspices of the United States</text:span>
</text:h>
      <text:p text:style-name="P4">
Authors: Ukrinform (Person)</text:p>
      <text:p text:style-name="P4">
Publisher: Укринформ (Organization)</text:p>
      <text:p text:style-name="P4">
Published Time: 2023-05-09T17:31:17+03:00</text:p>
      <text:p text:style-name="P4">
Modified Time: 2023-05-09T17:31:17+03:00</text:p>
      <text:p text:style-name="P4">
Description: Estonia began military exercises SWIFT RESPONSE 2023, during which the defense forces and allies are working out the rapid transfer of alliance troops and equipment under the auspices of the United States. - Ukrinform.</text:p>
      <text:p text:style-name="P4">
Images: ["<text:a xlink:type="simple" xlink:href="https://static.ukrinform.com/photos/2023_05/thumb_files/630_360_1683642639-785.png" text:style-name="Internet_20_link" text:visited-style-name="Visited_20_Internet_20_Link">
630_360_16836...</text:a>
"]</text:p>
      <text:p text:style-name="P4">
Tags: ['Естонія', 'НАТО', 'Військові навчання']</text:p>
      <text:p text:style-name="P4">
Type: Article</text:p>
      <!--METADATA-->
      <text:p text:style-name="P4">
<draw:frame draw:style-name="fr1" draw:name="Image133" text:anchor-type="as-char" svg:width="6.9236in" svg:height="3.956343in" draw:z-index="0">
<draw:image xlink:href="../Images/yкринформ/2023-05-09T17-31-17-03-00/630_360_1683642639-785.png" xlink:type="simple" xlink:show="embed" xlink:actuate="onLoad" draw:mime-type="image/png"/>
</draw:frame>
Estonia has resulted in Swift Responsse 2023 military exercises, during which the Defense Forces Allied are working out the rapid transfer of the US troops and techniques by the US.</text:p>
      <text:p text:style-name="P4">
About it reports <text:a xlink:type="simple" xlink:href="https://rus.err.ee/1608972104/v-hode-uchenij-swift-response-projdut-i-vozdushno-desantnye-operacii" text:style-name="Internet_20_link" text:visited-style-name="Visited_20_Internet_20_Link">
</text:a>
, reports Ukrinform.</text:p>
      <text:p text:style-name="P4">
"There will be several airborne operations during the exercises. We want to practiced in the rapid overturner of the troops with the further execution(https://www.ukrinform.ua/tag-estonia).</text:p>
      <text:p text:style-name="P4">
"Defense forces play an important role: they are responsible for the reception and comprehensive support of the allies, the protection and coordination of air and ground operations," he added.</text:p>
      <text:p text:style-name="P4">
Nearly 1,500 servicemen of Poland, the USA, the Czech Republic, the United Kingdom, Latvia and Estonia will take part in the exercises. During the large airborne operation at the Nurmsi airfield, nearly 600 parashists of the Armed Forces of Poland, Britain and the Czech Republic will land.</text:p>
      <text:p text:style-name="P4">
<text:span text:style-name="T4">
 Read also: </text:span>
 <text:a xlink:type="simple" xlink:href="https://www.ukrinform.ua/rubric-world/3706882-svejcaria-provela-odni-z-najbilsih-vijskovih-navcan-za-30-rokiv.html" text:style-name="Internet_20_link" text:visited-style-name="Visited_20_Internet_20_Link">
</text:a>
Different units of defense forces, as well as parts of the Kaitselythal and Eastern, Northern and Western District of Territorial Defense are involved in the maneuvers.</text:p>
      <text:p text:style-name="P4">
In the airspace, the activity of union aviation, which is represented by both vertebrats and large transport aircraft, will increase. The active phase of the training will be covered on May 14.</text:p>
      <text:p text:style-name="P4">
SWIFT ResPONSE 23 - International Command Command Command in Europe, Taifrica, held in Estonia, Spain and Greece. They are part of the major manners of the US Defender 23, related to the training of the Armed Forces of Poland Anakonda23.</text:p>
      <text:p text:style-name="P4">
SWIFT ResPONSE maneuvers are held from 7 to 20 May.</text:p>
      <text:p text:style-name="P4">
<text:span text:style-name="T5">
Foto: Army Sgt. Jason Greaves</text:span>
</text:p>
      <text:p text:style-name="P4">
News Source: <text:a xlink:type="simple" xlink:href="https://www.ukrinform.ua/rubric-world/3706923-v-estonii-rozpocalisa-vijskovi-navcanna-swift-response-2023-pid-egidou-ssa.html" text:style-name="Internet_20_link" text:visited-style-name="Visited_20_Internet_20_Link">
https://www.ukrinform.ua/rubric-world/3706923-v-estonii-rozpocalisa-vijskovi-navcanna-swift-response-2023-pid-egidou-ssa.html</text:a>
</text:p>
      <!--NEWS-->
      <text:h text:style-name="P10" text:outline-level="1">
<text:span text:style-name="T4">
Drivers from "living" queue after starting an electronic do not lose their seats at checkpoints - Nayem</text:span>
</text:h>
      <text:p text:style-name="P4">
Authors: Ukrinform (Person)</text:p>
      <text:p text:style-name="P4">
Publisher: Укринформ (Organization)</text:p>
      <text:p text:style-name="P4">
Published Time: 2023-05-09T17:40:30+03:00</text:p>
      <text:p text:style-name="P4">
Modified Time: 2023-05-09T17:40:30+03:00</text:p>
      <text:p text:style-name="P4">
Description: Trucks that have become "live" at the checkpoints before the electronic work starts. - Ukrinform.</text:p>
      <text:p text:style-name="P4">
Images: ["<text:a xlink:type="simple" xlink:href="https://static.ukrinform.com/photos/2020_04/thumb_files/630_360_1587999687-882.jpg" text:style-name="Internet_20_link" text:visited-style-name="Visited_20_Internet_20_Link">
630_360_15879...</text:a>
"]</text:p>
      <text:p text:style-name="P4">
Tags: ['Євросоюз', 'Найєм', 'єЧерга ']</text:p>
      <text:p text:style-name="P4">
Type: Article</text:p>
      <!--METADATA-->
      <text:p text:style-name="P4">
<draw:frame draw:style-name="fr1" draw:name="Image134" text:anchor-type="as-char" svg:width="6.9236in" svg:height="3.956343in" draw:z-index="0">
<draw:image xlink:href="../Images/yкринформ/2023-05-09T17-40-30-03-00/630_360_1587999687-882.jpg" xlink:type="simple" xlink:show="embed" xlink:actuate="onLoad" draw:mime-type="image/jpeg"/>
</draw:frame>
Cargo cars, which have become "live" at the checkpoints before the electronic work, do not lose their seats.</text:p>
      <text:p text:style-name="P4">
This was reported by the Head of the State Agency for the restoration and development of Mustafa infrastructure in <text:a xlink:type="simple" xlink:href="https://www.facebook.com/watch/" text:style-name="Internet_20_link" text:visited-style-name="Visited_20_Internet_20_Link">
</text:a>
, reports Ukrinform.</text:p>
      <text:p text:style-name="P4">
“From May 8, at the 16 largest car checkpoints with EU countries, Tamold truck drivers can book time to cross the border of Ukraine. Now some drivers are still in a "living" queue, and part is electronic. Those who were in "alive" do not lose their places. The representatives of the State Transport Safety Service already help people so that they are gradually introduced into the system. There are no problems with this, ”he said.</text:p>
      <text:p text:style-name="P4">
<text:span text:style-name="T4">
 Read also: </text:span>
 <text:a xlink:type="simple" xlink:href="https://www.ukrinform.ua/rubric-vidbudova/3702570-u-derzagentstvi-vidnovlenna-pracuut-nad-proektom-rekonstrukcii-kpp-reni-dzurdzulesti.html" text:style-name="Internet_20_link" text:visited-style-name="Visited_20_Internet_20_Link">
</text:a>
Nayem said that the service is already available on PP: "Yagodin - Dorogusk"; "Rava-Ruska-Grebenne"; "Krakivtsi - Korchova"; Shehyni - Medica; «Uzhgorod –The-Nayemetske»; "Sleep - Siret"; “Tisa(Type)- Kid ”; "Reni - Juurjulsh"; "Orlovka - Isakcha"; "Mogilev-Podilskyi-Otach"; "Ustilug - Zossin"; Provisional PE "Nizhankovichi - Malhovice"; "Dyakovo-Halmeu"; "Starokozacha-Belgorod-Dnestrovsky"; "Mamaliga - curve"; "Vinogradivka - Vulkenish".</text:p>
      <text:p text:style-name="P4">
It was reported that Echerga is a service that has no analogues in any EU country. It has been developed by the Ministry of Community Development, Territories and Infrastructure with the Ministry of Digital Transformation and the Recovery Agency. He is a free government service. By the end of May, Emergha will operate in the weed mode. Since mid -May, the crossing of the border for trucks is only built on the electronic queue.</text:p>
      <text:p text:style-name="P4">
News Source: <text:a xlink:type="simple" xlink:href="https://www.ukrinform.ua/rubric-economy/3706927-vodii-z-zivoi-cergi-pisla-zapusku-elektronnoi-ne-vtracaut-svoi-misca-na-punktah-propusku-najem.html" text:style-name="Internet_20_link" text:visited-style-name="Visited_20_Internet_20_Link">
https://www.ukrinform.ua/rubric-economy/3706927-vodii-z-zivoi-cergi-pisla-zapusku-elektronnoi-ne-vtracaut-svoi-misca-na-punktah-propusku-najem.html</text:a>
</text:p>
      <!--NEWS-->
      <text:h text:style-name="P10" text:outline-level="1">
<text:span text:style-name="T4">
The government has divided defense products into two groups to facilitate purchasing - Shmigal</text:span>
</text:h>
      <text:p text:style-name="P4">
Authors: Ukrinform (Person)</text:p>
      <text:p text:style-name="P4">
Publisher: Укринформ (Organization)</text:p>
      <text:p text:style-name="P4">
Published Time: 2023-05-09T17:42:00+03:00</text:p>
      <text:p text:style-name="P4">
Modified Time: 2023-05-09T17:42:00+03:00</text:p>
      <text:p text:style-name="P4">
Description: The Cabinet of Ministers of Ukraine divided defense products into two groups to facilitate purchases.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Армія', 'Кабмін', 'Шмигаль', 'Оборонні закупівлі']</text:p>
      <text:p text:style-name="P4">
Type: Article</text:p>
      <!--METADATA-->
      <text:p text:style-name="P4">
<draw:frame draw:style-name="fr1" draw:name="Image135" text:anchor-type="as-char" svg:width="6.9236in" svg:height="3.956343in" draw:z-index="0">
<draw:image xlink:href="../Images/yкринформ/2023-05-09T17-42-00-03-00/630_360_1676995305-131.jpg" xlink:type="simple" xlink:show="embed" xlink:actuate="onLoad" draw:mime-type="image/jpeg"/>
</draw:frame>
The Cabinet of Ministers of Ukraine divided defense products into two groups to facilitate sampling.</text:p>
      <text:p text:style-name="P4">
About this Prime Minister of Ukraine Denis Shmigal <text:a xlink:type="simple" xlink:href="https://t.me/Denys_Smyhal/5196" text:style-name="Internet_20_link" text:visited-style-name="Visited_20_Internet_20_Link">
</text:a>
At a government meeting, Ukrinform reports.</text:p>
      <text:p text:style-name="P4">
“We continue to change the approaches to the purchase of defense products. At the time, they will be divided into two groups. The first group is weapons, equipment and other defense products. The information about these purchases will be closed. The second group is, for example, food for our army, ”said <text:a xlink:type="simple" xlink:href="https://www.ukrinform.ua/tag-smigal" text:style-name="Internet_20_link" text:visited-style-name="Visited_20_Internet_20_Link">
</text:a>
.</text:p>
      <text:p text:style-name="P4">
Video: <text:a xlink:type="simple" xlink:href="https://t.me/Denys_Smyhal/5196" text:style-name="Internet_20_link" text:visited-style-name="Visited_20_Internet_20_Link">
</text:a>
According to him, from now on the customer will publish in advance the announcement of such purchase, and this announcement will include information about the orientation, conditions and terms of delivery. Also, the electronic system will be published on purchase reports if it was laid without an electronic system.</text:p>
      <text:p text:style-name="P4">
<text:span text:style-name="T4">
 Read also: </text:span>
 <text:a xlink:type="simple" xlink:href="https://www.ukrinform.ua/rubric-polytics/3685391-prezident-pidpisav-zakon-pro-prozorist-v-oboronnih-zakupivlah.html" text:style-name="Internet_20_link" text:visited-style-name="Visited_20_Internet_20_Link">
</text:a>
As it was reported, changes to the law on defense procurement have already come into force. On April 24, the public procurement system <text:a xlink:type="simple" xlink:href="https://www.ukrinform.ua/rubric-society/3699790-produkti-palne-ta-reci-dla-armii-prozorro-vidkrilo-dani-pro-nezbrojni-oboronni-zakupivli.html" text:style-name="Internet_20_link" text:visited-style-name="Visited_20_Internet_20_Link">
</text:a>
, for which defense customers buy customers for the military. At the same time, the Ministry of Economy of Ukraine actively worked out a new procedure of framework agreements for the needs of defense, through which the Obonants will be able to perform competitive selections of suppliers through the ProZorro system, and not publish sensitive information into the system.</text:p>
      <text:p text:style-name="P4">
<text:span text:style-name="T5">
Foto: CMU</text:span>
</text:p>
      <text:p text:style-name="P4">
News Source: <text:a xlink:type="simple" xlink:href="https://www.ukrinform.ua/rubric-polytics/3706931-urad-rozpodiliv-oboronnu-produkciu-na-dvi-grupi-dla-polegsenna-zakupivli-smigal.html" text:style-name="Internet_20_link" text:visited-style-name="Visited_20_Internet_20_Link">
https://www.ukrinform.ua/rubric-polytics/3706931-urad-rozpodiliv-oboronnu-produkciu-na-dvi-grupi-dla-polegsenna-zakupivli-smigal.html</text:a>
</text:p>
      <!--NEWS-->
      <text:h text:style-name="P10" text:outline-level="1">
<text:span text:style-name="T4">
Stephanyshina told what format Zelensky can take part in the NATO Vilnius Summit</text:span>
</text:h>
      <text:p text:style-name="P4">
Authors: Ukrinform (Person)</text:p>
      <text:p text:style-name="P4">
Publisher: Укринформ (Organization)</text:p>
      <text:p text:style-name="P4">
Published Time: 2023-05-09T17:46:00+03:00</text:p>
      <text:p text:style-name="P4">
Modified Time: 2023-05-09T17:46:00+03:00</text:p>
      <text:p text:style-name="P4">
Description: If President of Ukraine Volodymyr Zelensky takes part in NATO summit in Vilnius, then it will be exclusively an official format of the meeting. - Ukrinform.</text:p>
      <text:p text:style-name="P4">
Images: ["<text:a xlink:type="simple" xlink:href="https://static.ukrinform.com/photos/2023_04/thumb_files/630_360_1681984991-410.jpg" text:style-name="Internet_20_link" text:visited-style-name="Visited_20_Internet_20_Link">
630_360_16819...</text:a>
"]</text:p>
      <text:p text:style-name="P4">
Tags: ['НАТО', 'Зеленський', 'Стефанішина', 'Єдині новини']</text:p>
      <text:p text:style-name="P4">
Type: Article</text:p>
      <!--METADATA-->
      <text:p text:style-name="P4">
<draw:frame draw:style-name="fr1" draw:name="Image136" text:anchor-type="as-char" svg:width="6.9236in" svg:height="3.956343in" draw:z-index="0">
<draw:image xlink:href="../Images/yкринформ/2023-05-09T17-46-00-03-00/630_360_1681984991-410.jpg" xlink:type="simple" xlink:show="embed" xlink:actuate="onLoad" draw:mime-type="image/jpeg"/>
</draw:frame>
If the President of Ukraine Volodymyr Zelensky will take part in the NATO summit in Vilnius, then it will be exclusively an official format of the meeting.</text:p>
      <text:p text:style-name="P4">
This was stated by Viceremier-Minister on European and Euro-Atlantic Integration of Ukraine Olga Stephanyshyn on the broadcasting of the only news, Ukrinform reports.</text:p>
      <text:p text:style-name="P4">
“If the president takes part in the summit, it will only be in the format of official sitting. You remember that Hungary has blocked the meeting of the Commission Ukraine at the level of the leaders, at the level of ministers, and therefore the leaders of Ukraine, the president has been released as an unofficial guest -this is not something that looks at all possible, ”she said.</text:p>
      <text:p text:style-name="P4">
<text:span text:style-name="T4">
 Read also: </text:span>
 <text:a xlink:type="simple" xlink:href="https://www.ukrinform.ua/rubric-world/3706377-svecia-rozrahovue-stati-clenom-nato-do-vilnuskogo-samitu-ministr-oboroni.html" text:style-name="Internet_20_link" text:visited-style-name="Visited_20_Internet_20_Link">
<text:span text:style-name="T4">
 Vilnius </text:span>
</text:a>
Stephanishina stressed that the Ukrainian side gave a clear signal of the Alliance, to be an official format of the meeting, regardless of whether it is a commission or advice.</text:p>
      <text:p text:style-name="P4">
It was reported that the meeting of the Heads of State and Government of NATO will take place in Vilnius on July 11-12, 2023.</text:p>
      <text:p text:style-name="P4">
President Volodymyr Zelensky said earlier that Ukraine is preparing for a summit in Vilnius and expects a political invitation to the Alliance.</text:p>
      <text:p text:style-name="P4">
<text:span text:style-name="T4">
 Read also: </text:span>
 <text:a xlink:type="simple" xlink:href="https://www.ukrinform.ua/rubric-polytics/3705412-v-op-rozrahovuut-so-na-samiti-u-vilnusi-moze-pocatisa-formuvanna-proceduri-vstupu-ukraini-v-nato.html" text:style-name="Internet_20_link" text:visited-style-name="Visited_20_Internet_20_Link">
<text:span text:style-name="T4">
 Vilnius </text:span>
</text:a>
He also emphasized that Ukraine should receive effective security guarantees for NATO.</text:p>
      <text:p text:style-name="P4">
News Source: <text:a xlink:type="simple" xlink:href="https://www.ukrinform.ua/rubric-polytics/3706930-stefanisina-rozpovila-v-akomu-formati-zelenskij-moze-vzati-ucast-u-vilnuskomu-samiti-nato.html" text:style-name="Internet_20_link" text:visited-style-name="Visited_20_Internet_20_Link">
https://www.ukrinform.ua/rubric-polytics/3706930-stefanisina-rozpovila-v-akomu-formati-zelenskij-moze-vzati-ucast-u-vilnuskomu-samiti-nato.html</text:a>
</text:p>
      <!--NEWS-->
      <text:h text:style-name="P10" text:outline-level="1">
<text:span text:style-name="T4">
Xi Jinping did not congratulate Putin since May 9</text:span>
</text:h>
      <text:p text:style-name="P4">
Authors: Ukrinform (Person)</text:p>
      <text:p text:style-name="P4">
Publisher: Укринформ (Organization)</text:p>
      <text:p text:style-name="P4">
Published Time: 2023-05-09T17:48:00+03:00</text:p>
      <text:p text:style-name="P4">
Modified Time: 2023-05-09T17:48:00+03:00</text:p>
      <text:p text:style-name="P4">
Description: The Chairman of the China Si Jinping did not send greetings to the President of Russia Vladimir Putin on the occasion of Victory Day on May 9, one of the most important holidays of Putin Russia. - Ukrinform.</text:p>
      <text:p text:style-name="P4">
Images: ["<text:a xlink:type="simple" xlink:href="https://static.ukrinform.com/photos/2023_03/thumb_files/630_360_1679341127-578.jpg" text:style-name="Internet_20_link" text:visited-style-name="Visited_20_Internet_20_Link">
630_360_16793...</text:a>
"]</text:p>
      <text:p text:style-name="P4">
Tags: ['Китай', 'путін', '9 травня', 'Війна з росією']</text:p>
      <text:p text:style-name="P4">
Type: Article</text:p>
      <!--METADATA-->
      <text:p text:style-name="P4">
<draw:frame draw:style-name="fr1" draw:name="Image137" text:anchor-type="as-char" svg:width="6.9236in" svg:height="3.949857in" draw:z-index="0">
<draw:image xlink:href="../Images/yкринформ/2023-05-09T17-48-00-03-00/630_360_1679341127-578.jpg" xlink:type="simple" xlink:show="embed" xlink:actuate="onLoad" draw:mime-type="image/jpeg"/>
</draw:frame>
The Chairman of the China Jinping did not send greetings to the President of Russia Vladimir Putin on the occasion of Victory on May 9, one of the most important holidays of Putin Russia.</text:p>
      <text:p text:style-name="P4">
There are no mentions of greetings to Putin on the Ministry of Foreign Affairs and in China's national in the country, Ukrinform correspondent reports.</text:p>
      <text:p text:style-name="P4">
Yes, on the Internet page <text:a xlink:type="simple" xlink:href="https://www.fmprc.gov.cn/mfa_eng/" text:style-name="Internet_20_link" text:visited-style-name="Visited_20_Internet_20_Link">
</text:a>
 , деоприлюднюються всі міжнародні контакти китайського лідера, за сьогоднішнійдень опубліковано лише два повідомлення, в яких ідеться про призначенняголовою КНР послів Китаю та співчуття Сі президенту Руанди Полю Кагаме узв’язку з великими жертвами й матеріальними збитками, яких завдали ційафриканській країні катастрофічні зливи.</text:p>
      <text:p text:style-name="P4">
У попередньому дописі, датованому 6 травня, повідомляється, що Сі Цзіньпін ійого дружина Пен Ліюань надіслали вітальне послання королю Великої БританіїЧарльзу III і королеві Каміллі з нагоди коронації.</text:p>
      <text:p text:style-name="P4">
<text:a xlink:type="simple" xlink:href="http://ru.china-embassy.gov.cn/rus/" text:style-name="Internet_20_link" text:visited-style-name="Visited_20_Internet_20_Link">
 </text:a>
Like Russia's diploma in the PRC, they also do not report greetings. There is also no on him on the Kremlin's website and the Urosian propaganda media, which would necessarily use such an assessment of confirmation of the inviolability of Chinese-Russian friendship.</text:p>
      <text:p text:style-name="P4">
National Chinese media generally ignored the most important holiday of Russia <text:a xlink:type="simple" xlink:href="https://www.ukrinform.ua/tag-putin" text:style-name="Internet_20_link" text:visited-style-name="Visited_20_Internet_20_Link">
</text:a>
without mentioning the "parade" in Moscow and made during this action the statement of the Kremlin owner.</text:p>
      <text:p text:style-name="P4">
It can be assumed that Xi congratulated the Russian colleague with some kind of non -public expert, but this seems unlikely.</text:p>
      <text:p text:style-name="P4">
<text:span text:style-name="T4">
 Read also: </text:span>
 <text:a xlink:type="simple" xlink:href="https://www.ukrinform.ua/rubric-world/3706726-kim-cen-in-privitav-putina-z-9-travna-pobazav-peremogi-u-borotbi-proti-svavilla-imperialistiv.html" text:style-name="Internet_20_link" text:visited-style-name="Visited_20_Internet_20_Link">
</text:a>
As you know, China and Russia define their relations as a strategic partnership to any restrictions. However, Beijing, which from the beginning of the Russian invasion of in Ukraine has become an alternative vital economic partner for Moscow, pursues its own foreign policy in practice, including sanctions imposed on Russia.</text:p>
      <text:p text:style-name="P4">
As reported by Ukrinform, <text:a xlink:type="simple" xlink:href="https://www.ukrinform.ua/rubric-world/3706742-promova-putina-na-9-travna-e-zbocennam-ta-spotvorennam-istorii-sky-news.html" text:style-name="Internet_20_link" text:visited-style-name="Visited_20_Internet_20_Link">
</text:a>
He called the speech of the Russian leader Vladimir Putin in the parade of 9th "grotesque perversion" and "distortion of history."</text:p>
      <text:p text:style-name="P4">
<text:span text:style-name="T5">
Foto: era</text:span>
</text:p>
      <text:p text:style-name="P4">
News Source: <text:a xlink:type="simple" xlink:href="https://www.ukrinform.ua/rubric-world/3706928-si-czinpin-ne-privitav-putina-z-9-travna.html" text:style-name="Internet_20_link" text:visited-style-name="Visited_20_Internet_20_Link">
https://www.ukrinform.ua/rubric-world/3706928-si-czinpin-ne-privitav-putina-z-9-travna.html</text:a>
</text:p>
      <!--NEWS-->
      <text:h text:style-name="P10" text:outline-level="1">
<text:span text:style-name="T4">
Zelensky led the summit of the main group on the creation of a special -wheelchair with 37 participants</text:span>
</text:h>
      <text:p text:style-name="P4">
Authors: Ukrinform (Person)</text:p>
      <text:p text:style-name="P4">
Publisher: Укринформ (Organization)</text:p>
      <text:p text:style-name="P4">
Published Time: 2023-05-09T17:56:00+03:00</text:p>
      <text:p text:style-name="P4">
Modified Time: 2023-05-09T17:56:00+03:00</text:p>
      <text:p text:style-name="P4">
Description: President of Ukraine Volodymyr Zelensky held a summit of the main group working on the creation of a special tribunal on the crime of aggression against Ukraine. It already consists of 37 participants. - Ukrinform.</text:p>
      <text:p text:style-name="P4">
Images: ["<text:a xlink:type="simple" xlink:href="https://static.ukrinform.com/photos/2023_05/thumb_files/630_360_1683644066-870.jpeg" text:style-name="Internet_20_link" text:visited-style-name="Visited_20_Internet_20_Link">
630_360_16836...</text:a>
"]</text:p>
      <text:p text:style-name="P4">
Tags: ['Трибунал', 'Агресія РФ', 'Зеленський', 'Війна з росією']</text:p>
      <text:p text:style-name="P4">
Type: Article</text:p>
      <!--METADATA-->
      <text:p text:style-name="P4">
<draw:frame draw:style-name="fr1" draw:name="Image138" text:anchor-type="as-char" svg:width="6.9236in" svg:height="3.956343in" draw:z-index="0">
<draw:image xlink:href="../Images/yкринформ/2023-05-09T17-56-00-03-00/630_360_1683644066-870.jpeg" xlink:type="simple" xlink:show="embed" xlink:actuate="onLoad" draw:mime-type="image/jpeg"/>
</draw:frame>
President of Ukraine Volodymyr Zelensky conducted a summit of the main group, which works over the creation of a special tribunal on the crime of aggression against Ukraine. There are already 37 participants in its composition.</text:p>
      <text:p text:style-name="P4">
This was reported by the Minister of Foreign Affairs of Ukraine Dmitry Kuleb in <text:a xlink:type="simple" xlink:href="https://twitter.com/DmytroKuleba/status/1655944911504707588" text:style-name="Internet_20_link" text:visited-style-name="Visited_20_Internet_20_Link">
</text:a>
, reports Ukrinform.</text:p>
      <text:p text:style-name="P4">
“Today, Zelensky headed an important summit of the main group of a special tribunal, initiated by the Ministry of Foreign Affairs of Ukraine. 37 participants confirmed their determination to hold the higher leadership of Russia for the crime <text:a xlink:type="simple" xlink:href="https://www.ukrinform.ua/tag-russian-aggression" text:style-name="Internet_20_link" text:visited-style-name="Visited_20_Internet_20_Link">
</text:a>
against Ukraine. The special tribunal will ensure justice, ”said the head of Ukrainian diplomacy.</text:p>
      <text:p text:style-name="P4">
<text:span text:style-name="T5">
Viso: <text:a xlink:type="simple" xlink:href="https://t.me/OP_UA/9460" text:style-name="Internet_20_link" text:visited-style-name="Visited_20_Internet_20_Link">
</text:a>
</text:span>
</text:p>
      <text:p text:style-name="P4">
<text:span text:style-name="T4">
 Read also: </text:span>
 <text:a xlink:type="simple" xlink:href="https://www.ukrinform.ua/rubric-polytics/3704632-zelenskij-ukraina-pracuvatime-nad-stvorennam-okremogo-miznarodnogo-tribunalu-a-ne-gibridnogo.html" text:style-name="Internet_20_link" text:visited-style-name="Visited_20_Internet_20_Link">
<text:span text:style-name="T4">
 tribunal </text:span>
</text:a>
In turn, the Ministry of Foreign Affairs of Ukraine <text:a xlink:type="simple" xlink:href="https://mfa.gov.ua/news/pid-golovuvannyam-prezidenta-ukrayini-vidbuvsya-samit-koaliciyi-zi-stvorennya-spectribunalu-dlya-kerivnictva-rf" text:style-name="Internet_20_link" text:visited-style-name="Visited_20_Internet_20_Link">
</text:a>
that all participants unanimously confirmed the support of the senior political and military leadership of Russia for reference for the resolution of an aggressive war against Ukraine.</text:p>
      <text:p text:style-name="P4">
“Coalition countries are convinced that Russian aggression threatens not only Ukraine but also peace, security and democracy. The initiators of the unprecedented at the Second World War of atrocities, the root cause of which are the crime of aggression, must be punished by creating an independent mechanism of justice, ” - emphasized.</text:p>
      <text:p text:style-name="P4">
According to the results of the state summit, the coalition approved a joint statement in which they supported the creation of an independent mechanism of justice, the special tribunal emphasized the importance of further work.</text:p>
      <text:p text:style-name="P4">
<text:span text:style-name="T4">
 Read also: </text:span>
 <text:a xlink:type="simple" xlink:href="https://www.ukrinform.ua/rubric-ato/3702608-ukraina-gotue-vazlivi-kroki-po-stvorennu-tribunalu-sodo-zlocinu-rosijskoi-agresii.html" text:style-name="Internet_20_link" text:visited-style-name="Visited_20_Internet_20_Link">
</text:a>
As reported by Ukrinform, in September 2022, President Vladimir Zelensky has experienced a working group headed by OP Head Andriy Yermak, who processes the creation of a special tribunal to bring the Russian Federation to criminal responsibility for committing the crime of Ukraine. The creation of such a tribunal was supported by the Parliamentary Assembly of Europe, the European Parliament, the NATO Parliamentary Assembly, the OSCE Parliamentary Assembly and individual states.</text:p>
      <text:p text:style-name="P4">
Photo: op</text:p>
      <text:p text:style-name="P4">
News Source: <text:a xlink:type="simple" xlink:href="https://www.ukrinform.ua/rubric-polytics/3706934-zelenskij-ocoliv-samit-osnovnoi-grupi-zi-stvorenna-spectribunalu-z-37-ucasnikami.html" text:style-name="Internet_20_link" text:visited-style-name="Visited_20_Internet_20_Link">
https://www.ukrinform.ua/rubric-polytics/3706934-zelenskij-ocoliv-samit-osnovnoi-grupi-zi-stvorenna-spectribunalu-z-37-ucasnikami.html</text:a>
</text:p>
      <!--NEWS-->
      <text:h text:style-name="P10" text:outline-level="1">
<text:span text:style-name="T4">
Shmigal: Set ambitious goals - in two years to be prepared for entry in the EU</text:span>
</text:h>
      <text:p text:style-name="P4">
Authors: Ukrinform (Person)</text:p>
      <text:p text:style-name="P4">
Publisher: Укринформ (Organization)</text:p>
      <text:p text:style-name="P4">
Published Time: 2023-05-09T17:58:43+03:00</text:p>
      <text:p text:style-name="P4">
Modified Time: 2023-05-09T17:58:43+03:00</text:p>
      <text:p text:style-name="P4">
Description: Ukraine should be ready to enter the European Union two years later. - Ukrinform.</text:p>
      <text:p text:style-name="P4">
Images: ["<text:a xlink:type="simple" xlink:href="https://static.ukrinform.com/photos/2023_05/thumb_files/630_360_1683644181-375.jpg" text:style-name="Internet_20_link" text:visited-style-name="Visited_20_Internet_20_Link">
630_360_16836...</text:a>
"]</text:p>
      <text:p text:style-name="P4">
Tags: ['Євросоюз', 'Шмигаль', 'Документи']</text:p>
      <text:p text:style-name="P4">
Type: Article</text:p>
      <!--METADATA-->
      <text:p text:style-name="P4">
<draw:frame draw:style-name="fr1" draw:name="Image139" text:anchor-type="as-char" svg:width="6.9236in" svg:height="3.956343in" draw:z-index="0">
<draw:image xlink:href="../Images/yкринформ/2023-05-09T17-58-43-03-00/630_360_1683644181-375.jpg" xlink:type="simple" xlink:show="embed" xlink:actuate="onLoad" draw:mime-type="image/jpeg"/>
</draw:frame>
It is ready to be prepared to join the European Union two years.</text:p>
      <text:p text:style-name="P4">
About this Prime Minister of Ukraine Denis Shmigal <text:a xlink:type="simple" xlink:href="https://t.me/Denys_Smyhal/5196" text:style-name="Internet_20_link" text:visited-style-name="Visited_20_Internet_20_Link">
</text:a>
At a government meeting, Ukrinform reports.</text:p>
      <text:p text:style-name="P4">
<text:span text:style-name="T5">
Viso: <text:a xlink:type="simple" xlink:href="https://t.me/Denys_Smyhal/5196" text:style-name="Internet_20_link" text:visited-style-name="Visited_20_Internet_20_Link">
</text:a>
</text:span>
</text:p>
      <text:p text:style-name="P4">
"We set ambitious goals: to be prepared to enter the European Union in two years. The task is complex and complex. We are currently analyzing 29,000 EU legal documents that should become part of our legislation. This year, we are considering to obtain a political decision from the European Union on the beginning of the winners on accession, ”Shmigal said.</text:p>
      <text:p text:style-name="P4">
<text:span text:style-name="T4">
 Read also: </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According to him, at the same time the country continues to integrate into the EU internal market. He has already agreed to continue the "transport" and "economic" visa -free visa with the EU for another year.</text:p>
      <text:p text:style-name="P4">
As reported by Ukrinform, the European Parliament during the plenary session of Ustrasburg with a majority of votes in the first reading <text:a xlink:type="simple" xlink:href="https://www.ukrinform.ua/rubric-economy/3706790-evroparlament-pidtrimav-bezmitnu-torgivlu-z-ukrainou-se-na-rik.html" text:style-name="Internet_20_link" text:visited-style-name="Visited_20_Internet_20_Link">
</text:a>
.</text:p>
      <text:p text:style-name="P4">
Photo: Denis Schmigal, Telegram</text:p>
      <text:p text:style-name="P4">
News Source: <text:a xlink:type="simple" xlink:href="https://www.ukrinform.ua/rubric-polytics/3706935-smigal-stavimo-ambitni-cili-cerez-dva-roki-buti-gotovimi-do-vstupu-v-es.html" text:style-name="Internet_20_link" text:visited-style-name="Visited_20_Internet_20_Link">
https://www.ukrinform.ua/rubric-polytics/3706935-smigal-stavimo-ambitni-cili-cerez-dva-roki-buti-gotovimi-do-vstupu-v-es.html</text:a>
</text:p>
      <!--NEWS-->
      <text:h text:style-name="P10" text:outline-level="1">
<text:span text:style-name="T4">
Shmigal: Set ambitious goals - in two years to be prepared for entry in the EU</text:span>
</text:h>
      <text:p text:style-name="P4">
Authors: Ukrinform (Person)</text:p>
      <text:p text:style-name="P4">
Publisher: Укринформ (Organization)</text:p>
      <text:p text:style-name="P4">
Published Time: 2023-05-09T17:58:43+03:00</text:p>
      <text:p text:style-name="P4">
Modified Time: 2023-05-09T17:58:43+03:00</text:p>
      <text:p text:style-name="P4">
Description: Ukraine should be ready to enter the European Union two years later. - Ukrinform.</text:p>
      <text:p text:style-name="P4">
Images: ["<text:a xlink:type="simple" xlink:href="https://static.ukrinform.com/photos/2023_05/thumb_files/630_360_1683644181-375.jpg" text:style-name="Internet_20_link" text:visited-style-name="Visited_20_Internet_20_Link">
630_360_16836...</text:a>
"]</text:p>
      <text:p text:style-name="P4">
Tags: ['Євросоюз', 'Шмигаль', 'Документи']</text:p>
      <text:p text:style-name="P4">
Type: Article</text:p>
      <!--METADATA-->
      <text:p text:style-name="P4">
<draw:frame draw:style-name="fr1" draw:name="Image140" text:anchor-type="as-char" svg:width="6.9236in" svg:height="3.956343in" draw:z-index="0">
<draw:image xlink:href="../Images/yкринформ/2023-05-09T17-58-43-03-00/630_360_1683644181-375.jpg" xlink:type="simple" xlink:show="embed" xlink:actuate="onLoad" draw:mime-type="image/jpeg"/>
</draw:frame>
It is ready to be prepared to join the European Union two years.</text:p>
      <text:p text:style-name="P4">
About this Prime Minister of Ukraine Denis Shmigal <text:a xlink:type="simple" xlink:href="https://t.me/Denys_Smyhal/5196" text:style-name="Internet_20_link" text:visited-style-name="Visited_20_Internet_20_Link">
</text:a>
At a government meeting, Ukrinform reports.</text:p>
      <text:p text:style-name="P4">
<text:span text:style-name="T5">
Viso: <text:a xlink:type="simple" xlink:href="https://t.me/Denys_Smyhal/5196" text:style-name="Internet_20_link" text:visited-style-name="Visited_20_Internet_20_Link">
</text:a>
</text:span>
</text:p>
      <text:p text:style-name="P4">
"We set ambitious goals: to be prepared to enter the European Union in two years. The task is complex and complex. We are currently analyzing 29,000 EU legal documents that should become part of our legislation. This year, we are considering to obtain a political decision from the European Union on the beginning of the winners on accession, ”Shmigal said.</text:p>
      <text:p text:style-name="P4">
<text:span text:style-name="T4">
 Read also: </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According to him, at the same time the country continues to integrate into the EU internal market. He has already agreed to continue the "transport" and "economic" visa -free visa with the EU for another year.</text:p>
      <text:p text:style-name="P4">
As reported by Ukrinform, the European Parliament during the plenary session of Ustrasburg with a majority of votes in the first reading <text:a xlink:type="simple" xlink:href="https://www.ukrinform.ua/rubric-economy/3706790-evroparlament-pidtrimav-bezmitnu-torgivlu-z-ukrainou-se-na-rik.html" text:style-name="Internet_20_link" text:visited-style-name="Visited_20_Internet_20_Link">
</text:a>
.</text:p>
      <text:p text:style-name="P4">
Photo: Denis Schmigal, Telegram</text:p>
      <text:p text:style-name="P4">
News Source: <text:a xlink:type="simple" xlink:href="https://www.ukrinform.ua/rubric-polytics/3706935-smigal-stavimo-ambitni-cili-cerez-dva-roki-buti-gotovimi-do-vstupu-v-es.html" text:style-name="Internet_20_link" text:visited-style-name="Visited_20_Internet_20_Link">
https://www.ukrinform.ua/rubric-polytics/3706935-smigal-stavimo-ambitni-cili-cerez-dva-roki-buti-gotovimi-do-vstupu-v-es.html</text:a>
</text:p>
      <!--NEWS-->
      <text:h text:style-name="P10" text:outline-level="1">
<text:span text:style-name="T4">
The government has transferred more than 47 million to the energy efficiency program</text:span>
</text:h>
      <text:p text:style-name="P4">
Authors: Ukrinform (Person)</text:p>
      <text:p text:style-name="P4">
Publisher: Укринформ (Organization)</text:p>
      <text:p text:style-name="P4">
Published Time: 2023-05-09T17:59:18+03:00</text:p>
      <text:p text:style-name="P4">
Modified Time: 2023-05-09T17:59:18+03:00</text:p>
      <text:p text:style-name="P4">
Description: The Cabinet of Ministers made a decision to transfer more than UAH 47 million to the Ministry of Communities, Territories and Infrastructure for budgetary allocations provided in 2023 for the Ministry of Energy. - Ukrinform.</text:p>
      <text:p text:style-name="P4">
Images: ["<text:a xlink:type="simple" xlink:href="https://static.ukrinform.com/photos/2020_05/thumb_files/630_360_1589463148-862.jpg" text:style-name="Internet_20_link" text:visited-style-name="Visited_20_Internet_20_Link">
630_360_15894...</text:a>
"]</text:p>
      <text:p text:style-name="P4">
Tags: ['Гроші', 'Енергоефективність', 'Міністерство відновлення']</text:p>
      <text:p text:style-name="P4">
Type: Article</text:p>
      <!--METADATA-->
      <text:p text:style-name="P4">
<draw:frame draw:style-name="fr1" draw:name="Image141" text:anchor-type="as-char" svg:width="6.9236in" svg:height="3.956343in" draw:z-index="0">
<draw:image xlink:href="../Images/yкринформ/2023-05-09T17-59-18-03-00/630_360_1589463148-862.jpg" xlink:type="simple" xlink:show="embed" xlink:actuate="onLoad" draw:mime-type="image/jpeg"/>
</draw:frame>
The Cabinet of Ministers made a decision to transfer more than UAH 47 million of the Ministry of Communities, Territories and Infrastructure for budgetary allocations provided in 2023 for the Ministry of Energy.</text:p>
      <text:p text:style-name="P4">
As Ukrinform reports, it reports in <text:a xlink:type="simple" xlink:href="https://t.me/tmelnychuk/2275" text:style-name="Internet_20_link" text:visited-style-name="Visited_20_Internet_20_Link">
</text:a>
The permanent representative of the Cabinet in the Verkhovna Rada Taras Melnychuk.</text:p>
      <text:p text:style-name="P4">
“The budget allocations provided for in 2023 by the Ministry of Ukraine in the General Fund of the State Budget &lt;...&gt;
 in the amount of 47 million 845 thousand hryvnias of the Ministry of Communities, Territories and Infrastructure for the State Agency for Energy Efficiency and Energy Saving for a New Budget Program," .</text:p>
      <text:p text:style-name="P4">
<text:span text:style-name="T4">
 Read also: </text:span>
 <text:a xlink:type="simple" xlink:href="https://www.ukrinform.ua/rubric-economy/3704258-v-ukraini-stvorat-specfond-dla-proektiv-energoefektivnosti-prezident-pidpisav-zakon.html" text:style-name="Internet_20_link" text:visited-style-name="Visited_20_Internet_20_Link">
<text:span text:style-name="T4">
 energy efficiency </text:span>
</text:a>
It is noted that the decision was made in order to ensure the formation of state policy in the field of efficient use of fuel and energy resources, alternative types of liquid and solid fuel, energy saving and energy efficiency.</text:p>
      <text:p text:style-name="P4">
As reported, <text:a xlink:type="simple" xlink:href="https://www.ukrinform.ua/tag-kabmin" text:style-name="Internet_20_link" text:visited-style-name="Visited_20_Internet_20_Link">
</text:a>
On February 14, the transmission of energy efficiency and energy conservation from the Ministry of Energy to the Ministry of Communities, Territories of Tainfrastructure.</text:p>
      <text:p text:style-name="P4">
News Source: <text:a xlink:type="simple" xlink:href="https://www.ukrinform.ua/rubric-vidbudova/3706936-urad-peredav-minvidnovlennu-ponad-47-miljoniv-na-programu-energoefektivnosti.html" text:style-name="Internet_20_link" text:visited-style-name="Visited_20_Internet_20_Link">
https://www.ukrinform.ua/rubric-vidbudova/3706936-urad-peredav-minvidnovlennu-ponad-47-miljoniv-na-programu-energoefektivnosti.html</text:a>
</text:p>
      <!--NEWS-->
      <text:h text:style-name="P10" text:outline-level="1">
<text:span text:style-name="T4">
The court gave 12 years prison to the personal informant of General Intelligence of the Russian Federation</text:span>
</text:h>
      <text:p text:style-name="P4">
Authors: Ukrinform (Person)</text:p>
      <text:p text:style-name="P4">
Publisher: Укринформ (Organization)</text:p>
      <text:p text:style-name="P4">
Published Time: 2023-05-09T18:01:00+03:00</text:p>
      <text:p text:style-name="P4">
Modified Time: 2023-05-09T18:01:00+03:00</text:p>
      <text:p text:style-name="P4">
Description: The court on the materials of the Security Service of Ukraine imposed a sentence of 12 years on the lattice with confiscation of property of a personal informant of one of the staff of the Main Directorate of the General Staff of the Armed Forces of the Russian Federation. - Ukrinform.</text:p>
      <text:p text:style-name="P4">
Images: ["<text:a xlink:type="simple" xlink:href="https://static.ukrinform.com/photos/2018_01/thumb_files/630_360_1515506864-9820.jpg" text:style-name="Internet_20_link" text:visited-style-name="Visited_20_Internet_20_Link">
630_360_15155...</text:a>
", "<text:a xlink:type="simple" xlink:href="https://static.ukrinform.com/photos/2023_05/1683642373-212.jpeg" text:style-name="Internet_20_link" text:visited-style-name="Visited_20_Internet_20_Link">
1683642373-21...</text:a>
", "<text:a xlink:type="simple" xlink:href="https://static.ukrinform.com/photos/2023_05/1683642373-591.jpeg" text:style-name="Internet_20_link" text:visited-style-name="Visited_20_Internet_20_Link">
1683642373-59...</text:a>
"]</text:p>
      <text:p text:style-name="P4">
Tags: ['СБУ', 'Суд', 'Війна з росією']</text:p>
      <text:p text:style-name="P4">
Type: Article</text:p>
      <!--METADATA-->
      <text:p text:style-name="P4">
<draw:frame draw:style-name="fr1" draw:name="Image142" text:anchor-type="as-char" svg:width="6.9236in" svg:height="3.956343in" draw:z-index="0">
<draw:image xlink:href="../Images/yкринформ/2023-05-09T18-01-00-03-00/630_360_1515506864-9820.jpg" xlink:type="simple" xlink:show="embed" xlink:actuate="onLoad" draw:mime-type="image/jpeg"/>
</draw:frame>
The court was assigned to a sentence of 12 years with confiscation of property by a personal informant of one of the staff of the Main Department of the General Staff of the Armed Forces of the Russian Federation.</text:p>
      <text:p text:style-name="P4">
As Ukrinform reports, this has reported <text:a xlink:type="simple" xlink:href="https://ssu.gov.ua/novyny/zavdiaky-sbu-12-rokiv-za-gratamy-provede-osobysta-informatorka-henerala-rosiiskoho-hru-yakyi-prychetnyi-do-zbyttia-boinha-mh17" text:style-name="Internet_20_link" text:visited-style-name="Visited_20_Internet_20_Link">
</text:a>
.</text:p>
      <text:p text:style-name="P4">
Засудженою є жителька селища Благодатне Донецької області. Встановлено, щовона передавала інформацію співробітнику російської воєнної розвідки зпозивним "Хмурий" — генерал-майору Сергію Дубінському, який причетний дозбиття пасажирського літака "Малайзійських авіаліній", що виконував рейс MH-17у липні 2014 року.</text:p>
      <text:p text:style-name="P4">
<text:span text:style-name="T4">
Читайте також:</text:span>
 <text:a xlink:type="simple" xlink:href="https://www.ukrinform.ua/rubric-kyiv/3706722-u-kievi-vikrili-administratora-telegramkanalu-kolaborantki-montan.html" text:style-name="Internet_20_link" text:visited-style-name="Visited_20_Internet_20_Link">
 </text:a>
According to the SBU, the woman is personally familiar with the terrorist. After the beginning of the full -scale invasion, she went out to the "gloomy" through anonymous messengue proposed her assistance in the war against Ukraine.</text:p>
      <text:p text:style-name="P4">
<draw:frame draw:style-name="fr1" draw:name="Image143" text:anchor-type="as-char" svg:width="6.9236in" svg:height="4.615733in" draw:z-index="0">
<draw:image xlink:href="../Images/yкринформ/2023-05-09T18-01-00-03-00/1683642373-212.jpeg" xlink:type="simple" xlink:show="embed" xlink:actuate="onLoad" draw:mime-type="image/jpeg"/>
</draw:frame>
At the instructions of Dubinsky, the malefactor collecting reconnaissance data on the location and moving of defense forces in the areas of collet, Pavlovka and the Great Non -Kazlka of Donetsk region.</text:p>
      <text:p text:style-name="P4">
Among other things, the convicted person transmitted information to the Russian military intelligence with information proforming structures and engineering barriers of Ukrainian defenders of the Front Front.</text:p>
      <text:p text:style-name="P4">
<text:span text:style-name="T4">
 Read also: </text:span>
 <text:a xlink:type="simple" xlink:href="https://www.ukrinform.ua/rubric-regions/3706653-u-zaporizzi-zatrimali-dvoh-rosijskih-agentiv-gotuvali-terakti-proti-komanduvanna-sil-oboroni.html" text:style-name="Internet_20_link" text:visited-style-name="Visited_20_Internet_20_Link">
</text:a>
The collaborator also made video recording of the consequences of Russian air -attacks in the region and sent the aggressor appropriate "reports". Another task was to collect and transfer the enemy of personal data to the participants of the movement in the temporarily captured territory of East of Ukraine.</text:p>
      <text:p text:style-name="P4">
SBU staff detained the malefactor in June 2022 in the result of a person inpection in Kremenchuk, where the woman was hiding from justice.</text:p>
      <text:p text:style-name="P4">
<draw:frame draw:style-name="fr1" draw:name="Image144" text:anchor-type="as-char" svg:width="6.662554in" svg:height="10.0in" draw:z-index="0">
<draw:image xlink:href="../Images/yкринформ/2023-05-09T18-01-00-03-00/1683642373-591.jpeg" xlink:type="simple" xlink:show="embed" xlink:actuate="onLoad" draw:mime-type="image/jpeg"/>
</draw:frame>
During the searches at the temporary residence of the person, a mobile phone with evidence of criminal activity was detected.On the basis of the evidence collected by investigators, the court found the collaborator guilty under Part 7 of Art. 111-1(providing illegal armed or paramilitary formation, created by the temporarily occupied territory and/or armed formation of the aggressor state of assistance in combat against the Armed Forces)Criminal Code of Ukraine.</text:p>
      <text:p text:style-name="P4">
As reported by Ukrinform, <text:a xlink:type="simple" xlink:href="https://www.ukrinform.ua/rubric-society/3705195-zdavav-rosianam-pozicii-ppo-odesitu-dali-15-rokiv-vaznici.html" text:style-name="Internet_20_link" text:visited-style-name="Visited_20_Internet_20_Link">
</text:a>
, which gave Russian invaders the location of the systemic defense of Ukraine.</text:p>
      <text:p text:style-name="P4">
Photo by text: SBU</text:p>
      <text:p text:style-name="P4">
News Source: <text:a xlink:type="simple" xlink:href="https://www.ukrinform.ua/rubric-society/3706921-sud-dav-12-rokiv-vaznici-osobistij-informatorci-generala-rozvidki-rf.html" text:style-name="Internet_20_link" text:visited-style-name="Visited_20_Internet_20_Link">
https://www.ukrinform.ua/rubric-society/3706921-sud-dav-12-rokiv-vaznici-osobistij-informatorci-generala-rozvidki-rf.html</text:a>
</text:p>
      <!--NEWS-->
      <text:h text:style-name="P10" text:outline-level="1">
<text:span text:style-name="T4">
The court gave 12 years prison to the personal informant of General Intelligence of the Russian Federation</text:span>
</text:h>
      <text:p text:style-name="P4">
Authors: Ukrinform (Person)</text:p>
      <text:p text:style-name="P4">
Publisher: Укринформ (Organization)</text:p>
      <text:p text:style-name="P4">
Published Time: 2023-05-09T18:01:00+03:00</text:p>
      <text:p text:style-name="P4">
Modified Time: 2023-05-09T18:01:00+03:00</text:p>
      <text:p text:style-name="P4">
Description: The court on the materials of the Security Service of Ukraine imposed a sentence of 12 years on the lattice with confiscation of property of a personal informant of one of the staff of the Main Directorate of the General Staff of the Armed Forces of the Russian Federation. - Ukrinform.</text:p>
      <text:p text:style-name="P4">
Images: ["<text:a xlink:type="simple" xlink:href="https://static.ukrinform.com/photos/2018_01/thumb_files/630_360_1515506864-9820.jpg" text:style-name="Internet_20_link" text:visited-style-name="Visited_20_Internet_20_Link">
630_360_15155...</text:a>
", "<text:a xlink:type="simple" xlink:href="https://static.ukrinform.com/photos/2023_05/1683642373-212.jpeg" text:style-name="Internet_20_link" text:visited-style-name="Visited_20_Internet_20_Link">
1683642373-21...</text:a>
", "<text:a xlink:type="simple" xlink:href="https://static.ukrinform.com/photos/2023_05/1683642373-591.jpeg" text:style-name="Internet_20_link" text:visited-style-name="Visited_20_Internet_20_Link">
1683642373-59...</text:a>
"]</text:p>
      <text:p text:style-name="P4">
Tags: ['СБУ', 'Суд', 'Війна з росією']</text:p>
      <text:p text:style-name="P4">
Type: Article</text:p>
      <!--METADATA-->
      <text:p text:style-name="P4">
<draw:frame draw:style-name="fr1" draw:name="Image145" text:anchor-type="as-char" svg:width="6.9236in" svg:height="3.956343in" draw:z-index="0">
<draw:image xlink:href="../Images/yкринформ/2023-05-09T18-01-00-03-00/630_360_1515506864-9820.jpg" xlink:type="simple" xlink:show="embed" xlink:actuate="onLoad" draw:mime-type="image/jpeg"/>
</draw:frame>
The court was assigned to a sentence of 12 years with confiscation of property by a personal informant of one of the staff of the Main Department of the General Staff of the Armed Forces of the Russian Federation.</text:p>
      <text:p text:style-name="P4">
As Ukrinform reports, this has reported <text:a xlink:type="simple" xlink:href="https://ssu.gov.ua/novyny/zavdiaky-sbu-12-rokiv-za-gratamy-provede-osobysta-informatorka-henerala-rosiiskoho-hru-yakyi-prychetnyi-do-zbyttia-boinha-mh17" text:style-name="Internet_20_link" text:visited-style-name="Visited_20_Internet_20_Link">
</text:a>
.</text:p>
      <text:p text:style-name="P4">
Засудженою є жителька селища Благодатне Донецької області. Встановлено, щовона передавала інформацію співробітнику російської воєнної розвідки зпозивним "Хмурий" — генерал-майору Сергію Дубінському, який причетний дозбиття пасажирського літака "Малайзійських авіаліній", що виконував рейс MH-17у липні 2014 року.</text:p>
      <text:p text:style-name="P4">
<text:span text:style-name="T4">
Читайте також:</text:span>
 <text:a xlink:type="simple" xlink:href="https://www.ukrinform.ua/rubric-kyiv/3706722-u-kievi-vikrili-administratora-telegramkanalu-kolaborantki-montan.html" text:style-name="Internet_20_link" text:visited-style-name="Visited_20_Internet_20_Link">
 </text:a>
According to the SBU, the woman is personally familiar with the terrorist. After the beginning of the full -scale invasion, she went out to the "gloomy" through anonymous messengue proposed her assistance in the war against Ukraine.</text:p>
      <text:p text:style-name="P4">
<draw:frame draw:style-name="fr1" draw:name="Image146" text:anchor-type="as-char" svg:width="6.9236in" svg:height="4.615733in" draw:z-index="0">
<draw:image xlink:href="../Images/yкринформ/2023-05-09T18-01-00-03-00/1683642373-212.jpeg" xlink:type="simple" xlink:show="embed" xlink:actuate="onLoad" draw:mime-type="image/jpeg"/>
</draw:frame>
At the instructions of Dubinsky, the malefactor collecting reconnaissance data on the location and moving of defense forces in the areas of collet, Pavlovka and the Great Non -Kazlka of Donetsk region.</text:p>
      <text:p text:style-name="P4">
Among other things, the convicted person transmitted information to the Russian military intelligence with information proforming structures and engineering barriers of Ukrainian defenders of the Front Front.</text:p>
      <text:p text:style-name="P4">
<text:span text:style-name="T4">
 Read also: </text:span>
 <text:a xlink:type="simple" xlink:href="https://www.ukrinform.ua/rubric-regions/3706653-u-zaporizzi-zatrimali-dvoh-rosijskih-agentiv-gotuvali-terakti-proti-komanduvanna-sil-oboroni.html" text:style-name="Internet_20_link" text:visited-style-name="Visited_20_Internet_20_Link">
</text:a>
The collaborator also made video recording of the consequences of Russian air -attacks in the region and sent the aggressor appropriate "reports". Another task was to collect and transfer the enemy of personal data to the participants of the movement in the temporarily captured territory of East of Ukraine.</text:p>
      <text:p text:style-name="P4">
SBU staff detained the malefactor in June 2022 in the result of a person inpection in Kremenchuk, where the woman was hiding from justice.</text:p>
      <text:p text:style-name="P4">
<draw:frame draw:style-name="fr1" draw:name="Image147" text:anchor-type="as-char" svg:width="6.662554in" svg:height="10.0in" draw:z-index="0">
<draw:image xlink:href="../Images/yкринформ/2023-05-09T18-01-00-03-00/1683642373-591.jpeg" xlink:type="simple" xlink:show="embed" xlink:actuate="onLoad" draw:mime-type="image/jpeg"/>
</draw:frame>
During the searches at the temporary residence of the person, a mobile phone with evidence of criminal activity was detected.On the basis of the evidence collected by investigators, the court found the collaborator guilty under Part 7 of Art. 111-1(providing illegal armed or paramilitary formation, created by the temporarily occupied territory and/or armed formation of the aggressor state of assistance in combat against the Armed Forces)Criminal Code of Ukraine.</text:p>
      <text:p text:style-name="P4">
As reported by Ukrinform, <text:a xlink:type="simple" xlink:href="https://www.ukrinform.ua/rubric-society/3705195-zdavav-rosianam-pozicii-ppo-odesitu-dali-15-rokiv-vaznici.html" text:style-name="Internet_20_link" text:visited-style-name="Visited_20_Internet_20_Link">
</text:a>
, which gave Russian invaders the location of the systemic defense of Ukraine.</text:p>
      <text:p text:style-name="P4">
Photo by text: SBU</text:p>
      <text:p text:style-name="P4">
News Source: <text:a xlink:type="simple" xlink:href="https://www.ukrinform.ua/rubric-society/3706921-sud-dav-12-rokiv-vaznici-osobistij-informatorci-generala-rozvidki-rf.html" text:style-name="Internet_20_link" text:visited-style-name="Visited_20_Internet_20_Link">
https://www.ukrinform.ua/rubric-society/3706921-sud-dav-12-rokiv-vaznici-osobistij-informatorci-generala-rozvidki-rf.html</text:a>
</text:p>
      <!--NEWS-->
      <text:h text:style-name="P10" text:outline-level="1">
<text:span text:style-name="T4">
Lubin met with OSCE Secretary General - Talked about the return of deported Ukrainian children</text:span>
</text:h>
      <text:p text:style-name="P4">
Authors: Ukrinform (Person)</text:p>
      <text:p text:style-name="P4">
Publisher: Укринформ (Organization)</text:p>
      <text:p text:style-name="P4">
Published Time: 2023-05-09T18:02:44+03:00</text:p>
      <text:p text:style-name="P4">
Modified Time: 2023-05-09T18:02:44+03:00</text:p>
      <text:p text:style-name="P4">
Description: The Verkhovna Rada Commissioner for Human Rights Dmitry Lubinets discussed the issue of the return of Ukrainian children, as well as civilian hostages by Russia by the OSCE Secretary -General of the OSCE Helga Maria Schmidt. - Ukrinform.</text:p>
      <text:p text:style-name="P4">
Images: ["<text:a xlink:type="simple" xlink:href="https://static.ukrinform.com/photos/2023_05/thumb_files/630_360_1683644549-375.jpeg" text:style-name="Internet_20_link" text:visited-style-name="Visited_20_Internet_20_Link">
630_360_16836...</text:a>
"]</text:p>
      <text:p text:style-name="P4">
Tags: ['Депортація', 'Діти', 'ОБСЄ', 'Заручники', 'Дмитро Лубінець']</text:p>
      <text:p text:style-name="P4">
Type: Article</text:p>
      <!--METADATA-->
      <text:p text:style-name="P4">
<draw:frame draw:style-name="fr1" draw:name="Image148" text:anchor-type="as-char" svg:width="6.9236in" svg:height="3.956343in" draw:z-index="0">
<draw:image xlink:href="../Images/yкринформ/2023-05-09T18-02-44-03-00/630_360_1683644549-375.jpeg" xlink:type="simple" xlink:show="embed" xlink:actuate="onLoad" draw:mime-type="image/jpeg"/>
</draw:frame>
The Verkhovna Rada Commissioner for Human Rights Dmitry Lubinets discussed the OSCE General Secretary of Helga Maria Schmidt.</text:p>
      <text:p text:style-name="P4">
As Ukrinform reports, this is reported in <text:a xlink:type="simple" xlink:href="https://t.me/dmytro_lubinetzs/2387" text:style-name="Internet_20_link" text:visited-style-name="Visited_20_Internet_20_Link">
</text:a>
Ombudsman.</text:p>
      <text:p text:style-name="P4">
"He met with the OSCE Secretary General Helga Maria Schmidt. Two extremely important topics were completed - the return of Russian children deported by Russia, as well as civilian hostages," the statement said.</text:p>
      <text:p text:style-name="P4">
As it is noted, Lubinets stressed that the issue of returning children and civilians are constantly in the focus of the international community.</text:p>
      <text:p text:style-name="P4">
<text:span text:style-name="T4">
 Read also: </text:span>
 <text:a xlink:type="simple" xlink:href="https://www.ukrinform.ua/rubric-society/3705930-ermak-obgovoriv-z-ambasadorami-united24-povernenna-vikradenih-rosieu-ditej.html" text:style-name="Internet_20_link" text:visited-style-name="Visited_20_Internet_20_Link">
</text:a>
In addition, the parties considered the projects <text:a xlink:type="simple" xlink:href="https://www.ukrinform.ua/tag-obse" text:style-name="Internet_20_link" text:visited-style-name="Visited_20_Internet_20_Link">
</text:a>
To support Ukraine.</text:p>
      <text:p text:style-name="P4">
As it was reported, the Verkhovna Rada Commissioner for Human Rights Dmitry Lubin met with the US Ambassador to the OSCE Michael Carpenter.</text:p>
      <text:p text:style-name="P4">
News Source: <text:a xlink:type="simple" xlink:href="https://www.ukrinform.ua/rubric-society/3706938-lubinec-zustrivsa-z-gensekom-obse-govorili-pro-povernenna-deportovanih-ukrainskih-ditej.html" text:style-name="Internet_20_link" text:visited-style-name="Visited_20_Internet_20_Link">
https://www.ukrinform.ua/rubric-society/3706938-lubinec-zustrivsa-z-gensekom-obse-govorili-pro-povernenna-deportovanih-ukrainskih-ditej.html</text:a>
</text:p>
      <!--NEWS-->
      <text:h text:style-name="P10" text:outline-level="1">
<text:span text:style-name="T4">
Beach Football Women's Team retained a place in the top 5 rating of BSWW</text:span>
</text:h>
      <text:p text:style-name="P4">
Authors: Ukrinform (Person)</text:p>
      <text:p text:style-name="P4">
Publisher: Укринформ (Organization)</text:p>
      <text:p text:style-name="P4">
Published Time: 2023-05-09T18:03:29+03:00</text:p>
      <text:p text:style-name="P4">
Modified Time: 2023-05-09T18:03:29+03:00</text:p>
      <text:p text:style-name="P4">
Description: The World Wide Football Organization (BSWW) updated the men's and women's national team ratings. - Ukrinform.</text:p>
      <text:p text:style-name="P4">
Images: ["<text:a xlink:type="simple" xlink:href="https://static.ukrinform.com/photos/2023_05/thumb_files/630_360_1683644554-267.jpg" text:style-name="Internet_20_link" text:visited-style-name="Visited_20_Internet_20_Link">
630_360_16836...</text:a>
"]</text:p>
      <text:p text:style-name="P4">
Tags: ['Рейтинг', 'пляжний футбол']</text:p>
      <text:p text:style-name="P4">
Type: Article</text:p>
      <!--METADATA-->
      <text:p text:style-name="P4">
<draw:frame draw:style-name="fr1" draw:name="Image149" text:anchor-type="as-char" svg:width="6.9236in" svg:height="3.956343in" draw:z-index="0">
<draw:image xlink:href="../Images/yкринформ/2023-05-09T18-03-29-03-00/630_360_1683644554-267.jpg" xlink:type="simple" xlink:show="embed" xlink:actuate="onLoad" draw:mime-type="image/jpeg"/>
</draw:frame>
The world organization of beach football(BSWW)Updated the rating of male and female collecting.</text:p>
      <text:p text:style-name="P4">
According to the official <text:a xlink:type="simple" xlink:href="https://beachsoccer.com/" text:style-name="Internet_20_link" text:visited-style-name="Visited_20_Internet_20_Link">
</text:a>
BSWW, women's national team with 649 points are located in the fifth position, Ukrinform reports.</text:p>
      <text:p text:style-name="P4">
"Blue and yellow" lag behind Brazil by 35 points. Spain is leading, England is the second, and the third is the United States.</text:p>
      <text:p text:style-name="P4">
The men's national team of Ukraine with 1005 points takes the 15th place, behind Argentina on 56 points. The rating is headed by the Brazil national team, the second is portugal, the third - Paraguay.</text:p>
      <text:p text:style-name="P4">
<text:span text:style-name="T4">
 Read also: </text:span>
 <text:a xlink:type="simple" xlink:href="https://www.ukrinform.ua/rubric-sports/3706520-real-i-mancester-siti-vidkrivaut-12-finalu-ligi-cempioniv-uefa.html" text:style-name="Internet_20_link" text:visited-style-name="Visited_20_Internet_20_Link">
</text:a>
As the Ukrainian Football Association informs( <text:a xlink:type="simple" xlink:href="https://uaf.ua/article/48205" text:style-name="Internet_20_link" text:visited-style-name="Visited_20_Internet_20_Link">
 </text:a>
), the first official tournament this year for both male and women's collection Ukraine will be European games in Polish Krakow(June 26-30).</text:p>
      <text:p text:style-name="P4">
Фото: Асоціація пляжного футболу України.</text:p>
      <text:p text:style-name="P4">
News Source: <text:a xlink:type="simple" xlink:href="https://www.ukrinform.ua/rubric-sports/3706939-zinoca-zbirna-ukraini-z-plaznogo-futbolu-zberegla-misce-v-top5-rejtingu-bsww.html" text:style-name="Internet_20_link" text:visited-style-name="Visited_20_Internet_20_Link">
https://www.ukrinform.ua/rubric-sports/3706939-zinoca-zbirna-ukraini-z-plaznogo-futbolu-zberegla-misce-v-top5-rejtingu-bsww.html</text:a>
</text:p>
      <!--NEWS-->
      <text:h text:style-name="P10" text:outline-level="1">
<text:span text:style-name="T4">
Ukraine needs to prepare for difficult negotiations on entry into the EU - Yelchenko</text:span>
</text:h>
      <text:p text:style-name="P4">
Authors: Ukrinform (Person)</text:p>
      <text:p text:style-name="P4">
Publisher: Укринформ (Organization)</text:p>
      <text:p text:style-name="P4">
Published Time: 2023-05-09T18:06:15+03:00</text:p>
      <text:p text:style-name="P4">
Modified Time: 2023-05-09T18:06:15+03:00</text:p>
      <text:p text:style-name="P4">
Description: Ukraine needs to prepare for difficult negotiations on entry into the EU, especially in those negotiating heads concerning the agricultural sector. - Ukrinform.</text:p>
      <text:p text:style-name="P4">
Images: ["<text:a xlink:type="simple" xlink:href="https://static.ukrinform.com/photos/2019_12/thumb_files/630_360_1576744258-539.jpg" text:style-name="Internet_20_link" text:visited-style-name="Visited_20_Internet_20_Link">
630_360_15767...</text:a>
"]</text:p>
      <text:p text:style-name="P4">
Tags: ['Єльченко', 'Євросоюз', 'Україна', 'Єдині новини']</text:p>
      <text:p text:style-name="P4">
Type: Article</text:p>
      <!--METADATA-->
      <text:p text:style-name="P4">
<draw:frame draw:style-name="fr1" draw:name="Image150" text:anchor-type="as-char" svg:width="6.9236in" svg:height="3.956343in" draw:z-index="0">
<draw:image xlink:href="../Images/yкринформ/2023-05-09T18-06-15-03-00/630_360_1576744258-539.jpg" xlink:type="simple" xlink:show="embed" xlink:actuate="onLoad" draw:mime-type="image/jpeg"/>
</draw:frame>
Ukraine is preparing for difficult negotiations on entry into the EU, especially in the proceedings concerning the agricultural sector.</text:p>
      <text:p text:style-name="P4">
This opinion was expressed by the former permanent representative of Ukraine at the United Nations Volodymylchenko on the air of the national telephone "Uniform News", Ukrinform reports.</text:p>
      <text:p text:style-name="P4">
The diplomat noted that negotiations are a very complicated and long process, the passage should not underestimate the homework that Ukraine has to do, in particular, political and legal reforms.</text:p>
      <text:p text:style-name="P4">
According to Yelchenko, despite understanding from European partners that it is difficult to embody them during the time, no one will cancel these reforms.</text:p>
      <text:p text:style-name="P4">
“Concerning the negotiations themselves, these are first conclusions <text:a xlink:type="simple" xlink:href="https://www.ukrinform.ua/tag-evrokomisia" text:style-name="Internet_20_link" text:visited-style-name="Visited_20_Internet_20_Link">
</text:a>
which she has to provide for each manager - there are many. Then, if some countries have their own exposures, and we see, for example, the latest problems that have arisen between us and Slovakia about the supply of agro -industrial products, they express them, ”said the former post -deputy of Ukraine at the UN.</text:p>
      <text:p text:style-name="P4">
He noted that these problems should not be diminished, because Ukraine as a large agrarian country with quality products is a natural competitor for such similar countries as Poland, Bulgaria Romania and Slovakia.</text:p>
      <text:p text:style-name="P4">
<text:span text:style-name="T4">
 Read also: </text:span>
 <text:a xlink:type="simple" xlink:href="https://www.ukrinform.ua/rubric-polytics/3706935-smigal-stavimo-ambitni-cili-cerez-dva-roki-buti-gotovimi-do-vstupu-v-es.html" text:style-name="Internet_20_link" text:visited-style-name="Visited_20_Internet_20_Link">
<text:span text:style-name="T4">
 shmigal </text:span>
</text:a>
“We need to be prepared for difficult negotiations. These are quotas and size sissdidium - a lot of things that can only be understood by the narrow -profilephrants that we have in the government. I sincerely wish them success, because it is not just so - they sat down, agreed and voted. It is necessary to fight for every word, a lawyer, for the conditions on which we will enter into the EU, so that not the victim of the sphere of our economy, ”the diplomat warned.</text:p>
      <text:p text:style-name="P4">
In his opinion, we can say "Anthonov's space and planes", but today Ukraine can really offer a large amount of high -quality farm products that are in demand in Europe.</text:p>
      <text:p text:style-name="P4">
“But there are countries that would also like to sell their products there. So we need to prepare for difficult negotiations, ”Yelchenko stressed.</text:p>
      <text:p text:style-name="P4">
News Source: <text:a xlink:type="simple" xlink:href="https://www.ukrinform.ua/rubric-polytics/3706940-ukraini-treba-gotuvatisa-do-skladnih-peregovoriv-pro-vstup-do-es-elcenko.html" text:style-name="Internet_20_link" text:visited-style-name="Visited_20_Internet_20_Link">
https://www.ukrinform.ua/rubric-polytics/3706940-ukraini-treba-gotuvatisa-do-skladnih-peregovoriv-pro-vstup-do-es-elcenko.html</text:a>
</text:p>
      <!--NEWS-->
      <text:h text:style-name="P10" text:outline-level="1">
<text:span text:style-name="T4">
The EU during a full -scale invasion of Russia has provided $ 20 billion to support Ukraine</text:span>
</text:h>
      <text:p text:style-name="P4">
Authors: Ukrinform (Person)</text:p>
      <text:p text:style-name="P4">
Publisher: Укринформ (Organization)</text:p>
      <text:p text:style-name="P4">
Published Time: 2023-05-09T18:07:50+03:00</text:p>
      <text:p text:style-name="P4">
Modified Time: 2023-05-09T18:07:50+03:00</text:p>
      <text:p text:style-name="P4">
Description: The EU Member States and its institutions have been given $ 20 billion to support Ukraine's economic and financial stability since the beginning of a full-scale Russian invasion. - Ukrinform.</text:p>
      <text:p text:style-name="P4">
Images: ["<text:a xlink:type="simple" xlink:href="https://static.ukrinform.com/photos/2018_12/thumb_files/630_360_1545154481-916.jpg" text:style-name="Internet_20_link" text:visited-style-name="Visited_20_Internet_20_Link">
630_360_15451...</text:a>
"]</text:p>
      <text:p text:style-name="P4">
Tags: ['Євросоюз', 'допомога', 'Шмигаль']</text:p>
      <text:p text:style-name="P4">
Type: Article</text:p>
      <!--METADATA-->
      <text:p text:style-name="P4">
<draw:frame draw:style-name="fr1" draw:name="Image151" text:anchor-type="as-char" svg:width="6.9236in" svg:height="3.956343in" draw:z-index="0">
<draw:image xlink:href="../Images/yкринформ/2023-05-09T18-07-50-03-00/630_360_1545154481-916.jpg" xlink:type="simple" xlink:show="embed" xlink:actuate="onLoad" draw:mime-type="image/jpeg"/>
</draw:frame>
EU member states and its institutions have produced $ 20 billion since the beginning of a full-scale Russian invasion to support economic and financial stability of Ukraine.</text:p>
      <text:p text:style-name="P4">
About this Prime Minister of Ukraine Denis Shmigal <text:a xlink:type="simple" xlink:href="https://t.me/Denys_Smyhal/5196" text:style-name="Internet_20_link" text:visited-style-name="Visited_20_Internet_20_Link">
</text:a>
At a government meeting, Ukrinform reports.</text:p>
      <text:p text:style-name="P4">
“From the beginning of the full -scale Russian invasion of the EU, the Ukrainian budget has become the main donor. $ 20 billion in the EU Member States and its institutions were given to support Ukraine's economic and financial stability, ”said Shmigal.</text:p>
      <text:p text:style-name="P4">
<text:span text:style-name="T4">
 Read also: </text:span>
 <text:a xlink:type="simple" xlink:href="https://www.ukrinform.ua/rubric-polytics/3706935-smigal-stavimo-ambitni-cili-cerez-dva-roki-buti-gotovimi-do-vstupu-v-es.html" text:style-name="Internet_20_link" text:visited-style-name="Visited_20_Internet_20_Link">
<text:span text:style-name="T4">
 shmigal </text:span>
</text:a>
According to him, the military assistance of European countries helps our Ukraine to stop the Russian invaders. Ten packages of EU sanctions against Russia significantly complicate the Kremlin's financing of this aggression. “And we are consistent to continue such sanction policy. I am grateful to our European friends and allies for humanitarian aid. For the fact that the adopted millions of Ukrainian families. I am grateful for all the steps of solidarity and support. Bonegus of Ukraine is the victory of Europe, ”the Prime Minister said.</text:p>
      <text:p text:style-name="P4">
Economic and financial assistance from the EU, as well as regulating complications in agricultural products from Ukraine from EU countries, are reported to be topics for discussion during the meeting of the President of Ukraine Volodymyr Zelensky with the President of the European Commission Vonate Der Len, who is in Kyiv. Europe Day.</text:p>
      <text:p text:style-name="P4">
News Source: <text:a xlink:type="simple" xlink:href="https://www.ukrinform.ua/rubric-economy/3706941-es-za-cas-povnomasstabnogo-vtorgnenna-rosii-nadav-20-milardiv-dla-pidtrimki-ukraini.html" text:style-name="Internet_20_link" text:visited-style-name="Visited_20_Internet_20_Link">
https://www.ukrinform.ua/rubric-economy/3706941-es-za-cas-povnomasstabnogo-vtorgnenna-rosii-nadav-20-milardiv-dla-pidtrimki-ukraini.html</text:a>
</text:p>
      <!--NEWS-->
      <text:h text:style-name="P10" text:outline-level="1">
<text:span text:style-name="T4">
The government begins a new project to recover children who need special attention - Shmigal</text:span>
</text:h>
      <text:p text:style-name="P4">
Authors: Ukrinform (Person)</text:p>
      <text:p text:style-name="P4">
Publisher: Укринформ (Organization)</text:p>
      <text:p text:style-name="P4">
Published Time: 2023-05-09T18:10:00+03:00</text:p>
      <text:p text:style-name="P4">
Modified Time: 2023-05-09T18:10:00+03:00</text:p>
      <text:p text:style-name="P4">
Description: The Cabinet of Ministers begins the implementation of a new project in the area of organization of health and recreation of children who need special social attention and support.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Діти', 'Оздоровлення', 'Шмигаль']</text:p>
      <text:p text:style-name="P4">
Type: Article</text:p>
      <!--METADATA-->
      <text:p text:style-name="P4">
<draw:frame draw:style-name="fr1" draw:name="Image152" text:anchor-type="as-char" svg:width="6.9236in" svg:height="3.956343in" draw:z-index="0">
<draw:image xlink:href="../Images/yкринформ/2023-05-09T18-10-00-03-00/630_360_1676995305-131.jpg" xlink:type="simple" xlink:show="embed" xlink:actuate="onLoad" draw:mime-type="image/jpeg"/>
</draw:frame>
Cabinet of Ministers begins the implementation of a new project in the area of organization of health and recreation of children who need special social attention and support.</text:p>
      <text:p text:style-name="P4">
About this Prime Minister of Ukraine Denis Shmigal <text:a xlink:type="simple" xlink:href="https://t.me/Denys_Smyhal/5196" text:style-name="Internet_20_link" text:visited-style-name="Visited_20_Internet_20_Link">
</text:a>
At a government meeting, Ukrinform reports.</text:p>
      <text:p text:style-name="P4">
"The government is beginning to implement a new project in the field of organizing the rehabilitation of children who need special social attention and support. We implement the principle of" money follow the child. " That is, children's centrifugal and healing will receive funds for the rest of each child. In their turn, children and their families will be able to choose where to rest, ”Shmigal said.</text:p>
      <text:p text:style-name="P4">
According to him, this approach is introduced by the authorities for recovery and recreation with <text:a xlink:type="simple" xlink:href="https://www.ukrinform.ua/tag-invalidnist" text:style-name="Internet_20_link" text:visited-style-name="Visited_20_Internet_20_Link">
</text:a>
, children from large children of low -income families, which are registered in Donetsk, Dnipropetrovsk, Zaporizhia, Lugansk, Mykolaiv, Sumy, Kharkiv, Kherson and Chernihiv regions.</text:p>
      <text:p text:style-name="P4">
<text:span text:style-name="T4">
 Read also: </text:span>
 <text:a xlink:type="simple" xlink:href="https://www.ukrinform.ua/rubric-society/3706901-urad-shvaliv-utvorenna-koordinacijnih-centriv-z-pidtrimki-civilnogo-naselenna.html" text:style-name="Internet_20_link" text:visited-style-name="Visited_20_Internet_20_Link">
</text:a>
As reported in <text:a xlink:type="simple" xlink:href="https://t.me/tmelnychuk/2273" text:style-name="Internet_20_link" text:visited-style-name="Visited_20_Internet_20_Link">
</text:a>
The permanent representative of the Cabinet of Ministers Taras Melnychuk, it is about providing services to children's health camps of state -owned enterprises "International Children's Center" Artek "," Ukrainian Children's Center "Young Guard" and children's health respects and recreation of the highest category contained in the state register of property and property. and located in the Carpathian Region, on the principle of "money goes after the child".In general, this year it is planned to cover the health and recreation services of25,000 children who need special social support.</text:p>
      <text:p text:style-name="P4">
News Source: <text:a xlink:type="simple" xlink:href="https://www.ukrinform.ua/rubric-society/3706943-urad-pocinae-novij-proekt-iz-ozdorovlenna-ditej-aki-potrebuut-osoblivoi-uvagi-smigal.html" text:style-name="Internet_20_link" text:visited-style-name="Visited_20_Internet_20_Link">
https://www.ukrinform.ua/rubric-society/3706943-urad-pocinae-novij-proekt-iz-ozdorovlenna-ditej-aki-potrebuut-osoblivoi-uvagi-smigal.html</text:a>
</text:p>
      <!--NEWS-->
      <text:h text:style-name="P10" text:outline-level="1">
<text:span text:style-name="T4">
The government has expanded the list of critical infrastructure facilities</text:span>
</text:h>
      <text:p text:style-name="P4">
Authors: Ukrinform (Person)</text:p>
      <text:p text:style-name="P4">
Publisher: Укринформ (Organization)</text:p>
      <text:p text:style-name="P4">
Published Time: 2023-05-09T18:11:33+03:00</text:p>
      <text:p text:style-name="P4">
Modified Time: 2023-05-09T18:11:33+03:00</text:p>
      <text:p text:style-name="P4">
Description: At a meeting on May 9, 2023, the Cabinet of Ministers of Ukraine introduced manufacturers of veterinary preparations and elevators to the list of critical infrastructur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Критична інфраструктура']</text:p>
      <text:p text:style-name="P4">
Type: Article</text:p>
      <!--METADATA-->
      <text:p text:style-name="P4">
<draw:frame draw:style-name="fr1" draw:name="Image153" text:anchor-type="as-char" svg:width="6.9236in" svg:height="3.956343in" draw:z-index="0">
<draw:image xlink:href="../Images/yкринформ/2023-05-09T18-11-33-03-00/630_360_1659708198-453.jpg" xlink:type="simple" xlink:show="embed" xlink:actuate="onLoad" draw:mime-type="image/jpeg"/>
</draw:frame>
At a meeting on May 9, 2023, the Cabinet of Ministers of Ukraine introduced manufacturers of veterinary products and elevators to the list of critical infrastructure objects.</text:p>
      <text:p text:style-name="P4">
According to Ukrinform, the permanent representative of the Cabinet of Ministers Taras Melnychuk in [] reported this(https://t.me/tmelnychuk/2272)"Amendments to the list of critical infrastructure sectors, approved by the CMU by 09.10.2020 N 1109" Some Issues elevators, " - said in the message.</text:p>
      <text:p text:style-name="P4">
<text:span text:style-name="T4">
 Read also: </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As it was reported, in the field of agriculture, the list of object infrastructure also includes enterprises engaged in the production and processing of agricultural and/or food <text:a xlink:type="simple" xlink:href="https://www.ukrinform.ua/tag-produkti" text:style-name="Internet_20_link" text:visited-style-name="Visited_20_Internet_20_Link">
</text:a>
, as well as the operation of irrigation systems and channels.</text:p>
      <text:p text:style-name="P4">
News Source: <text:a xlink:type="simple" xlink:href="https://www.ukrinform.ua/rubric-economy/3706944-urad-rozsiriv-perelik-obektiv-kriticnoi-infrastrukturi.html" text:style-name="Internet_20_link" text:visited-style-name="Visited_20_Internet_20_Link">
https://www.ukrinform.ua/rubric-economy/3706944-urad-rozsiriv-perelik-obektiv-kriticnoi-infrastrukturi.html</text:a>
</text:p>
      <!--NEWS-->
      <text:h text:style-name="P10" text:outline-level="1">
<text:span text:style-name="T4">
Trude about a diplomatic scandal with China: we will not be able to intimidate</text:span>
</text:h>
      <text:p text:style-name="P4">
Authors: Ukrinform (Person)</text:p>
      <text:p text:style-name="P4">
Publisher: Укринформ (Organization)</text:p>
      <text:p text:style-name="P4">
Published Time: 2023-05-09T18:15:00+03:00</text:p>
      <text:p text:style-name="P4">
Modified Time: 2023-05-09T18:15:00+03:00</text:p>
      <text:p text:style-name="P4">
Description: China will not be able to intimidate Canada with measures in response by announcing a non -Grata a diplomat persona. - Ukrinform.</text:p>
      <text:p text:style-name="P4">
Images: ["<text:a xlink:type="simple" xlink:href="https://static.ukrinform.com/photos/2019_07/thumb_files/630_360_1562136728-432.jpeg" text:style-name="Internet_20_link" text:visited-style-name="Visited_20_Internet_20_Link">
630_360_15621...</text:a>
"]</text:p>
      <text:p text:style-name="P4">
Tags: ['Канада', 'Китай', 'Трюдо']</text:p>
      <text:p text:style-name="P4">
Type: Article</text:p>
      <!--METADATA-->
      <text:p text:style-name="P4">
<draw:frame draw:style-name="fr1" draw:name="Image154" text:anchor-type="as-char" svg:width="6.9236in" svg:height="3.956343in" draw:z-index="0">
<draw:image xlink:href="../Images/yкринформ/2023-05-09T18-15-00-03-00/630_360_1562136728-432.jpeg" xlink:type="simple" xlink:show="embed" xlink:actuate="onLoad" draw:mime-type="image/jpeg"/>
</draw:frame>
China is inadmissible to intimidate Canada with measures in response by announcing a person Non Grittakitary's diplomat.</text:p>
      <text:p text:style-name="P4">
According to the Ukrinform correspondent, premiere Minister Channels Justin Trudeau said this in Ottawa.</text:p>
      <text:p text:style-name="P4">
"We understand that the actions were in response, but we will not be able to intimidate them to do everything they need to protect the Canadians from foreign backing," Trudea said.</text:p>
      <text:p text:style-name="P4">
<text:span text:style-name="T4">
 Read also: </text:span>
 <text:a xlink:type="simple" xlink:href="https://www.ukrinform.ua/rubric-world/3706755-u-mzs-kitau-prokomentuvali-vidvorenna-kanadskogo-diplomata.html" text:style-name="Internet_20_link" text:visited-style-name="Visited_20_Internet_20_Link">
</text:a>
As reported by Ukrinform, <text:a xlink:type="simple" xlink:href="https://www.ukrinform.ua/rubric-world/3706562-kanada-ogolosila-personou-non-grata-spivrobitnika-dipmisii-kitau.html" text:style-name="Internet_20_link" text:visited-style-name="Visited_20_Internet_20_Link">
</text:a>
China's diplomatic mission employee who tried to receive Beijing information to intimidate a Canadian deputy.</text:p>
      <text:p text:style-name="P4">
To answer <text:a xlink:type="simple" xlink:href="https://www.ukrinform.ua/rubric-world/3706599-kitaj-visilae-z-kraini-kanadskogo-konsula.html" text:style-name="Internet_20_link" text:visited-style-name="Visited_20_Internet_20_Link">
 </text:a>
 <text:a xlink:type="simple" xlink:href="https://www.ukrinform.ua/rubric-world/3706599-kitaj-visilae-z-kraini-kanadskogo-konsula.html" text:style-name="Internet_20_link" text:visited-style-name="Visited_20_Internet_20_Link">
 </text:a>
Canadian Canadian Consulate General in Shanghai and demanded that he leave the territory of China for three days.</text:p>
      <text:p text:style-name="P4">
News Source: <text:a xlink:type="simple" xlink:href="https://www.ukrinform.ua/rubric-world/3706946-trudo-pro-diplomaticnij-skandal-iz-kitaem-nas-ne-vdastsa-zalakati.html" text:style-name="Internet_20_link" text:visited-style-name="Visited_20_Internet_20_Link">
https://www.ukrinform.ua/rubric-world/3706946-trudo-pro-diplomaticnij-skandal-iz-kitaem-nas-ne-vdastsa-zalakati.html</text:a>
</text:p>
      <!--NEWS-->
      <text:h text:style-name="P10" text:outline-level="1">
<text:span text:style-name="T4">
Government attracts a grant of more than ₴ 350 million per project "Heal Ukraine" - Prime Minister</text:span>
</text:h>
      <text:p text:style-name="P4">
Authors: Ukrinform (Person)</text:p>
      <text:p text:style-name="P4">
Publisher: Укринформ (Organization)</text:p>
      <text:p text:style-name="P4">
Published Time: 2023-05-09T18:21:39+03:00</text:p>
      <text:p text:style-name="P4">
Modified Time: 2023-05-09T18:21:39+03:00</text:p>
      <text:p text:style-name="P4">
Description: The Cabinet of Ministers attracts a grant of over UAH 350 million to rebuild destroyed hospitals and purchase new equipment. - Ukrinform.</text:p>
      <text:p text:style-name="P4">
Images: ["<text:a xlink:type="simple" xlink:href="https://static.ukrinform.com/photos/2023_01/thumb_files/630_360_1673976863-201.jpg" text:style-name="Internet_20_link" text:visited-style-name="Visited_20_Internet_20_Link">
630_360_16739...</text:a>
"]</text:p>
      <text:p text:style-name="P4">
Tags: ['Кабмін', 'Медицина', 'Шмигаль', 'Грант', 'Відбудова']</text:p>
      <text:p text:style-name="P4">
Type: Article</text:p>
      <!--METADATA-->
      <text:p text:style-name="P4">
<draw:frame draw:style-name="fr1" draw:name="Image155" text:anchor-type="as-char" svg:width="6.9236in" svg:height="3.956343in" draw:z-index="0">
<draw:image xlink:href="../Images/yкринформ/2023-05-09T18-21-39-03-00/630_360_1673976863-201.jpg" xlink:type="simple" xlink:show="embed" xlink:actuate="onLoad" draw:mime-type="image/jpeg"/>
</draw:frame>
Cabinet ministers attracts a grant of more than UAH 350 million to rebuild the destroyed hospitals purchase of new equipment.</text:p>
      <text:p text:style-name="P4">
About this Prime Minister of Ukraine Denis Shmigal <text:a xlink:type="simple" xlink:href="https://t.me/Denys_Smyhal/5196" text:style-name="Internet_20_link" text:visited-style-name="Visited_20_Internet_20_Link">
</text:a>
At a government meeting, Ukrinform reports.</text:p>
      <text:p text:style-name="P4">
“Today, at the agenda of the government, we have important decisions in spheres, increasing the transparency of purchases and social support. The government records another grant of more than UAH 350 million to strengthen and restore the Ukrainian health care system. This is the Heal Ukraine project, which is peaceful with the World Bank group, ”he said <text:a xlink:type="simple" xlink:href="https://www.ukrinform.ua/tag-smigal" text:style-name="Internet_20_link" text:visited-style-name="Visited_20_Internet_20_Link">
</text:a>
.</text:p>
      <text:p text:style-name="P4">
Video: <text:a xlink:type="simple" xlink:href="https://t.me/Denys_Smyhal/5196" text:style-name="Internet_20_link" text:visited-style-name="Visited_20_Internet_20_Link">
</text:a>
According to him, these funds will help in the reconstruction of the destroyed hospitals of the tazakuple of new equipment. An important element of the program is to increase the efficiency of providing medical services in de -industrial areas, in particular, the maintenance of hospitals with alternative nutrition sources.</text:p>
      <text:p text:style-name="P4">
<text:span text:style-name="T4">
 Read also: </text:span>
 <text:a xlink:type="simple" xlink:href="https://www.ukrinform.ua/rubric-society/3706259-rosia-povnistu-zrujnuvala-v-ukraini-177-medzakladiv.html" text:style-name="Internet_20_link" text:visited-style-name="Visited_20_Internet_20_Link">
</text:a>
As it was reported, on April 18, the head of government stated that the World Bank would be a single partner in the restoration of Ukraine. Then he named three projects: Re-Power energy conservation for $ 500 million, in the field of Relinc transport infrastructure(The program budget is $ 585 million)as well as healthcare and hospital health care Project Heal Ukraine(General programs - $ 368 million).</text:p>
      <text:p text:style-name="P4">
<text:span text:style-name="T5">
Фото: КМУ</text:span>
</text:p>
      <text:p text:style-name="P4">
News Source: <text:a xlink:type="simple" xlink:href="https://www.ukrinform.ua/rubric-vidbudova/3706947-urad-zalucae-grant-u-ponad-350-miljoniv-na-proekt-heal-ukraine-premer.html" text:style-name="Internet_20_link" text:visited-style-name="Visited_20_Internet_20_Link">
https://www.ukrinform.ua/rubric-vidbudova/3706947-urad-zalucae-grant-u-ponad-350-miljoniv-na-proekt-heal-ukraine-premer.html</text:a>
</text:p>
      <!--NEWS-->
      <text:h text:style-name="P10" text:outline-level="1">
<text:span text:style-name="T4">
In Lviv, the court has sentenced pedophile - 13 years in prison</text:span>
</text:h>
      <text:p text:style-name="P4">
Authors: Ukrinform (Person)</text:p>
      <text:p text:style-name="P4">
Publisher: Укринформ (Organization)</text:p>
      <text:p text:style-name="P4">
Published Time: 2023-05-09T18:22:55+03:00</text:p>
      <text:p text:style-name="P4">
Modified Time: 2023-05-09T18:22:55+03:00</text:p>
      <text:p text:style-name="P4">
Description: In Lviv, a pedophile was sentenced to 13 years ago, who raped an 11-year-old boy two years ago. - Ukrinform.</text:p>
      <text:p text:style-name="P4">
Images: ["<text:a xlink:type="simple" xlink:href="https://static.ukrinform.com/photos/2019_12/thumb_files/630_360_1575657541-421.jpg" text:style-name="Internet_20_link" text:visited-style-name="Visited_20_Internet_20_Link">
630_360_15756...</text:a>
"]</text:p>
      <text:p text:style-name="P4">
Tags: ['Львів', 'Суд', 'Педофіл']</text:p>
      <text:p text:style-name="P4">
Type: Article</text:p>
      <!--METADATA-->
      <text:p text:style-name="P4">
<draw:frame draw:style-name="fr1" draw:name="Image156" text:anchor-type="as-char" svg:width="6.9236in" svg:height="3.956343in" draw:z-index="0">
<draw:image xlink:href="../Images/yкринформ/2023-05-09T18-22-55-03-00/630_360_1575657541-421.jpg" xlink:type="simple" xlink:show="embed" xlink:actuate="onLoad" draw:mime-type="image/jpeg"/>
</draw:frame>
In Lviv, 13 years old was condemned by a pedophile who raped a 11-year-old boy two years ago.</text:p>
      <text:p text:style-name="P4">
About it reports <text:a xlink:type="simple" xlink:href="https://www.gp.gov.ua/ua/posts/do-13-rokiv-za-gratami-zasudzeno-meskancya-lvova-za-zgvaltuvannya-malolitnyogo-xlopcika" text:style-name="Internet_20_link" text:visited-style-name="Visited_20_Internet_20_Link">
</text:a>
, reports Ukrinform.</text:p>
      <text:p text:style-name="P4">
“For the fundamental position of prosecutors of the Frankivsk District Prosecutor's Office, Mysalvova's husband was found guilty of rape(Part 4 of Art. 152 of the Criminal Code of Ukraine).Вироком суду його засуджено до 13 років позбавлення волі», - йдеться уповідомленні.</text:p>
      <text:p text:style-name="P4">
<text:span text:style-name="T4">
Читайте також:</text:span>
 <text:a xlink:type="simple" xlink:href="https://www.ukrinform.ua/rubric-regions/3609501-lvivskogo-pastora-akij-gvaltuvav-ditej-vidpravili-u-psihlikarnu.html" text:style-name="Internet_20_link" text:visited-style-name="Visited_20_Internet_20_Link">
 </text:a>
It is noted that prosecutors in court proved that in June 2020 the convict rejected the child. At lunchtime, the man came to the playground, devoted to minors in exchange for sweets. He allegedly needed to repair the scooter. The 11-year-old boy agreed to help the stranger. They went to the thicket, where the man took advantage of the child raped the boy. Then fled from the scene.</text:p>
      <text:p text:style-name="P4">
Currently, the decision on the inclusion of information on the person convicted of persons convicted of crimes against sexual freedom and sexual inspection of a minor.</text:p>
      <text:p text:style-name="P4">
According to the mother of the boy, the litigation lasted for a very long time, although the wine of the baby was caught in hot pursuit on the first day.</text:p>
      <text:p text:style-name="P4">
<text:span text:style-name="T4">
 Read also: </text:span>
 <text:a xlink:type="simple" xlink:href="https://www.ukrinform.ua/rubric-society/3404583-rada-posilila-zahist-ditej-vid-produkcii-eroticnogo-i-seksualnogo-harakteru.html" text:style-name="Internet_20_link" text:visited-style-name="Visited_20_Internet_20_Link">
</text:a>
“It is obvious that the party to the accused will appeal, and this judicial carriage will be amazed for a long time. But, at least, a very important tribute to establishing justice was made today, ”the woman says.</text:p>
      <text:p text:style-name="P4">
As reported by Ukrinform, on June 18, 2020, Lviv law enforcement officers established and detained the attacker suspected of rape the boy's boy. The 18-year-old resident of Lviv was reported suspected of committing a criminal offense under Part 4 of Article 152(rape)Criminal Code of Ukraine. The sanction of the article provides for a penalty of ten to fifteen years of imprisonment. For the detainee, a safety was chosen - detention without determining collateral.</text:p>
      <text:p text:style-name="P4">
During the court sessions, the court's building was often picketed: most of them supported the victim's family, but there was a group of people who denied the suspect.</text:p>
      <text:p text:style-name="P4">
News Source: <text:a xlink:type="simple" xlink:href="https://www.ukrinform.ua/rubric-regions/3706948-u-lvovi-sud-vinis-virok-pedofilu-13-rokiv-pozbavlenna-voli.html" text:style-name="Internet_20_link" text:visited-style-name="Visited_20_Internet_20_Link">
https://www.ukrinform.ua/rubric-regions/3706948-u-lvovi-sud-vinis-virok-pedofilu-13-rokiv-pozbavlenna-voli.html</text:a>
</text:p>
      <!--NEWS-->
      <text:h text:style-name="P10" text:outline-level="1">
<text:span text:style-name="T4">
The Ministry of Finance held a record this year auction of government bonds</text:span>
</text:h>
      <text:p text:style-name="P4">
Authors: Ukrinform (Person)</text:p>
      <text:p text:style-name="P4">
Publisher: Укринформ (Organization)</text:p>
      <text:p text:style-name="P4">
Published Time: 2023-05-09T18:26:09+03:00</text:p>
      <text:p text:style-name="P4">
Modified Time: 2023-05-09T18:26:09+03:00</text:p>
      <text:p text:style-name="P4">
Description: On May 9, the Ministry of Finance accommodated the domestic government loan bonds (T -bills) worth about UAH 28.5 billion in equivalent, which is a record amount this year. - Ukrinform.</text:p>
      <text:p text:style-name="P4">
Images: ["<text:a xlink:type="simple" xlink:href="https://static.ukrinform.com/photos/2018_10/thumb_files/630_360_1539178844-949.jpeg" text:style-name="Internet_20_link" text:visited-style-name="Visited_20_Internet_20_Link">
630_360_15391...</text:a>
", "<text:a xlink:type="simple" xlink:href="https://static.ukrinform.com/photos/2023_05/1683645881-153.jpg" text:style-name="Internet_20_link" text:visited-style-name="Visited_20_Internet_20_Link">
1683645881-15...</text:a>
"]</text:p>
      <text:p text:style-name="P4">
Tags: ['Аукціон', 'Мінфін', 'Цінні папери']</text:p>
      <text:p text:style-name="P4">
Type: Article</text:p>
      <!--METADATA-->
      <text:p text:style-name="P4">
<draw:frame draw:style-name="fr1" draw:name="Image157" text:anchor-type="as-char" svg:width="6.9236in" svg:height="3.956343in" draw:z-index="0">
<draw:image xlink:href="../Images/yкринформ/2023-05-09T18-26-09-03-00/630_360_1539178844-949.jpeg" xlink:type="simple" xlink:show="embed" xlink:actuate="onLoad" draw:mime-type="image/jpeg"/>
</draw:frame>
On May 9, the Ministry of Finance placed the domestic state post bonds(Towels)for the amount of about UAH 28.5 billion in equivalent, which is a record -beam this year.</text:p>
      <text:p text:style-name="P4">
This was reported by the press service of the Ministry of Finance of Ukraine in <text:a xlink:type="simple" xlink:href="https://t.me/MOF_ua/1700" text:style-name="Internet_20_link" text:visited-style-name="Visited_20_Internet_20_Link">
</text:a>
, reports Ukrinform.</text:p>
      <text:p text:style-name="P4">
"Investments in military bonds are ammunition and assistance to defenders. Investors' money supports the Armed Forces of Ukraine to provide our military with the most necessary: weapons, charges, equipment, food and medicines," the message emphasizes.</text:p>
      <text:p text:style-name="P4">
<draw:frame draw:style-name="fr1" draw:name="Image158" text:anchor-type="as-char" svg:width="6.9236in" svg:height="6.9236in" draw:z-index="0">
<draw:image xlink:href="../Images/yкринформ/2023-05-09T18-26-09-03-00/1683645881-153.jpg" xlink:type="simple" xlink:show="embed" xlink:actuate="onLoad" draw:mime-type="image/jpeg"/>
</draw:frame>
The Ministry of Finance urged citizens to actively engage in financing the needs of the army purchase of the T -bills.</text:p>
      <text:p text:style-name="P4">
<text:span text:style-name="T4">
 Read also: </text:span>
 <text:a xlink:type="simple" xlink:href="https://www.ukrinform.ua/rubric-economy/3703528-za-cas-povnomasstabnoi-vijni-urad-zaluciv-vid-prodazu-ovdp-majze-429-milardiv.html" text:style-name="Internet_20_link" text:visited-style-name="Visited_20_Internet_20_Link">
<text:span text:style-name="T4">
 TEP </text:span>
</text:a>
As reported, as of May 1, 2023, the government attracted from the sale of internal state loan(Towels)the <text:a xlink:type="simple" xlink:href="https://www.ukrinform.ua/tag-aukcion" text:style-name="Internet_20_link" text:visited-style-name="Visited_20_Internet_20_Link">
</text:a>
Almost UAH 429 billion is equivalent.</text:p>
      <text:p text:style-name="P4">
News Source: <text:a xlink:type="simple" xlink:href="https://www.ukrinform.ua/rubric-economy/3706950-minfin-proviv-rekordnij-u-comu-roci-aukcion-ovdp.html" text:style-name="Internet_20_link" text:visited-style-name="Visited_20_Internet_20_Link">
https://www.ukrinform.ua/rubric-economy/3706950-minfin-proviv-rekordnij-u-comu-roci-aukcion-ovdp.html</text:a>
</text:p>
      <!--NEWS-->
      <text:h text:style-name="P10" text:outline-level="1">
<text:span text:style-name="T4">
Virgin Galactic will start commercial space flights at the end of June</text:span>
</text:h>
      <text:p text:style-name="P4">
Authors: Ukrinform (Person)</text:p>
      <text:p text:style-name="P4">
Publisher: Укринформ (Organization)</text:p>
      <text:p text:style-name="P4">
Published Time: 2023-05-09T18:28:00+03:00</text:p>
      <text:p text:style-name="P4">
Modified Time: 2023-05-09T18:28:00+03:00</text:p>
      <text:p text:style-name="P4">
Description: Virgin Galactic Holdings, which is engaged in space tourism, said the four crew members will take place in May. The first commercial flight intends to make at the end of June. - Ukrinform.</text:p>
      <text:p text:style-name="P4">
Images: ["<text:a xlink:type="simple" xlink:href="https://static.ukrinform.com/photos/2020_08/thumb_files/630_360_1596546123-548.jpg" text:style-name="Internet_20_link" text:visited-style-name="Visited_20_Internet_20_Link">
630_360_15965...</text:a>
"]</text:p>
      <text:p text:style-name="P4">
Tags: ['Космос', 'Туризм', 'Virgin Galactic']</text:p>
      <text:p text:style-name="P4">
Type: Article</text:p>
      <!--METADATA-->
      <text:p text:style-name="P4">
<draw:frame draw:style-name="fr1" draw:name="Image159" text:anchor-type="as-char" svg:width="6.9236in" svg:height="3.956343in" draw:z-index="0">
<draw:image xlink:href="../Images/yкринформ/2023-05-09T18-28-00-03-00/630_360_1596546123-548.jpg" xlink:type="simple" xlink:show="embed" xlink:actuate="onLoad" draw:mime-type="image/jpeg"/>
</draw:frame>
VIRGIN GALACTIC HOLDINGS, which is engaged in space tourism, stated that the intervierance will take place a test flight of four crew members. The first commercial flight intends to carry out at the end of June.</text:p>
      <text:p text:style-name="P4">
As Ukrinform reports, it reports <text:a xlink:type="simple" xlink:href="https://www.reuters.com/technology/space/virgin-galactic-start-commercial-flight-late-june-shares-rise-2023-05-08/" text:style-name="Internet_20_link" text:visited-style-name="Visited_20_Internet_20_Link">
</text:a>
After the company stated that the May mission will be the latest testing of the space flight system and the experience of astronauts in the pre -opening for commercial services, its shares were jumped by 4%.</text:p>
      <text:p text:style-name="P4">
Last May, a company supported by a billionaire Richard Branson launched commercial flights to the first quarter of 2023 through a crime in a supply chain and labor deficiency.</text:p>
      <text:p text:style-name="P4">
<text:span text:style-name="T4">
 Read also: </text:span>
 <text:a xlink:type="simple" xlink:href="https://www.ukrinform.ua/rubric-technology/3671026-kosmicnij-turizm-virgin-galactic-vikonav-testovij-polit-vperse-za-majze-15-roku.html" text:style-name="Internet_20_link" text:visited-style-name="Visited_20_Internet_20_Link">
<text:span text:style-name="T4">
 Virgin </text:span>
 <text:span text:style-name="T4">
 Galactic </text:span>
</text:a>
After the long modernization of its central tourism ship in February, Virgin Galactic again opened the sale of tickets for spacecraft resistance, setting a price at a price of $ 450,000 in a member with an initial deposit of $ 150 thousand.</text:p>
      <text:p text:style-name="P4">
As reported by Ukrinform, on <text:a xlink:type="simple" xlink:href="https://www.ukrinform.ua/rubric-technology/3706061-kitaj-gotuetsa-zapustiti-v-kosmos-vantaznij-korabel-tanczou6.html" text:style-name="Internet_20_link" text:visited-style-name="Visited_20_Internet_20_Link">
</text:a>
In the south of China, a carriage of Tianzhou-6 was installed by Tangzhou-6 carrets "Changzhen-7 Y7", which should bring it to orbit.</text:p>
      <text:p text:style-name="P4">
News Source: <text:a xlink:type="simple" xlink:href="https://www.ukrinform.ua/rubric-technology/3706951-virgin-galactic-pocne-komercijni-kosmicni-poloti-naprikinci-cervna.html" text:style-name="Internet_20_link" text:visited-style-name="Visited_20_Internet_20_Link">
https://www.ukrinform.ua/rubric-technology/3706951-virgin-galactic-pocne-komercijni-kosmicni-poloti-naprikinci-cervna.html</text:a>
</text:p>
      <!--NEWS-->
      <text:h text:style-name="P10" text:outline-level="1">
<text:span text:style-name="T4">
A charity fair took place in Chernivtsi on the occasion of Europe Day</text:span>
</text:h>
      <text:p text:style-name="P4">
Authors: Ukrinform (Person)</text:p>
      <text:p text:style-name="P4">
Publisher: Укринформ (Organization)</text:p>
      <text:p text:style-name="P4">
Published Time: 2023-05-09T18:29:00+03:00</text:p>
      <text:p text:style-name="P4">
Modified Time: 2023-05-09T18:29:00+03:00</text:p>
      <text:p text:style-name="P4">
Description: In Chernivtsi, a charity fair "European Spring" was held on the occasion of Europe, during which teachers and pupils of the Chernivtsi Regional Center for Aesthetic Education "Bukovina" sold hand-made of tastes and souvenirs to raise funds for the Armed Forces. - Ukrinform.</text:p>
      <text:p text:style-name="P4">
Images: ["<text:a xlink:type="simple" xlink:href="https://static.ukrinform.com/photos/2023_05/thumb_files/630_360_1683648995-612.jpg" text:style-name="Internet_20_link" text:visited-style-name="Visited_20_Internet_20_Link">
630_360_16836...</text:a>
", "<text:a xlink:type="simple" xlink:href="https://static.ukrinform.com/photos/2023_05/1683648995-665.jpg" text:style-name="Internet_20_link" text:visited-style-name="Visited_20_Internet_20_Link">
1683648995-66...</text:a>
", "<text:a xlink:type="simple" xlink:href="https://static.ukrinform.com/photos/2023_05/1683648996-109.jpg" text:style-name="Internet_20_link" text:visited-style-name="Visited_20_Internet_20_Link">
1683648996-10...</text:a>
", "<text:a xlink:type="simple" xlink:href="https://static.ukrinform.com/photos/2023_05/1683648996-907.jpg" text:style-name="Internet_20_link" text:visited-style-name="Visited_20_Internet_20_Link">
1683648996-90...</text:a>
"]</text:p>
      <text:p text:style-name="P4">
Tags: ['ЗСУ', 'День Європи ', 'Ярмарок', 'Благодійність', 'Чернівці']</text:p>
      <text:p text:style-name="P4">
Type: Article</text:p>
      <!--METADATA-->
      <text:p text:style-name="P4">
<draw:frame draw:style-name="fr1" draw:name="Image160" text:anchor-type="as-char" svg:width="6.9236in" svg:height="3.956343in" draw:z-index="0">
<draw:image xlink:href="../Images/yкринформ/2023-05-09T18-29-00-03-00/630_360_1683648995-612.jpg" xlink:type="simple" xlink:show="embed" xlink:actuate="onLoad" draw:mime-type="image/jpeg"/>
</draw:frame>
Uvkherenivtsi on the occasion of Europe Day hosted a charity fair "European", during which teachers and pupils of the Chernivtsi Regional Central Center for Junior of Bukovina sold the handmade of Tasawenira's handmade to raise funds for the Armed Forces.</text:p>
      <text:p text:style-name="P4">
This was reported in <text:a xlink:type="simple" xlink:href="https://www.facebook.com/100068839735693/posts/pfbid02YE4xs4fwer8UHSfHkTe2xe7wy1BNQa254AtmBN4m5C1SjcyiGKovJUTsMLyHK4tyl/" text:style-name="Internet_20_link" text:visited-style-name="Visited_20_Internet_20_Link">
</text:a>
The press service of the Chernivtsi Regional Council, reports Ukrinform.</text:p>
      <text:p text:style-name="P4">
“Ukraine does not need to prove that it is part of Europe, because it is in its center. And Ukrainians who are fighting with the Russian Federation protect not only consumer borders and independence, but also European values - freedom, democracy, inviolability, ”Mykola Guator said during the event during the event.</text:p>
      <text:p text:style-name="P4">
<draw:frame draw:style-name="fr1" draw:name="Image161" text:anchor-type="as-char" svg:width="6.9236in" svg:height="5.1927in" draw:z-index="0">
<draw:image xlink:href="../Images/yкринформ/2023-05-09T18-29-00-03-00/1683648995-665.jpg" xlink:type="simple" xlink:show="embed" xlink:actuate="onLoad" draw:mime-type="image/jpeg"/>
</draw:frame>
The regional council noted that in the program <text:a xlink:type="simple" xlink:href="https://www.ukrinform.ua/tag-armarok" text:style-name="Internet_20_link" text:visited-style-name="Visited_20_Internet_20_Link">
</text:a>
There were a master class for the production of charms for the defenders of the sake, the interactive quiz and the performances of young artists and teachers of the Center.</text:p>
      <text:p text:style-name="P4">
<draw:frame draw:style-name="fr1" draw:name="Image162" text:anchor-type="as-char" svg:width="6.9236in" svg:height="5.1927in" draw:z-index="0">
<draw:image xlink:href="../Images/yкринформ/2023-05-09T18-29-00-03-00/1683648996-109.jpg" xlink:type="simple" xlink:show="embed" xlink:actuate="onLoad" draw:mime-type="image/jpeg"/>
</draw:frame>
</text:p>
      <text:p text:style-name="P4">
<draw:frame draw:style-name="fr1" draw:name="Image163" text:anchor-type="as-char" svg:width="6.9236in" svg:height="5.1927in" draw:z-index="0">
<draw:image xlink:href="../Images/yкринформ/2023-05-09T18-29-00-03-00/1683648996-907.jpg" xlink:type="simple" xlink:show="embed" xlink:actuate="onLoad" draw:mime-type="image/jpeg"/>
</draw:frame>
<text:span text:style-name="T4">
 Read also: </text:span>
 <text:a xlink:type="simple" xlink:href="https://www.ukrinform.ua/rubric-kyiv/3706902-u-stolici-provedut-bezkostovni-ekskursii-do-dna-evropi.html" text:style-name="Internet_20_link" text:visited-style-name="Visited_20_Internet_20_Link">
</text:a>
As reported by Ukrinform, <text:a xlink:type="simple" xlink:href="https://www.ukrinform.ua/rubric-society/3706580-ukraina-svatkue-den-evropi.html" text:style-name="Internet_20_link" text:visited-style-name="Visited_20_Internet_20_Link">
</text:a>
, established in accordance with President Vladimir Zelensky. Earlier, this day was celebrated annually for the third Saturday of May. The President of the European Commission Ursula von Derlyen arrived in Kiev to celebrate Europe Day with Ukrainians. She stressed that Ukraine is part of a single European family.</text:p>
      <text:p text:style-name="P4">
<text:span text:style-name="T5">
Foto: Chernivtsi Regional Council</text:span>
</text:p>
      <text:p text:style-name="P4">
News Source: <text:a xlink:type="simple" xlink:href="https://www.ukrinform.ua/rubric-regions/3706976-u-cernivcah-z-nagodi-dna-evropi-vidbuvsa-blagodijnij-armarok.html" text:style-name="Internet_20_link" text:visited-style-name="Visited_20_Internet_20_Link">
https://www.ukrinform.ua/rubric-regions/3706976-u-cernivcah-z-nagodi-dna-evropi-vidbuvsa-blagodijnij-armarok.html</text:a>
</text:p>
      <!--NEWS-->
      <text:h text:style-name="P10" text:outline-level="1">
<text:span text:style-name="T4">
The government has improved the mechanism of distribution of additional subsidies for victims of aggression of the Russian Federation of communities</text:span>
</text:h>
      <text:p text:style-name="P4">
Authors: Ukrinform (Person)</text:p>
      <text:p text:style-name="P4">
Publisher: Укринформ (Organization)</text:p>
      <text:p text:style-name="P4">
Published Time: 2023-05-09T18:30:16+03:00</text:p>
      <text:p text:style-name="P4">
Modified Time: 2023-05-09T18:30:16+03:00</text:p>
      <text:p text:style-name="P4">
Description: The Cabinet of Ministers changed the procedure for granting additional subsidies to communities in territories that were negatively influenced by the Russian Federation. - Ukrinform.</text:p>
      <text:p text:style-name="P4">
Images: ["<text:a xlink:type="simple" xlink:href="https://static.ukrinform.com/photos/2023_03/thumb_files/630_360_1680013213-921.jpg" text:style-name="Internet_20_link" text:visited-style-name="Visited_20_Internet_20_Link">
630_360_16800...</text:a>
"]</text:p>
      <text:p text:style-name="P4">
Tags: ['Кабмін', 'Уряд', 'Війна з росією']</text:p>
      <text:p text:style-name="P4">
Type: Article</text:p>
      <!--METADATA-->
      <text:p text:style-name="P4">
<draw:frame draw:style-name="fr1" draw:name="Image164" text:anchor-type="as-char" svg:width="6.9236in" svg:height="3.956343in" draw:z-index="0">
<draw:image xlink:href="../Images/yкринформ/2023-05-09T18-30-16-03-00/630_360_1680013213-921.jpg" xlink:type="simple" xlink:show="embed" xlink:actuate="onLoad" draw:mime-type="image/jpeg"/>
</draw:frame>
Cabinet of Ministers changed the procedure for providing additional subsidies to communities in territories that were negatively influenced by the Russian Federation.</text:p>
      <text:p text:style-name="P4">
As Ukrinform reports, he reported in <text:a xlink:type="simple" xlink:href="https://t.me/tmelnychuk/2273" text:style-name="Internet_20_link" text:visited-style-name="Visited_20_Internet_20_Link">
</text:a>
The permanent representative of the Cabinet in the Verkhovna Rada Taras Melnychuk.</text:p>
      <text:p text:style-name="P4">
"Amendments to the procedure and conditions for granting in 2023 additional grants of the state budget to local budgets for the exercise of the powers of the local government at the deocal, temporarily occupied and other territories of Ukraine, which were negatively influenced .</text:p>
      <text:p text:style-name="P4">
<text:span text:style-name="T4">
 Read also: </text:span>
 <text:a xlink:type="simple" xlink:href="https://www.ukrinform.ua/rubric-vidbudova/3706947-urad-zalucae-grant-u-ponad-350-miljoniv-na-proekt-heal-ukraine-premer.html" text:style-name="Internet_20_link" text:visited-style-name="Visited_20_Internet_20_Link">
<text:span text:style-name="T4">
 Government </text:span>
</text:a>
The resolution stipulates that the distribution and use of additional subsidies by the territorial communities located on temporarily occupied Rhphtherics of Ukraine, included in the list of territories on which are conducted(It was kept)The fighting or temporarily occupied by the Russian Federation, approved by the Ministry of Reintegration, for which the date of completion of temporary occupation is not determined, are paid with the regional military administration.</text:p>
      <text:p text:style-name="P4">
It was reported that for 2023 the state budget provides UAH 24 billion in the provision of the allowance to local budgets for the exercise of the powers of the local government at the de -occupied, temporarily occupied and other territories of Ukraine, which were negatively influenced in connection with the full -scale armed aggression of the Russian Federation.</text:p>
      <text:p text:style-name="P4">
Photo: CMU</text:p>
      <text:p text:style-name="P4">
News Source: <text:a xlink:type="simple" xlink:href="https://www.ukrinform.ua/rubric-society/3706953-urad-udoskonaliv-mehanizm-rozpodilu-dodatkovoi-dotacii-dla-postrazdalih-vid-agresii-rf-gromad.html" text:style-name="Internet_20_link" text:visited-style-name="Visited_20_Internet_20_Link">
https://www.ukrinform.ua/rubric-society/3706953-urad-udoskonaliv-mehanizm-rozpodilu-dodatkovoi-dotacii-dla-postrazdalih-vid-agresii-rf-gromad.html</text:a>
</text:p>
      <!--NEWS-->
      <text:h text:style-name="P10" text:outline-level="1">
<text:span text:style-name="T4">
Taburets assures that there will be no place in Cherkasy region</text:span>
</text:h>
      <text:p text:style-name="P4">
Authors: Ukrinform (Person)</text:p>
      <text:p text:style-name="P4">
Publisher: Укринформ (Organization)</text:p>
      <text:p text:style-name="P4">
Published Time: 2023-05-09T18:32:00+03:00</text:p>
      <text:p text:style-name="P4">
Modified Time: 2023-05-09T18:32:00+03:00</text:p>
      <text:p text:style-name="P4">
Description: There will be no place in Cherkasy region if someone did not want. - Ukrinform.</text:p>
      <text:p text:style-name="P4">
Images: ["<text:a xlink:type="simple" xlink:href="https://static.ukrinform.com/photos/2023_05/thumb_files/630_360_1683289647-224.jpg" text:style-name="Internet_20_link" text:visited-style-name="Visited_20_Internet_20_Link">
630_360_16832...</text:a>
"]</text:p>
      <text:p text:style-name="P4">
Tags: ['Черкащина', 'Рейдерство']</text:p>
      <text:p text:style-name="P4">
Type: Article</text:p>
      <!--METADATA-->
      <text:p text:style-name="P4">
<draw:frame draw:style-name="fr1" draw:name="Image165" text:anchor-type="as-char" svg:width="6.9236in" svg:height="3.956343in" draw:z-index="0">
<draw:image xlink:href="../Images/yкринформ/2023-05-09T18-32-00-03-00/630_360_1683289647-224.jpg" xlink:type="simple" xlink:show="embed" xlink:actuate="onLoad" draw:mime-type="image/jpeg"/>
</draw:frame>
 НаЧеркащині не буде місця рейдерству, якби комусь то не хотілося.</text:p>
      <text:p text:style-name="P4">
Про це голова Черкаської ОВА Ігор Табурець заявив у своєму <text:a xlink:type="simple" xlink:href="https://www.ukrinform.ua/rubric-regions/3705228-igor-taburec-nacalnik-cerkaskoi-ova.html" text:style-name="Internet_20_link" text:visited-style-name="Visited_20_Internet_20_Link">
</text:a>
Commenting on the case around the Krasnogorsky olive plant.</text:p>
      <text:p text:style-name="P4">
He also stressed that one of the priorities of his work calls the protection of investors' interests and economic modernization of the region.</text:p>
      <text:p text:style-name="P4">
“Indeed, an event(Attempted raider seizure of oil plant)It took place. However, law enforcement agencies and we, at the level of the regional authorities, responded instantly-at the initial stage, measures were taken to restrict any action raiders. I immediately met with the owner of the plant, which received a full -time. He communicated with the Minister of Justice, with representatives of the Anti -Rider Commission at the Ministry of Justice. As a result, the fictitious registration was displayed. The situation at the enterprise is currently controlled. The investigation is ongoing, I hope to go to customers. There will be no place in Cherkasy region if someone did not want to. ”</text:p>
      <text:p text:style-name="P4">
<text:span text:style-name="T4">
 Read also: </text:span>
 <text:a xlink:type="simple" xlink:href="https://www.ukrinform.ua/rubric-regions/3706919-cerkasina-mae-znacnij-potencial-dla-relokovanogo-biznesu.html" text:style-name="Internet_20_link" text:visited-style-name="Visited_20_Internet_20_Link">
</text:a>
It is fundamental to respond effectively to current business challenges, including the Nadestabilization of the power system, the Taburets said: “Businesses of business units are disconnected from power supply. We and energy to work out schedules to provide the minimum required level of guarantee energy for critical important enterprises in the region. Other ones adapted, changed work schedules, and bought generators. This is also an Effective Synergy of Power and <text:a xlink:type="simple" xlink:href="https://www.ukrinform.ua/tag-biznes" text:style-name="Internet_20_link" text:visited-style-name="Visited_20_Internet_20_Link">
</text:a>
”.</text:p>
      <text:p text:style-name="P4">
As it was reported, unknown persons attempted the raider capture of agro -enterprise in the village of Antipivka, Cherkasy region. Criminal proceedings have been opened after counterfeiting. In order to preserve the property to notify further registration actions, to change the heads of the enterprise to the court on the arrest of the property complex, the prohibition of committing registration actions on the disposal of the assets of this enterprise, on the change of management and making changes in the constituent documents. It is satisfied.</text:p>
      <text:p text:style-name="P4">
News Source: <text:a xlink:type="simple" xlink:href="https://www.ukrinform.ua/rubric-regions/3706956-taburec-zapevnae-so-na-cerkasini-ne-bude-misca-rejderstvu.html" text:style-name="Internet_20_link" text:visited-style-name="Visited_20_Internet_20_Link">
https://www.ukrinform.ua/rubric-regions/3706956-taburec-zapevnae-so-na-cerkasini-ne-bude-misca-rejderstvu.html</text:a>
</text:p>
      <!--NEWS-->
      <text:h text:style-name="P10" text:outline-level="1">
<text:span text:style-name="T4">
In Ukraine plan to introduce excise duty on sweet sodas</text:span>
</text:h>
      <text:p text:style-name="P4">
Authors: Ukrinform (Person)</text:p>
      <text:p text:style-name="P4">
Publisher: Укринформ (Organization)</text:p>
      <text:p text:style-name="P4">
Published Time: 2023-05-09T18:32:12+03:00</text:p>
      <text:p text:style-name="P4">
Modified Time: 2023-05-09T18:32:12+03:00</text:p>
      <text:p text:style-name="P4">
Description: In Ukraine, they plan to introduce excise duty on sweet sodas. - Ukrinform.</text:p>
      <text:p text:style-name="P4">
Images: ["<text:a xlink:type="simple" xlink:href="https://static.ukrinform.com/photos/2023_05/thumb_files/630_360_1683646177-221.jpg" text:style-name="Internet_20_link" text:visited-style-name="Visited_20_Internet_20_Link">
630_360_16836...</text:a>
"]</text:p>
      <text:p text:style-name="P4">
Tags: ['Акциз', 'Кабмін', 'Напій']</text:p>
      <text:p text:style-name="P4">
Type: Article</text:p>
      <!--METADATA-->
      <text:p text:style-name="P4">
<draw:frame draw:style-name="fr1" draw:name="Image166" text:anchor-type="as-char" svg:width="6.9236in" svg:height="3.946452in" draw:z-index="0">
<draw:image xlink:href="../Images/yкринформ/2023-05-09T18-32-12-03-00/630_360_1683646177-221.jpg" xlink:type="simple" xlink:show="embed" xlink:actuate="onLoad" draw:mime-type="image/jpeg"/>
</draw:frame>
In Ukraine, they will plan to introduce excise duty on sweet sodas.</text:p>
      <text:p text:style-name="P4">
About it reports <text:a xlink:type="simple" xlink:href="https://moz.gov.ua/article/news/v-ukraini-planujut-zaprovaditi-akciz-na-solodki-gazovani-napoi-chomu-ce-vazhlivo" text:style-name="Internet_20_link" text:visited-style-name="Visited_20_Internet_20_Link">
</text:a>
, reports Ukrinform.</text:p>
      <text:p text:style-name="P4">
“Ukraine suffers from the burden of non -communicable diseases. They remain an main cause of disability and the cause of the acquired problems of the connoisseurs. At the same time, most of these diseases can be prevented by changing dairy and choosing a healthier lifestyle. Taxes on the use of add -on or different types of restrictions operate in 107 countries. This is a world practice that WHO is comprehensively supported. And the Ministry of Health supports it. We have to take care of the health - the health of our citizens, ”said Deputy Minister of Protection, Chief State Sanitary Doctor Igor Kuzin.</text:p>
      <text:p text:style-name="P4">
<text:span text:style-name="T4">
 Read also: </text:span>
 <text:a xlink:type="simple" xlink:href="https://www.ukrinform.ua/rubric-economy/3704801-z-pocatku-roku-velikij-biznes-splativ-majze-60-milardiv-podatkiv.html" text:style-name="Internet_20_link" text:visited-style-name="Visited_20_Internet_20_Link">
</text:a>
According to the ministry, the constant consumption of sweet carbonated beverages will lead to the development of diabetes, the appearance of overweight and obesity, etc., because in the summer of such a drink often contains more daily sugar.</text:p>
      <text:p text:style-name="P4">
At the same time, there are examples of countries where the tax on sweet mineral and carbonated water has declines the number of patients with diabetes and cardiovascular disease, obesity. For example, in Mexico, the tax has led to a decrease in 39% of the number of obesity. And in the United Kingdom, tax producers reduce sugar in sweet soda water twice to non -paying additional funds to the budget.</text:p>
      <text:p text:style-name="P4">
Two draft laws are currently registered in the Verkhovna Rada: No. 9032-1 and No. 9033-1. The first one due to changes to the Tax Code introduces a tax rate of tida and carbonated water with the addition of sugar and other sweeteners, aromatic substances in the amount of 0.1 euros(4 UAH)one liter of drink(In Belgium, the tax is 0.53 euros, in Poland - 0.19 euros). Другий — визначає,що отримані від сплати податку кошти планують спрямувати на реалізацію програміз запобігання неінфекційним захворюванням та лікування від них, а також напідтримку програми дитячого харчування в школах, ініційовану першою ледіОленою Зеленською.</text:p>
      <text:p text:style-name="P4">
<text:span text:style-name="T4">
Читайте також:</text:span>
 <text:a xlink:type="simple" xlink:href="https://www.ukrinform.ua/rubric-polytics/3678941-u-radi-zareestruvali-proekti-zakoniv-sodo-akciznogo-podatku-na-solodki-gazovani-napoi.html" text:style-name="Internet_20_link" text:visited-style-name="Visited_20_Internet_20_Link">
 <text:span text:style-name="T4">
газовані</text:span>
 <text:span text:style-name="T4">
напо</text:span>
 </text:a>
</text:p>
      <text:p text:style-name="P4">
Photo from open springs</text:p>
      <text:p text:style-name="P4">
News Source: <text:a xlink:type="simple" xlink:href="https://www.ukrinform.ua/rubric-economy/3706957-v-ukraini-planuut-zaprovaditi-akciz-na-solodki-gazovani-napoi.html" text:style-name="Internet_20_link" text:visited-style-name="Visited_20_Internet_20_Link">
https://www.ukrinform.ua/rubric-economy/3706957-v-ukraini-planuut-zaprovaditi-akciz-na-solodki-gazovani-napoi.html</text:a>
</text:p>
      <!--NEWS-->
      <text:h text:style-name="P10" text:outline-level="1">
<text:span text:style-name="T4">
In Lviv, the mayor of one of Croatia solemnly raised the EU flag in front of the city council</text:span>
</text:h>
      <text:p text:style-name="P4">
Authors: Ukrinform (Person)</text:p>
      <text:p text:style-name="P4">
Publisher: Укринформ (Organization)</text:p>
      <text:p text:style-name="P4">
Published Time: 2023-05-09T18:40:03+03:00</text:p>
      <text:p text:style-name="P4">
Modified Time: 2023-05-09T18:40:03+03:00</text:p>
      <text:p text:style-name="P4">
Description: Before the City Council in Lviv, the European Flag was symbolically raised by the mayor of Pula-Pola Philip Zorichich, who came to sign an agreement on cooperation between cities. - Ukrinform.</text:p>
      <text:p text:style-name="P4">
Images: ["<text:a xlink:type="simple" xlink:href="https://static.ukrinform.com/photos/2023_05/thumb_files/630_360_1683646524-7398.jpeg" text:style-name="Internet_20_link" text:visited-style-name="Visited_20_Internet_20_Link">
630_360_16836...</text:a>
", "<text:a xlink:type="simple" xlink:href="https://static.ukrinform.com/photos/2023_05/thumb_files/630_360_1683646524-7990.jpeg" text:style-name="Internet_20_link" text:visited-style-name="Visited_20_Internet_20_Link">
630_360_16836...</text:a>
", "<text:a xlink:type="simple" xlink:href="https://static.ukrinform.com/photos/2023_05/thumb_files/630_360_1683646524-7483.jpeg" text:style-name="Internet_20_link" text:visited-style-name="Visited_20_Internet_20_Link">
630_360_16836...</text:a>
", "<text:a xlink:type="simple" xlink:href="https://static.ukrinform.com/photos/2023_05/thumb_files/630_360_1683646524-4582.jpeg" text:style-name="Internet_20_link" text:visited-style-name="Visited_20_Internet_20_Link">
630_360_16836...</text:a>
", "<text:a xlink:type="simple" xlink:href="https://static.ukrinform.com/photos/2023_05/thumb_files/630_360_1683646524-1057.jpeg" text:style-name="Internet_20_link" text:visited-style-name="Visited_20_Internet_20_Link">
630_360_16836...</text:a>
", "<text:a xlink:type="simple" xlink:href="https://static.ukrinform.com/photos/2023_05/thumb_files/630_360_1683646524-4907.jpeg" text:style-name="Internet_20_link" text:visited-style-name="Visited_20_Internet_20_Link">
630_360_16836...</text:a>
", "<text:a xlink:type="simple" xlink:href="https://static.ukrinform.com/photos/2023_05/thumb_files/630_360_1683646525-3077.jpeg" text:style-name="Internet_20_link" text:visited-style-name="Visited_20_Internet_20_Link">
630_360_16836...</text:a>
", "<text:a xlink:type="simple" xlink:href="https://static.ukrinform.com/photos/2023_05/thumb_files/630_360_1683646526-7092.jpeg" text:style-name="Internet_20_link" text:visited-style-name="Visited_20_Internet_20_Link">
630_360_16836...</text:a>
", "<text:a xlink:type="simple" xlink:href="https://static.ukrinform.com/photos/2023_05/thumb_files/630_360_1683646526-2631.jpeg" text:style-name="Internet_20_link" text:visited-style-name="Visited_20_Internet_20_Link">
630_360_16836...</text:a>
", "<text:a xlink:type="simple" xlink:href="https://static.ukrinform.com/photos/2023_05/thumb_files/630_360_1683646526-1694.jpeg" text:style-name="Internet_20_link" text:visited-style-name="Visited_20_Internet_20_Link">
630_360_16836...</text:a>
", "<text:a xlink:type="simple" xlink:href="https://static.ukrinform.com/photos/2023_05/thumb_files/630_360_1683646526-7726.jpeg" text:style-name="Internet_20_link" text:visited-style-name="Visited_20_Internet_20_Link">
630_360_16836...</text:a>
", "<text:a xlink:type="simple" xlink:href="https://static.ukrinform.com/photos/2023_05/thumb_files/630_360_1683646526-8622.jpeg" text:style-name="Internet_20_link" text:visited-style-name="Visited_20_Internet_20_Link">
630_360_16836...</text:a>
", "<text:a xlink:type="simple" xlink:href="https://static.ukrinform.com/photos/2023_05/thumb_files/630_360_1683646527-3756.jpeg" text:style-name="Internet_20_link" text:visited-style-name="Visited_20_Internet_20_Link">
630_360_16836...</text:a>
", "<text:a xlink:type="simple" xlink:href="https://static.ukrinform.com/photos/2023_05/thumb_files/630_360_1683646527-7988.jpeg" text:style-name="Internet_20_link" text:visited-style-name="Visited_20_Internet_20_Link">
630_360_16836...</text:a>
"]</text:p>
      <text:p text:style-name="P4">
Tags: ['Євросоюз', 'Хорватія', 'Львів', 'Прапор']</text:p>
      <text:p text:style-name="P4">
Type: Article</text:p>
      <!--METADATA-->
      <text:p text:style-name="P4">
<draw:frame draw:style-name="fr1" draw:name="Image167" text:anchor-type="as-char" svg:width="6.9236in" svg:height="3.956343in" draw:z-index="0">
<draw:image xlink:href="../Images/yкринформ/2023-05-09T18-40-03-03-00/630_360_1683646524-7398.jpeg" xlink:type="simple" xlink:show="embed" xlink:actuate="onLoad" draw:mime-type="image/jpeg"/>
</draw:frame>
The Suburban Council in Lviv The European Flag was symbolically raised by the mayor of the Croatian Pola-Pola Philip Zorichich, who came to sign an agreement on cooperation with cities.</text:p>
      <text:p text:style-name="P4">
About it reports <text:a xlink:type="simple" xlink:href="https://city-adm.lviv.ua/news/city/lviv-changes/296424-u-tsentri-lvova-pidnialy-prapor-yevropeiskoho-soiuzu-video" text:style-name="Internet_20_link" text:visited-style-name="Visited_20_Internet_20_Link">
</text:a>
, reports Ukrinform.</text:p>
      <text:p text:style-name="P4">
“This trip is very emotional for us. Today we are talking about the day of the future: we have already taken to ourselves the first group of Ukrainian children whose parents were killed. We also have a program for the socialization and rehabilitation of your military. We are by your side because you are Europe, ”Pula -Pola said.After the ceremony of raising the flag of the European Union near the Town Hall of Ukraine, "Ode to Joy" and the song "Red Kalina" performed the brass band of Lviv Children School of Arts №5 "Lviv Fanfar", which recently returned from the largest festivals of military brass orchestras in Europe. In two weeks, the team will go to another festival in France.</text:p>
      <text:p text:style-name="P4">
<text:span text:style-name="T4">
 Read also: </text:span>
 <text:a xlink:type="simple" xlink:href="https://www.ukrinform.ua/rubric-polytics/3706754-v-evrokomisii-poruc-iz-praporami-es-pidnali-ukrainskij-stag.html" text:style-name="Internet_20_link" text:visited-style-name="Visited_20_Internet_20_Link">
<text:span text:style-name="T4">
 flag </text:span>
</text:a>
According to the City Council, before the festivities, the Croatian Puli Pola and Lviv was brothers. The mayors of the cities have signed a cooperation agreement.</text:p>
      <text:p text:style-name="P4">
The Ambassador Extraordinary and Plenipotentiary of Croatia in Ukraine, Aniza Jamich, was present at the signing of the agreement that Ukraine would be sure that Ukraine would reach its own members in the European Union.</text:p>
      <text:p text:style-name="P4">
“The European community has long begun as a project of peace. But in 30-40 years we forgot about it. However, now we return to our roots, and now the European Union has a different meaning, ”the Croatian ambassador added.</text:p>
      <text:p text:style-name="P4">
<text:span text:style-name="T4">
 Read also: </text:span>
 <text:a xlink:type="simple" xlink:href="https://www.ukrinform.ua/rubric-culture/3706689-gladaci-mistecka-evrobacenna-skanduvali-slava-ukraini.html" text:style-name="Internet_20_link" text:visited-style-name="Visited_20_Internet_20_Link">
</text:a>
Lviv Mayor Andriy Sadovyi Croatia was a country that has laid into the European Union and the experience she gained is unique to Ukrainian.</text:p>
      <text:p text:style-name="P4">
"The office in Brussels opened, the mayor came from Croatia, the cooperation agreement was signed by international cities, the European flag in Lviv was raised and that's all - the sold day, on Europe Day," Sadovy summed up.</text:p>
      <text:p text:style-name="P4">
As reported by Ukrinform, <text:a xlink:type="simple" xlink:href="https://www.ukrinform.ua/rubric-polytics/3706885-lviv-vidkriv-ofis-u-brusseli.html" text:style-name="Internet_20_link" text:visited-style-name="Visited_20_Internet_20_Link">
</text:a>
Thanks to his work, financial programs and projects will become more accessible to the Ukrainian communities.</text:p>
      <text:p text:style-name="P4">
News Source: <text:a xlink:type="simple" xlink:href="https://www.ukrinform.ua/rubric-regions/3706958-u-lvovi-mer-odnogo-z-najbilsih-mist-horvatii-urocisto-pidnav-prapor-es-pered-miskou-radou.html" text:style-name="Internet_20_link" text:visited-style-name="Visited_20_Internet_20_Link">
https://www.ukrinform.ua/rubric-regions/3706958-u-lvovi-mer-odnogo-z-najbilsih-mist-horvatii-urocisto-pidnav-prapor-es-pered-miskou-radou.html</text:a>
</text:p>
      <!--NEWS-->
      <text:h text:style-name="P10" text:outline-level="1">
<text:span text:style-name="T4">
Kalinina will start the WTA tournament in Italy by confrontation with the Russian</text:span>
</text:h>
      <text:p text:style-name="P4">
Authors: Ukrinform (Person)</text:p>
      <text:p text:style-name="P4">
Publisher: Укринформ (Organization)</text:p>
      <text:p text:style-name="P4">
Published Time: 2023-05-09T18:40:40+03:00</text:p>
      <text:p text:style-name="P4">
Modified Time: 2023-05-09T18:40:40+03:00</text:p>
      <text:p text:style-name="P4">
Description: The first rival of Ukrainian Angelina Kalinina was known at the prestigious soil tournament of the Women's Tennis Association (WTA) - Internazionali BNL D'Italia - in Rome (Italy) with a prize fund of $ 3.5 million - Ukrinform.</text:p>
      <text:p text:style-name="P4">
Images: ["<text:a xlink:type="simple" xlink:href="https://static.ukrinform.com/photos/2023_04/thumb_files/630_360_1681713960-551.jpg" text:style-name="Internet_20_link" text:visited-style-name="Visited_20_Internet_20_Link">
630_360_16817...</text:a>
"]</text:p>
      <text:p text:style-name="P4">
Tags: ['Цуренко', 'Світоліна', 'Теніс', 'Ангеліна Калініна']</text:p>
      <text:p text:style-name="P4">
Type: Article</text:p>
      <!--METADATA-->
      <text:p text:style-name="P4">
<draw:frame draw:style-name="fr1" draw:name="Image168" text:anchor-type="as-char" svg:width="6.9236in" svg:height="3.956343in" draw:z-index="0">
<draw:image xlink:href="../Images/yкринформ/2023-05-09T18-40-40-03-00/630_360_1681713960-551.jpg" xlink:type="simple" xlink:show="embed" xlink:actuate="onLoad" draw:mime-type="image/jpeg"/>
</draw:frame>
Stalravidoma first rival of Ukrainian Angelina Kalinina on a prestigious soil -daily female tennis association(WTA)- International BNL of Italy - у(Italy)With a prize fund $ 3.5 million.</text:p>
      <text:p text:style-name="P4">
In the second round of the competition, the Kalinin 30th number will come together with the Russian Blinka, which in three sets beat the Maar Sheriff in three sets - 2: 6, 6: 2,6: 3, reports Ukrinform.</text:p>
      <text:p text:style-name="P4">
In the first round of the tournament in the Italian capital will meet the Ukrainians of Elinasvitolin and Lesya Turenko, and the 32nd number of "sowing" the first "racket" of Ukraine Martakostyuk in the second round will resist the winner of the match between Italian Kamilllasello and American Claire Liu.</text:p>
      <text:p text:style-name="P4">
<text:span text:style-name="T4">
 Read also: </text:span>
 <text:a xlink:type="simple" xlink:href="https://www.ukrinform.ua/rubric-sports/3706896-kostuk-i-sestri-kicenok-zigraut-u-parnij-sitci-turniru-wta-u-rimi.html" text:style-name="Internet_20_link" text:visited-style-name="Visited_20_Internet_20_Link">
</text:a>
Internazionali bnl d'italia will last until May 21.</text:p>
      <text:p text:style-name="P4">
Photo: Getty Images.</text:p>
      <text:p text:style-name="P4">
News Source: <text:a xlink:type="simple" xlink:href="https://www.ukrinform.ua/rubric-sports/3706959-kalinina-rozpocne-turnir-wta-v-italii-protistoannam-iz-rosiankou.html" text:style-name="Internet_20_link" text:visited-style-name="Visited_20_Internet_20_Link">
https://www.ukrinform.ua/rubric-sports/3706959-kalinina-rozpocne-turnir-wta-v-italii-protistoannam-iz-rosiankou.html</text:a>
</text:p>
      <!--NEWS-->
      <text:h text:style-name="P10" text:outline-level="1">
<text:span text:style-name="T4">
Zelensky appealed to the participants of the coalition summit to create a special offset for</text:span>
</text:h>
      <text:p text:style-name="P4">
Authors: Ukrinform (Person)</text:p>
      <text:p text:style-name="P4">
Publisher: Укринформ (Organization)</text:p>
      <text:p text:style-name="P4">
Published Time: 2023-05-09T18:42:00+03:00</text:p>
      <text:p text:style-name="P4">
Modified Time: 2023-05-09T18:42:00+03:00</text:p>
      <text:p text:style-name="P4">
Description: President of Ukraine Volodymyr Zelensky emphasizes that just justice over Russia, which has committed the act of aggression, should prove international unity, as it was in Nuremberg, and a special tribunal should be created for this purpose. - Ukrinform.</text:p>
      <text:p text:style-name="P4">
Images: ["<text:a xlink:type="simple" xlink:href="https://static.ukrinform.com/photos/2023_05/thumb_files/630_360_1683646850-708.jpeg" text:style-name="Internet_20_link" text:visited-style-name="Visited_20_Internet_20_Link">
630_360_16836...</text:a>
", "<text:a xlink:type="simple" xlink:href="https://static.ukrinform.com/photos/2023_05/1683646849-381.jpeg" text:style-name="Internet_20_link" text:visited-style-name="Visited_20_Internet_20_Link">
1683646849-38...</text:a>
", "<text:a xlink:type="simple" xlink:href="https://static.ukrinform.com/photos/2023_05/1683646850-305.jpeg" text:style-name="Internet_20_link" text:visited-style-name="Visited_20_Internet_20_Link">
1683646850-30...</text:a>
"]</text:p>
      <text:p text:style-name="P4">
Tags: ['Саміт', 'Трибунал', 'Зеленський', 'Війна з росією']</text:p>
      <text:p text:style-name="P4">
Type: Article</text:p>
      <!--METADATA-->
      <text:p text:style-name="P4">
<draw:frame draw:style-name="fr1" draw:name="Image169" text:anchor-type="as-char" svg:width="6.9236in" svg:height="3.956343in" draw:z-index="0">
<draw:image xlink:href="../Images/yкринформ/2023-05-09T18-42-00-03-00/630_360_1683646850-708.jpeg" xlink:type="simple" xlink:show="embed" xlink:actuate="onLoad" draw:mime-type="image/jpeg"/>
</draw:frame>
President of Ukraine Volodymyr Zelensky emphasizes that just justice over Russia, which has committed the act of aggression, should prove international unity, as it was UNURNberg, and a special tribunal should be created for this purpose.</text:p>
      <text:p text:style-name="P4">
According to Ukrinform, he stated this in his speech at the summit of the establishment of a special tribunal on the crime of aggression against Ukraine, reports on <text:a xlink:type="simple" xlink:href="https://www.president.gov.ua/news/vidpovidalnist-agresora-za-zlochin-maye-buti-neminuchoyu-vis-82781" text:style-name="Internet_20_link" text:visited-style-name="Visited_20_Internet_20_Link">
</text:a>
President.</text:p>
      <text:p text:style-name="P4">
"Our justice must prove international unity in justice, as it was Je Nuremberg. Unfortunately, in the International Criminal Court, whose activity we support, there is no jurisdiction on the crime of aggression. That is why it is so much <text:a xlink:type="simple" xlink:href="https://www.ukrinform.ua/tag-tribunal" text:style-name="Internet_20_link" text:visited-style-name="Visited_20_Internet_20_Link">
</text:a>
To supplement the global legal system, "Zelensky said.</text:p>
      <text:p text:style-name="P4">
<draw:frame draw:style-name="fr1" draw:name="Image170" text:anchor-type="as-char" svg:width="6.9236in" svg:height="4.617948in" draw:z-index="0">
<draw:image xlink:href="../Images/yкринформ/2023-05-09T18-42-00-03-00/1683646849-381.jpeg" xlink:type="simple" xlink:show="embed" xlink:actuate="onLoad" draw:mime-type="image/jpeg"/>
</draw:frame>
He reported that in a joint group that works for the punishment of the aggressor, there are 37 states. Zelensky expressed his belief that this number would grow. Ukraine is constantly working for a coalition of defenders to be fairly increased.</text:p>
      <text:p text:style-name="P4">
<draw:frame draw:style-name="fr1" draw:name="Image171" text:anchor-type="as-char" svg:width="6.9236in" svg:height="4.617948in" draw:z-index="0">
<draw:image xlink:href="../Images/yкринформ/2023-05-09T18-42-00-03-00/1683646850-305.jpeg" xlink:type="simple" xlink:show="embed" xlink:actuate="onLoad" draw:mime-type="image/jpeg"/>
</draw:frame>
The President recalled that only four states were agreed on the creation of the Nuremberg Tribunal at the beginning of the Second World War, and 24 states were awarded to the coalition for the sake of the tribunal.</text:p>
      <text:p text:style-name="P4">
"We are now significantly more, and among us are not only European countries. Our community work we prove that the desire for justice is global," Zelensky said.</text:p>
      <text:p text:style-name="P4">
Video: <text:a xlink:type="simple" xlink:href="https://www.president.gov.ua/news/vidpovidalnist-agresora-za-zlochin-maye-buti-neminuchoyu-vis-82781" text:style-name="Internet_20_link" text:visited-style-name="Visited_20_Internet_20_Link">
</text:a>
He also noted that this summer, the International Center for Criminal Prosecution of Russian Aggression will begin in Hague this summer, and this will be a practical step in working out materials for the tribunal.</text:p>
      <text:p text:style-name="P4">
"So we are moving forward, we move step by step," the President said.</text:p>
      <text:p text:style-name="P4">
According to him, today countries can discuss among themselves what the model of the special tribunal about the crime of Russia's aggression against Ukraine should be to be to be able to carry out the main goal - justice, and can speak about the order of steps that will lead to the launch of the tribunal, because it is normal among civilized countries. But in any case, he stressed, it should be about the tribunal.The President stressed that there is a clear consent between the countries that the correspondence of the aggressor for the crime should be inevitable, and the correspondence of the aggressor for the crime of aggression.</text:p>
      <text:p text:style-name="P4">
"On May 9, 45 after the day before-May 8-the capitulation of Nazi aggression took place, the world was already actively moving to justice about the aggressor. On May 9 this year, our movement is even more active, even more active, and I want to thank all of you for it!Everyone and everyone who abuses the start of the special joint -of -law on the crime of Russia's aggression anti -Ukraine, "Zelensky said.</text:p>
      <text:p text:style-name="P4">
According to him, Russia should understand that not only in its military settlements, not only how its leadership evaluated our leadership, our state and economic systems, but also in how it evaluated the attitude of Ukraine and the Western countries to justice.</text:p>
      <text:p text:style-name="P4">
"Our values for us are real. And we will protect them!And so we make it possible that the main culprit of this aggression and all his accomplices were attracted to everything they have committed -without exception!", "Zelensky said.</text:p>
      <text:p text:style-name="P4">
Now, according to him, the crime of Russia has already put the 21st century on a icing catastrophe. And this crime calls us to justice, emphasized.</text:p>
      <text:p text:style-name="P4">
"And our justice must be faster than their despair in their bins, which is obviously obvious," Zelensky said.</text:p>
      <text:p text:style-name="P4">
As reported by Ukrinform, in September 2022, President Vladimir Zelensky has experienced a working group headed by OP Head Andriy Yermak, who processes the creation of a special tribunal to bring the Russian Federation to criminal responsibility for committing the crime of Ukraine. The creation of such a tribunal was supported by the Parliamentary Assembly of Europe, the European Parliament, the NATO Parliamentary Assembly, the OSCE Parliamentary Assembly and individual states.</text:p>
      <text:p text:style-name="P4">
<text:span text:style-name="T4">
 Read also: </text:span>
 <text:a xlink:type="simple" xlink:href="https://www.ukrinform.ua/rubric-polytics/3706741-u-nurnberzi-opublikuvali-deklaraciu-pro-zlocin-agresii-rf-v-ukraini.html" text:style-name="Internet_20_link" text:visited-style-name="Visited_20_Internet_20_Link">
</text:a>
Recently, information in the Western media has emerged that the West allegedly considers the most realistic version of the hybrid tribunal to hold the reference of the Russian Federation. This tribunal can combine the jurisdiction of Ukraine and the process of international law.</text:p>
      <text:p text:style-name="P4">
News Source: <text:a xlink:type="simple" xlink:href="https://www.ukrinform.ua/rubric-polytics/3706961-zelenskij-zvernuvsa-do-ucasnikiv-samitu-koalicii-zi-stvorenna-spectribunalu-dla-rosii.html" text:style-name="Internet_20_link" text:visited-style-name="Visited_20_Internet_20_Link">
https://www.ukrinform.ua/rubric-polytics/3706961-zelenskij-zvernuvsa-do-ucasnikiv-samitu-koalicii-zi-stvorenna-spectribunalu-dla-rosii.html</text:a>
</text:p>
      <!--NEWS-->
      <text:h text:style-name="P10" text:outline-level="1">
<text:span text:style-name="T4">
Army Products: The Government has simplified the procurement procedure for the time of martial law</text:span>
</text:h>
      <text:p text:style-name="P4">
Authors: Ukrinform (Person)</text:p>
      <text:p text:style-name="P4">
Publisher: Укринформ (Organization)</text:p>
      <text:p text:style-name="P4">
Published Time: 2023-05-09T18:49:16+03:00</text:p>
      <text:p text:style-name="P4">
Modified Time: 2023-05-09T18:49:16+03:00</text:p>
      <text:p text:style-name="P4">
Description: The Cabinet of Ministers amended the government resolution and allowed the purchase of food for the forces of obrons and services to provide food sets under the simplified procedure. - Ukrinform.</text:p>
      <text:p text:style-name="P4">
Images: ["<text:a xlink:type="simple" xlink:href="https://static.ukrinform.com/photos/2022_05/thumb_files/630_360_1653083704-278.jpg" text:style-name="Internet_20_link" text:visited-style-name="Visited_20_Internet_20_Link">
630_360_16530...</text:a>
"]</text:p>
      <text:p text:style-name="P4">
Tags: ['Армія', 'Кабмін', 'Продукти', 'Воєнний стан']</text:p>
      <text:p text:style-name="P4">
Type: Article</text:p>
      <!--METADATA-->
      <text:p text:style-name="P4">
<draw:frame draw:style-name="fr1" draw:name="Image172" text:anchor-type="as-char" svg:width="6.9236in" svg:height="3.956343in" draw:z-index="0">
<draw:image xlink:href="../Images/yкринформ/2023-05-09T18-49-16-03-00/630_360_1653083704-278.jpg" xlink:type="simple" xlink:show="embed" xlink:actuate="onLoad" draw:mime-type="image/jpeg"/>
</draw:frame>
The Cabinet of Ministers amended the government resolution and allowed the purchase of products for the forces of obrons and services to provide products of products in the simplified procedure.</text:p>
      <text:p text:style-name="P4">
This was reported in <text:a xlink:type="simple" xlink:href="https://t.me/tmelnychuk/2273" text:style-name="Internet_20_link" text:visited-style-name="Visited_20_Internet_20_Link">
</text:a>
The permanent representative of the ministers in the Verkhovna Rada Taras Melnychuk, Ukrinform reports.</text:p>
      <text:p text:style-name="P4">
"Amendments to the CMU Resolution of 01.11.2022 No. 1275" On Approval of the Features of Defense Procurement for the Period of Legal Regime ". Nutrition for the personnel of the Armed Forces of Ukraine; a certain list of information that is included in the procurement announcement, " - the statement reads.</text:p>
      <text:p text:style-name="P4">
As noted, according to the document, it is possible to purchase the state customers of goods, works and services in the order of simplified purchases, determined by the Law of Ukraine "On Public Procurement", in the electronic procurement system, etc.</text:p>
      <text:p text:style-name="P4">
<text:span text:style-name="T4">
 Read also: </text:span>
 <text:a xlink:type="simple" xlink:href="https://www.ukrinform.ua/rubric-polytics/3706931-urad-rozpodiliv-oboronnu-produkciu-na-dvi-grupi-dla-polegsenna-zakupivli-smigal.html" text:style-name="Internet_20_link" text:visited-style-name="Visited_20_Internet_20_Link">
<text:span text:style-name="T4">
 shmigal </text:span>
</text:a>
At the same time, this rule will not apply to the purchase of goods, works and services that make up state secret, as well as the purchase of library, military and special equipment, ammunition and their components and services and services for the development, repair, modernization .</text:p>
      <text:p text:style-name="P4">
As reported by Ukrinform, on March 21, President of Ukraine Volodymyr Zelensky signed a law that <text:a xlink:type="simple" xlink:href="https://www.ukrinform.ua/rubric-polytics/3685391-prezident-pidpisav-zakon-pro-prozorist-v-oboronnih-zakupivlah.html" text:style-name="Internet_20_link" text:visited-style-name="Visited_20_Internet_20_Link">
</text:a>
. This will help the society to keep track of budgetary funds when providing the military.</text:p>
      <text:p text:style-name="P4">
In February, the Minister of Defense Alexei Reznikov advocated the partial openness of defense purchases on the example of the system <text:a xlink:type="simple" xlink:href="https://www.ukrinform.ua/tag-prozorro" text:style-name="Internet_20_link" text:visited-style-name="Visited_20_Internet_20_Link">
</text:a>
- like Military Prozorro.</text:p>
      <text:p text:style-name="P4">
Earlier, the Mirror of the Week published a material that claimed that the purchase of food and providing food services for the military in contractions of the Ministry of Defense exceeds the retail by two to three times.On January 23, it was reported that in order to ensure transparency in the purchase of food for the Armed Forces of Ukraine <text:a xlink:type="simple" xlink:href="https://www.ukrinform.ua/rubric-polytics/3657771-vr-iniciue-zakon-sodo-castkovogo-vidkritta-informacii-pro-zakupivli-v-umovah-voennogo-stanu.html" text:style-name="Internet_20_link" text:visited-style-name="Visited_20_Internet_20_Link">
</text:a>
 .</text:p>
      <text:p text:style-name="P4">
News Source: <text:a xlink:type="simple" xlink:href="https://www.ukrinform.ua/rubric-society/3706963-produkti-dla-armii-urad-sprostiv-proceduru-zakupivli-na-cas-voennogo-stanu.html" text:style-name="Internet_20_link" text:visited-style-name="Visited_20_Internet_20_Link">
https://www.ukrinform.ua/rubric-society/3706963-produkti-dla-armii-urad-sprostiv-proceduru-zakupivli-na-cas-voennogo-stanu.html</text:a>
</text:p>
      <!--NEWS-->
      <text:h text:style-name="P10" text:outline-level="1">
<text:span text:style-name="T4">
Identified the winners of the XXIII International Competition in Ukrainian named after Petro Yatsik</text:span>
</text:h>
      <text:p text:style-name="P4">
Authors: Ukrinform (Person)</text:p>
      <text:p text:style-name="P4">
Publisher: Укринформ (Organization)</text:p>
      <text:p text:style-name="P4">
Published Time: 2023-05-09T18:53:50+03:00</text:p>
      <text:p text:style-name="P4">
Modified Time: 2023-05-09T18:53:50+03:00</text:p>
      <text:p text:style-name="P4">
Description: Minister of Education and Science Oksen Lisovy signed an order that approves the list of winners of the XXIII International Competition in Ukrainian named after Petro Yatsik. - Ukrinform.</text:p>
      <text:p text:style-name="P4">
Images: ["<text:a xlink:type="simple" xlink:href="https://static.ukrinform.com/photos/2019_11/thumb_files/630_360_1573146744-754.jpg" text:style-name="Internet_20_link" text:visited-style-name="Visited_20_Internet_20_Link">
630_360_15731...</text:a>
"]</text:p>
      <text:p text:style-name="P4">
Tags: ['Міносвіти', 'Яцик', 'Оксен Лісовий']</text:p>
      <text:p text:style-name="P4">
Type: Article</text:p>
      <!--METADATA-->
      <text:p text:style-name="P4">
<draw:frame draw:style-name="fr1" draw:name="Image173" text:anchor-type="as-char" svg:width="6.9236in" svg:height="3.956343in" draw:z-index="0">
<draw:image xlink:href="../Images/yкринформ/2023-05-09T18-53-50-03-00/630_360_1573146744-754.jpg" xlink:type="simple" xlink:show="embed" xlink:actuate="onLoad" draw:mime-type="image/jpeg"/>
</draw:frame>
Ministers and Science Oksen Lisovy signed an order that approves the list of winners of the XXIII International Competition in Ukrainian named after Petro Yatsik.</text:p>
      <text:p text:style-name="P4">
About it reports <text:a xlink:type="simple" xlink:href="https://mon.gov.ua/ua/news/viznacheno-imena-peremozhciv-hhiii-mizhnarodnogo-konkursu-z-ukrayinskoyi-movi-imeni-petra-yacika" text:style-name="Internet_20_link" text:visited-style-name="Visited_20_Internet_20_Link">
</text:a>
, reports Ukrinform.</text:p>
      <text:p text:style-name="P4">
"According to the new version of the Regulation on the International Competition on the Ukrainian Language of Petro Yatsik, which was approved by the MES Order No. 924 of October 18, 2022, registered at the Ministry of Justice of Ukraine on November 24, 2022 under No. 1461/38797, the winners of the competition were 72 participants. Of the 12 competitive ones, one winner who took first place will be determined, two winners who took second place, three winners who took third place, according to the rating of results, " - said in the report.</text:p>
      <text:p text:style-name="P4">
<text:span text:style-name="T4">
 Read also: </text:span>
 <text:a xlink:type="simple" xlink:href="https://www.ukrinform.ua/rubric-society/3609751-u-seredu-startue-miznarodnij-konkurs-z-ukrainskoi-movi-imeni-petra-acika.html" text:style-name="Internet_20_link" text:visited-style-name="Visited_20_Internet_20_Link">
<text:span text:style-name="T4">
 Yatsyk </text:span>
</text:a>
In the finale of the competition, which took place in the remote form on March 24, 2023, 806 Ukrainian language experts competed from general secondary, professional institutions(vocational-technical), professional higher education and higher education.</text:p>
      <text:p text:style-name="P4">
The participants of the language competition demonstrated the knowledge of the Ukrainian language, reflected in works on volunteering, norms of life of society during the timewoman, the importance of honorary distinction "City-hero of Ukraine". Also expressed on information hygiene, rules of communication on social networks taded recommendations on how to interest students during online learning.</text:p>
      <text:p text:style-name="P4">
It is possible to get acquainted with the tasks of the fourth stage of the XXIII International Competition of the Ukrainian Language named after Petro Yatsik on the Ministry's website.</text:p>
      <text:p text:style-name="P4">
<text:span text:style-name="T4">
 Read also: </text:span>
 <text:a xlink:type="simple" xlink:href="https://www.ukrinform.ua/rubric-crimea/3672904-aktivisti-organizovuut-onlajndiktant-krimskotatarskou-movou.html" text:style-name="Internet_20_link" text:visited-style-name="Visited_20_Internet_20_Link">
<text:span text:style-name="T4">
 dictator </text:span>
</text:a>
As it was reported, in accordance with the Regulations on the President of Ukraine, the winners of the International Competition in Ukrainian named after Petro Yatsik, approved by the Decree of the President of Ukraine of October 3, 2008 No. 899, the winners of the competition, which took first place, will be appointed scholarships of the President of Ukraine.</text:p>
      <text:p text:style-name="P4">
News Source: <text:a xlink:type="simple" xlink:href="https://www.ukrinform.ua/rubric-culture/3706965-viznacili-peremozciv-hhiii-miznarodnogo-konkursu-z-ukrainskoi-movi-imeni-petra-acika.html" text:style-name="Internet_20_link" text:visited-style-name="Visited_20_Internet_20_Link">
https://www.ukrinform.ua/rubric-culture/3706965-viznacili-peremozciv-hhiii-miznarodnogo-konkursu-z-ukrainskoi-movi-imeni-petra-acika.html</text:a>
</text:p>
      <!--NEWS-->
      <text:h text:style-name="P10" text:outline-level="1">
<text:span text:style-name="T4">
G7 will help Ukraine to hold Putin's regime accountable - freeland</text:span>
</text:h>
      <text:p text:style-name="P4">
Authors: Ukrinform (Person)</text:p>
      <text:p text:style-name="P4">
Publisher: Укринформ (Organization)</text:p>
      <text:p text:style-name="P4">
Published Time: 2023-05-09T18:58:25+03:00</text:p>
      <text:p text:style-name="P4">
Modified Time: 2023-05-09T18:58:25+03:00</text:p>
      <text:p text:style-name="P4">
Description: The G7 countries will continue to work together to support Ukraine and to hold Putin's regime accountable. - Ukrinform.</text:p>
      <text:p text:style-name="P4">
Images: ["<text:a xlink:type="simple" xlink:href="https://static.ukrinform.com/photos/2019_11/thumb_files/630_360_1574424102-705.jpg" text:style-name="Internet_20_link" text:visited-style-name="Visited_20_Internet_20_Link">
630_360_15744...</text:a>
"]</text:p>
      <text:p text:style-name="P4">
Tags: ['Фріланд', 'Канада', 'путін']</text:p>
      <text:p text:style-name="P4">
Type: Article</text:p>
      <!--METADATA-->
      <text:p text:style-name="P4">
<draw:frame draw:style-name="fr1" draw:name="Image174" text:anchor-type="as-char" svg:width="6.9236in" svg:height="3.956343in" draw:z-index="0">
<draw:image xlink:href="../Images/yкринформ/2023-05-09T18-58-25-03-00/630_360_1574424102-705.jpg" xlink:type="simple" xlink:show="embed" xlink:actuate="onLoad" draw:mime-type="image/jpeg"/>
</draw:frame>
The G7 countries will work together to support Ukraine and to hold Putinado responsibility.</text:p>
      <text:p text:style-name="P4">
According to the Ukrinform correspondent, the Minister of Financial Channel Church Friland announced this by announcing her participation in the meeting of the Ministers of Finance of the Seven Group Finance.</text:p>
      <text:p text:style-name="P4">
"The meeting next week will be an important opportunity for discussing the friendly support of our economies and creating good workplaces, while working together for a joint work on Ukraine's victory and bringing the reference of the criminal Putin regime for its war, which has a catastrophic consequences for the global economy."</text:p>
      <text:p text:style-name="P4">
<text:span text:style-name="T4">
 Read also: </text:span>
 <text:a xlink:type="simple" xlink:href="https://www.ukrinform.ua/rubric-polytics/3706874-sunak-nazvav-putina-edinim-vidpovidalnim-za-vtorgnenna-v-ukrainu.html" text:style-name="Internet_20_link" text:visited-style-name="Visited_20_Internet_20_Link">
<text:span text:style-name="T4">
 Putin </text:span>
</text:a>
She stressed that "against the backdrop of significant challenges for democracies and our planet, Canada and G7 partners work together to protect the International Order Based on People around the world."</text:p>
      <text:p text:style-name="P4">
It was reported that the meeting of finance ministers and heads of the National Bank of Member States will take place in the Japanese city of Nigatata on May 11-13.</text:p>
      <text:p text:style-name="P4">
News Source: <text:a xlink:type="simple" xlink:href="https://www.ukrinform.ua/rubric-polytics/3706967-g7-dopomozut-ukraini-pritagnuti-rezim-putina-do-vidpovidalnosti-friland.html" text:style-name="Internet_20_link" text:visited-style-name="Visited_20_Internet_20_Link">
https://www.ukrinform.ua/rubric-polytics/3706967-g7-dopomozut-ukraini-pritagnuti-rezim-putina-do-vidpovidalnosti-friland.html</text:a>
</text:p>
      <!--NEWS-->
      <text:h text:style-name="P10" text:outline-level="1">
<text:span text:style-name="T4">
Cabinet forbidden import of fuel indefinite origin</text:span>
</text:h>
      <text:p text:style-name="P4">
Authors: Ukrinform (Person)</text:p>
      <text:p text:style-name="P4">
Publisher: Укринформ (Organization)</text:p>
      <text:p text:style-name="P4">
Published Time: 2023-05-09T18:59:45+03:00</text:p>
      <text:p text:style-name="P4">
Modified Time: 2023-05-09T18:59:45+03:00</text:p>
      <text:p text:style-name="P4">
Description: The Cabinet of Ministers supplemented Resolution No. 1147 in order to block Russian fuel, oil and oil products into Ukraine. - Ukrinform.</text:p>
      <text:p text:style-name="P4">
Images: ["<text:a xlink:type="simple" xlink:href="https://static.ukrinform.com/photos/2022_08/thumb_files/630_360_1660064693-619.jpg" text:style-name="Internet_20_link" text:visited-style-name="Visited_20_Internet_20_Link">
630_360_16600...</text:a>
"]</text:p>
      <text:p text:style-name="P4">
Tags: ['Імпорт', 'Кабмін', 'Заборона', 'Пальне']</text:p>
      <text:p text:style-name="P4">
Type: Article</text:p>
      <!--METADATA-->
      <text:p text:style-name="P4">
<draw:frame draw:style-name="fr1" draw:name="Image175" text:anchor-type="as-char" svg:width="6.9236in" svg:height="3.956343in" draw:z-index="0">
<draw:image xlink:href="../Images/yкринформ/2023-05-09T18-59-45-03-00/630_360_1660064693-619.jpg" xlink:type="simple" xlink:show="embed" xlink:actuate="onLoad" draw:mime-type="image/jpeg"/>
</draw:frame>
The Cabinet of Ministers supplemented Resolution No. 1147 in order to block the Russian fuel, oil and petroleum products into Ukraine.</text:p>
      <text:p text:style-name="P4">
According to Ukrinform, the Deputy Minister of Energy Mykolakolysnik reported this <text:a xlink:type="simple" xlink:href="https://www.facebook.com/nikolay.kolesnik/posts/pfbid0Zpnmmays7U3yAdpoSLB9moVusDZdmtDjPQGL6VRcjsiWJj87H8PqeP83mpKRN15xl" text:style-name="Internet_20_link" text:visited-style-name="Visited_20_Internet_20_Link">
</text:a>
.</text:p>
      <text:p text:style-name="P4">
«Відтепер паливо невизначеного походження не зможе потрапити на українськийринок. Це ще один вагомий крок для захисту наших національних інтересів тасуверенітету», – сказав Колісник.</text:p>
      <text:p text:style-name="P4">
<text:span text:style-name="T4">
Заборона стосуватиметься таких видів товарів:</text:span>
</text:p>
      <text:p text:style-name="P4">
<text:a xlink:type="simple" xlink:href="https://www.ukrinform.ua/tag-nafta" text:style-name="Internet_20_link" text:visited-style-name="Visited_20_Internet_20_Link">
 </text:a>
and petroleum products obtained from bituminous rocks(minerals), raw; * oil and petroleum products obtained from bituminous rocks(minerals), except raw; * Products with a content of 70 weights.% of oil or petroleum products obtained from bituminous rocks(minerals); * Wasted petroleum products. * gases, oil and other hydrocarbons in the gaseous state; * alternative fuel; * Biodiesel and its mixtures that do not contain or contain less than 70 weights.% of oil or petroleum products obtained from bituminous rocks.</text:p>
      <text:p text:style-name="P4">
"It is important to keep a common position in diplomatic dialogue with the countries of your neighbors," Kolesnik added.</text:p>
      <text:p text:style-name="P4">
<text:span text:style-name="T4">
 Read also: </text:span>
 <text:a xlink:type="simple" xlink:href="https://www.ukrinform.ua/rubric-economy/3685002-ukraina-mae-vze-zaraz-dumati-pro-rozvitok-vlasnogo-virobnictva-naftoproduktiv-ekspert.html" text:style-name="Internet_20_link" text:visited-style-name="Visited_20_Internet_20_Link">
<text:span text:style-name="T4">
 petroleum products </text:span>
</text:a>
As it was reported, despite numerous sanctions, prohibitions and embargoes of fuel -based origin, oil, petroleum products have entered the EU countries, Turkey, other countries, and from there to the Ukrainian market as a resource of indefinite coming. Basically, mixtures are taken from Latvia and Poland.</text:p>
      <text:p text:style-name="P4">
News Source: <text:a xlink:type="simple" xlink:href="https://www.ukrinform.ua/rubric-economy/3706969-kabmin-zaboroniv-import-palnogo-neviznacenogo-pohodzenna.html" text:style-name="Internet_20_link" text:visited-style-name="Visited_20_Internet_20_Link">
https://www.ukrinform.ua/rubric-economy/3706969-kabmin-zaboroniv-import-palnogo-neviznacenogo-pohodzenna.html</text:a>
</text:p>
      <!--NEWS-->
      <text:h text:style-name="P10" text:outline-level="1">
<text:span text:style-name="T4">
Russian troops made almost 30 attacks in four directions</text:span>
</text:h>
      <text:p text:style-name="P4">
Authors: Ukrinform (Person)</text:p>
      <text:p text:style-name="P4">
Publisher: Укринформ (Organization)</text:p>
      <text:p text:style-name="P4">
Published Time: 2023-05-09T19:01:00+03:00</text:p>
      <text:p text:style-name="P4">
Modified Time: 2023-05-09T19:01:00+03:00</text:p>
      <text:p text:style-name="P4">
Description: The Russian troops carried out almost 30 attacks in Liman, Bakhmut, Avdiiv and Mariinsky directions during the day, and the most fierce battles continue for Bakhmut and Marinka. - Ukrinform.</text:p>
      <text:p text:style-name="P4">
Images: ["<text:a xlink:type="simple" xlink:href="https://static.ukrinform.com/photos/2023_04/thumb_files/630_360_1682438812-465.jpg" text:style-name="Internet_20_link" text:visited-style-name="Visited_20_Internet_20_Link">
630_360_16824...</text:a>
"]</text:p>
      <text:p text:style-name="P4">
Tags: ['Генштаб', 'ЗСУ', 'Війна з росією']</text:p>
      <text:p text:style-name="P4">
Type: Article</text:p>
      <!--METADATA-->
      <text:p text:style-name="P4">
<draw:frame draw:style-name="fr1" draw:name="Image176" text:anchor-type="as-char" svg:width="6.9236in" svg:height="3.956343in" draw:z-index="0">
<draw:image xlink:href="../Images/yкринформ/2023-05-09T19-01-00-03-00/630_360_1682438812-465.jpg" xlink:type="simple" xlink:show="embed" xlink:actuate="onLoad" draw:mime-type="image/jpeg"/>
</draw:frame>
Ruskivska during the day made almost 30 attacks in Liman, Bakhmut, Avdiiv and Mariinsky directions, the most fierce battles continue behind Mr. Mary and Marinka.</text:p>
      <text:p text:style-name="P4">
The General Staff of the Armed Forces of Ukraine reported this in <text:a xlink:type="simple" xlink:href="https://www.facebook.com/GeneralStaff.ua/posts/pfbid02UvWoRasFHtwm6GPMLB6opX1xeXcLbSkvEiW4dKcpu44Rz6XQyBA9NKpvMxPHZgL8l" text:style-name="Internet_20_link" text:visited-style-name="Visited_20_Internet_20_Link">
</text:a>
Having published the prompt information as of 18:00 on May 9, reports Ukrinform.</text:p>
      <text:p text:style-name="P4">
According to the General Staff, the invaders continue to concentrate the main efforts of the mentioned areas.</text:p>
      <text:p text:style-name="P4">
During this era, the Russians made 20 missile rocket launchers in Ukraine with the use of winged air base missiles and three C-300. The last manner directed the Kramatorsk and Konstantinovka of Donetsk region, giving up civilian infrastructure.</text:p>
      <text:p text:style-name="P4">
The troops of the Russian Federation also carried out 30 aviation strikes and about 30 shelling of rocket launchers on the positions of defense forces of Ukraine and settlements.</text:p>
      <text:p text:style-name="P4">
The likelihood of missile and aviation strikes throughout Ukraine remains high.</text:p>
      <text:p text:style-name="P4">
<text:span text:style-name="T4">
 Read also: </text:span>
 <text:a xlink:type="simple" xlink:href="https://www.ukrinform.ua/rubric-ato/3706244-u-rajoni-bahmuta-rosiani-za-devat-misaciv-vtratili-blizko-100-tisac-zivoi-sili-zsu.html" text:style-name="Internet_20_link" text:visited-style-name="Visited_20_Internet_20_Link">
</text:a>
Ukrainian aviation reportedly made four strikes of the personnel and military equipment of the Russians in a day, as well as two strokes-on their anti-aircraft missile complexes. The units of the missile troops of the Armed Forces of the Armed Forces, for their part, struck two areas of concentration of living force.</text:p>
      <text:p text:style-name="P4">
On <text:span text:style-name="T4">
 Volynskyi </text:span>
 and <text:span text:style-name="T4">
 Polissya directions </text:span>
 Signs of formation of offensive groups of the Russian Federation were not detected. At the landfills of the Republic of Belarus and continue to interpret certain units of the Russian Armed Forces.</text:p>
      <text:p text:style-name="P4">
On <text:span text:style-name="T4">
 Siverskyi </text:span>
 and <text:span text:style-name="T4">
 Slobozhansky directions </text:span>
 Russia continues to retain a military presence in border areas with Ukraine.</text:p>
      <text:p text:style-name="P4">
From the artillery and mortars during the day the enemy beat on the Iron Bridge and Muravykh Chernyhiv region, on the thick -dubo, Bachivsk, old clubs, Iscrykivshchyna, Volfin, Yunakovka, Mohrits, Popovka and Slavgorod Sumy, as well .Artillery and mortar strikes of the Russian Federation were struck by Kamianets, well, Krasnoy First, Filigolivka, two -year -old and estuary of the First Kharkiv region, as well as on Stelmachivka of Lugansk region.</text:p>
      <text:p text:style-name="P4">
In the <text:span text:style-name="T4">
 Liman direction </text:span>
 during the day the enemy led unsuccessful offensive divers of the Bigorivka area. Artillery shelling from the Russians suffered from Makeevka, Bigorivka and Merry Luhansk region, as well as Yampolivka and controversial Donetsk region.</text:p>
      <text:p text:style-name="P4">
In the <text:span text:style-name="T4">
 Bakhmut direction </text:span>
 the Russian army continues to run off the offensive. The invaders took the invaders in Bakhmut during the day, as in the direction of Ivanovo and Stupochki. From the enemy shelling of the victim of Lorichovo-Vasylivka, Bogdanivka, the Yar, Iron and New York Donetsk region.</text:p>
      <text:p text:style-name="P4">
<text:span text:style-name="T4">
 Read also: </text:span>
 <text:a xlink:type="simple" xlink:href="https://www.ukrinform.ua/rubric-ato/3706244-u-rajoni-bahmuta-rosiani-za-devat-misaciv-vtratili-blizko-100-tisac-zivoi-sili-zsu.html" text:style-name="Internet_20_link" text:visited-style-name="Visited_20_Internet_20_Link">
</text:a>
In the <text:span text:style-name="T4">
 Avdeevsky direction </text:span>
 the offensive actions of the Russian troops were not carried out, instead they inflicted an aviation strike in the Avdiivka area, fired at Avdiivka, Pervomaisko, Netaylovo and Karlovka of Donetsk region.</text:p>
      <text:p text:style-name="P4">
In the <text:span text:style-name="T4">
 Marinsky direction </text:span>
 the units of the Defense Forces reflected numerous attacks in the area of Marinka. The hostile shelling was suffered by St. George's Donetsk region.</text:p>
      <text:p text:style-name="P4">
In the <text:span text:style-name="T4">
 mining </text:span>
 during the day the enemy did not carry out the offensive actions, instead fired at Novomikhailivka, Vodyane, Vodane, Vodrian, Prystivka and the Velikovosilka.</text:p>
      <text:p text:style-name="P4">
On <text:span text:style-name="T4">
 Zaporizhzhia </text:span>
 and <text:span text:style-name="T4">
 Kherson directions </text:span>
 The Russian army continues defense. From hostile blows, Vremivka and Novopoil of Donetsk region, Olgiv, Malynivka, Gulyaypole, Magic, Mala Tokmachka, Orikhiv, Novodanylivka, Kamianske and Slash of Zaporizhzhya region, as well as Antonovka, Molodizhne and Zelenivka of Kherson region were suffering from hostile blows.</text:p>
      <text:p text:style-name="P4">
On May 8, the invaders began to export from Kamianka-Dniprovskaya Zaporozhye region <text:a xlink:type="simple" xlink:href="https://www.ukrinform.ua/tag-diti" text:style-name="Internet_20_link" text:visited-style-name="Visited_20_Internet_20_Link">
</text:a>
Preschool age, together with parents, as well as educators and other employees of the budget area.</text:p>
      <text:p text:style-name="P4">
According to the General Staff, there were not many. The evacuation is carried out to the temporarily captured Berdyansk. At the same time, all medical workers of the local hospital were called to work.<text:span text:style-name="T5">
Foto: General Staff of the Armed Forces</text:span>
</text:p>
      <text:p text:style-name="P4">
News Source: <text:a xlink:type="simple" xlink:href="https://www.ukrinform.ua/rubric-ato/3706970-vijska-rf-zdijsnili-majze-30-atak-na-cotiroh-napramkah.html" text:style-name="Internet_20_link" text:visited-style-name="Visited_20_Internet_20_Link">
https://www.ukrinform.ua/rubric-ato/3706970-vijska-rf-zdijsnili-majze-30-atak-na-cotiroh-napramkah.html</text:a>
</text:p>
      <!--NEWS-->
      <text:h text:style-name="P10" text:outline-level="1">
<text:span text:style-name="T4">
Ukraine has to win the war quickly: Kleverla has urged to increase the help</text:span>
</text:h>
      <text:p text:style-name="P4">
Authors: Ukrinform (Person)</text:p>
      <text:p text:style-name="P4">
Publisher: Укринформ (Organization)</text:p>
      <text:p text:style-name="P4">
Published Time: 2023-05-09T19:06:00+03:00</text:p>
      <text:p text:style-name="P4">
Modified Time: 2023-05-09T19:06:00+03:00</text:p>
      <text:p text:style-name="P4">
Description: UK Foreign Minister James Kleverli stressed the need to complete the war in Ukraine in an ambulance, for this purpose he urged partners to provide Kiev with all the necessary tools. - Ukrinform.</text:p>
      <text:p text:style-name="P4">
Images: ["<text:a xlink:type="simple" xlink:href="https://static.ukrinform.com/photos/2022_09/thumb_files/630_360_1662563311-741.jpg" text:style-name="Internet_20_link" text:visited-style-name="Visited_20_Internet_20_Link">
630_360_16625...</text:a>
"]</text:p>
      <text:p text:style-name="P4">
Tags: ['Британія', 'Зброя', 'Війна з росією', 'Клеверлі']</text:p>
      <text:p text:style-name="P4">
Type: Article</text:p>
      <!--METADATA-->
      <text:p text:style-name="P4">
<draw:frame draw:style-name="fr1" draw:name="Image177" text:anchor-type="as-char" svg:width="6.9236in" svg:height="3.956343in" draw:z-index="0">
<draw:image xlink:href="../Images/yкринформ/2023-05-09T19-06-00-03-00/630_360_1662563311-741.jpg" xlink:type="simple" xlink:show="embed" xlink:actuate="onLoad" draw:mime-type="image/jpeg"/>
</draw:frame>
UK Minister of Law James Kleverli emphasized the need to grow a war in Ukraine in an ambulance, for this purpose he urged partners to provide Kiev with all the necessary tools.</text:p>
      <text:p text:style-name="P4">
He stated this on Tuesday during a speech at the Atlantic Council, Uvashington, reports his own correspondent of Ukrinform.</text:p>
      <text:p text:style-name="P4">
“What we need to do is end this conflict, and we have to finish it quickly. That's why big <text:a xlink:type="simple" xlink:href="https://www.ukrinform.ua/tag-britania" text:style-name="Internet_20_link" text:visited-style-name="Visited_20_Internet_20_Link">
</text:a>
At the beginning of this year, it is decided to significantly strengthen our response, ”the head of foreign policy awareness said.</text:p>
      <text:p text:style-name="P4">
He stressed that Britain not only actively support Ukrainians, but also loudly urges allies to provide more help with the fastest.</text:p>
      <text:p text:style-name="P4">
“So, our point of view is that Ukraine has to succeed, must be victorious, and the most humane way to do it is to win quickly. An important way to do this is to give them the tools needed to perform work and give them these tools here and now, ”the British Foreign Minister said.</text:p>
      <text:p text:style-name="P4">
<text:span text:style-name="T4">
 Read also: </text:span>
 <text:a xlink:type="simple" xlink:href="https://www.ukrinform.ua/rubric-ato/3706652-zsu-rozpocnut-kontrnastup-koli-dla-cogo-bude-vidpovidnij-cas-smigal.html" text:style-name="Internet_20_link" text:visited-style-name="Visited_20_Internet_20_Link">
<text:span text:style-name="T4">
 counterna </text:span>
</text:a>
He stressed that Russia should withdraw its troops and Ukraine should return its Ukraine.</text:p>
      <text:p text:style-name="P4">
According to Kleverly, the Ukrainian forces after full -scale aggression, resolved by the Russian Federation, demonstrated high efficiency in the defense of the country's disgraceful Russian army and exceeded the expectations of the international community.</text:p>
      <text:p text:style-name="P4">
“During this conflict, Ukrainians exceeded expectations. They were preparing, they trained their troops, they studied during this conflict, and they showed that they were very, very effective defenders of their country, ”the foreign policy department said.</text:p>
      <text:p text:style-name="P4">
At the same time, he noted that it could be difficult to reject the Russian forces with a quick and decisive break, and in this matter it is necessary to remain realists and be to be resolutely corresponding to the possible escalation by Putin.</text:p>
      <text:p text:style-name="P4">
“So the point of view we came to in the UK is that they are extinguished with them. Now I hope and expect that they will handle very well, ”Kleverli said.</text:p>
      <text:p text:style-name="P4">
News Source: <text:a xlink:type="simple" xlink:href="https://www.ukrinform.ua/rubric-ato/3706971-ukraina-mae-peremogti-u-vijni-svidko-kleverli-zaklikav-zbilsiti-dopomogu.html" text:style-name="Internet_20_link" text:visited-style-name="Visited_20_Internet_20_Link">
https://www.ukrinform.ua/rubric-ato/3706971-ukraina-mae-peremogti-u-vijni-svidko-kleverli-zaklikav-zbilsiti-dopomogu.html</text:a>
</text:p>
      <!--NEWS-->
      <text:h text:style-name="P10" text:outline-level="1">
<text:span text:style-name="T4">
Canada and the EU will continue Ukraine's military support - Trudeau</text:span>
</text:h>
      <text:p text:style-name="P4">
Authors: Ukrinform (Person)</text:p>
      <text:p text:style-name="P4">
Publisher: Укринформ (Organization)</text:p>
      <text:p text:style-name="P4">
Published Time: 2023-05-09T19:15:28+03:00</text:p>
      <text:p text:style-name="P4">
Modified Time: 2023-05-09T19:15:28+03:00</text:p>
      <text:p text:style-name="P4">
Description: Canada and the states of the European Union intend to continue to jointly meet the military needs of Ukraine. - Ukrinform.</text:p>
      <text:p text:style-name="P4">
Images: ["<text:a xlink:type="simple" xlink:href="https://static.ukrinform.com/photos/2019_07/thumb_files/630_360_1562136728-432.jpeg" text:style-name="Internet_20_link" text:visited-style-name="Visited_20_Internet_20_Link">
630_360_15621...</text:a>
"]</text:p>
      <text:p text:style-name="P4">
Tags: ['Канада', 'Трюдо', 'Війна з росією']</text:p>
      <text:p text:style-name="P4">
Type: Article</text:p>
      <!--METADATA-->
      <text:p text:style-name="P4">
<draw:frame draw:style-name="fr1" draw:name="Image178" text:anchor-type="as-char" svg:width="6.9236in" svg:height="3.956343in" draw:z-index="0">
<draw:image xlink:href="../Images/yкринформ/2023-05-09T19-15-28-03-00/630_360_1562136728-432.jpeg" xlink:type="simple" xlink:show="embed" xlink:actuate="onLoad" draw:mime-type="image/jpeg"/>
</draw:frame>
Canada of the European Union Tower intends to continue jointly to provide for Ukraine's military needs.</text:p>
      <text:p text:style-name="P4">
According to the Ukrinform correspondent, the Prime Minister of Canada, Justin Trude, said this on the occasion of Europe Day.</text:p>
      <text:p text:style-name="P4">
"We will continue to cooperate with EU partners in providing military assistance to Ukraine, especially within the framework of the UNIFIER operation," Trudea said.</text:p>
      <text:p text:style-name="P4">
<text:span text:style-name="T4">
 Read also: </text:span>
 <text:a xlink:type="simple" xlink:href="https://www.ukrinform.ua/rubric-polytics/3706967-g7-dopomozut-ukraini-pritagnuti-rezim-putina-do-vidpovidalnosti-friland.html" text:style-name="Internet_20_link" text:visited-style-name="Visited_20_Internet_20_Link">
<text:span text:style-name="T4">
 freelan </text:span>
</text:a>
He stressed that "Canada and the EU are cooperating to support the Ukrainians as needed." "We are resolutely and coordinated to respond to a nibble Russian invasion of a peaceful neighbor and put more and more pressure on Putin's native pressure," the head of the Canadian government said.</text:p>
      <text:p text:style-name="P4">
As reported by Ukrinform, Canada Minister Anita Anand has announced the piercing of a new military assistance package for 39 million Canadian dollars to Ukraine.</text:p>
      <text:p text:style-name="P4">
News Source: <text:a xlink:type="simple" xlink:href="https://www.ukrinform.ua/rubric-polytics/3706974-kanada-ta-es-prodovzat-vijskovu-pidtrimku-ukraini-trudo.html" text:style-name="Internet_20_link" text:visited-style-name="Visited_20_Internet_20_Link">
https://www.ukrinform.ua/rubric-polytics/3706974-kanada-ta-es-prodovzat-vijskovu-pidtrimku-ukraini-trudo.html</text:a>
</text:p>
      <!--NEWS-->
      <text:h text:style-name="P10" text:outline-level="1">
<text:span text:style-name="T4">
Yastremskaya won the qualification finale and will perform at WTA tournament in Rome</text:span>
</text:h>
      <text:p text:style-name="P4">
Authors: Ukrinform (Person)</text:p>
      <text:p text:style-name="P4">
Publisher: Укринформ (Organization)</text:p>
      <text:p text:style-name="P4">
Published Time: 2023-05-09T19:19:00+03:00</text:p>
      <text:p text:style-name="P4">
Modified Time: 2023-05-09T19:19:00+03:00</text:p>
      <text:p text:style-name="P4">
Description: Diana Yastremskaya has overcome the qualifying barrier at the Town Hall Tennis Association (WTA) - Internazionali BNL D'Italia - in Rome (Italy) with a prize fund of more than $ 3.5 million - Ukrinform.</text:p>
      <text:p text:style-name="P4">
Images: ["<text:a xlink:type="simple" xlink:href="https://static.ukrinform.com/photos/2023_05/thumb_files/630_360_1683574115-644.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179" text:anchor-type="as-char" svg:width="6.9236in" svg:height="3.956343in" draw:z-index="0">
<draw:image xlink:href="../Images/yкринформ/2023-05-09T19-19-00-03-00/630_360_1683574115-644.jpg" xlink:type="simple" xlink:show="embed" xlink:actuate="onLoad" draw:mime-type="image/jpeg"/>
</draw:frame>
Ukrainian Yastremskaya has overcome the qualifying barrier at the tournament tennis -asset(WTA)- International BNL of Italy - в(Italy)with a prize fund over $ 3.5 million.</text:p>
      <text:p text:style-name="P4">
In the finale of the qualification of Yastremskaya in 1 hour 20 minutes took the mountain over Spancorebeka Masarova - 6: 3, 6: 2, reports Ukrinform.</text:p>
      <text:p text:style-name="P4">
Among the potential rivals of Yastremskaya - German Tatiana Maria, Frenchwoman Corne, Romanian Ana Bogdan, Russian Varvara Grachov and Anna Kalinskaya, Italian Matilda Paoletti and Camila George, Spanish Paul Bados, as well as Putintsev from Kazakhstan.</text:p>
      <text:p text:style-name="P4">
<text:span text:style-name="T4">
 Read also: </text:span>
 <text:a xlink:type="simple" xlink:href="https://www.ukrinform.ua/rubric-sports/3706896-kostuk-i-sestri-kicenok-zigraut-u-parnij-sitci-turniru-wta-u-rimi.html" text:style-name="Internet_20_link" text:visited-style-name="Visited_20_Internet_20_Link">
</text:a>
The tournament in the Italian capital will last until May 21.</text:p>
      <text:p text:style-name="P4">
Last year, Iga Schwontek won in Rome from Poland.</text:p>
      <text:p text:style-name="P4">
Photo: BTU.</text:p>
      <text:p text:style-name="P4">
News Source: <text:a xlink:type="simple" xlink:href="https://www.ukrinform.ua/rubric-sports/3706978-astremska-vigrala-final-kvalifikacii-i-vistupit-na-turniri-wta-v-rimi.html" text:style-name="Internet_20_link" text:visited-style-name="Visited_20_Internet_20_Link">
https://www.ukrinform.ua/rubric-sports/3706978-astremska-vigrala-final-kvalifikacii-i-vistupit-na-turniri-wta-v-rimi.html</text:a>
</text:p>
      <!--NEWS-->
      <text:h text:style-name="P10" text:outline-level="1">
<text:span text:style-name="T4">
Cabinet restricted the use of music in public transport</text:span>
</text:h>
      <text:p text:style-name="P4">
Authors: Ukrinform (Person)</text:p>
      <text:p text:style-name="P4">
Publisher: Укринформ (Organization)</text:p>
      <text:p text:style-name="P4">
Published Time: 2023-05-09T19:19:30+03:00</text:p>
      <text:p text:style-name="P4">
Modified Time: 2023-05-09T19:19:30+03:00</text:p>
      <text:p text:style-name="P4">
Description: The Cabinet of Ministers of Ukraine has restricted the use of music in public transport, bus drivers have the right to prevent passengers that create noise through technical devices. - Ukrinform.</text:p>
      <text:p text:style-name="P4">
Images: ["<text:a xlink:type="simple" xlink:href="https://static.ukrinform.com/photos/2023_05/thumb_files/630_360_1683649076-135.jpg" text:style-name="Internet_20_link" text:visited-style-name="Visited_20_Internet_20_Link">
630_360_16836...</text:a>
"]</text:p>
      <text:p text:style-name="P4">
Tags: ['Кабмін', 'Музика', 'Транспорт', 'Заборона']</text:p>
      <text:p text:style-name="P4">
Type: Article</text:p>
      <!--METADATA-->
      <text:p text:style-name="P4">
<draw:frame draw:style-name="fr1" draw:name="Image180" text:anchor-type="as-char" svg:width="6.9236in" svg:height="3.956343in" draw:z-index="0">
<draw:image xlink:href="../Images/yкринформ/2023-05-09T19-19-30-03-00/630_360_1683649076-135.jpg" xlink:type="simple" xlink:show="embed" xlink:actuate="onLoad" draw:mime-type="image/jpeg"/>
</draw:frame>
The Cabinet of Ministers of Ukraine restricted the use of music in public transport, and drivers have the right to prevent passengers from allowing the salon, which create noise with the help of technical devices.</text:p>
      <text:p text:style-name="P4">
According to Ukrinform, the Ministry of Community Development, Territories of Tainfrastructure of Ukraine reports in <text:a xlink:type="simple" xlink:href="https://www.facebook.com/Ministry.for.restoration/posts/pfbid0aLVeTUdTnddvYUdpJ1umJcC1zPEppH8GDDUihBPnmfbEUQdob1KA7rQCHnUVP4Dzl" text:style-name="Internet_20_link" text:visited-style-name="Visited_20_Internet_20_Link">
</text:a>
.</text:p>
      <text:p text:style-name="P4">
“Кабінет Міністрів на сьогоднішньому засіданні вніс зміни до “Правил наданняпослуг пасажирського автомобільного <text:a xlink:type="simple" xlink:href="https://www.ukrinform.ua/tag-transport" text:style-name="Internet_20_link" text:visited-style-name="Visited_20_Internet_20_Link">
 </text:a>
”. From now on, bus drivers have the right not to allow the cabin to make noise with the help of technical devices, ” - the testimony says.</text:p>
      <text:p text:style-name="P4">
Drivers are also forbidden to turn on music or movies in bus. This is allowed if the cabin has headphones or on irregular flights with the consent of passengers.</text:p>
      <text:p text:style-name="P4">
The innovation will also be a taxi. Music drivers can only turn on if the passenger does not deny.</text:p>
      <text:p text:style-name="P4">
<text:span text:style-name="T4">
 Read also: </text:span>
 <text:a xlink:type="simple" xlink:href="https://www.ukrinform.ua/rubric-kyiv/3698951-stolicna-policia-mae-zupinati-marsrutki-pid-cas-povitranoi-trivogi-kmda.html" text:style-name="Internet_20_link" text:visited-style-name="Visited_20_Internet_20_Link">
<text:span text:style-name="T4">
 Capital </text:span>
 <text:span text:style-name="T4">
 Police </text:span>
 <text:span text:style-name="T4">
 has </text:span>
 <text:span text:style-name="T4">
 Stop </text:span>
<text:span text:style-name="T4">
 minibs </text:span>
 <text:span text:style-name="T4">
 Under </text:span>
 <text:span text:style-name="T4">
 </text:span>
 time <text:span text:style-name="T4">
 </text:span>
 <text:span text:style-name="T4">
 Air </text:span>
 <text:span text:style-name="T4">
 </text:span>
 <text:span text:style-name="T4">
 anxiety </text:span>
 <text:span text:style-name="T4">
 KSCA </text:span>
</text:a>
The resolution was adopted to enforce the Law on the support of national musical product and restriction of public use of the state-aggressor state, which was supported by the Verkhovna Rada of Ukraine last summer.</text:p>
      <text:p text:style-name="P4">
As it was reported, in Kyiv, since August 1, 2022, land transport is in charge of air alarm, passengers should leave the salon and pass the nearest shelter.</text:p>
      <text:p text:style-name="P4">
News Source: <text:a xlink:type="simple" xlink:href="https://www.ukrinform.ua/rubric-society/3706977-kabmin-obmeziv-vikoristanna-muziki-u-gromadskomu-transporti.html" text:style-name="Internet_20_link" text:visited-style-name="Visited_20_Internet_20_Link">
https://www.ukrinform.ua/rubric-society/3706977-kabmin-obmeziv-vikoristanna-muziki-u-gromadskomu-transporti.html</text:a>
</text:p>
      <!--NEWS-->
      <text:h text:style-name="P10" text:outline-level="1">
<text:span text:style-name="T4">
Republican leader predicts that Congress will continue funding for Ukraine's defense</text:span>
</text:h>
      <text:p text:style-name="P4">
Authors: Ukrinform (Person)</text:p>
      <text:p text:style-name="P4">
Publisher: Укринформ (Organization)</text:p>
      <text:p text:style-name="P4">
Published Time: 2023-05-09T19:23:00+03:00</text:p>
      <text:p text:style-name="P4">
Modified Time: 2023-05-09T19:23:00+03:00</text:p>
      <text:p text:style-name="P4">
Description: Republican leader in the Senate Mitch McConnell predicted that US funding to support the Ukrainian military will continue to come, despite the increasing calls of his party members to reduce or stop Kyiv. - Ukrinform.</text:p>
      <text:p text:style-name="P4">
Images: ["<text:a xlink:type="simple" xlink:href="https://static.ukrinform.com/photos/2019_12/thumb_files/630_360_1576752877-732.jpg" text:style-name="Internet_20_link" text:visited-style-name="Visited_20_Internet_20_Link">
630_360_15767...</text:a>
"]</text:p>
      <text:p text:style-name="P4">
Tags: ['Оборона', 'Україна', 'Зброя', 'Конгрес США', 'допомога', 'Війна з росією']</text:p>
      <text:p text:style-name="P4">
Type: Article</text:p>
      <!--METADATA-->
      <text:p text:style-name="P4">
<draw:frame draw:style-name="fr1" draw:name="Image181" text:anchor-type="as-char" svg:width="6.9236in" svg:height="3.956343in" draw:z-index="0">
<draw:image xlink:href="../Images/yкринформ/2023-05-09T19-23-00-03-00/630_360_1576752877-732.jpg" xlink:type="simple" xlink:show="embed" xlink:actuate="onLoad" draw:mime-type="image/jpeg"/>
</draw:frame>
Mitch McConnell's leader resources in the Senate have predicted that American financialns will continue to come to support the Ukrainian military, despite the increasing calls for his party members to reduce or assist Kiev.</text:p>
      <text:p text:style-name="P4">
As Ukrinform reports, it reports <text:a xlink:type="simple" xlink:href="https://www.bloomberg.com/news/articles/2023-05-09/mcconnell-predicts-congress-will-keep-funding-ukraine-s-defense" text:style-name="Internet_20_link" text:visited-style-name="Visited_20_Internet_20_Link">
</text:a>
.</text:p>
      <text:p text:style-name="P4">
“I really think we have sufficient support in Congress to support(Financing - ed.)For a long time, ”McConnell said.</text:p>
      <text:p text:style-name="P4">
McConnell also called on US President <text:a xlink:type="simple" xlink:href="https://www.ukrinform.ua/tag-bajden" text:style-name="Internet_20_link" text:visited-style-name="Visited_20_Internet_20_Link">
</text:a>
To accelerate the supply of high -tech weapons of the Ukrainian -day of the expected counter -offensive of the Armed Forces.</text:p>
      <text:p text:style-name="P4">
Last week, McConnell supported the speaker of the House of Republican Kivin McCarthy on continuing support for Ukraine.</text:p>
      <text:p text:style-name="P4">
<text:span text:style-name="T4">
 Read also: </text:span>
 <text:a xlink:type="simple" xlink:href="https://www.ukrinform.ua/rubric-ato/3706891-ssa-vidilaut-ukraini-novij-paket-vijskovoi-dopomogi-na-sumu-12-milarda-pentagon.html" text:style-name="Internet_20_link" text:visited-style-name="Visited_20_Internet_20_Link">
<text:span text:style-name="T4">
 USA </text:span>
 <text:span text:style-name="T4">
 ID </text:span>
 <text:span text:style-name="T4">
 Ukraine </text:span>
 <text:span text:style-name="T4">
 new </text:span>
 <text:span text:style-name="T4">
 </text:span>
 Package <text:span text:style-name="T4">
<text:span text:style-name="T5">
* military </text:span>
* </text:span>
 Help <text:span text:style-name="T4">
 </text:span>
 <text:span text:style-name="T4">
 Sum </text:span>
 <text:span text:style-name="T4">
 </text:span>
 <text:span text:style-name="T4">
 billion </text:span>
</text:a>
According to Ukrinform, the Speaker of the House of Representatives of the US Republican Kevinmakarty during a visit to Israel <text:a xlink:type="simple" xlink:href="https://www.ukrinform.ua/rubric-polytics/3703722-spiker-palati-predstavnikiv-ssa-zaklikav-rosiu-piti-z-ukraini.html" text:style-name="Internet_20_link" text:visited-style-name="Visited_20_Internet_20_Link">
</text:a>
The speaker rejected the assumption of a Russian journalist, who was asking that he seems to not support the departure of military and financial assistance in Kiev.</text:p>
      <text:p text:style-name="P4">
McCarthy also condemned Moscow for “murder(Ukrainian - ed.)Children »Tadiananiya was from some members of their Republican Party, which are opposed to additional great assistance to Ukraine by the United States.</text:p>
      <text:p text:style-name="P4">
News Source: <text:a xlink:type="simple" xlink:href="https://www.ukrinform.ua/rubric-ato/3706920-lider-respublikanciv-prognozue-so-kongres-prodovzit-finansuvanna-oboroni-ukraini.html" text:style-name="Internet_20_link" text:visited-style-name="Visited_20_Internet_20_Link">
https://www.ukrinform.ua/rubric-ato/3706920-lider-respublikanciv-prognozue-so-kongres-prodovzit-finansuvanna-oboroni-ukraini.html</text:a>
</text:p>
      <!--NEWS-->
      <text:h text:style-name="P10" text:outline-level="1">
<text:span text:style-name="T4">
In Ukraine, certain categories of educators have set a vacation of 42 days - who is concerned</text:span>
</text:h>
      <text:p text:style-name="P4">
Authors: Ukrinform (Person)</text:p>
      <text:p text:style-name="P4">
Publisher: Укринформ (Organization)</text:p>
      <text:p text:style-name="P4">
Published Time: 2023-05-09T19:25:23+03:00</text:p>
      <text:p text:style-name="P4">
Modified Time: 2023-05-09T19:25:23+03:00</text:p>
      <text:p text:style-name="P4">
Description: The Cabinet made changes to the procedure for granting annual leave of up to 56 calendar days to the heads of institutions and educational institutions, educational units of other institutions and institutions, pedagogical, scientific and pedagogical staff and researchers. - Ukrinform.</text:p>
      <text:p text:style-name="P4">
Images: ["<text:a xlink:type="simple" xlink:href="https://static.ukrinform.com/photos/2023_05/thumb_files/630_360_1683649421-551.jpg" text:style-name="Internet_20_link" text:visited-style-name="Visited_20_Internet_20_Link">
630_360_16836...</text:a>
"]</text:p>
      <text:p text:style-name="P4">
Tags: ['Кабмін', 'Вчителі', 'Відпустка']</text:p>
      <text:p text:style-name="P4">
Type: Article</text:p>
      <!--METADATA-->
      <text:p text:style-name="P4">
<draw:frame draw:style-name="fr1" draw:name="Image182" text:anchor-type="as-char" svg:width="6.9236in" svg:height="3.956343in" draw:z-index="0">
<draw:image xlink:href="../Images/yкринформ/2023-05-09T19-25-23-03-00/630_360_1683649421-551.jpg" xlink:type="simple" xlink:show="embed" xlink:actuate="onLoad" draw:mime-type="image/jpeg"/>
</draw:frame>
The Cabinet of Ministers to the Procedure for granting annual leave of up to 56 calendar for managers of educational institutions and educational institutions, educational units and institutions and institutions, pedagogical, scientific and pedagogical staff of Tanucco workers.</text:p>
      <text:p text:style-name="P4">
This was reported on the results of the government meeting on May 9 in <text:a xlink:type="simple" xlink:href="https://t.me/tmelnychuk/2272" text:style-name="Internet_20_link" text:visited-style-name="Visited_20_Internet_20_Link">
</text:a>
Permanent government representative to the Supreme Raditaras Melnychuk, Ukrinform reports.</text:p>
      <text:p text:style-name="P4">
"The duration of leave for pedagogical staff - heads of civilian courses of civil protection and safety of life and their departments, heads(directorate)training and methodological centers of civil protection and life safety and their deputies - in the amount of 42 calendar ones, " - the message reads.</text:p>
      <text:p text:style-name="P4">
<text:span text:style-name="T4">
 Read also: </text:span>
 <text:a xlink:type="simple" xlink:href="https://www.ukrinform.ua/rubric-society/3701779-dla-onlajnnavcanna-vciteli-potrebuut-se-80-tisac-noutbukiv-i-plansetiv-lisovij.html" text:style-name="Internet_20_link" text:visited-style-name="Visited_20_Internet_20_Link">
</text:a>
As reported, <text:a xlink:type="simple" xlink:href="https://www.ukrinform.ua/rubric-society/3704240-v-ukraini-mozut-zminitisa-umovi-nadanna-vidpustok-zakonoproekt-projsov-perse-citanna.html" text:style-name="Internet_20_link" text:visited-style-name="Visited_20_Internet_20_Link">
</text:a>
"On amendments to some proceedings of Ukraine on streamlining the provision and use of provisions, as well as other issues."</text:p>
      <text:p text:style-name="P4">
News Source: <text:a xlink:type="simple" xlink:href="https://www.ukrinform.ua/rubric-society/3706982-v-ukraini-okremim-kategoriam-osvitan-vstanovili-vidpustku-v-42-dni-kogo-stosuetsa.html" text:style-name="Internet_20_link" text:visited-style-name="Visited_20_Internet_20_Link">
https://www.ukrinform.ua/rubric-society/3706982-v-ukraini-okremim-kategoriam-osvitan-vstanovili-vidpustku-v-42-dni-kogo-stosuetsa.html</text:a>
</text:p>
      <!--NEWS-->
      <text:h text:style-name="P10" text:outline-level="1">
<text:span text:style-name="T4">
Hillary Clinton urged NATO countries to transfer to Ukraine everything necessary for counter -offensive</text:span>
</text:h>
      <text:p text:style-name="P4">
Authors: Ukrinform (Person)</text:p>
      <text:p text:style-name="P4">
Publisher: Укринформ (Organization)</text:p>
      <text:p text:style-name="P4">
Published Time: 2023-05-09T19:28:00+03:00</text:p>
      <text:p text:style-name="P4">
Modified Time: 2023-05-09T19:28:00+03:00</text:p>
      <text:p text:style-name="P4">
Description: The international community should increase the pace and scale of military assistance to Ukraine in order to help with a counter -offensive. - Ukrinform.</text:p>
      <text:p text:style-name="P4">
Images: ["<text:a xlink:type="simple" xlink:href="https://static.ukrinform.com/photos/2016_10/thumb_files/630_360_1476961252-6753.jpg" text:style-name="Internet_20_link" text:visited-style-name="Visited_20_Internet_20_Link">
630_360_14769...</text:a>
"]</text:p>
      <text:p text:style-name="P4">
Tags: ['Зброя', 'Гілларі Клінтон', 'Війна з росією']</text:p>
      <text:p text:style-name="P4">
Type: Article</text:p>
      <!--METADATA-->
      <text:p text:style-name="P4">
<draw:frame draw:style-name="fr1" draw:name="Image183" text:anchor-type="as-char" svg:width="6.9236in" svg:height="3.956343in" draw:z-index="0">
<draw:image xlink:href="../Images/yкринформ/2023-05-09T19-28-00-03-00/630_360_1476961252-6753.jpg" xlink:type="simple" xlink:show="embed" xlink:actuate="onLoad" draw:mime-type="image/jpeg"/>
</draw:frame>
The international community should increase the pace and scale of military assistance to Ukraine in order to help with a counter -offensive.</text:p>
      <text:p text:style-name="P4">
According to the Ukrinform correspondent, this during a speech in Ottawa declared the State Secretary and Presidential candidate Hillary Clinton.</text:p>
      <text:p text:style-name="P4">
“It is Ukrainians who are fighting and dying, they are on the forefront - literally protecting their own state and creating a bastion of democracy. I would like to do even more to accelerate the delivery of everything they need. I ward that all states, all members of the Alliance give them everything possible, ” - Razalaklinton.</text:p>
      <text:p text:style-name="P4">
<text:span text:style-name="T4">
 Read also: </text:span>
 <text:a xlink:type="simple" xlink:href="https://www.ukrinform.ua/rubric-polytics/3706496-putin-vdersa-do-ukraini-bo-svit-ne-spiniv-jogo-ranise-gillari-klinton.html" text:style-name="Internet_20_link" text:visited-style-name="Visited_20_Internet_20_Link">
<text:span text:style-name="T4">
 Clinton </text:span>
</text:a>
She stressed that in the event of a spring offensive, "Ukrainians will need this help." "The Russian invasion has demonstrated to us that Putin of the Tavi Ruke of Russia at all not to pay attention to the lives of their citizens," the former Secretary of State reported.</text:p>
      <text:p text:style-name="P4">
According to Clinton, "the best way to stop Putin's aggression is Ukraine, that is, we need to help them more."</text:p>
      <text:p text:style-name="P4">
<text:span text:style-name="T4">
 Read also: </text:span>
 <text:a xlink:type="simple" xlink:href="https://www.ukrinform.ua/rubric-polytics/3691670-klinton-zalkue-pro-te-so-vmovlav-ukrainu-vidmovitisa-vid-adernoi-zbroi.html" text:style-name="Internet_20_link" text:visited-style-name="Visited_20_Internet_20_Link">
<text:span text:style-name="T4">
 Clinton </text:span>
</text:a>
As reported by Ukrinform, the Minister of Foreign Affairs of the United Kingdom Jameskleverli on Tuesday during a speech at the Atlantic Council in Washington stated that the Ukrainian defense forces after full -scale aggression, resolved by the Russian Federation, showed high efficiency in the country's protection from the country community.</text:p>
      <text:p text:style-name="P4">
News Source: <text:a xlink:type="simple" xlink:href="https://www.ukrinform.ua/rubric-ato/3706985-gillari-klinton-zaklikala-kraini-nato-peredati-ukraini-use-neobhidne-dla-kontrnastupu.html" text:style-name="Internet_20_link" text:visited-style-name="Visited_20_Internet_20_Link">
https://www.ukrinform.ua/rubric-ato/3706985-gillari-klinton-zaklikala-kraini-nato-peredati-ukraini-use-neobhidne-dla-kontrnastupu.html</text:a>
</text:p>
      <!--NEWS-->
      <text:h text:style-name="P10" text:outline-level="1">
<text:span text:style-name="T4">
If Russia was able to capture Ukraine, the next would be Kazakhstan - Danilov</text:span>
</text:h>
      <text:p text:style-name="P4">
Authors: Ukrinform (Person)</text:p>
      <text:p text:style-name="P4">
Publisher: Укринформ (Organization)</text:p>
      <text:p text:style-name="P4">
Published Time: 2023-05-09T19:36:00+03:00</text:p>
      <text:p text:style-name="P4">
Modified Time: 2023-05-09T19:36:00+03:00</text:p>
      <text:p text:style-name="P4">
Description: The secretary of the National Security and Defense Council Alexei Danilov is convinced that if Russia was able to capture Ukraine, then the next country that it would attaches would become Kazakhstan.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Казахстан', 'росія', 'Данілов', 'Єдині новини']</text:p>
      <text:p text:style-name="P4">
Type: Article</text:p>
      <!--METADATA-->
      <text:p text:style-name="P4">
<draw:frame draw:style-name="fr1" draw:name="Image184" text:anchor-type="as-char" svg:width="6.9236in" svg:height="3.956343in" draw:z-index="0">
<draw:image xlink:href="../Images/yкринформ/2023-05-09T19-36-00-03-00/630_360_1680783783-785.jpg" xlink:type="simple" xlink:show="embed" xlink:actuate="onLoad" draw:mime-type="image/jpeg"/>
</draw:frame>
Oleksiy Danilov, Secretaries of National Security and Defense, is convinced that if Russia had seized Ukraine, then the next country to which it would attach to was the Bypassakhstan.</text:p>
      <text:p text:style-name="P4">
He expressed this opinion on the air of the Teleterna "One News", reports Ukrinform.</text:p>
      <text:p text:style-name="P4">
“I can say with confidence that if Putin came out in a territory(To capture - ed.), then Kazakhstan would be next. Moreover, Vinba did not stop before Armenia or other countries, ”he said <text:a xlink:type="simple" xlink:href="https://www.ukrinform.ua/tag-danilov" text:style-name="Internet_20_link" text:visited-style-name="Visited_20_Internet_20_Link">
</text:a>
At the request of the presenter, he commented on the visit of the Presidents of Kazakhstan, Kyrgyzstan, Turkmenistan, Tajikistan, Prime Minister of Armenia Tasamomo-proclaimed President of Belarus on May 9 at the Parade to Moscow: “I do not know what prompted them to come there. Let's see how the events will unfold next. "</text:p>
      <text:p text:style-name="P4">
<text:span text:style-name="T4">
 Read also: </text:span>
 <text:a xlink:type="simple" xlink:href="https://www.ukrinform.ua/rubric-ato/3705885-danilov-dla-rosii-zaraz-vidbuvaetsa-katastrofa-ta-najgirse-poperedu.html" text:style-name="Internet_20_link" text:visited-style-name="Visited_20_Internet_20_Link">
<text:span text:style-name="T4">
 Danilov </text:span>
</text:a>
The NSDC Secretary also noted that Russia has no success in the resolved war. For example, in the morning, the enemy racketed Ukraine, but here even the Russians managed to carry out their plan. “What concerns the front is Bakhmut, which they are already trying to capture, but it is the city of our honor, our hordby and our heroes. They did not even manage to do so, ”he emphasized.</text:p>
      <text:p text:style-name="P4">
As reported by Ukrinform, the secretary of the National Security and Defense Council of Ukraine Oleksiy Danilov said that the parade in Moscow has become the shortest since 1941, tanked him by a parade of cowardice and fear.</text:p>
      <text:p text:style-name="P4">
On May 9, the annual military parade was held at Red Square in Moscow. This one is there <text:a xlink:type="simple" xlink:href="https://www.ukrinform.ua/rubric-world/3706766-parad-u-moskvi-pokazav-visnazenna-vijskovoi-tehniki-na-nomu-buv-odin-tank-muzejnij.html" text:style-name="Internet_20_link" text:visited-style-name="Visited_20_Internet_20_Link">
</text:a>
</text:p>
      <text:p text:style-name="P4">
News Source: <text:a xlink:type="simple" xlink:href="https://www.ukrinform.ua/rubric-polytics/3706987-akbi-rosia-zmogla-zahopiti-ukrainu-nastupnim-buv-bi-kazahstan-danilov.html" text:style-name="Internet_20_link" text:visited-style-name="Visited_20_Internet_20_Link">
https://www.ukrinform.ua/rubric-polytics/3706987-akbi-rosia-zmogla-zahopiti-ukrainu-nastupnim-buv-bi-kazahstan-danilov.html</text:a>
</text:p>
      <!--NEWS-->
      <text:h text:style-name="P10" text:outline-level="1">
<text:span text:style-name="T4">
In Ukraine, strawberry prices reached a record level - Eastfruit</text:span>
</text:h>
      <text:p text:style-name="P4">
Authors: Ukrinform (Person)</text:p>
      <text:p text:style-name="P4">
Publisher: Укринформ (Organization)</text:p>
      <text:p text:style-name="P4">
Published Time: 2023-05-09T19:37:54+03:00</text:p>
      <text:p text:style-name="P4">
Modified Time: 2023-05-09T19:37:54+03:00</text:p>
      <text:p text:style-name="P4">
Description: In Ukraine, over the past two weeks, the average wholesale price of garden strawberries (strawberries) has increased rapidly to 190 UAH per kilogram (above $ 5.2/kg). - Ukrinform.</text:p>
      <text:p text:style-name="P4">
Images: ["<text:a xlink:type="simple" xlink:href="https://static.ukrinform.com/photos/2023_05/thumb_files/630_360_1683650102-981.jpg" text:style-name="Internet_20_link" text:visited-style-name="Visited_20_Internet_20_Link">
630_360_16836...</text:a>
", "<text:a xlink:type="simple" xlink:href="https://static.ukrinform.com/photos/2023_05/1683650181-311.png" text:style-name="Internet_20_link" text:visited-style-name="Visited_20_Internet_20_Link">
1683650181-31...</text:a>
", "<text:a xlink:type="simple" xlink:href="https://static.ukrinform.com/photos/2023_05/1683650186-520.png" text:style-name="Internet_20_link" text:visited-style-name="Visited_20_Internet_20_Link">
1683650186-52...</text:a>
"]</text:p>
      <text:p text:style-name="P4">
Tags: ['Ціни', 'Ягоди', 'Ринок']</text:p>
      <text:p text:style-name="P4">
Type: Article</text:p>
      <!--METADATA-->
      <text:p text:style-name="P4">
<draw:frame draw:style-name="fr1" draw:name="Image185" text:anchor-type="as-char" svg:width="6.9236in" svg:height="3.956343in" draw:z-index="0">
<draw:image xlink:href="../Images/yкринформ/2023-05-09T19-37-54-03-00/630_360_1683650102-981.jpg" xlink:type="simple" xlink:show="embed" xlink:actuate="onLoad" draw:mime-type="image/jpeg"/>
</draw:frame>
In Ukrainianiza last two weeks the average wholesale price of garden strawberries(Strawberries)rapidly increased to 190 UAH per kilogram(above $ 5.2/kg).</text:p>
      <text:p text:style-name="P4">
Як передає Укрінформ, про це повідомляє <text:a xlink:type="simple" xlink:href="https://east-fruit.com/uk/novyny/rekordni-tsiny-na-sunytsyu-sadovu-v-ukrayini-v-travni-2023-roku-v-chomu-prychyny-ta-yaki-perspektyvy/" text:style-name="Internet_20_link" text:visited-style-name="Visited_20_Internet_20_Link">
 </text:a>
"Both in hryvnia equivalent, and in US dollars, prices for strawberries in Ukraine are inferiorly high. On the one hand, this indicates that the supply of berries is a little bit, but on the other hand it shows that in Ukraine there is a solvent innocent early strawber Quite high prices, " - the testimony reads.</text:p>
      <text:p text:style-name="P4">
It is noted that for the second year in a row on the market of Ukraine is negatively influenced by the proposal of berries from the southern regions of Kherson region, which, which previously remains occupied by the Russian terrorist army. However, last year, strawberry prices have already been declining rapidly, and this year they are growing.</text:p>
      <text:p text:style-name="P4">
<draw:frame draw:style-name="fr1" draw:name="Image186" text:anchor-type="as-char" svg:width="6.9236in" svg:height="2.564296in" draw:z-index="0">
<draw:image xlink:href="../Images/yкринформ/2023-05-09T19-37-54-03-00/1683650181-311.png" xlink:type="simple" xlink:show="embed" xlink:actuate="onLoad" draw:mime-type="image/png"/>
</draw:frame>
According to market participants, delay due to cold and cloudy weather by the market of berries from greenhouse farms can be negatively affected by the cost of this <text:a xlink:type="simple" xlink:href="https://www.ukrinform.ua/tag-biznes" text:style-name="Internet_20_link" text:visited-style-name="Visited_20_Internet_20_Link">
</text:a>
2023.</text:p>
      <text:p text:style-name="P4">
This is due to the fact that a significant part of the season of greenhouse berries can be fired with the season of sale of berries from open ground.</text:p>
      <text:p text:style-name="P4">
<draw:frame draw:style-name="fr1" draw:name="Image187" text:anchor-type="as-char" svg:width="6.9236in" svg:height="2.564296in" draw:z-index="0">
<draw:image xlink:href="../Images/yкринформ/2023-05-09T19-37-54-03-00/1683650186-520.png" xlink:type="simple" xlink:show="embed" xlink:actuate="onLoad" draw:mime-type="image/png"/>
</draw:frame>
Usually, open soil strawberries enters the market of Ukraine in the last one in May, and the minimum values of the price of it reach it by June 10-15. This year, the exit of the open soil berries on the market may also be delayed, but the value will be more likely to decrease more rapidly than usual.</text:p>
      <text:p text:style-name="P4">
According to EastFruit, in 2022, wholesale prices for strawberries in Ukraine did not immediately drop below $ 1.7/kg. And here in 2019 wholesale price fall below $ 1/kg. In general, over the last 5 years, the average minimum price price for quality strawberries in Ukraine can be considered $ 1.5/kg.</text:p>
      <text:p text:style-name="P4">
<text:span text:style-name="T4">
 Read also: </text:span>
 <text:a xlink:type="simple" xlink:href="https://www.ukrinform.ua/rubric-economy/3703565-v-ukraini-za-rik-vijni-cini-na-produkti-zrosli-na-315-ekspert.html" text:style-name="Internet_20_link" text:visited-style-name="Visited_20_Internet_20_Link">
<text:span text:style-name="T4">
 Ukraine </text:span>
 <text:span text:style-name="T4">
 </text:span>
 year <text:span text:style-name="T4">
 </text:span>
 wars <text:span text:style-name="T4">
 </text:span>
 prices <text:span text:style-name="T4">
 </text:span>
 products <text:span text:style-name="T4">
<text:span text:style-name="T5">
* increased </text:span>
* </text:span>
 <text:span text:style-name="T4">
 expert </text:span>
</text:a>
</text:p>
      <text:p text:style-name="P4">
As it was reported, in 2022 the prices for strawberries(Garden strawberries)The Ukrainian market was 40-45% higher than in 2021. In particular, at the end of last season realization of strawberries of summer varieties, the prices for berries varied within 50-80 UAH/kg(1.71-2.73 dollars/kg).</text:p>
      <text:p text:style-name="P4">
News Source: <text:a xlink:type="simple" xlink:href="https://www.ukrinform.ua/rubric-economy/3706988-v-ukraini-cini-na-polunicu-sagnuli-rekordnogo-rivna-eastfruit.html" text:style-name="Internet_20_link" text:visited-style-name="Visited_20_Internet_20_Link">
https://www.ukrinform.ua/rubric-economy/3706988-v-ukraini-cini-na-polunicu-sagnuli-rekordnogo-rivna-eastfruit.html</text:a>
</text:p>
      <!--NEWS-->
      <text:h text:style-name="P10" text:outline-level="1">
<text:span text:style-name="T4">
In Sudan, the number of refugees increased to 700 thousand - UN</text:span>
</text:h>
      <text:p text:style-name="P4">
Authors: Ukrinform (Person)</text:p>
      <text:p text:style-name="P4">
Publisher: Укринформ (Organization)</text:p>
      <text:p text:style-name="P4">
Published Time: 2023-05-09T19:48:00+03:00</text:p>
      <text:p text:style-name="P4">
Modified Time: 2023-05-09T19:48:00+03:00</text:p>
      <text:p text:style-name="P4">
Description: The number of internally displaced persons in Sudan has doubled and is currently over 700,000 refugees. - Ukrinform.</text:p>
      <text:p text:style-name="P4">
Images: ["<text:a xlink:type="simple" xlink:href="https://static.ukrinform.com/photos/2023_05/thumb_files/630_360_1683651285-758.jpg" text:style-name="Internet_20_link" text:visited-style-name="Visited_20_Internet_20_Link">
630_360_16836...</text:a>
"]</text:p>
      <text:p text:style-name="P4">
Tags: ['ООН', 'Переселенці', 'Судан', 'Біженці']</text:p>
      <text:p text:style-name="P4">
Type: Article</text:p>
      <!--METADATA-->
      <text:p text:style-name="P4">
<draw:frame draw:style-name="fr1" draw:name="Image188" text:anchor-type="as-char" svg:width="6.9236in" svg:height="3.956343in" draw:z-index="0">
<draw:image xlink:href="../Images/yкринформ/2023-05-09T19-48-00-03-00/630_360_1683651285-758.jpg" xlink:type="simple" xlink:show="embed" xlink:actuate="onLoad" draw:mime-type="image/jpeg"/>
</draw:frame>
The number of internally displaced persons in Sudan has doubled and is currently over 700,000 refugees.</text:p>
      <text:p text:style-name="P4">
As Ukrinform reports, it reports <text:a xlink:type="simple" xlink:href="https://www.reuters.com/world/africa/sudan-faces-displacement-crisis-truce-talks-yield-no-progress-2023-05-09/" text:style-name="Internet_20_link" text:visited-style-name="Visited_20_Internet_20_Link">
</text:a>
"Violence has forced hundreds of thousands of people to leave their homes, and the number of internally displaced persons in Sudan has increased more than twice - the adoption of 700,000," the UN Migration Agency said.</text:p>
      <text:p text:style-name="P4">
It is noted that there are no signs of progress in the negotiations of fire in Saudi Arabia. At the same time, residents of the capital <text:a xlink:type="simple" xlink:href="https://www.ukrinform.ua/tag-sudan" text:style-name="Internet_20_link" text:visited-style-name="Visited_20_Internet_20_Link">
</text:a>
On Tuesday, they reported on the nightshavias and shootouts against the background of a splash of looting. The objects of attacks became buildings, shops, warehouses and banking institutions.</text:p>
      <text:p text:style-name="P4">
Deployment of conflict between Sudan army and paramilized forces of prompt support(RSF)It threatens a protracted war that can attract the external forces to trigger a new humanitarian crisis throughout the region.</text:p>
      <text:p text:style-name="P4">
<text:span text:style-name="T4">
 Read also: </text:span>
 <text:a xlink:type="simple" xlink:href="https://www.ukrinform.ua/rubric-world/3705233-v-oon-zaklikaut-uradi-krain-ne-povertati-bizenciv-do-sudanu.html" text:style-name="Internet_20_link" text:visited-style-name="Visited_20_Internet_20_Link">
<text:span text:style-name="T4">
 Sudan </text:span>
</text:a>
</text:p>
      <text:p text:style-name="P4">
За оцінками ООН, ще 5 мільйонів людей потребуватимуть екстреної допомогивсередині Судану, а 860 000 втечуть до сусідніх держав, які вже перебувають укризі.</text:p>
      <text:p text:style-name="P4">
У вівторок Всесвітня організація охорони здоров'я також збільшила підтвердженукількість загиблих до більш ніж 600 осіб і 5 000 поранених, хоча справжняцифра, як вважають, набагато вища.</text:p>
      <text:p text:style-name="P4">
Водночас не було жодних зовнішніх ознак прогресу в переговорах, яківідбуваються в Саудівській Аравії з суботи, попри їхню обмежену мету -припинення вогню для забезпечення гуманітарного доступу. Неодноразовіпопередні угоди про перемир'я вже були порушені.</text:p>
      <text:p text:style-name="P4">
Як повідомляв Укрінформ, у столиці Судану Хартумі <text:a xlink:type="simple" xlink:href="https://www.ukrinform.ua/rubric-world/3706533-maroderi-v-sudani-rozgrabuvali-ofisni-primisenna-oon.html" text:style-name="Internet_20_link" text:visited-style-name="Visited_20_Internet_20_Link">
</text:a>
<text:span text:style-name="T5">
Foto: unHCR</text:span>
</text:p>
      <text:p text:style-name="P4">
News Source: <text:a xlink:type="simple" xlink:href="https://www.ukrinform.ua/rubric-world/3706992-u-sudani-kilkist-bizenciv-zrosla-do-700-tisac-oon.html" text:style-name="Internet_20_link" text:visited-style-name="Visited_20_Internet_20_Link">
https://www.ukrinform.ua/rubric-world/3706992-u-sudani-kilkist-bizenciv-zrosla-do-700-tisac-oon.html</text:a>
</text:p>
      <!--NEWS-->
      <text:h text:style-name="P10" text:outline-level="1">
<text:span text:style-name="T4">
NSDC Secretary: There is no final offensive plan - there are several options in work</text:span>
</text:h>
      <text:p text:style-name="P4">
Authors: Ukrinform (Person)</text:p>
      <text:p text:style-name="P4">
Publisher: Укринформ (Organization)</text:p>
      <text:p text:style-name="P4">
Published Time: 2023-05-09T19:51:47+03:00</text:p>
      <text:p text:style-name="P4">
Modified Time: 2023-05-09T19:51:47+03:00</text:p>
      <text:p text:style-name="P4">
Description: Above the military leadership carefully works several options for how hostilities will happen in the release of Ukrainian land from Russian invaders, and decisions will be made later, taking into account the situation at the front.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Данілов', 'Війна з росією', 'Контрнаступ']</text:p>
      <text:p text:style-name="P4">
Type: Article</text:p>
      <!--METADATA-->
      <text:p text:style-name="P4">
<draw:frame draw:style-name="fr1" draw:name="Image189" text:anchor-type="as-char" svg:width="6.9236in" svg:height="3.956343in" draw:z-index="0">
<draw:image xlink:href="../Images/yкринформ/2023-05-09T19-51-47-03-00/630_360_1680783784-260.jpg" xlink:type="simple" xlink:show="embed" xlink:actuate="onLoad" draw:mime-type="image/jpeg"/>
</draw:frame>
The above -military leadership carefully works several options for the military action to liberate the Ukrainian land of Edrossa invaders, and the decisions will be made later, taking into account the Front situation.</text:p>
      <text:p text:style-name="P4">
The Secretary of the National Security and Defense Council Alexei Danilov said the Telelorphone Veriri "One News", Ukrinform reports.</text:p>
      <text:p text:style-name="P4">
“I do not use the counter -offensive term. These are hostilities. Our military speech what they do and where to do, what time they do. The offices of the Armed Forces, the President of our country, will adopt final decisions on terms and directions. And when someone begins to talk about something from respectable institutions in the West, believe me, there are no people who know exactly all our plans. The final plan is approved, we have several options and all of them are in work, ”Danivilov said.</text:p>
      <text:p text:style-name="P4">
<text:span text:style-name="T4">
 Read also: </text:span>
 <text:a xlink:type="simple" xlink:href="https://www.ukrinform.ua/rubric-ato/3706652-zsu-rozpocnut-kontrnastup-koli-dla-cogo-bude-vidpovidnij-cas-smigal.html" text:style-name="Internet_20_link" text:visited-style-name="Visited_20_Internet_20_Link">
<text:span text:style-name="T4">
 counter -offensive </text:span>
</text:a>
Of course, he added, everyone would like international partners to assist more active, but now Ukraine is grateful that such help is and is provided with a powerful.</text:p>
      <text:p text:style-name="P4">
“Not only the United States, but other countries are involved. We have a guest today(President <text:a xlink:type="simple" xlink:href="https://www.ukrinform.ua/tag-evrokomisia" text:style-name="Internet_20_link" text:visited-style-name="Visited_20_Internet_20_Link">
</text:a>
Ursula von der Lyan - Ed.)In our country, there is a final decision that Vasharaine will start from the European Union in the near future. One million shells that we need to be in order for us to win over the rashists. It(Help - ed.)It goes and will not stop, ”the Secretary of the NSDC said.</text:p>
      <text:p text:style-name="P4">
<text:span text:style-name="T4">
 Read also: </text:span>
 <text:a xlink:type="simple" xlink:href="https://www.ukrinform.ua/rubric-ato/3706531-podolak-pro-kontrnastup-ce-ne-odna-bitva-aka-vse-virisit.html" text:style-name="Internet_20_link" text:visited-style-name="Visited_20_Internet_20_Link">
<text:span text:style-name="T4">
 counter -offensive </text:span>
</text:a>
As reported by Ukrinform, on May 9, the European Parliament during the plenary session of Ustrasburg <text:a xlink:type="simple" xlink:href="https://www.ukrinform.ua/rubric-ato/3706794-boepripasi-dla-ukraini-evroparlament-uhvaliv-terminovij-poradok-prijnatta-akta-es.html" text:style-name="Internet_20_link" text:visited-style-name="Visited_20_Internet_20_Link">
</text:a>
.</text:p>
      <text:p text:style-name="P4">
On March 20, the European Council has made a decision to accelerate the supplies for Ukraine and to increase the capabilities of the European Obonron Industry. In particular, this decision stipulates that countries will be exposed to Ukraine 1 million artillery ammunition, including a 155 mm shellbasket, over the next 12 months.</text:p>
      <text:p text:style-name="P4">
News Source: <text:a xlink:type="simple" xlink:href="https://www.ukrinform.ua/rubric-ato/3706991-sekretar-rnbo-ostatocnogo-planu-nastupu-se-nemae-u-roboti-kilka-variantiv.html" text:style-name="Internet_20_link" text:visited-style-name="Visited_20_Internet_20_Link">
https://www.ukrinform.ua/rubric-ato/3706991-sekretar-rnbo-ostatocnogo-planu-nastupu-se-nemae-u-roboti-kilka-variantiv.html</text:a>
</text:p>
      <!--NEWS-->
      <text:h text:style-name="P10" text:outline-level="1">
<text:span text:style-name="T4">
Ukrnafta took into account the ministries and prepared the updated company financial plan</text:span>
</text:h>
      <text:p text:style-name="P4">
Authors: Ukrinform (Person)</text:p>
      <text:p text:style-name="P4">
Publisher: Укринформ (Organization)</text:p>
      <text:p text:style-name="P4">
Published Time: 2023-05-09T19:58:20+03:00</text:p>
      <text:p text:style-name="P4">
Modified Time: 2023-05-09T19:58:20+03:00</text:p>
      <text:p text:style-name="P4">
Description: PJSC “Ukrnafta” has prepared an updated financial plan of the company, which takes into account part of the comments of the Ministry of Finance and the Ministry of Economy. - Ukrinform.</text:p>
      <text:p text:style-name="P4">
Images: ["<text:a xlink:type="simple" xlink:href="https://static.ukrinform.com/photos/2016_07/thumb_files/630_360_1468403277-2510.jpg" text:style-name="Internet_20_link" text:visited-style-name="Visited_20_Internet_20_Link">
630_360_14684...</text:a>
"]</text:p>
      <text:p text:style-name="P4">
Tags: ['Фінанси', 'Кабмін', 'Укрнафта']</text:p>
      <text:p text:style-name="P4">
Type: Article</text:p>
      <!--METADATA-->
      <text:p text:style-name="P4">
<draw:frame draw:style-name="fr1" draw:name="Image190" text:anchor-type="as-char" svg:width="6.9236in" svg:height="3.956343in" draw:z-index="0">
<draw:image xlink:href="../Images/yкринформ/2023-05-09T19-58-20-03-00/630_360_1468403277-2510.jpg" xlink:type="simple" xlink:show="embed" xlink:actuate="onLoad" draw:mime-type="image/jpeg"/>
</draw:frame>
PJSC “Ukrnafta” has prepared an updated financial plan of the company, which takes into account the comments of the Ministry of Finance and the Ministry of Economy.</text:p>
      <text:p text:style-name="P4">
About it reports Ukrinform with reference to the press service <text:a xlink:type="simple" xlink:href="https://www.ukrnafta.com/ukrnafta-vrahuvala-zauvazhennya-ministerstv-pid-chas-pidgotovky-finplanu" text:style-name="Internet_20_link" text:visited-style-name="Visited_20_Internet_20_Link">
</text:a>
.</text:p>
      <text:p text:style-name="P4">
“The document provides for a record annual net profit in size UAH 11.96 billion. Three ministries have already agreed on the financial plan of untreadness - the Ministry of Defense, the Ministry of Energy and the Ministry of Farm Transformation. The Ministry of Economy agreed with the Finplan with the comments that were taken into account in the updated version of the document. The company has already taken into account the part of the Ministry of Finance. There is a discussion about the rest, ”the testimony reads.</text:p>
      <text:p text:style-name="P4">
The company said that the Ministry of Finance's remarks concerned the realistic stipherization of the goal, which provided that the company's income in 2023 would increase by 81% compared to 2022. Work is currently underway to reconcile and provide grounding on all ministry clarifications.</text:p>
      <text:p text:style-name="P4">
<text:span text:style-name="T4">
 Read also: </text:span>
 <text:a xlink:type="simple" xlink:href="https://www.ukrinform.ua/rubric-economy/3705291-ukrnafta-zbilsila-serednodobovij-vidobutok-nafti.html" text:style-name="Internet_20_link" text:visited-style-name="Visited_20_Internet_20_Link">
<text:span text:style-name="T4">
 Ukrnafta </text:span>
</text:a>
“We are sure that these comments will be lifted during the normal working process. The management of PJSC is convinced of the fundamental possibility of such significant income due to a number of management decisions that have been taken by the application of the company's shares under the control of the Ministry of Defense in November2022, ”Ukrnafta summarized.</text:p>
      <text:p text:style-name="P4">
It was reported that in order to approve the financial plan, PJSC “Ukrnafta” should hold 5 mandatory ministries: Ministry of Economy, Ministry of Defense, Ministry of Energy, Ministry of Digital Transformation and the Ministry of Finance. The previous version of the document was not held <text:a xlink:type="simple" xlink:href="https://www.ukrinform.ua/tag-minfin" text:style-name="Internet_20_link" text:visited-style-name="Visited_20_Internet_20_Link">
</text:a>
, which has found the row.</text:p>
      <text:p text:style-name="P4">
News Source: <text:a xlink:type="simple" xlink:href="https://www.ukrinform.ua/rubric-economy/3706994-ukrnafta-vrahuvala-zauvazenna-ministerstv-i-pidgotuvala-onovlenij-finplan-kompanii.html" text:style-name="Internet_20_link" text:visited-style-name="Visited_20_Internet_20_Link">
https://www.ukrinform.ua/rubric-economy/3706994-ukrnafta-vrahuvala-zauvazenna-ministerstv-i-pidgotuvala-onovlenij-finplan-kompanii.html</text:a>
</text:p>
      <!--NEWS-->
      <text:h text:style-name="P10" text:outline-level="1">
<text:span text:style-name="T4">
Derevyanchenko: I want to knock Munguyu</text:span>
</text:h>
      <text:p text:style-name="P4">
Authors: Ukrinform (Person)</text:p>
      <text:p text:style-name="P4">
Publisher: Укринформ (Organization)</text:p>
      <text:p text:style-name="P4">
Published Time: 2023-05-09T20:00:25+03:00</text:p>
      <text:p text:style-name="P4">
Modified Time: 2023-05-09T20:00:25+03:00</text:p>
      <text:p text:style-name="P4">
Description: The Ukrainian boxer will fight on June 10. - Ukrinform.</text:p>
      <text:p text:style-name="P4">
Images: ["<text:a xlink:type="simple" xlink:href="https://static.ukrinform.com/photos/2023_05/thumb_files/630_360_1683651489-901.jpg" text:style-name="Internet_20_link" text:visited-style-name="Visited_20_Internet_20_Link">
630_360_16836...</text:a>
"]</text:p>
      <text:p text:style-name="P4">
Tags: ['Бокс']</text:p>
      <text:p text:style-name="P4">
Type: Article</text:p>
      <!--METADATA-->
      <text:p text:style-name="P4">
<draw:frame draw:style-name="fr1" draw:name="Image191" text:anchor-type="as-char" svg:width="6.9236in" svg:height="3.956343in" draw:z-index="0">
<draw:image xlink:href="../Images/yкринформ/2023-05-09T20-00-25-03-00/630_360_1683651489-901.jpg" xlink:type="simple" xlink:show="embed" xlink:actuate="onLoad" draw:mime-type="image/jpeg"/>
</draw:frame>
The Ukrainian boxer will fight on June 10.</text:p>
      <text:p text:style-name="P4">
Ukrainian Medium Boxer Sergey Derevjanchenko(14-4, 10 xo)shared the battle against the former World Champion Himime Mungua(41-0, 33), <text:a xlink:type="simple" xlink:href="https://www.boxingscene.com/sergiy-derevyanchenko-wants-steer-away-from-judges-aiming-ko-munguia--174457" text:style-name="Internet_20_link" text:visited-style-name="Visited_20_Internet_20_Link">
 </text:a>
Boxing Scene, reports Ukrinform.</text:p>
      <text:p text:style-name="P4">
“I do not need judges' decision. I lost the decision of Judges Jacobs, Golovkin and everyone else. It's a melee and you don't know who wins. I want to get it, ”Derevyanchenko said.</text:p>
      <text:p text:style-name="P4">
Derevyanchenko - Munggian battle will take place on June 10 in California(USA)At Toyota Arena.</text:p>
      <text:p text:style-name="P4">
<text:span text:style-name="T4">
 Read also: </text:span>
 <text:a xlink:type="simple" xlink:href="https://www.ukrinform.ua/rubric-sports/3705954-gvozdik-nokautuvav-bolotniksa-u-sostomu-raundi.html" text:style-name="Internet_20_link" text:visited-style-name="Visited_20_Internet_20_Link">
</text:a>
As reported by Ukrinform, in the last battle in the summer of 2022, Derevyanchenko played by points from American Joshua Konley, having defeated the conference, the Ukrainian performed a series of three in a row. Before that, Derevyanchenko gave way to Golovkin, Jersellu Charlo and Carlos Adames.</text:p>
      <text:p text:style-name="P4">
Photo: Getty Images</text:p>
      <text:p text:style-name="P4">
News Source: <text:a xlink:type="simple" xlink:href="https://www.ukrinform.ua/rubric-sports/3706995-derevancenko-a-hocu-nokautuvati-munguu.html" text:style-name="Internet_20_link" text:visited-style-name="Visited_20_Internet_20_Link">
https://www.ukrinform.ua/rubric-sports/3706995-derevancenko-a-hocu-nokautuvati-munguu.html</text:a>
</text:p>
      <!--NEWS-->
      <text:h text:style-name="P10" text:outline-level="1">
<text:span text:style-name="T4">
Local budgets in April listed ₴ 12.9 billion</text:span>
</text:h>
      <text:p text:style-name="P4">
Authors: Ukrinform (Person)</text:p>
      <text:p text:style-name="P4">
Publisher: Укринформ (Organization)</text:p>
      <text:p text:style-name="P4">
Published Time: 2023-05-09T20:03:08+03:00</text:p>
      <text:p text:style-name="P4">
Modified Time: 2023-05-09T20:03:08+03:00</text:p>
      <text:p text:style-name="P4">
Description: In April, UAH 12.9 billion of transfers to local budgets was transferred from the state budget, which is 84% of the appropriations provided. - Ukrinform.</text:p>
      <text:p text:style-name="P4">
Images: ["<text:a xlink:type="simple" xlink:href="https://static.ukrinform.com/photos/2020_10/thumb_files/630_360_1602826953-917.jpg" text:style-name="Internet_20_link" text:visited-style-name="Visited_20_Internet_20_Link">
630_360_16028...</text:a>
", "<text:a xlink:type="simple" xlink:href="https://static.ukrinform.com/photos/2023_05/1683651604-752.png" text:style-name="Internet_20_link" text:visited-style-name="Visited_20_Internet_20_Link">
1683651604-75...</text:a>
"]</text:p>
      <text:p text:style-name="P4">
Tags: ['Бюджет', 'Мінфін']</text:p>
      <text:p text:style-name="P4">
Type: Article</text:p>
      <!--METADATA-->
      <text:p text:style-name="P4">
<draw:frame draw:style-name="fr1" draw:name="Image192" text:anchor-type="as-char" svg:width="6.9236in" svg:height="3.956343in" draw:z-index="0">
<draw:image xlink:href="../Images/yкринформ/2023-05-09T20-03-08-03-00/630_360_1602826953-917.jpg" xlink:type="simple" xlink:show="embed" xlink:actuate="onLoad" draw:mime-type="image/jpeg"/>
</draw:frame>
In April, 12.9 billion UAH of transfers to local budgets were transferred to the state budget, making 84% of the appropriations provided.</text:p>
      <text:p text:style-name="P4">
About it reports Ukrinform with reference to <text:a xlink:type="simple" xlink:href="https://www.mof.gov.ua/uk/news/minfin_u_kvitni_zabezpechiv_pererakhuvannia_z_derzhbiudzhetu_129_mlrd_grn_transfertiv_do_mistsevikh_biudzhetiv-3996" text:style-name="Internet_20_link" text:visited-style-name="Visited_20_Internet_20_Link">
</text:a>
.</text:p>
      <text:p text:style-name="P4">
«У квітні 2023 року уряд забезпечив перерахування міжбюджетних трансфертівмісцевим <text:a xlink:type="simple" xlink:href="https://www.ukrinform.ua/tag-budzet" text:style-name="Internet_20_link" text:visited-style-name="Visited_20_Internet_20_Link">
 </text:a>
in the volume of UAH 12.9 billion, in particular: the basic subsidy is transferred in the amount of UAH 2.4 billion, or 100% for painting; Additional subsidies are listed in the amount of UAH 2.2 billion, or 100% of the appropriation, ”the message reads.</text:p>
      <text:p text:style-name="P4">
It is clarified that at the disposal(It was kept)The fighting, or temporarily occupied territories, reversed a reverse subsidy in the amount of UAH 0.3 billion, which was continued to the state budget in wartime.</text:p>
      <text:p text:style-name="P4">
<draw:frame draw:style-name="fr1" draw:name="Image193" text:anchor-type="as-char" svg:width="6.9236in" svg:height="3.89773in" draw:z-index="0">
<draw:image xlink:href="../Images/yкринформ/2023-05-09T20-03-08-03-00/1683651604-752.png" xlink:type="simple" xlink:show="embed" xlink:actuate="onLoad" draw:mime-type="image/png"/>
</draw:frame>
The balances of funds in local budgets and budgetary institutions for general special funds for January-April 2023 increased by 44.8 billion grams as of May 1 amount to UAH 160.2 billion. The amount of funds for the growth of all regions of Ukraine.</text:p>
      <text:p text:style-name="P4">
<text:span text:style-name="T4">
 Read also: </text:span>
 <text:a xlink:type="simple" xlink:href="https://www.ukrinform.ua/rubric-economy/3705345-urad-vidilae-regionam-ta-gromadam-dodatkovi-31-milarda-smigal.html" text:style-name="Internet_20_link" text:visited-style-name="Visited_20_Internet_20_Link">
<text:span text:style-name="T4">
 Government </text:span>
 <text:span text:style-name="T4">
 IDrates </text:span>
 <text:span text:style-name="T4">
 </text:span>
 to the regions <text:span text:style-name="T4">
 </text:span>
 by communities <text:span text:style-name="T4">
<text:span text:style-name="T5">
* Additional </text:span>
* </text:span>
 <text:span text:style-name="T4">
 billion </text:span>
 <text:span text:style-name="T4">
 </text:span>
 SHMIGAL **</text:a>
As it was reported, for January-April <text:a xlink:type="simple" xlink:href="https://www.ukrinform.ua/rubric-economy/3703766-minfin-deficit-derzbudzetu-za-cotiri-misaci-majze-253-milardi.html" text:style-name="Internet_20_link" text:visited-style-name="Visited_20_Internet_20_Link">
</text:a>
, including the General Fund-in the amount of UAH 310.3 billion, against the planned general fund for January-April 2023, UAH 560.1 billion.</text:p>
      <text:p text:style-name="P4">
News Source: <text:a xlink:type="simple" xlink:href="https://www.ukrinform.ua/rubric-economy/3706996-miscevim-budzetam-u-kvitni-pererahuvali-129-milarda.html" text:style-name="Internet_20_link" text:visited-style-name="Visited_20_Internet_20_Link">
https://www.ukrinform.ua/rubric-economy/3706996-miscevim-budzetam-u-kvitni-pererahuvali-129-milarda.html</text:a>
</text:p>
      <!--NEWS-->
      <text:h text:style-name="P10" text:outline-level="1">
<text:span text:style-name="T4">
US urges WHO to invite Taiwan to May meeting - Blinken</text:span>
</text:h>
      <text:p text:style-name="P4">
Authors: Ukrinform (Person)</text:p>
      <text:p text:style-name="P4">
Publisher: Укринформ (Organization)</text:p>
      <text:p text:style-name="P4">
Published Time: 2023-05-09T20:05:00+03:00</text:p>
      <text:p text:style-name="P4">
Modified Time: 2023-05-09T20:05:00+03:00</text:p>
      <text:p text:style-name="P4">
Description: The United States persistently urge the World Health Organization to invite Taiwan to participate as an observer in the annual meeting in Geneva on May 21-30. - Ukrinform.</text:p>
      <text:p text:style-name="P4">
Images: ["<text:a xlink:type="simple" xlink:href="https://static.ukrinform.com/photos/2022_03/thumb_files/630_360_1647552427-852.jpg" text:style-name="Internet_20_link" text:visited-style-name="Visited_20_Internet_20_Link">
630_360_16475...</text:a>
"]</text:p>
      <text:p text:style-name="P4">
Tags: ['США', 'Тайвань', 'ВООЗ', 'Блінкен']</text:p>
      <text:p text:style-name="P4">
Type: Article</text:p>
      <!--METADATA-->
      <text:p text:style-name="P4">
<draw:frame draw:style-name="fr1" draw:name="Image194" text:anchor-type="as-char" svg:width="6.9236in" svg:height="3.956343in" draw:z-index="0">
<draw:image xlink:href="../Images/yкринформ/2023-05-09T20-05-00-03-00/630_360_1647552427-852.jpg" xlink:type="simple" xlink:show="embed" xlink:actuate="onLoad" draw:mime-type="image/jpeg"/>
</draw:frame>
The connection persistently urge the World Health Organization to invite the Tavavan to take part as an observer in the annual meeting in Geneva on May 21-30.</text:p>
      <text:p text:style-name="P4">
As reports <text:a xlink:type="simple" xlink:href="https://www.reuters.com/world/us-wants-who-invite-taiwan-observe-may-meeting-blinken-2023-05-09/" text:style-name="Internet_20_link" text:visited-style-name="Visited_20_Internet_20_Link">
</text:a>
, US Secretary of State Blinken said, Ukrinform reports.</text:p>
      <text:p text:style-name="P4">
"Invitation to Taiwan as an observer would be an example of a dedication to the voluminous approach of" Health for All "to the International Cooperation of Health Care," Blinken said.</text:p>
      <text:p text:style-name="P4">
<text:span text:style-name="T4">
 Read also: </text:span>
 <text:a xlink:type="simple" xlink:href="https://www.ukrinform.ua/rubric-ato/3705471-stati-vidilat-tajvanu-vijskovoi-dopomogi-na-500-miljoniv-reuters.html" text:style-name="Internet_20_link" text:visited-style-name="Visited_20_Internet_20_Link">
<text:span text:style-name="T4">
 Taiwan </text:span>
</text:a>
The politician added that supporting participation <text:a xlink:type="simple" xlink:href="https://www.ukrinform.ua/tag-tajvan" text:style-name="Internet_20_link" text:visited-style-name="Visited_20_Internet_20_Link">
</text:a>
Washington's policies on a single China.</text:p>
      <text:p text:style-name="P4">
As reported by Ukrinform, <text:a xlink:type="simple" xlink:href="https://www.ukrinform.ua/rubric-world/3706909-liz-trass-vidvidae-tajvan-nastupnogo-tizna.html" text:style-name="Internet_20_link" text:visited-style-name="Visited_20_Internet_20_Link">
</text:a>
The next week will meet with high -ranking government members.</text:p>
      <text:p text:style-name="P4">
News Source: <text:a xlink:type="simple" xlink:href="https://www.ukrinform.ua/rubric-world/3706999-ssa-zaklikaut-vooz-zaprositi-tajvan-na-travnevu-zustric-blinken.html" text:style-name="Internet_20_link" text:visited-style-name="Visited_20_Internet_20_Link">
https://www.ukrinform.ua/rubric-world/3706999-ssa-zaklikaut-vooz-zaprositi-tajvan-na-travnevu-zustric-blinken.html</text:a>
</text:p>
      <!--NEWS-->
      <text:h text:style-name="P10" text:outline-level="1">
<text:span text:style-name="T4">
After the parade in Moscow, Lukashenko immediately returned to Minsk - suspected health problems</text:span>
</text:h>
      <text:p text:style-name="P4">
Authors: Ukrinform (Person)</text:p>
      <text:p text:style-name="P4">
Publisher: Укринформ (Organization)</text:p>
      <text:p text:style-name="P4">
Published Time: 2023-05-09T20:10:00+03:00</text:p>
      <text:p text:style-name="P4">
Modified Time: 2023-05-09T20:10:00+03:00</text:p>
      <text:p text:style-name="P4">
Description: Self -proclaimed President of Belarus Oleksandr Lukashenko shortly after a parade on Victory Day in Moscow, he urgently returned to Minsk, possibly because of health problems. - Ukrinform.</text:p>
      <text:p text:style-name="P4">
Images: ["<text:a xlink:type="simple" xlink:href="https://static.ukrinform.com/photos/2023_05/thumb_files/630_360_1683653387-683.jpg" text:style-name="Internet_20_link" text:visited-style-name="Visited_20_Internet_20_Link">
630_360_16836...</text:a>
", "<text:a xlink:type="simple" xlink:href="https://static.ukrinform.com/photos/2023_05/1683652796-814.jpg" text:style-name="Internet_20_link" text:visited-style-name="Visited_20_Internet_20_Link">
1683652796-81...</text:a>
", "<text:a xlink:type="simple" xlink:href="https://static.ukrinform.com/photos/2023_05/1683652621-931.jpg" text:style-name="Internet_20_link" text:visited-style-name="Visited_20_Internet_20_Link">
1683652621-93...</text:a>
"]</text:p>
      <text:p text:style-name="P4">
Tags: ['білорусь', 'лукашенко', 'Москва', 'Парад', "Здоров'я"]</text:p>
      <text:p text:style-name="P4">
Type: Article</text:p>
      <!--METADATA-->
      <text:p text:style-name="P4">
<draw:frame draw:style-name="fr1" draw:name="Image195" text:anchor-type="as-char" svg:width="6.9236in" svg:height="3.956343in" draw:z-index="0">
<draw:image xlink:href="../Images/yкринформ/2023-05-09T20-10-00-03-00/630_360_1683653387-683.jpg" xlink:type="simple" xlink:show="embed" xlink:actuate="onLoad" draw:mime-type="image/jpeg"/>
</draw:frame>
Self -proclaimed President of Belarus Oleksandr Lukashenko shortly after Parad was a day of victory in Moscow, he urgently returned to Minsk, possibly because of health problems.</text:p>
      <text:p text:style-name="P4">
According to Ukrinform, the Belarusian edition reports <text:a xlink:type="simple" xlink:href="https://nashaniva.com/316277" text:style-name="Internet_20_link" text:visited-style-name="Visited_20_Internet_20_Link">
</text:a>
 .</text:p>
      <text:p text:style-name="P4">
<draw:frame draw:style-name="fr1" draw:name="Image196" text:anchor-type="as-char" svg:width="6.9236in" svg:height="4.570481in" draw:z-index="0">
<draw:image xlink:href="../Images/yкринформ/2023-05-09T20-10-00-03-00/1683652796-814.jpg" xlink:type="simple" xlink:show="embed" xlink:actuate="onLoad" draw:mime-type="image/jpeg"/>
</draw:frame>
<text:span text:style-name="T5">
Foto from the site: nashaniva.com</text:span>
</text:p>
      <text:p text:style-name="P4">
“Oleksandr Lukashenko did not go with Putin and other Kremlin guests of the Alexander Garden. He was brought there by a car, as he asked for himself. At the lunch of the leaders of the countries after the parade of Lukashenko's victory there was no, ”the message goes.</text:p>
      <text:p text:style-name="P4">
<text:a xlink:type="simple" xlink:href="https://meduza.io/news/2023/05/09/lukashenko-propustil-zavtrak-v-moskve-i-vskore-posle-parada-vernulsya-v-minsk-zhurnalisty-predpolagayut-chto-u-nego-problemy-so-zdoroviem" text:style-name="Internet_20_link" text:visited-style-name="Visited_20_Internet_20_Link">
</text:a>
He also notes that on the hand of Lukashenko you can see Bint. Some experts believe it is like a dressing after a catheter.</text:p>
      <text:p text:style-name="P4">
<draw:frame draw:style-name="fr1" draw:name="Image197" text:anchor-type="as-char" svg:width="6.9236in" svg:height="4.615733in" draw:z-index="0">
<draw:image xlink:href="../Images/yкринформ/2023-05-09T20-10-00-03-00/1683652621-931.jpg" xlink:type="simple" xlink:show="embed" xlink:actuate="onLoad" draw:mime-type="image/jpeg"/>
</draw:frame>
<text:span text:style-name="T5">
Foto: Belsat</text:span>
</text:p>
      <text:p text:style-name="P4">
According to the Belarusian political scientist Dmitry Bolkunets, an ambulance was conducted at Lukashenkaskashenkas.</text:p>
      <text:p text:style-name="P4">
<text:span text:style-name="T4">
 Read also: </text:span>
 <text:a xlink:type="simple" xlink:href="https://www.ukrinform.ua/rubric-polytics/3706825-znevaga-do-ukrainskogo-narodu-mzs-pro-ucast-lideriv-kilkoh-krain-u-paradi-v-moskvi.html" text:style-name="Internet_20_link" text:visited-style-name="Visited_20_Internet_20_Link">
<text:span text:style-name="T4">
 Foreign Ministry </text:span>
</text:a>
In total, the leaders of the Seven Polish states visited in Moscow in honor of Victory Day: Presidents of Kyrgyzstan - the saddle of Zhaparov, Kazakhstan -Kasim -Zhomart Tokaev, Tajikistan - Edzhkistan, Uzbekistan - Shavkatmirzhzhmia, Turkmenia.(https://www.ukrinform.ua/tag-lukasenko) .</text:p>
      <text:p text:style-name="P4">
News Source: <text:a xlink:type="simple" xlink:href="https://www.ukrinform.ua/rubric-world/3707006-pisla-paradu-v-moskvi-lukasenko-terminovo-povernuvsa-do-minska-pidozruut-problemi-zi-zdorovam.html" text:style-name="Internet_20_link" text:visited-style-name="Visited_20_Internet_20_Link">
https://www.ukrinform.ua/rubric-world/3707006-pisla-paradu-v-moskvi-lukasenko-terminovo-povernuvsa-do-minska-pidozruut-problemi-zi-zdorovam.html</text:a>
</text:p>
      <!--NEWS-->
      <text:h text:style-name="P10" text:outline-level="1">
<text:span text:style-name="T4">
The construction of new metro stations will continue in Kharkiv</text:span>
</text:h>
      <text:p text:style-name="P4">
Authors: Ukrinform (Person)</text:p>
      <text:p text:style-name="P4">
Publisher: Укринформ (Organization)</text:p>
      <text:p text:style-name="P4">
Published Time: 2023-05-09T20:13:00+03:00</text:p>
      <text:p text:style-name="P4">
Modified Time: 2023-05-09T20:13:00+03:00</text:p>
      <text:p text:style-name="P4">
Description: In Kharkiv, the construction of the third subway line will continue even during the war, the financial institutions that have provided the loan support this position. - Ukrinform.</text:p>
      <text:p text:style-name="P4">
Images: ["<text:a xlink:type="simple" xlink:href="https://static.ukrinform.com/photos/2023_05/thumb_files/630_360_1683652104-681.jpg" text:style-name="Internet_20_link" text:visited-style-name="Visited_20_Internet_20_Link">
630_360_16836...</text:a>
"]</text:p>
      <text:p text:style-name="P4">
Tags: ['Будівництво', 'Метро', 'Харків', 'Терехов']</text:p>
      <text:p text:style-name="P4">
Type: Article</text:p>
      <!--METADATA-->
      <text:p text:style-name="P4">
<draw:frame draw:style-name="fr1" draw:name="Image198" text:anchor-type="as-char" svg:width="6.9236in" svg:height="3.956343in" draw:z-index="0">
<draw:image xlink:href="../Images/yкринформ/2023-05-09T20-13-00-03-00/630_360_1683652104-681.jpg" xlink:type="simple" xlink:show="embed" xlink:actuate="onLoad" draw:mime-type="image/jpeg"/>
</draw:frame>
Kharkiv will take the construction of the third line of the subway even during the timewoman, the financial institutions that have provided the loan support this position.</text:p>
      <text:p text:style-name="P4">
This was announced on May 9 at a press conference by Kharkiv Mayor IgorTerekhov, Ukrinform correspondent reports.</text:p>
      <text:p text:style-name="P4">
“Of course, two stations will be built. I was able to communicate with the EBRR Uramakh forum(During his stay in the United States in late April -early May, -ed.). Ми ще раз підтвердили свої наміри. Ніхто нічого не зупиняє. Кредит якбув нам наданий, так він і є. Що стосується закупівлі рухомого складу - теж мийдемо по графіку закупівлі», - сказав Терехов.</text:p>
      <text:p text:style-name="P4">
Він зауважив, що єдина зміна, яку внесли до проєкту, - це будівництвоелектродепо «Олексіївське» безпосередньо під землею.</text:p>
      <text:p text:style-name="P4">
<text:span text:style-name="T4">
Читайте також:</text:span>
 <text:a xlink:type="simple" xlink:href="https://www.ukrinform.ua/rubric-vidbudova/3702890-na-vidnovlenna-harkova-potribno-95-milardiv-terehov.html" text:style-name="Internet_20_link" text:visited-style-name="Visited_20_Internet_20_Link">
 <text:span text:style-name="T4">
Терехов</text:span>
 </text:a>
"We are now processing the plan, because we want an electrodepo - and in this, financial institutions, partners, the European Bank for Reconstruction and Development and the European Investment Bank, to be underground."</text:p>
      <text:p text:style-name="P4">
As it was reported, the project of development of KP "Kharkiv Metro" provides the construction of an electric and new stations of the Oleksiivska line - "Derzhainskaya" and "Odesa", towards the street. Odessa, and the purchase of 85 units of rolling stock. Credit funds in the amount of € 320 million are raised.</text:p>
      <text:p text:style-name="P4">
<text:span text:style-name="T4">
 Read also: </text:span>
 <text:a xlink:type="simple" xlink:href="https://www.ukrinform.ua/rubric-vidbudova/3705594-kompanii-ssa-zacikavleni-v-investuvanni-u-vidbudovu-energeticnoi-infrastrukturi-harkova-mer.html" text:style-name="Internet_20_link" text:visited-style-name="Visited_20_Internet_20_Link">
</text:a>
Even before the full -scale invasion, all the necessary tenders were announced. The construction should begin in the spring. In June 2022, the mayor of Kharkiv noted that during the implementation of the project <text:a xlink:type="simple" xlink:href="https://www.ukrinform.ua/rubric-regions/3496989-u-budivnictvo-harkivskogo-metro-vnesut-korektivi-vrahuut-voennij-dosvid.html" text:style-name="Internet_20_link" text:visited-style-name="Visited_20_Internet_20_Link">
</text:a>
- "Lower" a depot, which was planned as ground.</text:p>
      <text:p text:style-name="P4">
Currently, KP "Kharkiv Metro" has 30 stations on three lines.</text:p>
      <text:p text:style-name="P4">
News Source: <text:a xlink:type="simple" xlink:href="https://www.ukrinform.ua/rubric-regions/3707000-u-harkovi-prodovzat-budivnictvo-novih-stancij-metro-mer.html" text:style-name="Internet_20_link" text:visited-style-name="Visited_20_Internet_20_Link">
https://www.ukrinform.ua/rubric-regions/3707000-u-harkovi-prodovzat-budivnictvo-novih-stancij-metro-mer.html</text:a>
</text:p>
      <!--NEWS-->
      <text:h text:style-name="P10" text:outline-level="1">
<text:span text:style-name="T4">
Ukrainian rescuers received 14 special equipment from Germany</text:span>
</text:h>
      <text:p text:style-name="P4">
Authors: Ukrinform (Person)</text:p>
      <text:p text:style-name="P4">
Publisher: Укринформ (Organization)</text:p>
      <text:p text:style-name="P4">
Published Time: 2023-05-09T20:13:43+03:00</text:p>
      <text:p text:style-name="P4">
Modified Time: 2023-05-09T20:13:43+03:00</text:p>
      <text:p text:style-name="P4">
Description: Ukrainian rescuers received 14 units of special automobile equipment from Germany on Tuesday, May 9. - Ukrinform.</text:p>
      <text:p text:style-name="P4">
Images: ["<text:a xlink:type="simple" xlink:href="https://static.ukrinform.com/photos/2023_05/thumb_files/630_360_1683652156-772.jpg" text:style-name="Internet_20_link" text:visited-style-name="Visited_20_Internet_20_Link">
630_360_16836...</text:a>
"]</text:p>
      <text:p text:style-name="P4">
Tags: ['ДСНС', 'Німеччина', 'Рятувальники']</text:p>
      <text:p text:style-name="P4">
Type: Article</text:p>
      <!--METADATA-->
      <text:p text:style-name="P4">
<draw:frame draw:style-name="fr1" draw:name="Image199" text:anchor-type="as-char" svg:width="6.9236in" svg:height="3.956343in" draw:z-index="0">
<draw:image xlink:href="../Images/yкринформ/2023-05-09T20-13-43-03-00/630_360_1683652156-772.jpg" xlink:type="simple" xlink:show="embed" xlink:actuate="onLoad" draw:mime-type="image/jpeg"/>
</draw:frame>
On Tuesday, May 9, Ukrainian ones received 14 units of special vehicles from Germany on Tuesday, May 9.</text:p>
      <text:p text:style-name="P4">
As Ukrinform reports, it reports <text:a xlink:type="simple" xlink:href="https://dsns.gov.ua/uk/news/ostanni-novini/poklikannia-nasoyi-sluzbi-riatuvati-zittia-duze-aktualno-shho-same-u-den-jevropi-dsns-otrimuje-vid-nimeccini-specialnu-avtomobilnu-texniku-iaka-dopomoze-nam-riatuvati-liudei-sergii-kruk" text:style-name="Internet_20_link" text:visited-style-name="Visited_20_Internet_20_Link">
</text:a>
.</text:p>
      <text:p text:style-name="P4">
“On May 9, the Special Automobile Technology Automobile Technical Agency for Technical Assistance Agency was held on May 9(THE)Tanimets Society of International Cooperation(GIZ)For the needs of the SES units, ”the message reads.</text:p>
      <text:p text:style-name="P4">
<text:span text:style-name="T4">
 Read also: </text:span>
 <text:a xlink:type="simple" xlink:href="https://www.ukrinform.ua/rubric-regions/3704304-norvegia-peredala-specavtomobili-odeskim-ta-hersonskim-ratuvalnikam.html" text:style-name="Internet_20_link" text:visited-style-name="Visited_20_Internet_20_Link">
<text:span text:style-name="T4">
 rescuer </text:span>
</text:a>
The event was attended by the Ambassador Extraordinary and Plenipotentiary Ambassador of the Federal Republicaechin to Ukraine Anka Felguzen, SES Chairman Sergey Kruk and his first deputy Maxim Gritsayenko.</text:p>
      <text:p text:style-name="P4">
Rescuers received firefighters from German partners tavtovtobins, as well as a cargo car with a manipulator.</text:p>
      <text:p text:style-name="P4">
Kruk expressed his gratitude to the Embassy and the German government for the adamant support of the time is extremely difficult for Ukraine.</text:p>
      <text:p text:style-name="P4">
“It is very important that it is on Europe Day that Ukrainian rescuers receive 14 units of special automobile equipment that will help to weave people's lives!Fire trucks and fire trucks make it possible to get on the upper floors of the building to evacuate people or to extinguish the fire altitude. Therefore, it is extremely necessary for us, which is always lacking, ”Kruk emphasized.</text:p>
      <text:p text:style-name="P4">
<text:span text:style-name="T4">
 Read also: </text:span>
 <text:a xlink:type="simple" xlink:href="https://www.ukrinform.ua/rubric-ato/3701412-u-britanii-ukrainski-mediki-prohodat-kurs-takticnoi-dopomogi-poranenim.html" text:style-name="Internet_20_link" text:visited-style-name="Visited_20_Internet_20_Link">
</text:a>
Germany has provided for the needs of the SESS since the beginning of a full -scale invasion of humanitarian aid. In particular, more than 300 units of car equipment, almost 700 generators of different capacity, emergency rescue, hydraulic and special equipment, unmanned aerial vehicles, fire and technical equipment, special radiation and chemical intelligence container of talaboratory control with equipment.</text:p>
      <text:p text:style-name="P4">
As reported by Ukrinform, in early May, Norway transferred three vehicles of Odessa and Kherson garrisons of the SES.</text:p>
      <text:p text:style-name="P4">
News Source: <text:a xlink:type="simple" xlink:href="https://www.ukrinform.ua/rubric-society/3706998-ukrainski-ratuvalniki-otrimali-14-odinic-spectehniki-vid-nimeccini.html" text:style-name="Internet_20_link" text:visited-style-name="Visited_20_Internet_20_Link">
https://www.ukrinform.ua/rubric-society/3706998-ukrainski-ratuvalniki-otrimali-14-odinic-spectehniki-vid-nimeccini.html</text:a>
</text:p>
      <!--NEWS-->
      <text:h text:style-name="P10" text:outline-level="1">
<text:span text:style-name="T4">
In the Tavriysk direction, the Russians 22 times to no avail attacked the positions of the Armed Forces</text:span>
</text:h>
      <text:p text:style-name="P4">
Authors: Ukrinform (Person)</text:p>
      <text:p text:style-name="P4">
Publisher: Укринформ (Organization)</text:p>
      <text:p text:style-name="P4">
Published Time: 2023-05-09T20:26:05+03:00</text:p>
      <text:p text:style-name="P4">
Modified Time: 2023-05-09T20:26:05+03:00</text:p>
      <text:p text:style-name="P4">
Description: In the Tavriysk direction, Russian invaders 22 times attacked the positions of the Ukrainian defense forces.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Війна з росією', 'Єдині новини']</text:p>
      <text:p text:style-name="P4">
Type: Article</text:p>
      <!--METADATA-->
      <text:p text:style-name="P4">
<draw:frame draw:style-name="fr1" draw:name="Image200" text:anchor-type="as-char" svg:width="6.9236in" svg:height="3.956343in" draw:z-index="0">
<draw:image xlink:href="../Images/yкринформ/2023-05-09T20-26-05-03-00/630_360_1675418382-232.jpg" xlink:type="simple" xlink:show="embed" xlink:actuate="onLoad" draw:mime-type="image/jpeg"/>
</draw:frame>
The Russian invaders 22 times to no avail attacked the Ukrainian defense forces 22 times.</text:p>
      <text:p text:style-name="P4">
The spokesman of the united Press Center of Defense forces of Tavriysk was said by Captainwaleriy Shershn on the air of the Teleterna "One News", Ukrinform reports.</text:p>
      <text:p text:style-name="P4">
"In the Tavriya direction, the enemy has no avail 22 times our positions. On the Avdiiv direction the enemy did not lead. That is, again, it is mainly about Marinka's storms. Over the past 24 hours, the invaders have carried out 626 shelling of the Tavriysky direction. In addition, the enemy caused 5 aviation workers, including the aircraft said Avdiivka, ”Shershn said.</text:p>
      <text:p text:style-name="P4">
<text:span text:style-name="T4">
 Read also: </text:span>
 <text:a xlink:type="simple" xlink:href="https://www.ukrinform.ua/rubric-ato/3706970-vijska-rf-zdijsnili-majze-30-atak-na-cotiroh-napramkah.html" text:style-name="Internet_20_link" text:visited-style-name="Visited_20_Internet_20_Link">
</text:a>
According to him, when there are no combat clashes in Avdiivka, the Russians shelter this city from the face of the earth. Terror tactics continue. Nikopol and Marganets were also significantly suffered.</text:p>
      <text:p text:style-name="P4">
The spokesman of the United Tavriysky defense forces noted that there is now a position war, since the enemy has nothing to come and how to attack Marinka attacks on Marinka that Russian troops are constantly testing the border of defense.</text:p>
      <text:p text:style-name="P4">
"They may be distracted from the main plans that we keep in our heads. It is worth saying that by our units of missile troops and artillery, the rocket launchers and fire tasks are performed. Speaking of the Protaurian direction, 675 fire tasks were completed for the reporting day. We ignite as part of our global plan, which the above command will fond of the command, ”he said.</text:p>
      <text:p text:style-name="P4">
<text:span text:style-name="T4">
 Read also: </text:span>
 <text:a xlink:type="simple" xlink:href="https://www.ukrinform.ua/rubric-ato/3706867-zagarbniki-zavdali-aviaudaru-po-orihovu-na-zaporizzi.html" text:style-name="Internet_20_link" text:visited-style-name="Visited_20_Internet_20_Link">
</text:a>
As reported by Ukrinform, during the last day the loss of Russians killed by masters amounted to more company, destroyed and damaged 16 units of weapons of the Tavian enemy equipment. Including one howitzer D-20 and a command-staff machine.</text:p>
      <text:p text:style-name="P4">
Photo illustrative</text:p>
      <text:p text:style-name="P4">
News Source: <text:a xlink:type="simple" xlink:href="https://www.ukrinform.ua/rubric-ato/3707003-na-tavrijskomu-napramku-rosiani-22-razi-bezrezultatno-atakuvali-pozicii-zsu.html" text:style-name="Internet_20_link" text:visited-style-name="Visited_20_Internet_20_Link">
https://www.ukrinform.ua/rubric-ato/3707003-na-tavrijskomu-napramku-rosiani-22-razi-bezrezultatno-atakuvali-pozicii-zsu.html</text:a>
</text:p>
      <!--NEWS-->
      <text:h text:style-name="P10" text:outline-level="1">
<text:span text:style-name="T4">
The invaders fired two communities in Dnipropetrovsk, there is a destruction</text:span>
</text:h>
      <text:p text:style-name="P4">
Authors: Ukrinform (Person)</text:p>
      <text:p text:style-name="P4">
Publisher: Укринформ (Organization)</text:p>
      <text:p text:style-name="P4">
Published Time: 2023-05-09T20:30:00+03:00</text:p>
      <text:p text:style-name="P4">
Modified Time: 2023-05-09T20:30:00+03:00</text:p>
      <text:p text:style-name="P4">
Description: The Russian army hit the Mirovsk and Marganets communities in the Nikopol district of Dnipropetrovsk region. - Ukrinform.</text:p>
      <text:p text:style-name="P4">
Images: ["<text:a xlink:type="simple" xlink:href="https://static.ukrinform.com/photos/2023_05/thumb_files/630_360_1683653133-268.jpeg" text:style-name="Internet_20_link" text:visited-style-name="Visited_20_Internet_20_Link">
630_360_16836...</text:a>
", "<text:a xlink:type="simple" xlink:href="https://static.ukrinform.com/photos/2023_05/1683653145-402.jpeg" text:style-name="Internet_20_link" text:visited-style-name="Visited_20_Internet_20_Link">
1683653145-40...</text:a>
", "<text:a xlink:type="simple" xlink:href="https://static.ukrinform.com/photos/2023_05/1683653156-518.jpeg" text:style-name="Internet_20_link" text:visited-style-name="Visited_20_Internet_20_Link">
1683653156-51...</text:a>
"]</text:p>
      <text:p text:style-name="P4">
Tags: ['Дніпропетровщина', 'Обстріл', 'Війна з росією']</text:p>
      <text:p text:style-name="P4">
Type: Article</text:p>
      <!--METADATA-->
      <text:p text:style-name="P4">
<draw:frame draw:style-name="fr1" draw:name="Image201" text:anchor-type="as-char" svg:width="6.9236in" svg:height="3.956343in" draw:z-index="0">
<draw:image xlink:href="../Images/yкринформ/2023-05-09T20-30-00-03-00/630_360_1683653133-268.jpeg" xlink:type="simple" xlink:show="embed" xlink:actuate="onLoad" draw:mime-type="image/jpeg"/>
</draw:frame>
 російськаармія вдарила по Мирівській та Марганецькій громадам у Нікопольському районіДніпропетровської області.</text:p>
      <text:p text:style-name="P4">
Про це у <text:a xlink:type="simple" xlink:href="https://t.me/mykola_lukashuk/4487" text:style-name="Internet_20_link" text:visited-style-name="Visited_20_Internet_20_Link">
 </text:a>
Informs Mykola Lukashuk, the Chief Properepetrovsk Regional Council, Ukrinform reports.</text:p>
      <text:p text:style-name="P4">
"The Russian invaders do not leave the rest of the Nikopol region. Today, the aggressor in Mirovskaya and Manganese communities was beaten from heavy artillery, and they did not do drones," the post reads.</text:p>
      <text:p text:style-name="P4">
<draw:frame draw:style-name="fr1" draw:name="Image202" text:anchor-type="as-char" svg:width="6.9236in" svg:height="3.053091in" draw:z-index="0">
<draw:image xlink:href="../Images/yкринформ/2023-05-09T20-30-00-03-00/1683653145-402.jpeg" xlink:type="simple" xlink:show="embed" xlink:actuate="onLoad" draw:mime-type="image/jpeg"/>
</draw:frame>
<draw:frame draw:style-name="fr1" draw:name="Image203" text:anchor-type="as-char" svg:width="6.9236in" svg:height="3.46847in" draw:z-index="0">
<draw:image xlink:href="../Images/yкринформ/2023-05-09T20-30-00-03-00/1683653156-518.jpeg" xlink:type="simple" xlink:show="embed" xlink:actuate="onLoad" draw:mime-type="image/jpeg"/>
</draw:frame>
As a result of <text:a xlink:type="simple" xlink:href="https://www.ukrinform.ua/tag-obstril" text:style-name="Internet_20_link" text:visited-style-name="Visited_20_Internet_20_Link">
</text:a>
The fifty -dozen home buildings, 8 outbuildings, garages, gas pipelines, lines. No one was injured.</text:p>
      <text:p text:style-name="P4">
<text:span text:style-name="T4">
 Read also: </text:span>
 <text:a xlink:type="simple" xlink:href="https://www.ukrinform.ua/rubric-ato/3706853-rosiani-obstrilali-selo-na-hersonsini-zrujnuvali-feldserskij-punkt.html" text:style-name="Internet_20_link" text:visited-style-name="Visited_20_Internet_20_Link">
<text:span text:style-name="T4">
 firing </text:span>
</text:a>
In other areas of the region the day has passed without shelling.</text:p>
      <text:p text:style-name="P4">
Earlier it was reported that during the last day the enemy tried to attack the Dnieper region with rockets, but the air defense forces destroyed them.</text:p>
      <text:p text:style-name="P4">
<text:span text:style-name="T5">
Foto: Telegram Mykola Lukashuk - head of dor</text:span>
</text:p>
      <text:p text:style-name="P4">
News Source: <text:a xlink:type="simple" xlink:href="https://www.ukrinform.ua/rubric-ato/3707005-zagarbniki-obstrilali-dvi-gromadi-na-dnipropetrovsini-e-rujnuvanna.html" text:style-name="Internet_20_link" text:visited-style-name="Visited_20_Internet_20_Link">
https://www.ukrinform.ua/rubric-ato/3707005-zagarbniki-obstrilali-dvi-gromadi-na-dnipropetrovsini-e-rujnuvanna.html</text:a>
</text:p>
      <!--NEWS-->
      <text:h text:style-name="P10" text:outline-level="1">
<text:span text:style-name="T4">
Media: Buschets will leave Barcelona after the season is over</text:span>
</text:h>
      <text:p text:style-name="P4">
Authors: Ukrinform (Person)</text:p>
      <text:p text:style-name="P4">
Publisher: Укринформ (Organization)</text:p>
      <text:p text:style-name="P4">
Published Time: 2023-05-09T20:39:31+03:00</text:p>
      <text:p text:style-name="P4">
Modified Time: 2023-05-09T20:39:31+03:00</text:p>
      <text:p text:style-name="P4">
Description: The midfielder has already informed the club management. - Ukrinform.</text:p>
      <text:p text:style-name="P4">
Images: ["<text:a xlink:type="simple" xlink:href="https://static.ukrinform.com/photos/2023_05/thumb_files/630_360_1683653693-804.jpg" text:style-name="Internet_20_link" text:visited-style-name="Visited_20_Internet_20_Link">
630_360_16836...</text:a>
"]</text:p>
      <text:p text:style-name="P4">
Tags: ['Барселона', 'Футбол']</text:p>
      <text:p text:style-name="P4">
Type: Article</text:p>
      <!--METADATA-->
      <text:p text:style-name="P4">
<draw:frame draw:style-name="fr1" draw:name="Image204" text:anchor-type="as-char" svg:width="6.9236in" svg:height="3.956343in" draw:z-index="0">
<draw:image xlink:href="../Images/yкринформ/2023-05-09T20-39-31-03-00/630_360_1683653693-804.jpg" xlink:type="simple" xlink:show="embed" xlink:actuate="onLoad" draw:mime-type="image/jpeg"/>
</draw:frame>
The midfielder has already informed the club management.</text:p>
      <text:p text:style-name="P4">
Sergio Buschets will leave Barcelona after the end of this season, <text:a xlink:type="simple" xlink:href="https://www.marca.com/futbol/barcelona/2023/05/09/645a5d9546163f530e8b45fe.html" text:style-name="Internet_20_link" text:visited-style-name="Visited_20_Internet_20_Link">
</text:a>
Marca, Ukrinform reports.</text:p>
      <text:p text:style-name="P4">
Buschets is a pupil of the Barca Club Academy and holds the 15th season in composition. The current midfielder with the club is designed by July.</text:p>
      <text:p text:style-name="P4">
The football player does not plan to sign a new agreement with Blaugranas. This was reported to the team management today, May 9. One of the clubs with which the player is linked is Inter Mayami. Shakhtar Sergey Kryvtsov has been acting for this team since January.</text:p>
      <text:p text:style-name="P4">
The official announcement of the departure of Buschetse from Barcelona may take place after the League against Espanyol. It is in this game that the Catalans are able to unable to win the first victory in the Spanish Championship in four years.</text:p>
      <text:p text:style-name="P4">
Buschets made his debut for Barcelona in September 2008. From that moment, he played a collection of 719 matches in all tournaments. His account has 18 goals and 45 assistants.</text:p>
      <text:p text:style-name="P4">
<text:span text:style-name="T4">
 Read also: </text:span>
 <text:a xlink:type="simple" xlink:href="https://www.ukrinform.ua/rubric-sports/3635567-kapitan-zbirnoi-ispanii-serhio-buskets-zaversiv-kareru-v-nacionalnij-komandi.html" text:style-name="Internet_20_link" text:visited-style-name="Visited_20_Internet_20_Link">
<text:span text:style-name="T4">
 BUSKETS </text:span>
</text:a>
As reported by Ukrinform, in December 2022, after the end of the World Cup of Football in Qatar, Buschets announced the completion of an international career.</text:p>
      <text:p text:style-name="P4">
Photo: Getty Images</text:p>
      <text:p text:style-name="P4">
News Source: <text:a xlink:type="simple" xlink:href="https://www.ukrinform.ua/rubric-sports/3707010-zmi-buskets-pokine-barselonu-pisla-zaversenna-sezonu.html" text:style-name="Internet_20_link" text:visited-style-name="Visited_20_Internet_20_Link">
https://www.ukrinform.ua/rubric-sports/3707010-zmi-buskets-pokine-barselonu-pisla-zaversenna-sezonu.html</text:a>
</text:p>
      <!--NEWS-->
      <text:h text:style-name="P10" text:outline-level="1">
<text:span text:style-name="T4">
The German defense concern wants to produce air defense systems and tanks in Ukraine - the media</text:span>
</text:h>
      <text:p text:style-name="P4">
Authors: Ukrinform (Person)</text:p>
      <text:p text:style-name="P4">
Publisher: Укринформ (Organization)</text:p>
      <text:p text:style-name="P4">
Published Time: 2023-05-09T20:48:31+03:00</text:p>
      <text:p text:style-name="P4">
Modified Time: 2023-05-09T20:48:31+03:00</text:p>
      <text:p text:style-name="P4">
Description: The largest German armed company Rheinmetall plans in the future to be able to produce tanks, anti -aircraft systems and ammunition in Ukraine. - Ukrinform.</text:p>
      <text:p text:style-name="P4">
Images: ["<text:a xlink:type="simple" xlink:href="https://static.ukrinform.com/photos/2023_05/thumb_files/630_360_1683654342-879.jpg" text:style-name="Internet_20_link" text:visited-style-name="Visited_20_Internet_20_Link">
630_360_16836...</text:a>
"]</text:p>
      <text:p text:style-name="P4">
Tags: ['Німеччина', 'Танк', 'Виробництво']</text:p>
      <text:p text:style-name="P4">
Type: Article</text:p>
      <!--METADATA-->
      <text:p text:style-name="P4">
<draw:frame draw:style-name="fr1" draw:name="Image205" text:anchor-type="as-char" svg:width="6.9236in" svg:height="3.956343in" draw:z-index="0">
<draw:image xlink:href="../Images/yкринформ/2023-05-09T20-48-31-03-00/630_360_1683654342-879.jpg" xlink:type="simple" xlink:show="embed" xlink:actuate="onLoad" draw:mime-type="image/jpeg"/>
</draw:frame>
The most Ukrainian armed company Rheinmetall plans in the future to be able to produce tanks, anti -aircraft systems and ammunition in Ukraine.</text:p>
      <text:p text:style-name="P4">
About it writes a business edition <text:a xlink:type="simple" xlink:href="https://www.handelsblatt.com/unternehmen/industrie/ruestungskonzern-panzer-flugabwehr-munition-rheinmetall-will-sein-ukraine-geschaeft-hochfahren/29140752.html" text:style-name="Internet_20_link" text:visited-style-name="Visited_20_Internet_20_Link">
</text:a>
, reports Ukrinform.</text:p>
      <text:p text:style-name="P4">
According to the CEO of the Concern Armin Papperger, plans for production arms directly in Ukraine are acquiring real outlines. He intends to sign contracts for cooperation and the creation of joint ventures by Ukrainian companies in the coming weeks, Papperger said on Tuesday Udusseldorf during an online shareholder meeting.</text:p>
      <text:p text:style-name="P4">
<text:span text:style-name="T4">
 Read also: </text:span>
 <text:a xlink:type="simple" xlink:href="https://www.ukrinform.ua/rubric-economy/3692221-nimeckij-vpk-perezivae-bum-cerez-agresiu-putina-bloomberg.html" text:style-name="Internet_20_link" text:visited-style-name="Visited_20_Internet_20_Link">
</text:a>
It is about joint ventures for the production of automotive systems, airborne air defense. "In this way, we give Ukraine the opportunity to defend ourselves the average and long term," - quotes the publication of the head of the concern.</text:p>
      <text:p text:style-name="P4">
Investments in new factories will come from the Ukrainian state.</text:p>
      <text:p text:style-name="P4">
As a specific example, Papperger cited a couple of months ago <text:a xlink:type="simple" xlink:href="https://www.ukrinform.ua/rubric-uarazom/3678109-nimeckij-oboronnij-koncern-vede-peregovori-pro-budivnictvo-tankovogo-zavodu-v-ukraini.html" text:style-name="Internet_20_link" text:visited-style-name="Visited_20_Internet_20_Link">
</text:a>
. According to Rheinmetall, it can be up to 400 units per year. The leader assessed the preliminary negotiation in Kiev as promising. He is convinced that in the next ten years the demand from Ukraine will be very high.</text:p>
      <text:p text:style-name="P4">
<text:span text:style-name="T4">
 Read also: </text:span>
 <text:a xlink:type="simple" xlink:href="https://www.ukrinform.ua/rubric-world/3703669-nimecki-virobniki-vladnali-superecku-sodo-intelektualnih-prav-na-tanki-leopard-2.html" text:style-name="Internet_20_link" text:visited-style-name="Visited_20_Internet_20_Link">
</text:a>
RheinMetall is on the way to a strong increase in productivity, which is also associated with an increase in world demand against the background of war in Ukraine. Papperger expects that 2023 will "be the best year in the history of the company's reception."</text:p>
      <text:p text:style-name="P4">
The group has very large capacities for tank ammunition and artillery, said the Genttor. Currently, 150 thousand tank ammunition is being produced, for artillery- 600 thousand shells.</text:p>
      <text:p text:style-name="P4">
As reported by Ukrinform, it became known earlier that <text:a xlink:type="simple" xlink:href="https://www.ukrinform.ua/rubric-ato/3702295-nimeccina-planue-vigotoviti-dla-ukraini-250-tisac-artsnaradiv-zmi.html" text:style-name="Internet_20_link" text:visited-style-name="Visited_20_Internet_20_Link">
</text:a>
.</text:p>
      <text:p text:style-name="P4">
Photo: DPA</text:p>
      <text:p text:style-name="P4">
News Source: <text:a xlink:type="simple" xlink:href="https://www.ukrinform.ua/rubric-ato/3707011-nimeckij-oboronnij-koncern-hoce-viroblati-v-ukraini-sistemi-ppo-ta-tanki-zmi.html" text:style-name="Internet_20_link" text:visited-style-name="Visited_20_Internet_20_Link">
https://www.ukrinform.ua/rubric-ato/3707011-nimeckij-oboronnij-koncern-hoce-viroblati-v-ukraini-sistemi-ppo-ta-tanki-zmi.html</text:a>
</text:p>
      <!--NEWS-->
      <text:h text:style-name="P10" text:outline-level="1">
<text:span text:style-name="T4">
Motor Shows will be able to represent client interests in the Ministry of Internal Affairs - Government Resolution</text:span>
</text:h>
      <text:p text:style-name="P4">
Authors: Ukrinform (Person)</text:p>
      <text:p text:style-name="P4">
Publisher: Укринформ (Organization)</text:p>
      <text:p text:style-name="P4">
Published Time: 2023-05-09T20:53:48+03:00</text:p>
      <text:p text:style-name="P4">
Modified Time: 2023-05-09T20:53:48+03:00</text:p>
      <text:p text:style-name="P4">
Description: Since August, car dealerships will be able to represent the interests of their clients in the Ministry of Internal Affairs Service Centers for Registration of New Vehicles. - Ukrinform.</text:p>
      <text:p text:style-name="P4">
Images: ["<text:a xlink:type="simple" xlink:href="https://static.ukrinform.com/photos/2020_05/thumb_files/630_360_1589543915-747.png" text:style-name="Internet_20_link" text:visited-style-name="Visited_20_Internet_20_Link">
630_360_15895...</text:a>
"]</text:p>
      <text:p text:style-name="P4">
Tags: ['Автомобіль', 'МВС', 'Уряд']</text:p>
      <text:p text:style-name="P4">
Type: Article</text:p>
      <!--METADATA-->
      <text:p text:style-name="P4">
<draw:frame draw:style-name="fr1" draw:name="Image206" text:anchor-type="as-char" svg:width="6.9236in" svg:height="3.956343in" draw:z-index="0">
<draw:image xlink:href="../Images/yкринформ/2023-05-09T20-53-48-03-00/630_360_1589543915-747.png" xlink:type="simple" xlink:show="embed" xlink:actuate="onLoad" draw:mime-type="image/png"/>
</draw:frame>
August car dealership will be able to represent the interests of their clients in the Service Central Office of the Interior of the Interior for Registration of New Vehicles.</text:p>
      <text:p text:style-name="P4">
According to Ukrinform, the Cabinet of Ministers of Ukraine published <text:a xlink:type="simple" xlink:href="https://www.kmu.gov.ua/npas/pro-vnesennia-zmin-do-poriadkiv-zatverdzhenykh-postanovamy-kabinetu-ministriv-ukrainy-vid-7-s437-20523" text:style-name="Internet_20_link" text:visited-style-name="Visited_20_Internet_20_Link">
</text:a>
from May 02, 2023, which allows the buyer of a new vehicle to put the representative functions in the service centers of the Ministry of Internal Affairs on a legal entity that sells a car or a motorcycle.</text:p>
      <text:p text:style-name="P4">
“Buying a vehicle in the car dealership, the buyer will not be able to go to the Ministry of Internal Affairs Service to register it. It will be able to do this for him. For this purpose, an application is submitted on behalf of the buyer, according to the payment and sale of the sale, indicating the conditions for the execution of registration actions, the documents required for registration of a new vehicle tadorial for re-registration, which is formed by the means of a single state register of vehicles and signed by the buyer in electronic or paper - explained in the Ministry of Internal Affairs.</text:p>
      <text:p text:style-name="P4">
<text:span text:style-name="T4">
 Read also: </text:span>
 <text:a xlink:type="simple" xlink:href="https://www.ukrinform.ua/rubric-other_news/3706990-urad-zalucae-grant-u-ponad-350-miljoniv-na-proekt-heal-ukraine-premer.html" text:style-name="Internet_20_link" text:visited-style-name="Visited_20_Internet_20_Link">
<text:span text:style-name="T4">
 Government </text:span>
</text:a>
Dealers who sell new vehicles will be able to give the buyer a car registered in Ukraine - with a license plate of state registration and a response to registration of the vehicle immediately in the name of this owner simply from the salon. Therefore, the buyer of a new car may not apply to the Ministry of Internal Affairs of the Ministry of Internal Affairs personally.</text:p>
      <text:p text:style-name="P4">
Earlier, when buying a new car, it was mandatory to receive license plates for a day trips - "transit" license plates. From August, this will be optional for new cars. Because, if the vehicle is built without the fact that the car physically leaves the room or parking machine, then you can not receive these license plates for one -time trips.</text:p>
      <text:p text:style-name="P4">
The decree will come into force three months from the date of its publication, that is, on August 6, 2023.</text:p>
      <text:p text:style-name="P4">
<text:span text:style-name="T4">
 Read also: </text:span>
 <text:a xlink:type="simple" xlink:href="https://www.ukrinform.ua/rubric-ato/3703905-mvs-majze-vtrici-zmensit-kilkist-servisnih-centriv-zadla-minimizacii-korupcii.html" text:style-name="Internet_20_link" text:visited-style-name="Visited_20_Internet_20_Link">
<text:span text:style-name="T4">
 service </text:span>
 <text:span text:style-name="T4">
 Center </text:span>
</text:a>
It was reported that consultation on the services of the Ministry of Internal Affairs can be performed by phone(044)290-19-88 or on the page of the Main Service Center of the Ministry of Internal Affairs on Facebook. The answers to the most common questions can be found.</text:p>
      <text:p text:style-name="P4">
News Source: <text:a xlink:type="simple" xlink:href="https://www.ukrinform.ua/rubric-society/3707012-avtosaloni-zmozut-predstavlati-interesi-klientiv-u-servisnih-centrah-mvs-postanova-uradu.html" text:style-name="Internet_20_link" text:visited-style-name="Visited_20_Internet_20_Link">
https://www.ukrinform.ua/rubric-society/3707012-avtosaloni-zmozut-predstavlati-interesi-klientiv-u-servisnih-centrah-mvs-postanova-uradu.html</text:a>
</text:p>
      <!--NEWS-->
      <text:h text:style-name="P10" text:outline-level="1">
<text:span text:style-name="T4">
Russian troops hit Kupyansk rockets, are injured</text:span>
</text:h>
      <text:p text:style-name="P4">
Authors: Ukrinform (Person)</text:p>
      <text:p text:style-name="P4">
Publisher: Укринформ (Organization)</text:p>
      <text:p text:style-name="P4">
Published Time: 2023-05-09T20:55:00+03:00</text:p>
      <text:p text:style-name="P4">
Modified Time: 2023-05-09T20:55:00+03:00</text:p>
      <text:p text:style-name="P4">
Description: The Russian army on the evening of May 9 struck a rocket strike in the city of Kupyansk, Kharkiv region, resulting in the wounds three civilian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Синєгубов', 'Війна з росією']</text:p>
      <text:p text:style-name="P4">
Type: Article</text:p>
      <!--METADATA-->
      <text:p text:style-name="P4">
<draw:frame draw:style-name="fr1" draw:name="Image207" text:anchor-type="as-char" svg:width="6.9236in" svg:height="3.948443in" draw:z-index="0">
<draw:image xlink:href="../Images/yкринформ/2023-05-09T20-55-00-03-00/630_360_1538997483-946.jpg" xlink:type="simple" xlink:show="embed" xlink:actuate="onLoad" draw:mime-type="image/jpeg"/>
</draw:frame>
On May 9, the Russian army struck a missile strike in the Kupyansk city of Kharkiv region, which resulted in the injuries to three civilians.</text:p>
      <text:p text:style-name="P4">
According to Ukrinform, the head of the Kharkiv Regional Military Administration Oleg Synigubov reported in <text:a xlink:type="simple" xlink:href="https://t.me/synegubov/6150" text:style-name="Internet_20_link" text:visited-style-name="Visited_20_Internet_20_Link">
</text:a>
.</text:p>
      <text:p text:style-name="P4">
"As soon as the enemy was struck by Kupyansk. There is a hit in the object.</text:p>
      <text:p text:style-name="P4">
<text:span text:style-name="T4">
 Read also: </text:span>
 <text:a xlink:type="simple" xlink:href="https://www.ukrinform.ua/rubric-ato/3707005-zagarbniki-obstrilali-dvi-gromadi-na-dnipropetrovsini-e-rujnuvanna.html" text:style-name="Internet_20_link" text:visited-style-name="Visited_20_Internet_20_Link">
<text:span text:style-name="T4">
 firing </text:span>
</text:a>
According to preliminary data, two women and a man were injured. One of the victims was provided on the spot, the other two were hospitalized.</text:p>
      <text:p text:style-name="P4">
All emergency services work at the site.</text:p>
      <text:p text:style-name="P4">
As reported by Ukrinform, last day Russian troops fired at the inhabitants of three districts of Kharkiv region, causing a number of damage, including transport infrastructure.</text:p>
      <text:p text:style-name="P4">
News Source: <text:a xlink:type="simple" xlink:href="https://www.ukrinform.ua/rubric-ato/3707014-vijska-rf-vdarili-raketami-po-kupansku-e-poraneni.html" text:style-name="Internet_20_link" text:visited-style-name="Visited_20_Internet_20_Link">
https://www.ukrinform.ua/rubric-ato/3707014-vijska-rf-vdarili-raketami-po-kupansku-e-poraneni.html</text:a>
</text:p>
      <!--NEWS-->
      <text:h text:style-name="P10" text:outline-level="1">
<text:span text:style-name="T4">
Shakhtar can hold Euro Cup matches in Gdansk next season</text:span>
</text:h>
      <text:p text:style-name="P4">
Authors: Ukrinform (Person)</text:p>
      <text:p text:style-name="P4">
Publisher: Укринформ (Organization)</text:p>
      <text:p text:style-name="P4">
Published Time: 2023-05-09T21:01:02+03:00</text:p>
      <text:p text:style-name="P4">
Modified Time: 2023-05-09T21:01:02+03:00</text:p>
      <text:p text:style-name="P4">
Description: It is about the home stadium of the local "Lechia". - Ukrinform.</text:p>
      <text:p text:style-name="P4">
Images: ["<text:a xlink:type="simple" xlink:href="https://static.ukrinform.com/photos/2023_05/thumb_files/630_360_1683654934-230.jpg" text:style-name="Internet_20_link" text:visited-style-name="Visited_20_Internet_20_Link">
630_360_16836...</text:a>
"]</text:p>
      <text:p text:style-name="P4">
Tags: ['Футбол', 'Шахтар']</text:p>
      <text:p text:style-name="P4">
Type: Article</text:p>
      <!--METADATA-->
      <text:p text:style-name="P4">
<draw:frame draw:style-name="fr1" draw:name="Image208" text:anchor-type="as-char" svg:width="6.9236in" svg:height="3.956343in" draw:z-index="0">
<draw:image xlink:href="../Images/yкринформ/2023-05-09T21-01-02-03-00/630_360_1683654934-230.jpg" xlink:type="simple" xlink:show="embed" xlink:actuate="onLoad" draw:mime-type="image/jpeg"/>
</draw:frame>
It is a home stadium of the local "Lechia".</text:p>
      <text:p text:style-name="P4">
Shakhtar in the 2023/24 season can hold European Cup matches in Polish Gdansk <text:a xlink:type="simple" xlink:href="https://www.meczyki.pl/newsy/europejskie-puchary-na-stadionie-w-gdansku-trwaja-negocjacje-z-miastem-nasz-news/211451-n" text:style-name="Internet_20_link" text:visited-style-name="Visited_20_Internet_20_Link">
</text:a>
Meczyki.pl, reports Ukrinform.</text:p>
      <text:p text:style-name="P4">
Last season, the Miners played European Cup matches in Warsaw - the Nastadion of the Capital Legia.</text:p>
      <text:p text:style-name="P4">
In the 2022/23 season, the Donetsk club also considered Polsat plus arena in a quality home stadium for the matches in the European Cups, but then the parties could not negotiate. At that time, the Polish side was not staged by Shakhtar's financial conditions.</text:p>
      <text:p text:style-name="P4">
Next season, the Ukrainian team will not be able to play again at the Stadium Polish, because Legia will be in the qualification of the League of Conferences.</text:p>
      <text:p text:style-name="P4">
"Lechia" that plays on PGE Arena Gdansk(Polsat Plus Arena Gdańsk)Poland's Gerritage Division flew, so it can move to another stadium. PGE Arenagansk is designed for 44,000 places.</text:p>
      <text:p text:style-name="P4">
<text:span text:style-name="T4">
 Read also: </text:span>
 <text:a xlink:type="simple" xlink:href="https://www.ukrinform.ua/rubric-sports/3706793-srna-fk-sahtar-rozgladae-mozlivist-pridbanna-dla-upl-sistemi-var.html" text:style-name="Internet_20_link" text:visited-style-name="Visited_20_Internet_20_Link">
<text:span text:style-name="T4">
 Shakhtar </text:span>
</text:a>
As reported by Ukrinform, Shakhtar has already guaranteed his participation in the European Cups of the Supervisory season, the team will not fall exactly below 5th place in the UPL tournament.</text:p>
      <text:p text:style-name="P4">
Photo: facebook.com/polsatplusarenagdansk</text:p>
      <text:p text:style-name="P4">
News Source: <text:a xlink:type="simple" xlink:href="https://www.ukrinform.ua/rubric-sports/3707016-sahtar-moze-provoditi-evrokubkovi-matci-u-gdansku-v-nastupnomu-sezoni.html" text:style-name="Internet_20_link" text:visited-style-name="Visited_20_Internet_20_Link">
https://www.ukrinform.ua/rubric-sports/3707016-sahtar-moze-provoditi-evrokubkovi-matci-u-gdansku-v-nastupnomu-sezoni.html</text:a>
</text:p>
      <!--NEWS-->
      <text:h text:style-name="P10" text:outline-level="1">
<text:span text:style-name="T4">
Zelenskaya met with the President of the European Commission - spoke about psychological rehabilitation of children</text:span>
</text:h>
      <text:p text:style-name="P4">
Authors: Ukrinform (Person)</text:p>
      <text:p text:style-name="P4">
Publisher: Укринформ (Organization)</text:p>
      <text:p text:style-name="P4">
Published Time: 2023-05-09T21:07:00+03:00</text:p>
      <text:p text:style-name="P4">
Modified Time: 2023-05-09T21:07:00+03:00</text:p>
      <text:p text:style-name="P4">
Description: The European Union proposed expert assistance in the development of a psychological assistance program for children from Ukraine with experience of war. - Ukrinform.</text:p>
      <text:p text:style-name="P4">
Images: ["<text:a xlink:type="simple" xlink:href="https://static.ukrinform.com/photos/2023_05/thumb_files/630_360_1683655513-134.jpg" text:style-name="Internet_20_link" text:visited-style-name="Visited_20_Internet_20_Link">
630_360_16836...</text:a>
"]</text:p>
      <text:p text:style-name="P4">
Tags: ['Діти', 'Олена Зеленська', 'Фон дер Ляєн']</text:p>
      <text:p text:style-name="P4">
Type: Article</text:p>
      <!--METADATA-->
      <text:p text:style-name="P4">
<draw:frame draw:style-name="fr1" draw:name="Image209" text:anchor-type="as-char" svg:width="6.9236in" svg:height="3.956343in" draw:z-index="0">
<draw:image xlink:href="../Images/yкринформ/2023-05-09T21-07-00-03-00/630_360_1683655513-134.jpg" xlink:type="simple" xlink:show="embed" xlink:actuate="onLoad" draw:mime-type="image/jpeg"/>
</draw:frame>
The European Union has proposed expert assistance in the development of a program of psychological aid for children from Ukraine who have experience of war.</text:p>
      <text:p text:style-name="P4">
The results of the meeting with the President of the European Commission by Ursula von Derlyen was reported by Lady Elena Zelenska in <text:a xlink:type="simple" xlink:href="https://t.me/FirstLadyOfUkraine/3071" text:style-name="Internet_20_link" text:visited-style-name="Visited_20_Internet_20_Link">
</text:a>
, reports Ukrinform.</text:p>
      <text:p text:style-name="P4">
"The focus is psychological rehabilitation of Ukrainian children. Little -Ukrainians are experiencing a difficult period through the events of war: training of poor people, moving to new countries, lack loved ones, moving that "no one in Ukraine is unnecessary", threats and even physical violence, "she wrote.</text:p>
      <text:p text:style-name="P4">
<text:span text:style-name="T4">
 Read also: </text:span>
 <text:a xlink:type="simple" xlink:href="https://www.ukrinform.ua/rubric-society/3705889-zelenska-nagadala-pro-vazlivist-pidtrimanna-vodnogo-balansu-organizmu.html" text:style-name="Internet_20_link" text:visited-style-name="Visited_20_Internet_20_Link">
</text:a>
Zelenskaya noted that von der Liaien offered EU expert assistance, ASAMA is a unique program for assistance to Ukrainian children will be developed by experts - "just as they do for a psychological camp, where children who have lost their loved ones are rehabilitated."</text:p>
      <text:p text:style-name="P4">
The first lady emphasized that in response to the terrible experience of the war in Ukraine, a strong psychological help is formed so that "no one stays with the survives on the same."</text:p>
      <text:p text:style-name="P4">
<text:span text:style-name="T4">
 Read also: </text:span>
 <text:a xlink:type="simple" xlink:href="https://www.ukrinform.ua/rubric-society/3705382-zelenska-zaklikala-pracedavciv-zabezpeciti-komfortni-umovi-dla-poranenih-na-fronti-bijciv.html" text:style-name="Internet_20_link" text:visited-style-name="Visited_20_Internet_20_Link">
</text:a>
According to Ukrinform, the President of the European Commission Ursula von der Liaen Pryvlado Kiev on May 9, to celebrate the Day of Europe with Ukrainians. In the dayvate, the politician met with President of Ukraine Volodymyr Zelensky Tapremier-Minister Denis Shmigal.</text:p>
      <text:p text:style-name="P4">
News Source: <text:a xlink:type="simple" xlink:href="https://www.ukrinform.ua/rubric-society/3707019-zelenska-zustrilas-z-prezidentkou-evrokomisii-govorili-pro-psihologicnu-reabilitaciu-ditej.html" text:style-name="Internet_20_link" text:visited-style-name="Visited_20_Internet_20_Link">
https://www.ukrinform.ua/rubric-society/3707019-zelenska-zustrilas-z-prezidentkou-evrokomisii-govorili-pro-psihologicnu-reabilitaciu-ditej.html</text:a>
</text:p>
      <!--NEWS-->
      <text:h text:style-name="P10" text:outline-level="1">
<text:span text:style-name="T4">
NERCEP has expanded consumers' rights to sell their own electricity</text:span>
</text:h>
      <text:p text:style-name="P4">
Authors: Ukrinform (Person)</text:p>
      <text:p text:style-name="P4">
Publisher: Укринформ (Organization)</text:p>
      <text:p text:style-name="P4">
Published Time: 2023-05-09T21:10:27+03:00</text:p>
      <text:p text:style-name="P4">
Modified Time: 2023-05-09T21:10:27+03:00</text:p>
      <text:p text:style-name="P4">
Description: </text:p>
      <text:p text:style-name="P4">
Національна Комісія, Що Здійснює Державне Регулювання У Сферах Енергетики Та Комунальних Послуг, (Нкрекп) Розширила Права Споживачів На Продаж Електроенергії, Виробленої З Власних Генеруючих Установок. — Укрінформ.: </text:p>
      <text:p text:style-name="P4">
Images: ["<text:a xlink:type="simple" xlink:href="https://static.ukrinform.com/photos/2023_05/thumb_files/630_360_1683655707-516.png" text:style-name="Internet_20_link" text:visited-style-name="Visited_20_Internet_20_Link">
630_360_16836...</text:a>
"]</text:p>
      <text:p text:style-name="P4">
Tags: ['Електроенергія', 'НКРЕКП', 'Ринок']</text:p>
      <text:p text:style-name="P4">
Type: Article</text:p>
      <!--METADATA-->
      <text:p text:style-name="P4">
<draw:frame draw:style-name="fr1" draw:name="Image210" text:anchor-type="as-char" svg:width="6.9236in" svg:height="3.956343in" draw:z-index="0">
<draw:image xlink:href="../Images/yкринформ/2023-05-09T21-10-27-03-00/630_360_1683655707-516.png" xlink:type="simple" xlink:show="embed" xlink:actuate="onLoad" draw:mime-type="image/png"/>
</draw:frame>
National Commission for State Regulation in Energy and Utilities,(NERCEP)has expanded consumers' rights to sell -electricity produced from their own generating installations.</text:p>
      <text:p text:style-name="P4">
According to Ukrinform, the press service reports <text:a xlink:type="simple" xlink:href="https://ua-energy.org/uk/posts/nkrekp-rozshyryv-prava-spozhyvachiv-na-prodazh-vlasnoi-ee" text:style-name="Internet_20_link" text:visited-style-name="Visited_20_Internet_20_Link">
</text:a>
.</text:p>
      <text:p text:style-name="P4">
«НКРЕКП прийняла рішення про надання всім споживачам електричної енергії (by both household and bad)the rights to sell the generating installation and the installation of energy storage of such consumer <text:a xlink:type="simple" xlink:href="https://www.ukrinform.ua/tag-elektroenergia" text:style-name="Internet_20_link" text:visited-style-name="Visited_20_Internet_20_Link">
</text:a>
Any supplier with a contractual contract and at a contractual price, ”the message reads.</text:p>
      <text:p text:style-name="P4">
It is noted that such a decision will contribute to the expansion of competition on the retail market of electricity and aimed at the development of a distributed generation of the provision of green energy transformation.</text:p>
      <text:p text:style-name="P4">
<text:span text:style-name="T4">
 Read also: </text:span>
 <text:a xlink:type="simple" xlink:href="https://www.ukrinform.ua/rubric-economy/3686066-nkrekp-viznacila-tarif-dla-postacalnika-ostannoi-nadii-na-ii-kvartal.html" text:style-name="Internet_20_link" text:visited-style-name="Visited_20_Internet_20_Link">
<text:span text:style-name="T4">
 NERCEP </text:span>
</text:a>
As it was reported, the NERCEP on May 9 <text:a xlink:type="simple" xlink:href="https://www.ukrinform.ua/rubric-economy/3706253-nkrekp-za-iniciativou-ukrenergo-provede-planovu-perevirku-kompanii.html" text:style-name="Internet_20_link" text:visited-style-name="Visited_20_Internet_20_Link">
</text:a>
Compliance with the requirements of legislation and licensing conditions in the sphereenergy of NEC Ukrenergo.</text:p>
      <text:p text:style-name="P4">
News Source: <text:a xlink:type="simple" xlink:href="https://www.ukrinform.ua/rubric-economy/3707022-nkrekp-rozsirila-prava-spozivaciv-na-prodaz-vlasnoi-elektroenergii.html" text:style-name="Internet_20_link" text:visited-style-name="Visited_20_Internet_20_Link">
https://www.ukrinform.ua/rubric-economy/3707022-nkrekp-rozsirila-prava-spozivaciv-na-prodaz-vlasnoi-elektroenergii.html</text:a>
</text:p>
      <!--NEWS-->
      <text:h text:style-name="P10" text:outline-level="1">
<text:span text:style-name="T4">
The Russians twice a day fired the border of Chernihiv region</text:span>
</text:h>
      <text:p text:style-name="P4">
Authors: Ukrinform (Person)</text:p>
      <text:p text:style-name="P4">
Publisher: Укринформ (Organization)</text:p>
      <text:p text:style-name="P4">
Published Time: 2023-05-09T21:12:00+03:00</text:p>
      <text:p text:style-name="P4">
Modified Time: 2023-05-09T21:12:00+03:00</text:p>
      <text:p text:style-name="P4">
Description: Russian troops on Tuesday, May 9, fired twice from the artillery of the border of the Chernihiv region, having carried out more than 20 hits in total.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Чернігівщина', 'Війна з росією']</text:p>
      <text:p text:style-name="P4">
Type: Article</text:p>
      <!--METADATA-->
      <text:p text:style-name="P4">
<draw:frame draw:style-name="fr1" draw:name="Image211" text:anchor-type="as-char" svg:width="6.9236in" svg:height="3.956343in" draw:z-index="0">
<draw:image xlink:href="../Images/yкринформ/2023-05-09T21-12-00-03-00/630_360_1679917009-251.jpg" xlink:type="simple" xlink:show="embed" xlink:actuate="onLoad" draw:mime-type="image/jpeg"/>
</draw:frame>
Ruskivska on Tuesday, May 9, twice fired at the artillery of the borderline region, having made more than 20 hits in total.</text:p>
      <text:p text:style-name="P4">
According to Ukrinform, the operational command "North" reported in <text:a xlink:type="simple" xlink:href="https://t.me/ok_pivnich1/2477" text:style-name="Internet_20_link" text:visited-style-name="Visited_20_Internet_20_Link">
</text:a>
.</text:p>
      <text:p text:style-name="P4">
In particular, from 10:13 to 10:45 in the area of the village of Zalizny Bridge there were 17 hits, probably from the barrel artillery of the invaders.</text:p>
      <text:p text:style-name="P4">
<text:span text:style-name="T4">
 Read also: </text:span>
 <text:a xlink:type="simple" xlink:href="https://www.ukrinform.ua/rubric-ato/3707005-zagarbniki-obstrilali-dvi-gromadi-na-dnipropetrovsini-e-rujnuvanna.html" text:style-name="Internet_20_link" text:visited-style-name="Visited_20_Internet_20_Link">
<text:span text:style-name="T4">
 firing </text:span>
</text:a>
From 15:55 to 4:20 pm in the area of the village of Gasichivka there are five involvement, probably self -propelled artillery installations of the enemy.</text:p>
      <text:p text:style-name="P4">
In both cases, information about losses among the local population or damage to the civilian infrastructure was not received.</text:p>
      <text:p text:style-name="P4">
<text:span text:style-name="T4">
 Read also: </text:span>
 <text:a xlink:type="simple" xlink:href="https://www.ukrinform.ua/rubric-ato/3707014-vijska-rf-vdarili-raketami-po-kupansku-e-poraneni.html" text:style-name="Internet_20_link" text:visited-style-name="Visited_20_Internet_20_Link">
</text:a>
As reported by Ukrinform, in the last day Russian invaders seven times the Chernihiv region with the use of mortars and artillery. Non -electropolies have 15 settlements remained due to enemy shelling.</text:p>
      <text:p text:style-name="P4">
Photo illustrative</text:p>
      <text:p text:style-name="P4">
News Source: <text:a xlink:type="simple" xlink:href="https://www.ukrinform.ua/rubric-ato/3707025-rosiani-dvici-za-den-obstrilali-prikordonna-cernigivsini.html" text:style-name="Internet_20_link" text:visited-style-name="Visited_20_Internet_20_Link">
https://www.ukrinform.ua/rubric-ato/3707025-rosiani-dvici-za-den-obstrilali-prikordonna-cernigivsini.html</text:a>
</text:p>
      <!--NEWS-->
      <text:h text:style-name="P10" text:outline-level="1">
<text:span text:style-name="T4">
In the Netherlands before Europe, an event was held in support of artists</text:span>
</text:h>
      <text:p text:style-name="P4">
Authors: Ukrinform (Person)</text:p>
      <text:p text:style-name="P4">
Publisher: Укринформ (Organization)</text:p>
      <text:p text:style-name="P4">
Published Time: 2023-05-09T21:17:00+03:00</text:p>
      <text:p text:style-name="P4">
Modified Time: 2023-05-09T21:17:00+03:00</text:p>
      <text:p text:style-name="P4">
Description: In the Dutch Rotterdam on Europe Day, an event was aimed at supporting artists. - Ukrinform.</text:p>
      <text:p text:style-name="P4">
Images: ["<text:a xlink:type="simple" xlink:href="https://static.ukrinform.com/photos/2023_05/thumb_files/630_360_1683657085-542.jpeg" text:style-name="Internet_20_link" text:visited-style-name="Visited_20_Internet_20_Link">
630_360_16836...</text:a>
", "<text:a xlink:type="simple" xlink:href="https://static.ukrinform.com/photos/2023_05/1683657175-577.jpeg" text:style-name="Internet_20_link" text:visited-style-name="Visited_20_Internet_20_Link">
1683657175-57...</text:a>
", "<text:a xlink:type="simple" xlink:href="https://static.ukrinform.com/photos/2023_05/1683657174-443.jpeg" text:style-name="Internet_20_link" text:visited-style-name="Visited_20_Internet_20_Link">
1683657174-44...</text:a>
"]</text:p>
      <text:p text:style-name="P4">
Tags: ['Нідерланди', 'День Європи ', 'Мистецтво']</text:p>
      <text:p text:style-name="P4">
Type: Article</text:p>
      <!--METADATA-->
      <text:p text:style-name="P4">
<draw:frame draw:style-name="fr1" draw:name="Image212" text:anchor-type="as-char" svg:width="6.9236in" svg:height="3.951434in" draw:z-index="0">
<draw:image xlink:href="../Images/yкринформ/2023-05-09T21-17-00-03-00/630_360_1683657085-542.jpeg" xlink:type="simple" xlink:show="embed" xlink:actuate="onLoad" draw:mime-type="image/jpeg"/>
</draw:frame>
On the day of Europe, the University Rotterdam took place on the day of Europe.</text:p>
      <text:p text:style-name="P4">
According to the Ukrinform correspondent in the Hague, in particular, the strategy was approaches to work, the support of young artists, the creation of a fair environment in terms of financing, remuneration, copyright for culture workers in Europe.</text:p>
      <text:p text:style-name="P4">
“On this year, Europe's day in Rotterdam is a very important event for supporting artists and honest pay. It is organized by different European organizations such as Eunic, EU National Institute Forculture, Europe Cultural Foundation and many others, ”said the co -existing of the Ukrainian art and a culture of the Foundation of the Ukrainian Culture.</text:p>
      <text:p text:style-name="P4">
<draw:frame draw:style-name="fr1" draw:name="Image213" text:anchor-type="as-char" svg:width="6.9236in" svg:height="5.1927in" draw:z-index="0">
<draw:image xlink:href="../Images/yкринформ/2023-05-09T21-17-00-03-00/1683657175-577.jpeg" xlink:type="simple" xlink:show="embed" xlink:actuate="onLoad" draw:mime-type="image/jpeg"/>
</draw:frame>
The event was very informative, she noted, and raised many questions that would help Ukrainian artists feel part of the European art family, establish links with different organizations and get the opportunity for joint work in the future. The most important point was the discussion of the financial component of the work of each artist.</text:p>
      <text:p text:style-name="P4">
<draw:frame draw:style-name="fr1" draw:name="Image214" text:anchor-type="as-char" svg:width="6.9236in" svg:height="5.1927in" draw:z-index="0">
<draw:image xlink:href="../Images/yкринформ/2023-05-09T21-17-00-03-00/1683657174-443.jpeg" xlink:type="simple" xlink:show="embed" xlink:actuate="onLoad" draw:mime-type="image/jpeg"/>
</draw:frame>
<text:span text:style-name="T4">
 Read also: </text:span>
 <text:a xlink:type="simple" xlink:href="https://www.ukrinform.ua/rubric-diaspora/3706403-u-niderlandah-gurt-goa-vistupiv-na-festivali-prisvacenomu-dnu-vizvolenna.html" text:style-name="Internet_20_link" text:visited-style-name="Visited_20_Internet_20_Link">
<text:span text:style-name="T4">
 Netherlan </text:span>
</text:a>
According to her, it was very nice to see and discuss "a completely different look at the usual problems of every person who works in the field of art."</text:p>
      <text:p text:style-name="P4">
It is known that according to President Vladimir Zelensky's decree, Ukraine celebrates Europe Day.</text:p>
      <text:p text:style-name="P4">
News Source: <text:a xlink:type="simple" xlink:href="https://www.ukrinform.ua/rubric-culture/3707028-u-niderlandah-do-dna-evropi-vidbuvsa-zahid-na-pidtrimku-mitciv.html" text:style-name="Internet_20_link" text:visited-style-name="Visited_20_Internet_20_Link">
https://www.ukrinform.ua/rubric-culture/3707028-u-niderlandah-do-dna-evropi-vidbuvsa-zahid-na-pidtrimku-mitciv.html</text:a>
</text:p>
      <!--NEWS-->
      <text:h text:style-name="P10" text:outline-level="1">
<text:span text:style-name="T4">
If Russia is not stopped now, the world will pay more expensive price - the Ministry of Foreign Affairs of Britain</text:span>
</text:h>
      <text:p text:style-name="P4">
Authors: Ukrinform (Person)</text:p>
      <text:p text:style-name="P4">
Publisher: Укринформ (Organization)</text:p>
      <text:p text:style-name="P4">
Published Time: 2023-05-09T21:29:00+03:00</text:p>
      <text:p text:style-name="P4">
Modified Time: 2023-05-09T21:29:00+03:00</text:p>
      <text:p text:style-name="P4">
Description: The international community must make a joint effort to support Ukraine and stop Russian aggression now, otherwise the price for the civilized world will then be much higher and the consequences are more painful. - Ukrinform.</text:p>
      <text:p text:style-name="P4">
Images: ["<text:a xlink:type="simple" xlink:href="https://static.ukrinform.com/photos/2023_01/thumb_files/630_360_1673994222-668.jpg" text:style-name="Internet_20_link" text:visited-style-name="Visited_20_Internet_20_Link">
630_360_16739...</text:a>
"]</text:p>
      <text:p text:style-name="P4">
Tags: ['Британія', 'США', 'Війна з росією', 'Клеверлі']</text:p>
      <text:p text:style-name="P4">
Type: Article</text:p>
      <!--METADATA-->
      <text:p text:style-name="P4">
<draw:frame draw:style-name="fr1" draw:name="Image215" text:anchor-type="as-char" svg:width="6.9236in" svg:height="3.956343in" draw:z-index="0">
<draw:image xlink:href="../Images/yкринформ/2023-05-09T21-29-00-03-00/630_360_1673994222-668.jpg" xlink:type="simple" xlink:show="embed" xlink:actuate="onLoad" draw:mime-type="image/jpeg"/>
</draw:frame>
International wake should be joint efforts to support Ukraine and stop Russian aggression now, otherwise the price for a civilized world is then a lot higher and the consequences are more painful.</text:p>
      <text:p text:style-name="P4">
This was stated in Washington during a joint press conference with US Secretary of State Blinken by the Ministry of Foreign Affairs of British James Kleverli, Ukrinform was own.</text:p>
      <text:p text:style-name="P4">
"We need to admit that, if we do not restore the principles of the UN Charter - the Fundamental Fundament of Peace in the Era after the Second World War - so that the larger ones could not invade their neighbors with impunity, then the world of Stannenerouser, more expensive, more complex," said the head of British diplomacy.</text:p>
      <text:p text:style-name="P4">
According to him, the Russian war affects not only Ukraine, although, of course, the Ukrainian was injured. In this connection, he recalled that the Kremlin's unleashed on the global <text:a xlink:type="simple" xlink:href="https://www.ukrinform.ua/tag-ekonomika" text:style-name="Internet_20_link" text:visited-style-name="Visited_20_Internet_20_Link">
</text:a>
, and people in the US and Britain have been visited. It is not a side product of the invasion of the Russian Federation in Ukraine, it is part of the conflict, since Russia seeks to create economic problems in the field of hydrocarbon supplies, cessation of grain supply, etc.</text:p>
      <text:p text:style-name="P4">
<text:span text:style-name="T4">
 Read also: </text:span>
 <text:a xlink:type="simple" xlink:href="https://www.ukrinform.ua/rubric-polytics/3691599-kuleba-i-glava-mzs-britanii-obgovorili-posilenna-kontrnastupalnih-mozlivostej-ukraini.html" text:style-name="Internet_20_link" text:visited-style-name="Visited_20_Internet_20_Link">
</text:a>
"This applies to us, and it is in our interests, as in the interests of Ukraine, to make strong support," Kleverli stressed. Otherwise, he said, it will be more painful and it is more expensive to pay, if you do not do it now.</text:p>
      <text:p text:style-name="P4">
"I think that we have to send a message that when we take on a segment, we adhere to them," the Ministry of Foreign Affairs of Britain is convinced.</text:p>
      <text:p text:style-name="P4">
According to Ukrinform, the Minister of Foreign Affairs of the United Kingdom on Tuesday proclaimed <text:a xlink:type="simple" xlink:href="https://www.ukrinform.ua/rubric-ato/3706971-ukraina-mae-peremogti-u-vijni-svidko-kleverli-zaklikav-zbilsiti-dopomogu.html" text:style-name="Internet_20_link" text:visited-style-name="Visited_20_Internet_20_Link">
</text:a>
Ukraine.</text:p>
      <text:p text:style-name="P4">
News Source: <text:a xlink:type="simple" xlink:href="https://www.ukrinform.ua/rubric-world/3707032-akso-rosiu-ne-zupiniti-zaraz-svit-zaplatit-dorozcu-cinu-glava-mzs-britanii.html" text:style-name="Internet_20_link" text:visited-style-name="Visited_20_Internet_20_Link">
https://www.ukrinform.ua/rubric-world/3707032-akso-rosiu-ne-zupiniti-zaraz-svit-zaplatit-dorozcu-cinu-glava-mzs-britanii.html</text:a>
</text:p>
      <!--NEWS-->
      <text:h text:style-name="P10" text:outline-level="1">
<text:span text:style-name="T4">
Schwinsteiger and Ivanovich had a third child</text:span>
</text:h>
      <text:p text:style-name="P4">
Authors: Ukrinform (Person)</text:p>
      <text:p text:style-name="P4">
Publisher: Укринформ (Organization)</text:p>
      <text:p text:style-name="P4">
Published Time: 2023-05-09T21:37:20+03:00</text:p>
      <text:p text:style-name="P4">
Modified Time: 2023-05-09T21:37:20+03:00</text:p>
      <text:p text:style-name="P4">
Description: The winner of Rolan Harros -2008 Ana Ivanovich and the World Cup of Bastian Schweysteiger for the third time became parents. - Ukrinform.</text:p>
      <text:p text:style-name="P4">
Images: ["<text:a xlink:type="simple" xlink:href="https://static.ukrinform.com/photos/2023_05/thumb_files/630_360_1683657310-976.jpg" text:style-name="Internet_20_link" text:visited-style-name="Visited_20_Internet_20_Link">
630_360_16836...</text:a>
"]</text:p>
      <text:p text:style-name="P4">
Tags: ['Футбол', 'Теніс']</text:p>
      <text:p text:style-name="P4">
Type: Article</text:p>
      <!--METADATA-->
      <text:p text:style-name="P4">
<draw:frame draw:style-name="fr1" draw:name="Image216" text:anchor-type="as-char" svg:width="6.9236in" svg:height="3.956343in" draw:z-index="0">
<draw:image xlink:href="../Images/yкринформ/2023-05-09T21-37-20-03-00/630_360_1683657310-976.jpg" xlink:type="simple" xlink:show="embed" xlink:actuate="onLoad" draw:mime-type="image/jpeg"/>
</draw:frame>
The winner of Rolan Harros -2008 Ana Ivanovich and the World Cup football Bastianshawysteiger for the third time became parents.</text:p>
      <text:p text:style-name="P4">
About this <text:a xlink:type="simple" xlink:href="https://twitter.com/anaivanovic/status/1655861671229902848" text:style-name="Internet_20_link" text:visited-style-name="Visited_20_Internet_20_Link">
 </text:a>
Have a child in your tweet, Ukrinform reports.</text:p>
      <text:p text:style-name="P4">
“Hi, world!Our hearts are full of love, ”Ivanovich wrote.</text:p>
      <text:p text:style-name="P4">
At the same time Ana did not talk about the sex of the baby. According to the Serbian media, the third son was born. Ivanovich and Schwinsteiger raise two boys -5-year-old hatch and 3-year-old Leon.</text:p>
      <text:p text:style-name="P4">
<text:span text:style-name="T4">
 Read also: </text:span>
 <text:a xlink:type="simple" xlink:href="https://www.ukrinform.ua/rubric-sports/3706520-real-i-mancester-siti-vidkrivaut-12-finalu-ligi-cempioniv-uefa.html" text:style-name="Internet_20_link" text:visited-style-name="Visited_20_Internet_20_Link">
<text:span text:style-name="T4">
 Manchester </text:span>
</text:a>
As reported by Ukrinform, in the UEFA Champions League today, May 9, the first match of the 1/2 finals of the UEFA Champions League of the season-2022/23, at the Santiago Bernabeu stadium in Madrid at 22.00 will be held at 22.00. Manchester City.</text:p>
      <text:p text:style-name="P4">
Photo: Getty Images</text:p>
      <text:p text:style-name="P4">
News Source: <text:a xlink:type="simple" xlink:href="https://www.ukrinform.ua/rubric-sports/3707034-u-svajnstajgera-ta-ivanovic-narodilasa-treta-ditina.html" text:style-name="Internet_20_link" text:visited-style-name="Visited_20_Internet_20_Link">
https://www.ukrinform.ua/rubric-sports/3707034-u-svajnstajgera-ta-ivanovic-narodilasa-treta-ditina.html</text:a>
</text:p>
      <!--NEWS-->
      <text:h text:style-name="P10" text:outline-level="1">
<text:span text:style-name="T4">
Blinken about the grain agreement: There is no need to convince the Russian Federation so that it does not turn food into weapons</text:span>
</text:h>
      <text:p text:style-name="P4">
Authors: Ukrinform (Person)</text:p>
      <text:p text:style-name="P4">
Publisher: Укринформ (Organization)</text:p>
      <text:p text:style-name="P4">
Published Time: 2023-05-09T21:40:00+03:00</text:p>
      <text:p text:style-name="P4">
Modified Time: 2023-05-09T21:40:00+03:00</text:p>
      <text:p text:style-name="P4">
Description: US Secretary of State Anthony Blinken called for an international effort to continue and expand the Black Sea Grain Agreement and deprive Russia of the opportunity to use famine as weapons in the war against Ukraine.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МЗС', 'США', 'Зерно', 'Блінкен']</text:p>
      <text:p text:style-name="P4">
Type: Article</text:p>
      <!--METADATA-->
      <text:p text:style-name="P4">
<draw:frame draw:style-name="fr1" draw:name="Image217" text:anchor-type="as-char" svg:width="6.9236in" svg:height="3.956343in" draw:z-index="0">
<draw:image xlink:href="../Images/yкринформ/2023-05-09T21-40-00-03-00/630_360_1674007118-313.jpg" xlink:type="simple" xlink:show="embed" xlink:actuate="onLoad" draw:mime-type="image/jpeg"/>
</draw:frame>
US Secretary of State Anthony Blinken called for the strengthening of international efforts to compress and expand the Black Sea Grain Agreement and deprive Russia of Russian can regularly use famine as a weapon in the war against Ukraine.</text:p>
      <text:p text:style-name="P4">
He stated this on Tuesday during a joint press conference in Washington by the UK Foreign Ministry, reports Ukrinform his own correspondent.</text:p>
      <text:p text:style-name="P4">
“Although we are grateful for the tireless efforts of the Secretary General(UN - ed.)Guterresh and our colleagues in Turkey, who work to solve the problem, the world does not have to remind Moscow every few weeks that it ceased to use the hunger as a weapon in the war against Ukraine, ”the US Secretary of Sciences emphasized.</text:p>
      <text:p text:style-name="P4">
<text:span text:style-name="T4">
 Read also: </text:span>
 <text:a xlink:type="simple" xlink:href="https://www.ukrinform.ua/rubric-world/3706999-ssa-zaklikaut-vooz-zaprositi-tajvan-na-travnevu-zustric-blinken.html" text:style-name="Internet_20_link" text:visited-style-name="Visited_20_Internet_20_Link">
<text:span text:style-name="T4">
 Blinken </text:span>
</text:a>
He explained that recently Russia has again resorted to blocking vessels that will be brought to Ukrainian ports to load grain. Blinken called the Russian side of the Russian side "cynical" aimed at reducing the volume of supplies to Africa, the Middle East and other countries that need food.</text:p>
      <text:p text:style-name="P4">
The US Secretary of State also reported that he had discussed the opportunities to continue the and expand the Black Sea Grain Initiative with the head of British diplomathy, Jzews Kleverly.</text:p>
      <text:p text:style-name="P4">
<text:span text:style-name="T4">
 Read also: </text:span>
 <text:a xlink:type="simple" xlink:href="https://www.ukrinform.ua/rubric-world/3707032-akso-rosiu-ne-zupiniti-zaraz-svit-zaplatit-dorozcu-cinu-glava-mzs-britanii.html" text:style-name="Internet_20_link" text:visited-style-name="Visited_20_Internet_20_Link">
</text:a>
As reported by Ukrinform, the Minister of Foreign Affairs of Britain is a cotton in the United States, where he is planned to meet with the State Secretary and Leading States of Congress. One of the main topics of discussions is the long -term obligations and the United Kingdom to support Ukraine.</text:p>
      <text:p text:style-name="P4">
News Source: <text:a xlink:type="simple" xlink:href="https://www.ukrinform.ua/rubric-economy/3707035-blinken-pro-zernovu-ugodu-godi-svitovi-perekonuvati-rf-abi-vona-ne-peretvoruvala-izu-na-zbrou.html" text:style-name="Internet_20_link" text:visited-style-name="Visited_20_Internet_20_Link">
https://www.ukrinform.ua/rubric-economy/3707035-blinken-pro-zernovu-ugodu-godi-svitovi-perekonuvati-rf-abi-vona-ne-peretvoruvala-izu-na-zbrou.html</text:a>
</text:p>
      <!--NEWS-->
      <text:h text:style-name="P10" text:outline-level="1">
<text:span text:style-name="T4">
Eurovision-2023: TVORCHI launched a manifesto calling for support Ukraine</text:span>
</text:h>
      <text:p text:style-name="P4">
Authors: Ukrinform (Person)</text:p>
      <text:p text:style-name="P4">
Publisher: Укринформ (Organization)</text:p>
      <text:p text:style-name="P4">
Published Time: 2023-05-09T21:47:00+03:00</text:p>
      <text:p text:style-name="P4">
Modified Time: 2023-05-09T21:47:00+03:00</text:p>
      <text:p text:style-name="P4">
Description: TVORCHI in the interactive space Ukraine.ua presented the video "OpenyourheartUkraine" with a call to continue support of Ukraine. - Ukrinform.</text:p>
      <text:p text:style-name="P4">
Images: ["<text:a xlink:type="simple" xlink:href="https://static.ukrinform.com/photos/2023_05/thumb_files/630_360_1683552802-292.jpeg" text:style-name="Internet_20_link" text:visited-style-name="Visited_20_Internet_20_Link">
630_360_16835...</text:a>
"]</text:p>
      <text:p text:style-name="P4">
Tags: ['Євробачення', 'Україна', 'Відеоролик', 'Tvorchi']</text:p>
      <text:p text:style-name="P4">
Type: Article</text:p>
      <!--METADATA-->
      <text:p text:style-name="P4">
<draw:frame draw:style-name="fr1" draw:name="Image218" text:anchor-type="as-char" svg:width="6.9236in" svg:height="3.956343in" draw:z-index="0">
<draw:image xlink:href="../Images/yкринформ/2023-05-09T21-47-00-03-00/630_360_1683552802-292.jpeg" xlink:type="simple" xlink:show="embed" xlink:actuate="onLoad" draw:mime-type="image/jpeg"/>
</draw:frame>
GrontVorchi in the interactive space ukraine.ua presented the video "OpenyourheartUkraine" with a call to continue support of Ukraine.</text:p>
      <text:p text:style-name="P4">
This was reported by the press service of the Ministry of Culture and Information Policy of the Utelegrama, Ukrinform reports.</text:p>
      <text:p text:style-name="P4">
"Manifesto-video calls everyone to open their hearts for Ukraine and continue to support it. Our hearts can feel completely different emotions-love, pain, anger. Whatever the word is, the heart is it all. - says in the post.</text:p>
      <text:p text:style-name="P4">
<text:span text:style-name="T5">
Video:<text:a xlink:type="simple" xlink:href="https://www.instagram.com/reel/CsA1V31tRwn/" text:style-name="Internet_20_link" text:visited-style-name="Visited_20_Internet_20_Link">
</text:a>
</text:span>
</text:p>
      <text:p text:style-name="P4">
The presentation of the video was held in the interactive space Ukraine.ua, which tells about Ukraine to the Eurovision guests 2023, which takes place in British British. The video was voiced by the vocalist of the TVORCHI band Jeffrey Kenny.</text:p>
      <text:p text:style-name="P4">
The space is represented by photographic zone and interactive installation, which are intended to show real Ukraine, where peaceful life lives near the realities of wartime. They are the first to meet guests <text:a xlink:type="simple" xlink:href="https://www.ukrinform.ua/tag-evrobacenna" text:style-name="Internet_20_link" text:visited-style-name="Visited_20_Internet_20_Link">
</text:a>
On the Alley of Discover Ukraine, which works as part of the Eurovision Village, and remind why the victorious country cannot accept the competition this year-the full-scale Russian Federation against Ukraine is ongoing.</text:p>
      <text:p text:style-name="P4">
<text:span text:style-name="T4">
 Read also: </text:span>
 <text:a xlink:type="simple" xlink:href="https://www.ukrinform.ua/rubric-culture/3706379-tvorchi-pidtrimali-zbir-10-miljoniv-na-poratunok-peredcasno-narodzenih-ditej.html" text:style-name="Internet_20_link" text:visited-style-name="Visited_20_Internet_20_Link">
<text:span text:style-name="T4">
 TVORCHI </text:span>
</text:a>
The video was created by Ukraine.ua together with the creative agency Bicrsextaff.734.</text:p>
      <text:p text:style-name="P4">
As reported by Ukrinform, the band TVORCHI, which this year represents Ukraine with a non -producing, at the opening ceremony of the competition supported the collection of ₴ 10 million raciness of premature Ukrainian children.</text:p>
      <text:p text:style-name="P4">
News Source: <text:a xlink:type="simple" xlink:href="https://www.ukrinform.ua/rubric-culture/3707037-evrobacenna2023-tvorchi-zapustili-manifest-iz-zaklikom-prodovziti-pidtrimku-ukrainu.html" text:style-name="Internet_20_link" text:visited-style-name="Visited_20_Internet_20_Link">
https://www.ukrinform.ua/rubric-culture/3707037-evrobacenna2023-tvorchi-zapustili-manifest-iz-zaklikom-prodovziti-pidtrimku-ukrainu.html</text:a>
</text:p>
      <!--NEWS-->
      <text:h text:style-name="P10" text:outline-level="1">
<text:span text:style-name="T4">
Zelensky spoke to the Alliance of European Universities Euniwell</text:span>
</text:h>
      <text:p text:style-name="P4">
Authors: Ukrinform (Person)</text:p>
      <text:p text:style-name="P4">
Publisher: Укринформ (Organization)</text:p>
      <text:p text:style-name="P4">
Published Time: 2023-05-09T21:55:00+03:00</text:p>
      <text:p text:style-name="P4">
Modified Time: 2023-05-09T21:55:00+03:00</text:p>
      <text:p text:style-name="P4">
Description: President of Ukraine Volodymyr Zelensky spoke to the students of the Alliance of European Universities Euniwell, where they called them not to lose the courage to protect themselves and their country. - Ukrinform.</text:p>
      <text:p text:style-name="P4">
Images: ["<text:a xlink:type="simple" xlink:href="https://static.ukrinform.com/photos/2023_05/thumb_files/630_360_1683658411-868.jpeg" text:style-name="Internet_20_link" text:visited-style-name="Visited_20_Internet_20_Link">
630_360_16836...</text:a>
", "<text:a xlink:type="simple" xlink:href="https://static.ukrinform.com/photos/2023_05/1683658444-176.jpeg" text:style-name="Internet_20_link" text:visited-style-name="Visited_20_Internet_20_Link">
1683658444-17...</text:a>
", "<text:a xlink:type="simple" xlink:href="https://static.ukrinform.com/photos/2023_05/1683658465-744.jpeg" text:style-name="Internet_20_link" text:visited-style-name="Visited_20_Internet_20_Link">
1683658465-74...</text:a>
"]</text:p>
      <text:p text:style-name="P4">
Tags: ['Зеленський', 'Іноземні студенти', 'Війна з росією']</text:p>
      <text:p text:style-name="P4">
Type: Article</text:p>
      <!--METADATA-->
      <text:p text:style-name="P4">
<draw:frame draw:style-name="fr1" draw:name="Image219" text:anchor-type="as-char" svg:width="6.9236in" svg:height="3.956343in" draw:z-index="0">
<draw:image xlink:href="../Images/yкринформ/2023-05-09T21-55-00-03-00/630_360_1683658411-868.jpeg" xlink:type="simple" xlink:show="embed" xlink:actuate="onLoad" draw:mime-type="image/jpeg"/>
</draw:frame>
Volodymyr Zelensky Presidential Ukrainian spoke to the students of the Alliance of European Universities Euniwell, where they called them not to lose the courage to be able to protect themselves and their country.</text:p>
      <text:p text:style-name="P4">
This is stated on <text:a xlink:type="simple" xlink:href="https://www.president.gov.ua/news/zahist-i-svoboda-ce-pryamij-rezultat-smilivosti-volodimir-ze-82793" text:style-name="Internet_20_link" text:visited-style-name="Visited_20_Internet_20_Link">
</text:a>
, reports Ukrinform.</text:p>
      <text:p text:style-name="P4">
"You do not have to lose courage!No one knows the time when you may have to defend freedom. No one knows exactly how much freedom may occur in a year, five years in five years. If you have to protect freedom, please be bold!Please do not give your values to those who seek to destroy them. Fight that the space of freedom should not work. If they did not do so, today we would not have. - saidzelensky.</text:p>
      <text:p text:style-name="P4">
<draw:frame draw:style-name="fr1" draw:name="Image220" text:anchor-type="as-char" svg:width="6.9236in" svg:height="4.613521in" draw:z-index="0">
<draw:image xlink:href="../Images/yкринформ/2023-05-09T21-55-00-03-00/1683658444-176.jpeg" xlink:type="simple" xlink:show="embed" xlink:actuate="onLoad" draw:mime-type="image/jpeg"/>
</draw:frame>
He emphasized that today it is not necessary to be illusion that the battle for freedom is completed and that the courage will never be needed again.</text:p>
      <text:p text:style-name="P4">
<text:span text:style-name="T4">
 Read also: </text:span>
 <text:a xlink:type="simple" xlink:href="https://www.ukrinform.ua/rubric-polytics/3706961-zelenskij-zvernuvsa-do-ucasnikiv-samitu-koalicii-zi-stvorenna-spectribunalu-dla-rosii.html" text:style-name="Internet_20_link" text:visited-style-name="Visited_20_Internet_20_Link">
<text:span text:style-name="T4">
 Zelensky </text:span>
</text:a>
"This brutal terrorist war conducted by Russia against Ukraine is a reminder of our country, everyone and every one of you personally that courage can be needed today as well as at any other time courage was needed to protect freedom and our European values" , - emphasized the state.</text:p>
      <text:p text:style-name="P4">
He noted that Europe is now bold in making decisions, protection of freedom, pressure on the aggressor. In his opinion, this happened due to the courage of the leaders of the ordinary people behind the leaders. Zelensky noted that it is factors that will lead to the victory of Ukraine and its allies.</text:p>
      <text:p text:style-name="P4">
"Our victory now, when Russian aggression has touched only Ukraine, you will do what has failed to do in the decisive decade before the Second World War. We will destroy the total evil during its rooting, when it has not yet been aged to other peoples in Europe," Zelensky said.</text:p>
      <text:p text:style-name="P4">
<text:span text:style-name="T4">
 Read also: </text:span>
 <text:a xlink:type="simple" xlink:href="https://www.ukrinform.ua/rubric-other_news/3706942-zelenskij-ocoliv-samit-osnovnoi-grupi-zi-stvorenna-spectribunalu-z-37-ucasnikami.html" text:style-name="Internet_20_link" text:visited-style-name="Visited_20_Internet_20_Link">
<text:span text:style-name="T4">
 Zelensky </text:span>
</text:a>
</text:p>
      <text:p text:style-name="P4">
<draw:frame draw:style-name="fr1" draw:name="Image221" text:anchor-type="as-char" svg:width="6.9236in" svg:height="4.604691in" draw:z-index="0">
<draw:image xlink:href="../Images/yкринформ/2023-05-09T21-55-00-03-00/1683658465-744.jpeg" xlink:type="simple" xlink:show="embed" xlink:actuate="onLoad" draw:mime-type="image/jpeg"/>
</draw:frame>
"I sincerely wish your generation to pass on to your children even more free, even more secure and even more protected Europe than we can provide now and must ensure," the Head of State said.</text:p>
      <text:p text:style-name="P4">
The Europe Unity for Well-Being event is initiated by Taras Shevchenko National Music Immunicant within the Alliance of European University.</text:p>
      <text:p text:style-name="P4">
As Ukrinform reported earlier, President of Ukraine Volodymyr Zelensky turned to the participants of the coalition summit on the creation of a special about a journal for Russia, where he emphasized that fair justice over Russia as an aggressor as an aggressor should give international unity, as it was in Nuremberg, and for that it should be a special tribunal.</text:p>
      <text:p text:style-name="P4">
Photo, Video: OP</text:p>
      <text:p text:style-name="P4">
News Source: <text:a xlink:type="simple" xlink:href="https://www.ukrinform.ua/rubric-society/3707039-zelenskij-vistupiv-pered-studentami-alansu-evropejskih-universitetiv-euniwell.html" text:style-name="Internet_20_link" text:visited-style-name="Visited_20_Internet_20_Link">
https://www.ukrinform.ua/rubric-society/3707039-zelenskij-vistupiv-pered-studentami-alansu-evropejskih-universitetiv-euniwell.html</text:a>
</text:p>
      <!--NEWS-->
      <text:h text:style-name="P10" text:outline-level="1">
<text:span text:style-name="T4">
Liverpool started the first Eurovision semi -final 2023</text:span>
</text:h>
      <text:p text:style-name="P4">
Authors: Ukrinform (Person)</text:p>
      <text:p text:style-name="P4">
Publisher: Укринформ (Organization)</text:p>
      <text:p text:style-name="P4">
Published Time: 2023-05-09T22:00:00+03:00</text:p>
      <text:p text:style-name="P4">
Modified Time: 2023-05-09T22:00:00+03:00</text:p>
      <text:p text:style-name="P4">
Description: The first semifinals of the 67th International Song Contest of Eurovision 2023-Ukrinform have just started in British Liverpool.</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Ліверпуль']</text:p>
      <text:p text:style-name="P4">
Type: Article</text:p>
      <!--METADATA-->
      <text:p text:style-name="P4">
<draw:frame draw:style-name="fr1" draw:name="Image222" text:anchor-type="as-char" svg:width="6.9236in" svg:height="3.956343in" draw:z-index="0">
<draw:image xlink:href="../Images/yкринформ/2023-05-09T22-00-00-03-00/630_360_1675352996-430.png" xlink:type="simple" xlink:show="embed" xlink:actuate="onLoad" draw:mime-type="image/png"/>
</draw:frame>
The Liverpool of Liverpool has just launched the first semifinals of the 67th International Warning Eurovision Competition 2023.</text:p>
      <text:p text:style-name="P4">
The show takes place on the stage of Liverpool Arena, where today 15 performers will compete for the final competition, Ukrinform reports with a link to <text:a xlink:type="simple" xlink:href="https://eurovisionworld.com/" text:style-name="Internet_20_link" text:visited-style-name="Visited_20_Internet_20_Link">
</text:a>
Leaders of the show: Ukrainian singer and songwriter Yulia Sanina, British actress and singer Hanna Vedding, British rapper and dancer Aloshadixon.</text:p>
      <text:p text:style-name="P4">
Today, in the previously defined drawing, representatives of the 15 countries act.</text:p>
      <text:p text:style-name="P4">
The order of speeches:</text:p>
      <ul>
        <li>
Norway(ALESSANDRA with Queen of Kings Song)<text:span text:style-name="T5">
 Malta(The Busker, Dance(Our Own Party)</text:span>
 Serbia(Luke Black, I just sleep)<text:span text:style-name="T5">
 Latvia(Sudden Lights, Aijā)</text:span>
 Portugal(Mimicat, ai heart)<text:span text:style-name="T5">
 Ireland(Wild Youth, We Are One)</text:span>
 Croatia(Flight 3, mom ŠK!)<text:span text:style-name="T5">
 Switzerland(Remo Forrer, Watergun)</text:span>
 Israel(Noa Kirel, Unicorn)<text:span text:style-name="T5">
 Moldova(Pasha Parfeni, the Sun and the Moon)</text:span>
 Sweden(Lore, tattoo)<text:span text:style-name="T5">
 Azerbaijan(TuralTuranX, Tell Me More)</text:span>
 Czech Republic(Vesna, My Sister's Crown)<text:span text:style-name="T5">
 Netherlands(Mia Nicolai &amp; Dion Cooper, Burning Daylight)</text:span>
 Finland(Wrapper, cha cha cha))<text:span text:style-name="T4">
 Read also: </text:span>
 <text:a xlink:type="simple" xlink:href="https://www.ukrinform.ua/rubric-culture/3706285-evrobacenna2023-i-navkolo-nogo-abo-ukrainskij-duh-u-britanskomu-liverpuli.html" text:style-name="Internet_20_link" text:visited-style-name="Visited_20_Internet_20_Link">
<text:span text:style-name="T4">
 Eurovision </text:span>
</text:a>
The second semifinals of the competition will take place on May 11, it will take part in 16 participants, 10 songs will be selected. The Grand Final will take place on May 13.</li>
      </ul>
      <text:p text:style-name="P4">
Representatives of Ukraine, TVORCHI with the song "Heart of Steel", according to the right, immediately fall into the final of the show.</text:p>
      <text:p text:style-name="P4">
As reported by Ukrinform, thousands of viewers <text:a xlink:type="simple" xlink:href="https://www.ukrinform.ua/amp/rubric-culture/3706689-gladaci-mistecka-evrobacenna-skanduvali-slava-ukraini.html" text:style-name="Internet_20_link" text:visited-style-name="Visited_20_Internet_20_Link">
</text:a>
In the town of Eurovision, a nail bank of the river in Liverpool during a performance of the band Go_a.</text:p>
      <text:p text:style-name="P4">
News Source: <text:a xlink:type="simple" xlink:href="https://www.ukrinform.ua/rubric-culture/3706972-u-liverpuli-startuvav-persij-pivfinal-evrobacenna-2023.html" text:style-name="Internet_20_link" text:visited-style-name="Visited_20_Internet_20_Link">
https://www.ukrinform.ua/rubric-culture/3706972-u-liverpuli-startuvav-persij-pivfinal-evrobacenna-2023.html</text:a>
</text:p>
      <!--NEWS-->
      <text:h text:style-name="P10" text:outline-level="1">
<text:span text:style-name="T4">
Zelensky: Only a matter of time when we can restore a fair peace</text:span>
</text:h>
      <text:p text:style-name="P4">
Authors: Ukrinform (Person)</text:p>
      <text:p text:style-name="P4">
Publisher: Укринформ (Organization)</text:p>
      <text:p text:style-name="P4">
Published Time: 2023-05-09T22:04:00+03:00</text:p>
      <text:p text:style-name="P4">
Modified Time: 2023-05-09T22:04:00+03:00</text:p>
      <text:p text:style-name="P4">
Description: Only the question of the time when Ukrainians will be able to restore a fair peace for our part of Europe, for our country.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223" text:anchor-type="as-char" svg:width="6.9236in" svg:height="3.956343in" draw:z-index="0">
<draw:image xlink:href="../Images/yкринформ/2023-05-09T22-04-00-03-00/630_360_1682451261-591.jpeg" xlink:type="simple" xlink:show="embed" xlink:actuate="onLoad" draw:mime-type="image/jpeg"/>
</draw:frame>
Just a time when Ukrainians will be able to restore a fair peace for our part of Europe, for our country.</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www.youtube.com/watch" text:style-name="Internet_20_link" text:visited-style-name="Visited_20_Internet_20_Link">
</text:a>
</text:span>
</text:p>
      <text:p text:style-name="P4">
<text:span text:style-name="T4">
 I wish health, dear Ukrainians!</text:span>
</text:p>
      <text:p text:style-name="P4">
Today we have been able to see: when the state returned an honest history, the topouse of events becomes much sense.</text:p>
      <text:p text:style-name="P4">
Yesterday, May 8, Europe and the world mentioned the joint victory over aggression, and the surrender of that evil. And today, on May 9, we, along with all the free Europe, celebrating Europe's Day, honoring the achievements, which would be simple if it was not for the victory over Nazism. We would not have such an united Europe - Europe without aggression and revenge, Europe, which respects different culture, which overcomes disputes exclusively in the legal plane and which is proud of the variety on our continent.</text:p>
      <text:p text:style-name="P4">
The more people know the honest history that they will see more common in interior aggression of the twentieth and 21st centuries, the more they appreciate the sequence. Memorial and Victory Day over Nazism in World War II, and immediately behind it is the Day of Europe, Europe as a dream of a peaceful continent. And this is only a matter of time when we can restore a sustainable Is Right Peace for our part of Europe, for Ukraine. It is only a matter of time when the present aggressor loses how the aggressor that lost 78 years ago, when Russian Rewlets will be crushed by the courage of our soldiers by the taspilic force of the free world.</text:p>
      <text:p text:style-name="P4">
Today we celebrated Europe in Ukraine with Europe.</text:p>
      <text:p text:style-name="P4">
The visit of Ursula von Der Lyen, Mrs. President of the European Commission, was Ispolitic on this day, and very productive. We also discussed our defense - what we have to achieve and what we expect from partners. Discussion pressure on Russia, actively preparing with Europe the 11th sanction package against Russia. We discussed our political prospects in European integration. Of course, they also discussed an export dispute with our NSU neighbors. We need to overcome it in a clear spirit of the contractual base available between us.He met today with the communities of European universities - Britain, Sweden, France, Italy, Spain, Hungary and, of course, Ukrainian students. Victory.</text:p>
      <text:p text:style-name="P4">
There are next good news from partners. From what can be said in public: the Elena Defense Package from the United States. The total volume is 1 billion 200 million donors. Artillery, protection against rockets and drones of terrorists, other things to rein on our defenders and defenders. I thank the President of Biden, Congress - a way of parties - and every American family for its constant support and Za -American force that gives us strength.</text:p>
      <text:p text:style-name="P4">
We also work with other partners on additional defensive packages - we give new opportunities for our soldiers.</text:p>
      <text:p text:style-name="P4">
Special gratitude to the France's Parliament for today's decision to recognize the terrorist Russian pseud Private group "Wagner". This is what should be approved by the whole world - every manifestation of terrorism should be destroyed, and every terrorist is convicted.</text:p>
      <text:p text:style-name="P4">
And, of course, today, after the terrorist state has once again tried to get out of our people and once again lost to our defenders and defenders, I thank our air forces and all our soldiers of other troops who carry out air defense. Indeed!</text:p>
      <text:p text:style-name="P4">
<text:span text:style-name="T4">
 Glory to all who protect Ukraine and Ukrainians!Thank you all who help!</text:span>
</text:p>
      <text:p text:style-name="P4">
<text:span text:style-name="T4">
 Thank you all who together with us returns to Europe peace and justice!</text:span>
</text:p>
      <text:p text:style-name="P4">
<text:span text:style-name="T4">
Glory to Ukraine!</text:span>
</text:p>
      <text:p text:style-name="P4">
<text:span text:style-name="T5">
Foto: op</text:span>
</text:p>
      <text:p text:style-name="P4">
News Source: <text:a xlink:type="simple" xlink:href="https://www.ukrinform.ua/rubric-ato/3707040-zelenskij-lise-pitanna-casu-koli-mi-zmozemo-vidnoviti-spravedlivij-mir.html" text:style-name="Internet_20_link" text:visited-style-name="Visited_20_Internet_20_Link">
https://www.ukrinform.ua/rubric-ato/3707040-zelenskij-lise-pitanna-casu-koli-mi-zmozemo-vidnoviti-spravedlivij-mir.html</text:a>
</text:p>
      <!--NEWS-->
      <text:h text:style-name="P10" text:outline-level="1">
<text:span text:style-name="T4">
The Frontwar of the Ukrainian band The Hardkiss Yulia Sanina opened the first semi -final of Eurovision</text:span>
</text:h>
      <text:p text:style-name="P4">
Authors: Ukrinform (Person)</text:p>
      <text:p text:style-name="P4">
Publisher: Укринформ (Organization)</text:p>
      <text:p text:style-name="P4">
Published Time: 2023-05-09T22:07:00+03:00</text:p>
      <text:p text:style-name="P4">
Modified Time: 2023-05-09T22:07:00+03:00</text:p>
      <text:p text:style-name="P4">
Description: The Frontwar of the Ukrainian band The Hardkiss and the presenter of the show from Ukraine Yulia Sanina, under the stormy applause and blue-yellow colors, opened the first semi-final of Eurovision-2023 in Liverpole with Lighthouse "Lighthouse". - Ukrinform.</text:p>
      <text:p text:style-name="P4">
Images: ["<text:a xlink:type="simple" xlink:href="https://static.ukrinform.com/photos/2023_01/thumb_files/630_360_1675157588-354.png" text:style-name="Internet_20_link" text:visited-style-name="Visited_20_Internet_20_Link">
630_360_16751...</text:a>
", "<text:a xlink:type="simple" xlink:href="https://static.ukrinform.com/photos/2023_05/1683660920-901.jpg" text:style-name="Internet_20_link" text:visited-style-name="Visited_20_Internet_20_Link">
1683660920-90...</text:a>
", "<text:a xlink:type="simple" xlink:href="https://static.ukrinform.com/photos/2023_05/1683660920-419.jpg" text:style-name="Internet_20_link" text:visited-style-name="Visited_20_Internet_20_Link">
1683660920-41...</text:a>
"]</text:p>
      <text:p text:style-name="P4">
Tags: ['Британія', 'Євробачення', 'Концерт']</text:p>
      <text:p text:style-name="P4">
Type: Article</text:p>
      <!--METADATA-->
      <text:p text:style-name="P4">
<draw:frame draw:style-name="fr1" draw:name="Image224" text:anchor-type="as-char" svg:width="6.9236in" svg:height="3.930895in" draw:z-index="0">
<draw:image xlink:href="../Images/yкринформ/2023-05-09T22-07-00-03-00/630_360_1675157588-354.png" xlink:type="simple" xlink:show="embed" xlink:actuate="onLoad" draw:mime-type="image/png"/>
</draw:frame>
The Frontwumen of the Ukrainian band The Hardkiss and the presenter of the show from Ukraine, Yulia Sanina, bursting applause and blue-yellow colors opened the first semi-final-producing-2023 in Liverpole with the song "Lighthouse".</text:p>
      <text:p text:style-name="P4">
Her performance symbolizes the "merging of music" of two countries, reports correspondent.</text:p>
      <text:p text:style-name="P4">
“This year, Ukraine cannot take the West because of the war. Therefore, the United Kingdom, which took second place, has accepted the authority for us. This is the first time that the same is accepting on behalf of another country, and the beautiful Liverpool has accepted us with spreading arms, so thank you great, ”Sanina said from the stage.</text:p>
      <text:p text:style-name="P4">
<draw:frame draw:style-name="fr1" draw:name="Image225" text:anchor-type="as-char" svg:width="6.9236in" svg:height="5.805727in" draw:z-index="0">
<draw:image xlink:href="../Images/yкринформ/2023-05-09T22-07-00-03-00/1683660920-901.jpg" xlink:type="simple" xlink:show="embed" xlink:actuate="onLoad" draw:mime-type="image/jpeg"/>
</draw:frame>
<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It is worth noting that it is a unique Eurovision, because it takes place in Great Britain, but on behalf of Ukraine.</text:p>
      <text:p text:style-name="P4">
<draw:frame draw:style-name="fr1" draw:name="Image226" text:anchor-type="as-char" svg:width="6.9236in" svg:height="3.878498in" draw:z-index="0">
<draw:image xlink:href="../Images/yкринформ/2023-05-09T22-07-00-03-00/1683660920-419.jpg" xlink:type="simple" xlink:show="embed" xlink:actuate="onLoad" draw:mime-type="image/jpeg"/>
</draw:frame>
As reported by Ukrinform, <text:a xlink:type="simple" xlink:href="https://www.ukrinform.ua/rubric-culture/3706972-u-liverpuli-startuvav-persij-pivfinal-evrobacenna-2023.html" text:style-name="Internet_20_link" text:visited-style-name="Visited_20_Internet_20_Link">
</text:a>
.</text:p>
      <text:p text:style-name="P4">
The show takes place on the stage of Liverpool Arena, where there are 15 performers competing to the final competition today, Ukrinform reports with a reference to the Nayurovision Song Contest 2023.</text:p>
      <text:p text:style-name="P4">
Leaders of the show: Ukrainian singer and songwriter Yulia Sanina, British actress and singer Hanna Vedding, British rapper and dancer Aloshadixon.</text:p>
      <text:p text:style-name="P4">
Today, in the previously defined drawing, representatives of the 15 countries act.</text:p>
      <text:p text:style-name="P4">
The order of speeches:</text:p>
      <ul>
        <li>
Norway(ALESSANDRA with Queen of Kings Song)<text:span text:style-name="T5">
 Malta(The Busker, Dance(Our Own Party)</text:span>
 Serbia(Luke Black, I just sleep)<text:span text:style-name="T5">
 Latvia(Sudden Lights, Aijā)</text:span>
 Portugal(Mimicat, ai heart)<text:span text:style-name="T5">
 Ireland(Wild Youth, We Are One)</text:span>
 Croatia(Flight 3, mom ŠK!)<text:span text:style-name="T5">
 Switzerland(Remo Forrer, Watergun)</text:span>
 Israel(Noa Kirel, Unicorn)<text:span text:style-name="T5">
 Moldova(Pasha Parfeni, the Sun and the Moon)</text:span>
 Sweden(Lore, tattoo)<text:span text:style-name="T5">
 Azerbaijan(TuralTuranX, Tell Me More)</text:span>
 Czech Republic(Vesna, My Sister's Crown)<text:span text:style-name="T5">
 Netherlands(Mia Nicolai &amp; Dion Cooper, Burning Daylight)</text:span>
 Finland(Wrapper, cha cha cha))The second semifinals of the competition will take place on May 11, it will take part in 16 participants, 10 songs will be selected. The Grand Final will take place on May 13.Photo: BBC</li>
      </ul>
      <text:p text:style-name="P4">
News Source: <text:a xlink:type="simple" xlink:href="https://www.ukrinform.ua/rubric-culture/3707045-frontvumen-ukrainskogo-gurtu-the-hardkiss-ulia-sanina-vidkrila-persij-pivfinal-evrobacenna.html" text:style-name="Internet_20_link" text:visited-style-name="Visited_20_Internet_20_Link">
https://www.ukrinform.ua/rubric-culture/3707045-frontvumen-ukrainskogo-gurtu-the-hardkiss-ulia-sanina-vidkrila-persij-pivfinal-evrobacenna.html</text:a>
</text:p>
      <!--NEWS-->
      <text:h text:style-name="P10" text:outline-level="1">
<text:span text:style-name="T4">
The new assistance package of Ukraine is designed for the long term - Pentagon</text:span>
</text:h>
      <text:p text:style-name="P4">
Authors: Ukrinform (Person)</text:p>
      <text:p text:style-name="P4">
Publisher: Укринформ (Organization)</text:p>
      <text:p text:style-name="P4">
Published Time: 2023-05-09T22:11:00+03:00</text:p>
      <text:p text:style-name="P4">
Modified Time: 2023-05-09T22:11:00+03:00</text:p>
      <text:p text:style-name="P4">
Description: On Tuesday, a new military aid package for Ukraine worth $ 1.2 billion provides for the production of new weapons for the Armed Forces or receiving them from partner countries and will cover Ukraine's defensive needs in the long run.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Зброя', 'Війна з росією']</text:p>
      <text:p text:style-name="P4">
Type: Article</text:p>
      <!--METADATA-->
      <text:p text:style-name="P4">
<draw:frame draw:style-name="fr1" draw:name="Image227" text:anchor-type="as-char" svg:width="6.9236in" svg:height="3.956343in" draw:z-index="0">
<draw:image xlink:href="../Images/yкринформ/2023-05-09T22-11-00-03-00/630_360_1681170438-481.png" xlink:type="simple" xlink:show="embed" xlink:actuate="onLoad" draw:mime-type="image/png"/>
</draw:frame>
Announced Tuesday, a new military aid package for Ukraine worth $ 1.2 billion provides the production of new weapons for the Armed Forces or receiving them from partner countries and will cover Ukraine's defensive needs for long-term perpetrators.</text:p>
      <text:p text:style-name="P4">
This was stated on Tuesday during a press conference by the spokesman of the Ministry of Defense, General Patrick Ryder, reports his own correspondent of Ukrinform.</text:p>
      <text:p text:style-name="P4">
He explained that the new package is allocated within the limits of initiative to promote the safety of in Ukraine(After), which makes it possible to purchase weapons from chipartner manufacturers instead of withdrawing available stocks from the US Defense Ministry.</text:p>
      <text:p text:style-name="P4">
<text:span text:style-name="T4">
 Read also: </text:span>
 <text:a xlink:type="simple" xlink:href="https://www.ukrinform.ua/rubric-ato/3707040-zelenskij-lise-pitanna-casu-koli-mi-zmozemo-vidnoviti-spravedlivij-mir.html" text:style-name="Internet_20_link" text:visited-style-name="Visited_20_Internet_20_Link">
</text:a>
"So, the next step in this process will be to consider financing additional possibleness to meet the long-term needs of Ukraine," the US defense department said.</text:p>
      <text:p text:style-name="P4">
As reported by Ukrinform, on Tuesday the US Administration <text:a xlink:type="simple" xlink:href="https://www.ukrinform.ua/rubric-ato/3706891-ssa-vidilaut-ukraini-novij-paket-vijskovoi-dopomogi-na-sumu-12-milarda-pentagon.html" text:style-name="Internet_20_link" text:visited-style-name="Visited_20_Internet_20_Link">
</text:a>
In particular, to simulate its air defense and to meet the needs of the Armed Forces of the Vartilerian ammunition.</text:p>
      <text:p text:style-name="P4">
The package includes additional air defense systems and ammunition; Equipment for integration of western starting installations, rockets and radars with systems of air defense of Ukraine; ammunition to fight drones; 155 mm caliber artillery; services of commercial satellite shooting; Supporting, maintenance and support of Ukrainian fighters.</text:p>
      <text:p text:style-name="P4">
News Source: <text:a xlink:type="simple" xlink:href="https://www.ukrinform.ua/rubric-ato/3707041-novij-paket-dopomogi-ukraini-rozrahovanij-na-dovgostrokovu-perspektivu-pentagon.html" text:style-name="Internet_20_link" text:visited-style-name="Visited_20_Internet_20_Link">
https://www.ukrinform.ua/rubric-ato/3707041-novij-paket-dopomogi-ukraini-rozrahovanij-na-dovgostrokovu-perspektivu-pentagon.html</text:a>
</text:p>
      <!--NEWS-->
      <text:h text:style-name="P10" text:outline-level="1">
<text:span text:style-name="T4">
The President invited European students to join Ukraine's rebuilding</text:span>
</text:h>
      <text:p text:style-name="P4">
Authors: Ukrinform (Person)</text:p>
      <text:p text:style-name="P4">
Publisher: Укринформ (Organization)</text:p>
      <text:p text:style-name="P4">
Published Time: 2023-05-09T22:19:00+03:00</text:p>
      <text:p text:style-name="P4">
Modified Time: 2023-05-09T22:19:00+03:00</text:p>
      <text:p text:style-name="P4">
Description: Volodymyr Zelensky invited students of European universities to join the post -war reconstruction of Ukraine. - Ukrinform.</text:p>
      <text:p text:style-name="P4">
Images: ["<text:a xlink:type="simple" xlink:href="https://static.ukrinform.com/photos/2023_03/thumb_files/630_360_1677947352-436.jpg" text:style-name="Internet_20_link" text:visited-style-name="Visited_20_Internet_20_Link">
630_360_16779...</text:a>
"]</text:p>
      <text:p text:style-name="P4">
Tags: ['Україна', 'Студент', 'Зеленський', 'Відбудова']</text:p>
      <text:p text:style-name="P4">
Type: Article</text:p>
      <!--METADATA-->
      <text:p text:style-name="P4">
<draw:frame draw:style-name="fr1" draw:name="Image228" text:anchor-type="as-char" svg:width="6.9236in" svg:height="3.956343in" draw:z-index="0">
<draw:image xlink:href="../Images/yкринформ/2023-05-09T22-19-00-03-00/630_360_1677947352-436.jpg" xlink:type="simple" xlink:show="embed" xlink:actuate="onLoad" draw:mime-type="image/jpeg"/>
</draw:frame>
Volodymyrzelensky invited students of European universities to join the post -war development of Ukraine.</text:p>
      <text:p text:style-name="P4">
The Head of State said this when communicating with Euniwell Alliance European Universities, Ukrinform reports with reference to <text:a xlink:type="simple" xlink:href="https://www.president.gov.ua/news/zahist-i-svoboda-ce-pryamij-rezultat-smilivosti-volodimir-ze-82793" text:style-name="Internet_20_link" text:visited-style-name="Visited_20_Internet_20_Link">
</text:a>
Heads of State.</text:p>
      <text:p text:style-name="P4">
According to Zelensky, after the end of the war, Ukraine - a future full member of the EU - will require reconstruction, as many cities and public were resolved as a result of hostilities.</text:p>
      <text:p text:style-name="P4">
"For all this will need help: in work, in development, to the contribution of Ukraine. Therefore, we invite energetic people, students with their ideas, with our knowledge to Ukraine to restore our country," said the president.</text:p>
      <text:p text:style-name="P4">
He stressed that the war should end with the withdrawal of Russian troops, and becomes invaded to a frozen conflict in Europe. According to him, Ukrainians have been defending European values with Russia, so Ukraine can be considered as a democratic world.</text:p>
      <text:p text:style-name="P4">
<text:span text:style-name="T4">
 Read also: </text:span>
 <text:a xlink:type="simple" xlink:href="https://www.ukrinform.ua/rubric-society/3707039-zelenskij-vistupiv-pered-studentami-alansu-evropejskih-universitetiv-euniwell.html" text:style-name="Internet_20_link" text:visited-style-name="Visited_20_Internet_20_Link">
<text:span text:style-name="T4">
 student </text:span>
</text:a>
"Ukraine is a wall between absolute autocratia and democracy. And therefore the Mipovin stand. In order to be in the future to be truly a support for powerful Tazazazauzauzau.(https://www.ukrinform.ua/tag-zelenskij).</text:p>
      <text:p text:style-name="P4">
The president emphasized that Ukrainians will cope on the battlefield. At the same time, calling for their societies and political leaders to be called for unity in the help and support of Ukraine.</text:p>
      <text:p text:style-name="P4">
"If sanctions against Russia are powerful, if you transfer weapons, it is a non -liberation, if you help Ukraine in protecting in the information space - then one hundred percent," the head of state said.</text:p>
      <text:p text:style-name="P4">
<text:span text:style-name="T4">
 Read also: </text:span>
 <text:a xlink:type="simple" xlink:href="https://www.ukrinform.ua/rubric-ato/3707040-zelenskij-lise-pitanna-casu-koli-mi-zmozemo-vidnoviti-spravedlivij-mir.html" text:style-name="Internet_20_link" text:visited-style-name="Visited_20_Internet_20_Link">
<text:span text:style-name="T4">
 Zelensky </text:span>
</text:a>
The Head of State congratulated all those present on Europe Day and invited the next year to celebrate this day in a peaceful Ukraine.</text:p>
      <text:p text:style-name="P4">
As it was reported, the event was held on the initiative of the Taras Shevchenko National University within the Euniwell Alliance, which brings together 11 universities in Europe, where 337 thousand students study.</text:p>
      <text:p text:style-name="P4">
<text:span text:style-name="T5">
Foto: op</text:span>
</text:p>
      <text:p text:style-name="P4">
News Source: <text:a xlink:type="simple" xlink:href="https://www.ukrinform.ua/rubric-vidbudova/3707042-zelenskij-zaprosiv-evropejskih-studentiv-dolucitisa-do-vidbudovi-ukraini.html" text:style-name="Internet_20_link" text:visited-style-name="Visited_20_Internet_20_Link">
https://www.ukrinform.ua/rubric-vidbudova/3707042-zelenskij-zaprosiv-evropejskih-studentiv-dolucitisa-do-vidbudovi-ukraini.html</text:a>
</text:p>
      <!--NEWS-->
      <text:h text:style-name="P10" text:outline-level="1">
<text:span text:style-name="T4">
In Mariupol, the army of the Russian Federation destroyed more than 1100 houses - the City Council</text:span>
</text:h>
      <text:p text:style-name="P4">
Authors: Ukrinform (Person)</text:p>
      <text:p text:style-name="P4">
Publisher: Укринформ (Organization)</text:p>
      <text:p text:style-name="P4">
Published Time: 2023-05-09T22:25:00+03:00</text:p>
      <text:p text:style-name="P4">
Modified Time: 2023-05-09T22:25:00+03:00</text:p>
      <text:p text:style-name="P4">
Description: In the captured Mariupol, since the beginning of a full -scale invasion of the Russian army has damaged 2208 houses, of which 50% have destroyed and almost 300 houses have already demolished. The plans include dismantling another 700 homes.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Будинок', 'Маріуполь', 'Міськрада']</text:p>
      <text:p text:style-name="P4">
Type: Article</text:p>
      <!--METADATA-->
      <text:p text:style-name="P4">
<draw:frame draw:style-name="fr1" draw:name="Image229" text:anchor-type="as-char" svg:width="6.9236in" svg:height="3.956343in" draw:z-index="0">
<draw:image xlink:href="../Images/yкринформ/2023-05-09T22-25-00-03-00/630_360_1680546247-363.jpg" xlink:type="simple" xlink:show="embed" xlink:actuate="onLoad" draw:mime-type="image/jpeg"/>
</draw:frame>
Since the beginning of the full -scale invasion of the Russian army, the imprisoned Mariupol has damaged 2208 houses, of which 50% have destroyed and almost 300 homes have already demolished. The plans are to demonstrate another 700 homes.</text:p>
      <text:p text:style-name="P4">
As Ukrinform reports, about it in <text:a xlink:type="simple" xlink:href="https://t.me/mariupolrada/14076" text:style-name="Internet_20_link" text:visited-style-name="Visited_20_Internet_20_Link">
</text:a>
The reporting city council with reference to the mayor Vadim Boychenko.</text:p>
      <text:p text:style-name="P4">
“From the beginning of a full -scale invasion, Russian invaders have damaged 2208 buildings in Mariupol. Of these, 50% were destroyed. Now they wear them out, leaving the cottages and breasts of stones. Nearly 300 homes have already been dismantled, and still plans to demolish about 700 homes, ”the mayor said.</text:p>
      <text:p text:style-name="P4">
<text:span text:style-name="T4">
 Read also: </text:span>
 <text:a xlink:type="simple" xlink:href="https://www.ukrinform.ua/rubric-regions/3706878-u-mariupoli-vivisili-prapor-ukraini-na-zrujnovanij-rosianami-budivli-palacu-kulturi.html" text:style-name="Internet_20_link" text:visited-style-name="Visited_20_Internet_20_Link">
<text:span text:style-name="T4">
 Mariupol </text:span>
</text:a>
The City Council emphasized that today the demolition of Umariupoli's homes is one way to hide their crimes, but as if they would be unmanageable, and punishment will be for every military criminal.</text:p>
      <text:p text:style-name="P4">
It was reported that Russia's aggression has caused one of the largest humanitarian catastrophes in Mariupol. The city is almost 90% destroyed as a result of hostility. Damaged and destroyed residential buildings, hospitals, schools, kindergartens.</text:p>
      <text:p text:style-name="P4">
Currently, more than 100,000 inhabitants remain in the city. The invaders are forced to receive Russian passports, especially state employees.</text:p>
      <text:p text:style-name="P4">
<text:span text:style-name="T4">
 Read also: </text:span>
 <text:a xlink:type="simple" xlink:href="https://www.ukrinform.ua/rubric-ato/3706538-zagarbniki-pocali-mobilizaciu-budzetnikiv-u-mariupoli.html" text:style-name="Internet_20_link" text:visited-style-name="Visited_20_Internet_20_Link">
<text:span text:style-name="T4">
 Mariupol </text:span>
</text:a>
Mariupol and surrounding settlements are transformed by the invaders into a Russian army's military-logistics hub.</text:p>
      <text:p text:style-name="P4">
News Source: <text:a xlink:type="simple" xlink:href="https://www.ukrinform.ua/rubric-regions/3706980-u-mariupoli-armia-rf-znisila-ponad-1100-budinkiv-miskrada.html" text:style-name="Internet_20_link" text:visited-style-name="Visited_20_Internet_20_Link">
https://www.ukrinform.ua/rubric-regions/3706980-u-mariupoli-armia-rf-znisila-ponad-1100-budinkiv-miskrada.html</text:a>
</text:p>
      <!--NEWS-->
      <text:h text:style-name="P10" text:outline-level="1">
<text:span text:style-name="T4">
Zelensky thanked the French Parliament for recognition of Wagner PEC terrorists</text:span>
</text:h>
      <text:p text:style-name="P4">
Authors: Ukrinform (Person)</text:p>
      <text:p text:style-name="P4">
Publisher: Укринформ (Organization)</text:p>
      <text:p text:style-name="P4">
Published Time: 2023-05-09T22:34:00+03:00</text:p>
      <text:p text:style-name="P4">
Modified Time: 2023-05-09T22:34:00+03:00</text:p>
      <text:p text:style-name="P4">
Description: The French Parliament recognized a private military company Wagner by terrorists. - Ukrinform.</text:p>
      <text:p text:style-name="P4">
Images: ["<text:a xlink:type="simple" xlink:href="https://static.ukrinform.com/photos/2023_05/thumb_files/630_360_1683661262-371.jpeg" text:style-name="Internet_20_link" text:visited-style-name="Visited_20_Internet_20_Link">
630_360_16836...</text:a>
"]</text:p>
      <text:p text:style-name="P4">
Tags: ['Франція', 'США', 'ПВК "Вагнера"', 'Зеленський']</text:p>
      <text:p text:style-name="P4">
Type: Article</text:p>
      <!--METADATA-->
      <text:p text:style-name="P4">
<draw:frame draw:style-name="fr1" draw:name="Image230" text:anchor-type="as-char" svg:width="6.9236in" svg:height="3.956343in" draw:z-index="0">
<draw:image xlink:href="../Images/yкринформ/2023-05-09T22-34-00-03-00/630_360_1683661262-371.jpeg" xlink:type="simple" xlink:show="embed" xlink:actuate="onLoad" draw:mime-type="image/jpeg"/>
</draw:frame>
Parliamentfranium recognized a private military company Wagner.</text:p>
      <text:p text:style-name="P4">
This was reported by President of Ukraine Volodymyr Zelenskyy during <text:a xlink:type="simple" xlink:href="https://www.facebook.com/watch/" text:style-name="Internet_20_link" text:visited-style-name="Visited_20_Internet_20_Link">
</text:a>
At the end of the 440th day.</text:p>
      <text:p text:style-name="P4">
He also expressed his gratitude to the French Parliament for this decision to recognize the terrorist "Russian pseudious group" Wagner ".</text:p>
      <text:p text:style-name="P4">
<text:span text:style-name="T4">
 Read also: </text:span>
 <text:a xlink:type="simple" xlink:href="https://www.ukrinform.ua/rubric-ato/3707040-zelenskij-lise-pitanna-casu-koli-mi-zmozemo-vidnoviti-spravedlivij-mir.html" text:style-name="Internet_20_link" text:visited-style-name="Visited_20_Internet_20_Link">
<text:span text:style-name="T4">
 Zelensky </text:span>
</text:a>
"This is what must be approved by the world - every manifestation of terrorism should be published, and every terrorist is convicted," he stressed.</text:p>
      <text:p text:style-name="P4">
He also thanked the US for a new defense package.</text:p>
      <text:p text:style-name="P4">
"There are next good news from partners. From what can be said in public: the Elena Defense Package from the United States. The total volume is 1 billion 200 million. Artillery, defense against rockets and drones of terrorists, other things to rein on our defenders and defenders. Biden, Congress is a way of parties - and every American family for unchanged support and Za -American force that gives us strength, "he said.</text:p>
      <text:p text:style-name="P4">
<text:span text:style-name="T4">
 Read also: </text:span>
 <text:a xlink:type="simple" xlink:href="https://www.ukrinform.ua/rubric-ato/3706891-ssa-vidilaut-ukraini-novij-paket-vijskovoi-dopomogi-na-sumu-12-milarda-pentagon.html" text:style-name="Internet_20_link" text:visited-style-name="Visited_20_Internet_20_Link">
<text:span text:style-name="T4">
 Package </text:span>
</text:a>
At the same time, Zelensky noted that negotiations with other partners with additional defensive packages that will provide new opportunities for the Armed Forces.</text:p>
      <text:p text:style-name="P4">
According to Ukrinform, during a joint briefing with the head of the European Commission Ursula von Der Lyen in Kiev, Zelensky said the EU would provide a million shells for artillery.</text:p>
      <text:p text:style-name="P4">
Photo: op</text:p>
      <text:p text:style-name="P4">
News Source: <text:a xlink:type="simple" xlink:href="https://www.ukrinform.ua/rubric-ato/3707046-zelenskij-podakuvav-parlamentu-francii-za-viznanna-pvk-vagner-teroristami.html" text:style-name="Internet_20_link" text:visited-style-name="Visited_20_Internet_20_Link">
https://www.ukrinform.ua/rubric-ato/3707046-zelenskij-podakuvav-parlamentu-francii-za-viznanna-pvk-vagner-teroristami.html</text:a>
</text:p>
      <!--NEWS-->
      <text:h text:style-name="P10" text:outline-level="1">
<text:span text:style-name="T4">
Yastremskaya will play with the Russian at the base of the tournament in Rome</text:span>
</text:h>
      <text:p text:style-name="P4">
Authors: Ukrinform (Person)</text:p>
      <text:p text:style-name="P4">
Publisher: Укринформ (Organization)</text:p>
      <text:p text:style-name="P4">
Published Time: 2023-05-09T22:44:00+03:00</text:p>
      <text:p text:style-name="P4">
Modified Time: 2023-05-09T22:44:00+03:00</text:p>
      <text:p text:style-name="P4">
Description: The Ukrainian tennis player received the first rival, after successful qualification. - Ukrinform.</text:p>
      <text:p text:style-name="P4">
Images: ["<text:a xlink:type="simple" xlink:href="https://static.ukrinform.com/photos/2023_05/thumb_files/630_360_1683661412-772.jpg" text:style-name="Internet_20_link" text:visited-style-name="Visited_20_Internet_20_Link">
630_360_16836...</text:a>
"]</text:p>
      <text:p text:style-name="P4">
Tags: ['Теніс', 'Даяна Ястремська']</text:p>
      <text:p text:style-name="P4">
Type: Article</text:p>
      <!--METADATA-->
      <text:p text:style-name="P4">
<draw:frame draw:style-name="fr1" draw:name="Image231" text:anchor-type="as-char" svg:width="6.9236in" svg:height="3.956343in" draw:z-index="0">
<draw:image xlink:href="../Images/yкринформ/2023-05-09T22-44-00-03-00/630_360_1683661412-772.jpg" xlink:type="simple" xlink:show="embed" xlink:actuate="onLoad" draw:mime-type="image/jpeg"/>
</draw:frame>
The Ukrainian one received the first rival, after successful qualification.</text:p>
      <text:p text:style-name="P4">
In the first round of the main grid of the soil tournament of the WTA 1000 series in Rome Dayanastremskaya(WTA 158)will play against Anna Kalinsk's Russian(WTA 57), <text:a xlink:type="simple" xlink:href="https://btu.org.ua/ua/news/ukrainskiy-tennis/44926-rim-yastremska-zigraye-proti-nejtralnoyi-tenisistki-v-pershomu-koli-osnovnoyi-sitki.html" text:style-name="Internet_20_link" text:visited-style-name="Visited_20_Internet_20_Link">
</text:a>
BTU, Ukrinform reports.</text:p>
      <text:p text:style-name="P4">
The match will take place tomorrow, May 10, the last launch at the court # 1. Oriented time of the match - 17:00 for Kiev.</text:p>
      <text:p text:style-name="P4">
The tennis players used to play with each other four times and won two victories. Three matches took place on the ground in 2016-2017 and there were twice stronger.</text:p>
      <text:p text:style-name="P4">
<text:span text:style-name="T4">
 Read also: </text:span>
 <text:a xlink:type="simple" xlink:href="https://www.ukrinform.ua/rubric-sports/3706978-astremska-vigrala-final-kvalifikacii-i-vistupit-na-turniri-wta-v-rimi.html" text:style-name="Internet_20_link" text:visited-style-name="Visited_20_Internet_20_Link">
<text:span text:style-name="T4">
 Yastremskaya </text:span>
</text:a>
As reported by Ukrinform, Yastremskaya in Rome successfully overcome the qualification, beating Leolia Jeanjan and Rebecca Masarov.</text:p>
      <text:p text:style-name="P4">
Photo: btu.org.ua</text:p>
      <text:p text:style-name="P4">
News Source: <text:a xlink:type="simple" xlink:href="https://www.ukrinform.ua/rubric-sports/3707047-astremska-zigrae-z-rosiankou-v-osnovi-turniru-u-rimi.html" text:style-name="Internet_20_link" text:visited-style-name="Visited_20_Internet_20_Link">
https://www.ukrinform.ua/rubric-sports/3707047-astremska-zigrae-z-rosiankou-v-osnovi-turniru-u-rimi.html</text:a>
</text:p>
      <!--NEWS-->
      <text:h text:style-name="P10" text:outline-level="1">
<text:span text:style-name="T4">
FBI has disposed of the Snake Narchable Programs used by the Russian FSB</text:span>
</text:h>
      <text:p text:style-name="P4">
Authors: Ukrinform (Person)</text:p>
      <text:p text:style-name="P4">
Publisher: Укринформ (Organization)</text:p>
      <text:p text:style-name="P4">
Published Time: 2023-05-09T22:45:00+03:00</text:p>
      <text:p text:style-name="P4">
Modified Time: 2023-05-09T22:45:00+03:00</text:p>
      <text:p text:style-name="P4">
Description: The Federal Bureau of Investigation (FBI) of the United States found and neutralized a package of harmful programs called "Snake" used in the Federal Security Service (FSB) of the Russian Federation. - Ukrinform.</text:p>
      <text:p text:style-name="P4">
Images: ["<text:a xlink:type="simple" xlink:href="https://static.ukrinform.com/photos/2022_11/thumb_files/630_360_1669824895-205.jpg" text:style-name="Internet_20_link" text:visited-style-name="Visited_20_Internet_20_Link">
630_360_16698...</text:a>
"]</text:p>
      <text:p text:style-name="P4">
Tags: ['ФБР', 'фсб рф', 'Хакери']</text:p>
      <text:p text:style-name="P4">
Type: Article</text:p>
      <!--METADATA-->
      <text:p text:style-name="P4">
<draw:frame draw:style-name="fr1" draw:name="Image232" text:anchor-type="as-char" svg:width="6.9236in" svg:height="3.956343in" draw:z-index="0">
<draw:image xlink:href="../Images/yкринформ/2023-05-09T22-45-00-03-00/630_360_1669824895-205.jpg" xlink:type="simple" xlink:show="embed" xlink:actuate="onLoad" draw:mime-type="image/jpeg"/>
</draw:frame>
Federal Bureau of Investigations(FBI)The US has discovered and neutralized a package(FSB)Russian Federation.</text:p>
      <text:p text:style-name="P4">
About it reports <text:a xlink:type="simple" xlink:href="https://www.justice.gov/opa/pr/justice-department-announces-court-authorized-disruption-snake-malware-network-controlled" text:style-name="Internet_20_link" text:visited-style-name="Visited_20_Internet_20_Link">
</text:a>
, reports Ukrinform.</text:p>
      <text:p text:style-name="P4">
"The operation under the code name" Medusa "has been completed regarding the violation of the global single -early network of computers compromised by complex harmful programs called" Snake ", - the message reads.</text:p>
      <text:p text:style-name="P4">
<text:span text:style-name="T4">
 Read also: </text:span>
 <text:a xlink:type="simple" xlink:href="https://www.ukrinform.ua/rubric-ato/3700816-fbr-spivpracue-z-amerikanskimi-kompaniami-dla-zboru-dokaziv-voennih-zlociniv-v-ukraini.html" text:style-name="Internet_20_link" text:visited-style-name="Visited_20_Internet_20_Link">
<text:span text:style-name="T4">
 FBI </text:span>
</text:a>
It is noted that the US government authors "Snake" by employees of the Center of the Center of the 16 Federal Security Service of Russia.</text:p>
      <text:p text:style-name="P4">
"For almost 20 years, this unit has used the versions of the harmful software" Snake "to theft of confidential documents from hundreds of computer systems at least in 50 countries that are part of NATO," the department said.</text:p>
      <text:p text:style-name="P4">
It is about the data of members of NATO governments, journalists and other objects that are of interest to Russia.</text:p>
      <text:p text:style-name="P4">
<text:span text:style-name="T4">
 Read also: </text:span>
 <text:a xlink:type="simple" xlink:href="https://www.ukrinform.ua/rubric-economy/3703589-ukrainski-pravoohoronci-ta-fbr-likviduvali-devat-servisiv-obminu-kriptovaluti.html" text:style-name="Internet_20_link" text:visited-style-name="Visited_20_Internet_20_Link">
<text:span text:style-name="T4">
 FBI </text:span>
</text:a>
The New York Branch of the FBI, the FBI Cyber Formation, the US Prosecutor's Office from the Eastern District of New York and the Department of Contelliation and Export Control of National Security Management were destroyed.</text:p>
      <text:p text:style-name="P4">
According to Ukrinform, Russian hackers have disabled the site of the French seven.</text:p>
      <text:p text:style-name="P4">
Photo: Shutterstock/Militarist</text:p>
      <text:p text:style-name="P4">
News Source: <text:a xlink:type="simple" xlink:href="https://www.ukrinform.ua/rubric-world/3707049-fbr-zneskodila-merezu-skidlivih-program-snake-aki-vikoristovue-rosijska-fsb.html" text:style-name="Internet_20_link" text:visited-style-name="Visited_20_Internet_20_Link">
https://www.ukrinform.ua/rubric-world/3707049-fbr-zneskodila-merezu-skidlivih-program-snake-aki-vikoristovue-rosijska-fsb.html</text:a>
</text:p>
      <!--NEWS-->
      <text:h text:style-name="P10" text:outline-level="1">
<text:span text:style-name="T4">
Export dispute with the EU will be resolved within the current contractual base - President</text:span>
</text:h>
      <text:p text:style-name="P4">
Authors: Ukrinform (Person)</text:p>
      <text:p text:style-name="P4">
Publisher: Укринформ (Organization)</text:p>
      <text:p text:style-name="P4">
Published Time: 2023-05-09T22:52:00+03:00</text:p>
      <text:p text:style-name="P4">
Modified Time: 2023-05-09T22:52:00+03:00</text:p>
      <text:p text:style-name="P4">
Description: President of Ukraine Volodymyr Zelensky and the head of the European Commission Ursula von Der Liaan discussed an export dispute between Ukraine and a number of EU countries. - Ukrinform.</text:p>
      <text:p text:style-name="P4">
Images: ["<text:a xlink:type="simple" xlink:href="https://static.ukrinform.com/photos/2023_05/thumb_files/630_360_1683632260-653.jpg" text:style-name="Internet_20_link" text:visited-style-name="Visited_20_Internet_20_Link">
630_360_16836...</text:a>
"]</text:p>
      <text:p text:style-name="P4">
Tags: ['Економіка', 'Експорт', 'Євросоюз', 'Торгівля', 'Зеленський', 'Фон дер Ляєн']</text:p>
      <text:p text:style-name="P4">
Type: Article</text:p>
      <!--METADATA-->
      <text:p text:style-name="P4">
<draw:frame draw:style-name="fr1" draw:name="Image233" text:anchor-type="as-char" svg:width="6.9236in" svg:height="3.956343in" draw:z-index="0">
<draw:image xlink:href="../Images/yкринформ/2023-05-09T22-52-00-03-00/630_360_1683632260-653.jpg" xlink:type="simple" xlink:show="embed" xlink:actuate="onLoad" draw:mime-type="image/jpeg"/>
</draw:frame>
President of Ukraine Volodymyr Zelensky and the head of the European Commission Ursula Fon Derlyan discussed an export dispute between Ukraine and a number of EU countries.</text:p>
      <text:p text:style-name="P4">
This was reported by Volodymyr Zelenskyy during <text:a xlink:type="simple" xlink:href="https://www.youtube.com/watch" text:style-name="Internet_20_link" text:visited-style-name="Visited_20_Internet_20_Link">
</text:a>
At the end of the 440th day of the war.</text:p>
      <text:p text:style-name="P4">
"Visit Ursula von der Lyen, Mrs. President of the European Commission, was Ispolitic on this day, and very productive ... Of course, we discussed the IXport dispute with our neighbors in the EU. We have to overcome it in a clear duplicate between us President.</text:p>
      <text:p text:style-name="P4">
<text:span text:style-name="T5">
Viso: <text:a xlink:type="simple" xlink:href="https://t.me/OP_UA/9464" text:style-name="Internet_20_link" text:visited-style-name="Visited_20_Internet_20_Link">
</text:a>
</text:span>
</text:p>
      <text:p text:style-name="P4">
Zelensky noted that the parties also raised the issue of sanction pressure peoples, preparation of the 11th package <text:a xlink:type="simple" xlink:href="https://www.ukrinform.ua/tag-sankcii" text:style-name="Internet_20_link" text:visited-style-name="Visited_20_Internet_20_Link">
</text:a>
Apostrf. At the same time, Ukraine has covered its achievements on the battlefield and articulating from partners in the field of defense. Ukraine's political prospects for European integration were also completed during the meeting.</text:p>
      <text:p text:style-name="P4">
<text:span text:style-name="T4">
 Read also: </text:span>
 <text:a xlink:type="simple" xlink:href="https://www.ukrinform.ua/rubric-economy/3706889-smigal-obgovoriv-z-fon-der-laen-eksport-ukrainskoi-agroprodukcii-do-es.html" text:style-name="Internet_20_link" text:visited-style-name="Visited_20_Internet_20_Link">
<text:span text:style-name="T4">
 Export </text:span>
</text:a>
The Head of State expressed gratitude to the head of the European Commission and for the participation of the entire meeting on the occasion of the creation of a tribunal on the crime of aggression of Russian opposite Ukraine.</text:p>
      <text:p text:style-name="P4">
"In total, 37 participants of the meeting - states and international institutions. Appealed to the participants, urged to move without stops on the way to the full responsibility of the aggressor," the President summarized.</text:p>
      <text:p text:style-name="P4">
As reported by Ukrinform, Ukraine expects that the European Union will in the near future approve the 11th sanctional package for the Russian Federation, which contains a processing against the nuclear industry of the terrorist state.</text:p>
      <text:p text:style-name="P4">
News Source: <text:a xlink:type="simple" xlink:href="https://www.ukrinform.ua/rubric-economy/3707048-eksportna-superecka-z-es-virisitsa-u-mezah-cinnoi-dogovirnoi-bazi-prezident.html" text:style-name="Internet_20_link" text:visited-style-name="Visited_20_Internet_20_Link">
https://www.ukrinform.ua/rubric-economy/3707048-eksportna-superecka-z-es-virisitsa-u-mezah-cinnoi-dogovirnoi-bazi-prezident.html</text:a>
</text:p>
      <!--NEWS-->
      <text:h text:style-name="P10" text:outline-level="1">
<text:span text:style-name="T4">
Defense forces in Donetsk destroyed the rb of Russians</text:span>
</text:h>
      <text:p text:style-name="P4">
Authors: Ukrinform (Person)</text:p>
      <text:p text:style-name="P4">
Publisher: Укринформ (Organization)</text:p>
      <text:p text:style-name="P4">
Published Time: 2023-05-09T23:00:39+03:00</text:p>
      <text:p text:style-name="P4">
Modified Time: 2023-05-09T23:00:39+03:00</text:p>
      <text:p text:style-name="P4">
Description: In the Donetsk region, Ukrainian defenders with the help of air intelligence destroyed the remedy of electronic struggle of Russian troops. - Ukrinform.</text:p>
      <text:p text:style-name="P4">
Images: ["<text:a xlink:type="simple" xlink:href="https://static.ukrinform.com/photos/2023_05/thumb_files/630_360_1683662375-929.jpg" text:style-name="Internet_20_link" text:visited-style-name="Visited_20_Internet_20_Link">
630_360_16836...</text:a>
"]</text:p>
      <text:p text:style-name="P4">
Tags: ['Прикордонники', 'Війна з росією']</text:p>
      <text:p text:style-name="P4">
Type: Article</text:p>
      <!--METADATA-->
      <text:p text:style-name="P4">
<draw:frame draw:style-name="fr1" draw:name="Image234" text:anchor-type="as-char" svg:width="6.9236in" svg:height="3.956343in" draw:z-index="0">
<draw:image xlink:href="../Images/yкринформ/2023-05-09T23-00-39-03-00/630_360_1683662375-929.jpg" xlink:type="simple" xlink:show="embed" xlink:actuate="onLoad" draw:mime-type="image/jpeg"/>
</draw:frame>
In the Udantian region, Ukrainian defenders with the help of air intelligence destroyed the means of radiolectronic struggle of Russian troops.</text:p>
      <text:p text:style-name="P4">
As Ukrinform reports, this has reported <text:a xlink:type="simple" xlink:href="https://dpsu.gov.ua/ua/news/%20video%20-na-donechchini-prikordonniki-dopomogli-znishchiti-vorozhiy-zasib-reb/" text:style-name="Internet_20_link" text:visited-style-name="Visited_20_Internet_20_Link">
</text:a>
by publishing the appropriate video.</text:p>
      <text:p text:style-name="P4">
The border guards with the help of a drone found positions, location of the tool and the movement of enemy infantry, and then transmitted the coordinates of the artillery unit of one of the brigades of the Armed Forces of Ukraine online.</text:p>
      <text:p text:style-name="P4">
<text:span text:style-name="T4">
 Read also: </text:span>
 <text:a xlink:type="simple" xlink:href="https://www.ukrinform.ua/rubric-ato/3707003-na-tavrijskomu-napramku-rosiani-22-razi-bezrezultatno-atakuvali-pozicii-zsu.html" text:style-name="Internet_20_link" text:visited-style-name="Visited_20_Internet_20_Link">
</text:a>
As a result of the fire under the adjustment of the DPSU fighters, the Khitudes were eliminated.</text:p>
      <text:p text:style-name="P4">
As reported by Ukrinform, as of May 9, in the full -scale war, Russia has lost more than 195 thousand of its military units of equipment in the war.</text:p>
      <text:p text:style-name="P4">
Photo illustrative</text:p>
      <text:p text:style-name="P4">
News Source: <text:a xlink:type="simple" xlink:href="https://www.ukrinform.ua/rubric-ato/3707051-sili-oboroni-na-doneccini-znisili-reb-rosian.html" text:style-name="Internet_20_link" text:visited-style-name="Visited_20_Internet_20_Link">
https://www.ukrinform.ua/rubric-ato/3707051-sili-oboroni-na-doneccini-znisili-reb-rosian.html</text:a>
</text:p>
      <!--NEWS-->
      <text:h text:style-name="P10" text:outline-level="1">
<text:span text:style-name="T4">
Zelensky: Without a victory over Nazism on May 8 would not have been Europe's day</text:span>
</text:h>
      <text:p text:style-name="P4">
Authors: Ukrinform (Person)</text:p>
      <text:p text:style-name="P4">
Publisher: Укринформ (Organization)</text:p>
      <text:p text:style-name="P4">
Published Time: 2023-05-09T23:06:00+03:00</text:p>
      <text:p text:style-name="P4">
Modified Time: 2023-05-09T23:06:00+03:00</text:p>
      <text:p text:style-name="P4">
Description: From now on, a honest sequence of historical events has been established in Ukraine: without the victory over Nazism on May 8, there would be no Day of Europe on May 9. - Ukrinform.</text:p>
      <text:p text:style-name="P4">
Images: ["<text:a xlink:type="simple" xlink:href="https://static.ukrinform.com/photos/2023_04/thumb_files/630_360_1680700465-123.jpg" text:style-name="Internet_20_link" text:visited-style-name="Visited_20_Internet_20_Link">
630_360_16807...</text:a>
"]</text:p>
      <text:p text:style-name="P4">
Tags: ['Друга світова', 'Україна', 'День Європи ',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5-09T23-06-00-03-00/630_360_1680700465-123.jpg" xlink:type="simple" xlink:show="embed" xlink:actuate="onLoad" draw:mime-type="image/jpeg"/>
</draw:frame>
From now on, a honest sequence of historical events has been established in Ukraine: there would be no day on Nazism on May 8, Europe.</text:p>
      <text:p text:style-name="P4">
This was emphasized by Volodymyr Zelenskyy during <text:a xlink:type="simple" xlink:href="https://www.youtube.com/watch" text:style-name="Internet_20_link" text:visited-style-name="Visited_20_Internet_20_Link">
</text:a>
At the end of the 440th day of the war.</text:p>
      <text:p text:style-name="P4">
"Yesterday, May 8, Europe and the world mentioned a common victory over aggression, about the surrender Nazism. We would not have such an united Europe - Europe without aggression and revenge, Europe, which respects different culture, which overcomes disputes exclusively in the legal plane and which is proud of a variety on our continent, "the President said.</text:p>
      <text:p text:style-name="P4">
According to him, more people will know the honest history and see the common aggression of the twentieth and 21st centuries, they will appreciate the sequence more.</text:p>
      <text:p text:style-name="P4">
"Memorial and Victory Day over Nazism in World War II, and immediately by the Swim - <text:a xlink:type="simple" xlink:href="https://www.ukrinform.ua/tag-den-evropi" text:style-name="Internet_20_link" text:visited-style-name="Visited_20_Internet_20_Link">
</text:a>
, Europe as a realized miracle continent. And this is only a matter of time when we can restore and just peace for our part of Europe, for Ukraine, " - said.</text:p>
      <text:p text:style-name="P4">
<text:span text:style-name="T4">
 Read also: </text:span>
 <text:a xlink:type="simple" xlink:href="https://www.ukrinform.ua/rubric-world/3707015-den-evropi-osoblivij-ukrainskij.html" text:style-name="Internet_20_link" text:visited-style-name="Visited_20_Internet_20_Link">
<text:span text:style-name="T4">
 day </text:span>
 <text:span text:style-name="T4">
 </text:span>
 Europe **</text:a>
The head of state emphasized that the loss of the present aggressor is a matter of time, and Russian revenge will be crushed by the courage of our soldiers and a common force of the free world. The President also expressed gratitude to the soldiers who invite the victory, in particular, to the Air Force fighters who reflect Russian attacks from the sky.</text:p>
      <text:p text:style-name="P4">
As reported by Ukrinform, Volodymyr Zelenskyy signed Decree No. 266/2023, according to which May 9 <text:a xlink:type="simple" xlink:href="http://www.ukrinform.ua/rubric-society/3706138-ukraina-soricno-9-travna-vidznacatime-den-evropi-ukaz-prezidenta.html" text:style-name="Internet_20_link" text:visited-style-name="Visited_20_Internet_20_Link">
</text:a>
. Earlier, the day was celebrated on the third Saturday of May.</text:p>
      <text:p text:style-name="P4">
President also <text:a xlink:type="simple" xlink:href="http://www.ukrinform.ua/rubric-polytics/3706137-zelenskij-proponue-vidznacati-den-pamati-ta-peremogi-nad-nacizmom-8-travna.html" text:style-name="Internet_20_link" text:visited-style-name="Visited_20_Internet_20_Link">
</text:a>
The Bill of Memorial and Victory over Nazism of the World War War.</text:p>
      <text:p text:style-name="P4">
<text:span text:style-name="T5">
Foto: op</text:span>
</text:p>
      <text:p text:style-name="P4">
News Source: <text:a xlink:type="simple" xlink:href="https://www.ukrinform.ua/rubric-ato/3707052-zelenskij-bez-peremogi-nad-nacizmom-8-travna-ne-bulo-b-dna-evropi.html" text:style-name="Internet_20_link" text:visited-style-name="Visited_20_Internet_20_Link">
https://www.ukrinform.ua/rubric-ato/3707052-zelenskij-bez-peremogi-nad-nacizmom-8-travna-ne-bulo-b-dna-evropi.html</text:a>
</text:p>
      <!--NEWS-->
      <text:h text:style-name="P10" text:outline-level="1">
<text:span text:style-name="T4">
Odesa -Reni's Movement will be complicated by the end of the week</text:span>
</text:h>
      <text:p text:style-name="P4">
Authors: Ukrinform (Person)</text:p>
      <text:p text:style-name="P4">
Publisher: Укринформ (Organization)</text:p>
      <text:p text:style-name="P4">
Published Time: 2023-05-09T23:09:43+03:00</text:p>
      <text:p text:style-name="P4">
Modified Time: 2023-05-09T23:09:43+03:00</text:p>
      <text:p text:style-name="P4">
Description: The State Border Service of Ukraine warns of complications of the movement of the road "Odesa - Reni" in the area of ​​the control post "Lighthouse" in connection with repair work that will last until May 14. - Ukrinform.</text:p>
      <text:p text:style-name="P4">
Images: ["<text:a xlink:type="simple" xlink:href="https://static.ukrinform.com/photos/2017_08/thumb_files/630_360_1503496321-2944.jpg" text:style-name="Internet_20_link" text:visited-style-name="Visited_20_Internet_20_Link">
630_360_15034...</text:a>
"]</text:p>
      <text:p text:style-name="P4">
Tags: ['Одеса', 'Прикордонники']</text:p>
      <text:p text:style-name="P4">
Type: Article</text:p>
      <!--METADATA-->
      <text:p text:style-name="P4">
<draw:frame draw:style-name="fr1" draw:name="Image236" text:anchor-type="as-char" svg:width="6.9236in" svg:height="3.956343in" draw:z-index="0">
<draw:image xlink:href="../Images/yкринформ/2023-05-09T23-09-43-03-00/630_360_1503496321-2944.jpg" xlink:type="simple" xlink:show="embed" xlink:actuate="onLoad" draw:mime-type="image/jpeg"/>
</draw:frame>
The State Border Service of Ukraine warns about complications of the movement of the road "Odesa - Reni" in the area of ​​the control post "Lighthouse" in connection with the repair work that will last until May 14.</text:p>
      <text:p text:style-name="P4">
As Ukrinform reports, the State Tax Service of Ukraine reported in <text:a xlink:type="simple" xlink:href="https://t.me/DPSUkr/11118" text:style-name="Internet_20_link" text:visited-style-name="Visited_20_Internet_20_Link">
</text:a>
.</text:p>
      <text:p text:style-name="P4">
"До уваги водіїв!З 08:30 10 травня по 18:00 14 травня на автомобільній дорозі"Одеса – Рені" в районі контрольного посту "Маяки" здійснюватимуться ремонтніроботи. Рух даною ділянкою буде ускладнено", – ідеться в повідомленні.</text:p>
      <text:p text:style-name="P4">
<text:span text:style-name="T4">
Читайте також:</text:span>
 <text:a xlink:type="simple" xlink:href="https://www.ukrinform.ua/rubric-kyiv/3706725-u-stolici-na-vulici-volodimirskij-cerez-remont-castkovo-obmezili-ruh.html" text:style-name="Internet_20_link" text:visited-style-name="Visited_20_Internet_20_Link">
 <text:span text:style-name="T4">
ремонт</text:span>
 </text:a>
According to preliminary data, the passage of vehicles will be carried out by means of reversible traffic.</text:p>
      <text:p text:style-name="P4">
As reported by Ukrinform, <text:a xlink:type="simple" xlink:href="https://www.ukrinform.ua/rubric-economy/3705022-u-punkti-propusku-agodindorogusk-obmezili-ruh-vantazivok-do-3-cervna.html" text:style-name="Internet_20_link" text:visited-style-name="Visited_20_Internet_20_Link">
</text:a>
through the protest of Polish carriers.</text:p>
      <text:p text:style-name="P4">
Photo illustrative, Odesa-Reni route</text:p>
      <text:p text:style-name="P4">
News Source: <text:a xlink:type="simple" xlink:href="https://www.ukrinform.ua/rubric-regions/3707054-ruhu-trasou-odesa-reni-bude-uskladnenij-do-kinca-tizna.html" text:style-name="Internet_20_link" text:visited-style-name="Visited_20_Internet_20_Link">
https://www.ukrinform.ua/rubric-regions/3707054-ruhu-trasou-odesa-reni-bude-uskladnenij-do-kinca-tizna.html</text:a>
</text:p>
      <!--NEWS-->
      <text:h text:style-name="P10" text:outline-level="1">
<text:span text:style-name="T4">
A coalition for the creation of a special -threshold for the Russian Federation urged the world to support the Ukrainian formula of peace</text:span>
</text:h>
      <text:p text:style-name="P4">
Authors: Ukrinform (Person)</text:p>
      <text:p text:style-name="P4">
Publisher: Укринформ (Organization)</text:p>
      <text:p text:style-name="P4">
Published Time: 2023-05-09T23:28:00+03:00</text:p>
      <text:p text:style-name="P4">
Modified Time: 2023-05-09T23:28:00+03:00</text:p>
      <text:p text:style-name="P4">
Description: Participants in the creation of a special tribunal for Russia called on the international community to support the application of a proper justice mechanism for aggression against Ukraine in the Russian Federation. - Ukrinform.</text:p>
      <text:p text:style-name="P4">
Images: ["<text:a xlink:type="simple" xlink:href="https://static.ukrinform.com/photos/2018_07/thumb_files/630_360_1531734661-9587.jpg" text:style-name="Internet_20_link" text:visited-style-name="Visited_20_Internet_20_Link">
630_360_15317...</text:a>
"]</text:p>
      <text:p text:style-name="P4">
Tags: ['Трибунал', 'Україна', 'Воєнні злочини', 'Війна з росією', 'Формула миру']</text:p>
      <text:p text:style-name="P4">
Type: Article</text:p>
      <!--METADATA-->
      <text:p text:style-name="P4">
<draw:frame draw:style-name="fr1" draw:name="Image237" text:anchor-type="as-char" svg:width="6.9236in" svg:height="3.956343in" draw:z-index="0">
<draw:image xlink:href="../Images/yкринформ/2023-05-09T23-28-00-03-00/630_360_1531734661-9587.jpg" xlink:type="simple" xlink:show="embed" xlink:actuate="onLoad" draw:mime-type="image/jpeg"/>
</draw:frame>
Participants in the creation of a special tribunal for Russia called on international law to support the application of a proper mechanism of justice in the Russian Federation of Agression against Ukraine.</text:p>
      <text:p text:style-name="P4">
This is stated in a joint statement by participants of the coalition published on <text:a xlink:type="simple" xlink:href="http://www.president.gov.ua/news/spilna-zayava-stosovno-zusil-zi-stvorennya-tribunalu-shodo-z-82785" text:style-name="Internet_20_link" text:visited-style-name="Visited_20_Internet_20_Link">
</text:a>
, reports Ukrinform.</text:p>
      <text:p text:style-name="P4">
"We confirm that the persons responsible for committing the crime of anti -Ukraine aggression should not remain unpunished, and we urge the international community to consider appropriate actions, in particular by creating proper mechanism of justice to ensure effective responsibility for the crime .</text:p>
      <text:p text:style-name="P4">
It is emphasized that security in Europe and the world is interconnected and can be boarranty only if international law is fully observed, which are integral part of which are the territorial integrity and political independence of state UN.</text:p>
      <text:p text:style-name="P4">
Coalition participants express deep respect for the courage and endurance of Ukraine, which have become a strong shield for all European nations for the storage of the countries of the world.</text:p>
      <text:p text:style-name="P4">
<text:span text:style-name="T4">
 Read also: </text:span>
 <text:a xlink:type="simple" xlink:href="https://www.ukrinform.ua/rubric-polytics/3706961-zelenskij-zvernuvsa-do-ucasnikiv-samitu-koalicii-zi-stvorenna-spectribunalu-dla-rosii.html" text:style-name="Internet_20_link" text:visited-style-name="Visited_20_Internet_20_Link">
<text:span text:style-name="T4">
 special tribunal </text:span>
</text:a>
"Ukraine pays a high price not only for its future, but also for the safety of tamy -to -do others. We confirm our adamant support for the people of Ukraine, which will be for the protection of our independence against the background of Russian aggression," - said.</text:p>
      <text:p text:style-name="P4">
Among other things, the coalition participants declare support for the principles of fair and long peace, reflected in the formula of Vladimir. They support the implementation of the above initiative and call for a similar step to all states.</text:p>
      <text:p text:style-name="P4">
"We emphasize that we will side by side with Ukraine in its struggle of the Antrospiral aggressor and call for a complete restoration of Ukraine's territorial commitment in its internationally recognized borders that extend to its territorial waters. We urge the whole world to support the help of tanades as soon as possible." The authors of the statement emphasize.They also urge Russia to immediately release all illegally retained citizens of Ukraine and return all deported, including children.</text:p>
      <text:p text:style-name="P4">
<text:span text:style-name="T4">
 Read also: </text:span>
 <text:a xlink:type="simple" xlink:href="https://www.ukrinform.ua/rubric-polytics/3704632-zelenskij-ukraina-pracuvatime-nad-stvorennam-okremogo-miznarodnogo-tribunalu-a-ne-gibridnogo.html" text:style-name="Internet_20_link" text:visited-style-name="Visited_20_Internet_20_Link">
<text:span text:style-name="T4">
 tribunal </text:span>
</text:a>
"We confirm our commitment to holding the perpetrators of international law and supporting the efforts of international mechanisms, including the International Criminal Court, the OSCE Moscow Mechanism of the UN International International Investigation Commission against Ukraine," the abusive.</text:p>
      <text:p text:style-name="P4">
The coalition participants emphasize the need to achieve justice, as it is provided in the Buchan Declaration for responsibility for the most serious crimes against international law committed in the territory of Ukraine.</text:p>
      <text:p text:style-name="P4">
As reported by Ukrinform, May 9 <text:a xlink:type="simple" xlink:href="http://www.ukrinform.ua/amp/rubric-polytics/3706934-zelenskij-ocoliv-samit-osnovnoi-grupi-zi-stvorenna-spectribunalu-z-37-ucasnikami.html" text:style-name="Internet_20_link" text:visited-style-name="Visited_20_Internet_20_Link">
</text:a>
the main group working on the creation of a special tribunal on the crime of aggression against Ukraine.</text:p>
      <text:p text:style-name="P4">
News Source: <text:a xlink:type="simple" xlink:href="https://www.ukrinform.ua/rubric-polytics/3707058-koalicia-zi-stvorenna-spectribunalu-dla-rf-zaklikala-svit-pidtrimati-ukrainsku-formulu-miru.html" text:style-name="Internet_20_link" text:visited-style-name="Visited_20_Internet_20_Link">
https://www.ukrinform.ua/rubric-polytics/3707058-koalicia-zi-stvorenna-spectribunalu-dla-rf-zaklikala-svit-pidtrimati-ukrainsku-formulu-miru.html</text:a>
</text:p>
      <!--NEWS-->
      <text:h text:style-name="P10" text:outline-level="1">
<text:span text:style-name="T4">
"Motor" gave way to the Second Bundesliga match</text:span>
</text:h>
      <text:p text:style-name="P4">
Authors: Ukrinform (Person)</text:p>
      <text:p text:style-name="P4">
Publisher: Укринформ (Organization)</text:p>
      <text:p text:style-name="P4">
Published Time: 2023-05-09T23:29:00+03:00</text:p>
      <text:p text:style-name="P4">
Modified Time: 2023-05-09T23:29:00+03:00</text:p>
      <text:p text:style-name="P4">
Description: The Zaporizhzhia team ranks 17th. - Ukrinform.</text:p>
      <text:p text:style-name="P4">
Images: ["<text:a xlink:type="simple" xlink:href="https://static.ukrinform.com/photos/2023_05/thumb_files/630_360_1683663942-166.jpg" text:style-name="Internet_20_link" text:visited-style-name="Visited_20_Internet_20_Link">
630_360_16836...</text:a>
"]</text:p>
      <text:p text:style-name="P4">
Tags: ['гандбол', 'Мотор Запоріжжя']</text:p>
      <text:p text:style-name="P4">
Type: Article</text:p>
      <!--METADATA-->
      <text:p text:style-name="P4">
<draw:frame draw:style-name="fr1" draw:name="Image238" text:anchor-type="as-char" svg:width="6.9236in" svg:height="3.956343in" draw:z-index="0">
<draw:image xlink:href="../Images/yкринформ/2023-05-09T23-29-00-03-00/630_360_1683663942-166.jpg" xlink:type="simple" xlink:show="embed" xlink:actuate="onLoad" draw:mime-type="image/jpeg"/>
</draw:frame>
The Zaporizhzhiacomand ranks 17th.</text:p>
      <text:p text:style-name="P4">
The Motor Zaporozhye on the departure gave way to the outsider of the tournament, the Wolfvurzburg team - 35:37, Ukrinform reports.</text:p>
      <text:p text:style-name="P4">
Losing the first half(15:18), Ukrainian team broke the course of the game and kept taking into account 3 balls(32:29). Проте закінчення матчу залишилося за суперником, і«Мотор» програв поєдинок з рахунком 35:37.</text:p>
      <text:p text:style-name="P4">
У другій Бундеслізі «Мотор» має 9 перемог, 3 нічиї та 20 поразок. Запорізькакоманда набрала 21 очко та посідає 17-те місце серед 20 команд.</text:p>
      <text:p text:style-name="P4">
<text:span text:style-name="T4">
Читайте також:</text:span>
 <text:a xlink:type="simple" xlink:href="https://www.ukrinform.ua/rubric-sports/3704586-gandbolisti-zaporizkogo-motora-vodinadcate-stali-cempionami-ukraini.html" text:style-name="Internet_20_link" text:visited-style-name="Visited_20_Internet_20_Link">
 <text:span text:style-name="T4">
Мотор</text:span>
 </text:a>
As reported by Ukrinform, the Zaporizhzhya Motor won the Ukrainian Championship of Ukraine.</text:p>
      <text:p text:style-name="P4">
Photo: facebook.com/handball.lub.motor</text:p>
      <text:p text:style-name="P4">
News Source: <text:a xlink:type="simple" xlink:href="https://www.ukrinform.ua/rubric-sports/3707057-motor-postupivsa-u-matci-drugoi-bundesligi.html" text:style-name="Internet_20_link" text:visited-style-name="Visited_20_Internet_20_Link">
https://www.ukrinform.ua/rubric-sports/3707057-motor-postupivsa-u-matci-drugoi-bundesligi.html</text:a>
</text:p>
      <!--NEWS-->
      <text:h text:style-name="P10" text:outline-level="1">
<text:span text:style-name="T4">
At Eurovision-2023, voting for the first ten finalists began</text:span>
</text:h>
      <text:p text:style-name="P4">
Authors: Ukrinform (Person)</text:p>
      <text:p text:style-name="P4">
Publisher: Укринформ (Organization)</text:p>
      <text:p text:style-name="P4">
Published Time: 2023-05-09T23:42:00+03:00</text:p>
      <text:p text:style-name="P4">
Modified Time: 2023-05-09T23:42:00+03:00</text:p>
      <text:p text:style-name="P4">
Description: The British Liverpool was performed by the first 15 performers who compete in the finale of the Eurovision Song Contest. - Ukrinform.</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Музика']</text:p>
      <text:p text:style-name="P4">
Type: Article</text:p>
      <!--METADATA-->
      <text:p text:style-name="P4">
<draw:frame draw:style-name="fr1" draw:name="Image239" text:anchor-type="as-char" svg:width="6.9236in" svg:height="3.956343in" draw:z-index="0">
<draw:image xlink:href="../Images/yкринформ/2023-05-09T23-42-00-03-00/630_360_1675352996-430.png" xlink:type="simple" xlink:show="embed" xlink:actuate="onLoad" draw:mime-type="image/png"/>
</draw:frame>
The Britain Liverpool was the first 15 performers who competed for the exit final of the Eurovision Song Contest.</text:p>
      <text:p text:style-name="P4">
According to the correspondent Ukrinforum, the vote for the first ten finalists of the competition began.</text:p>
      <text:p text:style-name="P4">
Meanwhile, the Ukrainian singer Alyosha came to the stage, who made a powerful number about the full -scale war of Russia against Ukraine and the forced overnight. Under the sounds of siren, she, together with the British performer Rebecccorguson, performed the song of the iconic British band Duran Duran "Ordinaryworld". Also in its implementation could be heard the text in Ukrainian.</text:p>
      <text:p text:style-name="P4">
It is worth noting that Ukraine does not vote in the first semifinals of Eurovision-2023.</text:p>
      <text:p text:style-name="P4">
As reported by Ukrinform, the first semifinal of the 67th International Song Contest of Eurovision 2023 was launched in British Liverpool.</text:p>
      <text:p text:style-name="P4">
Leaders of the show: Ukrainian singer and songwriter Yulia Sanina, British actress and singer Hanna Vedding, British rapper and dancer Aloshadixon.</text:p>
      <text:p text:style-name="P4">
<text:span text:style-name="T4">
 Read also: </text:span>
 <text:a xlink:type="simple" xlink:href="https://www.ukrinform.ua/rubric-culture/3707045-frontvumen-ukrainskogo-gurtu-the-hardkiss-ulia-sanina-vidkrila-persij-pivfinal-evrobacenna.html" text:style-name="Internet_20_link" text:visited-style-name="Visited_20_Internet_20_Link">
<text:span text:style-name="T4">
 Eurobacker </text:span>
</text:a>
On May 9, in the first semifinals, representatives of 15 countries performed.</text:p>
      <text:p text:style-name="P4">
Norway(ALESSANDRA with Queen of Kings Song)Malta(The Busker, Dance(Our Own Party)Serbia(Luke Black, I just sleep)Latvia(Sudden Lights, Aijā)Portugal(Mimicat, ai heart)Ireland(Wild Youth, We Are One)Croatia(Flight 3, mom ŠK!)Switzerland(Remo Forrer, Watergun)Israel(Noa Kirel, Unicorn)Moldova(Pasha Parfeni, the Sun and the Moon)Sweden(Lore, tattoo)Azerbaijan(TuralTuranX, Tell Me More)Czech Republic(Vesna, My Sister's Crown)Netherlands(Mia Nicolai &amp; Dion Cooper, Burning Daylight)Finland(Wrapper, cha cha cha))<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The second semifinals <text:a xlink:type="simple" xlink:href="https://www.ukrinform.ua/tag-evrobacenna" text:style-name="Internet_20_link" text:visited-style-name="Visited_20_Internet_20_Link">
</text:a>
It will take place on the 11th of the 11th, it will be attended by 16 participants. Grand Final - May 13.</text:p>
      <text:p text:style-name="P4">
Representatives of Ukraine, TVORCHI with the song "Heart of Steel", according to the right, immediately fall into the final of the show.</text:p>
      <text:p text:style-name="P4">
_ Photo: bbc_</text:p>
      <text:p text:style-name="P4">
News Source: <text:a xlink:type="simple" xlink:href="https://www.ukrinform.ua/rubric-culture/3707059-evrobacenna-2023-pocalosa-golosuvanna-za-persu-desatku-finalistiv.html" text:style-name="Internet_20_link" text:visited-style-name="Visited_20_Internet_20_Link">
https://www.ukrinform.ua/rubric-culture/3707059-evrobacenna-2023-pocalosa-golosuvanna-za-persu-desatku-finalistiv.html</text:a>
</text:p>
      <!--NEWS-->
      <text:h text:style-name="P10" text:outline-level="1">
<text:span text:style-name="T4">
"Real" played a draw with Manchester City in the first match of 1/2 finals of the UEFA Champions League</text:span>
</text:h>
      <text:p text:style-name="P4">
Authors: Ukrinform (Person)</text:p>
      <text:p text:style-name="P4">
Publisher: Укринформ (Organization)</text:p>
      <text:p text:style-name="P4">
Published Time: 2023-05-09T23:53:35+03:00</text:p>
      <text:p text:style-name="P4">
Modified Time: 2023-05-09T23:53:35+03:00</text:p>
      <text:p text:style-name="P4">
Description: The match will take place on May 17. - Ukrinform.</text:p>
      <text:p text:style-name="P4">
Images: ["<text:a xlink:type="simple" xlink:href="https://static.ukrinform.com/photos/2023_05/thumb_files/630_360_1683665486-414.jpg" text:style-name="Internet_20_link" text:visited-style-name="Visited_20_Internet_20_Link">
630_360_16836...</text:a>
"]</text:p>
      <text:p text:style-name="P4">
Tags: ['Футбол', 'Ліга чемпіонів', 'Реал Мадрид', 'Манчестер Сіті']</text:p>
      <text:p text:style-name="P4">
Type: Article</text:p>
      <!--METADATA-->
      <text:p text:style-name="P4">
<draw:frame draw:style-name="fr1" draw:name="Image240" text:anchor-type="as-char" svg:width="6.9236in" svg:height="3.956343in" draw:z-index="0">
<draw:image xlink:href="../Images/yкринформ/2023-05-09T23-53-35-03-00/630_360_1683665486-414.jpg" xlink:type="simple" xlink:show="embed" xlink:actuate="onLoad" draw:mime-type="image/jpeg"/>
</draw:frame>
The match will take place on May 17.</text:p>
      <text:p text:style-name="P4">
The acting owner of the title of Spanish "Real" played a draw from the football player "Manchester City"(1:1), reports Ukrinform.</text:p>
      <text:p text:style-name="P4">
The score in the match was opened by Vinisius Junior, he scored at the 36th minute. This is the 23rd goal of the football player in the 51 match of the 2022/23 season. This is Vinisius's Personal Record.</text:p>
      <text:p text:style-name="P4">
Manci players were able to compare the score in the second half-at the 67-icon, the goal scored de Brunyne. Therefore, to determine the stronger in this match was not more than 1: 1.</text:p>
      <text:p text:style-name="P4">
This match was for the mentor of the Madrid team Carlo Ancholotti 190-M.63-year-old Italian repeated the record of the tournament, which belongs to the legendary Seruaulex Ferguson.</text:p>
      <text:p text:style-name="P4">
In the match of the 1/2 finals of the main club European Cup tournament with Manchester City will beat the achievements of a well-known Scottish specialist, Istane, the absolute record holder of the Champions League in number of games.</text:p>
      <text:p text:style-name="P4">
The match in response will take place on May 17 at the ARIHAD Arena in Manchester.</text:p>
      <text:p text:style-name="P4">
<text:span text:style-name="T4">
 Read also: </text:span>
 <text:a xlink:type="simple" xlink:href="https://www.ukrinform.ua/rubric-sports/3706444-rozpocinautsa-matci-12-finalu-futbolnih-evrokubkiv.html" text:style-name="Internet_20_link" text:visited-style-name="Visited_20_Internet_20_Link">
</text:a>
As reported by Ukrinform, tomorrow, May 10, Milan will play with "intere" its first match of the semifinals of the Champions League.</text:p>
      <text:p text:style-name="P4">
Photo: Getty Image</text:p>
      <text:p text:style-name="P4">
News Source: <text:a xlink:type="simple" xlink:href="https://www.ukrinform.ua/rubric-sports/3707060-real-zigrav-vniciu-z-mancester-siti-u-persomu-matci-12-finalu-ligi-cempioniv-uefa.html" text:style-name="Internet_20_link" text:visited-style-name="Visited_20_Internet_20_Link">
https://www.ukrinform.ua/rubric-sports/3707060-real-zigrav-vniciu-z-mancester-siti-u-persomu-matci-12-finalu-ligi-cempioniv-uefa.html</text:a>
</text:p>
      <!--NEWS-->
      <text:h text:style-name="P10" text:outline-level="1">
<text:span text:style-name="T4">
In Frankivsk, a kidney transplant from a posthumous donor was carried out</text:span>
</text:h>
      <text:p text:style-name="P4">
Authors: Ukrinform (Person)</text:p>
      <text:p text:style-name="P4">
Publisher: Укринформ (Organization)</text:p>
      <text:p text:style-name="P4">
Published Time: 2023-05-09T23:55:00+03:00</text:p>
      <text:p text:style-name="P4">
Modified Time: 2023-05-09T23:55:00+03:00</text:p>
      <text:p text:style-name="P4">
Description: The kidney transplant was performed in the Ivano-Frankivsk Regional Clinical Hospital. - Ukrinform.</text:p>
      <text:p text:style-name="P4">
Images: ["<text:a xlink:type="simple" xlink:href="https://static.ukrinform.com/photos/2023_05/thumb_files/630_360_1683623062-972.jpg" text:style-name="Internet_20_link" text:visited-style-name="Visited_20_Internet_20_Link">
630_360_16836...</text:a>
", "<text:a xlink:type="simple" xlink:href="https://static.ukrinform.com/photos/2023_05/1683623063-632.jpg" text:style-name="Internet_20_link" text:visited-style-name="Visited_20_Internet_20_Link">
1683623063-63...</text:a>
", "<text:a xlink:type="simple" xlink:href="https://static.ukrinform.com/photos/2023_05/1683623063-366.jpg" text:style-name="Internet_20_link" text:visited-style-name="Visited_20_Internet_20_Link">
1683623063-36...</text:a>
", "<text:a xlink:type="simple" xlink:href="https://static.ukrinform.com/photos/2023_05/1683623063-938.jpg" text:style-name="Internet_20_link" text:visited-style-name="Visited_20_Internet_20_Link">
1683623063-93...</text:a>
"]</text:p>
      <text:p text:style-name="P4">
Tags: ['Івано-Франківськ', 'Операція', 'Трансплантація', 'Нирка']</text:p>
      <text:p text:style-name="P4">
Type: Article</text:p>
      <!--METADATA-->
      <text:p text:style-name="P4">
<draw:frame draw:style-name="fr1" draw:name="Image241" text:anchor-type="as-char" svg:width="6.9236in" svg:height="3.956343in" draw:z-index="0">
<draw:image xlink:href="../Images/yкринформ/2023-05-09T23-55-00-03-00/630_360_1683623062-972.jpg" xlink:type="simple" xlink:show="embed" xlink:actuate="onLoad" draw:mime-type="image/jpeg"/>
</draw:frame>
The kidney transplant was performed in the Ivano-Frankivsk Regional Clinical Hospital.</text:p>
      <text:p text:style-name="P4">
About it in <text:a xlink:type="simple" xlink:href="https://www.facebook.com/okl.if.ua/posts/pfbid02g6gCNRDfAczECeSrKRHShVX8bvCzXX2ryT3FFR4X7umaiJSEQYxaha7TK6oQGZQyl" text:style-name="Internet_20_link" text:visited-style-name="Visited_20_Internet_20_Link">
</text:a>
The KNP OKL Ivano-Frankivsk Regional Council reports, Ukrinform reports.</text:p>
      <text:p text:style-name="P4">
“On May 8, a posthumous fence of the kidneys in the patient was carried out in the regional clinical hospital in the patient. One of the kidneys immediately <text:a xlink:type="simple" xlink:href="https://www.ukrinform.ua/tag-transplantacia" text:style-name="Internet_20_link" text:visited-style-name="Visited_20_Internet_20_Link">
</text:a>
51 -year -old Kolomyan, who was previously a year of Nadial, ” - said in the message of OKL.</text:p>
      <text:p text:style-name="P4">
<draw:frame draw:style-name="fr1" draw:name="Image242" text:anchor-type="as-char" svg:width="6.9236in" svg:height="4.615733in" draw:z-index="0">
<draw:image xlink:href="../Images/yкринформ/2023-05-09T23-55-00-03-00/1683623063-632.jpg" xlink:type="simple" xlink:show="embed" xlink:actuate="onLoad" draw:mime-type="image/jpeg"/>
</draw:frame>
<draw:frame draw:style-name="fr1" draw:name="Image243" text:anchor-type="as-char" svg:width="6.9236in" svg:height="4.615733in" draw:z-index="0">
<draw:image xlink:href="../Images/yкринформ/2023-05-09T23-55-00-03-00/1683623063-366.jpg" xlink:type="simple" xlink:show="embed" xlink:actuate="onLoad" draw:mime-type="image/jpeg"/>
</draw:frame>
The donor became a 65-year-old resident of Ivano-Frankivsk, who had a brain death.</text:p>
      <text:p text:style-name="P4">
"This patient had a complicated ischemic stroke and there was almost no chance of his return to his return,"-says the coordinator of Liliahevaga.</text:p>
      <text:p text:style-name="P4">
<draw:frame draw:style-name="fr1" draw:name="Image244" text:anchor-type="as-char" svg:width="6.9236in" svg:height="4.615733in" draw:z-index="0">
<draw:image xlink:href="../Images/yкринформ/2023-05-09T23-55-00-03-00/1683623063-938.jpg" xlink:type="simple" xlink:show="embed" xlink:actuate="onLoad" draw:mime-type="image/jpeg"/>
</draw:frame>
It is noted that the consent to the posthumous transplantation was confirmed by the wife and the donor. In the Ivano-Frankivsk OKL, the kidney transplant was planned.</text:p>
      <text:p text:style-name="P4">
<text:span text:style-name="T4">
 Read also: </text:span>
 <text:a xlink:type="simple" xlink:href="https://www.ukrinform.ua/rubric-regions/3705070-u-lvovi-proveli-persu-uspisnu-transplantaciu-pidslunkovoi-zalozi-ta-nirki.html" text:style-name="Internet_20_link" text:visited-style-name="Visited_20_Internet_20_Link">
<text:span text:style-name="T4">
 kidneys </text:span>
</text:a>
The rest of the organs were sent to Lviv hospitals so that two more patients have held a chance for a full life with a transplanted liver and kidney.</text:p>
      <text:p text:style-name="P4">
As reported by Ukrinform, from the beginning of the year in Ukraine has already conducted 1,24 transplants of organs.</text:p>
      <text:p text:style-name="P4">
<text:span text:style-name="T5">
Foto: KNP OKL Ivano-Frankivsk Regional Council</text:span>
</text:p>
      <text:p text:style-name="P4">
News Source: <text:a xlink:type="simple" xlink:href="https://www.ukrinform.ua/rubric-regions/3706695-u-frankivsku-proveli-transplantaciu-nirki-vid-posmertnogo-donora.html" text:style-name="Internet_20_link" text:visited-style-name="Visited_20_Internet_20_Link">
https://www.ukrinform.ua/rubric-regions/3706695-u-frankivsku-proveli-transplantaciu-nirki-vid-posmertnogo-donora.html</text:a>
</text:p>
      <!--NEWS-->
      <text:h text:style-name="P10" text:outline-level="1">
<text:span text:style-name="T4">
Pentagon confirmed that the Patriot system in Ukraine has shot down the Russian "dagger"</text:span>
</text:h>
      <text:p text:style-name="P4">
Authors: Ukrinform (Person)</text:p>
      <text:p text:style-name="P4">
Publisher: Укринформ (Organization)</text:p>
      <text:p text:style-name="P4">
Published Time: 2023-05-09T23:57:00+03:00</text:p>
      <text:p text:style-name="P4">
Modified Time: 2023-05-09T23:57:00+03:00</text:p>
      <text:p text:style-name="P4">
Description: The US Department of Defense has confirmed that the Ukrainian military with the help of the Patriot system knocked down a Russian dagger rocket, which Putin called unattainable for air defense. - Ukrinform.</text:p>
      <text:p text:style-name="P4">
Images: ["<text:a xlink:type="simple" xlink:href="https://static.ukrinform.com/photos/2017_03/thumb_files/630_360_1490957505-5736.jpg" text:style-name="Internet_20_link" text:visited-style-name="Visited_20_Internet_20_Link">
630_360_14909...</text:a>
"]</text:p>
      <text:p text:style-name="P4">
Tags: ['Пентагон', 'Ракета', 'США', 'Війна з росією', 'Patriot ', 'ППО']</text:p>
      <text:p text:style-name="P4">
Type: Article</text:p>
      <!--METADATA-->
      <text:p text:style-name="P4">
<draw:frame draw:style-name="fr1" draw:name="Image245" text:anchor-type="as-char" svg:width="6.9236in" svg:height="3.949857in" draw:z-index="0">
<draw:image xlink:href="../Images/yкринформ/2023-05-09T23-57-00-03-00/630_360_1490957505-5736.jpg" xlink:type="simple" xlink:show="embed" xlink:actuate="onLoad" draw:mime-type="image/jpeg"/>
</draw:frame>
The US Department of Defense has confirmed that the Ukrainian military using the Patriot system knocked down the Russian dagger rocket, which Putin called unattainable for air defense.</text:p>
      <text:p text:style-name="P4">
This was stated during the press cliff by a spokesman of the Pentagon, General Patrick Ryder, reports his own correspondent of Ukrinform.</text:p>
      <text:p text:style-name="P4">
“I can confirm that they(Ukrainian military - ed.)They knocked down the Russian Currency, applying the Patriot missile defense system, ”the US Defense Office said.</text:p>
      <text:p text:style-name="P4">
He recalled that the United States and partner countries have transferred to Ukraine Patriot systems, as well as a whole list of other installations that are now being used.</text:p>
      <text:p text:style-name="P4">
The General also stressed that the international community will continue to increase <text:a xlink:type="simple" xlink:href="https://www.ukrinform.ua/tag-ppo" text:style-name="Internet_20_link" text:visited-style-name="Visited_20_Internet_20_Link">
</text:a>
Of Ukraine, as well as to provide their core to enhance our country's defense capability.</text:p>
      <text:p text:style-name="P4">
<text:span text:style-name="T4">
 Read also: </text:span>
 <text:a xlink:type="simple" xlink:href="https://www.ukrinform.ua/rubric-ato/3705549-rosijskij-kindzal-znisili-iz-sistemi-patriot-ignat.html" text:style-name="Internet_20_link" text:visited-style-name="Visited_20_Internet_20_Link">
<text:span text:style-name="T4">
 patriot </text:span>
</text:a>
As reported by Ukrinform, on Tuesday <text:a xlink:type="simple" xlink:href="http://www.ukrinform.ua/rubric-ato/3706891-ssa-vidilaut-ukraini-novij-paket-vijskovoi-dopomogi-na-sumu-12-milarda-pentagon.html" text:style-name="Internet_20_link" text:visited-style-name="Visited_20_Internet_20_Link">
</text:a>
worth $ 1.2 billion. It includes additional air defense systems and ammunition; equipment for integration of Western starting installations, missiles and radars with air defense systems of Ukraine; ammunition for combatants; artillery shells of the caliber 155 mm; services of commercial surrounding shooting; support for training, maintenance and support of Ukrainian fighters.</text:p>
      <text:p text:style-name="P4">
News Source: <text:a xlink:type="simple" xlink:href="https://www.ukrinform.ua/rubric-ato/3707061-pentagon-pidtverdiv-so-sistema-patriot-v-ukraini-zbila-rosijskij-kindzal.html" text:style-name="Internet_20_link" text:visited-style-name="Visited_20_Internet_20_Link">
https://www.ukrinform.ua/rubric-ato/3707061-pentagon-pidtverdiv-so-sistema-patriot-v-ukraini-zbila-rosijskij-kindzal.html</text:a>
</text:p>
      <!--NEWS-->
      <text:h text:style-name="P10" text:outline-level="1">
<text:span text:style-name="T4">
After the victory of Ukraine, the need for military psychology specialists will double - Anna Malyar -</text:span>
</text:h>
      <text:p text:style-name="P4">
Author: ['АРМІЯINFORM']</text:p>
      <text:p text:style-name="P4">
Time: 2023-05-09T27:00:00-04:00</text:p>
      <text:p text:style-name="P4">
Description: Pissly Nashi Peremost in the pre -Opomosi psychologists zrost of the Airborne Forces, Adja Patanny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Tags: ['ВІКНУ', 'ГАННА МАЛЯР']</text:p>
      <text:p text:style-name="P4">
Category: News</text:p>
      <!--METADATA-->
      <text:p text:style-name="P4">
<draw:frame draw:style-name="fr1" draw:name="Image246" text:anchor-type="as-char" svg:width="6.9236in" svg:height="4.61393in" draw:z-index="0">
<draw:image xlink:href="../Images/AРМІЯINFORM/2023-05-09T27-00-00-04-00/345275097_188708664105382_8408719237544675300_n.jpg" xlink:type="simple" xlink:show="embed" xlink:actuate="onLoad" draw:mime-type="image/jpeg"/>
</draw:frame>
After our victory, the need for psychologists will double, because adaptation of the military after returning from the front, working with families, etc.</text:p>
      <text:p text:style-name="P4">
This <text:a xlink:type="simple" xlink:href="https%3A%2F%2Fwww.facebook.com%2FVIKNUKIEV%2Fposts%2Fpfbid0w2w2FCgARgYSc4iVRRfvGeUdUBVoAsyBascDzANB33H7emKLLxL7rHjRNZJtnE27l&amp;show_text=true&amp;width=500" text:style-name="Internet_20_link" text:visited-style-name="Visited_20_Internet_20_Link">
noted</text:a>
Deputy Minister of Defense of Ukraine Anna Malyar during a lecture at the Taras Shevchenko National University of Kyiv.</text:p>
      <text:p text:style-name="P4">
Anna Malyar noted that during the Russo-Ukrainian War and the enemy's psychological surveys, psychologists play an important role in the army, the training of which is only carried out by the military institute.</text:p>
      <text:p text:style-name="P4">
<text:a xlink:type="simple" xlink:href="https://armyinform.com.ua/wp-content/uploads/2023/05/345291273_606145264780560_4187245030671415129_n.jpg" text:style-name="Internet_20_link" text:visited-style-name="Visited_20_Internet_20_Link">
!(Images/AРМІЯINFORM/2023-05-09T27-00-00-04-00/345291273_606145264780560_4187245030671415129_n-150x150.jpg)</text:a>
During the lecture, the Deputy Minister of Defense of Ukraine paid special attention to information and psychological struggle as one of the key aspects of the Urosian-Ukrainian War.</text:p>
      <text:p text:style-name="P4">
“Russian media, social networks and Internet resources were actively used for the spread of misinformation about events in Ukraine before the war in 2014. Russian propaganda and misinformation have been widely used as a tool for increasing the tension, uncertainty and disorientation of society. All these psychological crimes have caused grave consequences for Ukraine and its development, ”she said.</text:p>
      <text:p text:style-name="P4">
News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NEWS-->
      <text:h text:style-name="P10" text:outline-level="1">
<text:span text:style-name="T4">
How to support loved ones returned from captivity: Psychologist's advice</text:span>
</text:h>
      <text:p text:style-name="P4">
Author: ['АРМІЯINFORM']</text:p>
      <text:p text:style-name="P4">
Time: 2023-05-09T28:00:00-04:00</text:p>
      <text:p text:style-name="P4">
Description: Through the rage of a full -time camp of the il bucket of the people, you can snake. The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holovne-1024x576-1.webp" text:style-name="Internet_20_link" text:visited-style-name="Visited_20_Internet_20_Link">
holovne-1024x576-1.webp</text:a>
']</text:p>
      <text:p text:style-name="P4">
Tags: ['ПОВЕРНЕННЯ З ПОЛОНУ', 'ПОРАДИ ПСИХОЛОГА', 'ПСИХОЛОГИ']</text:p>
      <text:p text:style-name="P4">
Category: News</text:p>
      <!--METADATA-->
      <text:p text:style-name="P4">
<draw:frame draw:style-name="fr1" draw:name="Image247" text:anchor-type="as-char" svg:width="6.9236in" svg:height="3.894525in" draw:z-index="0">
<draw:image xlink:href="../ConvertedIMGs/AРМІЯINFORM/2023-05-09T28-00-00-04-00/holovne-1024x576-1.png" xlink:type="simple" xlink:show="embed" xlink:actuate="onLoad" draw:mime-type="image/png"/>
</draw:frame>
Due to their captivity, the emotional state and behavior of a person can change. Thus, released from captivity, they need special support for relatives of relatives, close toys to return to the usual life.</text:p>
      <text:p text:style-name="P4">
About it <text:a xlink:type="simple" xlink:href="https://t.me/minre_ua/3283" text:style-name="Internet_20_link" text:visited-style-name="Visited_20_Internet_20_Link">
reports</text:a>
Ministry of Reintegration.</text:p>
      <text:p text:style-name="P4">
In particular, they may have alienation, anxiety, insomnia, impaired health and more.</text:p>
      <text:p text:style-name="P4">
In such cases, the psychological hub of the National Information Bureau(NIB)Naming reintegration recommends:</text:p>
      <text:p text:style-name="P4">
• Domestic information should be dispensed if possible(Particularly negative character).</text:p>
      <text:p text:style-name="P4">
• Приділяти звільненому з полону увагу, але не розпитувати про те, чого він нехоче розповідати.</text:p>
      <text:p text:style-name="P4">
• Переконати того, хто був у полоні, пройти лікування, реабілітацію, а такожвідвідувати психолога.</text:p>
      <text:p text:style-name="P4">
• Після цього підтримувати звільненого з полону під час працевлаштування чигромадської діяльності тощо.</text:p>
      <text:p text:style-name="P4">
Нагадаємо, щоб звернутися за психологічною підтримкою до хабу, достатньозателефонувати на гарячу лінію НІБ за коротким номером: 16-48 і залишитизаявку.</text:p>
      <text:p text:style-name="P4">
News Source: <text:a xlink:type="simple" xlink:href="https://armyinform.com.ua/2023/05/09/yak-pidtrymaty-blyzkyh-yaki-povernulysya-z-polonu-porady-psyhologa/" text:style-name="Internet_20_link" text:visited-style-name="Visited_20_Internet_20_Link">
https://armyinform.com.ua/2023/05/09/yak-pidtrymaty-blyzkyh-yaki-povernulysya-z-polonu-porady-psyhologa/</text:a>
</text:p>
      <!--NEWS-->
      <text:h text:style-name="P10" text:outline-level="1">
<text:span text:style-name="T4">
Ukraine has received almost € 190 million from the World Bank</text:span>
</text:h>
      <text:p text:style-name="P4">
Author: ['АРМІЯINFORM']</text:p>
      <text:p text:style-name="P4">
Time: 2023-05-09T29:00:00-04:00</text:p>
      <text:p text:style-name="P4">
Description: Before the Zagalny Fund of the Ukrown budget, 189.32 miliona єvro fіnancuvannya was overwhelme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30_360_1545153813-165.jpg" text:style-name="Internet_20_link" text:visited-style-name="Visited_20_Internet_20_Link">
630_360_1545153813-165.jpg</text:a>
']</text:p>
      <text:p text:style-name="P4">
Tags: ['БЮДЖЕТ', 'ПІДТРИМКА УКРАЇНИ', 'ФІНАНСУВАННЯ']</text:p>
      <text:p text:style-name="P4">
Category: News</text:p>
      <!--METADATA-->
      <text:p text:style-name="P4">
<draw:frame draw:style-name="fr1" draw:name="Image248" text:anchor-type="as-char" svg:width="6.9236in" svg:height="3.956343in" draw:z-index="0">
<draw:image xlink:href="../Images/AРМІЯINFORM/2023-05-09T29-00-00-04-00/630_360_1545153813-165.jpg" xlink:type="simple" xlink:show="embed" xlink:actuate="onLoad" draw:mime-type="image/jpeg"/>
</draw:frame>
The General Fund of the State Budget of Ukraine has received 189.32 million Euro financing from the World Bank.</text:p>
      <text:p text:style-name="P4">
Funds provided on preferential terms from the International Development Association, <text:a xlink:type="simple" xlink:href="https://www.mof.gov.ua/uk/news/ukraine_received_eur_18932_million_from_the_world_bank-3992" text:style-name="Internet_20_link" text:visited-style-name="Visited_20_Internet_20_Link">
reports</text:a>
Ministry of Finance of Ukraine.</text:p>
      <text:p text:style-name="P4">
Money will be directed to partial reimbursement of budget expenditures for the payment of employees of state and employees for February 2023.</text:p>
      <text:p text:style-name="P4">
"The borrowed funds will allow to reimburse the primary social expenditures of the state budget, in particular, the financing of the remuneration of employees of the budgetary sphere, as well as to provide sustainable public administration in Ukraine," said Finance Minister Sergey Marchenko.</text:p>
      <text:p text:style-name="P4">
News Source: <text:a xlink:type="simple" xlink:href="https://armyinform.com.ua/2023/05/09/ukrayina-otrymala-majzhe-e190-miljoniv-vid-svitovogo-banku/" text:style-name="Internet_20_link" text:visited-style-name="Visited_20_Internet_20_Link">
https://armyinform.com.ua/2023/05/09/ukrayina-otrymala-majzhe-e190-miljoniv-vid-svitovogo-banku/</text:a>
</text:p>
      <!--NEWS-->
      <text:h text:style-name="P10" text:outline-level="1">
<text:span text:style-name="T4">
How to create a reliable password for accounts - Tips of the State Secret ’ Land</text:span>
</text:h>
      <text:p text:style-name="P4">
Author: ['АРМІЯINFORM']</text:p>
      <text:p text:style-name="P4">
Time: 2023-05-09T30:00:00-04:00</text:p>
      <text:p text:style-name="P4">
Description: The sovereign service of the special Zv'yazka is to Zachist іnformasy illegitimate day of passwor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screenshot_18-3.jpg" text:style-name="Internet_20_link" text:visited-style-name="Visited_20_Internet_20_Link">
screenshot_18-3.jpg</text:a>
']</text:p>
      <text:p text:style-name="P4">
Tags: ['ВІЙНА', 'ДЕРЖСПЕЦЗВ’ЯЗКУ']</text:p>
      <text:p text:style-name="P4">
Category: News</text:p>
      <!--METADATA-->
      <text:p text:style-name="P4">
<draw:frame draw:style-name="fr1" draw:name="Image249" text:anchor-type="as-char" svg:width="6.9236in" svg:height="4.318596in" draw:z-index="0">
<draw:image xlink:href="../Images/AРМІЯINFORM/2023-05-09T30-00-00-04-00/screenshot_18-3.jpg" xlink:type="simple" xlink:show="embed" xlink:actuate="onLoad" draw:mime-type="image/jpeg"/>
</draw:frame>
The State Special Communications and Information Protection Service has explained the worldwide password how to create a reliable password for e-mail, social networks and any other accounts.</text:p>
      <text:p text:style-name="P4">
The State Security Service <text:a xlink:type="simple" xlink:href="http://t.me/dsszzi_official/5790" text:style-name="Internet_20_link" text:visited-style-name="Visited_20_Internet_20_Link">
reported</text:a>
Utegram.</text:p>
      <text:p text:style-name="P4">
It is noted that the use of "strong" passwords for bank applications, e-mail boxes, pages on social networks or any other accounts is one of the basic rules of cybergigiene, the observance of which helps to protect data from theft.</text:p>
      <text:p text:style-name="P4">
The State Secretariat has recalled that a reliable password should contain more than eight symbols: uppercase and lowercase letters, numbers, special characters.</text:p>
      <text:p text:style-name="P4">
It is effective to use pasphrase. It is a set of words encrypted by the user. For example, a line from a poem, a song in which the spaces are deleted, some literalized in numbers, special symbols, certain letters are translated into upper case.</text:p>
      <text:p text:style-name="P4">
A strong password can also be created using special passwords.</text:p>
      <text:p text:style-name="P4">
It is important for each account to have a separate, unique password.</text:p>
      <text:p text:style-name="P4">
If it is difficult to remember a lot of difficult passwords, you can use passwords - programs that serve as a "safe", allow you to keep your passwords safe with encryption. Passwords can be used on computers and smartphones. When choosing the best advantage of programs of well -known developers, before installing a product reputation, and to study safety reviews.</text:p>
      <text:p text:style-name="P4">
At the same time, the State Secretariat has warned from the use of simple words in passwords, common combinations of letters and words, symbols that are repeated or go one in the way.</text:p>
      <text:p text:style-name="P4">
"Combinations such as 123456, Qwerty, Password and the like are categorically bored, hackers break such passwords in less than a second," the service said.</text:p>
      <text:p text:style-name="P4">
You should not use your own name, last name, date of birth. The same applies to the names, names and any personal information of relatives.</text:p>
      <text:p text:style-name="P4">
News Source: <text:a xlink:type="simple" xlink:href="https://armyinform.com.ua/2023/05/09/yak-stvoryty-nadijnyj-parol-do-oblikovyh-zapysiv-porady-derzhspeczzvyazku/" text:style-name="Internet_20_link" text:visited-style-name="Visited_20_Internet_20_Link">
https://armyinform.com.ua/2023/05/09/yak-stvoryty-nadijnyj-parol-do-oblikovyh-zapysiv-porady-derzhspeczzvyazku/</text:a>
</text:p>
      <!--NEWS-->
      <text:h text:style-name="P10" text:outline-level="1">
<text:span text:style-name="T4">
Russia has blocked the work of the "grain corridor" again</text:span>
</text:h>
      <text:p text:style-name="P4">
Author: ['АРМІЯINFORM']</text:p>
      <text:p text:style-name="P4">
Time: 2023-05-09T31:00:00-04:00</text:p>
      <text:p text:style-name="P4">
Description: Rosiyska federals of vіdstravati was conducted by the inspectorate of the Suden, Shi straighte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825730.jpg" text:style-name="Internet_20_link" text:visited-style-name="Visited_20_Internet_20_Link">
2825730.jpg</text:a>
']</text:p>
      <text:p text:style-name="P4">
Tags: ['ЧОРНОМОРСЬКА ЗЕРНОВА ІНІЦІАТИВА']</text:p>
      <text:p text:style-name="P4">
Category: News</text:p>
      <!--METADATA-->
      <text:p text:style-name="P4">
<draw:frame draw:style-name="fr1" draw:name="Image250" text:anchor-type="as-char" svg:width="6.9236in" svg:height="4.369813in" draw:z-index="0">
<draw:image xlink:href="../Images/AРМІЯINFORM/2023-05-09T31-00-00-04-00/2825730.jpg" xlink:type="simple" xlink:show="embed" xlink:actuate="onLoad" draw:mime-type="image/jpeg"/>
</draw:frame>
The Russian Federation refused to register and carry out inspections of ships that will interfere with the "grain corridor" to the entrance to the seaports of Ukraine.</text:p>
      <text:p text:style-name="P4">
About it <text:a xlink:type="simple" xlink:href="https://www.facebook.com/Ministry.for.restoration/posts/pfbid0VnRXxxQDK1mGCx17DENZxvV6JWaUb5SdYsnqaahRNEFe2Gur3kAmNHWZksNrT5j1l" text:style-name="Internet_20_link" text:visited-style-name="Visited_20_Internet_20_Link">
reports</text:a>
The press service of the Ministry of Community Development, Territories and Infrastructure of Ukraine Ufeysbook.</text:p>
      <text:p text:style-name="P4">
“The Russian Federation has once again stopped the grain initiative, refusing to register the vessels for entrance and carry out their inspections. Such an approach is contrary to the terms of the current agreement, ”the message reads.</text:p>
      <text:p text:style-name="P4">
The ministry emphasizes that the destructive policy of Russia makes it impossible to draw up an inspection plan in accordance with the procedures of a joint coordination center, which provides for daily approval by all parties of the plan of inspections of both exit and entry.</text:p>
      <text:p text:style-name="P4">
As of May 8, 2023, 90 vessels are being inspected in the territorial waters of Turkey, of which 62 are ships that go under loading. Inspection as an entrance and output fleet are suspended.</text:p>
      <text:p text:style-name="P4">
“Ukraine categorically does not accept Russia's efforts to stop the registration of the and inspection of the entrance fleet, which should be held in view of working on working. We expect partners, the UN and Turkey, ”the UNSC is emphasized.</text:p>
      <text:p text:style-name="P4">
News Source: <text:a xlink:type="simple" xlink:href="https://armyinform.com.ua/2023/05/09/rosiya-vchergove-zablokuvala-robotu-zernovogo-korydoru/" text:style-name="Internet_20_link" text:visited-style-name="Visited_20_Internet_20_Link">
https://armyinform.com.ua/2023/05/09/rosiya-vchergove-zablokuvala-robotu-zernovogo-korydoru/</text:a>
</text:p>
      <!--NEWS-->
      <text:h text:style-name="P10" text:outline-level="1">
<text:span text:style-name="T4">
Representatives of Ukraine and Russia began monitoring visits to the places of maintenance of civilians</text:span>
</text:h>
      <text:p text:style-name="P4">
Author: ['АРМІЯINFORM']</text:p>
      <text:p text:style-name="P4">
Time: 2023-05-09T32:00:00-04:00</text:p>
      <text:p text:style-name="P4">
Description: OFIS of the assailed VP of the Ukrainian right of the rights of the Holders of the Dumi of the Russian Federat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96180753_1986220775099941_2136709016554393374_n.jpg" text:style-name="Internet_20_link" text:visited-style-name="Visited_20_Internet_20_Link">
296180753_1986220775099941_2136709016554393374_n.jpg</text:a>
']</text:p>
      <text:p text:style-name="P4">
Tags: ['ДМИТРО ЛУБІНЕЦЬ']</text:p>
      <text:p text:style-name="P4">
Category: News</text:p>
      <!--METADATA-->
      <text:p text:style-name="P4">
<draw:frame draw:style-name="fr1" draw:name="Image251" text:anchor-type="as-char" svg:width="6.9236in" svg:height="4.615733in" draw:z-index="0">
<draw:image xlink:href="../Images/AРМІЯINFORM/2023-05-09T32-00-00-04-00/296180753_1986220775099941_2136709016554393374_n.jpg" xlink:type="simple" xlink:show="embed" xlink:actuate="onLoad" draw:mime-type="image/jpeg"/>
</draw:frame>
The Office of the Commissioner of the Verkhovna Rada of Ukraine and representatives of the State Duma of RFFROSCLACKED MONYORING VISITS TO CHILDREN.</text:p>
      <text:p text:style-name="P4">
About it <text:a xlink:type="simple" xlink:href="https://t.me/dmytro_lubinetzs/2374" text:style-name="Internet_20_link" text:visited-style-name="Visited_20_Internet_20_Link">
stated</text:a>
The Commissioner of the Verkhovna Rada of Ukraine for Human Rights Dmitry Lubinets in his telegram.</text:p>
      <text:p text:style-name="P4">
"The Office of the Commissioner of the Verkhovna Rada of Ukraine and representatives of the State Duirf began joint activities on monitoring visits of the places of detention of civilians on both sides and transferring sets of primary need to them," he said.</text:p>
      <text:p text:style-name="P4">
According to him, on April 23 this year, the Russians visited our citizens with imprisonment in Luhansk region, only 17 people.</text:p>
      <text:p text:style-name="P4">
"Representatives of the Office of the Commissioner of the Verkhovna Rada of Ukraine made a visit to the 3rd this year together with NGO Nadiya and transferred the previously agreed compound of the initial necessity of the 17th accused, held in the territory of Ukraine," he said.</text:p>
      <text:p text:style-name="P4">
News Source: <text:a xlink:type="simple" xlink:href="https://armyinform.com.ua/2023/05/09/predstavnyky-ukrayiny-i-rosiyi-rozpochaly-monitoryngovi-vizyty-do-miscz-utrymannya-czyvilnyh/" text:style-name="Internet_20_link" text:visited-style-name="Visited_20_Internet_20_Link">
https://armyinform.com.ua/2023/05/09/predstavnyky-ukrayiny-i-rosiyi-rozpochaly-monitoryngovi-vizyty-do-miscz-utrymannya-czyvilnyh/</text:a>
</text:p>
      <!--NEWS-->
      <text:h text:style-name="P10" text:outline-level="1">
<text:span text:style-name="T4">
The invaders of the Russian Federation during the conversation are reflected over the inevitability of losing in the war - the interception of GUR</text:span>
</text:h>
      <text:p text:style-name="P4">
Author: ['АРМІЯINFORM']</text:p>
      <text:p text:style-name="P4">
Time: 2023-05-09T33:00:00-04:00</text:p>
      <text:p text:style-name="P4">
Description: Two VIISKOVOVOSKY RF CONTRICATIONS MIZERNI Boyovi Viplati I Rosirovit over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57513-1_large.jpg" text:style-name="Internet_20_link" text:visited-style-name="Visited_20_Internet_20_Link">
157513-1_large.jpg</text:a>
']</text:p>
      <text:p text:style-name="P4">
Tags: ['ГУР ПЕРЕХОПЛЕННЯ', 'РОЗВІДКА']</text:p>
      <text:p text:style-name="P4">
Category: News</text:p>
      <!--METADATA-->
      <text:p text:style-name="P4">
<draw:frame draw:style-name="fr1" draw:name="Image252" text:anchor-type="as-char" svg:width="6.9236in" svg:height="3.893007in" draw:z-index="0">
<draw:image xlink:href="../Images/AРМІЯINFORM/2023-05-09T33-00-00-04-00/157513-1_large.jpg" xlink:type="simple" xlink:show="embed" xlink:actuate="onLoad" draw:mime-type="image/jpeg"/>
</draw:frame>
Two Russian servicemen discuss meager combat payments and think about the inevitability of losing in this war.</text:p>
      <text:p text:style-name="P4">
As <text:a xlink:type="simple" xlink:href="https://gur.gov.ua/content/ponymaesh-tut-mozhet-byt-takaia-fyhnia-chto-nas-prosto-tut-obankrotiat-nastolko-chto-uzhe-hosudarstvo-nycheho-platyt-ne-smozhet.html" text:style-name="Internet_20_link" text:visited-style-name="Visited_20_Internet_20_Link">
reports</text:a>
MOV General Directorate, this is a permanent interception.</text:p>
      <text:p text:style-name="P4">
"You see, here it may be that we are simply obtained here so much that the state will not be able to pay anything," - the conversation reads.</text:p>
      <text:p text:style-name="P4">
News Source: <text:a xlink:type="simple" xlink:href="https://armyinform.com.ua/2023/05/09/zagarbnyky-rf-pid-chas-rozmovy-rozmirkovuyut-nad-nemynuchistyu-prograshu-u-vijni-perehoplennya-gur/" text:style-name="Internet_20_link" text:visited-style-name="Visited_20_Internet_20_Link">
https://armyinform.com.ua/2023/05/09/zagarbnyky-rf-pid-chas-rozmovy-rozmirkovuyut-nad-nemynuchistyu-prograshu-u-vijni-perehoplennya-gur/</text:a>
</text:p>
      <!--NEWS-->
      <text:h text:style-name="P10" text:outline-level="1">
<text:span text:style-name="T4">
Last day, the enemy struck 30 rocket launchers, 61 aviation strike and made 89 shelling of the RSSU</text:span>
</text:h>
      <text:p text:style-name="P4">
Author: ['АРМІЯINFORM']</text:p>
      <text:p text:style-name="P4">
Time: 2023-05-09T34:00:00-04:00</text:p>
      <text:p text:style-name="P4">
Description: About the operation in the operational INformation General Staff of the ZSU. “Last of Past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ГРЕСІЯ РФ', 'ВТОРГНЕННЯ РФ', 'ВТРАТИ ВОРОГА', 'ГШ ЗСУ']</text:p>
      <text:p text:style-name="P4">
Category: News</text:p>
      <!--METADATA-->
      <text:p text:style-name="P4">
<draw:frame draw:style-name="fr1" draw:name="Image253" text:anchor-type="as-char" svg:width="6.9236in" svg:height="3.893007in" draw:z-index="0">
<draw:image xlink:href="../Images/AРМІЯINFORM/2023-05-09T34-00-00-04-00/2022-10-06-vorog-znov-obstrilyav-raketamy.jpg" xlink:type="simple" xlink:show="embed" xlink:actuate="onLoad" draw:mime-type="image/jpeg"/>
</draw:frame>
Illustrative photo</text:p>
      <text:p text:style-name="P4">
<text:span text:style-name="T4">
<text:span text:style-name="T5">
* 🔥 Situation on Russian invasion </text:span>
</text:span>
*</text:p>
      <text:p text:style-name="P4">
About this <text:a xlink:type="simple" xlink:href="https://www.facebook.com/GeneralStaff.ua/posts/pfbid02zNT977Ae4gAnMsForcf5pRkxXp1imddAzWxxxZZMuyJsqVAya6bnQy2Tr22VBhKml" text:style-name="Internet_20_link" text:visited-style-name="Visited_20_Internet_20_Link">
it is referred</text:a>
Waperative information of the General Staff of the Armed Forces.</text:p>
      <text:p text:style-name="P4">
“Over the past day, the enemy has caused 30 missile, 61 aircraft strike of the pledged 89 shelling of rocket launchers on the positions of our Yavsk and settlements. Private dwellings have been destroyed and damaged by other civilian infrastructure, there are victims, ”the message reads.</text:p>
      <text:p text:style-name="P4">
The Armed Forces General Staff added that the likelihood of missile and aviation charters all the territory of Ukraine remains high.</text:p>
      <text:p text:style-name="P4">
News Source: <text:a xlink:type="simple" xlink:href="https://armyinform.com.ua/2023/05/09/mynuloyi-doby-protyvnyk-zavdav-30-raketnyh-61-aviaczijnogo-udaru-ta-zdijsnyv-89-obstriliv-z-rszv/" text:style-name="Internet_20_link" text:visited-style-name="Visited_20_Internet_20_Link">
https://armyinform.com.ua/2023/05/09/mynuloyi-doby-protyvnyk-zavdav-30-raketnyh-61-aviaczijnogo-udaru-ta-zdijsnyv-89-obstriliv-z-rszv/</text:a>
</text:p>
      <!--NEWS-->
      <text:h text:style-name="P10" text:outline-level="1">
<text:span text:style-name="T4">
Ukrainian defenders repelled 42 hostile attacks in four directions</text:span>
</text:h>
      <text:p text:style-name="P4">
Author: ['АРМІЯINFORM']</text:p>
      <text:p text:style-name="P4">
Time: 2023-05-09T35:00:00-04:00</text:p>
      <text:p text:style-name="P4">
Description: About the operation in the operational INformation General Staff of the ZSU. “The enemy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1000_545_1681538376-5149.webp" text:style-name="Internet_20_link" text:visited-style-name="Visited_20_Internet_20_Link">
1000_545_1681538376-5149.webp</text:a>
']</text:p>
      <text:p text:style-name="P4">
Tags: ['STOPRUSSIA', 'АГРЕСІЯ РФ', 'ВТОРГНЕННЯ РФ']</text:p>
      <text:p text:style-name="P4">
Category: News</text:p>
      <!--METADATA-->
      <text:p text:style-name="P4">
<draw:frame draw:style-name="fr1" draw:name="Image254" text:anchor-type="as-char" svg:width="6.9236in" svg:height="3.773362in" draw:z-index="0">
<draw:image xlink:href="../ConvertedIMGs/AРМІЯINFORM/2023-05-09T35-00-00-04-00/1000_545_1681538376-5149.png" xlink:type="simple" xlink:show="embed" xlink:actuate="onLoad" draw:mime-type="image/png"/>
</draw:frame>
Illustrative photo</text:p>
      <text:p text:style-name="P4">
<text:span text:style-name="T4">
<text:span text:style-name="T5">
* 🔥 Situation on Russian invasion </text:span>
</text:span>
*</text:p>
      <text:p text:style-name="P4">
About this <text:a xlink:type="simple" xlink:href="https://www.facebook.com/GeneralStaff.ua/posts/pfbid02zNT977Ae4gAnMsForcf5pRkxXp1imddAzWxxxZZMuyJsqVAya6bnQy2Tr22VBhKml" text:style-name="Internet_20_link" text:visited-style-name="Visited_20_Internet_20_Link">
it is referred</text:a>
Waperative information of the General Staff of the Armed Forces.</text:p>
      <text:p text:style-name="P4">
“The enemy continues to concentrate the main efforts on Liman, Bakhmut, Avdiiv and Mariinsky. There are heavy battles of Bakhmut and Marinka. In total, 42 attacks in the front areas of the front were reflected during the last day, ”the message reads.</text:p>
      <text:p text:style-name="P4">
News Source: <text:a xlink:type="simple" xlink:href="https://armyinform.com.ua/2023/05/09/ukrayinski-zahysnyky-vidbyly-42-vorozhyh-ataky-na-chotyroh-napryamkah/" text:style-name="Internet_20_link" text:visited-style-name="Visited_20_Internet_20_Link">
https://armyinform.com.ua/2023/05/09/ukrayinski-zahysnyky-vidbyly-42-vorozhyh-ataky-na-chotyroh-napryamkah/</text:a>
</text:p>
      <!--NEWS-->
      <text:h text:style-name="P10" text:outline-level="1">
<text:span text:style-name="T4">
The racists export the looted property from the frontlines in the Zaporozhye region - the General Staff</text:span>
</text:h>
      <text:p text:style-name="P4">
Author: ['АРМІЯINFORM']</text:p>
      <text:p text:style-name="P4">
Time: 2023-05-09T36:00:00-04:00</text:p>
      <text:p text:style-name="P4">
Description: Rosіyskі Porto does not shake Grabuvati Gromyan Ukrainian, the Pidpromism by that sovereig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osiyany-marodery.jpg" text:style-name="Internet_20_link" text:visited-style-name="Visited_20_Internet_20_Link">
rosiyany-marodery.jpg</text:a>
']</text:p>
      <text:p text:style-name="P4">
Tags: ['STOPRUSSIA', 'АГРЕСІЯ РФ', 'ВІЙНА', 'ВТОРГНЕННЯ РФ', 'ГШ ЗСУ']</text:p>
      <text:p text:style-name="P4">
Category: News</text:p>
      <!--METADATA-->
      <text:p text:style-name="P4">
<draw:frame draw:style-name="fr1" draw:name="Image255" text:anchor-type="as-char" svg:width="6.9236in" svg:height="4.615733in" draw:z-index="0">
<draw:image xlink:href="../Images/AРМІЯINFORM/2023-05-09T36-00-00-04-00/rosiyany-marodery.jpg" xlink:type="simple" xlink:show="embed" xlink:actuate="onLoad" draw:mime-type="image/jpeg"/>
</draw:frame>
Illustrative photo</text:p>
      <text:p text:style-name="P4">
<text:span text:style-name="T4">
<text:span text:style-name="T5">
* 🔥 Situation on Russian invasion </text:span>
</text:span>
*</text:p>
      <text:p text:style-name="P4">
Russian invaders do not stop robbery of Ukrainian citizens, enterprises of tinging institutions in the temporarily captured territories of Zaporizhzhya region.</text:p>
      <text:p text:style-name="P4">
About this <text:a xlink:type="simple" xlink:href="https://www.facebook.com/GeneralStaff.ua/posts/pfbid02zNT977Ae4gAnMsForcf5pRkxXp1imddAzWxxxZZMuyJsqVAya6bnQy2Tr22VBhKml" text:style-name="Internet_20_link" text:visited-style-name="Visited_20_Internet_20_Link">
it is referred</text:a>
Waperative information of the General Staff of the Armed Forces.</text:p>
      <text:p text:style-name="P4">
“For the export of looted property from settlements near the line ofboy collision, the invaders attract drivers and owners of trucks have been carved by local collaborators. They bring it in the direction of Crimea, ”the testimony reads.</text:p>
      <text:p text:style-name="P4">
News Source: <text:a xlink:type="simple" xlink:href="https://armyinform.com.ua/2023/05/09/rashysty-vyvozyat-nagrabovane-majno-z-pryfrontovyh-terytorij-u-zaporizkij-oblasti-genshtab/" text:style-name="Internet_20_link" text:visited-style-name="Visited_20_Internet_20_Link">
https://armyinform.com.ua/2023/05/09/rashysty-vyvozyat-nagrabovane-majno-z-pryfrontovyh-terytorij-u-zaporizkij-oblasti-genshtab/</text:a>
</text:p>
      <!--NEWS-->
      <text:h text:style-name="P10" text:outline-level="1">
<text:span text:style-name="T4">
Defense forces destroyed 23 out of 25 rockets released across Ukraine on the night of May 9 - Valery Zaluzhny</text:span>
</text:h>
      <text:p text:style-name="P4">
Author: ['АРМІЯINFORM']</text:p>
      <text:p text:style-name="P4">
Time: 2023-05-09T37:00:00-04:00</text:p>
      <text:p text:style-name="P4">
Description: NICH on the 9th Herbacle Porpanthi Launching 25 Criclatic missiles “Kalibr” TA X-101/X-555 .... War with Ukraine 2022, War with Ukraine Latest News Today, News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35_main-v1670826199.jpg" text:style-name="Internet_20_link" text:visited-style-name="Visited_20_Internet_20_Link">
35_main-v1670826199.jpg</text:a>
']</text:p>
      <text:p text:style-name="P4">
Tags: ['ВАЛЕРІЙ ЗАЛУЖНИЙ', 'ГОЛОВНОКОМАНДУВАЧ ЗБРОЙНИХ СИЛ УКРАЇНИ', 'РАКЕТНА АТАКА', 'РАКЕТНИЙ ОБСТРІЛ']</text:p>
      <text:p text:style-name="P4">
Category: News</text:p>
      <!--METADATA-->
      <text:p text:style-name="P4">
<draw:frame draw:style-name="fr1" draw:name="Image256" text:anchor-type="as-char" svg:width="6.9236in" svg:height="4.61903in" draw:z-index="0">
<draw:image xlink:href="../Images/AРМІЯINFORM/2023-05-09T37-00-00-04-00/35_main-v1670826199.jpg" xlink:type="simple" xlink:show="embed" xlink:actuate="onLoad" draw:mime-type="image/jpeg"/>
</draw:frame>
On the night of May 9, the invaders were launched 25 winged rockets "Caliber" Tah-101/X-555. 23 of them were destroyed by the air defense of the Air Force forces of Ukraine in cooperation with the components of the Defense Forces of Ukraine.</text:p>
      <text:p text:style-name="P4">
About it <text:a xlink:type="simple" xlink:href="https://t.me/CinCAFU/495" text:style-name="Internet_20_link" text:visited-style-name="Visited_20_Internet_20_Link">
reported</text:a>
The Commander -in -Chief of the Armed Forces of the Armed Forces of Ukraine General Waleriy Zaluzhny.</text:p>
      <text:p text:style-name="P4">
It is noted that the enemy struck the territory of Ukraine with winged maritime and air base.</text:p>
      <text:p text:style-name="P4">
“At about 10:00 pm on May 8, the enemy released eight winged caliber missiles from the Black Sea carriers, which he directed to the eastern regions of the country. All eight - ascertained by the forces and means of air defense of the Air Command "East".</text:p>
      <text:p text:style-name="P4">
Already closer to 04:00 am on May 9, the occupiers were launched 17 Winged Air Basics X-101/X-555 from strategic aviation aircraft —Ch.(Caspian district). Силами та засобами протиповітряної оборониповітряного командування „Центр“ знищено 14 крилатих ракет, ще одну — у зонівідповідальності повітряного командування „Південь“. Усього знищено 15крилатих ракет Х-101/Х-555», — написав Валерій Залужний.</text:p>
      <text:p text:style-name="P4">
News Source: <text:a xlink:type="simple" xlink:href="https://armyinform.com.ua/2023/05/09/syly-oborony-znyshhyly-23-iz-25-raket-vypushhenyh-po-ukrayini-u-nich-na-9-travnya-valerij-zaluzhnyj/" text:style-name="Internet_20_link" text:visited-style-name="Visited_20_Internet_20_Link">
https://armyinform.com.ua/2023/05/09/syly-oborony-znyshhyly-23-iz-25-raket-vypushhenyh-po-ukrayini-u-nich-na-9-travnya-valerij-zaluzhnyj/</text:a>
</text:p>
      <!--NEWS-->
      <text:h text:style-name="P10" text:outline-level="1">
<text:span text:style-name="T4">
Aviation of Defense Forces over the past day has made 16 beats in the enemy's concentration areas</text:span>
</text:h>
      <text:p text:style-name="P4">
Author: ['АРМІЯINFORM']</text:p>
      <text:p text:style-name="P4">
Time: 2023-05-09T38:00:00-04:00</text:p>
      <text:p text:style-name="P4">
Description: Avіaatsіya forces of defense for Past Doba took 16 hit in the areas of Zsero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text:p>
      <text:p text:style-name="P4">
Category: News</text:p>
      <!--METADATA-->
      <text:p text:style-name="P4">
<draw:frame draw:style-name="fr1" draw:name="Image257" text:anchor-type="as-char" svg:width="6.9236in" svg:height="4.501139in" draw:z-index="0">
<draw:image xlink:href="../Images/AРМІЯINFORM/2023-05-09T38-00-00-04-00/war-1.jpg" xlink:type="simple" xlink:show="embed" xlink:actuate="onLoad" draw:mime-type="image/jpeg"/>
</draw:frame>
Illustrative photo</text:p>
      <text:p text:style-name="P4">
<text:span text:style-name="T4">
<text:span text:style-name="T5">
* 🔥 Situation on Russian invasion </text:span>
</text:span>
*</text:p>
      <text:p text:style-name="P4">
The aviation of defense forces over the past 24 hours has made 16 beats in the areas of concentration of personal staff and enemy military equipment.</text:p>
      <text:p text:style-name="P4">
About this <text:a xlink:type="simple" xlink:href="https://www.facebook.com/GeneralStaff.ua/posts/pfbid02zNT977Ae4gAnMsForcf5pRkxXp1imddAzWxxxZZMuyJsqVAya6bnQy2Tr22VBhKml" text:style-name="Internet_20_link" text:visited-style-name="Visited_20_Internet_20_Link">
it is referred</text:a>
Waperative information of the General Staff of the Armed Forces.</text:p>
      <text:p text:style-name="P4">
“Over the past 24 hours, our defenders have been destroyed, in particular, Zala hostility UAVs.</text:p>
      <text:p text:style-name="P4">
The departments of rocket troops and artillery struck 3 areas of the Living Silers, 2 ammunition depots and 3 more important hostile goals, ”the testimony reads.</text:p>
      <text:p text:style-name="P4">
News Source: <text:a xlink:type="simple" xlink:href="https://armyinform.com.ua/2023/05/09/aviacziya-syl-oborony-za-mynulu-dobu-zavdala-16-udariv-po-rajonah-zoseredzhennya-protyvnyka/" text:style-name="Internet_20_link" text:visited-style-name="Visited_20_Internet_20_Link">
https://armyinform.com.ua/2023/05/09/aviacziya-syl-oborony-za-mynulu-dobu-zavdala-16-udariv-po-rajonah-zoseredzhennya-protyvnyka/</text:a>
</text:p>
      <!--NEWS-->
      <text:h text:style-name="P10" text:outline-level="1">
<text:span text:style-name="T4">
The General Staff of the Armed Forces warns: on May 9, Russia prepares provocations against its inhabitants</text:span>
</text:h>
      <text:p text:style-name="P4">
Author: ['АРМІЯINFORM']</text:p>
      <text:p text:style-name="P4">
Time: 2023-05-09T39:00:00-04:00</text:p>
      <text:p text:style-name="P4">
Description: “Trivoy” of the post -Vimaga, the new great victims of that malice, Abi Solo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8/censor_social-e1683610187532.jpg" text:style-name="Internet_20_link" text:visited-style-name="Visited_20_Internet_20_Link">
censor_social-e1683610187532.jpg</text:a>
']</text:p>
      <text:p text:style-name="P4">
Tags: ['STOPRUSSIA', 'АГРЕСІЯ РФ', 'ВТОРГНЕННЯ РФ', 'ГШ ЗСУ']</text:p>
      <text:p text:style-name="P4">
Category: News</text:p>
      <!--METADATA-->
      <text:p text:style-name="P4">
<draw:frame draw:style-name="fr1" draw:name="Image258" text:anchor-type="as-char" svg:width="6.9236in" svg:height="3.584808in" draw:z-index="0">
<draw:image xlink:href="../Images/AРМІЯINFORM/2023-05-09T39-00-00-04-00/censor_social-e1683610187532.jpg" xlink:type="simple" xlink:show="embed" xlink:actuate="onLoad" draw:mime-type="image/jpeg"/>
</draw:frame>
The "victory" of Russia constantly requires new major casualties and crimes to support the support of its own population. According to the General Staff of the Armed Forces, parades are planned on May 9 on May 9, including with the participation. It is possible that Russia prepares provocations against its inhabitants. They were neatly destroyed by their own people for the sake of political purposes.</text:p>
      <text:p text:style-name="P4">
About this <text:a xlink:type="simple" xlink:href="https://www.facebook.com/GeneralStaff.ua/posts/pfbid027tkFSkbLVaKdj8mqBsgjRJAiSpoVA7YhMg2V64T8UVSGWtzrsdTtSioqUMSUGyHtl" text:style-name="Internet_20_link" text:visited-style-name="Visited_20_Internet_20_Link">
informs</text:a>
The General Staff of the Armed Forces.</text:p>
      <text:p text:style-name="P4">
“Provocations and lies are eternal weapons of tyrants and aggressors. The whole essence of the war, which has spread Russia against Ukraine, is that we are not them. We beat Napoli battle. They also bombard maternity hospitals and stations where civilian people gather. Our enemy is a terrorist state, who is snapped on sacred dates, ”the message reads.</text:p>
      <text:p text:style-name="P4">
The Armed Forces General Staff remind that Ukraine's defense forces operate solely within the framework of international humanitarian law, comply with the rules and customs of war.</text:p>
      <text:p text:style-name="P4">
“People's lives are a key value to us. We do not fight against civilian regulations and, in particular, children. Our goal is to protect our country, ”the Armed Forces said.</text:p>
      <text:p text:style-name="P4">
News Source: <text:a xlink:type="simple" xlink:href="https://armyinform.com.ua/2023/05/09/genshtab-zsu-poperedzhaye-9-travnya-rosiya-gotuye-provokacziyi-proty-svoyih-meshkancziv/" text:style-name="Internet_20_link" text:visited-style-name="Visited_20_Internet_20_Link">
https://armyinform.com.ua/2023/05/09/genshtab-zsu-poperedzhaye-9-travnya-rosiya-gotuye-provokacziyi-proty-svoyih-meshkancziv/</text:a>
</text:p>
      <!--NEWS-->
      <text:h text:style-name="P10" text:outline-level="1">
<text:span text:style-name="T4">
More than 195 thousand soldiers have lost the army of the Russian Federation in Ukraine since the beginning of large -scale aggression</text:span>
</text:h>
      <text:p text:style-name="P4">
Author: ['АРМІЯINFORM']</text:p>
      <text:p text:style-name="P4">
Time: 2023-05-09T40:00:00-04:00</text:p>
      <text:p text:style-name="P4">
Description: Zagalni Boyov, take the enemy on 02.24.22 to 09/09/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c2400a40-4734-4556-9d59-54441f38e9af-scaled.jpg" text:style-name="Internet_20_link" text:visited-style-name="Visited_20_Internet_20_Link">
c2400a40-4734-4556-9d59-54441f38e9af-scaled.jpg</text:a>
']</text:p>
      <text:p text:style-name="P4">
Tags: ['STOPRUSSIA', 'АГРЕСІЯ РФ', 'ВТОРГНЕННЯ РФ', 'ВТРАТИ ВОРОГА', 'ГШ ЗСУ']</text:p>
      <text:p text:style-name="P4">
Category: News</text:p>
      <!--METADATA-->
      <text:p text:style-name="P4">
<draw:frame draw:style-name="fr1" draw:name="Image259" text:anchor-type="as-char" svg:width="6.9236in" svg:height="6.975527in" draw:z-index="0">
<draw:image xlink:href="../Images/AРМІЯINFORM/2023-05-09T40-00-00-04-00/c2400a40-4734-4556-9d59-54441f38e9af-scaled.jpg" xlink:type="simple" xlink:show="embed" xlink:actuate="onLoad" draw:mime-type="image/jpeg"/>
</draw:frame>
The total fighting loss of the enemy from 24.02.22 to 09.05.23 will be orientated:</text:p>
      <text:p text:style-name="P4">
<text:span text:style-name="T4">
<text:span text:style-name="T5">
 Personnel - </text:span>
* 195620(+650)persons eliminated</text:span>
<text:span text:style-name="T5">
 tanks - </text:span>
<text:span text:style-name="T5">
 3734(+4)</text:span>
<text:span text:style-name="T4">
 combat armored vehicles - </text:span>
 7258(+4)<text:span text:style-name="T4">
<text:span text:style-name="T5">
 Artillery systems - </text:span>
<text:span text:style-name="T5">
 3031(+13)</text:span>
 </text:span>
 RSZV - <text:span text:style-name="T4">
 554(0)</text:span>
<text:span text:style-name="T5">
 air defense - </text:span>
<text:span text:style-name="T5">
 307(+1)</text:span>
<text:span text:style-name="T4">
 aircraft - </text:span>
 308(0)<text:span text:style-name="T4">
<text:span text:style-name="T5">
 helicopters - </text:span>
* 294(0)</text:span>
<text:span text:style-name="T5">
 UAV Operative Tactical Level-</text:span>
<text:span text:style-name="T5">
 2618(+4)</text:span>
<text:span text:style-name="T4">
 Winged missiles - </text:span>
 955(+8)<text:span text:style-name="T4">
<text:span text:style-name="T5">
 ships / boats - </text:span>
* 18(0)</text:span>
<text:span text:style-name="T5">
 Automobile equipment and tanks - </text:span>
<text:span text:style-name="T5">
 5969(+11)</text:span>
<text:span text:style-name="T4">
 Special Technique - </text:span>
 388(+4)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9.05.23.</text:p>
      <text:p text:style-name="P4">
News Source: <text:a xlink:type="simple" xlink:href="https://armyinform.com.ua/2023/05/09/ponad-195-tysyach-vijskovyh-vtratyla-armiya-rf-v-ukrayini-z-pochatku-shyrokomasshtabnoyi-agresiyi/" text:style-name="Internet_20_link" text:visited-style-name="Visited_20_Internet_20_Link">
https://armyinform.com.ua/2023/05/09/ponad-195-tysyach-vijskovyh-vtratyla-armiya-rf-v-ukrayini-z-pochatku-shyrokomasshtabnoyi-agresiyi/</text:a>
</text:p>
      <!--NEWS-->
      <text:h text:style-name="P10" text:outline-level="1">
<text:span text:style-name="T4">
On the day of honoring victory over tyranny, Russia was distinguished by a massive shelling of Ukraine - US Ambassador</text:span>
</text:h>
      <text:p text:style-name="P4">
Author: ['АРМІЯINFORM']</text:p>
      <text:p text:style-name="P4">
Time: 2023-05-09T41:00:00-04:00</text:p>
      <text:p text:style-name="P4">
Description: At that hour, if the Covits of the Richnitsa is a grinding of the tiraniyu, the war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obstril.jpg" text:style-name="Internet_20_link" text:visited-style-name="Visited_20_Internet_20_Link">
obstril.jpg</text:a>
']</text:p>
      <text:p text:style-name="P4">
Tags: ['STOPRUSSIA', 'БРІДЖИТ БРІНК', 'ОБСТРІЛ УКРАЇНИ', 'ПОСОЛ США В УКРАЇНІ']</text:p>
      <text:p text:style-name="P4">
Category: News</text:p>
      <!--METADATA-->
      <text:p text:style-name="P4">
<draw:frame draw:style-name="fr1" draw:name="Image260" text:anchor-type="as-char" svg:width="6.9236in" svg:height="3.894525in" draw:z-index="0">
<draw:image xlink:href="../Images/AРМІЯINFORM/2023-05-09T41-00-00-04-00/obstril.jpg" xlink:type="simple" xlink:show="embed" xlink:actuate="onLoad" draw:mime-type="image/jpeg"/>
</draw:frame>
At a time when the civilized world celebrated the anniversary of the victory on tyranny, Russia made a massive shelling of Ukraine.</text:p>
      <text:p text:style-name="P4">
About it <text:a xlink:type="simple" xlink:href="https://twitter.com/USAmbKyiv/status/1655791068166733824" text:style-name="Internet_20_link" text:visited-style-name="Visited_20_Internet_20_Link">
stated</text:a>
US Ambassador to Ukraine Bridget Brink.</text:p>
      <text:p text:style-name="P4">
“Ukraine, Europe and the United States honored victory over tyranny yesterday. Russia identifies on May 9 new rockets and drones launched in Bikin Ukrainian cities and sleeping civilians, ”Bridget Brinkk said.</text:p>
      <text:p text:style-name="P4">
Recall that on the night of May 9, the invaders made the launches of 25 winged missiles "Caliber" and X-101/X-555, 23 of them <text:a xlink:type="simple" xlink:href="https://armyinform.com.ua/2023/05/09/syly-oborony-znyshhyly-23-iz-25-raket-vypushhenyh-po-ukrayini-u-nich-na-9-travnya-valerij-zaluzhnyj/" text:style-name="Internet_20_link" text:visited-style-name="Visited_20_Internet_20_Link">
destroyed</text:a>
The air forces of the Air Force of the Armed Forces of Ukraine in relation to the components of the Defense Forces of Ukraine.</text:p>
      <text:p text:style-name="P4">
News Source: <text:a xlink:type="simple" xlink:href="https://armyinform.com.ua/2023/05/09/u-den-vshanuvannya-peremogy-nad-tyraniyeyu-rosiya-vidznachylasya-masovanym-obstrilom-ukrayiny-posol-ssha/" text:style-name="Internet_20_link" text:visited-style-name="Visited_20_Internet_20_Link">
https://armyinform.com.ua/2023/05/09/u-den-vshanuvannya-peremogy-nad-tyraniyeyu-rosiya-vidznachylasya-masovanym-obstrilom-ukrayiny-posol-ssha/</text:a>
</text:p>
      <!--NEWS-->
      <text:h text:style-name="P10" text:outline-level="1">
<text:span text:style-name="T4">
In Ukraine a moment of silence</text:span>
</text:h>
      <text:p text:style-name="P4">
Author: ['АРМІЯINFORM']</text:p>
      <text:p text:style-name="P4">
Time: 2023-05-09T4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61" text:anchor-type="as-char" svg:width="6.9236in" svg:height="3.895992in" draw:z-index="0">
<draw:image xlink:href="../Images/AРМІЯINFORM/2023-05-09T42-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9/v-ukrayini-hvylyna-movchannya-2/" text:style-name="Internet_20_link" text:visited-style-name="Visited_20_Internet_20_Link">
https://armyinform.com.ua/2023/05/09/v-ukrayini-hvylyna-movchannya-2/</text:a>
</text:p>
      <!--NEWS-->
      <text:h text:style-name="P10" text:outline-level="1">
<text:span text:style-name="T4">
The President of the European Commission arrived in Ukraine: Kiev is a relevant place for celebration of Europe Day</text:span>
</text:h>
      <text:p text:style-name="P4">
Author: ['АРМІЯINFORM']</text:p>
      <text:p text:style-name="P4">
Time: 2023-05-09T43:00:00-04:00</text:p>
      <text:p text:style-name="P4">
Description: Before the Ukrainian capital, the president of єvropeiskiykiyi, Ursula von der Lyan, was complete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ursula-1.jpg" text:style-name="Internet_20_link" text:visited-style-name="Visited_20_Internet_20_Link">
ursula-1.jpg</text:a>
']</text:p>
      <text:p text:style-name="P4">
Tags: ['STOPRUSSIA', 'ДЕНЬ ЄВРОПИ', 'ПРЕЗИДЕНТКА ЄВРОКОМІСІЇ', 'УРСУЛА ФОН ДЕР ЛЯЄН']</text:p>
      <text:p text:style-name="P4">
Category: News</text:p>
      <!--METADATA-->
      <text:p text:style-name="P4">
<draw:frame draw:style-name="fr1" draw:name="Image262" text:anchor-type="as-char" svg:width="6.9236in" svg:height="3.894525in" draw:z-index="0">
<draw:image xlink:href="../Images/AРМІЯINFORM/2023-05-09T43-00-00-04-00/ursula-1.jpg" xlink:type="simple" xlink:show="embed" xlink:actuate="onLoad" draw:mime-type="image/jpeg"/>
</draw:frame>
The President of the European Commission Ursula von Derlyen arrived in the Ukrainian capital.</text:p>
      <text:p text:style-name="P4">
She <text:a xlink:type="simple" xlink:href="https://twitter.com/vonderleyen/status/1655801973378019329" text:style-name="Internet_20_link" text:visited-style-name="Visited_20_Internet_20_Link">
reported</text:a>
Utwitter.</text:p>
      <text:p text:style-name="P4">
“It is good to be in Kiev again. Where the values we value are protected. Therefore, this is such a place for celebrating Europe Day. I congratulate the decision of the president of Ukraine Volodymyr Zelensky on May 9, and here in Ukraine, ”said Ursula von Der Lyen.</text:p>
      <text:p text:style-name="P4">
It should be noted that this is the fifth visit of the President of the European Commission to Kiev from a novoked Russian invasion of Russia into Ukraine. Last time Ursula von Derlyen <text:a xlink:type="simple" xlink:href="https://armyinform.com.ua/2023/02/02/uchetverte-z-pochatku-vtorgnennya-rf-prezydentka-yevrokomisiyi-prybula-do-kyyeva/" text:style-name="Internet_20_link" text:visited-style-name="Visited_20_Internet_20_Link">
came</text:a>
To Kiev on February 22023.</text:p>
      <text:p text:style-name="P4">
We will remind, President of Ukraine Volodymyr Zelenskyy <text:a xlink:type="simple" xlink:href="https://armyinform.com.ua/2023/05/08/shhoroku-9-travnya-ukrayina-vidznachatyme-den-yevropy-ukaz-prezydenta/" text:style-name="Internet_20_link" text:visited-style-name="Visited_20_Internet_20_Link">
approved</text:a>
The relevant decree set up to Europe on January 9th.</text:p>
      <text:p text:style-name="P4">
News Source: <text:a xlink:type="simple" xlink:href="https://armyinform.com.ua/2023/05/09/v-ukrayinu-prybula-prezydentka-yevrokomisiyi-kyyiv-dorechne-miscze-dlya-svyatkuvannya-dnya-yevropy/" text:style-name="Internet_20_link" text:visited-style-name="Visited_20_Internet_20_Link">
https://armyinform.com.ua/2023/05/09/v-ukrayinu-prybula-prezydentka-yevrokomisiyi-kyyiv-dorechne-miscze-dlya-svyatkuvannya-dnya-yevropy/</text:a>
</text:p>
      <!--NEWS-->
      <text:h text:style-name="P10" text:outline-level="1">
<text:span text:style-name="T4">
More than 9 million hryvnias have been released from Russian captivity</text:span>
</text:h>
      <text:p text:style-name="P4">
Author: ['АРМІЯINFORM']</text:p>
      <text:p text:style-name="P4">
Time: 2023-05-09T44:00:00-04:00</text:p>
      <text:p text:style-name="P4">
Description: Ukrainian Vyplachuvati sovereign Domovo Zvillenim to Polon. Days Bulo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10/groshova-dopomoga.jpg" text:style-name="Internet_20_link" text:visited-style-name="Visited_20_Internet_20_Link">
groshova-dopomoga.jpg</text:a>
']</text:p>
      <text:p text:style-name="P4">
Tags: ['АГРЕСІЯ РФ', 'ВІЙСЬКОВОПОЛОНЕНІ', 'ДЕРЖАВНА ДОПОМОГА', 'ЗВІЛЬНЕНІ З ПОЛОНУ', 'МІНРЕІНТЕГРАЦІЇ']</text:p>
      <text:p text:style-name="P4">
Category: News</text:p>
      <!--METADATA-->
      <text:p text:style-name="P4">
<draw:frame draw:style-name="fr1" draw:name="Image263" text:anchor-type="as-char" svg:width="6.9236in" svg:height="4.542853in" draw:z-index="0">
<draw:image xlink:href="../Images/AРМІЯINFORM/2023-05-09T44-00-00-04-00/groshova-dopomoga.jpg" xlink:type="simple" xlink:show="embed" xlink:actuate="onLoad" draw:mime-type="image/jpeg"/>
</draw:frame>
Ukraine continues to pay state aid dismissed from captivity. Another 9.3 million hryvnias were transferred to the bank accounts released by the Rerbs.</text:p>
      <text:p text:style-name="P4">
About it <text:a xlink:type="simple" xlink:href="https://minre.gov.ua/2023/05/08/minreintegracziyi-prodovzhuye-vyplachuvaty-derzhdopomogu-zvilnenym-z-polonu/" text:style-name="Internet_20_link" text:visited-style-name="Visited_20_Internet_20_Link">
reports</text:a>
Ministry of Inquiries of Reintegration of Temporarily Occupied Territories of Ukraine.</text:p>
      <text:p text:style-name="P4">
According to the department, state financial aid was held at 100 thousand hryvnias, another 93 persons who were released from captivity.</text:p>
      <text:p text:style-name="P4">
Reference: In January-April 2023, the Ministry of Reintegration listed 100 thousand UAH of state aid 328 released from captivity and 255 families of prisoners.</text:p>
      <text:p text:style-name="P4">
News Source: <text:a xlink:type="simple" xlink:href="https://armyinform.com.ua/2023/05/09/ponad-9-mln-gryven-dopomogy-pererahuvaly-zvilnenym-z-rosijskogo-polonu/" text:style-name="Internet_20_link" text:visited-style-name="Visited_20_Internet_20_Link">
https://armyinform.com.ua/2023/05/09/ponad-9-mln-gryven-dopomogy-pererahuvaly-zvilnenym-z-rosijskogo-polonu/</text:a>
</text:p>
      <!--NEWS-->
      <text:h text:style-name="P10" text:outline-level="1">
<text:span text:style-name="T4">
There are a few versions of the Uaks attack on the Kremlin - GUR</text:span>
</text:h>
      <text:p text:style-name="P4">
Author: ['АРМІЯINFORM']</text:p>
      <text:p text:style-name="P4">
Time: 2023-05-09T45:00:00-04:00</text:p>
      <text:p text:style-name="P4">
Description: Blow Bezpizilotnitniki in the Moscow Kremlin 4 Herbails can be good for Activ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yusov.jpg" text:style-name="Internet_20_link" text:visited-style-name="Visited_20_Internet_20_Link">
yusov.jpg</text:a>
']</text:p>
      <text:p text:style-name="P4">
Tags: ['АГРЕСІЯ РФ', 'АНДРІЙ ЮСОВ', 'БПЛА', 'ВТОРГНЕННЯ РФ', 'ГУР МОУ']</text:p>
      <text:p text:style-name="P4">
Category: News</text:p>
      <!--METADATA-->
      <text:p text:style-name="P4">
<draw:frame draw:style-name="fr1" draw:name="Image264" text:anchor-type="as-char" svg:width="6.9236in" svg:height="4.612849in" draw:z-index="0">
<draw:image xlink:href="../Images/AРМІЯINFORM/2023-05-09T45-00-00-04-00/yusov.jpg" xlink:type="simple" xlink:show="embed" xlink:actuate="onLoad" draw:mime-type="image/jpeg"/>
</draw:frame>
The blow of drones on the Moscow Kremlin on May 4 may be associated with a skeleton of local resistance forces or with showdown of the so -called Kremlin Eve.</text:p>
      <text:p text:style-name="P4">
About it <text:a xlink:type="simple" xlink:href="https://gur.gov.ua/content/vnutrishnorosiiske-protystoiannia-predstavnyk-hur-andrii-iusov-pro-ataku-droniv-na-kreml.html" text:style-name="Internet_20_link" text:visited-style-name="Visited_20_Internet_20_Link">
reports</text:a>
Main Directorate of Intelligence of the Ministry of Defense of Ukraine.</text:p>
      <text:p text:style-name="P4">
According to a representative of military intelligence Andriy Yusov, such a serious information-propaganda action, which is the impact of UAV on the Kremlin, the needalab of appropriate planning and resources. Ukraine, however, directs its forces of imposition to another channel.</text:p>
      <text:p text:style-name="P4">
“There is an official position of Ukraine, official officials: no, not involved and there is no need. Because measures of the Ukrainian security forces and defense are directed to the de -occupation, the liberation of the Ukrainian territories and the disposal of the enemy's military objects, ”the GUR spokesman emphasized.</text:p>
      <text:p text:style-name="P4">
According to Andrei Yusov, the effect of drones over the Kremlin delegitimizes Putin's regime - shows that he does not control the situation.</text:p>
      <text:p text:style-name="P4">
“When we talk about the Kremlin, we need to remember that it has different" towers "and live different people, often with different, and sometimes even with opposite interseres. Therefore, the inhabitants of certain "towers" could well be involved, " - added Andrey Yusov.</text:p>
      <text:p text:style-name="P4">
At the same time, the representative of the GUR of the Ministry of Internal Affairs of Ukraine does not reject the version that the attack could be receded in the Kremlin as a provocation for the next wave of mobilization within Russia.</text:p>
      <text:p text:style-name="P4">
"Exactly this event can not be interpreted as an attempt on Putin, as Russian propaganda filed very quickly and very promptly," the GUR representative emphasized.</text:p>
      <text:p text:style-name="P4">
News Source: <text:a xlink:type="simple" xlink:href="https://armyinform.com.ua/2023/05/09/ye-kilka-versij-ataky-bpla-po-kremlyu-gur/" text:style-name="Internet_20_link" text:visited-style-name="Visited_20_Internet_20_Link">
https://armyinform.com.ua/2023/05/09/ye-kilka-versij-ataky-bpla-po-kremlyu-gur/</text:a>
</text:p>
      <!--NEWS-->
      <text:h text:style-name="P10" text:outline-level="1">
<text:span text:style-name="T4">
Natalia Humeniuk reported how many rocket carriers with "caliber" Russia keeps in the Black Sea</text:span>
</text:h>
      <text:p text:style-name="P4">
Author: ['Володимир Скоростецький']</text:p>
      <text:p text:style-name="P4">
Time: 2023-05-09T46:00:00-04:00</text:p>
      <text:p text:style-name="P4">
Description: About the situation on the PIVDNI of the Country in the Etermarathon "єini News" the roditzuyee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ЄДИНІ НОВИНИ', 'НАТАЛІЯ ГУМЕНЮК', 'РАКЕТНІ ОБСТРІЛИ']</text:p>
      <text:p text:style-name="P4">
Category: News</text:p>
      <!--METADATA-->
      <text:p text:style-name="P4">
<draw:frame draw:style-name="fr1" draw:name="Image265" text:anchor-type="as-char" svg:width="6.9236in" svg:height="4.206087in" draw:z-index="0">
<draw:image xlink:href="../Images/AРМІЯINFORM/2023-05-09T46-00-00-04-00/2-nataliya-gumenyuk-e1672058964734.jpg" xlink:type="simple" xlink:show="embed" xlink:actuate="onLoad" draw:mime-type="image/jpeg"/>
</draw:frame>
Natalia Humeniuk</text:p>
      <text:p text:style-name="P4">
About the situation in the south of the country in the ether of the Teleterna "Unified News" reported the Press Center of Defense forces of Southern Ukraine of the first rank NataliaGumeniuk.</text:p>
      <text:p text:style-name="P4">
According to her, many regions of Ukraine felt the enemy rocket attack this night.</text:p>
      <ul>
        <li>
This is what we have warned and focused on it. That this day is likely hostile activity. When tying to those "sacred dates", they do not leave their "connection". It has already been reported that three rockets were shot in the area of our responsibility. For the most part, the enemy aimed at the central part of Ukraine. And we say that the enemy will continue to terrorize and to direct their efforts to keep our population in tension at least today, - said Natalia Humeniuk.</li>
      </ul>
      <text:p text:style-name="P4">
She also reminded not to be in danger, to avoid clusters, consciously treat the danger that enemy attacks.</text:p>
      <text:p text:style-name="P4">
She also added that the enemy used rockets not only by air -breaking rockets, but also by maritime -based missiles, which they have long been preparing for a long time. And their carriers were barked along the Black Sea, hiding there.</text:p>
      <ul>
        <li>
There were four such rocket carriers. During the night, the enemy has increased their number, adding another. And from one of the surface carriers there were launches of "calibers", which cut the air defense successfully. We just warned this that it is likely that with the help of previous missile attacks the enemy tried to find out how to get around our air defense forces. But they did not succeed, - the spokeswoman for the forces of South of Ukraine said.</li>
      </ul>
      <text:p text:style-name="P4">
Also, the 1st rank captain Natalia Humeniuk informed that now 18 units are hostile to the Black Sea. There are five of them. Considering that they made volleys at night. But at least 28 "caliber" rockets, the enemy holds on the enemy. Caliber missiles are high -flowing weapons that occupiers are often used for strokes and critical infrastructure, logistics and more.</text:p>
      <text:p text:style-name="P4">
Also, she said, the enemy continues to use the missile potential that can still afford. In particular, in addition to the X-101 missiles, they use the X-555, X-22 rockets. And very often use drones.</text:p>
      <text:p text:style-name="P4">
News Source: <text:a xlink:type="simple" xlink:href="https://armyinform.com.ua/2023/05/09/nataliya-gumenyuk-povidomyla-skilky-raketonosiyiv-z-kalibramy-rosiya-trymaye-v-chornomu-mori/" text:style-name="Internet_20_link" text:visited-style-name="Visited_20_Internet_20_Link">
https://armyinform.com.ua/2023/05/09/nataliya-gumenyuk-povidomyla-skilky-raketonosiyiv-z-kalibramy-rosiya-trymaye-v-chornomu-mori/</text:a>
</text:p>
      <!--NEWS-->
      <text:h text:style-name="P10" text:outline-level="1">
<text:span text:style-name="T4">
During the day, rescuers went to eliminate the consequences of enemy shelling almost 200 times</text:span>
</text:h>
      <text:p text:style-name="P4">
Author: ['АРМІЯINFORM']</text:p>
      <text:p text:style-name="P4">
Time: 2023-05-09T47:00:00-04:00</text:p>
      <text:p text:style-name="P4">
Description: The last time, 8 injuries, the holding of the Service of Ukraine Zvazvichahi ... the war with Ukraine 2022, the war with Ukraine is the latest news today, the News War with Ukraine 2022 is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6" text:anchor-type="as-char" svg:width="6.9236in" svg:height="4.592655in" draw:z-index="0">
<draw:image xlink:href="../Images/AРМІЯINFORM/2023-05-09T47-00-00-04-00/ac9232d099cb3d54f7d73ef2deca81a2_l.jpg" xlink:type="simple" xlink:show="embed" xlink:actuate="onLoad" draw:mime-type="image/jpeg"/>
</draw:frame>
 Ілюстративнефото</text:p>
      <text:p text:style-name="P4">
Протягом минулої доби, <text:span text:style-name="T4">
8 травня,</text:span>
 підрозділи Державної служби України знадзвичайних ситуацій <text:span text:style-name="T4">
здійснили 196 виїздів</text:span>
 на ліквідацію наслідківобстрілів окупантами населених пунктів та об’єктів інфраструктури. Ліквідовано10 пожеж. Надано психологічну допомогу 121 особі.</text:p>
      <text:p text:style-name="P4">
Про це йдеться у <text:a xlink:type="simple" xlink:href="https://dsns.gov.ua/uk/news/nadzvicaini-podiyi/operativna-informaciia-dsns-shhodo-naslidkiv-vedennia-boiovix-dii-rosiiskoiu-federacijeiu-151" text:style-name="Internet_20_link" text:visited-style-name="Visited_20_Internet_20_Link">
повідомленні</text:a>
SES of Ukraine.</text:p>
      <text:p text:style-name="P4">
Since the beginning of large -scale aggression of Russia, the units of the SES of Ukraine have made 93 391 departure for the elimination of the consequences of shelling, eliminated 14 455 fires, rescued 4040 persons, provided psychological assistance to 213 484 persons.</text:p>
      <text:p text:style-name="P4">
News Source: <text:a xlink:type="simple" xlink:href="https://armyinform.com.ua/2023/05/09/za-dobu-ryatuvalnyky-majzhe-200-raziv-vyyizhdzhaly-na-likvidacziyu-naslidkiv-vorozhyh-obstriliv-3/" text:style-name="Internet_20_link" text:visited-style-name="Visited_20_Internet_20_Link">
https://armyinform.com.ua/2023/05/09/za-dobu-ryatuvalnyky-majzhe-200-raziv-vyyizhdzhaly-na-likvidacziyu-naslidkiv-vorozhyh-obstriliv-3/</text:a>
</text:p>
      <!--NEWS-->
      <text:h text:style-name="P10" text:outline-level="1">
<text:span text:style-name="T4">
Yuri Ignat told details of night attacks in Ukraine</text:span>
</text:h>
      <text:p text:style-name="P4">
Author: ['Володимир Скоростецький']</text:p>
      <text:p text:style-name="P4">
Time: 2023-05-09T48:00:00-04:00</text:p>
      <text:p text:style-name="P4">
Description: - Mali Vechirnyu attack Blizko 22:00 8 Harse. VISIM “Kalibriv” Bulo was launched by the ship ... the war with Ukraine 2022, the war with Ukraine is the latest news today, the News War with Ukraine 2022 is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ПС ЗСУ', 'РАКЕТНИЙ ОБСТРІЛ', 'ЮРІЙ ІГНАТ']</text:p>
      <text:p text:style-name="P4">
Category: News</text:p>
      <!--METADATA-->
      <text:p text:style-name="P4">
<draw:frame draw:style-name="fr1" draw:name="Image267" text:anchor-type="as-char" svg:width="6.9236in" svg:height="4.612849in" draw:z-index="0">
<draw:image xlink:href="../Images/AРМІЯINFORM/2023-05-09T48-00-00-04-00/rechnyk-ps-zsu-yurij-ignat.jpg" xlink:type="simple" xlink:show="embed" xlink:actuate="onLoad" draw:mime-type="image/jpeg"/>
</draw:frame>
Colonel Ignatius Ignatius Colonel. Illustrative photo</text:p>
      <ul>
        <li>
They had an evening attack around 22:00 on May 8. Eight "caliber" was launched by the enemy in the Black Sea. All air targets were destroyed. In the zone responsibility of the Air Command "East" was worked on 100 percent. At night, the enemy raised the Strategic Aviation of Tu-95MC, and 17 launches of winged missiles X-101/X-555 were made from the district of the Caspian. 15 rockets were reduced: 14 in the area of responsibility of the Center Air Command, one - the forces of the air command "South". In total, we have 23 whipped wingeds on the night of May 9 out of 25 launched. The Commander of the Armed Forces of the Armed Forces thanked all the military servicemen who participated in the reflection of the night attack, - spoke in the Evil of "One News" spokesman of the Command of Air Force Darpol Colonel Yuri Ignat.</li>
      </ul>
      <text:p text:style-name="P4">
Colonel Yuri Ignat also noted that there is currently no information with the enemy of ballistic missiles during the attack at night. Therefore, it is impossible to tell them about their beating by our Air Force.</text:p>
      <text:p text:style-name="P4">
However, the precedent of beating the enemy "dagger" took place. According to Colonel Ignatii, a defined number of Patriot system, which lacked before the forces of the Ukrainian Ppos, to combat Russian ballistic missiles, has already been in charge of combat duty.</text:p>
      <text:p text:style-name="P4">
-hostile ballistics is not only an aerobalistic "dagger", but also "Iskander-M" and other weapons that can be in Russia in the future. Therefore, we must understand that anti -aircraft managed missiles against aerobalistic and ballistic targets are very important. We have serious critical infrastructure that require protection and cover. And we will continue international partners about it. Communicating with the first Patriot combat services, which have receded the duty, the Commander of the Armed Forces of Ukraine stressed that foreign producers have an equivalent opportunity to test and show how much samples are capable of protecting the state from air aggression, - said Colonel Yuriyignat. - We will ask more to finally replace the old Soviet samples.</text:p>
      <text:p text:style-name="P4">
Colonel Yuri Ignat also stressed that today the front line is about 2500 kilometers in Ukraine. Including the border with Belarus. Because it is alsofront.</text:p>
      <text:p text:style-name="P4">
News Source: <text:a xlink:type="simple" xlink:href="https://armyinform.com.ua/2023/05/09/yurij-ignat-rozpoviv-podrobyczi-nichnyh-atak-po-ukrayini/" text:style-name="Internet_20_link" text:visited-style-name="Visited_20_Internet_20_Link">
https://armyinform.com.ua/2023/05/09/yurij-ignat-rozpoviv-podrobyczi-nichnyh-atak-po-ukrayini/</text:a>
</text:p>
      <!--NEWS-->
      <text:h text:style-name="P10" text:outline-level="1">
<text:span text:style-name="T4">
Nuremberg adopted a declaration on Russian Crimes against Ukraine</text:span>
</text:h>
      <text:p text:style-name="P4">
Author: ['АРМІЯINFORM']</text:p>
      <text:p text:style-name="P4">
Time: 2023-05-09T49:00:00-04:00</text:p>
      <text:p text:style-name="P4">
Description: The Academy of Academy of Academy of Academy of Sciences of the Nuremberzi Principles praised the Declaration, Yak Zasuju Vuinni ... The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38f2b218e99a294951481.png" text:style-name="Internet_20_link" text:visited-style-name="Visited_20_Internet_20_Link">
638f2b218e99a294951481.png</text:a>
']</text:p>
      <text:p text:style-name="P4">
Tags: ['STOPRUSSIA', 'АГРЕСІЯ РФ', 'ДМИТРО КУЛЕБА', 'ДОПОМОГА ПАРТНЕРІВ', 'НЮРНБЕРГ', 'СВІТ ПІДТРИМУЄ УКРАЇНУ']</text:p>
      <text:p text:style-name="P4">
Category: News</text:p>
      <!--METADATA-->
      <text:p text:style-name="P4">
<draw:frame draw:style-name="fr1" draw:name="Image268" text:anchor-type="as-char" svg:width="6.9236in" svg:height="3.63489in" draw:z-index="0">
<draw:image xlink:href="../Images/AРМІЯINFORM/2023-05-09T49-00-00-04-00/638f2b218e99a294951481.png" xlink:type="simple" xlink:show="embed" xlink:actuate="onLoad" draw:mime-type="image/png"/>
</draw:frame>
The International Academy of Nuremberg Principles has approved a Declaration that condemned the Russian Federation's crimes against Ukraine. The document emphasizes that all the guilty should be held accountable for the aggression of the anti -Ukrainian people.</text:p>
      <text:p text:style-name="P4">
About it in <text:a xlink:type="simple" xlink:href="https://twitter.com/NurembergAcadem/status/1655604712001896448" text:style-name="Internet_20_link" text:visited-style-name="Visited_20_Internet_20_Link">
Twitter</text:a>
Academy reported.</text:p>
      <text:p text:style-name="P4">
The Nuremberg Declaration calls for the creation of a tribunal to prosecute the crime in Ukraine. In particular, it is proposed to extend the powers of the international criminal court and create a tribunal for judicial mining for crimes of Russia committed in Ukraine.</text:p>
      <text:p text:style-name="P4">
"We urge the international community to support the creation of the tribunal to re -examine aggression, as defined in international law, the territory of Ukraine committed," the document reads.</text:p>
      <text:p text:style-name="P4">
Such a decision of the International Academy of Nuremberg principles <text:a xlink:type="simple" xlink:href="https://twitter.com/DmytroKuleba/status/1655619857331761181" text:style-name="Internet_20_link" text:visited-style-name="Visited_20_Internet_20_Link">
congratulated</text:a>
Foreign Minister of Ukraine Dmytro Kuleba.</text:p>
      <text:p text:style-name="P4">
“I congratulate the Nuremberg Declaration, which establishes a direct connection of the Inter -Nurneberg Tribunal and a special tribunal on the crime of anti -Ukraine aggression. The Russian leadership, as well as the Nazi leadership of 1945, should be held accountable for the crime of aggression, ”he stressed.</text:p>
      <text:p text:style-name="P4">
News Source: <text:a xlink:type="simple" xlink:href="https://armyinform.com.ua/2023/05/09/u-nyurnberzi-uhvalyly-deklaracziyu-shhodo-voyennyh-zlochyniv-rf-proty-ukrayiny/" text:style-name="Internet_20_link" text:visited-style-name="Visited_20_Internet_20_Link">
https://armyinform.com.ua/2023/05/09/u-nyurnberzi-uhvalyly-deklaracziyu-shhodo-voyennyh-zlochyniv-rf-proty-ukrayiny/</text:a>
</text:p>
      <!--NEWS-->
      <text:h text:style-name="P10" text:outline-level="1">
<text:span text:style-name="T4">
On May 9 there will be a straight telephone line with the TRU Commander of the Armed Forces</text:span>
</text:h>
      <text:p text:style-name="P4">
Author: ['АРМІЯINFORM']</text:p>
      <text:p text:style-name="P4">
Time: 2023-05-09T50:00:00-04:00</text:p>
      <text:p text:style-name="P4">
Description: Syogodnі, 9 injury, z 13:00 to 14:00 at number 0 800 507 028 VICHOVOVOSKOVSISKY ... War with Ukraine 2022, War with Ukraine Latest News Today, News War with Ukraine 2022 Last for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tanczyura.jpg" text:style-name="Internet_20_link" text:visited-style-name="Visited_20_Internet_20_Link">
tanczyura.jpg</text:a>
']</text:p>
      <text:p text:style-name="P4">
Tags: ['ГАРЯЧА ЛІНІЯ', 'ГЕНЕРАЛ-МАЙОР ІГОР ТАНЦЮРА', 'СИЛИ ТРО ЗСУ']</text:p>
      <text:p text:style-name="P4">
Category: News</text:p>
      <!--METADATA-->
      <text:p text:style-name="P4">
<draw:frame draw:style-name="fr1" draw:name="Image269" text:anchor-type="as-char" svg:width="6.9236in" svg:height="4.615733in" draw:z-index="0">
<draw:image xlink:href="../Images/AРМІЯINFORM/2023-05-09T50-00-00-04-00/tanczyura.jpg" xlink:type="simple" xlink:show="embed" xlink:actuate="onLoad" draw:mime-type="image/jpeg"/>
</draw:frame>
Today, <text:span text:style-name="T4">
 May 9, from 13:00 to 14: 00 </text:span>
 at the number <text:span text:style-name="T4">
 0 800 507 028 </text:span>
 Soldiers of the Armed Forces of the Armed Forces and their relatives can communicate with the Commander of the Forces of the TRO of the Armed Forces of the Armed Forces of Ukraine.</text:p>
      <text:p text:style-name="P4">
About it <text:a xlink:type="simple" xlink:href="https://www.facebook.com/TerritorialDefenseForces/posts/pfbid023bxzrJwqWHksx6i5X7Hw6zcMxGZNdqNoQAYwH2GMx8kyvwteHZVfpbQGCGPxBnzSl" text:style-name="Internet_20_link" text:visited-style-name="Visited_20_Internet_20_Link">
reports</text:a>
The Public Relations Service of the TRU Command.</text:p>
      <text:p text:style-name="P4">
“Our hotline has been operating daily since the beginning of February 2022. More than 90,000 calls have been received during this time. We try to resolve every issue that we are asking us. It is very important for us to support each of our fighters. You can get a consultation, you can call daily from 7:00 to 20:00 at 0 800 507 028, ”the message reads.</text:p>
      <text:p text:style-name="P4">
News Source: <text:a xlink:type="simple" xlink:href="https://armyinform.com.ua/2023/05/09/9-travnya-vidbudetsya-pryama-telefonna-liniya-z-komanduvachem-syl-tro-zsu/" text:style-name="Internet_20_link" text:visited-style-name="Visited_20_Internet_20_Link">
https://armyinform.com.ua/2023/05/09/9-travnya-vidbudetsya-pryama-telefonna-liniya-z-komanduvachem-syl-tro-zsu/</text:a>
</text:p>
      <!--NEWS-->
      <text:h text:style-name="P10" text:outline-level="1">
<text:span text:style-name="T4">
Today we celebrate Europe Day together with EU countries</text:span>
</text:h>
      <text:p text:style-name="P4">
Author: ['АРМІЯINFORM']</text:p>
      <text:p text:style-name="P4">
Time: 2023-05-09T51:00:00-04:00</text:p>
      <text:p text:style-name="P4">
Description: Tsoyogorich Ukrainian at once by Kramany є є єvropi - sacredly on the sign of the world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390899842085145362_y-e1683619342392.jpg" text:style-name="Internet_20_link" text:visited-style-name="Visited_20_Internet_20_Link">
photo_5390899842085145362_y-e1683619342392.jpg</text:a>
']</text:p>
      <text:p text:style-name="P4">
Tags: ['ДЕНЬ ЄВРОПИ']</text:p>
      <text:p text:style-name="P4">
Category: News</text:p>
      <!--METADATA-->
      <text:p text:style-name="P4">
<draw:frame draw:style-name="fr1" draw:name="Image270" text:anchor-type="as-char" svg:width="6.9236in" svg:height="3.391482in" draw:z-index="0">
<draw:image xlink:href="../Images/AРМІЯINFORM/2023-05-09T51-00-00-04-00/photo_5390899842085145362_y-e1683619342392.jpg" xlink:type="simple" xlink:show="embed" xlink:actuate="onLoad" draw:mime-type="image/jpeg"/>
</draw:frame>
This year, Ukraine, together with EU countries, celebrates <text:a xlink:type="simple" xlink:href="https://armyinform.com.ua/2023/05/08/shhoroku-9-travnya-ukrayina-vidznachatyme-den-yevropy-ukaz-prezydenta/" text:style-name="Internet_20_link" text:visited-style-name="Visited_20_Internet_20_Link">
day europes</text:a>
- Holiday as a sign of peace and unity of the continent.</text:p>
      <text:p text:style-name="P4">
Now we are particularly acute with our unity with Europe, which gave reflected millions of our countrymen, helps weapons, supports economically, understanding what a terrible price we pay for the European choice, protecting the continent from Rashism.</text:p>
      <text:p text:style-name="P4">
Our country knows the value of the unity of democratic countries whose support uses us to stop the Russian aggressor. And it is the Ukrainians that together the Pryemonon section of the history of free Europe, defending their independence, distinctive identity and their free future on the battlefield.</text:p>
      <text:p text:style-name="P4">
News Source: <text:a xlink:type="simple" xlink:href="https://armyinform.com.ua/2023/05/09/sogodni-vidznachayemo-den-yevropy-spilno-z-derzhavamy-yes/" text:style-name="Internet_20_link" text:visited-style-name="Visited_20_Internet_20_Link">
https://armyinform.com.ua/2023/05/09/sogodni-vidznachayemo-den-yevropy-spilno-z-derzhavamy-yes/</text:a>
</text:p>
      <!--NEWS-->
      <text:h text:style-name="P10" text:outline-level="1">
<text:span text:style-name="T4">
More than 100 infrastructure objects have been affected by enemy shelling over the past day</text:span>
</text:h>
      <text:p text:style-name="P4">
Author: ['АРМІЯINFORM']</text:p>
      <text:p text:style-name="P4">
Time: 2023-05-09T52:00:00-04:00</text:p>
      <text:p text:style-name="P4">
Description: The last passes of the Rosiyski -binge -bie -tie was firing 10 regions ...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febc0e16-e498-4fd8-ade1-cb13c5faa8ea.jpg" text:style-name="Internet_20_link" text:visited-style-name="Visited_20_Internet_20_Link">
febc0e16-e498-4fd8-ade1-cb13c5faa8ea.jpg</text:a>
']</text:p>
      <text:p text:style-name="P4">
Tags: ['АГРЕСІЯ РФ', 'ВТОРГНЕННЯ РФ', 'ОБСТРІЛИ ІНФРАСТРУКТУРИ', 'ХАРКІВСЬКИЙ ТРИБУНАЛ']</text:p>
      <text:p text:style-name="P4">
Category: News</text:p>
      <!--METADATA-->
      <text:p text:style-name="P4">
<draw:frame draw:style-name="fr1" draw:name="Image271" text:anchor-type="as-char" svg:width="6.9236in" svg:height="5.05478in" draw:z-index="0">
<draw:image xlink:href="../Images/AРМІЯINFORM/2023-05-09T52-00-00-04-00/febc0e16-e498-4fd8-ade1-cb13c5faa8ea.jpg" xlink:type="simple" xlink:show="embed" xlink:actuate="onLoad" draw:mime-type="image/jpeg"/>
</draw:frame>
During the last day, Russian occupation troops fired at the territory of 10 region of Ukraine.</text:p>
      <text:p text:style-name="P4">
About it <text:a xlink:type="simple" xlink:href="https://t.me/militarymediacenter/1890" text:style-name="Internet_20_link" text:visited-style-name="Visited_20_Internet_20_Link">
reports</text:a>
Military Mediacenter.</text:p>
      <text:p text:style-name="P4">
In general, of different types of weapons(Rifle weapons, grenade launchers, mortars, tanks, artillery, RSZV, SCR, UAV, strategic and tactical aviation)139 settlements were executed, 104 of object infrastructure was confirmed.</text:p>
      <text:p text:style-name="P4">
According to preliminary information, the civilian population is dead and injured, the number of victims is clarified.</text:p>
      <text:p text:style-name="P4">
News Source: <text:a xlink:type="simple" xlink:href="https://armyinform.com.ua/2023/05/09/ponad-100-obyektiv-infrastruktury-urazheno-vnaslidok-vorozhyh-obstriliv-za-mynulu-dobu/" text:style-name="Internet_20_link" text:visited-style-name="Visited_20_Internet_20_Link">
https://armyinform.com.ua/2023/05/09/ponad-100-obyektiv-infrastruktury-urazheno-vnaslidok-vorozhyh-obstriliv-za-mynulu-dobu/</text:a>
</text:p>
      <!--NEWS-->
      <text:h text:style-name="P10" text:outline-level="1">
<text:span text:style-name="T4">
Romania began large -scale training for the NATO Strike 2023 Junction Strike</text:span>
</text:h>
      <text:p text:style-name="P4">
Author: ['АРМІЯINFORM']</text:p>
      <text:p text:style-name="P4">
Time: 2023-05-09T53:00:00-04:00</text:p>
      <text:p text:style-name="P4">
Description: Rumuni had a hoglshi for the forces of special operating Junction Strike 2023 (Just ... war with Ukraine 2022, War with Ukraine Latest News today,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just23.jpg" text:style-name="Internet_20_link" text:visited-style-name="Visited_20_Internet_20_Link">
just23.jpg</text:a>
']</text:p>
      <text:p text:style-name="P4">
Tags: ['JUNCTION STRIKE 2023', 'ВІЙСЬКОВІ НАВЧАННЯ', 'РУМУНІЯ']</text:p>
      <text:p text:style-name="P4">
Category: News</text:p>
      <!--METADATA-->
      <text:p text:style-name="P4">
<draw:frame draw:style-name="fr1" draw:name="Image272" text:anchor-type="as-char" svg:width="6.9236in" svg:height="3.894525in" draw:z-index="0">
<draw:image xlink:href="../Images/AРМІЯINFORM/2023-05-09T53-00-00-04-00/just23.jpg" xlink:type="simple" xlink:show="embed" xlink:actuate="onLoad" draw:mime-type="image/jpeg"/>
</draw:frame>
Romania began the greatest training of the Special Special Operations Junction Strike2023(JUST 23)which will last until May 18.</text:p>
      <text:p text:style-name="P4">
This is stated in <text:a xlink:type="simple" xlink:href="https://www.mapn.ro/cpresa/17928_exercitiul--fortelor-pentru-operatii-speciale-junction-strike-23" text:style-name="Internet_20_link" text:visited-style-name="Visited_20_Internet_20_Link">
message</text:a>
The press service of the Romanian Department.</text:p>
      <text:p text:style-name="P4">
These exercises, which involve more than 500 Romanian soldiers and about 100 Nazemal, Air and Navy, provide organizational conditions for conducting the most realistic exercises.</text:p>
      <text:p text:style-name="P4">
The main purpose of complex exercises is to certify the three NATO forces: a maritime group of special operations, the land group of specialist forces and units of special operations of air forces with helicopters.</text:p>
      <text:p text:style-name="P4">
Together with the Romanian soldiers, special operations will carry out actions from the leadership and coordination of their own forces and about 1,100 foreign military personnel from the Urworkers, such as Bulgaria, Poland, Portugal, Spain and the United States. Servicemen from partner countries, such as Georgia, Jordan and the Republic of Moldova, will also take part in training as observers.</text:p>
      <text:p text:style-name="P4">
News Source: <text:a xlink:type="simple" xlink:href="https://armyinform.com.ua/2023/05/09/u-rumuniyi-rozpochalysya-masshtabni-navchannya-syl-speczialnyh-operaczij-krayin-nato-junction-strike-2023/" text:style-name="Internet_20_link" text:visited-style-name="Visited_20_Internet_20_Link">
https://armyinform.com.ua/2023/05/09/u-rumuniyi-rozpochalysya-masshtabni-navchannya-syl-speczialnyh-operaczij-krayin-nato-junction-strike-2023/</text:a>
</text:p>
      <!--NEWS-->
      <text:h text:style-name="P10" text:outline-level="1">
<text:span text:style-name="T4">
Alexei Reznikov congratulated European peoples on Europe Day</text:span>
</text:h>
      <text:p text:style-name="P4">
Author: ['АРМІЯINFORM']</text:p>
      <text:p text:style-name="P4">
Time: 2023-05-09T54:00:00-04:00</text:p>
      <text:p text:style-name="P4">
Description: Ministra of the defense of Ukraine Oleksiy Reznikov Provitav the mustache єvropyki people in the afternoon of єvrop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fvrftjbxoae9bel.jpg" text:style-name="Internet_20_link" text:visited-style-name="Visited_20_Internet_20_Link">
fvrftjbxoae9bel.jpg</text:a>
']</text:p>
      <text:p text:style-name="P4">
Tags: ['STOPRUSSIA', 'ДЕНЬ ЄВРОПИ', 'ОЛЕКСІЙ РЕЗНІКОВ', 'ОФІЦІЙНО']</text:p>
      <text:p text:style-name="P4">
Category: News</text:p>
      <!--METADATA-->
      <text:p text:style-name="P4">
<draw:frame draw:style-name="fr1" draw:name="Image273" text:anchor-type="as-char" svg:width="6.9236in" svg:height="4.15416in" draw:z-index="0">
<draw:image xlink:href="../Images/AРМІЯINFORM/2023-05-09T54-00-00-04-00/fvrftjbxoae9bel.jpg" xlink:type="simple" xlink:show="embed" xlink:actuate="onLoad" draw:mime-type="image/jpeg"/>
</draw:frame>
The Minister of Defense of Ukraine Oleksiy Reznikov congratulated all European peoples from Europe.</text:p>
      <text:p text:style-name="P4">
Greetings to the head of the Ukrainian Defense Office <text:a xlink:type="simple" xlink:href="https://twitter.com/oleksiireznikov/status/1655852755594952706" text:style-name="Internet_20_link" text:visited-style-name="Visited_20_Internet_20_Link">
placed</text:a>
Utwitter.</text:p>
      <text:p text:style-name="P4">
“Close cooperation and integration made a significant contribution to peace and prosperity. But Europe will never be safe if Ukraine does not win and a full member of the EU and NATO, ”said Alexei Reznikov.</text:p>
      <text:p text:style-name="P4">
We will remind, on May 9 Ukraine <text:a xlink:type="simple" xlink:href="https://armyinform.com.ua/2023/05/09/sogodni-vidznachayemo-den-yevropy-spilno-z-derzhavamy-yes/" text:style-name="Internet_20_link" text:visited-style-name="Visited_20_Internet_20_Link">
notes</text:a>
Europe Day together with EU countries.</text:p>
      <text:p text:style-name="P4">
News Source: <text:a xlink:type="simple" xlink:href="https://armyinform.com.ua/2023/05/09/oleksij-reznikov-pryvitav-yevropejski-narody-iz-dnem-yevropy/" text:style-name="Internet_20_link" text:visited-style-name="Visited_20_Internet_20_Link">
https://armyinform.com.ua/2023/05/09/oleksij-reznikov-pryvitav-yevropejski-narody-iz-dnem-yevropy/</text:a>
</text:p>
      <!--NEWS-->
      <text:h text:style-name="P10" text:outline-level="1">
<text:span text:style-name="T4">
More than 500 explosive items and one airbags were neutralized per day</text:span>
</text:h>
      <text:p text:style-name="P4">
Author: ['АРМІЯINFORM']</text:p>
      <text:p text:style-name="P4">
Time: 2023-05-09T55:00:00-04:00</text:p>
      <text:p text:style-name="P4">
Description: Lent out, 8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9a5a7db791be056-1.jpg" text:style-name="Internet_20_link" text:visited-style-name="Visited_20_Internet_20_Link">
29a5a7db791be056-1.jpg</text:a>
', '<text:a xlink:type="simple" xlink:href="https://armyinform.com.ua/wp-content/uploads/2023/05/345588592_267905555596774_1301402032132135145_n.jpg" text:style-name="Internet_20_link" text:visited-style-name="Visited_20_Internet_20_Link">
345588592_267905555596774_1301402032132135145_n.jpg</text:a>
']</text:p>
      <text:p text:style-name="P4">
Tags: ['STOPRUSSIA', 'АГРЕСІЯ РФ', 'ВІЙНА', 'ВТОРГНЕННЯ РФ', 'ДСНС УКРАЇНИ', 'РОЗМІНУВАННЯ']</text:p>
      <text:p text:style-name="P4">
Category: News</text:p>
      <!--METADATA-->
      <text:p text:style-name="P4">
<draw:frame draw:style-name="fr1" draw:name="Image274" text:anchor-type="as-char" svg:width="6.9236in" svg:height="3.892602in" draw:z-index="0">
<draw:image xlink:href="../Images/AРМІЯINFORM/2023-05-09T55-00-00-04-00/29a5a7db791be056-1.jpg" xlink:type="simple" xlink:show="embed" xlink:actuate="onLoad" draw:mime-type="image/jpeg"/>
</draw:frame>
Illustrative photo</text:p>
      <text:p text:style-name="P4">
During the last day, <text:span text:style-name="T4">
 May 8 </text:span>
, pyrotechnic units of the State Emergency Service Service <text:span text:style-name="T4">
 148 times </text:span>
 were involved in the execution of mine tasks.</text:p>
      <text:p text:style-name="P4">
About it _ <text:a xlink:type="simple" xlink:href="https://dsns.gov.ua/uk/news/nadzvicaini-podiyi/operativna-informaciia-shhodo-roboti-pirotexnicnix-pidrozdiliv-dsns-ukrayini-46" text:style-name="Internet_20_link" text:visited-style-name="Visited_20_Internet_20_Link">
reports</text:a>
_ SES of Ukraine.</text:p>
      <text:p text:style-name="P4">
Pyrotechnical units found, seized and disposed of <text:span text:style-name="T4">
 520 </text:span>
<text:span text:style-name="T4">
 explosive </text:span>
 <text:span text:style-name="T4">
 items, </text:span>
 In particular <text:span text:style-name="T4">
 one aviation bomb. </text:span>
 examined(cleared)area of area <text:span text:style-name="T4">
 207 hectares </text:span>
.</text:p>
      <text:p text:style-name="P4">
Most often pyrotechnic units worked: in Kharkiv region 17 753 times, Kyiv region - 7644, Donetsk region - 5152, Mykolaiv region - 4824, Kherson region - 4669, Chernihiv - 4585, Sumy region - 1962, Cherkasy region - 1099.</text:p>
      <text:p text:style-name="P4">
Background: from the beginning of large -scale aggression of the Russian Federation of Ukrainian Federation of Ukraine, pyrotechnic units of the SES of Ukraine were involved 54 178 times before the execution of tasks for mine. Decused 357 377 Explosive Representations, including 2220. Surveyed(cleared)84 787 hectares.</text:p>
      <text:p text:style-name="P4">
A total of 174 thousand square meters remain. km of potentially dangerous territories, measuring 30% of the total area of the state.</text:p>
      <text:p text:style-name="P4">
<draw:frame draw:style-name="fr1" draw:name="Image275" text:anchor-type="as-char" svg:width="6.9236in" svg:height="5.804039in" draw:z-index="0">
<draw:image xlink:href="../Images/AРМІЯINFORM/2023-05-09T55-00-00-04-00/345588592_267905555596774_1301402032132135145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9/za-dobu-pirotehniky-dsns-zneshkodyly-ponad-500-vybuhonebezpechnyh-predmetiv-ta-odnu-aviabombu/" text:style-name="Internet_20_link" text:visited-style-name="Visited_20_Internet_20_Link">
https://armyinform.com.ua/2023/05/09/za-dobu-pirotehniky-dsns-zneshkodyly-ponad-500-vybuhonebezpechnyh-predmetiv-ta-odnu-aviabombu/</text:a>
</text:p>
      <!--NEWS-->
      <text:h text:style-name="P10" text:outline-level="1">
<text:span text:style-name="T4">
On the website of the Defense Ministry officially work the section on the path of the wounded</text:span>
</text:h>
      <text:p text:style-name="P4">
Author: ['АРМІЯINFORM']</text:p>
      <text:p text:style-name="P4">
Time: 2023-05-09T56:00:00-04:00</text:p>
      <text:p text:style-name="P4">
Description: Intercessor Minstra defense Ukrainian Ganna Malel Maldomil about those, ShO VIDSOGODNI o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 '<text:a xlink:type="simple" xlink:href="https://armyinform.com.ua/wp-content/uploads/2023/05/photo_5390898145573062253_y-150x150.jpg" text:style-name="Internet_20_link" text:visited-style-name="Visited_20_Internet_20_Link">
photo_5390898145573062253_y-150x150.jpg</text:a>
', '<text:a xlink:type="simple" xlink:href="https://armyinform.com.ua/wp-content/uploads/2023/05/photo_5390898145573062254_y-150x150.jpg" text:style-name="Internet_20_link" text:visited-style-name="Visited_20_Internet_20_Link">
photo_5390898145573062254_y-150x150.jpg</text:a>
', '<text:a xlink:type="simple" xlink:href="https://armyinform.com.ua/wp-content/uploads/2023/05/b68202c7-1e8b-4366-abfd-f61726f162ed-150x150.jpg" text:style-name="Internet_20_link" text:visited-style-name="Visited_20_Internet_20_Link">
b68202c7-1e8b-4366-abfd-f61726f162ed-150x150.jpg</text:a>
']</text:p>
      <text:p text:style-name="P4">
Tags: ['ГАННА МАЛЯР']</text:p>
      <text:p text:style-name="P4">
Category: News</text:p>
      <!--METADATA-->
      <text:p text:style-name="P4">
<draw:frame draw:style-name="fr1" draw:name="Image276" text:anchor-type="as-char" svg:width="6.9236in" svg:height="4.615733in" draw:z-index="0">
<draw:image xlink:href="../Images/AРМІЯINFORM/2023-05-09T56-00-00-04-00/77acfef9ac002e47cfc3020e10de49c60959d638.jpg" xlink:type="simple" xlink:show="embed" xlink:actuate="onLoad" draw:mime-type="image/jpeg"/>
</draw:frame>
The Deputy Minister of Defense of Ukraine Anna Malyar reported that from now on the website of the Ministry of Defense has officially started the section on the path of the country.</text:p>
      <text:p text:style-name="P4">
She [noted] about it [(https://t.me/annamaliar/712)In telegrams.</text:p>
      <text:p text:style-name="P4">
"The site is easy to use, contains algorithms for the wounded and answers on the treatment, the passage of VLK, receipt, etc.," - said Anna Malyar stressed, and added that the site also has a "Directory .</text:p>
      <text:p text:style-name="P4">
Through the tab <text:a xlink:type="simple" xlink:href="https://www.mil.gov.ua/" text:style-name="Internet_20_link" text:visited-style-name="Visited_20_Internet_20_Link">
"servicemen"</text:a>
The Site is made <text:a xlink:type="simple" xlink:href="https://turbota.mil.gov.ua/" text:style-name="Internet_20_link" text:visited-style-name="Visited_20_Internet_20_Link">
Care</text:a>
.</text:p>
      <text:p text:style-name="P4">
<text:a xlink:type="simple" xlink:href="https://armyinform.com.ua/wp-content/uploads/2023/05/photo_5390898145573062253_y.jpg" text:style-name="Internet_20_link" text:visited-style-name="Visited_20_Internet_20_Link">
<draw:frame draw:style-name="fr1" draw:name="Image277" text:anchor-type="as-char" svg:width="6.9236in" svg:height="6.9236in" draw:z-index="0">
<draw:image xlink:href="../Images/AРМІЯINFORM/2023-05-09T56-00-00-04-00/photo_5390898145573062253_y-150x150.jpg" xlink:type="simple" xlink:show="embed" xlink:actuate="onLoad" draw:mime-type="image/jpeg"/>
</draw:frame>
</text:a>
</text:p>
      <text:p text:style-name="P4">
<text:a xlink:type="simple" xlink:href="https://armyinform.com.ua/wp-content/uploads/2023/05/photo_5390898145573062254_y.jpg" text:style-name="Internet_20_link" text:visited-style-name="Visited_20_Internet_20_Link">
<draw:frame draw:style-name="fr1" draw:name="Image278" text:anchor-type="as-char" svg:width="6.9236in" svg:height="6.9236in" draw:z-index="0">
<draw:image xlink:href="../Images/AРМІЯINFORM/2023-05-09T56-00-00-04-00/photo_5390898145573062254_y-150x150.jpg" xlink:type="simple" xlink:show="embed" xlink:actuate="onLoad" draw:mime-type="image/jpeg"/>
</draw:frame>
</text:a>
</text:p>
      <text:p text:style-name="P4">
<text:a xlink:type="simple" xlink:href="https://armyinform.com.ua/wp-content/uploads/2023/05/b68202c7-1e8b-4366-abfd-f61726f162ed.jpg" text:style-name="Internet_20_link" text:visited-style-name="Visited_20_Internet_20_Link">
<draw:frame draw:style-name="fr1" draw:name="Image279" text:anchor-type="as-char" svg:width="6.9236in" svg:height="6.9236in" draw:z-index="0">
<draw:image xlink:href="../Images/AРМІЯINFORM/2023-05-09T56-00-00-04-00/b68202c7-1e8b-4366-abfd-f61726f162ed-150x150.jpg" xlink:type="simple" xlink:show="embed" xlink:actuate="onLoad" draw:mime-type="image/jpeg"/>
</draw:frame>
</text:a>
According to the Deputy Minister of Defense, for maximum comfort the site will place samples of reports and step -by -step instructions for receiving payments, prosthetics, obtaining the status of UBD, certificate of person with disabilities, etc. The service was created jointly by the Ministry of Defense and the Armed Forces. Particularly noteworthy is the department of strategic communications of the Armed Forces.</text:p>
      <text:p text:style-name="P4">
"We are grateful to the Ukrainian office of Locaria, which made a volunteer at the project, creating a site for this service," she summarized.</text:p>
      <text:p text:style-name="P4">
News Source: <text:a xlink:type="simple" xlink:href="https://armyinform.com.ua/2023/05/09/na-sajti-minoborony-oficzijno-zapraczyuvav-rozdil-shhodo-shlyahu-poranenogo/" text:style-name="Internet_20_link" text:visited-style-name="Visited_20_Internet_20_Link">
https://armyinform.com.ua/2023/05/09/na-sajti-minoborony-oficzijno-zapraczyuvav-rozdil-shhodo-shlyahu-poranenogo/</text:a>
</text:p>
      <!--NEWS-->
      <text:h text:style-name="P10" text:outline-level="1">
<text:span text:style-name="T4">
Defense Ministers of Poland and Canada: We work side by side to support Ukraine</text:span>
</text:h>
      <text:p text:style-name="P4">
Author: ['АРМІЯINFORM']</text:p>
      <text:p text:style-name="P4">
Time: 2023-05-09T57:00:00-04:00</text:p>
      <text:p text:style-name="P4">
Description: Polish of Canada to Visor the Nakotnitu Pidrimka Ukrainian at the Borotbi Zezheyu RF.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pollska_canada.jpg" text:style-name="Internet_20_link" text:visited-style-name="Visited_20_Internet_20_Link">
pollska_canada.jpg</text:a>
']</text:p>
      <text:p text:style-name="P4">
Tags: ['ВІЙСЬКОВА ДОПОМОГА УКРАЇНІ', 'КАНАДА', 'ПОЛЬЩА']</text:p>
      <text:p text:style-name="P4">
Category: News</text:p>
      <!--METADATA-->
      <text:p text:style-name="P4">
<draw:frame draw:style-name="fr1" draw:name="Image280" text:anchor-type="as-char" svg:width="6.9236in" svg:height="3.894525in" draw:z-index="0">
<draw:image xlink:href="../Images/AРМІЯINFORM/2023-05-09T57-00-00-04-00/pollska_canada.jpg" xlink:type="simple" xlink:show="embed" xlink:actuate="onLoad" draw:mime-type="image/jpeg"/>
</draw:frame>
Poland and Canada recognize Ukraine's adamant support in the fight against aggression.</text:p>
      <text:p text:style-name="P4">
This during an official visit to Canada <text:a xlink:type="simple" xlink:href="https://www.gov.pl/web/obrona-narodowa/kanada-jest-niezawodnym-przyjacielem-i-sojusznikiem-polski" text:style-name="Internet_20_link" text:visited-style-name="Visited_20_Internet_20_Link">
stated</text:a>
Polish National Defense Minister Mariusblashchak.</text:p>
      <text:p text:style-name="P4">
“I would like to thank Canada's Defense Minister Aniti Anand for its support to Ukraine, especially for clarity(https://armyinform.com.ua/2023/04/18/u-zbrojnyh-sylah-kanady-pokazaly-yak-dostavlyaly-tanky-leopard-2-dlya-ukrayiny/). Ваше рішення надатицю техніку змусило інші країни наслідувати вашому прикладу і створити танковукоаліцію», — сказав глава Міноборони Польщі.</text:p>
      <text:p text:style-name="P4">
Обговорюючи ситуацію на східному фланзі НАТО та загрозу безпеці, особливо вЄвропі, у зв’язку з нападом росії на Україну, очільник польського Міноборонизазначив, що в цей час важливі солідарність і єдність союзників.</text:p>
      <text:p text:style-name="P4">
«Участь Канади в допомозі Україні та у двосторонній і союзницькій співпрацідоводить, що Канада є надійним другом і союзником Польщі. Ми діємо разом, щобпідтримувати безпеку Європи», — підкреслив Маріуш Блащак.</text:p>
      <text:p text:style-name="P4">
Міністр оборони Канади Аніта Ананд зазначила, що Канада надала значну допомогуУкраїні, і наразі в Польщі перебуває 80 канадських військових, які навчаютьукраїнських солдатів —<text:a xlink:type="simple" xlink:href="https://armyinform.com.ua/2023/04/06/kanadski-sapery-u-polshhi-navchayut-ukrayinskyh-vijskovyh-dolaty-minnu-zagrozu-na-poli-boyu/" text:style-name="Internet_20_link" text:visited-style-name="Visited_20_Internet_20_Link">
саперів</text:a>
and <text:a xlink:type="simple" xlink:href="https://armyinform.com.ua/2023/02/27/u-polshhi-kanadski-instruktory-navchayut-ukrayinskyh-tankistiv-na-leopard/" text:style-name="Internet_20_link" text:visited-style-name="Visited_20_Internet_20_Link">
tankers</text:a>
. Також <text:a xlink:type="simple" xlink:href="https://armyinform.com.ua/2022/10/30/kanadski-instruktory-provely-navchannya-z-taktychnoyi-medyczyny-ta-evakuacziyi-u-ramkah-operacziyi-unifier-uk/" text:style-name="Internet_20_link" text:visited-style-name="Visited_20_Internet_20_Link">
проводятьнавчання</text:a>
to provide first aid on the battlefield.</text:p>
      <text:p text:style-name="P4">
"We can greatly offer these skills because Poland was ready to help," said Anita Anand.</text:p>
      <text:p text:style-name="P4">
She also added that the Military Armed Forces of Canada and Poland were working side by side to teach Ukrainians and defend NATO because of an increased combat ahead of the presence in Latvia. Countries will continue to strengthen the defense partnership.</text:p>
      <text:p text:style-name="P4">
Recall that at the end of April 2023 Canada <text:a xlink:type="simple" xlink:href="https://armyinform.com.ua/2023/04/21/kanada-vydilyaye-ukrayini-paket-vijskovoyi-dopomogy-majzhe-na-29-mln/" text:style-name="Internet_20_link" text:visited-style-name="Visited_20_Internet_20_Link">
announced</text:a>
On the provision of regular military assistance to Ukraine.</text:p>
      <text:p text:style-name="P4">
_ Prepared Vitaliy Lytvyn_</text:p>
      <text:p text:style-name="P4">
News Source: <text:a xlink:type="simple" xlink:href="https://armyinform.com.ua/2023/05/09/ministry-oborony-polshhi-ta-kanady-praczyuyemo-plich-o-plich-dlya-pidtrymky-ukrayiny/" text:style-name="Internet_20_link" text:visited-style-name="Visited_20_Internet_20_Link">
https://armyinform.com.ua/2023/05/09/ministry-oborony-polshhi-ta-kanady-praczyuyemo-plich-o-plich-dlya-pidtrymky-ukrayiny/</text:a>
</text:p>
      <!--NEWS-->
      <text:h text:style-name="P10" text:outline-level="1">
<text:span text:style-name="T4">
More than 102 thousand crimes of the Russian Federation documented the Office of the Prosecutor General</text:span>
</text:h>
      <text:p text:style-name="P4">
Author: ['АРМІЯINFORM']</text:p>
      <text:p text:style-name="P4">
Time: 2023-05-09T5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36.jpg" text:style-name="Internet_20_link" text:visited-style-name="Visited_20_Internet_20_Link">
1-36.jpg</text:a>
', '<text:a xlink:type="simple" xlink:href="https://armyinform.com.ua/wp-content/uploads/2023/05/2-35.jpg" text:style-name="Internet_20_link" text:visited-style-name="Visited_20_Internet_20_Link">
2-35.jpg</text:a>
']</text:p>
      <text:p text:style-name="P4">
Tags: ['ВОЄННІ ЗЛОЧИНИ РФ', 'ОФІС ГЕНЕРАЛЬНОГО ПРОКУРОРА УКРАЇНИ']</text:p>
      <text:p text:style-name="P4">
Category: News</text:p>
      <!--METADATA-->
      <text:p text:style-name="P4">
<draw:frame draw:style-name="fr1" draw:name="Image281" text:anchor-type="as-char" svg:width="6.9236in" svg:height="4.448413in" draw:z-index="0">
<draw:image xlink:href="../Images/AРМІЯINFORM/2023-05-09T58-00-00-04-00/1-36.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May 9, 85 455 war crimes and 17 075 crimes were registered with the national security of Ukraine.</text:p>
      <text:p text:style-name="P4">
In addition, according to juvenile prosecutors, 1447 children were injured as a result of Russian aggression, including:</text:p>
      <ul>
        <li>
480 - children were killed, * 96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2" text:anchor-type="as-char" svg:width="6.9236in" svg:height="4.448413in" draw:z-index="0">
<draw:image xlink:href="../Images/AРМІЯINFORM/2023-05-09T58-00-00-04-00/2-35.jpg" xlink:type="simple" xlink:show="embed" xlink:actuate="onLoad" draw:mime-type="image/jpeg"/>
</draw:frame>
</text:p>
      <text:p text:style-name="P4">
News Source: <text:a xlink:type="simple" xlink:href="https://armyinform.com.ua/2023/05/09/ponad-102-tysyachi-zlochyniv-rf-zadokumentuvav-ofis-generalnogo-prokurora/" text:style-name="Internet_20_link" text:visited-style-name="Visited_20_Internet_20_Link">
https://armyinform.com.ua/2023/05/09/ponad-102-tysyachi-zlochyniv-rf-zadokumentuvav-ofis-generalnogo-prokurora/</text:a>
</text:p>
      <!--NEWS-->
      <text:h text:style-name="P10" text:outline-level="1">
<text:span text:style-name="T4">
The OSCE has released a report on Russia's crimes against Ukrainian children</text:span>
</text:h>
      <text:p text:style-name="P4">
Author: ['АРМІЯINFORM']</text:p>
      <text:p text:style-name="P4">
Time: 2023-05-09T59:00:00-04:00</text:p>
      <text:p text:style-name="P4">
Description: About CED DOIMLAY MINRINTEGRATIGE. Ophernita Street about Vorushennya Rosіyu is right ...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0/11/obsye.jpg" text:style-name="Internet_20_link" text:visited-style-name="Visited_20_Internet_20_Link">
obsye.jpg</text:a>
']</text:p>
      <text:p text:style-name="P4">
Tags: ['STOPRUSSIA', 'АГРЕСІЯ РФ', 'ВІЙНА', 'ВТОРГНЕННЯ РФ', 'ОБСЄ']</text:p>
      <text:p text:style-name="P4">
Category: News</text:p>
      <!--METADATA-->
      <text:p text:style-name="P4">
<draw:frame draw:style-name="fr1" draw:name="Image283" text:anchor-type="as-char" svg:width="6.9236in" svg:height="3.928332in" draw:z-index="0">
<draw:image xlink:href="../Images/AРМІЯINFORM/2023-05-09T59-00-00-04-00/obsye.jpg" xlink:type="simple" xlink:show="embed" xlink:actuate="onLoad" draw:mime-type="image/jpeg"/>
</draw:frame>
About it <text:a xlink:type="simple" xlink:href="https://minre.gov.ua/2023/05/09/obsye-oprylyudnyla-zvit-pro-zlochyny-rosiyi-proty-ukrayinskyh-ditej/" text:style-name="Internet_20_link" text:visited-style-name="Visited_20_Internet_20_Link">
reports</text:a>
Ministry of Reintegration.</text:p>
      <text:p text:style-name="P4">
OSCE <text:a xlink:type="simple" xlink:href="https://www.osce.org/odihr/542751" text:style-name="Internet_20_link" text:visited-style-name="Visited_20_Internet_20_Link">
made public</text:a>
Report on violations of the rights of Ukrainian children and their compulsory deportation. It is the first separate special international report on the problem of illegal movement of Russian children.</text:p>
      <text:p text:style-name="P4">
<text:span text:style-name="T4">
 Among the key conclusions of the report is the following: </text:span>
</text:p>
      <ul>
        <li>
From the beginning of the invasion, a large number of Ukrainian children have been moved to the temporarily occupied territories of Ukraine and to the territory of the Russian Federation. This can be qualified as a crime against humanity "deportation or forced movement of the population"; * The evacuation and prolonged movement of Ukrainian children without consent is a violation of international humanitarian law. In some cases - serious violations of the IV Geneva Convention and military crimes; * Forcibly displaced or deported Ukrainian children find themselves in a completely Russian environment. Exposed to a pro -Russian information campaign, which is often reduced to purposeful re -education and involvement in military education; * actions of Russia's change in Ukrainian children, unlawful adoption of children or similar assimilation measures are violations of the IV Geneva Convention; * The Russian Federation creates a variety of obstacles for families who seek to return their children. Impedes the establishment of the list and location of children, which is a violation of the Geneva Conventions; * numerous and repeated violations of the interests and rights of children provided for by the UN Convention on the Rights of the Child; * The consequences of these numerous violations are of serious concern that the right of displaced Ukrainian children has been violated, in particular: not to be tortured and other inhuman types of treatment or punishment.</li>
      </ul>
      <text:p text:style-name="P4">
In the Ministry of Foreign Affairs of Ukraine <text:a xlink:type="simple" xlink:href="https://www.kmu.gov.ua/news/komentar-mzs-ukrainy-shchodo-zvitu-obsie-stosovno-porushen-mizhnarodnoho-prava-poviazanykh-iz-deportatsiieiu-ukrainskykh-ditei-do-rf" text:style-name="Internet_20_link" text:visited-style-name="Visited_20_Internet_20_Link">
noted</text:a>
that welcome the report. After all, it can be used within the framework of national and international mechanisms of attraction involved in the documentary.</text:p>
      <text:p text:style-name="P4">
News Source: <text:a xlink:type="simple" xlink:href="https://armyinform.com.ua/2023/05/09/obsye-oprylyudnyla-zvit-pro-zlochyny-rosiyi-proty-ukrayinskyh-ditej/" text:style-name="Internet_20_link" text:visited-style-name="Visited_20_Internet_20_Link">
https://armyinform.com.ua/2023/05/09/obsye-oprylyudnyla-zvit-pro-zlochyny-rosiyi-proty-ukrayinskyh-ditej/</text:a>
</text:p>
      <!--NEWS-->
      <text:h text:style-name="P10" text:outline-level="1">
<text:span text:style-name="T4">
In Khmelnitsky there was a special repayment of a new postal stamp</text:span>
</text:h>
      <text:p text:style-name="P4">
Author: ['Анастасія Богач']</text:p>
      <text:p text:style-name="P4">
Time: 2023-05-09T60:00:00-04:00</text:p>
      <text:p text:style-name="P4">
Description: Khmelnitsky Vidn was specially consuming by Ukrposhti, “Glory to the Forces of Defens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35.jpg" text:style-name="Internet_20_link" text:visited-style-name="Visited_20_Internet_20_Link">
3-35.jpg</text:a>
', '<text:a xlink:type="simple" xlink:href="https://armyinform.com.ua/wp-content/uploads/2023/05/5-22-150x150.jpg" text:style-name="Internet_20_link" text:visited-style-name="Visited_20_Internet_20_Link">
5-22-150x150.jpg</text:a>
', '<text:a xlink:type="simple" xlink:href="https://armyinform.com.ua/wp-content/uploads/2023/05/1-38-150x150.jpg" text:style-name="Internet_20_link" text:visited-style-name="Visited_20_Internet_20_Link">
1-38-150x150.jpg</text:a>
', '<text:a xlink:type="simple" xlink:href="https://armyinform.com.ua/wp-content/uploads/2023/05/6-18-150x150.jpg" text:style-name="Internet_20_link" text:visited-style-name="Visited_20_Internet_20_Link">
6-18-150x150.jpg</text:a>
', '<text:a xlink:type="simple" xlink:href="https://armyinform.com.ua/wp-content/uploads/2023/05/7-14-150x150.jpg" text:style-name="Internet_20_link" text:visited-style-name="Visited_20_Internet_20_Link">
7-14-150x150.jpg</text:a>
', '<text:a xlink:type="simple" xlink:href="https://armyinform.com.ua/wp-content/uploads/2023/05/8-11-150x150.jpg" text:style-name="Internet_20_link" text:visited-style-name="Visited_20_Internet_20_Link">
8-11-150x150.jpg</text:a>
', '<text:a xlink:type="simple" xlink:href="https://armyinform.com.ua/wp-content/uploads/2023/05/9-12-150x150.jpg" text:style-name="Internet_20_link" text:visited-style-name="Visited_20_Internet_20_Link">
9-12-150x150.jpg</text:a>
', '<text:a xlink:type="simple" xlink:href="https://armyinform.com.ua/wp-content/uploads/2023/05/10-14-150x150.jpg" text:style-name="Internet_20_link" text:visited-style-name="Visited_20_Internet_20_Link">
10-14-150x150.jpg</text:a>
']</text:p>
      <text:p text:style-name="P4">
Tags: ['STOPRUSSIA', 'АГРЕСІЯ РФ', 'ВІЙНА', 'ВТОРГНЕННЯ РФ', 'ПОШТОВІ МАРКИ', 'УКРПОШТА', 'ХМЕЛЬНИЧЧИНА']</text:p>
      <text:p text:style-name="P4">
Category: News</text:p>
      <!--METADATA-->
      <text:p text:style-name="P4">
<draw:frame draw:style-name="fr1" draw:name="Image284" text:anchor-type="as-char" svg:width="6.9236in" svg:height="4.615733in" draw:z-index="0">
<draw:image xlink:href="../Images/AРМІЯINFORM/2023-05-09T60-00-00-04-00/3-35.jpg" xlink:type="simple" xlink:show="embed" xlink:actuate="onLoad" draw:mime-type="image/jpeg"/>
</draw:frame>
In Khmelnitsky there was a special repayment of the new brand "Ukrposhta" "Glory of Syloboron and Security of Ukraine!The Guard of the offensive. " This post block is a continuation of the issue "Glory to the Armed Forces of Ukraine!", Which was presented in 2022.</text:p>
      <text:p text:style-name="P4">
<text:a xlink:type="simple" xlink:href="https://armyinform.com.ua/wp-content/uploads/2023/05/5-22.jpg" text:style-name="Internet_20_link" text:visited-style-name="Visited_20_Internet_20_Link">
!(Images/AРМІЯINFORM/2023-05-09T60-00-00-04-00/5-22-150x150.jpg)</text:a>
</text:p>
      <text:p text:style-name="P4">
<text:a xlink:type="simple" xlink:href="https://armyinform.com.ua/wp-content/uploads/2023/05/1-38.jpg" text:style-name="Internet_20_link" text:visited-style-name="Visited_20_Internet_20_Link">
<draw:frame draw:style-name="fr1" draw:name="Image285" text:anchor-type="as-char" svg:width="6.9236in" svg:height="6.9236in" draw:z-index="0">
<draw:image xlink:href="../Images/AРМІЯINFORM/2023-05-09T60-00-00-04-00/1-38-150x150.jpg" xlink:type="simple" xlink:show="embed" xlink:actuate="onLoad" draw:mime-type="image/jpeg"/>
</draw:frame>
</text:a>
According to Mykola Gromov, the head of the Khmelnytsky Directorate of JSC "UkrPoshta", the issue was made with the assistance of the National Guard, the State Border Service and the National Police of Ukraine. The author of stamps and envelopes is the artist of Ukraine Oleksandr Okhapkin.</text:p>
      <text:p text:style-name="P4">
The stamps depict the soldiers of the National Police, the National Guard of the Border Guard Service, who will defend our country every day and destroy Russian. The brand was released the first day envelope, an unmarked artistic convert and three art cards.</text:p>
      <text:p text:style-name="P4">
<text:a xlink:type="simple" xlink:href="https://armyinform.com.ua/wp-content/uploads/2023/05/6-18.jpg" text:style-name="Internet_20_link" text:visited-style-name="Visited_20_Internet_20_Link">
!(Images/AРМІЯINFORM/2023-05-09T60-00-00-04-00/6-18-150x150.jpg)</text:a>
</text:p>
      <text:p text:style-name="P4">
<text:a xlink:type="simple" xlink:href="https://armyinform.com.ua/wp-content/uploads/2023/05/7-14.jpg" text:style-name="Internet_20_link" text:visited-style-name="Visited_20_Internet_20_Link">
<draw:frame draw:style-name="fr1" draw:name="Image286" text:anchor-type="as-char" svg:width="6.9236in" svg:height="6.9236in" draw:z-index="0">
<draw:image xlink:href="../Images/AРМІЯINFORM/2023-05-09T60-00-00-04-00/7-14-150x150.jpg" xlink:type="simple" xlink:show="embed" xlink:actuate="onLoad" draw:mime-type="image/jpeg"/>
</draw:frame>
</text:a>
</text:p>
      <text:p text:style-name="P4">
<text:a xlink:type="simple" xlink:href="https://armyinform.com.ua/wp-content/uploads/2023/05/8-11.jpg" text:style-name="Internet_20_link" text:visited-style-name="Visited_20_Internet_20_Link">
<draw:frame draw:style-name="fr1" draw:name="Image287" text:anchor-type="as-char" svg:width="6.9236in" svg:height="6.9236in" draw:z-index="0">
<draw:image xlink:href="../Images/AРМІЯINFORM/2023-05-09T60-00-00-04-00/8-11-150x150.jpg" xlink:type="simple" xlink:show="embed" xlink:actuate="onLoad" draw:mime-type="image/jpeg"/>
</draw:frame>
</text:a>
The special deputy chiefs of Khmelnitsky Ova Sergey Turin, Deputy Head of the Khmelnytsky Regional Radyvaletin Sokolyuk and representatives of the Guard of the Guard of the offensive also took part in the special deputy of the brand.</text:p>
      <ul>
        <li>
It is very symbolic that it is such as the onset of the onset of the onset of the offensive, - said Sergei Tyurin.</li>
      </ul>
      <text:p text:style-name="P4">
<text:a xlink:type="simple" xlink:href="https://armyinform.com.ua/wp-content/uploads/2023/05/9-12.jpg" text:style-name="Internet_20_link" text:visited-style-name="Visited_20_Internet_20_Link">
!(Images/AРМІЯINFORM/2023-05-09T60-00-00-04-00/9-12-150x150.jpg)</text:a>
</text:p>
      <text:p text:style-name="P4">
<text:a xlink:type="simple" xlink:href="https://armyinform.com.ua/wp-content/uploads/2023/05/10-14.jpg" text:style-name="Internet_20_link" text:visited-style-name="Visited_20_Internet_20_Link">
<draw:frame draw:style-name="fr1" draw:name="Image288" text:anchor-type="as-char" svg:width="6.9236in" svg:height="6.9236in" draw:z-index="0">
<draw:image xlink:href="../Images/AРМІЯINFORM/2023-05-09T60-00-00-04-00/10-14-150x150.jpg" xlink:type="simple" xlink:show="embed" xlink:actuate="onLoad" draw:mime-type="image/jpeg"/>
</draw:frame>
</text:a>
The circulation of the block is 235,000 copies. Nominal of each brand - f(23 UAH), block accident - 69 UAH.</text:p>
      <text:p text:style-name="P4">
As noted on the website "Ukrposhta", you can buy a new postal graduation since May 9 at the branches of Ukrposhta across the country, the official philanthropist online store "Ukrposhta" and on the Marketllis Ebay and Amazon.</text:p>
      <text:p text:style-name="P4">
<text:span text:style-name="T5">
Opto author.</text:span>
</text:p>
      <text:p text:style-name="P4">
News Source: <text:a xlink:type="simple" xlink:href="https://armyinform.com.ua/2023/05/09/u-hmelnyczkomu-vidbulos-speczpogashennya-novoyi-poshtovoyi-marky/" text:style-name="Internet_20_link" text:visited-style-name="Visited_20_Internet_20_Link">
https://armyinform.com.ua/2023/05/09/u-hmelnyczkomu-vidbulos-speczpogashennya-novoyi-poshtovoyi-marky/</text:a>
</text:p>
      <!--NEWS-->
      <text:h text:style-name="P10" text:outline-level="1">
<text:span text:style-name="T4">
After the morning shelling of Kuleb, once again urged partners to give Ukraine aircraft F-16</text:span>
</text:h>
      <text:p text:style-name="P4">
Author: ['АРМІЯINFORM']</text:p>
      <text:p text:style-name="P4">
Time: 2023-05-09T61:00:00-04:00</text:p>
      <text:p text:style-name="P4">
Description: Uonchi Tu Rannim Rachkom 9 Highborn Helpers were launched 25 Crilatikh Kalibr missiles TA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kuleba.jpg" text:style-name="Internet_20_link" text:visited-style-name="Visited_20_Internet_20_Link">
kuleba.jpg</text:a>
']</text:p>
      <text:p text:style-name="P4">
Tags: ['F-16', 'STOPRUSSIA', 'ВІЙСЬКОВА ДОПОМОГА УКРАЇНІ', 'ГЛАВА МЗС УКРАЇНИ', 'ДМИТРО КУЛЕБА']</text:p>
      <text:p text:style-name="P4">
Category: News</text:p>
      <!--METADATA-->
      <text:p text:style-name="P4">
<draw:frame draw:style-name="fr1" draw:name="Image289" text:anchor-type="as-char" svg:width="6.9236in" svg:height="3.891564in" draw:z-index="0">
<draw:image xlink:href="../Images/AРМІЯINFORM/2023-05-09T61-00-00-04-00/kuleba.jpg" xlink:type="simple" xlink:show="embed" xlink:actuate="onLoad" draw:mime-type="image/jpeg"/>
</draw:frame>
At night and early morning, May 9, the racists made the launches of 25 winged rockets "Caliber" and X-101/X-555. 23 of them were destroyed by the air defense of the air forces of the Armed Forces of Ukraine.</text:p>
      <text:p text:style-name="P4">
The Minister of Foreign Affairs of Ukraine Dmytro Kuleba, who called on foreign partners to provide Ukraine with more F-16, F-16, also witnessed their work.</text:p>
      <ul>
        <li>
Today in the morning he woke up from loud explosions: our air defense was intercepted by the landscape missiles. I thank partners for providing AD systems. I repeat my way to increase their number and give the F-16 that will work together with the platform to close our sky-<text:a xlink:type="simple" xlink:href="https://twitter.com/DmytroKuleba/status/1655851624869376001" text:style-name="Internet_20_link" text:visited-style-name="Visited_20_Internet_20_Link">
wrote</text:a>
Dmitry Kuleb's permanent Twitter.</li>
      </ul>
      <text:p text:style-name="P4">
News Source: <text:a xlink:type="simple" xlink:href="https://armyinform.com.ua/2023/05/09/pislya-rankovogo-obstrilu-kuleba-vchergove-zaklykav-partneriv-nadaty-ukrayini-litaky-f-16/" text:style-name="Internet_20_link" text:visited-style-name="Visited_20_Internet_20_Link">
https://armyinform.com.ua/2023/05/09/pislya-rankovogo-obstrilu-kuleba-vchergove-zaklykav-partneriv-nadaty-ukrayini-litaky-f-16/</text:a>
</text:p>
      <!--NEWS-->
      <text:h text:style-name="P10" text:outline-level="1">
<text:span text:style-name="T4">
Maidan Cases: The Ministry of Internal Affairs and his deputy will be judged in absentia</text:span>
</text:h>
      <text:p text:style-name="P4">
Author: ['АРМІЯINFORM']</text:p>
      <text:p text:style-name="P4">
Time: 2023-05-09T62:00:00-04:00</text:p>
      <text:p text:style-name="P4">
Description: For illegally, the specialized Vikoristan is for the stray for strangling protesters with the Lyuchny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pravy-majdanu-foto.jpg" text:style-name="Internet_20_link" text:visited-style-name="Visited_20_Internet_20_Link">
spravy-majdanu-foto.jpg</text:a>
']</text:p>
      <text:p text:style-name="P4">
Tags: ['ГЕНЕРАЛЬНИЙ ПРОКУРОР', 'ОФІС ГЕНЕРАЛЬНОГО ПРОКУРОРА', 'РЕВОЛЮЦІЯ ГІДНОСТІ', 'СПРАВИ МАЙДАНУ', 'СУД']</text:p>
      <text:p text:style-name="P4">
Category: News</text:p>
      <!--METADATA-->
      <text:p text:style-name="P4">
<draw:frame draw:style-name="fr1" draw:name="Image290" text:anchor-type="as-char" svg:width="6.9236in" svg:height="4.661891in" draw:z-index="0">
<draw:image xlink:href="../Images/AРМІЯINFORM/2023-05-09T62-00-00-04-00/spravy-majdanu-foto.jpg" xlink:type="simple" xlink:show="embed" xlink:actuate="onLoad" draw:mime-type="image/jpeg"/>
</draw:frame>
For illegal supply of special means and their use to suppress protests in February 2014 - in Ukraine will be in absentia fugitives from the number of Ministry of Internal Affairs of Ukraine. Some of these grenades, which have not been used by domesticists, will be transferred to the National Police of Ukraine for deterrent to the Russian aggression of the Russian Federation.</text:p>
      <text:p text:style-name="P4">
About it on your official site <text:a xlink:type="simple" xlink:href="https://www.gp.gov.ua/ua/posts/spravi-maidanu-nezakonne-postacannya-speczasobiv-ta-yix-vikoristannya-dlya-pridusennya-protestiv-u-lyutomu-2014-roku-v-ukrayini-zaocno-suditimut-vtikaciv-z-cisla-kerivnictva-mvs-ukrayini" text:style-name="Internet_20_link" text:visited-style-name="Visited_20_Internet_20_Link">
reports</text:a>
Office of the Prosecutor General.</text:p>
      <text:p text:style-name="P4">
“At the request of the prosecutors of the Prosecutor General's Office, the court made a decision on the implementation of special court proceedings - in absentia for the Minister of Internal Affairs of Ukraine, one of his deputies of the Teser Director of the Department of Material Support of the Ministry of Internal Affairs of Ukraine. This will allow the trial and make the final decision without the participation of the accused, ”the message reads.</text:p>
      <text:p text:style-name="P4">
The investigation found that former law enforcement officers in January 2014 organized supply for the weapons of the units of the Ministry of Internal Affairs of Ukraine of special means - more than 13 thousand grenades of production of the Russian Federation.</text:p>
      <text:p text:style-name="P4">
Subsequently, the accused, exceeding the authorities and officials, organized the use of these special means that were not in service with the Ministry of Internal Affairs of the Ministry of Internal Affairs, employees of internal affairs units to protesters on February 18 and 19, 2014 in the central part of Kyiv. As a result, 127 persons are injured.</text:p>
      <text:p text:style-name="P4">
At this time, at the request of the prosecution, the court has decided to transmit some of these grenades, which were not applied to protesters, the National Police of Ukraine to contain the military aggression of Russian federation.</text:p>
      <text:p text:style-name="P4">
Також прокурори Офісу Генерального прокурора висунули додаткове обвинуваченняіншому колишньому заступнику Міністра внутрішніх справ України, щодо якогосудове провадження триває з 2015 року.</text:p>
      <text:p text:style-name="P4">
Експосадовець, який брав участь у прийнятті Кабінетом Міністрів Українипостанов, що дозволяли використання російських спеціальних засобів,обвинувачується у пособництві працівникам правоохоронних органів у спричиненні18 учасникам акцій протесту тяжких тілесних ушкоджень, середньої тяжкостітілесних ушкоджень 54 особам, легких тілесних ушкоджень 91 особі. Йому такожінкриміновано пособництво працівникам правоохоронних органів у незаконномуперешкоджанні проведенню зборів, мітингів, вуличних походів і демонстрацій,вчиненому службовою особою із застосуванням фізичного насильства та запопередньою змовою групою осіб.</text:p>
      <text:p text:style-name="P4">
<text:span text:style-name="T4">
Примітка:</text:span>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News Source: <text:a xlink:type="simple" xlink:href="https://armyinform.com.ua/2023/05/09/spravy-majdanu-eksochilnyka-mvs-ta-jogo-zastupnyka-sudytymut-zaochno/" text:style-name="Internet_20_link" text:visited-style-name="Visited_20_Internet_20_Link">
https://armyinform.com.ua/2023/05/09/spravy-majdanu-eksochilnyka-mvs-ta-jogo-zastupnyka-sudytymut-zaochno/</text:a>
</text:p>
      <!--NEWS-->
      <text:h text:style-name="P10" text:outline-level="1">
<text:span text:style-name="T4">
Coordinating Staff calls to relatives of captive military assistance to specialists with information gathering</text:span>
</text:h>
      <text:p text:style-name="P4">
Author: ['АРМІЯINFORM']</text:p>
      <text:p text:style-name="P4">
Time: 2023-05-09T63:00:00-04:00</text:p>
      <text:p text:style-name="P4">
Description: Ziinitivatiy GO “Voyaskiyskoy Vizvil” at the coordinating headquarters Vidbuli Zustyni Zustyanov ... War with Ukraine 2022, War with Ukraine Latest News today, News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91d48f13-4976-4527-bc09-42d594533332.jpg" text:style-name="Internet_20_link" text:visited-style-name="Visited_20_Internet_20_Link">
91d48f13-4976-4527-bc09-42d594533332.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91" text:anchor-type="as-char" svg:width="6.9236in" svg:height="4.800363in" draw:z-index="0">
<draw:image xlink:href="../Images/AРМІЯINFORM/2023-05-09T63-00-00-04-00/91d48f13-4976-4527-bc09-42d594533332.jpg" xlink:type="simple" xlink:show="embed" xlink:actuate="onLoad" draw:mime-type="image/jpeg"/>
</draw:frame>
At the initiative of the NGO "Voyatsky Reliance", the coordination headquarters took place in the greetings of the defenders of the Brigade of Dmitry Vyshnevetsky National Guard of Ukraine, during which representatives of the staff of the calling of military personnel to assist specialists with information, only close people can recognize the native people.</text:p>
      <text:p text:style-name="P4">
About it <text:a xlink:type="simple" xlink:href="https://t.me/Koord_shtab/1017" text:style-name="Internet_20_link" text:visited-style-name="Visited_20_Internet_20_Link">
reports</text:a>
Coordination headquarters of inquiries with prisoners of war.</text:p>
      <text:p text:style-name="P4">
One of the issues raised during the meeting was the source of prisoners of war. According to the headquarters, information about missing persons and captive defenders and defenders accumulate in various ways, in particular, a considerable amount of useful information is provided by relatives.</text:p>
      <text:p text:style-name="P4">
Coordinating staff staff communicate with the freedom servicemen and thus receive valuable data on the conditions of maintenance of the health of those defenders who are still in Russian captivity.</text:p>
      <text:p text:style-name="P4">
It should be noted that the presence of new information about the missing person may be the basis for changing the accounting category, in particular in the military unit.</text:p>
      <text:p text:style-name="P4">
Information security issues were discussed separately. The staff representative calls to careful and vigilant, using information from unverified sources, in particular from the resources of the aggressor country. It can be monitored, analyzed, but it is necessary to treat it critically and, if possible, check. In no time, it is possible to transfer to non -sherified organizations and persons personal information or missing or captive serviceman.</text:p>
      <text:p text:style-name="P4">
News Source: <text:a xlink:type="simple" xlink:href="https://armyinform.com.ua/2023/05/09/koordynaczijnyj-shtab-zaklykaye-rodychiv-polonenyh-vijskovyh-dopomagaty-fahivczyam-zi-zborom-informacziyi/" text:style-name="Internet_20_link" text:visited-style-name="Visited_20_Internet_20_Link">
https://armyinform.com.ua/2023/05/09/koordynaczijnyj-shtab-zaklykaye-rodychiv-polonenyh-vijskovyh-dopomagaty-fahivczyam-zi-zborom-informacziyi/</text:a>
</text:p>
      <!--NEWS-->
      <text:h text:style-name="P10" text:outline-level="1">
<text:span text:style-name="T4">
Russia in the Black Sea holds four rocket launchers with 32 "calibers"</text:span>
</text:h>
      <text:p text:style-name="P4">
Author: ['АРМІЯINFORM']</text:p>
      <text:p text:style-name="P4">
Time: 2023-05-09T64:00:00-04:00</text:p>
      <text:p text:style-name="P4">
Description: The Chorny Morce on the Boyal Cherguvanni Boyle of 14 pouring ships, the yard of the Yakiki - 4 ... War with Ukraine 2022, the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240260_uh7lhcbyzvmbfhxgaaysszsedy-e1679309364839.jpg" text:style-name="Internet_20_link" text:visited-style-name="Visited_20_Internet_20_Link">
240260_uh7lhcbyzvmbfhxgaaysszsedy-e1679309364839.jpg</text:a>
', '<text:a xlink:type="simple" xlink:href="https://armyinform.com.ua/wp-content/uploads/2023/05/346036690_1234036810814513_3189758798487301624_n.jpg" text:style-name="Internet_20_link" text:visited-style-name="Visited_20_Internet_20_Link">
346036690_1234036810814513_3189758798487301624_n.jpg</text:a>
']</text:p>
      <text:p text:style-name="P4">
Tags: ['STOPRUSSIA', 'АГРЕСІЯ РФ', 'ВІЙНА', 'ВМС ЗС УКРАЇНИ', 'ВТОРГНЕННЯ РФ']</text:p>
      <text:p text:style-name="P4">
Category: News</text:p>
      <!--METADATA-->
      <text:p text:style-name="P4">
<draw:frame draw:style-name="fr1" draw:name="Image292" text:anchor-type="as-char" svg:width="6.9236in" svg:height="4.260677in" draw:z-index="0">
<draw:image xlink:href="../Images/AРМІЯINFORM/2023-05-09T64-00-00-04-00/240260_uh7lhcbyzvmbfhxgaaysszsedy-e1679309364839.jpg" xlink:type="simple" xlink:show="embed" xlink:actuate="onLoad" draw:mime-type="image/jpeg"/>
</draw:frame>
Illustrative photo</text:p>
      <text:p text:style-name="P4">
In the Black Sea, there are 14 enemy ships on the battle duty, the middle of the middle - 4 carriers of winged caliber missiles with a total volley of up to 32 missiles.</text:p>
      <text:p text:style-name="P4">
About it in <text:a xlink:type="simple" xlink:href="https://www.facebook.com/navy.mil.gov.ua/posts/622473036586949" text:style-name="Internet_20_link" text:visited-style-name="Visited_20_Internet_20_Link">
Facebook</text:a>
Informs the Command of the Navy of the Armed Forces.</text:p>
      <ul>
        <li>
in the Sea of Azov - 2 enemy ships; * In the Mediterranean, there are up to 5 enemy ships in the Mediterranean, including 1 carriage of Caliber missiles, a total volley of up to 4 missiles.</li>
      </ul>
      <text:p text:style-name="P4">
During the day in the interests of the Russian Federation the passage of the Kerch-Yenikhal Strait made:</text:p>
      <ul>
        <li>
to the Azov Sea - 35 vessels, 8 of them moved in the direction of the Bosphorus Strait; * To the Black Sea - 36 vessels, 13 of them continued the movement in the direction of the Bosphorus.</li>
      </ul>
      <text:p text:style-name="P4">
<draw:frame draw:style-name="fr1" draw:name="Image293" text:anchor-type="as-char" svg:width="6.9236in" svg:height="8.6545in" draw:z-index="0">
<draw:image xlink:href="../Images/AРМІЯINFORM/2023-05-09T64-00-00-04-00/346036690_1234036810814513_3189758798487301624_n.jpg" xlink:type="simple" xlink:show="embed" xlink:actuate="onLoad" draw:mime-type="image/jpeg"/>
</draw:frame>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09/rosiya-u-chornomu-mori-trymaye-chotyry-raketonosiyi-z-32-kalibramy/" text:style-name="Internet_20_link" text:visited-style-name="Visited_20_Internet_20_Link">
https://armyinform.com.ua/2023/05/09/rosiya-u-chornomu-mori-trymaye-chotyry-raketonosiyi-z-32-kalibramy/</text:a>
</text:p>
      <!--NEWS-->
      <text:h text:style-name="P10" text:outline-level="1">
<text:span text:style-name="T4">
Ukraine considers the participation of leaders of 6 countries in the Kremlin parade as a manifestation of neglect - the Foreign Ministry</text:span>
</text:h>
      <text:p text:style-name="P4">
Author: ['АРМІЯINFORM']</text:p>
      <text:p text:style-name="P4">
Time: 2023-05-09T65:00:00-04:00</text:p>
      <text:p text:style-name="P4">
Description: In the call -up -setting VIDAYASYAKY, the Ukrainian was a respect for those, the 922 war with Ukraine 2022, the war with Ukraine is the latest news today, the war with Ukraine 2022 is the last today, whether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ff6ac1c-mzs2.jpg" text:style-name="Internet_20_link" text:visited-style-name="Visited_20_Internet_20_Link">
ff6ac1c-mzs2.jpg</text:a>
']</text:p>
      <text:p text:style-name="P4">
Tags: ['STOPRUSSIA', 'АГРЕСІЯ РФ', 'ВТОРГНЕННЯ РФ', 'ЗАЯВА МЗС УКРАЇНИ']</text:p>
      <text:p text:style-name="P4">
Category: News</text:p>
      <!--METADATA-->
      <text:p text:style-name="P4">
<draw:frame draw:style-name="fr1" draw:name="Image294" text:anchor-type="as-char" svg:width="6.9236in" svg:height="3.883237in" draw:z-index="0">
<draw:image xlink:href="../Images/AРМІЯINFORM/2023-05-09T65-00-00-04-00/ff6ac1c-mzs2.jpg" xlink:type="simple" xlink:show="embed" xlink:actuate="onLoad" draw:mime-type="image/jpeg"/>
</draw:frame>
In the foreign policy department of Ukraine, the Prime Minister of Armenia, Presidents of Kazakhstan, Kyrgyzstan, Tajikistan, Turkmenistan Tauzbekistan were taken in Moscow on 9 May in Moscow in Moscow.</text:p>
      <text:p text:style-name="P4">
This is stated in <text:a xlink:type="simple" xlink:href="https://mfa.gov.ua/news/zayava-mzs-ukrayini-shchodo-uchasti-lideriv-virmeniyi-kazahstanu-kirgizstanu-tadzhikistanu-turkmenistanu-ta-uzbekistanu-v-zahodi-na-chervonij-ploshchi-v-moskvi" text:style-name="Internet_20_link" text:visited-style-name="Visited_20_Internet_20_Link">
statement</text:a>
Ministries of Ukraine.</text:p>
      <text:p text:style-name="P4">
During the event, the President of the Russian Federation Vladimir Putin, who is searching for international justice for committing war crimes, justified the murder of Ukrainians, destruction of Ukrainian cities and villages, abduction of Ukrainian children and repression against the inhabitants of the occupied Ukrainian terminals. On the night before the Russian Federation, it released 25 winged missiles in Ukraine, including 15 in Kiev, to cause even more deaths and to cause more or more on Ukrainian land.</text:p>
      <text:p text:style-name="P4">
Participants were demonstrated by Russian military equipment, which has been involved in the unprovided aggressive war of Russia anti -Ukraine.</text:p>
      <text:p text:style-name="P4">
“We are considering the participation of the leaders of these foreign states in the public west with a war criminal who is swayed by the solution of war in Europe with a content of the Second World War, such as immoral and unfriendly about Ukraine, the expression of disdain for the Ukrainian people, which is struggling for their survival and freedom. .</text:p>
      <text:p text:style-name="P4">
The peoples of Central Asia and the Caucasus have made an invaluable contribution to the victory of suprannacea 78 years ago. They do not deserve to be used by the now -used Kremlem to participate in a false action, which has nothing to do with the second winners over Nazism, ”the Ministry of Foreign Affairs of Ukraine said.</text:p>
      <text:p text:style-name="P4">
News Source: <text:a xlink:type="simple" xlink:href="https://armyinform.com.ua/2023/05/09/ukrayina-rozglyadaye-uchast-lideriv-6-krayin-u-kremlivskomu-paradi-yak-vyyav-znevagy-do-ukrayincziv-mzs/" text:style-name="Internet_20_link" text:visited-style-name="Visited_20_Internet_20_Link">
https://armyinform.com.ua/2023/05/09/ukrayina-rozglyadaye-uchast-lideriv-6-krayin-u-kremlivskomu-paradi-yak-vyyav-znevagy-do-ukrayincziv-mzs/</text:a>
</text:p>
      <!--NEWS-->
      <text:h text:style-name="P10" text:outline-level="1">
<text:span text:style-name="T4">
In Zaporozhye detained Russian agents who prepared terrorist attacks against the Armed Forces Command</text:span>
</text:h>
      <text:p text:style-name="P4">
Author: ['АРМІЯINFORM']</text:p>
      <text:p text:style-name="P4">
Time: 2023-05-09T66:00:00-04:00</text:p>
      <text:p text:style-name="P4">
Description: It was neutralized by the agent of the FSB at the result of the Bagatatapni -special operators at Zaporizhzhi .... the war with Ukraine 2022, the war with Ukraine Latest news today, the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84fa8993d7bfa6349cf34f16230156e-e1683620460355.jpeg" text:style-name="Internet_20_link" text:visited-style-name="Visited_20_Internet_20_Link">
084fa8993d7bfa6349cf34f16230156e-e1683620460355.jpeg</text:a>
']</text:p>
      <text:p text:style-name="P4">
Tags: ['STOPRUSSIA', 'АГРЕСІЯ РФ', 'ВТОРГНЕННЯ РФ', 'КОЛАБОРАНТИ', 'СБУ']</text:p>
      <text:p text:style-name="P4">
Category: News</text:p>
      <!--METADATA-->
      <text:p text:style-name="P4">
<draw:frame draw:style-name="fr1" draw:name="Image295" text:anchor-type="as-char" svg:width="6.9236in" svg:height="4.256684in" draw:z-index="0">
<draw:image xlink:href="../Images/AРМІЯINFORM/2023-05-09T66-00-00-04-00/084fa8993d7bfa6349cf34f16230156e-e1683620460355.jpeg" xlink:type="simple" xlink:show="embed" xlink:actuate="onLoad" draw:mime-type="image/jpeg"/>
</draw:frame>
The FSB agent network has been neutralized as a result of a multi -step special operation of Nazapore. The attackers were preparing terrorist attacks against the command warehouse of defense and SBU staff, who are stationed in the region and were drawn to combat missions on the Southern Front.</text:p>
      <text:p text:style-name="P4">
About it <text:a xlink:type="simple" xlink:href="https://ssu.gov.ua/novyny/sbu-zatrymala-na-zaporizhzhi-rosiiskykh-ahentiv-yaki-hotuvaly-terakty-proty-komanduvannia-zsu-ta-spetspryznachentsiv-sbu-video" text:style-name="Internet_20_link" text:visited-style-name="Visited_20_Internet_20_Link">
reports</text:a>
Security Service of Ukraine.</text:p>
      <text:p text:style-name="P4">
For this purpose, the Russian agency gathered "hourly" information about the place -time base and routes of movement of Ukrainian defenders. The obtained disadvantages were transferred to the FSB in the form of electronic geolocation, media files and text messages through a closed chat in the messenger telegrams.</text:p>
      <text:p text:style-name="P4">
According to the coordinates of hostile agents, the occupiers wanted to carry out sighting of shock -off or ballistic missiles. In addition, the invaders considered the "version" of the physical liquidation of Ukrainian defenders due to the introduction of the exquishes, which were planned to be established in the areas of defense forces.</text:p>
      <text:p text:style-name="P4">
For the preparation of terrorist attacks, Russian agents received from their "curators" from the FSB4 thousand dollars of "advance".</text:p>
      <text:p text:style-name="P4">
However, the attackers were exposed in a timely manner, documented criminal acts and detained during the enemy task.</text:p>
      <text:p text:style-name="P4">
During the searches at the places of residence of the detainees, weapons, ammunition, combat and smoke grenades with accessories were removed.</text:p>
      <text:p text:style-name="P4">
On the basis of the evidence collected, the detainees were notified of the suspicion of the state council committed in the conditions of martial law under the prior conspiracy by a group of persons. Eating a pre -trial detention measure. Investigation is ongoing to establish all the circumstances of the crime and prosecute the perpetrators.</text:p>
      <text:p text:style-name="P4">
News Source: <text:a xlink:type="simple" xlink:href="https://armyinform.com.ua/2023/05/09/na-zaporizhzhi-zatrymaly-agentiv-rf-yaki-gotuvaly-terakty-proty-komanduvannya-zsu/" text:style-name="Internet_20_link" text:visited-style-name="Visited_20_Internet_20_Link">
https://armyinform.com.ua/2023/05/09/na-zaporizhzhi-zatrymaly-agentiv-rf-yaki-gotuvaly-terakty-proty-komanduvannya-zsu/</text:a>
</text:p>
      <!--NEWS-->
      <text:h text:style-name="P10" text:outline-level="1">
<text:span text:style-name="T4">
The President of the European Commission in Kiev revealed details of the 11th Package of Sanctions against</text:span>
</text:h>
      <text:p text:style-name="P4">
Author: ['АРМІЯINFORM']</text:p>
      <text:p text:style-name="P4">
Time: 2023-05-09T67:00:00-04:00</text:p>
      <text:p text:style-name="P4">
Description: Єvrokomіsіya go to quadjeennia on the 11th package of St. About Tse PID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ursula-2.jpg" text:style-name="Internet_20_link" text:visited-style-name="Visited_20_Internet_20_Link">
ursula-2.jpg</text:a>
']</text:p>
      <text:p text:style-name="P4">
Tags: ['STOPRUSSIA', 'ЕКОНОМІКА РФ', 'КРАХ РОСІЙСЬКОЇ ЕКОНОМІКИ', 'САНКЦІЇ РФ', 'УРСУЛА ФОН ДЕР ЛЯЄН']</text:p>
      <text:p text:style-name="P4">
Category: News</text:p>
      <!--METADATA-->
      <text:p text:style-name="P4">
<draw:frame draw:style-name="fr1" draw:name="Image296" text:anchor-type="as-char" svg:width="6.9236in" svg:height="3.894525in" draw:z-index="0">
<draw:image xlink:href="../Images/AРМІЯINFORM/2023-05-09T67-00-00-04-00/ursula-2.jpg" xlink:type="simple" xlink:show="embed" xlink:actuate="onLoad" draw:mime-type="image/jpeg"/>
</draw:frame>
The European Commission is preparing for the implementation of the 11th Package of Sanctions against Russia.</text:p>
      <text:p text:style-name="P4">
About it during a meeting with President of Ukraine Vladimir Zelensky <text:a xlink:type="simple" xlink:href="https://twitter.com/vonderleyen/status/1655883674267549696" text:style-name="Internet_20_link" text:visited-style-name="Visited_20_Internet_20_Link">
declared</text:a>
Ursula President of the European Commission von der Liaen, who <text:a xlink:type="simple" xlink:href="https://armyinform.com.ua/2023/05/09/v-ukrayinu-prybula-prezydentka-yevrokomisiyi-kyyiv-dorechne-miscze-dlya-svyatkuvannya-dnya-yevropy/" text:style-name="Internet_20_link" text:visited-style-name="Visited_20_Internet_20_Link">
is in</text:a>
On an official visit to Ukraine.</text:p>
      <text:p text:style-name="P4">
“The focus in this package will be paid to control over the fulfillment of already established restrictions, as well as trade bans. We continue to do everything that is for the outlook of Putin's military car and his income, ”Ursula Der Lyen said.</text:p>
      <text:p text:style-name="P4">
She shared the details of a new list of sanctions restrictions in which, in particular, about:</text:p>
      <ol>
        <li>
Adding new products to a transit ban; 2. proposal of new tools to combat the bypass of sanctions; 3. The proposal to ban "shadow" organizations from Russia and third countries that deliberately bypass European sanctions.</li>
      </ol>
      <text:p text:style-name="P4">
News Source: <text:a xlink:type="simple" xlink:href="https://armyinform.com.ua/2023/05/09/prezydentka-yevrokomisiyi-u-kyyevi-rozkryla-detali-11-go-paketu-sankcziyi-proty-rosiyi/" text:style-name="Internet_20_link" text:visited-style-name="Visited_20_Internet_20_Link">
https://armyinform.com.ua/2023/05/09/prezydentka-yevrokomisiyi-u-kyyevi-rozkryla-detali-11-go-paketu-sankcziyi-proty-rosiyi/</text:a>
</text:p>
      <!--NEWS-->
      <text:h text:style-name="P10" text:outline-level="1">
<text:span text:style-name="T4">
Russian tankers who fired at the hospital in Trostyanka were deprived in absentia for 11 years</text:span>
</text:h>
      <text:p text:style-name="P4">
Author: ['АРМІЯINFORM']</text:p>
      <text:p text:style-name="P4">
Time: 2023-05-09T68:00:00-04:00</text:p>
      <text:p text:style-name="P4">
Description: Court in absentia Virik Virok at Vighmaya Posyblennna Voli on the lines up to 11 rosques of a dv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cd90746d5aeee7a.jpg" text:style-name="Internet_20_link" text:visited-style-name="Visited_20_Internet_20_Link">
0cd90746d5aeee7a.jpg</text:a>
']</text:p>
      <text:p text:style-name="P4">
Tags: ['АГРЕСІЯ РФ', 'ВТОРГНЕННЯ РФ', 'ДБР', 'ПОРУШЕННЯ ЗАКОНІВ ТА ЗВИЧАЇВ ВІЙНИ', 'ТРОСТЯНЕЦЬКА ЛІКАРНЯ']</text:p>
      <text:p text:style-name="P4">
Category: News</text:p>
      <!--METADATA-->
      <text:p text:style-name="P4">
<draw:frame draw:style-name="fr1" draw:name="Image297" text:anchor-type="as-char" svg:width="6.9236in" svg:height="3.894525in" draw:z-index="0">
<draw:image xlink:href="../Images/AРМІЯINFORM/2023-05-09T68-00-00-04-00/0cd90746d5aeee7a.jpg" xlink:type="simple" xlink:show="embed" xlink:actuate="onLoad" draw:mime-type="image/jpeg"/>
</draw:frame>
The court made a sentence in the form of imprisonment for a term of up to 11 years of bivit servicemen, which were aimed at firing from the tank of Trostyanets hospital Sumy region.</text:p>
      <text:p text:style-name="P4">
About it <text:a xlink:type="simple" xlink:href="https://dbr.gov.ua/news/za-materialami-dbr-sud-zaochno-pozbaviv-voli-na-11-rokiv-rosijskih-tankistiv-yaki-obstrilyali-likarnyu-v-trostyanci" text:style-name="Internet_20_link" text:visited-style-name="Visited_20_Internet_20_Link">
reports</text:a>
State Bureau of Investigation.</text:p>
      <text:p text:style-name="P4">
The junior sergeant Petro Smirnov, the commander of the 1st tank platoon of the 5th tank company of the 2nd tank battalion of the 1-Gogvardi Tank Regiment "Cherkhkivsky" of the 2nd Guards Taman Monotodhitlizka Division, was ordered to be fired.</text:p>
      <text:p text:style-name="P4">
The ordinary Ainur Muhamethanov, who was a tank operator, executed a criminal order.</text:p>
      <text:p text:style-name="P4">
When he came to the hospital, the junior sergeant ordered Muhamethanov to shoot 125 mm with a fragmentary and foot shell with a medical facility. It was at the moment of attack on the hospital that one of the births of giving birth.</text:p>
      <text:p text:style-name="P4">
On May 9, 2023, the Trostyanets District Court declared the junior Sergeantasmiernov and Private Muhamethanov to violate laws and customs.</text:p>
      <text:p text:style-name="P4">
Both Russian military were sentenced to 11 years in prison.</text:p>
      <text:p text:style-name="P4">
The Court also decided to recover from the aggressor country, to which the inhumane actions of its servicemen were brought.</text:p>
      <text:p text:style-name="P4">
As the place of residence of the accused is currently established, special court proceedings have been implemented in accordance with the requirements of the CPC of Ukraine.</text:p>
      <text:p text:style-name="P4">
Fleeing from Sumy region, the Russian military dropped their tank. The Armed Forces was repaired and today it "revenge" on the battlefield to the occupiers for their crimes.</text:p>
      <text:p text:style-name="P4">
News Source: <text:a xlink:type="simple" xlink:href="https://armyinform.com.ua/2023/05/09/rosijskyh-tankistiv-yaki-obstrilyaly-likarnyu-v-trostyanczi-zaochno-pozbavyly-voli-na-11-rokiv/" text:style-name="Internet_20_link" text:visited-style-name="Visited_20_Internet_20_Link">
https://armyinform.com.ua/2023/05/09/rosijskyh-tankistiv-yaki-obstrilyaly-likarnyu-v-trostyanczi-zaochno-pozbavyly-voli-na-11-rokiv/</text:a>
</text:p>
      <!--NEWS-->
      <text:h text:style-name="P10" text:outline-level="1">
<text:span text:style-name="T4">
On Europe Day in the European Commission near the EU flags raised a flag of Ukraine</text:span>
</text:h>
      <text:p text:style-name="P4">
Author: ['АРМІЯINFORM']</text:p>
      <text:p text:style-name="P4">
Time: 2023-05-09T69:00:00-04:00</text:p>
      <text:p text:style-name="P4">
Description: At the day of єvropa entrusts to the partors єs bila Bilya Budovlovі єvropyiskoi Komi -Maimayoriv ... War with Ukraine 2022, the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rapor-ukrayiny-632x356-1.jpg" text:style-name="Internet_20_link" text:visited-style-name="Visited_20_Internet_20_Link">
prapor-ukrayiny-632x356-1.jpg</text:a>
']</text:p>
      <text:p text:style-name="P4">
Tags: ['ДЕНЬ ЄВРОПИ В УКРАЇНІ', 'ЄВРОСОЮЗ']</text:p>
      <text:p text:style-name="P4">
Category: News</text:p>
      <!--METADATA-->
      <text:p text:style-name="P4">
<draw:frame draw:style-name="fr1" draw:name="Image298" text:anchor-type="as-char" svg:width="6.9236in" svg:height="3.900003in" draw:z-index="0">
<draw:image xlink:href="../Images/AРМІЯINFORM/2023-05-09T69-00-00-04-00/prapor-ukrayiny-632x356-1.jpg" xlink:type="simple" xlink:show="embed" xlink:actuate="onLoad" draw:mime-type="image/jpeg"/>
</draw:frame>
On the day of Europe, the Ukrainian National Flag near the EU flags near the European Commission building.</text:p>
      <text:p text:style-name="P4">
This is stated in <text:a xlink:type="simple" xlink:href="https://twitter.com/eu_commission/status/1655865495168352256" text:style-name="Internet_20_link" text:visited-style-name="Visited_20_Internet_20_Link">
Twitter</text:a>
European Commission.</text:p>
      <text:p text:style-name="P4">
“Unknown unity and solidarity in support of Ukraine. Europe was with her when Russia began its large -scale invasion in February 2022. He is still with her. And we will be as long as it takes, ”the European Commission assured, adding a video of raising the flag of Ukraine.</text:p>
      <text:p text:style-name="P4">
We will remind, this year Ukraine for the first time on May 9 marks <text:a xlink:type="simple" xlink:href="https://armyinform.com.ua/2023/05/09/sogodni-vidznachayemo-den-yevropy-spilno-z-derzhavamy-yes/" text:style-name="Internet_20_link" text:visited-style-name="Visited_20_Internet_20_Link">
day europes</text:a>
synchronously with the European Union. Such <text:a xlink:type="simple" xlink:href="https://armyinform.com.ua/2023/05/08/shhoroku-9-travnya-ukrayina-vidznachatyme-den-yevropy-ukaz-prezydenta/" text:style-name="Internet_20_link" text:visited-style-name="Visited_20_Internet_20_Link">
Decree</text:a>
The day before, Volodymyr Zelenskyy was published by Presidential.</text:p>
      <text:p text:style-name="Quotations">

<text:p text:style-name="P4">
🇺🇦🇪🇺 Unshakeable Unity and Solidarity in Support of Ukraine. &gt;
&gt;
 Europe Was Theres for Ukraine When Russia Launched Its Full-Scale Invasion In&gt;
 February 2022. And we will be there for as long as it&gt;
 take. <text:a xlink:type="simple" xlink:href="https://twitter.com/hashtag/StandWithUkraine" text:style-name="Internet_20_link" text:visited-style-name="Visited_20_Internet_20_Link">
#Standwithukraine</text:a>
&gt;
 <text:a xlink:type="simple" xlink:href="https://twitter.com/hashtag/EuropeDay" text:style-name="Internet_20_link" text:visited-style-name="Visited_20_Internet_20_Link">
#EuropeDay</text:a>
&gt;
 <text:a xlink:type="simple" xlink:href="https://t.co/hSVro8GNNO" text:style-name="Internet_20_link" text:visited-style-name="Visited_20_Internet_20_Link">
pic.twitter.com/hSVro8GNNO</text:a>
&gt;
&gt;
 -- European Commission(@EU_Commission)<text:a xlink:type="simple" xlink:href="https://twitter.com/EU_Commission/status/1655865495168352256" text:style-name="Internet_20_link" text:visited-style-name="Visited_20_Internet_20_Link">
May 9,&gt;
 2023</text:a>
</text:p>

</text:p>
      <text:p text:style-name="P4">
News Source: <text:a xlink:type="simple" xlink:href="https://armyinform.com.ua/2023/05/09/u-den-yevropy-v-yevrokomisiyi-poruch-z-praporamy-yes-pidnyaly-styag-ukrayiny/" text:style-name="Internet_20_link" text:visited-style-name="Visited_20_Internet_20_Link">
https://armyinform.com.ua/2023/05/09/u-den-yevropy-v-yevrokomisiyi-poruch-z-praporamy-yes-pidnyaly-styag-ukrayiny/</text:a>
</text:p>
      <!--NEWS-->
      <text:h text:style-name="P10" text:outline-level="1">
<text:span text:style-name="T4">
The Ukrainian army changed the quantitative and qualitative composition of Rosarmia-Sergey Cherevaty</text:span>
</text:h>
      <text:p text:style-name="P4">
Author: ['Володимир Скоростецький']</text:p>
      <text:p text:style-name="P4">
Time: 2023-05-09T70:00:00-04:00</text:p>
      <text:p text:style-name="P4">
Description: River Schidny Ugropovanni Vіskiyk Colonel Sergey Chervatiy Rospovіv about the situati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БАХМУТ', 'ВТОРГНЕННЯ РФ', 'ЄДИНІ НОВИНИ', 'СЕРГІЙ ЧЕРЕВАТИЙ']</text:p>
      <text:p text:style-name="P4">
Category: News</text:p>
      <!--METADATA-->
      <text:p text:style-name="P4">
<draw:frame draw:style-name="fr1" draw:name="Image299" text:anchor-type="as-char" svg:width="6.9236in" svg:height="4.32725in" draw:z-index="0">
<draw:image xlink:href="../Images/AРМІЯINFORM/2023-05-09T70-00-00-04-00/cherevatyj-bahmut-2.jpg" xlink:type="simple" xlink:show="embed" xlink:actuate="onLoad" draw:mime-type="image/jpeg"/>
</draw:frame>
Colonel Sergey Cherevaty. Collage Armyinform</text:p>
      <text:p text:style-name="P4">
The spokesman of the eastern group of troops Colonel Sergey Cherevaty told the protraction in the area of responsibility in the Ether of the Televahorfon "Uniform News".</text:p>
      <text:p text:style-name="P4">
According to him, the enemy continues the offensive actions, putting the main method of capture of the city of Bakhmut.</text:p>
      <ul>
        <li>
During this day, 375 times the invaders fired at this front of the front by various types of artillery icalibra. Eight combatants occurred, during which 166 occupied were destroyed and 206 were injured. The enemy T-72, infantry fighting machine, light armored tractor, destroyed UAV Orlan-10 and 6 field warehouses were destroyed.</li>
      </ul>
      <text:p text:style-name="P4">
The Liman direction is the next in the activity of the enemy. 444 times here he has been struck by various types of artillery. There were 7 combatants. The 55 sales were destroyed, 111 were injured, 2 were captured by our warriors. Tank, BTR-80, destroyed mortar calculation and 3 UAVs</text:p>
      <text:p text:style-name="P4">
Colonel Sergey Cherevaty has once again reported that the occupiers of the Convention of War. In particular, the use of phosphorus ammunition.</text:p>
      <ul>
        <li>
They repeatedly violated the rules and customs of war. In particular, in contextine confection ammunition. This is, of course, very preschool. And complicated. But this reaffirms the copiousness of our warriors who oppose it.</li>
      </ul>
      <text:p text:style-name="P4">
In addition, Colonel Sergey Cherevaty noted that during the year of the war the Ukrainian Vivko changed the quantitative and qualitative composition of the enemy forces. During the fighting for the Kyiv region, northern regions, Kharkiv and Kherson region, the main skeleton troops were knocked out.</text:p>
      <ul>
        <li>
Now they are largely equipped with newly mobilized. For example, the enemy is less active and cautious in its actions. Speaking of the Bakhmut direction - there are mostly imprisoned "Wagnerivtsi". They were the first attacking element. They were supplemented with air -solving units and infantry. They carry out completion. The enemy's familiar problem is not a projectile hunger, but a lacking personnel.</li>
      </ul>
      <text:p text:style-name="P4">
News Source: <text:a xlink:type="simple" xlink:href="https://armyinform.com.ua/2023/05/09/ukrayinske-vijsko-zminylo-kilkisno-yakisnyj-sklad-rosarmiyi-sergij-cherevatyj/" text:style-name="Internet_20_link" text:visited-style-name="Visited_20_Internet_20_Link">
https://armyinform.com.ua/2023/05/09/ukrayinske-vijsko-zminylo-kilkisno-yakisnyj-sklad-rosarmiyi-sergij-cherevatyj/</text:a>
</text:p>
      <!--NEWS-->
      <text:h text:style-name="P10" text:outline-level="1">
<text:span text:style-name="T4">
Volodymyr Zelenskyy called the reasons why Rosarmia intensified air attacks on Ukraine</text:span>
</text:h>
      <text:p text:style-name="P4">
Author: ['АРМІЯINFORM']</text:p>
      <text:p text:style-name="P4">
Time: 2023-05-09T71:00:00-04:00</text:p>
      <text:p text:style-name="P4">
Description: President of Ukraine Volodymyr Zelensky, Scho Zbilshennya INTENSITISTI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852028459b9e594b8df528ba9d12e1bb_1683631474_extra_large.jpeg" text:style-name="Internet_20_link" text:visited-style-name="Visited_20_Internet_20_Link">
852028459b9e594b8df528ba9d12e1bb_1683631474_extra_large.jpeg</text:a>
']</text:p>
      <text:p text:style-name="P4">
Tags: ['АГРЕСІЯ РФ', 'БАХМУТ', 'ВОЛОДИМИР ЗЕЛЕНСЬКИЙ', 'ВТОРГНЕННЯ РФ', 'ПРЕЗИДЕНТ УКРАЇНИ']</text:p>
      <text:p text:style-name="P4">
Category: News</text:p>
      <!--METADATA-->
      <text:p text:style-name="P4">
<draw:frame draw:style-name="fr1" draw:name="Image300" text:anchor-type="as-char" svg:width="6.9236in" svg:height="4.617948in" draw:z-index="0">
<draw:image xlink:href="../Images/AРМІЯINFORM/2023-05-09T71-00-00-04-00/852028459b9e594b8df528ba9d12e1bb_1683631474_extra_large.jpeg" xlink:type="simple" xlink:show="embed" xlink:actuate="onLoad" draw:mime-type="image/jpeg"/>
</draw:frame>
President of Ukraine Volodymyr Zelensky is convinced that increasing the intensity of attacks by rockets and "shahads" by the aggressor state of Russian is invited by the fact that the enemy could not demonstrate to his society significant victories until May 9, including capturing the city of Bakhmut.</text:p>
      <text:p text:style-name="P4">
About it <text:a xlink:type="simple" xlink:href="https://www.president.gov.ua/news/rosiya-posilila-povitryani-ataki-na-ukrayinu-tomu-sho-ne-zmo-82777" text:style-name="Internet_20_link" text:visited-style-name="Visited_20_Internet_20_Link">
reports</text:a>
Office of the President of Ukraine.</text:p>
      <text:p text:style-name="P4">
Answering the questions of media representatives after negotiations with the Presidential Commission Ursula von Der Lyen in Kiev, Vladimir Zelensky called that the military-political leadership of the Russian Federation should "sell" something to his society, but it has no significant victories on the battlefield.</text:p>
      <text:p text:style-name="P4">
“And a voracious society is there, and we see how it supports those norical radical actions, the number of deaths. They always enjoy it. Bakhmut "sell" did not work because it could not be captured. It was the last important operation in them - by May 9 it was possible to do so. Although, unfortunately, there is no longer the whole city, everything is completely destroyed, ”the head of state said.</text:p>
      <text:p text:style-name="P4">
News Source: <text:a xlink:type="simple" xlink:href="https://armyinform.com.ua/2023/05/09/volodymyr-zelenskyj-nazvav-prychyny-chomu-rosarmiya-posylyla-povitryani-ataky-na-ukrayinu/" text:style-name="Internet_20_link" text:visited-style-name="Visited_20_Internet_20_Link">
https://armyinform.com.ua/2023/05/09/volodymyr-zelenskyj-nazvav-prychyny-chomu-rosarmiya-posylyla-povitryani-ataky-na-ukrayinu/</text:a>
</text:p>
      <!--NEWS-->
      <text:h text:style-name="P10" text:outline-level="1">
<text:span text:style-name="T4">
In Warsaw, activists near the monument to Soviet soldiers installed hundreds of Ukrainian flags</text:span>
</text:h>
      <text:p text:style-name="P4">
Author: ['АРМІЯINFORM']</text:p>
      <text:p text:style-name="P4">
Time: 2023-05-09T72:00:00-04:00</text:p>
      <text:p text:style-name="P4">
Description: Syogodnі, 9 Herbalop, at the Warsaw Bil Pam'yatnika Radyansky soldiers Ukrainian that Polsky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6264029_626041092762824_517257953646494874_n-e1683638454219.jpg" text:style-name="Internet_20_link" text:visited-style-name="Visited_20_Internet_20_Link">
346264029_626041092762824_517257953646494874_n-e1683638454219.jpg</text:a>
', '<text:a xlink:type="simple" xlink:href="https://armyinform.com.ua/wp-content/uploads/2023/05/346028588_604887031566613_7249035118666960973_n-e1683638494116-150x150.jpg" text:style-name="Internet_20_link" text:visited-style-name="Visited_20_Internet_20_Link">
346028588_604887031566613_7249035118666960973_n-e1683638494116-150x150.jpg</text:a>
', '<text:a xlink:type="simple" xlink:href="https://armyinform.com.ua/wp-content/uploads/2023/05/345594881_129851240089208_627049455821355361_n-150x150.jpg" text:style-name="Internet_20_link" text:visited-style-name="Visited_20_Internet_20_Link">
345594881_129851240089208_627049455821355361_n-150x150.jpg</text:a>
', '<text:a xlink:type="simple" xlink:href="https://armyinform.com.ua/wp-content/uploads/2023/05/346050829_218512990888098_4236508914574121656_n-150x150.jpg" text:style-name="Internet_20_link" text:visited-style-name="Visited_20_Internet_20_Link">
346050829_218512990888098_4236508914574121656_n-150x150.jpg</text:a>
', '<text:a xlink:type="simple" xlink:href="https://armyinform.com.ua/wp-content/uploads/2023/05/346051483_535258182152378_6079138916916229903_n-150x150.jpg" text:style-name="Internet_20_link" text:visited-style-name="Visited_20_Internet_20_Link">
346051483_535258182152378_6079138916916229903_n-150x150.jpg</text:a>
', '<text:a xlink:type="simple" xlink:href="https://armyinform.com.ua/wp-content/uploads/2023/05/345616950_1866298240423581_6958881992815439144_n-150x150.jpg" text:style-name="Internet_20_link" text:visited-style-name="Visited_20_Internet_20_Link">
345616950_1866298240423581_6958881992815439144_n-150x150.jpg</text:a>
']</text:p>
      <text:p text:style-name="P4">
Tags: ['STOPRUSSIA', 'АГРЕСІЯ РФ', 'ВАРШАВА', 'ВТОРГНЕННЯ РФ']</text:p>
      <text:p text:style-name="P4">
Category: News</text:p>
      <!--METADATA-->
      <text:p text:style-name="P4">
<draw:frame draw:style-name="fr1" draw:name="Image301" text:anchor-type="as-char" svg:width="6.9236in" svg:height="5.104803in" draw:z-index="0">
<draw:image xlink:href="../Images/AРМІЯINFORM/2023-05-09T72-00-00-04-00/346264029_626041092762824_517257953646494874_n-e1683638454219.jpg" xlink:type="simple" xlink:show="embed" xlink:actuate="onLoad" draw:mime-type="image/jpeg"/>
</draw:frame>
Today, May 9, in Warsaw near the monument to the Soviet soldiers, Ukrainian Polish activists launched great artistic installation. It contains hundreds of Ukrainian flags, many of which are filled with red paint, small crosses with the names of the fallen Ukrainians and Poles, layouts of residential buildings.</text:p>
      <text:p text:style-name="P4">
On this <text:a xlink:type="simple" xlink:href="https://t.me/verkhovnaradaukrainy/50243" text:style-name="Internet_20_link" text:visited-style-name="Visited_20_Internet_20_Link">
informs</text:a>
The press service of the Verkhovna Rada of Ukraine.</text:p>
      <text:p text:style-name="P4">
"Now the Russian ambassador to Poland in order for the day of Victory May 9 to put flowers to the monument - it will have to pass the symbolic streets of Russian military Mariupol, past the darkened houses of Bucha, Irpen, Kherson and Bakhmut," the activists said.</text:p>
      <text:p text:style-name="P4">
<text:a xlink:type="simple" xlink:href="https://armyinform.com.ua/wp-content/uploads/2023/05/346028588_604887031566613_7249035118666960973_n-e1683638494116.jpg" text:style-name="Internet_20_link" text:visited-style-name="Visited_20_Internet_20_Link">
!(Images/AРМІЯINFORM/2023-05-09T72-00-00-04-00/346028588_604887031566613_7249035118666960973_n-e1683638494116-150x150.jpg)</text:a>
</text:p>
      <text:p text:style-name="P4">
<text:a xlink:type="simple" xlink:href="https://armyinform.com.ua/wp-content/uploads/2023/05/345594881_129851240089208_627049455821355361_n.jpg" text:style-name="Internet_20_link" text:visited-style-name="Visited_20_Internet_20_Link">
<draw:frame draw:style-name="fr1" draw:name="Image302" text:anchor-type="as-char" svg:width="6.9236in" svg:height="6.9236in" draw:z-index="0">
<draw:image xlink:href="../Images/AРМІЯINFORM/2023-05-09T72-00-00-04-00/345594881_129851240089208_627049455821355361_n-150x150.jpg" xlink:type="simple" xlink:show="embed" xlink:actuate="onLoad" draw:mime-type="image/jpeg"/>
</draw:frame>
</text:a>
</text:p>
      <text:p text:style-name="P4">
<text:a xlink:type="simple" xlink:href="https://armyinform.com.ua/wp-content/uploads/2023/05/346050829_218512990888098_4236508914574121656_n.jpg" text:style-name="Internet_20_link" text:visited-style-name="Visited_20_Internet_20_Link">
<draw:frame draw:style-name="fr1" draw:name="Image303" text:anchor-type="as-char" svg:width="6.9236in" svg:height="6.9236in" draw:z-index="0">
<draw:image xlink:href="../Images/AРМІЯINFORM/2023-05-09T72-00-00-04-00/346050829_218512990888098_4236508914574121656_n-150x150.jpg" xlink:type="simple" xlink:show="embed" xlink:actuate="onLoad" draw:mime-type="image/jpeg"/>
</draw:frame>
</text:a>
</text:p>
      <text:p text:style-name="P4">
<text:a xlink:type="simple" xlink:href="https://armyinform.com.ua/wp-content/uploads/2023/05/346051483_535258182152378_6079138916916229903_n.jpg" text:style-name="Internet_20_link" text:visited-style-name="Visited_20_Internet_20_Link">
<draw:frame draw:style-name="fr1" draw:name="Image304" text:anchor-type="as-char" svg:width="6.9236in" svg:height="6.9236in" draw:z-index="0">
<draw:image xlink:href="../Images/AРМІЯINFORM/2023-05-09T72-00-00-04-00/346051483_535258182152378_6079138916916229903_n-150x150.jpg" xlink:type="simple" xlink:show="embed" xlink:actuate="onLoad" draw:mime-type="image/jpeg"/>
</draw:frame>
</text:a>
</text:p>
      <text:p text:style-name="P4">
<text:a xlink:type="simple" xlink:href="https://armyinform.com.ua/wp-content/uploads/2023/05/345616950_1866298240423581_6958881992815439144_n.jpg" text:style-name="Internet_20_link" text:visited-style-name="Visited_20_Internet_20_Link">
<draw:frame draw:style-name="fr1" draw:name="Image305" text:anchor-type="as-char" svg:width="6.9236in" svg:height="6.9236in" draw:z-index="0">
<draw:image xlink:href="../Images/AРМІЯINFORM/2023-05-09T72-00-00-04-00/345616950_1866298240423581_6958881992815439144_n-150x150.jpg" xlink:type="simple" xlink:show="embed" xlink:actuate="onLoad" draw:mime-type="image/jpeg"/>
</draw:frame>
</text:a>
At the same time, as noted in the report, the Russian Federation in Poland did not give a memorial to a memorial cemetery in Warsaw. Activists turn on the sound of the air duty and blocked the diplomat's way.</text:p>
      <text:p text:style-name="P4">
News Source: <text:a xlink:type="simple" xlink:href="https://armyinform.com.ua/2023/05/09/u-varshavi-aktyvisty-bilya-pamyatnyka-radyanskym-soldatam-vstanovyly-sotni-ukrayinskyh-praporiv/" text:style-name="Internet_20_link" text:visited-style-name="Visited_20_Internet_20_Link">
https://armyinform.com.ua/2023/05/09/u-varshavi-aktyvisty-bilya-pamyatnyka-radyanskym-soldatam-vstanovyly-sotni-ukrayinskyh-praporiv/</text:a>
</text:p>
      <!--NEWS-->
      <text:h text:style-name="P10" text:outline-level="1">
<text:span text:style-name="T4">
Another course of preparation of the sergeant warehouse was completed in the AFSU of the Armed Forces</text:span>
</text:h>
      <text:p text:style-name="P4">
Author: ['АРМІЯINFORM']</text:p>
      <text:p text:style-name="P4">
Time: 2023-05-09T73:00:00-04:00</text:p>
      <text:p text:style-name="P4">
Description: At the landing and scraping of the Zbroyni forces of Ukraine, the Chergovy of Sumeries Code end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274749_197373906487797_5252395405635129303_n.jpg" text:style-name="Internet_20_link" text:visited-style-name="Visited_20_Internet_20_Link">
345274749_197373906487797_5252395405635129303_n.jpg</text:a>
', '<text:a xlink:type="simple" xlink:href="https://armyinform.com.ua/wp-content/uploads/2023/05/344926385_570509761902337_1090497745815579562_n-150x150.jpg" text:style-name="Internet_20_link" text:visited-style-name="Visited_20_Internet_20_Link">
344926385_570509761902337_1090497745815579562_n-150x150.jpg</text:a>
', '<text:a xlink:type="simple" xlink:href="https://armyinform.com.ua/wp-content/uploads/2023/05/344761219_5755259621244981_6303552206966959936_n-150x150.jpg" text:style-name="Internet_20_link" text:visited-style-name="Visited_20_Internet_20_Link">
344761219_5755259621244981_6303552206966959936_n-150x150.jpg</text:a>
', '<text:a xlink:type="simple" xlink:href="https://armyinform.com.ua/wp-content/uploads/2023/05/345605203_1330983644298055_4559700715320246320_n-150x150.jpg" text:style-name="Internet_20_link" text:visited-style-name="Visited_20_Internet_20_Link">
345605203_1330983644298055_4559700715320246320_n-150x150.jpg</text:a>
', '<text:a xlink:type="simple" xlink:href="https://armyinform.com.ua/wp-content/uploads/2023/05/345438991_605021361558900_507765150297948680_n-150x150.jpg" text:style-name="Internet_20_link" text:visited-style-name="Visited_20_Internet_20_Link">
345438991_605021361558900_507765150297948680_n-150x150.jpg</text:a>
']</text:p>
      <text:p text:style-name="P4">
Tags: ['КОМАНДУВАННЯ ДЕСАНТНО-ШТУРМОВИХ ВІЙСЬК', 'КУРС ПІДГОТОВКИ', 'СЕРЖАНТ ЗСУ']</text:p>
      <text:p text:style-name="P4">
Category: News</text:p>
      <!--METADATA-->
      <text:p text:style-name="P4">
<draw:frame draw:style-name="fr1" draw:name="Image306" text:anchor-type="as-char" svg:width="6.9236in" svg:height="4.615733in" draw:z-index="0">
<draw:image xlink:href="../Images/AРМІЯINFORM/2023-05-09T73-00-00-04-00/345274749_197373906487797_5252395405635129303_n.jpg" xlink:type="simple" xlink:show="embed" xlink:actuate="onLoad" draw:mime-type="image/jpeg"/>
</draw:frame>
In the landing and assault troops of the Armed Forces of Ukraine, an on-the-nostant course of training of commanders of departments and chief sergeants of platoons ended.</text:p>
      <text:p text:style-name="P4">
About it <text:a xlink:type="simple" xlink:href="https%3A%2F%2Fwww.facebook.com%2Fuaairborne%2Fposts%2Fpfbid0g1etEKQBtsu75pLkMg9gk8fZGsPUFiL9Nt3KcLHfGUd3sX3YUfPVaUM3Fe7NNMpul&amp;show_text=true&amp;width=500" text:style-name="Internet_20_link" text:visited-style-name="Visited_20_Internet_20_Link">
reports</text:a>
Armed Forces Command.</text:p>
      <text:p text:style-name="P4">
After passing the relevant training, the sergeant will continue the combat service in the units of military units of landing troops of the Armed Forces of Ukraine.</text:p>
      <text:p text:style-name="P4">
<text:a xlink:type="simple" xlink:href="https://armyinform.com.ua/wp-content/uploads/2023/05/344926385_570509761902337_1090497745815579562_n.jpg" text:style-name="Internet_20_link" text:visited-style-name="Visited_20_Internet_20_Link">
!(Images/AРМІЯINFORM/2023-05-09T73-00-00-04-00/344926385_570509761902337_1090497745815579562_n-150x150.jpg)</text:a>
</text:p>
      <text:p text:style-name="P4">
<text:a xlink:type="simple" xlink:href="https://armyinform.com.ua/wp-content/uploads/2023/05/344761219_5755259621244981_6303552206966959936_n.jpg" text:style-name="Internet_20_link" text:visited-style-name="Visited_20_Internet_20_Link">
<draw:frame draw:style-name="fr1" draw:name="Image307" text:anchor-type="as-char" svg:width="6.9236in" svg:height="6.9236in" draw:z-index="0">
<draw:image xlink:href="../Images/AРМІЯINFORM/2023-05-09T73-00-00-04-00/344761219_5755259621244981_6303552206966959936_n-150x150.jpg" xlink:type="simple" xlink:show="embed" xlink:actuate="onLoad" draw:mime-type="image/jpeg"/>
</draw:frame>
</text:a>
"From now on, being in sergeant positions, you will be responsible for the success of the combat tasks of your units, military discipline, combat training and for the lives of subordinates," the instructors emphasized during the delivery of certificates.</text:p>
      <text:p text:style-name="P4">
<text:a xlink:type="simple" xlink:href="https://armyinform.com.ua/wp-content/uploads/2023/05/345605203_1330983644298055_4559700715320246320_n.jpg" text:style-name="Internet_20_link" text:visited-style-name="Visited_20_Internet_20_Link">
!(Images/AРМІЯINFORM/2023-05-09T73-00-00-04-00/345605203_1330983644298055_4559700715320246320_n-150x150.jpg)</text:a>
</text:p>
      <text:p text:style-name="P4">
<text:a xlink:type="simple" xlink:href="https://armyinform.com.ua/wp-content/uploads/2023/05/345438991_605021361558900_507765150297948680_n.jpg" text:style-name="Internet_20_link" text:visited-style-name="Visited_20_Internet_20_Link">
<draw:frame draw:style-name="fr1" draw:name="Image308" text:anchor-type="as-char" svg:width="6.9236in" svg:height="6.9236in" draw:z-index="0">
<draw:image xlink:href="../Images/AРМІЯINFORM/2023-05-09T73-00-00-04-00/345438991_605021361558900_507765150297948680_n-150x150.jpg" xlink:type="simple" xlink:show="embed" xlink:actuate="onLoad" draw:mime-type="image/jpeg"/>
</draw:frame>
</text:a>
The command noted that the entire personnel of the course has the combat experience they gained directly in soldiers' positions: arrows, scouts, machine gunners, grenade launchers and others.</text:p>
      <text:p text:style-name="P4">
News Source: <text:a xlink:type="simple" xlink:href="https://armyinform.com.ua/2023/05/09/u-dshv-zsu-zavershyvsya-chergovyj-kurs-pidgotovky-serzhantskogo-skladu/" text:style-name="Internet_20_link" text:visited-style-name="Visited_20_Internet_20_Link">
https://armyinform.com.ua/2023/05/09/u-dshv-zsu-zavershyvsya-chergovyj-kurs-pidgotovky-serzhantskogo-skladu/</text:a>
</text:p>
      <!--NEWS-->
      <text:h text:style-name="P10" text:outline-level="1">
<text:span text:style-name="T4">
German Chancellor - About the Perspective of Ukraine Membership in the EU: Geopolitical Europe must keep promise</text:span>
</text:h>
      <text:p text:style-name="P4">
Author: ['АРМІЯINFORM']</text:p>
      <text:p text:style-name="P4">
Time: 2023-05-09T74:00:00-04:00</text:p>
      <text:p text:style-name="P4">
Description: Chancellor Nimuccini Olaf Sholts PID Hour Vistup in the Evropysk Parliament, saying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sholcz.jpg" text:style-name="Internet_20_link" text:visited-style-name="Visited_20_Internet_20_Link">
sholcz.jpg</text:a>
']</text:p>
      <text:p text:style-name="P4">
Tags: ['КАНЦЛЕР ФРН ОЛАФ ШОЛЬЦ', 'НІМЕЧЧИНА', 'ЧЛЕНСТВО УКРАЇНИ В ЄС']</text:p>
      <text:p text:style-name="P4">
Category: News</text:p>
      <!--METADATA-->
      <text:p text:style-name="P4">
<draw:frame draw:style-name="fr1" draw:name="Image309" text:anchor-type="as-char" svg:width="6.9236in" svg:height="3.894525in" draw:z-index="0">
<draw:image xlink:href="../Images/AРМІЯINFORM/2023-05-09T74-00-00-04-00/sholcz.jpg" xlink:type="simple" xlink:show="embed" xlink:actuate="onLoad" draw:mime-type="image/jpeg"/>
</draw:frame>
German Chancellor Olaf Scholtz during a speech in the European Parliament, he would promote the idea of reforming and expanding the European Union.</text:p>
      <text:p text:style-name="P4">
This is stated in <text:a xlink:type="simple" xlink:href="https://www.europarl.europa.eu/news/en/press-room/20230505IPR85002/olaf-scholz-we-need-a-geopolitical-larger-reformed-eu-open-to-the-future" text:style-name="Internet_20_link" text:visited-style-name="Visited_20_Internet_20_Link">
message</text:a>
press service of the European Parliament.</text:p>
      <text:p text:style-name="P4">
Olaf Scholtz stressed that Europe is globally responsible outside the borders, since the well -being of Europe cannot be separated from the welfare of the world.</text:p>
      <text:p text:style-name="P4">
Chancellor Scholt has identified three EU lessons.</text:p>
      <text:p text:style-name="P4">
“First, the future of Europe is in our hands. Secondly, the more united by an europe, the easier it will be to secure a good future. And thirdly, no less, and more openness and more cooperation is the order of the day, ”-the emphasized Chancellor.</text:p>
      <text:p text:style-name="P4">
He stressed that in order to ensure the place of Europe in the world of tomorrow, there is a way to change.</text:p>
      <text:p text:style-name="P4">
"We need a geopolitical EU, extended and reformed EU and EU, directed in the future," Olaf Solt said.</text:p>
      <text:p text:style-name="P4">
In the issue of Russia's war against Ukraine, he said that the EU should now identify Ukraine's exchange rate.</text:p>
      <text:p text:style-name="P4">
“Russian aggression against Ukraine is also an attack on the values and principles that we have been guided since the founding of the European Union. The prosperous, democratic, European Ukraine is the most clear rejection of the imperial, revisional and illegal policy of Putin. Respect for human rights, international law, freedom and democracy and self -determination. Together, let us defend these principles. We will support Ukraine as long as it is needed, ”the German Chancellor emphasized.</text:p>
      <text:p text:style-name="P4">
The head of the German government reminded that the EU made a choice in favor of the "Great Evrop" and offered the countries of the Western Balkans, Ukraine, Moldova, and the survey - and Georgia, the prospect of membership.</text:p>
      <text:p text:style-name="P4">
“We said: you belong to Europe, we want you to be part of the EU. It is about altruism, but about trust and economic feasibility. As well as the prolonged provision of peace in Europe in times of changes after Russian aggression. Geopolitical Europe must adhere to its promise to direct neighbors, ”Olaf Soltz said.</text:p>
      <text:p text:style-name="P4">
News Source: <text:a xlink:type="simple" xlink:href="https://armyinform.com.ua/2023/05/09/kanczler-frn-pro-perspektyvu-chlenstva-ukrayiny-v-yes-geopolitychna-yevropa-maye-dotrymuvatysya-obiczyanky/" text:style-name="Internet_20_link" text:visited-style-name="Visited_20_Internet_20_Link">
https://armyinform.com.ua/2023/05/09/kanczler-frn-pro-perspektyvu-chlenstva-ukrayiny-v-yes-geopolitychna-yevropa-maye-dotrymuvatysya-obiczyanky/</text:a>
</text:p>
      <!--NEWS-->
      <text:h text:style-name="P10" text:outline-level="1">
<text:span text:style-name="T4">
What military equipment was shown at the parade in Moscow</text:span>
</text:h>
      <text:p text:style-name="P4">
Author: ['Олександр Козубенко']</text:p>
      <text:p text:style-name="P4">
Time: 2023-05-09T75:00:00-04:00</text:p>
      <text:p text:style-name="P4">
Description: Syogodnishnish Kremlinsk “show defeat” ahead of the first time, it passed without a section of the important ... War with Ukraine 2022, war with Ukraine Latest news today,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oto-1-rostehnika-parad.jpg" text:style-name="Internet_20_link" text:visited-style-name="Visited_20_Internet_20_Link">
foto-1-rostehnika-parad.jpg</text:a>
', '<text:a xlink:type="simple" xlink:href="https://armyinform.com.ua/wp-content/uploads/2023/05/foto-2-rostehnika-parad.jpg" text:style-name="Internet_20_link" text:visited-style-name="Visited_20_Internet_20_Link">
foto-2-rostehnika-parad.jpg</text:a>
', '<text:a xlink:type="simple" xlink:href="https://armyinform.com.ua/wp-content/uploads/2023/05/foto-3-rostehnika-parad.jpg" text:style-name="Internet_20_link" text:visited-style-name="Visited_20_Internet_20_Link">
foto-3-rostehnika-parad.jpg</text:a>
', '<text:a xlink:type="simple" xlink:href="https://armyinform.com.ua/wp-content/uploads/2023/05/foto-4-rostehnika-parad.jpg" text:style-name="Internet_20_link" text:visited-style-name="Visited_20_Internet_20_Link">
foto-4-rostehnika-parad.jpg</text:a>
', '<text:a xlink:type="simple" xlink:href="https://armyinform.com.ua/wp-content/uploads/2023/05/foto-5-rostehnika-parad.jpg" text:style-name="Internet_20_link" text:visited-style-name="Visited_20_Internet_20_Link">
foto-5-rostehnika-parad.jpg</text:a>
', '<text:a xlink:type="simple" xlink:href="https://armyinform.com.ua/wp-content/uploads/2023/05/foto-6-rostehnika-parad.jpg" text:style-name="Internet_20_link" text:visited-style-name="Visited_20_Internet_20_Link">
foto-6-rostehnika-parad.jpg</text:a>
', '<text:a xlink:type="simple" xlink:href="https://armyinform.com.ua/wp-content/uploads/2023/05/foto-7-rostehnika-parad.jpg" text:style-name="Internet_20_link" text:visited-style-name="Visited_20_Internet_20_Link">
foto-7-rostehnika-parad.jpg</text:a>
', '<text:a xlink:type="simple" xlink:href="https://armyinform.com.ua/wp-content/uploads/2023/05/foto-8-rostehnika-parad.jpg" text:style-name="Internet_20_link" text:visited-style-name="Visited_20_Internet_20_Link">
foto-8-rostehnika-parad.jpg</text:a>
', '<text:a xlink:type="simple" xlink:href="https://armyinform.com.ua/wp-content/uploads/2023/05/foto-9-rostehnika-parad.jpg" text:style-name="Internet_20_link" text:visited-style-name="Visited_20_Internet_20_Link">
foto-9-rostehnika-parad.jpg</text:a>
', '<text:a xlink:type="simple" xlink:href="https://armyinform.com.ua/wp-content/uploads/2023/05/foto-10-rostehnika-parad.jpg" text:style-name="Internet_20_link" text:visited-style-name="Visited_20_Internet_20_Link">
foto-10-rostehnika-parad.jpg</text:a>
']</text:p>
      <text:p text:style-name="P4">
Tags: ['ВТОРГНЕННЯ РФ', 'ДУТА ВЕЛИЧ РОСАРМІЇ']</text:p>
      <text:p text:style-name="P4">
Category: News</text:p>
      <!--METADATA-->
      <text:p text:style-name="P4">
<draw:frame draw:style-name="fr1" draw:name="Image310" text:anchor-type="as-char" svg:width="6.9236in" svg:height="3.894525in" draw:z-index="0">
<draw:image xlink:href="../Images/AРМІЯINFORM/2023-05-09T75-00-00-04-00/foto-1-rostehnika-parad.jpg" xlink:type="simple" xlink:show="embed" xlink:actuate="onLoad" draw:mime-type="image/jpeg"/>
</draw:frame>
Today's Kremlin's Show has been a long-lasting heavy armored equipment for the first time since 2007, except not to take into account the old Soviet veteran T-34-85, at which "Deda Vayvalva". And what happened?!Only the Armed Forces of Ukraine can answer this question!</text:p>
      <text:p text:style-name="P4">
Of course, the propagandists of the Russian Federation filed this humiliation of the "Second Army of the World" as an alternation, so they represented the parade on May 9 only from the perspective: "The latest -body" Akhmat "and" Spartan "first participated in the Victory Parade."</text:p>
      <text:p text:style-name="P4">
<draw:frame draw:style-name="fr1" draw:name="Image311" text:anchor-type="as-char" svg:width="6.9236in" svg:height="3.894525in" draw:z-index="0">
<draw:image xlink:href="../Images/AРМІЯINFORM/2023-05-09T75-00-00-04-00/foto-2-rostehnika-parad.jpg" xlink:type="simple" xlink:show="embed" xlink:actuate="onLoad" draw:mime-type="image/jpeg"/>
</draw:frame>
T-34 tank</text:p>
      <text:p text:style-name="P4">
But the armored cars were perhaps the only one that they rolled red today in front of the bunker grandfather and his sip. Praised Russian "Armata"-"Armat", T-90m "Break", T-72B3, T-80VBM, BMP-3, BMP-2, BMD-4, "Rakushka", "Msta", "Grad", " Hurricane ”,“ Smerch ”,“ Solnpian ”,“ Coalition ”… - All tanks, BMP, SAC, SAU and trailer artillery celebrate the Chief Kremlin Zabash or burning on the roads of Ukraine, or so far hiding, waiting for the Himars shell.</text:p>
      <text:p text:style-name="P4">
<draw:frame draw:style-name="fr1" draw:name="Image312" text:anchor-type="as-char" svg:width="6.9236in" svg:height="3.894525in" draw:z-index="0">
<draw:image xlink:href="../Images/AРМІЯINFORM/2023-05-09T75-00-00-04-00/foto-3-rostehnika-parad.jpg" xlink:type="simple" xlink:show="embed" xlink:actuate="onLoad" draw:mime-type="image/jpeg"/>
</draw:frame>
Infantry fighting machine(BMP K-17)On the Bumerang Wheel Platform</text:p>
      <text:p text:style-name="P4">
Everything that they dared to entertain the Russian people in such a solemn for the imperial day is the armored car "Tiger", "Akhmat" and "Spartak", as well as the complexes "Iskander-M"(laughing), C-400 and Yars, closed the collovial technique of wheel BMP K-17. The air part of the parade was not at all.</text:p>
      <text:p text:style-name="P4">
<draw:frame draw:style-name="fr1" draw:name="Image313" text:anchor-type="as-char" svg:width="6.9236in" svg:height="3.894525in" draw:z-index="0">
<draw:image xlink:href="../Images/AРМІЯINFORM/2023-05-09T75-00-00-04-00/foto-4-rostehnika-parad.jpg" xlink:type="simple" xlink:show="embed" xlink:actuate="onLoad" draw:mime-type="image/jpeg"/>
</draw:frame>
Anti-aircraft missile complex C-400 Triumph on Red Square<draw:frame draw:style-name="fr1" draw:name="Image314" text:anchor-type="as-char" svg:width="6.9236in" svg:height="3.894525in" draw:z-index="0">
<draw:image xlink:href="../Images/AРМІЯINFORM/2023-05-09T75-00-00-04-00/foto-5-rostehnika-parad.jpg" xlink:type="simple" xlink:show="embed" xlink:actuate="onLoad" draw:mime-type="image/jpeg"/>
</draw:frame>
Modification of the Topol-M complex-15P155M(“Mobile”)Yars Strategic Practical Complex with Intercontinental Ballistic PC-24 Ballistic Mission in Moscow, May 9, 2023.</text:p>
      <text:p text:style-name="P4">
<draw:frame draw:style-name="fr1" draw:name="Image315" text:anchor-type="as-char" svg:width="6.9236in" svg:height="3.894525in" draw:z-index="0">
<draw:image xlink:href="../Images/AРМІЯINFORM/2023-05-09T75-00-00-04-00/foto-6-rostehnika-parad.jpg" xlink:type="simple" xlink:show="embed" xlink:actuate="onLoad" draw:mime-type="image/jpeg"/>
</draw:frame>
Basis of ceremonial meccoon-armored vehicles of high patency "Tiger-M SPN(undertaking). На задньому плані — АМН-590951 «Спартак», уперше представлений лишев березні на виставці «Експотехностраж-2023». Машина призначена для«росгвардії» та озброєна 12,7-мм кулеметом «Корд» на повнопривідній башті.</text:p>
      <text:p text:style-name="P4">
<draw:frame draw:style-name="fr1" draw:name="Image316" text:anchor-type="as-char" svg:width="6.9236in" svg:height="3.894525in" draw:z-index="0">
<draw:image xlink:href="../Images/AРМІЯINFORM/2023-05-09T75-00-00-04-00/foto-7-rostehnika-parad.jpg" xlink:type="simple" xlink:show="embed" xlink:actuate="onLoad" draw:mime-type="image/jpeg"/>
</draw:frame>
The Russian Tiger-M machines were destroyed on the road to Kharkiv, February 28, 2022.The 9t250 transportation machine of the Iskander-M operational-tactical missile system.</text:p>
      <text:p text:style-name="P4">
<draw:frame draw:style-name="fr1" draw:name="Image317" text:anchor-type="as-char" svg:width="6.9236in" svg:height="3.894525in" draw:z-index="0">
<draw:image xlink:href="../Images/AРМІЯINFORM/2023-05-09T75-00-00-04-00/foto-9-rostehnika-parad.jpg" xlink:type="simple" xlink:show="embed" xlink:actuate="onLoad" draw:mime-type="image/jpeg"/>
</draw:frame>
The ceremonial from(Ros. "Protected special vehicle")_ "Akhmat."</text:p>
      <text:p text:style-name="P4">
<draw:frame draw:style-name="fr1" draw:name="Image318" text:anchor-type="as-char" svg:width="6.9236in" svg:height="4.615733in" draw:z-index="0">
<draw:image xlink:href="../Images/AРМІЯINFORM/2023-05-09T75-00-00-04-00/foto-10-rostehnika-parad.jpg" xlink:type="simple" xlink:show="embed" xlink:actuate="onLoad" draw:mime-type="image/jpeg"/>
</draw:frame>
Akhmat armored vehicles that did not reach the fighting area. Photo -released GUR MOU 27 March 2023. Previously, such BBM was transmitted to the Tatar battalions "Alga" and "Timer".</text:p>
      <text:p text:style-name="P4">
News Source: <text:a xlink:type="simple" xlink:href="https://armyinform.com.ua/2023/05/09/yaku-vijskovu-tehniku-pokazaly-na-paradi-v-moskvi/" text:style-name="Internet_20_link" text:visited-style-name="Visited_20_Internet_20_Link">
https://armyinform.com.ua/2023/05/09/yaku-vijskovu-tehniku-pokazaly-na-paradi-v-moskvi/</text:a>
</text:p>
      <!--NEWS-->
      <text:h text:style-name="P10" text:outline-level="1">
<text:span text:style-name="T4">
Ruslan Stefanchuk: I expect that the NATO Vilnius Summit will be determined by the time frame for Ukraine's membership</text:span>
</text:h>
      <text:p text:style-name="P4">
Author: ['АРМІЯINFORM']</text:p>
      <text:p text:style-name="P4">
Time: 2023-05-09T76:00:00-04:00</text:p>
      <text:p text:style-name="P4">
Description: The head of the Supreme for the sake of Ukrainian Ruslan Stefanchuk at the format conferences Proviv Rozmo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099172_756173666054844_5217194733834622341_n.jpg" text:style-name="Internet_20_link" text:visited-style-name="Visited_20_Internet_20_Link">
346099172_756173666054844_5217194733834622341_n.jpg</text:a>
']</text:p>
      <text:p text:style-name="P4">
Tags: ['ВІЛЬНЮСЬКИЙ САМІТ', 'НАТО', 'РУСЛАН СТЕФАНЧУК']</text:p>
      <text:p text:style-name="P4">
Category: News</text:p>
      <!--METADATA-->
      <text:p text:style-name="P4">
<draw:frame draw:style-name="fr1" draw:name="Image319" text:anchor-type="as-char" svg:width="6.9236in" svg:height="4.617987in" draw:z-index="0">
<draw:image xlink:href="../Images/AРМІЯINFORM/2023-05-09T76-00-00-04-00/346099172_756173666054844_5217194733834622341_n.jpg" xlink:type="simple" xlink:show="embed" xlink:actuate="onLoad" draw:mime-type="image/jpeg"/>
</draw:frame>
The Chairman of the Verkhovna Rada of Ukraine Ruslan Stefanchuk in the format of video conferencing a conversation with the heads of the parliaments of Slovenia and Romania - Urshka Klucochazupnchich and Alina Stefania Gorgu.</text:p>
      <text:p text:style-name="P4">
This <text:a xlink:type="simple" xlink:href="https://www.facebook.com/photo/" text:style-name="Internet_20_link" text:visited-style-name="Visited_20_Internet_20_Link">
noted</text:a>
Ruslan Stefanchuk.</text:p>
      <text:p text:style-name="P4">
“NATO will take place in Vilnius in Vilnius. I expect that during it will be determined time framework for Ukraine's membership in the Alliance. It is extremely important for us to support the Euro -Atlantic future at all levels, ” - said Roslan Stefanchuk.</text:p>
      <text:p text:style-name="P4">
During a conversation with the heads of the parliaments of Slovenia and Romania, the chairman of the Verkhovna Rada of Ukraine stressed that he was counting on supporting Ukraine's course in the NATO parliamentary level.</text:p>
      <text:p text:style-name="P4">
“On April 10, the Verkhovna Rada of Ukraine appealed to all NATO parliaments by the Zaklik to accept resolutions(stated)regarding the support of Ukraine's accession of the North Atlantic Treaty. Such resolutions have demonstrated the bnazy and strong support of Ukraine's aspirations in the rapid acquisition in the Alliance, ”said Ruslan Stefanchuk.</text:p>
      <text:p text:style-name="P4">
News Source: <text:a xlink:type="simple" xlink:href="https://armyinform.com.ua/2023/05/09/ruslan-stefanchuk-rozrahovuyu-shho-na-vilnyuskomu-samiti-nato-bude-vyznacheno-chasovi-ramky-shhodo-chlenstva-ukrayiny/" text:style-name="Internet_20_link" text:visited-style-name="Visited_20_Internet_20_Link">
https://armyinform.com.ua/2023/05/09/ruslan-stefanchuk-rozrahovuyu-shho-na-vilnyuskomu-samiti-nato-bude-vyznacheno-chasovi-ramky-shhodo-chlenstva-ukrayiny/</text:a>
</text:p>
      <!--NEWS-->
      <text:h text:style-name="P10" text:outline-level="1">
<text:span text:style-name="T4">
It's time for a positive decision on negotiations on Ukraine's membership in the European Union - Zelensky</text:span>
</text:h>
      <text:p text:style-name="P4">
Author: ['АРМІЯINFORM']</text:p>
      <text:p text:style-name="P4">
Time: 2023-05-09T77:00:00-04:00</text:p>
      <text:p text:style-name="P4">
Description: About the CEO of the OFIC President of Ukraine. President of Ukraine Volodymyr Zelensky ... War with Ukraine 2022, War with Ukraine Latest News Today, News War with Ukraine 2022 The last for today, will there be a war between Ukraine and Russia and when, there will be a war with Ukraine in 2022, whether it will be or not,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a65ddc2dbbb7c35927297ab316c35ed4_1683622469_extra_large.jpeg" text:style-name="Internet_20_link" text:visited-style-name="Visited_20_Internet_20_Link">
a65ddc2dbbb7c35927297ab316c35ed4_1683622469_extra_large.jpeg</text:a>
', '<text:a xlink:type="simple" xlink:href="https://armyinform.com.ua/wp-content/uploads/2023/05/94debc431116f537b92405319427f067_1683631480_extra_large.jpeg" text:style-name="Internet_20_link" text:visited-style-name="Visited_20_Internet_20_Link">
94debc431116f537b92405319427f067_1683631480_extra_large.jpeg</text:a>
']</text:p>
      <text:p text:style-name="P4">
Tags: ['STOPRUSSIA', 'YES', 'АГРЕСІЯ РФ', 'ВІЙНА', 'ВОЛОДИМИР ЗЕЛЕНСЬКИЙ', 'ВТОРГНЕННЯ РФ', 'ОФІС ПРЕЗИДЕНТА УКРАЇНИ', 'УРСУЛА ФОН ДЕР ЛЯЄН']</text:p>
      <text:p text:style-name="P4">
Category: News</text:p>
      <!--METADATA-->
      <text:p text:style-name="P4">
<draw:frame draw:style-name="fr1" draw:name="Image320" text:anchor-type="as-char" svg:width="6.9236in" svg:height="4.617948in" draw:z-index="0">
<draw:image xlink:href="../Images/AРМІЯINFORM/2023-05-09T77-00-00-04-00/a65ddc2dbbb7c35927297ab316c35ed4_1683622469_extra_large.jpeg" xlink:type="simple" xlink:show="embed" xlink:actuate="onLoad" draw:mime-type="image/jpeg"/>
</draw:frame>
About it <text:a xlink:type="simple" xlink:href="https://www.president.gov.ua/news/nastav-chas-dlya-pozitivnogo-rishennya-shodo-peregovoriv-pro-82773" text:style-name="Internet_20_link" text:visited-style-name="Visited_20_Internet_20_Link">
reports</text:a>
Office of the President of Ukraine.</text:p>
      <text:p text:style-name="P4">
President of Ukraine Volodymyr Zelensky has negotiated in Kiev with the Presidential Commission Ursula von Der Lyen, who arrived in our country with a jar.</text:p>
      <text:p text:style-name="P4">
During a meeting with media representatives, as a result of the heads of the head of the state, he stressed that today in the countries of the European Union celebrate a day of europes, which goes after the day of memory and victory over Nazism in the Second World War.</text:p>
      <text:p text:style-name="P4">
“Our Europe has become possible due to the victory over the evil of aggression and ideology. Our Europe, which is based on respect for peoples and brings together differentizations, does not conquer, but combines common values. Our Europe is becoming stalmozing when the evil of aggression was defeated, ”Vladimirzelensky said.</text:p>
      <text:p text:style-name="P4">
The President noted that Ukraine will always be grateful to anyone who has struggled with anti -science and won.</text:p>
      <text:p text:style-name="P4">
"Victory has opened a historic space for unifying efforts in Europe, and it was an obvious that it was then that efforts should be for peace, for the sake of peace," he added.</text:p>
      <text:p text:style-name="P4">
The head of state quoted the first sentence of Schuman's declaration, which states that the world in the world cannot be secured without construction efforts, proportional to the dangers that threaten him.</text:p>
      <text:p text:style-name="P4">
“Now, when we are again opposed to the evil aggression and hatred policy that modern Russia has returned to the continent, when we need victory again, we again turn to the meaning of those words from Schuman's declaration. Our efforts of the united Europe, for the sake of security and peace, should be as exaggerated as Russia's desire is to destroy our security, navigation, our Europe. We have to act in a proportionate threat - not weaker, —This to defeat this evil of aggression so that new generations of Europeans can so self -reproduce the Day of Europe in peace, and not just remember that there was once a Takoeste and that there was peace on the continent, ”the president is convinced.</text:p>
      <text:p text:style-name="P4">
Volodymyr Zelensky thanked the partners of Ukraine for the protection of the European continent and values of freedom, as well as the President of the European Commission - the Cossack decisions that are needed throughout Europe.In this context, the Head of State expressed gratitude to Ursula von der Liaien's preparedness to give Ukraine the necessary ammunition - 1 million shells for artillery. He noted that at a meeting with the President of the European Commission, the issue of speed of purchase and supply of ammunition was discussed.</text:p>
      <text:p text:style-name="P4">
In addition, during the negotiations, the leaders touched on the issue of sanctions on Russia.</text:p>
      <text:p text:style-name="P4">
“We are counting on the adoption in the near future of the 11th sanction package, and it should be sanctions against the nuclear industry of the terrorist state. Then the power of the package will be a proportional level of threat, ”the President said.</text:p>
      <text:p text:style-name="P4">
<draw:frame draw:style-name="fr1" draw:name="Image321" text:anchor-type="as-char" svg:width="6.9236in" svg:height="4.617948in" draw:z-index="0">
<draw:image xlink:href="../Images/AРМІЯINFORM/2023-05-09T77-00-00-04-00/94debc431116f537b92405319427f067_1683631480_extra_large.jpeg" xlink:type="simple" xlink:show="embed" xlink:actuate="onLoad" draw:mime-type="image/jpeg"/>
</draw:frame>
The meeting also discussed the steps on the further unification of Ukraine of the Tai -European Union.</text:p>
      <text:p text:style-name="P4">
“It has long been time to eliminate artificial political uncertainty between Ukraine and the European Union. It is time for a positive decision to interpret negotiations on Ukraine's membership in the EU. Our values, safety, our precision, peace on the continent - all this can be realized one hundred percent for Evrop only with Ukraine, ”Volodymyr Zelenskyy is convinced.</text:p>
      <text:p text:style-name="P4">
The head of state stressed that our country expects to obtain in June a positive evaluation of the European Commission on Ukraine's progress on pathways.</text:p>
      <text:p text:style-name="P4">
The President of Ukraine and the President of the European Commission discussed the situation on export -Ukrainian agrarian products.</text:p>
      <text:p text:style-name="P4">
“We have a common consent to the importance of our Ukrainian contribution to the global food safety of the world and have common examples of success in the food. In particular, this applies to programs such as our humanitarian initiative "Grain from Ukraine" as our "Ways of Solidarity", - said Vladimirzelensky.</text:p>
      <text:p text:style-name="P4">
The head of state stressed that Ukraine today faced the problems of fatigue, where Europe should demonstrate strong manifestations of solidarity, proportional to the existing threats.</text:p>
      <text:p text:style-name="P4">
“Hard, even cruel as a time of war, protectionist measures cannot be disappointed with our sidings. Any restrictions on our export are now absolutely unacceptable. Because it does not intensify us all in Europe, the alteration of the aggressor, ”Volodymyr Zelenskyy emphasized.</text:p>
      <text:p text:style-name="P4">
The President noted that Ukraine proposes to start a consulting group to monitor the relevant problematic issues and refrain from any decision-making without consultation with our country.For his part, the President of the European Commission Ursula von Der Lyen stressed that the Council to be in Kyiv on May 9, which was proclaimed on the initiative of President Vladimirrazelsky on the Day of Europe.</text:p>
      <text:p text:style-name="P4">
“We warmly welcome your decision to make May 9 in Ukraine on May 9 in Ukraine. Kyiv as a history of Ukraine is a heart that fights in unison with European values. Brave Ukraine is fighting for the ideals of Europe, ” - said von der Lyen.</text:p>
      <text:p text:style-name="P4">
According to her, the regime of Vladimir Putin has destroyed these values in Russia and is to do the same in Ukraine because it is afraid of a successful example that our state demonstrates on the way to the European Union.</text:p>
      <text:p text:style-name="P4">
“But the aggressor has already made a huge mistake. Ukraine has withstood this offensive, in particular, because Ukrainian society is free. Millions of brave Ukrainians and Ukrainian women fight for their European values, while the invaders are sent to the foremost people from prisons, ”she stated.</text:p>
      <text:p text:style-name="P4">
The President of the European Commission assured that in its struggle the European Union is standing side by side with Ukraine. According to her, May 9 also symbolizes the solidarity born of the lessons of major conflicts of the twentieth century, which is the basis of democracy. Ursula von Der Lyen stressed that Ukraine can rely on Europe as much as needed.</text:p>
      <text:p text:style-name="P4">
According to the President of the European Commission, today the meeting discussed, in particular, the urgent provision of the required amount of ammunition to Ukraine, and an increase in the volume of their production.</text:p>
      <text:p text:style-name="P4">
In addition, the continuation of Ukraine's financial support was discussed. Ursula Lyen, Ursula, reminded of the decision to provide 18 billionurors in 2023, of which Ukraine has already received 6 billion euros to support budgetary programs. The issue of financial assistance in the coming years is also being worked out.</text:p>
      <text:p text:style-name="P4">
The President of the European Commission has assured that work is underway to increase the USCCUSSION PLAY on Russia in order to stop its military machine.</text:p>
      <text:p text:style-name="P4">
“We reduced imports from Russia by almost two -thirds, depriving it of important income. Thanks to ten successful sanction packages, the Kremlin already pays a large price. And last Friday, the European Commission has approved proposals for the 11th package, which is focused on fighting the bypass of restrictive measures, ”she said.“I want to express my deepest respect for this work. Know that you can put on our knowledge and support in this process that should last, ”the President of the European Commission said.</text:p>
      <text:p text:style-name="P4">
News Source: <text:a xlink:type="simple" xlink:href="https://armyinform.com.ua/2023/05/09/nastav-chas-dlya-pozytyvnogo-rishennya-shhodo-peregovoriv-pro-chlenstvo-ukrayiny-u-yevrosoyuzi-zelenskyj/" text:style-name="Internet_20_link" text:visited-style-name="Visited_20_Internet_20_Link">
https://armyinform.com.ua/2023/05/09/nastav-chas-dlya-pozytyvnogo-rishennya-shhodo-peregovoriv-pro-chlenstvo-ukrayiny-u-yevrosoyuzi-zelenskyj/</text:a>
</text:p>
      <!--NEWS-->
      <text:h text:style-name="P10" text:outline-level="1">
<text:span text:style-name="T4">
Russian military equipment is again on the outskirts of Kharkiv, but … It is already fixed</text:span>
</text:h>
      <text:p text:style-name="P4">
Author: ['Оксана Іванець']</text:p>
      <text:p text:style-name="P4">
Time: 2023-05-09T78:00:00-04:00</text:p>
      <text:p text:style-name="P4">
Description: Passing on the RICHICHISHIS OF NASISMENT FRIEND SVITSII VIINI on the outskirts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olovna-33.jpg" text:style-name="Internet_20_link" text:visited-style-name="Visited_20_Internet_20_Link">
golovna-33.jpg</text:a>
', '<text:a xlink:type="simple" xlink:href="https://armyinform.com.ua/wp-content/uploads/2023/05/1-41.jpg" text:style-name="Internet_20_link" text:visited-style-name="Visited_20_Internet_20_Link">
1-41.jpg</text:a>
', '<text:a xlink:type="simple" xlink:href="https://armyinform.com.ua/wp-content/uploads/2023/05/2-40-150x150.jpg" text:style-name="Internet_20_link" text:visited-style-name="Visited_20_Internet_20_Link">
2-40-150x150.jpg</text:a>
', '<text:a xlink:type="simple" xlink:href="https://armyinform.com.ua/wp-content/uploads/2023/05/3-38-150x150.jpg" text:style-name="Internet_20_link" text:visited-style-name="Visited_20_Internet_20_Link">
3-38-150x150.jpg</text:a>
', '<text:a xlink:type="simple" xlink:href="https://armyinform.com.ua/wp-content/uploads/2023/05/4-34-150x150.jpg" text:style-name="Internet_20_link" text:visited-style-name="Visited_20_Internet_20_Link">
4-34-150x150.jpg</text:a>
', '<text:a xlink:type="simple" xlink:href="https://armyinform.com.ua/wp-content/uploads/2023/05/5-23-150x150.jpg" text:style-name="Internet_20_link" text:visited-style-name="Visited_20_Internet_20_Link">
5-23-150x150.jpg</text:a>
', '<text:a xlink:type="simple" xlink:href="https://armyinform.com.ua/wp-content/uploads/2023/05/6-19-150x150.jpg" text:style-name="Internet_20_link" text:visited-style-name="Visited_20_Internet_20_Link">
6-19-150x150.jpg</text:a>
', '<text:a xlink:type="simple" xlink:href="https://armyinform.com.ua/wp-content/uploads/2023/05/7-15-150x150.jpg" text:style-name="Internet_20_link" text:visited-style-name="Visited_20_Internet_20_Link">
7-15-150x150.jpg</text:a>
', '<text:a xlink:type="simple" xlink:href="https://armyinform.com.ua/wp-content/uploads/2023/05/8-12-150x150.jpg" text:style-name="Internet_20_link" text:visited-style-name="Visited_20_Internet_20_Link">
8-12-150x150.jpg</text:a>
', '<text:a xlink:type="simple" xlink:href="https://armyinform.com.ua/wp-content/uploads/2023/05/9-13-150x150.jpg" text:style-name="Internet_20_link" text:visited-style-name="Visited_20_Internet_20_Link">
9-13-150x150.jpg</text:a>
', '<text:a xlink:type="simple" xlink:href="https://armyinform.com.ua/wp-content/uploads/2023/05/10-15-150x150.jpg" text:style-name="Internet_20_link" text:visited-style-name="Visited_20_Internet_20_Link">
10-15-150x150.jpg</text:a>
', '<text:a xlink:type="simple" xlink:href="https://armyinform.com.ua/wp-content/uploads/2023/05/11-10-150x150.jpg" text:style-name="Internet_20_link" text:visited-style-name="Visited_20_Internet_20_Link">
11-10-150x150.jpg</text:a>
', '<text:a xlink:type="simple" xlink:href="https://armyinform.com.ua/wp-content/uploads/2023/05/12-9-150x150.jpg" text:style-name="Internet_20_link" text:visited-style-name="Visited_20_Internet_20_Link">
12-9-150x150.jpg</text:a>
']</text:p>
      <text:p text:style-name="P4">
Tags: ['STOPRUSSIA', 'АГРЕСІЯ РФ', 'ВІЙНА', 'ВТОРГНЕННЯ РФ', 'ХАРКІВЩИНА']</text:p>
      <text:p text:style-name="P4">
Category: News</text:p>
      <!--METADATA-->
      <text:p text:style-name="P4">
<draw:frame draw:style-name="fr1" draw:name="Image322" text:anchor-type="as-char" svg:width="6.9236in" svg:height="4.615733in" draw:z-index="0">
<draw:image xlink:href="../Images/AРМІЯINFORM/2023-05-09T78-00-00-04-00/golovna-33.jpg" xlink:type="simple" xlink:show="embed" xlink:actuate="onLoad" draw:mime-type="image/jpeg"/>
</draw:frame>
On the eve of the next anniversary of the victory over Nazism in the Second World War, Kharkiv was again reappeared. But there is a nuance - they are already net columns of "liberators", which on February 24, 2022 illegally crossed the state border of Ukraine for the purpose of "take Kyiv in three days".</text:p>
      <text:p text:style-name="P4">
Three locations around Kharkiv opened an exhibition of "Second Army" equipment, which Ukrainian defenders were transformed into scrap throughout the year. She visited one of them.</text:p>
      <text:p text:style-name="P4">
<draw:frame draw:style-name="fr1" draw:name="Image323" text:anchor-type="as-char" svg:width="6.9236in" svg:height="4.615733in" draw:z-index="0">
<draw:image xlink:href="../Images/AРМІЯINFORM/2023-05-09T78-00-00-04-00/1-41.jpg" xlink:type="simple" xlink:show="embed" xlink:actuate="onLoad" draw:mime-type="image/jpeg"/>
</draw:frame>
At the observation deck of the dull stand: the burnt T-80-the pride of the Rashist boar; Already rustled corps of APR, BMP, AKACAC, Amphibia, Tigers and more. The organizers of the exhibition were signed by each instance, an abusive visitor could see what combat vehicle before him, what they were on and from what the occupiers of Ukrainians were killed from ...</text:p>
      <text:p text:style-name="P4">
<text:a xlink:type="simple" xlink:href="https://armyinform.com.ua/wp-content/uploads/2023/05/2-40.jpg" text:style-name="Internet_20_link" text:visited-style-name="Visited_20_Internet_20_Link">
!(Images/AРМІЯINFORM/2023-05-09T78-00-00-04-00/2-40-150x150.jpg)</text:a>
</text:p>
      <text:p text:style-name="P4">
<text:a xlink:type="simple" xlink:href="https://armyinform.com.ua/wp-content/uploads/2023/05/3-38.jpg" text:style-name="Internet_20_link" text:visited-style-name="Visited_20_Internet_20_Link">
<draw:frame draw:style-name="fr1" draw:name="Image324" text:anchor-type="as-char" svg:width="6.9236in" svg:height="6.9236in" draw:z-index="0">
<draw:image xlink:href="../Images/AРМІЯINFORM/2023-05-09T78-00-00-04-00/3-38-150x150.jpg" xlink:type="simple" xlink:show="embed" xlink:actuate="onLoad" draw:mime-type="image/jpeg"/>
</draw:frame>
</text:a>
</text:p>
      <text:p text:style-name="P4">
<text:a xlink:type="simple" xlink:href="https://armyinform.com.ua/wp-content/uploads/2023/05/4-34.jpg" text:style-name="Internet_20_link" text:visited-style-name="Visited_20_Internet_20_Link">
<draw:frame draw:style-name="fr1" draw:name="Image325" text:anchor-type="as-char" svg:width="6.9236in" svg:height="6.9236in" draw:z-index="0">
<draw:image xlink:href="../Images/AРМІЯINFORM/2023-05-09T78-00-00-04-00/4-34-150x150.jpg" xlink:type="simple" xlink:show="embed" xlink:actuate="onLoad" draw:mime-type="image/jpeg"/>
</draw:frame>
</text:a>
</text:p>
      <text:p text:style-name="P4">
<text:a xlink:type="simple" xlink:href="https://armyinform.com.ua/wp-content/uploads/2023/05/5-23.jpg" text:style-name="Internet_20_link" text:visited-style-name="Visited_20_Internet_20_Link">
<draw:frame draw:style-name="fr1" draw:name="Image326" text:anchor-type="as-char" svg:width="6.9236in" svg:height="6.9236in" draw:z-index="0">
<draw:image xlink:href="../Images/AРМІЯINFORM/2023-05-09T78-00-00-04-00/5-23-150x150.jpg" xlink:type="simple" xlink:show="embed" xlink:actuate="onLoad" draw:mime-type="image/jpeg"/>
</draw:frame>
</text:a>
The organizers came to some signatures with humor - near the potholes of the Ukrainian shells, which destroyed a particular fighting machine, the inscription - "analogue", which is associated with a meme formed from the common statement of Russian propaganda and officials about the presence .(Photo 6)The remains of Russian shells of various calibers and missiles lie as well as the fence behind the fence. This scrap once carried death to residents of the city and region. The current pile of iron is only reminiscent of the troubles that the Ukrainians have brought, but it can be a tendon - it is easier not to be afraid of what he has already seen destroyed.</text:p>
      <text:p text:style-name="P4">
<text:a xlink:type="simple" xlink:href="https://armyinform.com.ua/wp-content/uploads/2023/05/6-19.jpg" text:style-name="Internet_20_link" text:visited-style-name="Visited_20_Internet_20_Link">
!(Images/AРМІЯINFORM/2023-05-09T78-00-00-04-00/6-19-150x150.jpg)</text:a>
</text:p>
      <text:p text:style-name="P4">
<text:a xlink:type="simple" xlink:href="https://armyinform.com.ua/wp-content/uploads/2023/05/7-15.jpg" text:style-name="Internet_20_link" text:visited-style-name="Visited_20_Internet_20_Link">
<draw:frame draw:style-name="fr1" draw:name="Image327" text:anchor-type="as-char" svg:width="6.9236in" svg:height="6.9236in" draw:z-index="0">
<draw:image xlink:href="../Images/AРМІЯINFORM/2023-05-09T78-00-00-04-00/7-15-150x150.jpg" xlink:type="simple" xlink:show="embed" xlink:actuate="onLoad" draw:mime-type="image/jpeg"/>
</draw:frame>
</text:a>
</text:p>
      <text:p text:style-name="P4">
<text:a xlink:type="simple" xlink:href="https://armyinform.com.ua/wp-content/uploads/2023/05/9-13.jpg" text:style-name="Internet_20_link" text:visited-style-name="Visited_20_Internet_20_Link">
<draw:frame draw:style-name="fr1" draw:name="Image328" text:anchor-type="as-char" svg:width="6.9236in" svg:height="6.9236in" draw:z-index="0">
<draw:image xlink:href="../Images/AРМІЯINFORM/2023-05-09T78-00-00-04-00/9-13-150x150.jpg" xlink:type="simple" xlink:show="embed" xlink:actuate="onLoad" draw:mime-type="image/jpeg"/>
</draw:frame>
</text:a>
Closer to noon, visitors begin to converge. People look at military scrap and take pictures of exhibits in memory. Trofey is a variety of emotions - someone sincerely rejoices in the successes of the Armed Forces, and someone does not restrain emotions and tears. But the sincere visitors are still children!Two guys 9-11 years in front run to the first exhibit with shouts: “Orkivskaya technique!Our Armed Forces won them!So they need. " Involuntarily, these words cause a smile - the clubs are inevitable, the victory will be behind Ukraine, and after the reflection of the Navalirashist killer there will be life again ...</text:p>
      <text:p text:style-name="P4">
<text:a xlink:type="simple" xlink:href="https://armyinform.com.ua/wp-content/uploads/2023/05/10-15.jpg" text:style-name="Internet_20_link" text:visited-style-name="Visited_20_Internet_20_Link">
!(Images/AРМІЯINFORM/2023-05-09T78-00-00-04-00/10-15-150x150.jpg)</text:a>
</text:p>
      <text:p text:style-name="P4">
<text:a xlink:type="simple" xlink:href="https://armyinform.com.ua/wp-content/uploads/2023/05/11-10.jpg" text:style-name="Internet_20_link" text:visited-style-name="Visited_20_Internet_20_Link">
<draw:frame draw:style-name="fr1" draw:name="Image329" text:anchor-type="as-char" svg:width="6.9236in" svg:height="6.9236in" draw:z-index="0">
<draw:image xlink:href="../Images/AРМІЯINFORM/2023-05-09T78-00-00-04-00/11-10-150x150.jpg" xlink:type="simple" xlink:show="embed" xlink:actuate="onLoad" draw:mime-type="image/jpeg"/>
</draw:frame>
</text:a>
</text:p>
      <text:p text:style-name="P4">
<text:a xlink:type="simple" xlink:href="https://armyinform.com.ua/wp-content/uploads/2023/05/12-9.jpg" text:style-name="Internet_20_link" text:visited-style-name="Visited_20_Internet_20_Link">
<draw:frame draw:style-name="fr1" draw:name="Image330" text:anchor-type="as-char" svg:width="6.9236in" svg:height="6.9236in" draw:z-index="0">
<draw:image xlink:href="../Images/AРМІЯINFORM/2023-05-09T78-00-00-04-00/12-9-150x150.jpg" xlink:type="simple" xlink:show="embed" xlink:actuate="onLoad" draw:mime-type="image/jpeg"/>
</draw:frame>
</text:a>
<text:span text:style-name="T5">
 Photo of the author</text:span>
</text:p>
      <text:p text:style-name="P4">
News Source: <text:a xlink:type="simple" xlink:href="https://armyinform.com.ua/2023/05/09/rosijska-vijskova-tehnika-znovu-na-okolyczyah-harkova-ale-vona-vzhe-neruhoma/" text:style-name="Internet_20_link" text:visited-style-name="Visited_20_Internet_20_Link">
https://armyinform.com.ua/2023/05/09/rosijska-vijskova-tehnika-znovu-na-okolyczyah-harkova-ale-vona-vzhe-neruhoma/</text:a>
</text:p>
      <!--NEWS-->
      <text:h text:style-name="P10" text:outline-level="1">
<text:span text:style-name="T4">
The President appealed to the Coal Group Summit to create a special tribunal on aggression against Ukraine</text:span>
</text:h>
      <text:p text:style-name="P4">
Author: ['АРМІЯINFORM']</text:p>
      <text:p text:style-name="P4">
Time: 2023-05-09T79:00:00-04:00</text:p>
      <text:p text:style-name="P4">
Description: About the CEO of the OFIC President of Ukraine. Pan General Prosecutor!Dobrieg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ОЛОДИМИР ЗЕЛЕНСЬКИЙ', 'ВТОРГНЕННЯ РФ', 'ОФІС ПРЕЗИДЕНТА УКРАЇНИ']</text:p>
      <text:p text:style-name="P4">
Category: News</text:p>
      <!--METADATA-->
      <text:p text:style-name="P4">
About it <text:a xlink:type="simple" xlink:href="https://www.president.gov.ua/news/vidpovidalnist-agresora-za-zlochin-maye-buti-neminuchoyu-vis-82781" text:style-name="Internet_20_link" text:visited-style-name="Visited_20_Internet_20_Link">
reports</text:a>
Office of the President of Ukraine.</text:p>
      <text:p text:style-name="P4">
<text:span text:style-name="T4">
 Mr. Prosecutor General!</text:span>
</text:p>
      <text:p text:style-name="P4">
<text:span text:style-name="T4">
 Good afternoon, dear colleagues, I congratulate you all in this format. </text:span>
</text:p>
      <text:p text:style-name="P4">
<text:span text:style-name="T4">
 Dear Ursulo, Dear Colleagues!</text:span>
</text:p>
      <text:p text:style-name="P4">
Thank you for the opportunity to work today for the sake of justice!</text:p>
      <text:p text:style-name="P4">
78 years ago, Europe received perhaps the most important chance in its long history - a chance for a permanent and truly long -term peace.</text:p>
      <text:p text:style-name="P4">
What was the chance?</text:p>
      <text:p text:style-name="P4">
Not only in the refusal of aggressions, not only in political instruments that united Europe-once at odds-to prevent any new steps on aggression, any new aggression, but also in punishment. Parking for the aggression that brought the greatest catastrophe of the twentieth century - we all understand that it is the Second World War.</text:p>
      <text:p text:style-name="P4">
The main culprit of that disaster did not reach the tribunal hall. He himself, Zbuhire, made an obvious sentence for himself. But his accomplices, including the key vision of aggression, were punished in the legal plane. This is exactly how people are punished in a civilized way of punishing any criminals: prosecution, litigation, sentence and its implementation. And this served as a strong support of peace - a specific example when violators of peace were punished by the whole world.</text:p>
      <text:p text:style-name="P4">
Unfortunately, 68 years after the verdict of the Nuremberg Tribunal, Europe reinforced aggression. She saw that there was a regime that simply does not believe that every world was now able to punish the violators of peace. Russia began in the 14th year of aggression in Ukraine and made it in the 22nd year full-scale, because in the leadership of the movement it prevailed that Europe left the history of historians and everyday and policies of Europe did not dare to really protect their values, unhappy with the new aggression as, As it takes to protect yourself.</text:p>
      <text:p text:style-name="P4">
We have to prove that the aggressor was wrong in everything!And not only in his military calculations, not only how he evaluated our leadership, our state taeconomic systems. But also in how he evaluated our attitude itself.</text:p>
      <text:p text:style-name="P4">
Our values for us are real. And we will protect them!And so, we make it possible for the main culprit of this aggression and all his accomplices to be held accountable for everything they have committed - without exception!</text:p>
      <text:p text:style-name="P4">
This is primarily concerned with the crime of aggression. This crime of Russia has now been entrusted to the border of a global catastrophe. This crime calls us on the right.Our justice should prove international unity in justice, as it was Je Nuremberg. Unfortunately, in the International Criminal Court, whose activity we support, there is no jurisdiction on the crime of aggression. That is why the tribunal is necessary to supplement the global legal system. I am glad to say that in our common group, which works for the punishment of the aggressor - Cenash Sor Group - 37 states. And this number will grow - we will constantly work that our coalition of defenders of justice increases.</text:p>
      <text:p text:style-name="P4">
Let me remind you that only the state of the state was agreed on the creation of the Nuremberg tribunal. In total, 24 states have been included in the coalition for the sake of the tribunal. It is now significantly more, and not only European countries are not only among us. We argue that the desire for justice is global.</text:p>
      <text:p text:style-name="P4">
And this summer the International Center for Criminal Prosecution of Russian Aggression will begin work - will begin its work in the Hague. It will be a practical step in the work of materials for the tribunal. So we move forward, we move step by step.</text:p>
      <text:p text:style-name="P4">
We can discuss among each other what the model of special tribunal in the crime of Russia's aggression against Ukraine should be to achieve the main purpose. We can talk about the order of the steps that will lead the tribunal… We are democratic nations, and speak and agree to us - this is a normal, common thing. But again I emphasize: it should be a tribunal.</text:p>
      <text:p text:style-name="P4">
I am glad that there is a clear consent between us that the aggressor's responsibility for the crime should be inevitable. And it is the responsibility of the aggressor Zlochin.</text:p>
      <text:p text:style-name="P4">
On May 9, 45 after the day before-May 8-the capitulation of Nazi aggression took place, the world was already actively moving to justice about the aggressor. On May 9 this year, our movement is even more active, even more number, and I want to thank all of you for it!Thank you to everyone and everyone who will start the start of the special journal on the crime of Russia's aggression anti -Ukraine!</text:p>
      <text:p text:style-name="P4">
May the chance of our Europe and the world on the sustainable and truly long -lasting peace of aggression will be realized!</text:p>
      <text:p text:style-name="P4">
Thank you very much!</text:p>
      <text:p text:style-name="P4">
Glory to Ukraine!</text:p>
      <text:p text:style-name="P4">
News Source: <text:a xlink:type="simple" xlink:href="https://armyinform.com.ua/2023/05/09/prezydent-zvernuvsya-do-uchasnykiv-samitu-koalicziyi-core-group-zi-stvorennya-speczialnogo-trybunalu-shhodo-zlochynu-agresiyi-proty-ukrayiny/" text:style-name="Internet_20_link" text:visited-style-name="Visited_20_Internet_20_Link">
https://armyinform.com.ua/2023/05/09/prezydent-zvernuvsya-do-uchasnykiv-samitu-koalicziyi-core-group-zi-stvorennya-speczialnogo-trybunalu-shhodo-zlochynu-agresiyi-proty-ukrayiny/</text:a>
</text:p>
      <!--NEWS-->
      <text:h text:style-name="P10" text:outline-level="1">
<text:span text:style-name="T4">
A serviceman of the National Guard "Igla" knocked down the winged rocket during a night attack on the capital</text:span>
</text:h>
      <text:p text:style-name="P4">
Author: ['АРМІЯINFORM']</text:p>
      <text:p text:style-name="P4">
Time: 2023-05-09T80:00:00-04:00</text:p>
      <text:p text:style-name="P4">
Description: PID Hour A signal of the gate trivogs of the Rozrahunovs of the Mobynoye Group of NSU Visuvav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286880_227416196584774_650579073567975245_n.jpg" text:style-name="Internet_20_link" text:visited-style-name="Visited_20_Internet_20_Link">
346286880_227416196584774_650579073567975245_n.jpg</text:a>
', '<text:a xlink:type="simple" xlink:href="https://armyinform.com.ua/wp-content/uploads/2023/05/345860322_935309410951953_7128525719205676057_n-150x150.jpg" text:style-name="Internet_20_link" text:visited-style-name="Visited_20_Internet_20_Link">
345860322_935309410951953_7128525719205676057_n-150x150.jpg</text:a>
', '<text:a xlink:type="simple" xlink:href="https://armyinform.com.ua/wp-content/uploads/2023/05/346092203_795715048565896_4325518198704163048_n-150x150.jpg" text:style-name="Internet_20_link" text:visited-style-name="Visited_20_Internet_20_Link">
346092203_795715048565896_4325518198704163048_n-150x150.jpg</text:a>
']</text:p>
      <text:p text:style-name="P4">
Tags: ['STOPRUSSIA', 'АГРЕСІЯ РФ', 'НГУ', 'ПЗРК «ІГЛА»', 'Х-55']</text:p>
      <text:p text:style-name="P4">
Category: News</text:p>
      <!--METADATA-->
      <text:p text:style-name="P4">
<draw:frame draw:style-name="fr1" draw:name="Image331" text:anchor-type="as-char" svg:width="6.9236in" svg:height="5.1927in" draw:z-index="0">
<draw:image xlink:href="../Images/AРМІЯINFORM/2023-05-09T80-00-00-04-00/346286880_227416196584774_650579073567975245_n.jpg" xlink:type="simple" xlink:show="embed" xlink:actuate="onLoad" draw:mime-type="image/jpeg"/>
</draw:frame>
During the air alarm signal, the calculation of the mobile fire group was nagin. In a short time, information was obtained. The Guardian seized the target and launched Igla MSr. As a result, it was possible to knock down the enemy winged rocket X-55.</text:p>
      <text:p text:style-name="P4">
About it <text:a xlink:type="simple" xlink:href="https://www.facebook.com/NGUmainpage/posts/pfbid02mUoJReFYSmVa7t3hwB1uqpoaNQGWnToqneVCvf7Ho5T1tMt6QVA93GrFkwPrvfgql" text:style-name="Internet_20_link" text:visited-style-name="Visited_20_Internet_20_Link">
reports</text:a>
The press service of the National Guard of Ukraine on its official UFacebook page.</text:p>
      <text:p text:style-name="P4">
Parts of the beaten enemy rocket were found in one of the inhabited pens. There are partial destruction of civil infrastructure.</text:p>
      <ul>
        <li>
But thanks to the skillful work of the National Guard Group, it was possible toucine human casualties and turn another Russian winged into scrap, - the message reads.</li>
      </ul>
      <text:p text:style-name="P4">
<text:a xlink:type="simple" xlink:href="https://armyinform.com.ua/wp-content/uploads/2023/05/345860322_935309410951953_7128525719205676057_n.jpg" text:style-name="Internet_20_link" text:visited-style-name="Visited_20_Internet_20_Link">
!(Images/AРМІЯINFORM/2023-05-09T80-00-00-04-00/345860322_935309410951953_7128525719205676057_n-150x150.jpg)</text:a>
</text:p>
      <text:p text:style-name="P4">
<text:a xlink:type="simple" xlink:href="https://armyinform.com.ua/wp-content/uploads/2023/05/346092203_795715048565896_4325518198704163048_n.jpg" text:style-name="Internet_20_link" text:visited-style-name="Visited_20_Internet_20_Link">
<draw:frame draw:style-name="fr1" draw:name="Image332" text:anchor-type="as-char" svg:width="6.9236in" svg:height="6.9236in" draw:z-index="0">
<draw:image xlink:href="../Images/AРМІЯINFORM/2023-05-09T80-00-00-04-00/346092203_795715048565896_4325518198704163048_n-150x150.jpg" xlink:type="simple" xlink:show="embed" xlink:actuate="onLoad" draw:mime-type="image/jpeg"/>
</draw:frame>
</text:a>
</text:p>
      <text:p text:style-name="P4">
News Source: <text:a xlink:type="simple" xlink:href="https://armyinform.com.ua/2023/05/09/vijskovosluzhbovecz-naczgvardiyi-igloyu-zbyv-krylatu-raketu-pid-chas-nichnoyi-ataky-na-stolyczyu/" text:style-name="Internet_20_link" text:visited-style-name="Visited_20_Internet_20_Link">
https://armyinform.com.ua/2023/05/09/vijskovosluzhbovecz-naczgvardiyi-igloyu-zbyv-krylatu-raketu-pid-chas-nichnoyi-ataky-na-stolyczyu/</text:a>
</text:p>
      <!--NEWS-->
      <text:h text:style-name="P10" text:outline-level="1">
<text:span text:style-name="T4">
The government has changed approaches to defense purchases</text:span>
</text:h>
      <text:p text:style-name="P4">
Author: ['АРМІЯINFORM']</text:p>
      <text:p text:style-name="P4">
Time: 2023-05-09T81:00:00-04:00</text:p>
      <text:p text:style-name="P4">
Description: I will steal the protrusion of the sovereign purchase of defense product in the mind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uryad.jpg" text:style-name="Internet_20_link" text:visited-style-name="Visited_20_Internet_20_Link">
uryad.jpg</text:a>
']</text:p>
      <text:p text:style-name="P4">
Tags: ['STOPRUSSIA', 'АГРЕСІЯ РФ', 'ВІЙНА', 'ВТОРГНЕННЯ РФ', 'КАБІНЕТ МІНІСТРІВ УКРАЇНИ', 'ОБОРОННІ ЗАКУПІВЛІ', 'УРЯД УКРАЇНИ']</text:p>
      <text:p text:style-name="P4">
Category: News</text:p>
      <!--METADATA-->
      <text:p text:style-name="P4">
<draw:frame draw:style-name="fr1" draw:name="Image333" text:anchor-type="as-char" svg:width="6.9236in" svg:height="4.610104in" draw:z-index="0">
<draw:image xlink:href="../Images/AРМІЯINFORM/2023-05-09T81-00-00-04-00/uryad.jpg" xlink:type="simple" xlink:show="embed" xlink:actuate="onLoad" draw:mime-type="image/jpeg"/>
</draw:frame>
The government improves transparency of public procurement of defense products in the conditions of pain.</text:p>
      <text:p text:style-name="P4">
About it <text:a xlink:type="simple" xlink:href="https://www.kmu.gov.ua/news/denys-shmyhal-uriad-pokrashchuie-prozorist-derzhavnykh-zakupivel-oboronnoi-produktsii-v-umovakh-voiennoho-stanu" text:style-name="Internet_20_link" text:visited-style-name="Visited_20_Internet_20_Link">
reports</text:a>
Department of Communications of the Secretariat of the Cabinet of Ministers of Ukraine on a single web portal of executive bodies.</text:p>
      <text:p text:style-name="P4">
During May 9, approaches to the purchase of defense products were changed. At the time of martial law, they will be divided into two groups. This was noted by Premier Denis Shmigal.</text:p>
      <text:p text:style-name="P4">
"The first group is weapons, equipment and other defense products. Information about these purchases will remain closed. The second group is, for example, food for our army. From now on, the customer will pre -publicize the announcement of such purchase, and this announcement includes a processing of indicative volumes, conditions and terms of supply, ”the government is celebrated.</text:p>
      <text:p text:style-name="P4">
Also, the electronic system, according to the Prime Minister, will publish the procurement reports if it was made without an electronic system.</text:p>
      <text:p text:style-name="P4">
News Source: <text:a xlink:type="simple" xlink:href="https://armyinform.com.ua/2023/05/09/uryad-zminyv-pidhody-do-oboronnyh-zakupivel/" text:style-name="Internet_20_link" text:visited-style-name="Visited_20_Internet_20_Link">
https://armyinform.com.ua/2023/05/09/uryad-zminyv-pidhody-do-oboronnyh-zakupivel/</text:a>
</text:p>
      <!--NEWS-->
      <text:h text:style-name="P10" text:outline-level="1">
<text:span text:style-name="T4">
Судитимуть ще 59 депутатів держдуми рф, які голосували за визнання псевдореспублік «л/днр»</text:span>
</text:h>
      <text:p text:style-name="P4">
Author: ['АРМІЯINFORM']</text:p>
      <text:p text:style-name="P4">
Time: 2023-05-09T82:00:00-04:00</text:p>
      <text:p text:style-name="P4">
Description: Prosecutors of the Vinnitsyo, Ivino-Frankivko il Ternopilzo regional prosecutors were shed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053868_1012061379957227_6933535086244881331_n.jpg" text:style-name="Internet_20_link" text:visited-style-name="Visited_20_Internet_20_Link">
346053868_1012061379957227_6933535086244881331_n.jpg</text:a>
']</text:p>
      <text:p text:style-name="P4">
Tags: ['STOPRUSSIA', 'АГРЕСІЯ РФ', 'ВІЙНА', 'ВТОРГНЕННЯ РФ', 'ОФІС ГЕНЕРАЛЬНОГО ПРОКУРОРА', 'СУД']</text:p>
      <text:p text:style-name="P4">
Category: News</text:p>
      <!--METADATA-->
      <text:p text:style-name="P4">
<draw:frame draw:style-name="fr1" draw:name="Image334" text:anchor-type="as-char" svg:width="6.9236in" svg:height="4.661891in" draw:z-index="0">
<draw:image xlink:href="../Images/AРМІЯINFORM/2023-05-09T82-00-00-04-00/346053868_1012061379957227_6933535086244881331_n.jpg" xlink:type="simple" xlink:show="embed" xlink:actuate="onLoad" draw:mime-type="image/jpeg"/>
</draw:frame>
Prosecutors of Vinnytsia, Ivano-Frankivsk and Ternopil regional prosecutors were indictments against 59 deputies of the State Duma of the Russian Federation, which voted for recognition(Part 3 of Art. 110 of the Criminal Code of Ukraine).</text:p>
      <text:p text:style-name="P4">
Про це на своїй офіційній сторінці у Facebook<text:a xlink:type="simple" xlink:href="https://www.facebook.com/pgo.gov.ua/posts/pfbid024HPfUi3aVCxQ9xUbGbSCujLQi4Lb3tWBofEEHkja8JCSK93yvJVTzPSo4k7hmWNul" text:style-name="Internet_20_link" text:visited-style-name="Visited_20_Internet_20_Link">
повідомляє</text:a>
Office of the Prosecutor General.</text:p>
      <text:p text:style-name="P4">
The investigation found that in February 2022 the deputies supported the respective appeal to the President of the Russian Federation with a request to recognize the "independence" of the temporarily referred areas of Donetsk and Luhansk regions.</text:p>
      <text:p text:style-name="P4">
In addition, on February 22, they voted in favor of ratification of the so-called "Treaty of Friendship, hundreds of persons and a latest assistance" between the aggressor country and "L/DNR".</text:p>
      <text:p text:style-name="P4">
In this way, the deputies contributed to the implementation of the plan for the beginning of full -scale intensification to Ukraine, which led to the death of people and other serious consequences.</text:p>
      <text:p text:style-name="P4">
Special pre -trial investigation in criminal proceedings was carried out by the SBU.</text:p>
      <text:p text:style-name="P4">
News Source: <text:a xlink:type="simple" xlink:href="https://armyinform.com.ua/2023/05/09/sudytymut-shhe-59-deputativ-derzhdumy-rf-yaki-golosuvaly-za-vyznannya-psevdorespublik-l-dnr/" text:style-name="Internet_20_link" text:visited-style-name="Visited_20_Internet_20_Link">
https://armyinform.com.ua/2023/05/09/sudytymut-shhe-59-deputativ-derzhdumy-rf-yaki-golosuvaly-za-vyznannya-psevdorespublik-l-dnr/</text:a>
</text:p>
      <!--NEWS-->
      <text:h text:style-name="P10" text:outline-level="1">
<text:span text:style-name="T4">
The Armed Forces Aviation has made 6 strokes in the enemy's concentration areas</text:span>
</text:h>
      <text:p text:style-name="P4">
Author: ['АРМІЯINFORM']</text:p>
      <text:p text:style-name="P4">
Time: 2023-05-09T83:00:00-04:00</text:p>
      <text:p text:style-name="P4">
Description: Avіaatsіya defense forces for Dob took 4 strokes in the areas of Zserdzhennya of a special warehouse tha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1/10/2021-10-28-v-brygadi-taktychnoyi-aviacziya-kyyivskij-oblasti-zavershylysya-navchannya1-e1683649919657.jpg" text:style-name="Internet_20_link" text:visited-style-name="Visited_20_Internet_20_Link">
2021-10-28-v-brygadi-taktychnoyi-aviacziya-kyyivskij-oblasti-zavershylysya-navchannya1-e1683649919657.jpg</text:a>
']</text:p>
      <text:p text:style-name="P4">
Tags: ['STOPRUSSIA', 'АВІАЦІЯ ЗСУ', 'АГРЕСІЯ РФ', 'ВЕЧІРНЄ ЗВЕДЕННЯ', 'ВІЙНА', 'ВТОРГНЕННЯ РФ', 'ГЕНЕРАЛЬНИЙ ШТАБ ЗС УКРАЇНИ']</text:p>
      <text:p text:style-name="P4">
Category: News</text:p>
      <!--METADATA-->
      <text:p text:style-name="P4">
<draw:frame draw:style-name="fr1" draw:name="Image335" text:anchor-type="as-char" svg:width="6.9236in" svg:height="4.233493in" draw:z-index="0">
<draw:image xlink:href="../Images/AРМІЯINFORM/2023-05-09T83-00-00-04-00/2021-10-28-v-brygadi-taktychnoyi-aviacziya-kyyivskij-oblasti-zavershylysya-navchannya1-e1683649919657.jpg" xlink:type="simple" xlink:show="embed" xlink:actuate="onLoad" draw:mime-type="image/jpeg"/>
</draw:frame>
Illustrative photo</text:p>
      <text:p text:style-name="P4">
<text:span text:style-name="T4">
 🔥 Situation on Russian invasion </text:span>
</text:p>
      <text:p text:style-name="P4">
Aviation of defense forces per day struck 4 strokes in the areas of concentration of personnel and military equipment of the enemy, as well as 2 strokes on its anti-aircraft missile complexes.</text:p>
      <text:p text:style-name="P4">
About it on your official Facebook page <text:a xlink:type="simple" xlink:href="https://www.facebook.com/GeneralStaff.ua/posts/pfbid02UvWoRasFHtwm6GPMLB6opX1xeXcLbSkvEiW4dKcpu44Rz6XQyBA9NKpvMxPHZgL8l" text:style-name="Internet_20_link" text:visited-style-name="Visited_20_Internet_20_Link">
reports</text:a>
Генеральний штаб Збройних Сил України.</text:p>
      <text:p text:style-name="P4">
А підрозділи ракетних військ і артилерії уразили 2 райони зосередження живоїсили та станцію радіоелектронної боротьби окупантів.</text:p>
      <text:p text:style-name="P4">
News Source: <text:a xlink:type="simple" xlink:href="https://armyinform.com.ua/2023/05/09/aviacziya-zsu-zavdala-6-udariv-po-rajonah-zoseredzhennya-voroga/" text:style-name="Internet_20_link" text:visited-style-name="Visited_20_Internet_20_Link">
https://armyinform.com.ua/2023/05/09/aviacziya-zsu-zavdala-6-udariv-po-rajonah-zoseredzhennya-voroga/</text:a>
</text:p>
      <!--NEWS-->
      <text:h text:style-name="P10" text:outline-level="1">
<text:span text:style-name="T4">
The General Staff of the Armed Forces: The invaders are exported from Kamianka-Dniprovskaya children and educators</text:span>
</text:h>
      <text:p text:style-name="P4">
Author: ['АРМІЯINFORM']</text:p>
      <text:p text:style-name="P4">
Time: 2023-05-09T84:00:00-04:00</text:p>
      <text:p text:style-name="P4">
Description: 8 травня російські окупанти розпочали вивезення з міста Кам’янка-Дніпровська Запоріз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ity.jpg" text:style-name="Internet_20_link" text:visited-style-name="Visited_20_Internet_20_Link">
dity.jpg</text:a>
']</text:p>
      <text:p text:style-name="P4">
Tags: ['ВЕЧІРНЄ ЗВЕДЕННЯ', 'ГЕНЕРАЛЬНИЙ ШТАБ ЗС УКРАЇНИ', 'ДЕПОРТАЦІЯ УКРАЇНСЬКИХ ДІТЕЙ', 'РОСІЙСЬКІ ОКУПАНТИ']</text:p>
      <text:p text:style-name="P4">
Category: News</text:p>
      <!--METADATA-->
      <text:p text:style-name="P4">
<draw:frame draw:style-name="fr1" draw:name="Image336" text:anchor-type="as-char" svg:width="6.9236in" svg:height="3.953152in" draw:z-index="0">
<draw:image xlink:href="../Images/AРМІЯINFORM/2023-05-09T84-00-00-04-00/dity.jpg" xlink:type="simple" xlink:show="embed" xlink:actuate="onLoad" draw:mime-type="image/jpeg"/>
</draw:frame>
Illustrative photo</text:p>
      <text:p text:style-name="P4">
On May 8, Russian invaders began exporting from the city of Kamianka-Dnipro region of preschool and school children, together with parents, as well as educators and other budget workers.</text:p>
      <text:p text:style-name="P4">
Armed Forces General Staff on its official Facebook page <text:a xlink:type="simple" xlink:href="https://www.facebook.com/GeneralStaff.ua/posts/pfbid02UvWoRasFHtwm6GPMLB6opX1xeXcLbSkvEiW4dKcpu44Rz6XQyBA9NKpvMxPHZgL8l" text:style-name="Internet_20_link" text:visited-style-name="Visited_20_Internet_20_Link">
informs</text:a>
that was a little. Evacuation is carried out to Berdyansk.</text:p>
      <text:p text:style-name="P4">
At the same time, all health care providers of the local hospital were caused by the occupiers.</text:p>
      <text:p text:style-name="P4">
News Source: <text:a xlink:type="simple" xlink:href="https://armyinform.com.ua/2023/05/09/genshtab-zsu-okupanty-vyvozyat-z-kamyanky-dniprovskoyi-ditej-i-osvityan/" text:style-name="Internet_20_link" text:visited-style-name="Visited_20_Internet_20_Link">
https://armyinform.com.ua/2023/05/09/genshtab-zsu-okupanty-vyvozyat-z-kamyanky-dniprovskoyi-ditej-i-osvityan/</text:a>
</text:p>
      <!--NEWS-->
      <text:h text:style-name="P10" text:outline-level="1">
<text:span text:style-name="T4">
The enemy made almost 30 attacks in four sections of the front</text:span>
</text:h>
      <text:p text:style-name="P4">
Author: ['АРМІЯINFORM']</text:p>
      <text:p text:style-name="P4">
Time: 2023-05-09T85:00:00-04:00</text:p>
      <text:p text:style-name="P4">
Description: About the General’s headquarters of the Zbroysh, the General’s headquarters of the Zbroysh ... War with Ukraine 2022, the war with Ukraine today, the last war with Ukraine 2022, will there be the la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9b71d924-784d-4523-ac69-e5e8b12967ea.jpg" text:style-name="Internet_20_link" text:visited-style-name="Visited_20_Internet_20_Link">
9b71d924-784d-4523-ac69-e5e8b12967ea.jpg</text:a>
']</text:p>
      <text:p text:style-name="P4">
Tags: ['STOPRUSSIA', 'АГРЕСІЯ РФ', 'ВІЙНА', 'ВТОРГНЕННЯ РФ', 'ВТРАТИ ВОРОГА', 'ГШ ЗСУ']</text:p>
      <text:p text:style-name="P4">
Category: News</text:p>
      <!--METADATA-->
      <text:p text:style-name="P4">
<draw:frame draw:style-name="fr1" draw:name="Image337" text:anchor-type="as-char" svg:width="6.9236in" svg:height="4.622144in" draw:z-index="0">
<draw:image xlink:href="../Images/AРМІЯINFORM/2023-05-09T85-00-00-04-00/9b71d924-784d-4523-ac69-e5e8b12967ea.jpg" xlink:type="simple" xlink:show="embed" xlink:actuate="onLoad" draw:mime-type="image/jpeg"/>
</draw:frame>
Illustrative photo <text:span text:style-name="T4">
 🔥 Situation on Russian invasion </text:span>
</text:p>
      <text:p text:style-name="P4">
About it on your official Facebook page <text:a xlink:type="simple" xlink:href="https://www.facebook.com/GeneralStaff.ua/posts/pfbid02UvWoRasFHtwm6GPMLB6opX1xeXcLbSkvEiW4dKcpu44Rz6XQyBA9NKpvMxPHZgL8l" text:style-name="Internet_20_link" text:visited-style-name="Visited_20_Internet_20_Link">
reports</text:a>
General Staff of the Armed Forces of Ukraine.</text:p>
      <ul>
        <li>
The enemy continues to concentrate the main efforts on the Liman, Bakhmut, Avdiiv and Mariinsky directions. During the day, there are almost 30 attacks in these areas of the front. The most fierce are afraid of Bakhmut and Marinka, - reports the General Staff of the Armed Forces of Ukraine.</li>
      </ul>
      <text:p text:style-name="P4">
According to the Armed Forces General Staff, no signs of forming the offensive groups of the enemy were detected in the Volyn and Polissya directions. At the landfills of the Republicbiller, there are identified units of the Armed Forces of the Russian Federation.</text:p>
      <text:p text:style-name="P4">
In the Siversky and Slobozhansky directions, the enemy continues to retain a military presence in border areas with Ukraine. During the past, mortar and artillery shelling of settlements of the Iron Bridge, the ants of Chernihiv region; Tovstubove, Bachivsk, Old Virki, Iskryskivshchyna, Volfine, Yunnakovka, Mogrits, Popivka and Slavgorod of Sumy region, as well as Goptivka, Varvarivka, Buguvatka, Ogirtseve, Hatyshche, Pletenivka, Yala, and Budhawka, and Budhawk.</text:p>
      <text:p text:style-name="P4">
In the Kupyansk direction, the enemy tried to improve the tactical position, Avnaschunbuilding actions near the settlements of Masutivka and Stelmakhivka, and there was no success. Unsuccessful offensive action enemy and in the area of Bigorivka(Liman stream). Артилерійських обстрілів зазнали Макіївка, Білогорівка, ВеселеЛуганської області та Ямполівка і Спірне Донецької області.</text:p>
      <text:p text:style-name="P4">
На Авдіївському напрямку противник наступальних дій не проводив. Завдававіаційного удару в районі населеного пункту Авдіївка. Здійснив обстрілиАвдіївки, Первомайського, Нетайлового та Карлівки Донецької області.</text:p>
      <text:p text:style-name="P4">
На Запорізькому та Херсонському напрямках противник продовжує вести обороннідії. Поміж тим, здійснив обстріли населених пунктів Времівка, НовопільДонецької області; Ольгівське, Малинівка, Гуляйполе, Чарівне, Мала Токмачка,Оріхів, Новоданилівка, Кам’янське та Плавні Запорізької області; Антонівка,Молодіжне та Зеленівка Херсонської області.</text:p>
      <text:p text:style-name="P4">
News Source: <text:a xlink:type="simple" xlink:href="https://armyinform.com.ua/2023/05/09/vorog-zdijsnyv-majzhe-30-atak-na-chotyroh-dilyankah-frontu/" text:style-name="Internet_20_link" text:visited-style-name="Visited_20_Internet_20_Link">
https://armyinform.com.ua/2023/05/09/vorog-zdijsnyv-majzhe-30-atak-na-chotyroh-dilyankah-frontu/</text:a>
</text:p>
      <!--NEWS-->
      <text:h text:style-name="P10" text:outline-level="1">
<text:span text:style-name="T4">
A meeting with the families of the Azov Brigade Brigade was held at the coordination headquarters</text:span>
</text:h>
      <text:p text:style-name="P4">
Author: ['АРМІЯINFORM']</text:p>
      <text:p text:style-name="P4">
Time: 2023-05-09T86:00:00-04:00</text:p>
      <text:p text:style-name="P4">
Description: Coordinances Headquarters of Putin Zavodennya Z VIISOVOLOVENSISH WITH WITH WITH WITH WITH WITH WITH WIGHT WAR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hoto_5390844673230227972_y-1.jpg" text:style-name="Internet_20_link" text:visited-style-name="Visited_20_Internet_20_Link">
photo_5390844673230227972_y-1.jpg</text:a>
', '<text:a xlink:type="simple" xlink:href="https://armyinform.com.ua/wp-content/uploads/2023/05/photo_5390844673230227973_y.jpg" text:style-name="Internet_20_link" text:visited-style-name="Visited_20_Internet_20_Link">
photo_5390844673230227973_y.jpg</text:a>
']</text:p>
      <text:p text:style-name="P4">
Tags: ['БРИГАДА АЗОВ', 'ВІЙСЬКОВОПОЛОНЕНІ', 'ЖІНКИ ЗІ СТАЛІ', 'КООРДИНАЦІЙНИЙ ШТАБ', 'РОДИНИ ВІЙСЬКОВОСЛУЖБОВЦІВ']</text:p>
      <text:p text:style-name="P4">
Category: News</text:p>
      <!--METADATA-->
      <text:p text:style-name="P4">
<draw:frame draw:style-name="fr1" draw:name="Image338" text:anchor-type="as-char" svg:width="6.9236in" svg:height="4.615733in" draw:z-index="0">
<draw:image xlink:href="../Images/AРМІЯINFORM/2023-05-09T86-00-00-04-00/photo_5390844673230227972_y-1.jpg" xlink:type="simple" xlink:show="embed" xlink:actuate="onLoad" draw:mime-type="image/jpeg"/>
</draw:frame>
Coordinating Headquarters on Defense of Prisoners of Pursuing on your Telegram channel <text:a xlink:type="simple" xlink:href="https://t.me/Koord_shtab/1023" text:style-name="Internet_20_link" text:visited-style-name="Visited_20_Internet_20_Link">
reported</text:a>
that this meeting was on the initiative of the public organization "Women made of steel".</text:p>
      <text:p text:style-name="P4">
The questions were answered by the head of the working group on the interaction of ZImia and relatives of the defenders of the coordination staff Andriy Yusov, the head of the department of sub -department and consulting relatives of the defenders Yuriy Taranyuk, representatives of the National Guard, the Azov Brigade, the National Police and the Security Service of the Red Cross.</text:p>
      <text:p text:style-name="P4">
Ukraine raises the issue of a terrorist attack in Olenivka at the highest international level. Defenders and defenders, relatives of those who have left in captivity, diplomats at all sites require investigation of this crime. The defense is evidenced by the torture and the Ministry of Foreign Preschools provides these testimony at the interstate level.</text:p>
      <text:p text:style-name="P4">
“Russia did not provide access to the terrorist attack. We are not silent. The exit from Mariupol was guaranteed that Russia would adhere to the Geneva Conventions, - said Andrei Yusov. -The aggressor country has broken these guarantees. Unfortunately, the red cross under the supervision of the evacuation has not had levers of water -silage to force it to comply with the arrangements. Investigation of the Russian Rules in Bucha was possible because this city was released. It will be Zelenivka. The International Criminal Court has initiated cases of this crime. However, Ukraine is also investigating. The main thing is that a year ago it was possible to protect the lives of Mariupol defenders. Without waiting for the victory and completion of the fighting, we released 2324 defender from captivity. No country was able to achieve such a result during such a conflict. ”</text:p>
      <text:p text:style-name="P4">
The International Committee of the Red Cross made publications about Olenivka. However, this organization does not have a mandate to condemn any of the parties to the conflict and the privacy policy.</text:p>
      <text:p text:style-name="P4">
"We have repeatedly tried to access Olenivka after the event of July 292022," said ICCH. - Unfortunately, not everyone and whom they could. They were questioned that people did not disappear. "</text:p>
      <text:p text:style-name="P4">
They also discussed the prospects for the exchange of "everyone".</text:p>
      <text:p text:style-name="P4">
“It is a real process, not a story for reassuring. The concept of "all" we and we have different. There will be a great battle around this, ”Andrei Yusov summed up.</text:p>
      <text:p text:style-name="P4">
News Source: <text:a xlink:type="simple" xlink:href="https://armyinform.com.ua/2023/05/09/u-koordynaczijnomu-shtabi-vidbulasya-zustrich-z-rodynamy-vijskovosluzhbovcziv-brygady-azov/" text:style-name="Internet_20_link" text:visited-style-name="Visited_20_Internet_20_Link">
https://armyinform.com.ua/2023/05/09/u-koordynaczijnomu-shtabi-vidbulasya-zustrich-z-rodynamy-vijskovosluzhbovcziv-brygady-azov/</text:a>
</text:p>
      <!--NEWS-->
      <text:h text:style-name="P10" text:outline-level="1">
<text:span text:style-name="T4">
A joint statement regarding the effort to create a tribunal on a crime of aggression against Ukraine</text:span>
</text:h>
      <text:p text:style-name="P4">
Author: ['АРМІЯINFORM']</text:p>
      <text:p text:style-name="P4">
Time: 2023-05-09T87:00:00-04:00</text:p>
      <text:p text:style-name="P4">
Description: About the CEO of the OFIC President of Ukraine. Mi, representers of the participants of the Coalits ... war with Ukraine 2022, the war with Ukraine latest news today, the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5/f9e3bc109cf9c96e97f9330f62bd6d8f_1683639034_extra_large-1.jpeg" text:style-name="Internet_20_link" text:visited-style-name="Visited_20_Internet_20_Link">
f9e3bc109cf9c96e97f9330f62bd6d8f_1683639034_extra_large-1.jpe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339" text:anchor-type="as-char" svg:width="6.9236in" svg:height="4.617948in" draw:z-index="0">
<draw:image xlink:href="../Images/AРМІЯINFORM/2023-05-09T87-00-00-04-00/f9e3bc109cf9c96e97f9330f62bd6d8f_1683639034_extra_large-1.jpeg" xlink:type="simple" xlink:show="embed" xlink:actuate="onLoad" draw:mime-type="image/jpeg"/>
</draw:frame>
About it <text:a xlink:type="simple" xlink:href="https://www.youtube.com/live/6DMM3dbWcXc" text:style-name="Internet_20_link" text:visited-style-name="Visited_20_Internet_20_Link">
reports</text:a>
Presidential Office.</text:p>
      <text:p text:style-name="P4">
We, representatives of the coalition participants in finding options for creating a tribunal against aggression against Ukraine, gathered today, May 9, 2023 to support our adamant support for peace, security and democracy in the world.</text:p>
      <text:p text:style-name="P4">
We remind that security in Europe and the world are interconnected and can be bomented only if international law is fully observed, which are integral compounds of which are the territorial integrity and political independence of state UN Charters.</text:p>
      <text:p text:style-name="P4">
We express their deep respect for the courage and endurance of the Armed Forces of Ukraine, which have become a strong shield for all European nations with the support of the countries of the world. Ukraine pays a high price not only for its future but also for the safety of tamy -to -do others.</text:p>
      <text:p text:style-name="P4">
We confirm our unwavering support for the people of Ukraine, which is fighting for its independence against the background of Russian aggression.</text:p>
      <text:p text:style-name="P4">
We support the principles of just and long peace, reflected in the formalimra of the President of Ukraine Vladimir Zelensky, the need for any peace to fully reflect the UN Charter and the UN General Assembly resolution on February 23, 2023 “the principles of the UN Charter, which underlie the comprehensive, just sustainable peace in Ukraine. " We are supporting the implementation of this peaceful initiative and urge all states to support this process.</text:p>
      <text:p text:style-name="P4">
We emphasize that we will side by side with Ukraine in its struggle of the Antrossiysk aggressor and call for a complete restoration of Ukraine's territorial purpose in its internationally recognized borders that extend to its territorial waters.</text:p>
      <text:p text:style-name="P4">
We urge the whole world to support and assist Ukraine as soon as possible.</text:p>
      <text:p text:style-name="P4">
We strongly condemn the illegal, unjustified and unexpected armed aggression that grossly violates the UN Statute, which is confirmed by the ES-11/1 resolution(2022)UN General Assembly, which strongly condemned the aggression of the Russian Federation in the contrary of Ukraine and reminds of resolution 3314(XXIX)December 14, 1974, which sets aggression as the use of armed force against the sovereignty, territorial integrity or political independence of another state or in any other way that contradicts the Statute and which defines an aggressive war against international peace.We emphasize the need to achieve justice, as provided for by the Vbuchansk Declaration for liability for the most difficult crimes of the international law committed in the territory of Ukraine. Therefore, we confirm that the persons responsible for committing a crime against Ukraine should not be unpunished, and urge the international community to consider the relevant, in particular by creating a proper mechanism of justice to ensure the efficient responsibility for aggression, which causes concern.</text:p>
      <text:p text:style-name="P4">
Therefore, we support the creation of the tribunal to ensure the effective responsibility of aggression against Ukraine.</text:p>
      <text:p text:style-name="P4">
We emphasize the importance of the coalition as the main platform for the search for an efficient mechanism and for the study of legal and technical issues related to the creation of such a tribunal, and we urge other states and international organizations to join our joint work.</text:p>
      <text:p text:style-name="P4">
News Source: <text:a xlink:type="simple" xlink:href="https://armyinform.com.ua/2023/05/09/spilna-zayava-stosovno-zusyl-zi-stvorennya-trybunalu-shhodo-zlochynu-agresiyi-proty-ukrayiny/" text:style-name="Internet_20_link" text:visited-style-name="Visited_20_Internet_20_Link">
https://armyinform.com.ua/2023/05/09/spilna-zayava-stosovno-zusyl-zi-stvorennya-trybunalu-shhodo-zlochynu-agresiyi-proty-ukrayiny/</text:a>
</text:p>
      <!--NEWS-->
      <text:h text:style-name="P10" text:outline-level="1">
<text:span text:style-name="T4">
Artillery ammunition, air defense systems provided a new military assistance package for Ukraine</text:span>
</text:h>
      <text:p text:style-name="P4">
Author: ['АРМІЯINFORM']</text:p>
      <text:p text:style-name="P4">
Time: 2023-05-09T88:00:00-04:00</text:p>
      <text:p text:style-name="P4">
Description: Ministry of the defense of Ukraine Oleksiy Reznikov at his Twitter, having packed the US defense of the United Stat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024c3e0e-ceda-40d1-8a04-592fd83934ef_w1080_h608.jpg" text:style-name="Internet_20_link" text:visited-style-name="Visited_20_Internet_20_Link">
024c3e0e-ceda-40d1-8a04-592fd83934ef_w1080_h608.jpg</text:a>
', '<text:a xlink:type="simple" xlink:href="https://armyinform.com.ua/wp-content/uploads/2023/05/fvsahnnaqai3fzp.jpg" text:style-name="Internet_20_link" text:visited-style-name="Visited_20_Internet_20_Link">
fvsahnnaqai3fzp.jpg</text:a>
']</text:p>
      <text:p text:style-name="P4">
Tags: ['STOPRUSSIA', 'АГРЕСІЯ РФ', 'ВІЙНА', 'ВТОРГНЕННЯ РФ']</text:p>
      <text:p text:style-name="P4">
Category: News</text:p>
      <!--METADATA-->
      <text:p text:style-name="P4">
<draw:frame draw:style-name="fr1" draw:name="Image340" text:anchor-type="as-char" svg:width="6.9236in" svg:height="3.89773in" draw:z-index="0">
<draw:image xlink:href="../Images/AРМІЯINFORM/2023-05-09T88-00-00-04-00/024c3e0e-ceda-40d1-8a04-592fd83934ef_w1080_h608.jpg" xlink:type="simple" xlink:show="embed" xlink:actuate="onLoad" draw:mime-type="image/jpeg"/>
</draw:frame>
Minister of Defense of Ukraine Alexei Reznikov in his Twitter <text:a xlink:type="simple" xlink:href="https://twitter.com/oleksiireznikov/status/1655946005735690242" text:style-name="Internet_20_link" text:visited-style-name="Visited_20_Internet_20_Link">
thanked</text:a>
US Secretary of Defense Lloyd Austin and the American people for his / her assistance.</text:p>
      <text:p text:style-name="P4">
“On this day of Europe, the United States has made another significant investment in the peace of the Ibezette of our continent - a new security package in the field of security for the Army of Ukraine. We thank the Minister of Defense of Lloyd Austin and all Americans!”, Alexei Reznikov wrote.</text:p>
      <text:p text:style-name="P4">
The Minister assured that artillery ammunition, air defense systems, otherwise will help us win in this battle.</text:p>
      <text:p text:style-name="P4">
<text:span text:style-name="T4">
 Reference: </text:span>
 On May 9, the US Department of Defense announced a new security for Ukraine in the security sector of $ 1.2 billion. In general, since the beginning of the Great War, the security assistance of our country has allocated $ 36.9 billion. About this May 9 <text:a xlink:type="simple" xlink:href="https://media.defense.gov/2023/May/09/2003218471/-1/-1/0/UKRAINE-FACT-SHEET-RUE.PDF" text:style-name="Internet_20_link" text:visited-style-name="Visited_20_Internet_20_Link">
wrote</text:a>
Pentagon site.</text:p>
      <text:p text:style-name="P4">
<draw:frame draw:style-name="fr1" draw:name="Image341" text:anchor-type="as-char" svg:width="6.9236in" svg:height="6.9236in" draw:z-index="0">
<draw:image xlink:href="../Images/AРМІЯINFORM/2023-05-09T88-00-00-04-00/fvsahnnaqai3fzp.jpg" xlink:type="simple" xlink:show="embed" xlink:actuate="onLoad" draw:mime-type="image/jpeg"/>
</draw:frame>
</text:p>
      <text:p text:style-name="P4">
News Source: <text:a xlink:type="simple" xlink:href="https://armyinform.com.ua/2023/05/09/artylerijski-boyeprypasy-systemy-ppo-ssha-nadaly-novyj-paket-vijskovoyi-dopomogy-dlya-ukrayiny/" text:style-name="Internet_20_link" text:visited-style-name="Visited_20_Internet_20_Link">
https://armyinform.com.ua/2023/05/09/artylerijski-boyeprypasy-systemy-ppo-ssha-nadaly-novyj-paket-vijskovoyi-dopomogy-dlya-ukrayiny/</text:a>
</text:p>
      <!--NEWS-->
      <text:h text:style-name="P10" text:outline-level="1">
<text:span text:style-name="T4">
Return of deported children and civilian hostages: which was discussed at a meeting with the OSCE Secretary General</text:span>
</text:h>
      <text:p text:style-name="P4">
Author: ['АРМІЯINFORM']</text:p>
      <text:p text:style-name="P4">
Time: 2023-05-09T89:00:00-04:00</text:p>
      <text:p text:style-name="P4">
Description: About the cesspool of ridicule for the sake of Ukrainian, the rights of the people are right. Proviv Zustych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25adaa7f-69e5-4c84-9bc5-732166736f3a.jpg" text:style-name="Internet_20_link" text:visited-style-name="Visited_20_Internet_20_Link">
25adaa7f-69e5-4c84-9bc5-732166736f3a.jpg</text:a>
']</text:p>
      <text:p text:style-name="P4">
Tags: ['STOPRUSSIA', 'АГРЕСІЯ РФ', 'ВІЙНА', 'ВТОРГНЕННЯ РФ', 'ОБСЄ', 'ХЕЛЬГОЮ МАРІЄЮ ШМІДТ']</text:p>
      <text:p text:style-name="P4">
Category: News</text:p>
      <!--METADATA-->
      <text:p text:style-name="P4">
<draw:frame draw:style-name="fr1" draw:name="Image342" text:anchor-type="as-char" svg:width="6.9236in" svg:height="5.1927in" draw:z-index="0">
<draw:image xlink:href="../Images/AРМІЯINFORM/2023-05-09T89-00-00-04-00/25adaa7f-69e5-4c84-9bc5-732166736f3a.jpg" xlink:type="simple" xlink:show="embed" xlink:actuate="onLoad" draw:mime-type="image/jpeg"/>
</draw:frame>
About it <text:a xlink:type="simple" xlink:href="https://t.me/dmytro_lubinetzs/2387" text:style-name="Internet_20_link" text:visited-style-name="Visited_20_Internet_20_Link">
reports</text:a>
Ombudsman of Ukraine on Human Rights.</text:p>
      <text:p text:style-name="P4">
He met with OSCE Secretary General Helga Maria Schmidt.</text:p>
      <text:p text:style-name="P4">
They discussed two extremely important topics - the return of Russian children deported by Russia, as well as civilian hostages.</text:p>
      <text:p text:style-name="P4">
He emphasized that these issues should be in the focus of the international community, as they are in the focus of the Ombudsman's office-for the return of everyone forcibly exported by the aggressor country and the protection of the rights of the urban.</text:p>
      <text:p text:style-name="P4">
The OSCE Projects were also considered to support Ukraine together with the Secretary General.</text:p>
      <text:p text:style-name="P4">
Thank you for your willingness to come to your rescue!</text:p>
      <text:p text:style-name="P4">
News Source: <text:a xlink:type="simple" xlink:href="https://armyinform.com.ua/2023/05/09/povernennya-deportovanyh-ditej-ta-czyvilnyh-zaruchnykiv-shho-obgovoryuvaly-na-zustrichi-z-generalnym-sekretarem-obsye/" text:style-name="Internet_20_link" text:visited-style-name="Visited_20_Internet_20_Link">
https://armyinform.com.ua/2023/05/09/povernennya-deportovanyh-ditej-ta-czyvilnyh-zaruchnykiv-shho-obgovoryuvaly-na-zustrichi-z-generalnym-sekretarem-obsye/</text:a>
</text:p>
      <!--NEWS-->
      <text:h text:style-name="P10" text:outline-level="1">
<text:span text:style-name="T4">
Volodymyr Zelenskyy spoke with the students of the Alliance of European Universities Euniwell</text:span>
</text:h>
      <text:p text:style-name="P4">
Author: ['АРМІЯINFORM']</text:p>
      <text:p text:style-name="P4">
Time: 2023-05-09T90:00:00-04:00</text:p>
      <text:p text:style-name="P4">
Description: Ukrainian President Volodymyr Zelensky fate with the EUROPE Unity for Well-BEING,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718ccdd777971f83215a5840e8958540_1683654619_extra_large.jpeg" text:style-name="Internet_20_link" text:visited-style-name="Visited_20_Internet_20_Link">
718ccdd777971f83215a5840e8958540_1683654619_extra_large.jpeg</text:a>
', '<text:a xlink:type="simple" xlink:href="https://armyinform.com.ua/wp-content/uploads/2023/05/028fd47f53bdf67d0cd2c81de6ec81b7_1683648898_wysiwyg.jpeg" text:style-name="Internet_20_link" text:visited-style-name="Visited_20_Internet_20_Link">
028fd47f53bdf67d0cd2c81de6ec81b7_1683648898_wysiwyg.jpeg</text:a>
', '<text:a xlink:type="simple" xlink:href="https://armyinform.com.ua/wp-content/uploads/2023/05/4d0de89ff74aaabc9974b7f3c76ef2bc_1683648898_wysiwyg.jpeg" text:style-name="Internet_20_link" text:visited-style-name="Visited_20_Internet_20_Link">
4d0de89ff74aaabc9974b7f3c76ef2bc_1683648898_wysiwyg.jpeg</text:a>
', '<text:a xlink:type="simple" xlink:href="https://armyinform.com.ua/wp-content/uploads/2023/05/d7e7e2211f1e8acaa5de92080d5f8ac3_1683648898_wysiwyg.jpeg" text:style-name="Internet_20_link" text:visited-style-name="Visited_20_Internet_20_Link">
d7e7e2211f1e8acaa5de92080d5f8ac3_1683648898_wysiwyg.jpeg</text:a>
']</text:p>
      <text:p text:style-name="P4">
Tags: ['ВОЛОДИМИР ЗЕЛЕНСЬКИЙ', 'ПРЕЗИДЕНТ УКРАЇНИ']</text:p>
      <text:p text:style-name="P4">
Category: News</text:p>
      <!--METADATA-->
      <text:p text:style-name="P4">
<draw:frame draw:style-name="fr1" draw:name="Image343" text:anchor-type="as-char" svg:width="6.9236in" svg:height="4.604691in" draw:z-index="0">
<draw:image xlink:href="../Images/AРМІЯINFORM/2023-05-09T90-00-00-04-00/718ccdd777971f83215a5840e8958540_1683654619_extra_large.jpeg" xlink:type="simple" xlink:show="embed" xlink:actuate="onLoad" draw:mime-type="image/jpeg"/>
</draw:frame>
President of Ukraine Volodymyr Zelensky took part in the Europe Unity Forwell-Being event initiated by Tarashevchenko National University of Kyiv within the Alliance of European Universities Euniwell.</text:p>
      <text:p text:style-name="P4">
This is stated in <text:a xlink:type="simple" xlink:href="https://www.president.gov.ua/news/zahist-i-svoboda-ce-pryamij-rezultat-smilivosti-volodimir-ze-82793" text:style-name="Internet_20_link" text:visited-style-name="Visited_20_Internet_20_Link">
publication</text:a>
on the page of the News of the President of Ukraine.</text:p>
      <text:p text:style-name="P4">
The head of the Ukrainian state devoted his speech to courage, because it is self -important in all spheres of life: both in the life of man, in the life of the state, and in the life of the European continent.</text:p>
      <text:p text:style-name="P4">
“We would be here today if 80 years ago the free peoples of the world did not show sufficient courage to destroy the evil of Nazism? Obviously, if there was a deficiency of courage then, today we would not be here, ”Vladimirzelensky said.</text:p>
      <text:p text:style-name="P4">
<draw:frame draw:style-name="fr1" draw:name="Image344" text:anchor-type="as-char" svg:width="6.9236in" svg:height="4.612849in" draw:z-index="0">
<draw:image xlink:href="../Images/AРМІЯINFORM/2023-05-09T90-00-00-04-00/028fd47f53bdf67d0cd2c81de6ec81b7_1683648898_wysiwyg.jpeg" xlink:type="simple" xlink:show="embed" xlink:actuate="onLoad" draw:mime-type="image/jpeg"/>
</draw:frame>
According to him, after the Second World War, the space of freedom in Europe and almost all over the world was steadily expanding, because the courage of people became more. I will not be able to people with one or another right.</text:p>
      <text:p text:style-name="P4">
"All you can look at the path that your countries have gone in the struggle for people, in the struggle for our Europe, which we know and appreciate, to do it that it was the path of courage - specific bold people who built our community of free peoples", Said the President.</text:p>
      <text:p text:style-name="P4">
He emphasized that nowadays we have no right to be illusions that the battle of the praise has already been completed and that the courage will never be needed again.</text:p>
      <text:p text:style-name="P4">
“This brutal terrorist war conducted by Russia against Ukraine is a reminder of our country, everyone and every one of you personally that courage can be needed today as well as at any other time courage was needed to protect freedom and our European values ”, - the head of state emphasizes.</text:p>
      <text:p text:style-name="P4">
According to Vladimir Zelensky, personal courage grows into the courage of socialities, peoples and states and as a result - into the courage of the continent.</text:p>
      <text:p text:style-name="P4">
<draw:frame draw:style-name="fr1" draw:name="Image345" text:anchor-type="as-char" svg:width="6.9236in" svg:height="4.604194in" draw:z-index="0">
<draw:image xlink:href="../Images/AРМІЯINFORM/2023-05-09T90-00-00-04-00/4d0de89ff74aaabc9974b7f3c76ef2bc_1683648898_wysiwyg.jpeg" xlink:type="simple" xlink:show="embed" xlink:actuate="onLoad" draw:mime-type="image/jpeg"/>
</draw:frame>
The President expressed his belief that it was thanks to the courage that Ukraine and its union will defeat in this cruel war, which Russia resolved, and overcome the Russian ideology of hatred for European freedom.</text:p>
      <text:p text:style-name="P4">
“And our victory now, when Russian aggression has touched only Ukraine, will do what has not been done in a decisive decade before the Second War. We will destroy the total evil during its roots, when it was not yet aggressive to reach other peoples in Europe, ”the Head of State said.</text:p>
      <text:p text:style-name="P4">
At the same time, he said, even after our victory, it is impossible to lose their mockery.</text:p>
      <text:p text:style-name="P4">
“You don't have to lose your courage!No one knows the time when you may have to defend freedom. No one knows exactly how much freedom can occur in a year, after five years. If you have to protect freedom, please be bold!Please do not give your values to those who seek to destroy them. Fight to make the space of freedom neutral. If they didn't do so, today we would not be here. If we are not doing so, will freedom be preserved after us? ”, - said the President of Ukraine.</text:p>
      <text:p text:style-name="P4">
Volodymyr Zelensky wished every student and a student to find the sphere, their courage will be able to give more freedom and opportunities to the whole of Europe.</text:p>
      <text:p text:style-name="P4">
"I sincerely wish your generation to pass on to your children even more free, even more secure and even more protected Europe than we can provide now and must ensure," the Head of State said.</text:p>
      <text:p text:style-name="P4">
<draw:frame draw:style-name="fr1" draw:name="Image346" text:anchor-type="as-char" svg:width="6.9236in" svg:height="4.604194in" draw:z-index="0">
<draw:image xlink:href="../Images/AРМІЯINFORM/2023-05-09T90-00-00-04-00/d7e7e2211f1e8acaa5de92080d5f8ac3_1683648898_wysiwyg.jpeg" xlink:type="simple" xlink:show="embed" xlink:actuate="onLoad" draw:mime-type="image/jpeg"/>
</draw:frame>
Answering students' questions, Volodymyr Zelenskyy emphasized that nowadays, European values ​​are now in the fight against Russia, so Ukraine can consider Ukraine as a support for a democratic world.</text:p>
      <text:p text:style-name="P4">
“Ukraine is a wall between absolute autocratia and democracy. And so the foolish stand. In order to be in the future a reliance of powerful tanza land. That is why we keep this wall firmly, ”the President said.</text:p>
      <text:p text:style-name="P4">
According to the head of state, Europeans also need to realize that citizens, although they were once in the USSR, in essence - Europeans, professes values and, most importantly, protect them today. That is why the EU citizen must continue to support Ukraine and assist in the fight against the Rabbit Aggressor.The President emphasized that the war should end with the withdrawal of Russian troops of the Ukrainian territories and not turn into a frozen conflict of Uevrop.</text:p>
      <text:p text:style-name="P4">
“We want to displace Russian troops from our territory. We do not want any more than the war. We just want to be free and remind you that not at the President Putin's Presidential Theater, but we are a self -sufficient state, ”Volodymyr Zelenskyy said.</text:p>
      <text:p text:style-name="P4">
He also noted that after the end of the war, Ukraine - the future full EU - will need reconstruction, as many cities and communities are destroyed by the fighting.</text:p>
      <text:p text:style-name="P4">
“For all this will need help: in work, in development, to the contribution of Ukraine. Therefore, we invite energetic people, students with their ideas, with their knowledge to Ukraine to restore our country, ”the president said.</text:p>
      <text:p text:style-name="P4">
The Head of State congratulated all those present on Europe Day and invited the next year to celebrate this day in a peaceful Ukraine.</text:p>
      <text:p text:style-name="P4">
The Euniwell Alliance brings together 11 universities in Europe(The total number of students - 337 thousand): Linnaeus University(Sweden), Nant University(France), University of Zemmelweissa(Hungary), Birmingham University(United Kingdom), Cologne University(Germany), Florence University(Italy), University of Constantine(Germany), University of Mursdia(Spain), Santiago de Compostel University(Spain), Kiev National University named after Taras Shevchenko(Ukraine), National Institute of Oriental Language Inalco Civilization(France). Захід транслювався для всіх 11 університетівEUniWell.</text:p>
      <text:p text:style-name="P4">
News Source: <text:a xlink:type="simple" xlink:href="https://armyinform.com.ua/2023/05/09/volodymyr-zelenskyj-pospilkuvavsya-zi-studentamy-alyansu-yevropejskyh-universytetiv-euniwell/" text:style-name="Internet_20_link" text:visited-style-name="Visited_20_Internet_20_Link">
https://armyinform.com.ua/2023/05/09/volodymyr-zelenskyj-pospilkuvavsya-zi-studentamy-alyansu-yevropejskyh-universytetiv-euniwell/</text:a>
</text:p>
      <!--NEWS-->
      <text:h text:style-name="P10" text:outline-level="1">
<text:span text:style-name="T4">
Turkey and Azerbaijan conduct joint military training</text:span>
</text:h>
      <text:p text:style-name="P4">
Author: ['АРМІЯINFORM']</text:p>
      <text:p text:style-name="P4">
Time: 2023-05-09T91:00:00-04:00</text:p>
      <text:p text:style-name="P4">
Description: Turkishki Ta Azerbaijani PIDRODILI of forces at Provinzi Kars, ShO on the PIVNEY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image-3.jpg" text:style-name="Internet_20_link" text:visited-style-name="Visited_20_Internet_20_Link">
image-3.jpg</text:a>
']</text:p>
      <text:p text:style-name="P4">
Tags: ['ВІЙСЬКОВІ НАВЧАННЯ']</text:p>
      <text:p text:style-name="P4">
Category: News</text:p>
      <!--METADATA-->
      <text:p text:style-name="P4">
<draw:frame draw:style-name="fr1" draw:name="Image347" text:anchor-type="as-char" svg:width="6.9236in" svg:height="3.894525in" draw:z-index="0">
<draw:image xlink:href="../Images/AРМІЯINFORM/2023-05-09T91-00-00-04-00/image-3.jpg" xlink:type="simple" xlink:show="embed" xlink:actuate="onLoad" draw:mime-type="image/jpeg"/>
</draw:frame>
The Turkish and Azerbaijani units of the Armed Forces in the province of Kars, which is a half -day east of Turkey, conduct joint military exercises.</text:p>
      <text:p text:style-name="P4">
This was reported by the Turkish National Defense Ministry in <text:a xlink:type="simple" xlink:href="https://twitter.com/tcsavunma/status/1655876803485917185" text:style-name="Internet_20_link" text:visited-style-name="Visited_20_Internet_20_Link">
Twitter</text:a>
.</text:p>
      <text:p text:style-name="P4">
«Успішно тривають навчання «Гайдар Алієв-2023», які збройні сили Туреччини таАзербайджану проводять у Карсі», — зазначають у військовому відомстві.</text:p>
      <text:p text:style-name="P4">
У спільних навчання військовослужбовці відпрацьовують вправи в умовах гірськоїмісцевості, використовують БПЛА, відточують висадку десанту та інші завдання.</text:p>
      <text:p text:style-name="P4">
News Source: <text:a xlink:type="simple" xlink:href="https://armyinform.com.ua/2023/05/09/turechchyna-ta-azerbajdzhan-provodyat-spilni-vijskovi-navchannya/" text:style-name="Internet_20_link" text:visited-style-name="Visited_20_Internet_20_Link">
https://armyinform.com.ua/2023/05/09/turechchyna-ta-azerbajdzhan-provodyat-spilni-vijskovi-navchannya/</text:a>
</text:p>
      <!--NEWS-->
      <text:h text:style-name="P10" text:outline-level="1">
<text:span text:style-name="T4">
In Liverpool, Eurovision began with a Ukrainian heart</text:span>
</text:h>
      <text:p text:style-name="P4">
Author: ['АРМІЯINFORM']</text:p>
      <text:p text:style-name="P4">
Time: 2023-05-09T92:00:00-04:00</text:p>
      <text:p text:style-name="P4">
Description: About CED DOIMLAY Verkhovna is glad of Ukraine. Tsi Khvvinini, in Liverpuli, is about ...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345877665_615501827154220_2789499651292199795_n.jpg" text:style-name="Internet_20_link" text:visited-style-name="Visited_20_Internet_20_Link">
345877665_615501827154220_2789499651292199795_n.jpg</text:a>
']</text:p>
      <text:p text:style-name="P4">
Tags: ['STOPRUSSIA', 'ВЕРХОВНА РАДА УКРАЇНИ', 'ЄВРОБАЧЕННЯ']</text:p>
      <text:p text:style-name="P4">
Category: News</text:p>
      <!--METADATA-->
      <text:p text:style-name="P4">
<draw:frame draw:style-name="fr1" draw:name="Image348" text:anchor-type="as-char" svg:width="6.9236in" svg:height="4.482906in" draw:z-index="0">
<draw:image xlink:href="../Images/AРМІЯINFORM/2023-05-09T92-00-00-04-00/345877665_615501827154220_2789499651292199795_n.jpg" xlink:type="simple" xlink:show="embed" xlink:actuate="onLoad" draw:mime-type="image/jpeg"/>
</draw:frame>
About it <text:a xlink:type="simple" xlink:href="https://www.facebook.com/verkhovna.rada.ukraine/posts/pfbid0F9yHpu9LV5xHNWFQcQnct2jhjsMfLGAh8v1AJaNTdLSJMF3zWMWL5m9EKBsnYoQal" text:style-name="Internet_20_link" text:visited-style-name="Visited_20_Internet_20_Link">
reports</text:a>
Verkhovna Rada of Ukraine.</text:p>
      <text:p text:style-name="P4">
In these moments, the first semifinals of the Eurovision Song Contest begins in Liverpool.</text:p>
      <text:p text:style-name="P4">
This biggest musical event of Europe should take place in Ukraine, as the Tolicte Competition won the Kalush Orchestra band with Stephanie composition. Due to the war, Eurovision was moved to the United Kingdom, however, organized that the competition is "with Ukraine in the heart".</text:p>
      <text:p text:style-name="P4">
In fact, in early May, there were considerable installations dedicated to our country on the streets of Liverpool. And the other day the Ukraine platform. UA opened a general space about Ukraine.</text:p>
      <text:p text:style-name="P4">
A photo zone in the shape of a heart(In the picture)represents the symbol of Ukraine on this year's preparation - a song \ #heartofsteel of the band TVORCHI.</text:p>
      <text:p text:style-name="P4">
News Source: <text:a xlink:type="simple" xlink:href="https://armyinform.com.ua/2023/05/09/yevrobachennya-z-ukrayinskym-serczem/" text:style-name="Internet_20_link" text:visited-style-name="Visited_20_Internet_20_Link">
https://armyinform.com.ua/2023/05/09/yevrobachennya-z-ukrayinskym-serczem/</text:a>
</text:p>
      <!--NEWS-->
      <text:h text:style-name="P10" text:outline-level="1">
<text:span text:style-name="T4">
The present aggressor loses how the aggressor who lost 78 years ago is only a matter of time - President of Ukraine</text:span>
</text:h>
      <text:p text:style-name="P4">
Author: ['АРМІЯINFORM']</text:p>
      <text:p text:style-name="P4">
Time: 2023-05-09T93:00:00-04:00</text:p>
      <text:p text:style-name="P4">
Description: About the Pubblekatsiy on the Storinzi Office ilnerennet-Presidential President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9a156b495dad34af5b9ace993128fb2_1683658439_extra_large.jpeg" text:style-name="Internet_20_link" text:visited-style-name="Visited_20_Internet_20_Link">
f9a156b495dad34af5b9ace993128fb2_1683658439_extra_large.jpeg</text:a>
']</text:p>
      <text:p text:style-name="P4">
Tags: ['STOPRUSSIA', 'АГРЕСІЯ РФ', 'ВІДЕОЗВЕРНЕННЯ', 'ВІЙНА', 'ВОЛОДИМИР ЗЕЛЕНСЬКИЙ', 'ВТОРГНЕННЯ РФ', 'ОФІС ПРЕЗИДЕНТА УКРАЇНИ']</text:p>
      <text:p text:style-name="P4">
Category: News</text:p>
      <!--METADATA-->
      <text:p text:style-name="P4">
<draw:frame draw:style-name="fr1" draw:name="Image349" text:anchor-type="as-char" svg:width="6.9236in" svg:height="5.157451in" draw:z-index="0">
<draw:image xlink:href="../Images/AРМІЯINFORM/2023-05-09T93-00-00-04-00/f9a156b495dad34af5b9ace993128fb2_1683658439_extra_large.jpeg" xlink:type="simple" xlink:show="embed" xlink:actuate="onLoad" draw:mime-type="image/jpeg"/>
</draw:frame>
This is stated in <text:a xlink:type="simple" xlink:href="https://www.president.gov.ua/news/lishe-pitannya-chasu-koli-mi-zmozhemo-vidnoviti-spravedlivij-82797" text:style-name="Internet_20_link" text:visited-style-name="Visited_20_Internet_20_Link">
publication</text:a>
on the Presidential Internet Presidential Presidential.</text:p>
      <ul>
        <li>
          <text:p text:style-name="P4">
Today we have all been able to see: when the state returned an honest history, the topouse of events makes much sense. Yesterday, May 8, Europe and the worldwide mentioned about the joint victory over the aggression of Nazism, the surrender of the evil. And today, May 9, we, along with all Free Europe, celebrating the day of Europe, honoring the achievements that just did not have been victorism ,-said Vladimir Zelensky in his address at the end of the 440th day of the war.</text:p>
        </li>
        <li>
          <text:p text:style-name="P4">
We would not have such a united Europe - Europe without aggression and revenge, Europe, which respects different cultures, which overcomes the disputes exclusively in the legal region and which is proud of diversity on our continent. The more people will be a fair story that will see more common between the cruel aggression and the 21st centuries, the more they appreciate this sequence. Memorial Day of Nazism in World War II, and immediately behind it is the Day of Europe, Europe as a realized dream of a peaceful continent. And this is just a matter of time, the Kolyma will be able to restore the sustainable and just peace for our part of Europe, for Ukraine.</text:p>
        </li>
      </ul>
      <text:p text:style-name="P4">
This is only a matter of time when the present aggressor loses how the aggressor that has played 78 years ago, when Russian revanchism will be crushed by the courage of the most soldiers and the common force of the free world.</text:p>
      <text:p text:style-name="P4">
News Source: <text:a xlink:type="simple" xlink:href="https://armyinform.com.ua/2023/05/09/teperishnij-agresor-prograye-yak-toj-agresor-shho-prograv-78-rokiv-tomu-cze-lyshe-pytannya-chasu-prezydent-ukrayiny/" text:style-name="Internet_20_link" text:visited-style-name="Visited_20_Internet_20_Link">
https://armyinform.com.ua/2023/05/09/teperishnij-agresor-prograye-yak-toj-agresor-shho-prograv-78-rokiv-tomu-cze-lyshe-pytannya-chasu-prezydent-ukrayiny/</text:a>
</text:p>
      <!--NEWS-->
      <text:h text:style-name="P10" text:outline-level="1">
<text:span text:style-name="T4">
Volodymyr Zelenskyy: We are actively preparing with Europe 11th sanction package against</text:span>
</text:h>
      <text:p text:style-name="P4">
Author: ['АРМІЯINFORM']</text:p>
      <text:p text:style-name="P4">
Time: 2023-05-09T94:00:00-04:00</text:p>
      <text:p text:style-name="P4">
Description: About the Pubblekatsiy on the Storinzi Office ilnerennet-Presidential President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xresdefault.jpg" text:style-name="Internet_20_link" text:visited-style-name="Visited_20_Internet_20_Link">
maxresdefault.jpg</text:a>
']</text:p>
      <text:p text:style-name="P4">
Tags: ['STOPRUSSIA', 'АГРЕСІЯ РФ', 'ВОЛОДИМИР ЗЕЛЕНСЬКИЙ', 'ВТОРГНЕННЯ РФ', 'ОФІС ПРЕЗИДЕНТА УКРАЇНИ']</text:p>
      <text:p text:style-name="P4">
Category: News</text:p>
      <!--METADATA-->
      <text:p text:style-name="P4">
<draw:frame draw:style-name="fr1" draw:name="Image350" text:anchor-type="as-char" svg:width="6.9236in" svg:height="3.894525in" draw:z-index="0">
<draw:image xlink:href="../Images/AРМІЯINFORM/2023-05-09T94-00-00-04-00/maxresdefault.jpg" xlink:type="simple" xlink:show="embed" xlink:actuate="onLoad" draw:mime-type="image/jpeg"/>
</draw:frame>
Illustrative photo</text:p>
      <text:p text:style-name="P4">
This is stated in <text:a xlink:type="simple" xlink:href="https://www.president.gov.ua/news/lishe-pitannya-chasu-koli-mi-zmozhemo-vidnoviti-spravedlivij-82797" text:style-name="Internet_20_link" text:visited-style-name="Visited_20_Internet_20_Link">
publication</text:a>
on the Presidential Internet Presidential Presidential.</text:p>
      <ul>
        <li>
          <text:p text:style-name="P4">
Today we celebrated Europe in Ukraine with Europe. Visit Ursulif Der Lyen, Mrs. President of the European Commission, was both a symbolic day and very productive. We also discussed our defense - what we have to do and what we expect from partners. We discussed the sanction pressure of the people, actively preparing with Europe the 11th sanction package against Russia. Our political prospects in European integration have been completed,-reported by Zelensky in his address at the end of the 440th Day of the War.</text:p>
        </li>
        <li>
          <text:p text:style-name="P4">
Of course, they also discussed an export dispute with our neighbors in the EU. It must be able to submit it in a clear spirit of the contractual base available between us. I thank the President of the European Commission and for participating in today's meeting of our partners who work for the creation of the Tribunal on the crime of Russia's aggression anti -Ukraine. In total, 37 participants of the meeting - states and international institutions. He turned to the participants, called on to move without stops on the way to the full responsibility of the aggressor.</text:p>
        </li>
      </ul>
      <text:p text:style-name="P4">
News Source: <text:a xlink:type="simple" xlink:href="https://armyinform.com.ua/2023/05/09/volodymyr-zelenskyj-aktyvno-gotuyemo-razom-iz-yevropoyu-11-j-sankczijnyj-paket-proty-rosiyi/" text:style-name="Internet_20_link" text:visited-style-name="Visited_20_Internet_20_Link">
https://armyinform.com.ua/2023/05/09/volodymyr-zelenskyj-aktyvno-gotuyemo-razom-iz-yevropoyu-11-j-sankczijnyj-paket-proty-rosiyi/</text:a>
</text:p>
      <!--NEWS-->
      <text:h text:style-name="P10" text:outline-level="1">
<text:span text:style-name="T4">
The French Parliament recognized the Russian Wagner Group terrorist</text:span>
</text:h>
      <text:p text:style-name="P4">
Author: ['АРМІЯINFORM']</text:p>
      <text:p text:style-name="P4">
Time: 2023-05-09T95:00:00-04:00</text:p>
      <text:p text:style-name="P4">
Description: About the Pubblekatsiy on the Storinzi Office ilnerennet-Presidential President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view_parlament_frantsii.jpg" text:style-name="Internet_20_link" text:visited-style-name="Visited_20_Internet_20_Link">
view_parlament_frantsii.jpg</text:a>
']</text:p>
      <text:p text:style-name="P4">
Tags: ['STOPRUSSIA', 'АГРЕСІЯ РФ', 'ВІДЕОЗВЕРНЕННЯ', 'ВІЙНА', 'ВОЛОДИМИР ЗЕЛЕНСЬКИЙ', 'ВТОРГНЕННЯ РФ', 'ОФІС ПРЕЗИДЕНТА УКРАЇНИ']</text:p>
      <text:p text:style-name="P4">
Category: News</text:p>
      <!--METADATA-->
      <text:p text:style-name="P4">
<draw:frame draw:style-name="fr1" draw:name="Image351" text:anchor-type="as-char" svg:width="6.9236in" svg:height="3.727205in" draw:z-index="0">
<draw:image xlink:href="../Images/AРМІЯINFORM/2023-05-09T95-00-00-04-00/view_parlament_frantsii.jpg" xlink:type="simple" xlink:show="embed" xlink:actuate="onLoad" draw:mime-type="image/jpeg"/>
</draw:frame>
Parliament of France</text:p>
      <text:p text:style-name="P4">
This is stated in <text:a xlink:type="simple" xlink:href="https://www.president.gov.ua/news/lishe-pitannya-chasu-koli-mi-zmozhemo-vidnoviti-spravedlivij-82797" text:style-name="Internet_20_link" text:visited-style-name="Visited_20_Internet_20_Link">
publication</text:a>
on the Presidential Internet Presidential Presidential.</text:p>
      <text:p text:style-name="P4">
<text:span text:style-name="T4">
 - </text:span>
 Special thanks to the French Parliament for today's decision to recognize the terrorist of the Russian pseudious group "Wagner". This is what should be issued to the whole world-every manifestation of terrorism should be destroyed, and every terrorist is convicted,-said Volodymyr Zelenskyy in his address at the end of the 440th day of the war.</text:p>
      <text:p text:style-name="P4">
News Source: <text:a xlink:type="simple" xlink:href="https://armyinform.com.ua/2023/05/09/parlament-francziyi-vyznav-terorystychnoyu-rosijsku-grupu-vagner/" text:style-name="Internet_20_link" text:visited-style-name="Visited_20_Internet_20_Link">
https://armyinform.com.ua/2023/05/09/parlament-francziyi-vyznav-terorystychnoyu-rosijsku-grupu-vagner/</text:a>
</text:p>
      <!--NEWS-->
      <text:h text:style-name="P10" text:outline-level="1">
<text:span text:style-name="T4">
The Ukrainian people became a hostage to the state bate and plans of the event - Rhashist fakes</text:span>
</text:h>
      <text:p text:style-name="P4">
Author: ['АРМІЯINFORM']</text:p>
      <text:p text:style-name="P4">
Time: 2023-05-09T96:00:00-04:00</text:p>
      <text:p text:style-name="P4">
Description: The Center for the Wizin -Formati 9 Traveva Viyaviva Taki Manipulatsi I fak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880410_1150245452476779_8975940773828001629_n.jpg" text:style-name="Internet_20_link" text:visited-style-name="Visited_20_Internet_20_Link">
345880410_1150245452476779_8975940773828001629_n.jpg</text:a>
']</text:p>
      <text:p text:style-name="P4">
Tags: ['STOPRUSSIA', 'АГРЕСІЯ РФ', 'РОСФЕЙКИ', 'ЦПД РНБО']</text:p>
      <text:p text:style-name="P4">
Category: News</text:p>
      <!--METADATA-->
      <text:p text:style-name="P4">
<draw:frame draw:style-name="fr1" draw:name="Image352" text:anchor-type="as-char" svg:width="6.9236in" svg:height="6.9236in" draw:z-index="0">
<draw:image xlink:href="../Images/AРМІЯINFORM/2023-05-09T96-00-00-04-00/345880410_1150245452476779_8975940773828001629_n.jpg" xlink:type="simple" xlink:show="embed" xlink:actuate="onLoad" draw:mime-type="image/jpeg"/>
</draw:frame>
The Center for Combating Misinformation on May 9 <text:a xlink:type="simple" xlink:href="https://www.facebook.com/protydiyadezinformatsiyi.cpd/posts/pfbid02kUUsSerzYCUSVcBB1a2WMaNAUuWft9JrLzUmqv3uicL6n3do7w4LjkMAEeaYQiGkl" text:style-name="Internet_20_link" text:visited-style-name="Visited_20_Internet_20_Link">
found</text:a>
Such manipulations and fakes:</text:p>
      <text:p text:style-name="P4">
<text:span text:style-name="T4">
<text:span text:style-name="T5">
 Manipulation: </text:span>
* “The Ukrainian people have become a hostage to the state and plans of the event, this is the reason for the current catastrophe in Ukraine,” said Russian President V. Putin during a speech on Red Square. </text:span>
<text:span text:style-name="T5">
 misinformation: </text:span>
<text:span text:style-name="T5">
 Media of the Russian Federation, with reference to the Russian children's Ombudsmenko M.Low-Belov, reported that “there was an experience when a girl with a cut-out swastika on the back was evacuated from the“ new regions of the Russian Federation. The child failed to save. Therefore, Nazism should not exist. And now the apparatus of the Commissioner for the Rights of the Child is working on the eradication of this phenomenon. " </text:span>
<text:span text:style-name="T4">
 Fake: </text:span>
 Russian media reported that "the residents of the frontal Tokmak are not waiting for the Armed Forces and are not going to go anywhere ... The state of the spirit of people in humans, despite the threat of the Armed Forces, is calm", as well as seeming to quote locals that "they do not believe in the return of Ukraine, because it will not give them anything, because she has already lost everything."</text:p>
      <text:p text:style-name="P4">
News Source: <text:a xlink:type="simple" xlink:href="https://armyinform.com.ua/2023/05/09/ukrayinskyj-narod-stav-zaruchnykom-derzhperevorotu-i-planiv-zahodu-rashystski-fejky/" text:style-name="Internet_20_link" text:visited-style-name="Visited_20_Internet_20_Link">
https://armyinform.com.ua/2023/05/09/ukrayinskyj-narod-stav-zaruchnykom-derzhperevorotu-i-planiv-zahodu-rashystski-fejky/</text:a>
</text:p>
      <!--NEWS-->
      <text:h text:style-name="P10" text:outline-level="1">
<text:span text:style-name="T4">
27 Ambassadors of the European Union assured that their peoples are on the side of Ukraine</text:span>
</text:h>
      <text:p text:style-name="P4">
Author: ['АРМІЯINFORM']</text:p>
      <text:p text:style-name="P4">
Time: 2023-05-09T97:00:00-04:00</text:p>
      <text:p text:style-name="P4">
Description: The General Headquarters of the Zbroyni forces of Ukraine Rosemiytv at his own company Storіntsі at Facebook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3612265_256467046758797_8152331309753469459_n.png" text:style-name="Internet_20_link" text:visited-style-name="Visited_20_Internet_20_Link">
343612265_256467046758797_8152331309753469459_n.png</text:a>
']</text:p>
      <text:p text:style-name="P4">
Tags: ['STOPRUSSIA', 'АГРЕСІЯ РФ', 'ГЕНЕРАЛЬНИЙ ШТАБ ЗС УКРАЇНИ', 'ЄВРОСОЮЗ']</text:p>
      <text:p text:style-name="P4">
Category: News</text:p>
      <!--METADATA-->
      <text:p text:style-name="P4">
<draw:frame draw:style-name="fr1" draw:name="Image353" text:anchor-type="as-char" svg:width="6.9236in" svg:height="7.015303in" draw:z-index="0">
<draw:image xlink:href="../Images/AРМІЯINFORM/2023-05-09T97-00-00-04-00/343612265_256467046758797_8152331309753469459_n.png" xlink:type="simple" xlink:show="embed" xlink:actuate="onLoad" draw:mime-type="image/png"/>
</draw:frame>
General Staff of the Armed Forces of Ukraine <text:a xlink:type="simple" xlink:href="https://www.facebook.com/GeneralStaff.ua/videos/3418283761771752/" text:style-name="Internet_20_link" text:visited-style-name="Visited_20_Internet_20_Link">
placed</text:a>
On its official Facebook page, 27 Ambassadors of the European Union are the occasion of Europe Day. "We are on the side of Ukraine," - they say in their native languages.</text:p>
      <text:p text:style-name="P4">
In the post, the General Staff thanked the Europeans for their support and assistance.</text:p>
      <text:p text:style-name="P4">
News Source: <text:a xlink:type="simple" xlink:href="https://armyinform.com.ua/2023/05/09/27-posliv-yevropejskogo-soyuzu-zapevnyly-shho-yihni-narody-na-boczi-ukrayiny/" text:style-name="Internet_20_link" text:visited-style-name="Visited_20_Internet_20_Link">
https://armyinform.com.ua/2023/05/09/27-posliv-yevropejskogo-soyuzu-zapevnyly-shho-yihni-narody-na-boczi-ukrayiny/</text:a>
</text:p>
      <!--NEWS-->
      <text:h text:style-name="P10" text:outline-level="1">
<text:span text:style-name="T4">
The Committee of Digital Transformation of the Verkhovna Rada of Ukraine called for people's intelligence</text:span>
</text:h>
      <text:p text:style-name="P4">
Author: ['АРМІЯINFORM']</text:p>
      <text:p text:style-name="P4">
Time: 2023-05-09T98:00:00-04:00</text:p>
      <text:p text:style-name="P4">
Description: The comrade of digital transforming dupomogty ZSU Shvidshe Zhilniti Ukrainia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maxresdefault-1.jpg" text:style-name="Internet_20_link" text:visited-style-name="Visited_20_Internet_20_Link">
maxresdefault-1.jpg</text:a>
']</text:p>
      <text:p text:style-name="P4">
Tags: ['STOPRUSSIA', 'АГРЕСІЯ РФ', 'ВЕРХОВНА РАДА УКРАЇНИ', 'ВІЙНА', 'ВТОРГНЕННЯ РФ', 'КОМІТЕТ ЦИФРОВОЇ ТРАНСФОРМАЦІЇ', 'НАРОДНА РОЗВІДКА', 'ЧАТБОТ ЄВОРОГ']</text:p>
      <text:p text:style-name="P4">
Category: News</text:p>
      <!--METADATA-->
      <text:p text:style-name="P4">
<draw:frame draw:style-name="fr1" draw:name="Image354" text:anchor-type="as-char" svg:width="6.9236in" svg:height="3.894525in" draw:z-index="0">
<draw:image xlink:href="../Images/AРМІЯINFORM/2023-05-09T98-00-00-04-00/maxresdefault-1.jpg" xlink:type="simple" xlink:show="embed" xlink:actuate="onLoad" draw:mime-type="image/jpeg"/>
</draw:frame>
The Digital Transformation Committee calls for the Armed Forces to be released faster to release Ukraine, having joined the people's intelligence in chatbots about collaborators and hostile equipment in chatbots.</text:p>
      <text:p text:style-name="P4">
About it <text:a xlink:type="simple" xlink:href="https://www.rada.gov.ua/news/news_kom/236274.html" text:style-name="Internet_20_link" text:visited-style-name="Visited_20_Internet_20_Link">
writes</text:a>
The Verkhovna Rada of Ukraine press service on the official webport of parliament.</text:p>
      <text:p text:style-name="P4">
Today, Ukraine celebrates Europe Day with the European Union.</text:p>
      <text:p text:style-name="P4">
After the bloody World War II, many peoples of Europe united to confront the enemies of the civilized and democratic world together and prevent the mistakes of the past. Today, as it is then, Europe is united to oppose the dictator with imperial dreams and the criminal regime in general. Todinacists could not break the free world. This will not work for the Russians now.</text:p>
      <text:p text:style-name="P4">
Today there are fierce battles in Ukraine. Ukrainians are not only fighting freedom, independence and European future. They defend the world's democratic values on the battlefield. And despite all the successes of the Armed Forces of Ukraine of the Tadiplomatic Front, Russian invaders are not going to stop. They see that they will be able to break the Ukrainian spirit with their terrorist and capture our territories.</text:p>
      <text:p text:style-name="P4">
Now each of us should help Ukraine withstand, continue to develop warfare and win. Each of us should help the defenders and defenders as soon as possible to release the territory of Ukraine. The smallest thing to do is take a telephone in your hands and report collaborators, racists and hostile technicians.</text:p>
      <text:p text:style-name="P4">
The Digital Transformation Committee calls for informing and sending information on the social network "Telegrams" about hostile equipment, collaborators of Irodian killes who committed atrocities in the occupied territories to:</text:p>
      <text:p text:style-name="P4">
-Chat-bot of Ministor Evorog-<text:a xlink:type="simple" xlink:href="https://t.me/evorog_bot" text:style-name="Internet_20_link" text:visited-style-name="Visited_20_Internet_20_Link">
t.me/evorogo_bot</text:a>
;</text:p>
      <text:p text:style-name="P4">
-Chat Boto SBU Stop Russian War-<text:a xlink:type="simple" xlink:href="https://t.me/stop_russian_war_bot" text:style-name="Internet_20_link" text:visited-style-name="Visited_20_Internet_20_Link">
t.me/stop_russian_war_bot</text:a>
.</text:p>
      <text:p text:style-name="P4">
Також повідомляйте ДСНС про вибухонебезпечні предмети.</text:p>
      <text:p text:style-name="P4">
Для швидшої деокупації тимчасово окупованих територій Збройним Силам Українипотрібна інформація від народної розвідки Криму, Луганської, Донецької,Запорізької та Херсонської областей. Пишіть всю інформацію, яку знаєте,особливо про розташування:</text:p>
      <text:p text:style-name="P4">
— ракетних комплексів С300 та Іскандер;</text:p>
      <text:p text:style-name="P4">
— систем зв’язку та засобів радіоелектронної боротьби;</text:p>
      <text:p text:style-name="P4">
— бензовозів;</text:p>
      <text:p text:style-name="P4">
— скупчення і переміщення техніки та особового складу;</text:p>
      <text:p text:style-name="P4">
— позицій артилерії;</text:p>
      <ul>
        <li>
          <text:p text:style-name="P4">
field aerodromes;</text:p>
        </li>
        <li>
          <text:p text:style-name="P4">
ammunition warehouses;</text:p>
        </li>
        <li>
          <text:p text:style-name="P4">
the dislocation or place of residence of the troops of the Russians.</text:p>
        </li>
      </ul>
      <text:p text:style-name="P4">
If you have an unstable connection and do not download photos or videos, write a detailed description of the text. The more the Armed Forces will receive your observations, the more quickly eliminate all the invaders.</text:p>
      <text:p text:style-name="P4">
Also, do not forget to report collaborators and explosive objects. Consults are not only in the occupied territories of the country, but also in our country. They help the racists in every possible way to destroy our lives, adjust fire, organize referendums, drain data, help the occupiers and campaign of Ukrainians to support Putin.</text:p>
      <text:p text:style-name="P4">
If you have facts that confirm that a person stands on the side of the enemy - immediately report to Chatbota Evorog or STOP Russian War. Send a photo or video or text description why you consider this person a traitor.</text:p>
      <text:p text:style-name="P4">
Do not forget about the safety rules of popular intelligence!</text:p>
      <text:p text:style-name="P4">
The Digital Transformation Committee noted that taking photo/video should only be a safe distance and after sending the information to delete the history of correspondence with a jarbot and all the material from the smartphone.</text:p>
      <text:p text:style-name="P4">
News Source: <text:a xlink:type="simple" xlink:href="https://armyinform.com.ua/2023/05/09/komitet-czyfrovoyi-transformacziyi-verhovnoyi-rady-ukrayiny-zaklykav-doluchytysya-do-narodnoyi-rozvidky/" text:style-name="Internet_20_link" text:visited-style-name="Visited_20_Internet_20_Link">
https://armyinform.com.ua/2023/05/09/komitet-czyfrovoyi-transformacziyi-verhovnoyi-rady-ukrayiny-zaklykav-doluchytysya-do-narodnoyi-rozvidky/</text:a>
</text:p>
      <!--NEWS-->
      <text:h text:style-name="P10" text:outline-level="1">
<text:span text:style-name="T4">
Short. War. Day 440. Videoodigest</text:span>
</text:h>
      <text:p text:style-name="P4">
Author: ['АРМІЯINFORM']</text:p>
      <text:p text:style-name="P4">
Time: 2023-05-09T99:00:00-04:00</text:p>
      <text:p text:style-name="P4">
Description: About CED DOIMAL GS ZSU.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ІЙНА', 'ВТОРГНЕННЯ РФ', 'ГШ ЗСУ']</text:p>
      <text:p text:style-name="P4">
Category: News</text:p>
      <!--METADATA-->
      <text:p text:style-name="P4">
About it <text:a xlink:type="simple" xlink:href="https://www.youtube.com/live/6DMM3dbWcXc" text:style-name="Internet_20_link" text:visited-style-name="Visited_20_Internet_20_Link">
reports</text:a>
HSF.</text:p>
      <text:p text:style-name="P4">
News Source: <text:a xlink:type="simple" xlink:href="https://armyinform.com.ua/2023/05/09/korotko-vijna-den-440-videodajdzhest/" text:style-name="Internet_20_link" text:visited-style-name="Visited_20_Internet_20_Link">
https://armyinform.com.ua/2023/05/09/korotko-vijna-den-440-videodajdzhest/</text:a>
</text:p>
      <!--NEWS-->
      <text:h text:style-name="P10" text:outline-level="1">
<text:span text:style-name="T4">
At the NATO summit, Ukraine expects to obtain a clear timeframe for membership - Stefanchuk</text:span>
</text:h>
      <text:p text:style-name="P4">
Authors: Ukrinform (Person)</text:p>
      <text:p text:style-name="P4">
Publisher: Укринформ (Organization)</text:p>
      <text:p text:style-name="P4">
Published Time: 2023-05-10T-31:58:00+03:00</text:p>
      <text:p text:style-name="P4">
Modified Time: 2023-05-10T00:58:00+03:00</text:p>
      <text:p text:style-name="P4">
Description: At the summit of the North Atlantic Alliance in Vilnius, Ukraine expects to obtain a clear definition of time frames for its NATO membership. - Ukrinform.</text:p>
      <text:p text:style-name="P4">
Images: ["<text:a xlink:type="simple" xlink:href="https://static.ukrinform.com/photos/2023_04/thumb_files/630_360_1681999509-518.jpg" text:style-name="Internet_20_link" text:visited-style-name="Visited_20_Internet_20_Link">
630_360_16819...</text:a>
"]</text:p>
      <text:p text:style-name="P4">
Tags: ['Євроінтеграція', 'Румунія', 'Саміт НАТО', 'Словенія', 'Стефанчук']</text:p>
      <text:p text:style-name="P4">
Type: Article</text:p>
      <!--METADATA-->
      <text:p text:style-name="P4">
<draw:frame draw:style-name="fr1" draw:name="Image355" text:anchor-type="as-char" svg:width="6.9236in" svg:height="3.956343in" draw:z-index="0">
<draw:image xlink:href="../Images/yкринформ/2023-05-10T-31-58-00-03-00/630_360_1681999509-518.jpg" xlink:type="simple" xlink:show="embed" xlink:actuate="onLoad" draw:mime-type="image/jpeg"/>
</draw:frame>
At the Sumy -Atlantic Alliance in Vilnius, Ukraine expects to obtain a clear definition of time frames for its NATO membership.</text:p>
      <text:p text:style-name="P4">
According to Ukrinform with reference to <text:a xlink:type="simple" xlink:href="http://www.rada.gov.ua/news/Top-novyna/236306.html" text:style-name="Internet_20_link" text:visited-style-name="Visited_20_Internet_20_Link">
</text:a>
, Ruslan Stefanchuk stated during a video conferencing speaker of Slovenia Parliament, Urshka Klakler Zupanchich and T.</text:p>
      <text:p text:style-name="P4">
“It is extremely important for us to support the Euro -Atlantic path at all levels. This Bzasvas has received your responsible and unchanging position in supporting such aspirations of Ukraine. And that would show the leading role of parliaments in the important question of us, ”the Verkhovna Rada chairman said.</text:p>
      <text:p text:style-name="P4">
He noted that in April the Verkhovna Rada appealed to all NATO parliaments with a lock to approve resolutions(stated)regarding the support of Ukraine's accession of the North Atlantic Treaty. Stefanchuk emphasized that the Tairezolovations would demonstrate the strong support of Ukraine's aspirations of the rapid acquisition of membership in the Alliance. Therefore, he called on parliamentariclands and Romania to approve applications to support Euro -Atlantic intentions.</text:p>
      <text:p text:style-name="P4">
The Chairman of the Verkhovna Rada thanked the colleagues for the sustainable and widespread support of Ukraine by their Ukrainians and peoples throughout the period of the full -scale invasion of Russia, that it was important for our further progress in the European integration yvroatlantic ways.</text:p>
      <text:p text:style-name="P4">
<text:span text:style-name="T4">
 Read also: </text:span>
 <text:a xlink:type="simple" xlink:href="https://www.ukrinform.ua/rubric-polytics/3704279-stefancuk-obgovoriv-iz-golovou-parlamentu-portugalii-integraciu-ukraini-do-es-ta-nato.html" text:style-name="Internet_20_link" text:visited-style-name="Visited_20_Internet_20_Link">
<text:span text:style-name="T4">
 Stefanchuk </text:span>
</text:a>
Separately with the Parliament Speaker <text:a xlink:type="simple" xlink:href="https://www.ukrinform.ua/tag-slovenia" text:style-name="Internet_20_link" text:visited-style-name="Visited_20_Internet_20_Link">
</text:a>
The importance of recognizing the Holodomor of 1932-33 was discussed. “It is a matter of historical justice, because Russia has invalid its approaches and principles. As 90 years ago, it is today conscious genocide on Ukrainian soil, ”Stefanchuk stressed.</text:p>
      <text:p text:style-name="P4">
The head of Slovenia Parliament congratulated Ukraine with the status of a candidate's membership in the European Union and assured of further support of our government's aspirations to become a full member of the EU and NATO.</text:p>
      <text:p text:style-name="P4">
“Slovenia is an active member of the EU and the Peace promoter. And of course we recognize everything that is happening in Ukraine. We are struggling with misinformation and spreading the truth about what is happening in Ukraine, ”said Urshkoclacker Zupanchich.<text:span text:style-name="T4">
 Read also: </text:span>
 <text:a xlink:type="simple" xlink:href="https://www.ukrinform.ua/rubric-polytics/3702060-stefancuk-obgovoriv-iz-prezidentkou-slovaccini-posilenna-sankcijnogo-tisku-na-rf.html" text:style-name="Internet_20_link" text:visited-style-name="Visited_20_Internet_20_Link">
<text:span text:style-name="T4">
 Stefanch </text:span>
</text:a>
The head of Romania Parliament Alina Stefania Gorgu also focused on the fact that her country supports our Euro -Atlantic aspirations and will continue to remain from Ukraine in the fight against Russian aggression.</text:p>
      <text:p text:style-name="P4">
She recalled that Romania's Parliament was constantly working on political issues that are important to assist Ukraine, in particular, to recognize the famine of 1932-33 by the genocide of the Ukrainian people and to condemn armed aggression. And this, according to the speaker, will not change as long as the Ukrainian people are not held peace and victory.</text:p>
      <text:p text:style-name="P4">
We will remind, the NATO summit will take place on July 11-12 in Vilnius.</text:p>
      <text:p text:style-name="P4">
News Source: <text:a xlink:type="simple" xlink:href="https://www.ukrinform.ua/rubric-polytics/3707064-na-samiti-nato-ukraina-rozrahovue-otrimati-citki-casovi-ramki-sodo-clenstva-stefancuk.html" text:style-name="Internet_20_link" text:visited-style-name="Visited_20_Internet_20_Link">
https://www.ukrinform.ua/rubric-polytics/3707064-na-samiti-nato-ukraina-rozrahovue-otrimati-citki-casovi-ramki-sodo-clenstva-stefancuk.html</text:a>
</text:p>
      <!--NEWS-->
      <text:h text:style-name="P10" text:outline-level="1">
<text:span text:style-name="T4">
In Ukraine, it will rain in some places - at night frosts, in the afternoon up to 15 ° heat</text:span>
</text:h>
      <text:p text:style-name="P4">
Authors: Ukrinform (Person)</text:p>
      <text:p text:style-name="P4">
Publisher: Укринформ (Organization)</text:p>
      <text:p text:style-name="P4">
Published Time: 2023-05-10T-33:44:00+03:00</text:p>
      <text:p text:style-name="P4">
Modified Time: 2023-05-10T00:44:00+03:00</text:p>
      <text:p text:style-name="P4">
Description: On Wednesday, May 10, Ukraine will be cloudy in Ukraine. In the eastern and southeastern regions, in the afternoon and in Odesa region, short-term rains, in the rest of the territory without precipitation. The wind is mainly northeast, 5-10 m/s. - Ukrinform.</text:p>
      <text:p text:style-name="P4">
Images: ["<text:a xlink:type="simple" xlink:href="https://static.ukrinform.com/photos/2020_08/thumb_files/630_360_1598336933-719.jpg" text:style-name="Internet_20_link" text:visited-style-name="Visited_20_Internet_20_Link">
630_360_15983...</text:a>
"]</text:p>
      <text:p text:style-name="P4">
Tags: ['Дощ', 'Погода', 'Прогноз', 'Заморозки']</text:p>
      <text:p text:style-name="P4">
Type: Article</text:p>
      <!--METADATA-->
      <text:p text:style-name="P4">
<draw:frame draw:style-name="fr1" draw:name="Image356" text:anchor-type="as-char" svg:width="6.9236in" svg:height="3.956343in" draw:z-index="0">
<draw:image xlink:href="../Images/yкринформ/2023-05-10T-33-44-00-03-00/630_360_1598336933-719.jpg" xlink:type="simple" xlink:show="embed" xlink:actuate="onLoad" draw:mime-type="image/jpeg"/>
</draw:frame>
On Wednesday, May 10, Ukraine will be cloudy in Ukraine. In the Eastern and South-East, in the afternoon and in Odessa region, short-term rains, in the rest of the territory of the safety. The wind is mainly northeast, 5-10 m/s.</text:p>
      <text:p text:style-name="P4">
Ukrinform was reported at the Ukrainian Hydrometeorological Center.</text:p>
      <text:p text:style-name="P4">
According to forecasters, the temperature at night will be 1-6 ° heat, in the western, Zhytomyr and Vinnytsia regions in the air severe frosts 0-5 °, UKIiv, Chernihiv, Cherkasy, Kirovograd, Odessa Tamikolaiv regions on the surface of the soil 0-5; Tomorrow the afternoon will flow to 10-15 °, in Transcarpathia-to 15-20 °.</text:p>
      <text:p text:style-name="P4">
In the capital region tomorrow will be cloudy with clearings, without significant precipitation. The temperature in Kiev at night 3-5 ° heat, in the afternoon 12-14 °; in the region: at night 1-6 ° heat, on the surface of the soil of the zone of 0-5 °; in the afternoon 10-15 ° heat.</text:p>
      <text:p text:style-name="P4">
On May 11-12, forecasters forecast changing cloudiness, it will be without significant, only in the afternoon on May 11 in the western, eastern and northeastern regions of the neastal short-lived regions <text:a xlink:type="simple" xlink:href="https://www.ukrinform.ua/tag-dos" text:style-name="Internet_20_link" text:visited-style-name="Visited_20_Internet_20_Link">
</text:a>
. The wind is northeast, in the western regions-southeast, 5-10 m/s.</text:p>
      <text:p text:style-name="P4">
Temperature on May 11 at night 1-6 ° of heat, in Ukraine, in addition to Transcarpathia, the Tauza Seas, on the surface of the soil of frost 0-5 °, the temperature in the afternoon 12-17 ° heat; May 12 at night 3-8 ° heat, in the afternoon 15-20 °; On the highlands of the Carpathians at night0-5 ° heat, in the afternoon 7-12 °.</text:p>
      <text:p text:style-name="P4">
<text:span text:style-name="T4">
 Read also: </text:span>
 <text:a xlink:type="simple" xlink:href="https://www.ukrinform.ua/rubric-world/3706478-u-visokogirnih-rajonah-tureccini-snigovi-zameti-sagaut-5-metriv.html" text:style-name="Internet_20_link" text:visited-style-name="Visited_20_Internet_20_Link">
</text:a>
In Kiev and in the region, May 11-12, also changing cloudiness, without significant. The wind is mainly northeast, 5-10 m/s. Temperature in Kiev: 11-day night 4-6 ° heat, in the afternoon 15-17 °; May 12 at night 6-8 ° heat, in the afternoon 18-20 °. In the region: May 11 at night 1-6 ° heat, on the soil surface of the frost 0-5 °, in the afternoon 12-17 ° heat; May 12 at night 3-8 ° heat, in the afternoon 15-20 °.</text:p>
      <text:p text:style-name="P4">
According to the Ukrhydromet Center, May 13 in Transcarpathia, in the Carpathians, afternoon and in the Carpathian region, May 14 in the afternoon in the eastern, northeastern regions-low-time rain, in places of thunderstorm, in the rest of the territory without significant rainfall. up to 13 °; during the day 17-23 °, May 13 in the Carpathian and Crimea 14-20 °; On the highlands of the Carpathians at night 0-5 ° warm, in the afternoon on May 13, 5-10 ° heat, May 14, 9-14 °.</text:p>
      <text:p text:style-name="P4">
News Source: <text:a xlink:type="simple" xlink:href="https://www.ukrinform.ua/rubric-regions/3706883-v-ukraini-zavtra-podekudi-dositime-vnoci-zamorozki-vden-do-15-tepla.html" text:style-name="Internet_20_link" text:visited-style-name="Visited_20_Internet_20_Link">
https://www.ukrinform.ua/rubric-regions/3706883-v-ukraini-zavtra-podekudi-dositime-vnoci-zamorozki-vden-do-15-tepla.html</text:a>
</text:p>
      <!--NEWS-->
      <text:h text:style-name="P10" text:outline-level="1">
<text:span text:style-name="T4">
The court found Trump guilty of harassment, he must pay the victim $ 5 million</text:span>
</text:h>
      <text:p text:style-name="P4">
Authors: Ukrinform (Person)</text:p>
      <text:p text:style-name="P4">
Publisher: Укринформ (Organization)</text:p>
      <text:p text:style-name="P4">
Published Time: 2023-05-10T-35:29:00+03:00</text:p>
      <text:p text:style-name="P4">
Modified Time: 2023-05-10T00:29:00+03:00</text:p>
      <text:p text:style-name="P4">
Description: The juror New York court found US Expatient Donald Trump to be guilty of sexual harassment to journalist Jean Carroll, as well as in a slander on her because he denied the claim. - Ukrinform.</text:p>
      <text:p text:style-name="P4">
Images: ["<text:a xlink:type="simple" xlink:href="https://static.ukrinform.com/photos/2020_06/thumb_files/630_360_1591126095-353.jpg" text:style-name="Internet_20_link" text:visited-style-name="Visited_20_Internet_20_Link">
630_360_15911...</text:a>
"]</text:p>
      <text:p text:style-name="P4">
Tags: ['Компенсація', 'США', 'Суд', 'Трамп', 'Вирок', 'Згвалтування']</text:p>
      <text:p text:style-name="P4">
Type: Article</text:p>
      <!--METADATA-->
      <text:p text:style-name="P4">
<draw:frame draw:style-name="fr1" draw:name="Image357" text:anchor-type="as-char" svg:width="6.9236in" svg:height="3.956343in" draw:z-index="0">
<draw:image xlink:href="../Images/yкринформ/2023-05-10T-35-29-00-03-00/630_360_1591126095-353.jpg" xlink:type="simple" xlink:show="embed" xlink:actuate="onLoad" draw:mime-type="image/jpeg"/>
</draw:frame>
The Judge of New York recognized US Expatient Donald Trump to be guilty of all-sexual harassment to journalist Jean Carroll, as well as in a slander on her because he denied the claim.</text:p>
      <text:p text:style-name="P4">
As Ukrinform reports with reference to <text:a xlink:type="simple" xlink:href="http://www.cnbc.com/2023/05/09/trump-rape-defamation-trial-jury-gets-instructions-from-judge-.html" text:style-name="Internet_20_link" text:visited-style-name="Visited_20_Internet_20_Link">
</text:a>
, the court of the jury obliged Trump to pay Carroll $ 5 million of compensation and penalties.</text:p>
      <text:p text:style-name="P4">
The verdict was adopted after almost three -hour debates in the district ship.</text:p>
      <text:p text:style-name="P4">
At the same time, the jury did not recognize Trump guilty of rape, what Napolalacerol.</text:p>
      <text:p text:style-name="P4">
“I absolutely don't know who this woman is. This verdict is a shame, ”Trump wrote a page on Truth Social. Meanwhile, his spokesman assembled that the verdict would be challenged.</text:p>
      <text:p text:style-name="P4">
79-year-old Carroll claimed that Trump raped her with a dressing room Bergdorf Goodman in the mid-1990s.</text:p>
      <text:p text:style-name="P4">
<text:span text:style-name="T4">
 Read also: </text:span>
 <text:a xlink:type="simple" xlink:href="https://www.ukrinform.ua/rubric-world/3700443-u-nujorku-pocinaetsa-sud-proti-trampa-u-spravi-sodo-sprobi-zgvaltuvanna.html" text:style-name="Internet_20_link" text:visited-style-name="Visited_20_Internet_20_Link">
<text:span text:style-name="T4">
 Trump </text:span>
</text:a>
Since the limitation period has passed, <text:a xlink:type="simple" xlink:href="https://www.ukrinform.ua/tag-tramp" text:style-name="Internet_20_link" text:visited-style-name="Visited_20_Internet_20_Link">
</text:a>
It is not possible to be prosecuted for rape. Alekherroll has filed against it -in accordance with the new law of the state of New York, a civil claim for beating, which provides for the ability to sue the sedentary harassment in the past.</text:p>
      <text:p text:style-name="P4">
In her testimony, Carroll said that she accidentally met Trump at Bergdorfgoodman, where he recognized her as a journalist. According to her, when they ended up in a woman's lingerie department, he tightened it to the locker room, where he pressed Dostin and raped.</text:p>
      <text:p text:style-name="P4">
Carroll's two girlfriends confirmed that she had told them about it shortly after the incident.</text:p>
      <text:p text:style-name="P4">
Carroll also stated that Trump had slander her last fall, when she had invented her version of rape. In his turn, the program called these accusations a "complete aper", saying that it is not its taste.</text:p>
      <text:p text:style-name="P4">
<text:span text:style-name="T4">
 Read also: </text:span>
 <text:a xlink:type="simple" xlink:href="https://www.ukrinform.ua/rubric-world/3691647-trampu-oficijno-ogolosili-obvinuvacenna-vin-svou-vinu-zaperecue.html" text:style-name="Internet_20_link" text:visited-style-name="Visited_20_Internet_20_Link">
<text:span text:style-name="T4">
 Trump </text:span>
</text:a>
Recall that at the end of March, the Grand Jury of the Supreme Court of New York has been charged for almost three dozen points of utensification of business documentation in connection with the payment of the money of the porn Daniels in 2016 in 2016, with which he had sexual connection.</text:p>
      <text:p text:style-name="P4">
News Source: <text:a xlink:type="simple" xlink:href="https://www.ukrinform.ua/rubric-world/3707063-sud-viznav-trampa-vinnim-u-domagannah-vin-povinen-splatiti-poterpilij-5-miljoniv.html" text:style-name="Internet_20_link" text:visited-style-name="Visited_20_Internet_20_Link">
https://www.ukrinform.ua/rubric-world/3707063-sud-viznav-trampa-vinnim-u-domagannah-vin-povinen-splatiti-poterpilij-5-miljoniv.html</text:a>
</text:p>
      <!--NEWS-->
      <text:h text:style-name="P10" text:outline-level="1">
<text:span text:style-name="T4">
Eurovision-2023: The first ten finalists have been determined</text:span>
</text:h>
      <text:p text:style-name="P4">
Authors: Ukrinform (Person)</text:p>
      <text:p text:style-name="P4">
Publisher: Укринформ (Organization)</text:p>
      <text:p text:style-name="P4">
Published Time: 2023-05-10T-37:11:00+03:00</text:p>
      <text:p text:style-name="P4">
Modified Time: 2023-05-10T00:11:00+03:00</text:p>
      <text:p text:style-name="P4">
Description: The first ten finalists of the 67th International Song Contest of Eurovision-2023, which takes place in British Liverpool, became known. - Ukrinform.</text:p>
      <text:p text:style-name="P4">
Images: ["<text:a xlink:type="simple" xlink:href="https://static.ukrinform.com/photos/2023_01/thumb_files/630_360_1675157591-243.jpeg" text:style-name="Internet_20_link" text:visited-style-name="Visited_20_Internet_20_Link">
630_360_16751...</text:a>
"]</text:p>
      <text:p text:style-name="P4">
Tags: ['Євробачення', 'Конкурс', 'Музика']</text:p>
      <text:p text:style-name="P4">
Type: Article</text:p>
      <!--METADATA-->
      <text:p text:style-name="P4">
<draw:frame draw:style-name="fr1" draw:name="Image358" text:anchor-type="as-char" svg:width="6.9236in" svg:height="3.956343in" draw:z-index="0">
<draw:image xlink:href="../Images/yкринформ/2023-05-10T-37-11-00-03-00/630_360_1675157591-243.jpeg" xlink:type="simple" xlink:show="embed" xlink:actuate="onLoad" draw:mime-type="image/jpeg"/>
</draw:frame>
The first ten finalists of the 67th International Song Production 20123, which takes place in British Liverpool, became known.</text:p>
      <text:p text:style-name="P4">
This was reported by Ukrinform correspondent.</text:p>
      <text:p text:style-name="P4">
Representatives of the following countries: Croatia, Moldova, Switzerland, Finland, Czech Republic, Israel, Portugal, Sweden, Serbia, Norway.</text:p>
      <text:p text:style-name="P4">
Representatives of 15 countries competed for entering the final of the competition on May 9:</text:p>
      <text:p text:style-name="P4">
Norway(ALESSANDRA with Queen of Kings Song)Malta(The Busker, Dance(Our Own Party)Serbia(Luke Black, I just sleep)Latvia(Sudden Lights, Aijā)Portugal(Mimicat, ai heart)Ireland(Wild Youth, We Are One)Croatia(Flight 3, mom ŠK!)Switzerland(Remo Forrer, Watergun)Israel(Noa Kirel, Unicorn)Moldova(Pasha Parfeni, the Sun and the Moon)Sweden(Lore, tattoo)Azerbaijan(TuralTuranX, Tell Me More)Czech Republic(Vesna, My Sister's Crown)Netherlands(Mia Nicolai &amp; Dion Cooper, Burning Daylight)Finland(Wrapper, cha cha cha))<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The second semifinals of the competition will take place on May 11, it will be attended by 16 participants. Grand Final - May 13.</text:p>
      <text:p text:style-name="P4">
Representatives of Ukraine, TVORCHI with the song "Heart of Steel", according to the right, immediately fall into the final of the show.</text:p>
      <text:p text:style-name="P4">
<text:span text:style-name="T5">
Foto: Eurovision Song Contest</text:span>
</text:p>
      <text:p text:style-name="P4">
News Source: <text:a xlink:type="simple" xlink:href="https://www.ukrinform.ua/rubric-culture/3707062-evrobacenna2023-viznacilasa-persa-desatka-finalistiv.html" text:style-name="Internet_20_link" text:visited-style-name="Visited_20_Internet_20_Link">
https://www.ukrinform.ua/rubric-culture/3707062-evrobacenna2023-viznacilasa-persa-desatka-finalistiv.html</text:a>
</text:p>
      <!--NEWS-->
      <text:h text:style-name="P10" text:outline-level="1">
<text:span text:style-name="T4">
Eurovision-2023: The first ten finalists have been determined</text:span>
</text:h>
      <text:p text:style-name="P4">
Authors: Ukrinform (Person)</text:p>
      <text:p text:style-name="P4">
Publisher: Укринформ (Organization)</text:p>
      <text:p text:style-name="P4">
Published Time: 2023-05-10T00:11:00+03:00</text:p>
      <text:p text:style-name="P4">
Modified Time: 2023-05-10T00:11:00+03:00</text:p>
      <text:p text:style-name="P4">
Description: The first ten finalists of the 67th International Song Contest of Eurovision-2023, which takes place in British Liverpool, became known. - Ukrinform.</text:p>
      <text:p text:style-name="P4">
Images: ["<text:a xlink:type="simple" xlink:href="https://static.ukrinform.com/photos/2023_01/thumb_files/630_360_1675157591-243.jpeg" text:style-name="Internet_20_link" text:visited-style-name="Visited_20_Internet_20_Link">
630_360_16751...</text:a>
"]</text:p>
      <text:p text:style-name="P4">
Tags: ['Євробачення', 'Конкурс', 'Музика']</text:p>
      <text:p text:style-name="P4">
Type: Article</text:p>
      <!--METADATA-->
      <text:p text:style-name="P4">
<draw:frame draw:style-name="fr1" draw:name="Image359" text:anchor-type="as-char" svg:width="6.9236in" svg:height="3.956343in" draw:z-index="0">
<draw:image xlink:href="../Images/yкринформ/2023-05-10T00-11-00-03-00/630_360_1675157591-243.jpeg" xlink:type="simple" xlink:show="embed" xlink:actuate="onLoad" draw:mime-type="image/jpeg"/>
</draw:frame>
The first ten finalists of the 67th International Song Production 20123, which takes place in British Liverpool, became known.</text:p>
      <text:p text:style-name="P4">
This was reported by Ukrinform correspondent.</text:p>
      <text:p text:style-name="P4">
Representatives of the following countries: Croatia, Moldova, Switzerland, Finland, Czech Republic, Israel, Portugal, Sweden, Serbia, Norway.</text:p>
      <text:p text:style-name="P4">
Representatives of 15 countries competed for entering the final of the competition on May 9:</text:p>
      <text:p text:style-name="P4">
Norway(ALESSANDRA with Queen of Kings Song)Malta(The Busker, Dance(Our Own Party)Serbia(Luke Black, I just sleep)Latvia(Sudden Lights, Aijā)Portugal(Mimicat, ai heart)Ireland(Wild Youth, We Are One)Croatia(Flight 3, mom ŠK!)Switzerland(Remo Forrer, Watergun)Israel(Noa Kirel, Unicorn)Moldova(Pasha Parfeni, the Sun and the Moon)Sweden(Lore, tattoo)Azerbaijan(TuralTuranX, Tell Me More)Czech Republic(Vesna, My Sister's Crown)Netherlands(Mia Nicolai &amp; Dion Cooper, Burning Daylight)Finland(Wrapper, cha cha cha))<text:span text:style-name="T4">
 Read also: </text:span>
 <text:a xlink:type="simple" xlink:href="https://www.ukrinform.ua/rubric-culture/3707037-evrobacenna2023-tvorchi-zapustili-manifest-iz-zaklikom-prodovziti-pidtrimku-ukrainu.html" text:style-name="Internet_20_link" text:visited-style-name="Visited_20_Internet_20_Link">
<text:span text:style-name="T4">
 Eurobacker </text:span>
</text:a>
The second semifinals of the competition will take place on May 11, it will be attended by 16 participants. Grand Final - May 13.</text:p>
      <text:p text:style-name="P4">
Representatives of Ukraine, TVORCHI with the song "Heart of Steel", according to the right, immediately fall into the final of the show.</text:p>
      <text:p text:style-name="P4">
<text:span text:style-name="T5">
Foto: Eurovision Song Contest</text:span>
</text:p>
      <text:p text:style-name="P4">
News Source: <text:a xlink:type="simple" xlink:href="https://www.ukrinform.ua/rubric-culture/3707062-evrobacenna2023-viznacilasa-persa-desatka-finalistiv.html" text:style-name="Internet_20_link" text:visited-style-name="Visited_20_Internet_20_Link">
https://www.ukrinform.ua/rubric-culture/3707062-evrobacenna2023-viznacilasa-persa-desatka-finalistiv.html</text:a>
</text:p>
      <!--NEWS-->
      <text:h text:style-name="P10" text:outline-level="1">
<text:span text:style-name="T4">
The court found Trump guilty of harassment, he must pay the victim $ 5 million</text:span>
</text:h>
      <text:p text:style-name="P4">
Authors: Ukrinform (Person)</text:p>
      <text:p text:style-name="P4">
Publisher: Укринформ (Organization)</text:p>
      <text:p text:style-name="P4">
Published Time: 2023-05-10T00:29:00+03:00</text:p>
      <text:p text:style-name="P4">
Modified Time: 2023-05-10T00:29:00+03:00</text:p>
      <text:p text:style-name="P4">
Description: The juror New York court found US Expatient Donald Trump to be guilty of sexual harassment to journalist Jean Carroll, as well as in a slander on her because he denied the claim. - Ukrinform.</text:p>
      <text:p text:style-name="P4">
Images: ["<text:a xlink:type="simple" xlink:href="https://static.ukrinform.com/photos/2020_06/thumb_files/630_360_1591126095-353.jpg" text:style-name="Internet_20_link" text:visited-style-name="Visited_20_Internet_20_Link">
630_360_15911...</text:a>
"]</text:p>
      <text:p text:style-name="P4">
Tags: ['Компенсація', 'США', 'Суд', 'Трамп', 'Вирок', 'Згвалтування']</text:p>
      <text:p text:style-name="P4">
Type: Article</text:p>
      <!--METADATA-->
      <text:p text:style-name="P4">
<draw:frame draw:style-name="fr1" draw:name="Image360" text:anchor-type="as-char" svg:width="6.9236in" svg:height="3.956343in" draw:z-index="0">
<draw:image xlink:href="../Images/yкринформ/2023-05-10T00-29-00-03-00/630_360_1591126095-353.jpg" xlink:type="simple" xlink:show="embed" xlink:actuate="onLoad" draw:mime-type="image/jpeg"/>
</draw:frame>
The Judge of New York recognized US Expatient Donald Trump to be guilty of all-sexual harassment to journalist Jean Carroll, as well as in a slander on her because he denied the claim.</text:p>
      <text:p text:style-name="P4">
As Ukrinform reports with reference to <text:a xlink:type="simple" xlink:href="http://www.cnbc.com/2023/05/09/trump-rape-defamation-trial-jury-gets-instructions-from-judge-.html" text:style-name="Internet_20_link" text:visited-style-name="Visited_20_Internet_20_Link">
</text:a>
, the court of the jury obliged Trump to pay Carroll $ 5 million of compensation and penalties.</text:p>
      <text:p text:style-name="P4">
The verdict was adopted after almost three -hour debates in the district ship.</text:p>
      <text:p text:style-name="P4">
At the same time, the jury did not recognize Trump guilty of rape, what Napolalacerol.</text:p>
      <text:p text:style-name="P4">
“I absolutely don't know who this woman is. This verdict is a shame, ”Trump wrote a page on Truth Social. Meanwhile, his spokesman assembled that the verdict would be challenged.</text:p>
      <text:p text:style-name="P4">
79-year-old Carroll claimed that Trump raped her with a dressing room Bergdorf Goodman in the mid-1990s.</text:p>
      <text:p text:style-name="P4">
<text:span text:style-name="T4">
 Read also: </text:span>
 <text:a xlink:type="simple" xlink:href="https://www.ukrinform.ua/rubric-world/3700443-u-nujorku-pocinaetsa-sud-proti-trampa-u-spravi-sodo-sprobi-zgvaltuvanna.html" text:style-name="Internet_20_link" text:visited-style-name="Visited_20_Internet_20_Link">
<text:span text:style-name="T4">
 Trump </text:span>
</text:a>
Since the limitation period has passed, <text:a xlink:type="simple" xlink:href="https://www.ukrinform.ua/tag-tramp" text:style-name="Internet_20_link" text:visited-style-name="Visited_20_Internet_20_Link">
</text:a>
It is not possible to be prosecuted for rape. Alekherroll has filed against it -in accordance with the new law of the state of New York, a civil claim for beating, which provides for the ability to sue the sedentary harassment in the past.</text:p>
      <text:p text:style-name="P4">
In her testimony, Carroll said that she accidentally met Trump at Bergdorfgoodman, where he recognized her as a journalist. According to her, when they ended up in a woman's lingerie department, he tightened it to the locker room, where he pressed Dostin and raped.</text:p>
      <text:p text:style-name="P4">
Carroll's two girlfriends confirmed that she had told them about it shortly after the incident.</text:p>
      <text:p text:style-name="P4">
Carroll also stated that Trump had slander her last fall, when she had invented her version of rape. In his turn, the program called these accusations a "complete aper", saying that it is not its taste.</text:p>
      <text:p text:style-name="P4">
<text:span text:style-name="T4">
 Read also: </text:span>
 <text:a xlink:type="simple" xlink:href="https://www.ukrinform.ua/rubric-world/3691647-trampu-oficijno-ogolosili-obvinuvacenna-vin-svou-vinu-zaperecue.html" text:style-name="Internet_20_link" text:visited-style-name="Visited_20_Internet_20_Link">
<text:span text:style-name="T4">
 Trump </text:span>
</text:a>
Recall that at the end of March, the Grand Jury of the Supreme Court of New York has been charged for almost three dozen points of utensification of business documentation in connection with the payment of the money of the porn Daniels in 2016 in 2016, with which he had sexual connection.</text:p>
      <text:p text:style-name="P4">
News Source: <text:a xlink:type="simple" xlink:href="https://www.ukrinform.ua/rubric-world/3707063-sud-viznav-trampa-vinnim-u-domagannah-vin-povinen-splatiti-poterpilij-5-miljoniv.html" text:style-name="Internet_20_link" text:visited-style-name="Visited_20_Internet_20_Link">
https://www.ukrinform.ua/rubric-world/3707063-sud-viznav-trampa-vinnim-u-domagannah-vin-povinen-splatiti-poterpilij-5-miljoniv.html</text:a>
</text:p>
      <!--NEWS-->
      <text:h text:style-name="P10" text:outline-level="1">
<text:span text:style-name="T4">
In Ukraine, it will rain in some places - at night frosts, in the afternoon up to 15 ° heat</text:span>
</text:h>
      <text:p text:style-name="P4">
Authors: Ukrinform (Person)</text:p>
      <text:p text:style-name="P4">
Publisher: Укринформ (Organization)</text:p>
      <text:p text:style-name="P4">
Published Time: 2023-05-10T00:44:00+03:00</text:p>
      <text:p text:style-name="P4">
Modified Time: 2023-05-10T00:44:00+03:00</text:p>
      <text:p text:style-name="P4">
Description: On Wednesday, May 10, Ukraine will be cloudy in Ukraine. In the eastern and southeastern regions, in the afternoon and in Odesa region, short-term rains, in the rest of the territory without precipitation. The wind is mainly northeast, 5-10 m/s. - Ukrinform.</text:p>
      <text:p text:style-name="P4">
Images: ["<text:a xlink:type="simple" xlink:href="https://static.ukrinform.com/photos/2020_08/thumb_files/630_360_1598336933-719.jpg" text:style-name="Internet_20_link" text:visited-style-name="Visited_20_Internet_20_Link">
630_360_15983...</text:a>
"]</text:p>
      <text:p text:style-name="P4">
Tags: ['Дощ', 'Погода', 'Прогноз', 'Заморозки']</text:p>
      <text:p text:style-name="P4">
Type: Article</text:p>
      <!--METADATA-->
      <text:p text:style-name="P4">
<draw:frame draw:style-name="fr1" draw:name="Image361" text:anchor-type="as-char" svg:width="6.9236in" svg:height="3.956343in" draw:z-index="0">
<draw:image xlink:href="../Images/yкринформ/2023-05-10T00-44-00-03-00/630_360_1598336933-719.jpg" xlink:type="simple" xlink:show="embed" xlink:actuate="onLoad" draw:mime-type="image/jpeg"/>
</draw:frame>
On Wednesday, May 10, Ukraine will be cloudy in Ukraine. In the Eastern and South-East, in the afternoon and in Odessa region, short-term rains, in the rest of the territory of the safety. The wind is mainly northeast, 5-10 m/s.</text:p>
      <text:p text:style-name="P4">
Ukrinform was reported at the Ukrainian Hydrometeorological Center.</text:p>
      <text:p text:style-name="P4">
According to forecasters, the temperature at night will be 1-6 ° heat, in the western, Zhytomyr and Vinnytsia regions in the air severe frosts 0-5 °, UKIiv, Chernihiv, Cherkasy, Kirovograd, Odessa Tamikolaiv regions on the surface of the soil 0-5; Tomorrow the afternoon will flow to 10-15 °, in Transcarpathia-to 15-20 °.</text:p>
      <text:p text:style-name="P4">
In the capital region tomorrow will be cloudy with clearings, without significant precipitation. The temperature in Kiev at night 3-5 ° heat, in the afternoon 12-14 °; in the region: at night 1-6 ° heat, on the surface of the soil of the zone of 0-5 °; in the afternoon 10-15 ° heat.</text:p>
      <text:p text:style-name="P4">
On May 11-12, forecasters forecast changing cloudiness, it will be without significant, only in the afternoon on May 11 in the western, eastern and northeastern regions of the neastal short-lived regions <text:a xlink:type="simple" xlink:href="https://www.ukrinform.ua/tag-dos" text:style-name="Internet_20_link" text:visited-style-name="Visited_20_Internet_20_Link">
</text:a>
. The wind is northeast, in the western regions-southeast, 5-10 m/s.</text:p>
      <text:p text:style-name="P4">
Temperature on May 11 at night 1-6 ° of heat, in Ukraine, in addition to Transcarpathia, the Tauza Seas, on the surface of the soil of frost 0-5 °, the temperature in the afternoon 12-17 ° heat; May 12 at night 3-8 ° heat, in the afternoon 15-20 °; On the highlands of the Carpathians at night0-5 ° heat, in the afternoon 7-12 °.</text:p>
      <text:p text:style-name="P4">
<text:span text:style-name="T4">
 Read also: </text:span>
 <text:a xlink:type="simple" xlink:href="https://www.ukrinform.ua/rubric-world/3706478-u-visokogirnih-rajonah-tureccini-snigovi-zameti-sagaut-5-metriv.html" text:style-name="Internet_20_link" text:visited-style-name="Visited_20_Internet_20_Link">
</text:a>
In Kiev and in the region, May 11-12, also changing cloudiness, without significant. The wind is mainly northeast, 5-10 m/s. Temperature in Kiev: 11-day night 4-6 ° heat, in the afternoon 15-17 °; May 12 at night 6-8 ° heat, in the afternoon 18-20 °. In the region: May 11 at night 1-6 ° heat, on the soil surface of the frost 0-5 °, in the afternoon 12-17 ° heat; May 12 at night 3-8 ° heat, in the afternoon 15-20 °.</text:p>
      <text:p text:style-name="P4">
According to the Ukrhydromet Center, May 13 in Transcarpathia, in the Carpathians, afternoon and in the Carpathian region, May 14 in the afternoon in the eastern, northeastern regions-low-time rain, in places of thunderstorm, in the rest of the territory without significant rainfall. up to 13 °; during the day 17-23 °, May 13 in the Carpathian and Crimea 14-20 °; On the highlands of the Carpathians at night 0-5 ° warm, in the afternoon on May 13, 5-10 ° heat, May 14, 9-14 °.</text:p>
      <text:p text:style-name="P4">
News Source: <text:a xlink:type="simple" xlink:href="https://www.ukrinform.ua/rubric-regions/3706883-v-ukraini-zavtra-podekudi-dositime-vnoci-zamorozki-vden-do-15-tepla.html" text:style-name="Internet_20_link" text:visited-style-name="Visited_20_Internet_20_Link">
https://www.ukrinform.ua/rubric-regions/3706883-v-ukraini-zavtra-podekudi-dositime-vnoci-zamorozki-vden-do-15-tepla.html</text:a>
</text:p>
      <!--NEWS-->
      <text:h text:style-name="P10" text:outline-level="1">
<text:span text:style-name="T4">
At the NATO summit, Ukraine expects to obtain a clear timeframe for membership - Stefanchuk</text:span>
</text:h>
      <text:p text:style-name="P4">
Authors: Ukrinform (Person)</text:p>
      <text:p text:style-name="P4">
Publisher: Укринформ (Organization)</text:p>
      <text:p text:style-name="P4">
Published Time: 2023-05-10T00:58:00+03:00</text:p>
      <text:p text:style-name="P4">
Modified Time: 2023-05-10T00:58:00+03:00</text:p>
      <text:p text:style-name="P4">
Description: At the summit of the North Atlantic Alliance in Vilnius, Ukraine expects to obtain a clear definition of time frames for its NATO membership. - Ukrinform.</text:p>
      <text:p text:style-name="P4">
Images: ["<text:a xlink:type="simple" xlink:href="https://static.ukrinform.com/photos/2023_04/thumb_files/630_360_1681999509-518.jpg" text:style-name="Internet_20_link" text:visited-style-name="Visited_20_Internet_20_Link">
630_360_16819...</text:a>
"]</text:p>
      <text:p text:style-name="P4">
Tags: ['Євроінтеграція', 'Румунія', 'Саміт НАТО', 'Словенія', 'Стефанчук']</text:p>
      <text:p text:style-name="P4">
Type: Article</text:p>
      <!--METADATA-->
      <text:p text:style-name="P4">
<draw:frame draw:style-name="fr1" draw:name="Image362" text:anchor-type="as-char" svg:width="6.9236in" svg:height="3.956343in" draw:z-index="0">
<draw:image xlink:href="../Images/yкринформ/2023-05-10T00-58-00-03-00/630_360_1681999509-518.jpg" xlink:type="simple" xlink:show="embed" xlink:actuate="onLoad" draw:mime-type="image/jpeg"/>
</draw:frame>
At the Sumy -Atlantic Alliance in Vilnius, Ukraine expects to obtain a clear definition of time frames for its NATO membership.</text:p>
      <text:p text:style-name="P4">
According to Ukrinform with reference to <text:a xlink:type="simple" xlink:href="http://www.rada.gov.ua/news/Top-novyna/236306.html" text:style-name="Internet_20_link" text:visited-style-name="Visited_20_Internet_20_Link">
</text:a>
, Ruslan Stefanchuk stated during a video conferencing speaker of Slovenia Parliament, Urshka Klakler Zupanchich and T.</text:p>
      <text:p text:style-name="P4">
“It is extremely important for us to support the Euro -Atlantic path at all levels. This Bzasvas has received your responsible and unchanging position in supporting such aspirations of Ukraine. And that would show the leading role of parliaments in the important question of us, ”the Verkhovna Rada chairman said.</text:p>
      <text:p text:style-name="P4">
He noted that in April the Verkhovna Rada appealed to all NATO parliaments with a lock to approve resolutions(stated)regarding the support of Ukraine's accession of the North Atlantic Treaty. Stefanchuk emphasized that the Tairezolovations would demonstrate the strong support of Ukraine's aspirations of the rapid acquisition of membership in the Alliance. Therefore, he called on parliamentariclands and Romania to approve applications to support Euro -Atlantic intentions.</text:p>
      <text:p text:style-name="P4">
The Chairman of the Verkhovna Rada thanked the colleagues for the sustainable and widespread support of Ukraine by their Ukrainians and peoples throughout the period of the full -scale invasion of Russia, that it was important for our further progress in the European integration yvroatlantic ways.</text:p>
      <text:p text:style-name="P4">
<text:span text:style-name="T4">
 Read also: </text:span>
 <text:a xlink:type="simple" xlink:href="https://www.ukrinform.ua/rubric-polytics/3704279-stefancuk-obgovoriv-iz-golovou-parlamentu-portugalii-integraciu-ukraini-do-es-ta-nato.html" text:style-name="Internet_20_link" text:visited-style-name="Visited_20_Internet_20_Link">
<text:span text:style-name="T4">
 Stefanchuk </text:span>
</text:a>
Separately with the Parliament Speaker <text:a xlink:type="simple" xlink:href="https://www.ukrinform.ua/tag-slovenia" text:style-name="Internet_20_link" text:visited-style-name="Visited_20_Internet_20_Link">
</text:a>
The importance of recognizing the Holodomor of 1932-33 was discussed. “It is a matter of historical justice, because Russia has invalid its approaches and principles. As 90 years ago, it is today conscious genocide on Ukrainian soil, ”Stefanchuk stressed.</text:p>
      <text:p text:style-name="P4">
The head of Slovenia Parliament congratulated Ukraine with the status of a candidate's membership in the European Union and assured of further support of our government's aspirations to become a full member of the EU and NATO.</text:p>
      <text:p text:style-name="P4">
“Slovenia is an active member of the EU and the Peace promoter. And of course we recognize everything that is happening in Ukraine. We are struggling with misinformation and spreading the truth about what is happening in Ukraine, ”said Urshkoclacker Zupanchich.<text:span text:style-name="T4">
 Read also: </text:span>
 <text:a xlink:type="simple" xlink:href="https://www.ukrinform.ua/rubric-polytics/3702060-stefancuk-obgovoriv-iz-prezidentkou-slovaccini-posilenna-sankcijnogo-tisku-na-rf.html" text:style-name="Internet_20_link" text:visited-style-name="Visited_20_Internet_20_Link">
<text:span text:style-name="T4">
 Stefanch </text:span>
</text:a>
The head of Romania Parliament Alina Stefania Gorgu also focused on the fact that her country supports our Euro -Atlantic aspirations and will continue to remain from Ukraine in the fight against Russian aggression.</text:p>
      <text:p text:style-name="P4">
She recalled that Romania's Parliament was constantly working on political issues that are important to assist Ukraine, in particular, to recognize the famine of 1932-33 by the genocide of the Ukrainian people and to condemn armed aggression. And this, according to the speaker, will not change as long as the Ukrainian people are not held peace and victory.</text:p>
      <text:p text:style-name="P4">
We will remind, the NATO summit will take place on July 11-12 in Vilnius.</text:p>
      <text:p text:style-name="P4">
News Source: <text:a xlink:type="simple" xlink:href="https://www.ukrinform.ua/rubric-polytics/3707064-na-samiti-nato-ukraina-rozrahovue-otrimati-citki-casovi-ramki-sodo-clenstva-stefancuk.html" text:style-name="Internet_20_link" text:visited-style-name="Visited_20_Internet_20_Link">
https://www.ukrinform.ua/rubric-polytics/3707064-na-samiti-nato-ukraina-rozrahovue-otrimati-citki-casovi-ramki-sodo-clenstva-stefancuk.html</text:a>
</text:p>
      <!--NEWS-->
      <text:h text:style-name="P10" text:outline-level="1">
<text:span text:style-name="T4">
On the guard of the sky: how aircraft provides Ukraine's protection against air threats</text:span>
</text:h>
      <text:p text:style-name="P4">
Author: ['АРМІЯINFORM']</text:p>
      <text:p text:style-name="P4">
Time: 2023-05-10T97:00:00-04:00</text:p>
      <text:p text:style-name="P4">
Description: PPO Ground VIISK ZS Ukrainian to the Watch of Heaven. One IZ complex of the Submarks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Tags: ['STOPRUSSIA', 'АГРЕСІЯ РФ', 'ВІЙНА', 'ВТОРГНЕННЯ РФ', 'ППО']</text:p>
      <text:p text:style-name="P4">
Category: News</text:p>
      <!--METADATA-->
      <text:p text:style-name="P4">
<draw:frame draw:style-name="fr1" draw:name="Image363" text:anchor-type="as-char" svg:width="6.9236in" svg:height="4.615733in" draw:z-index="0">
<draw:image xlink:href="../Images/AРМІЯINFORM/2023-05-10T97-00-00-04-00/346027380_573159581329497_2427395200774415437_n.jpg" xlink:type="simple" xlink:show="embed" xlink:actuate="onLoad" draw:mime-type="image/jpeg"/>
</draw:frame>
Air Forces of the Armed Forces of Ukraine on the guard of the sky.</text:p>
      <text:p text:style-name="P4">
One of the companies of the Air Forces of the Armed Forces of Ukraine, which defends the sky of Nakivshchyna is the Swedish portable anti-aircraft missile complex RBS-70.</text:p>
      <text:p text:style-name="P4">
The RBS-70 crew consists of four "virtuosos" of their business: the commander, the assistant commander of the gunner and the two archers.</text:p>
      <text:p text:style-name="P4">
<text:a xlink:type="simple" xlink:href="https://armyinform.com.ua/wp-content/uploads/2023/05/346059177_161828103258164_6861174670854764778_n.jpg" text:style-name="Internet_20_link" text:visited-style-name="Visited_20_Internet_20_Link">
!(Images/AРМІЯINFORM/2023-05-10T97-00-00-04-00/346059177_161828103258164_6861174670854764778_n-150x150.jpg)</text:a>
</text:p>
      <text:p text:style-name="P4">
<text:a xlink:type="simple" xlink:href="https://armyinform.com.ua/wp-content/uploads/2023/05/346272440_1297994617453643_8823540362755819597_n.jpg" text:style-name="Internet_20_link" text:visited-style-name="Visited_20_Internet_20_Link">
<draw:frame draw:style-name="fr1" draw:name="Image364" text:anchor-type="as-char" svg:width="6.9236in" svg:height="6.9236in" draw:z-index="0">
<draw:image xlink:href="../Images/AРМІЯINFORM/2023-05-10T97-00-00-04-00/346272440_1297994617453643_8823540362755819597_n-150x150.jpg" xlink:type="simple" xlink:show="embed" xlink:actuate="onLoad" draw:mime-type="image/jpeg"/>
</draw:frame>
</text:a>
In January 2023, our military personnel were trained at the RRBS-70 simulators. The Swedish instructors were incredibly impressed when our warriors were figured out with this system in action.</text:p>
      <text:p text:style-name="P4">
The account of this Swedish complex already has whipped Russian missiles and Shahda.</text:p>
      <text:p text:style-name="P4">
<text:span text:style-name="T4">
 Source: </text:span>
 [_ Public Relations Command Command of Land Military(https://www.facebook.com/UALandForces/posts/pfbid0krm5Zz65WucpcDz75WxVAp4vGYkmu9yeCshCNmssSrcToEaXb5vE5LkDk3pefXkSl)</text:p>
      <text:p text:style-name="P4">
News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Activists have installed the installation near the monument to Soviet soldiers in Warsaw - Ukrainian flags and crosses with the names of victims of Russian aggression</text:span>
</text:h>
      <text:p text:style-name="P4">
Author: ['АРМІЯINFORM']</text:p>
      <text:p text:style-name="P4">
Time: 2023-05-10T99:00:00-04:00</text:p>
      <text:p text:style-name="P4">
Description: Now the Rosiysky ambassador at the Polish for that, on the day of the grinding day 9, the injury to the kvіti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5589350_1313024049286339_2337655478816128130_n.jpg" text:style-name="Internet_20_link" text:visited-style-name="Visited_20_Internet_20_Link">
345589350_1313024049286339_2337655478816128130_n.jpg</text:a>
', '<text:a xlink:type="simple" xlink:href="https://armyinform.com.ua/wp-content/uploads/2023/05/346028588_604887031566613_7249035118666960973_n-e1683638494116-150x150.jpg" text:style-name="Internet_20_link" text:visited-style-name="Visited_20_Internet_20_Link">
346028588_604887031566613_7249035118666960973_n-e1683638494116-150x150.jpg</text:a>
', '<text:a xlink:type="simple" xlink:href="https://armyinform.com.ua/wp-content/uploads/2023/05/345594881_129851240089208_627049455821355361_n-150x150.jpg" text:style-name="Internet_20_link" text:visited-style-name="Visited_20_Internet_20_Link">
345594881_129851240089208_627049455821355361_n-150x150.jpg</text:a>
', '<text:a xlink:type="simple" xlink:href="https://armyinform.com.ua/wp-content/uploads/2023/05/346264029_626041092762824_517257953646494874_n-e1683638454219-150x150.jpg" text:style-name="Internet_20_link" text:visited-style-name="Visited_20_Internet_20_Link">
346264029_626041092762824_517257953646494874_n-e1683638454219-150x150.jpg</text:a>
', '<text:a xlink:type="simple" xlink:href="https://armyinform.com.ua/wp-content/uploads/2023/05/346050829_218512990888098_4236508914574121656_n-150x150.jpg" text:style-name="Internet_20_link" text:visited-style-name="Visited_20_Internet_20_Link">
346050829_218512990888098_4236508914574121656_n-150x150.jpg</text:a>
', '<text:a xlink:type="simple" xlink:href="https://armyinform.com.ua/wp-content/uploads/2023/05/346051483_535258182152378_6079138916916229903_n-150x150.jpg" text:style-name="Internet_20_link" text:visited-style-name="Visited_20_Internet_20_Link">
346051483_535258182152378_6079138916916229903_n-150x150.jpg</text:a>
', '<text:a xlink:type="simple" xlink:href="https://armyinform.com.ua/wp-content/uploads/2023/05/345616950_1866298240423581_6958881992815439144_n-150x150.jpg" text:style-name="Internet_20_link" text:visited-style-name="Visited_20_Internet_20_Link">
345616950_1866298240423581_6958881992815439144_n-150x150.jpg</text:a>
']</text:p>
      <text:p text:style-name="P4">
Tags: ['STOPRUSSIA', 'АГРЕСІЯ РФ', 'ВІЙНА', 'ВТОРГНЕННЯ РФ', 'ПОЛЬЩА']</text:p>
      <text:p text:style-name="P4">
Category: News</text:p>
      <!--METADATA-->
      <text:p text:style-name="P4">
<draw:frame draw:style-name="fr1" draw:name="Image365" text:anchor-type="as-char" svg:width="6.9236in" svg:height="8.6545in" draw:z-index="0">
<draw:image xlink:href="../Images/AРМІЯINFORM/2023-05-10T99-00-00-04-00/345589350_1313024049286339_2337655478816128130_n.jpg" xlink:type="simple" xlink:show="embed" xlink:actuate="onLoad" draw:mime-type="image/jpeg"/>
</draw:frame>
Now the Russian ambassador to Poland in order for the day of Victory May 9 to put flowers to the monument - it will be necessary to pass the symbolic streets of Russian military Mariupol, past the darkened houses of Bucha, Irpen, Kherson and Bakhmut.</text:p>
      <text:p text:style-name="P4">
<text:a xlink:type="simple" xlink:href="https://armyinform.com.ua/wp-content/uploads/2023/05/346028588_604887031566613_7249035118666960973_n-e1683638494116.jpg" text:style-name="Internet_20_link" text:visited-style-name="Visited_20_Internet_20_Link">
!(Images/AРМІЯINFORM/2023-05-10T99-00-00-04-00/346028588_604887031566613_7249035118666960973_n-e1683638494116-150x150.jpg)</text:a>
</text:p>
      <text:p text:style-name="P4">
<text:a xlink:type="simple" xlink:href="https://armyinform.com.ua/wp-content/uploads/2023/05/345594881_129851240089208_627049455821355361_n.jpg" text:style-name="Internet_20_link" text:visited-style-name="Visited_20_Internet_20_Link">
<draw:frame draw:style-name="fr1" draw:name="Image366" text:anchor-type="as-char" svg:width="6.9236in" svg:height="6.9236in" draw:z-index="0">
<draw:image xlink:href="../Images/AРМІЯINFORM/2023-05-10T99-00-00-04-00/345594881_129851240089208_627049455821355361_n-150x150.jpg" xlink:type="simple" xlink:show="embed" xlink:actuate="onLoad" draw:mime-type="image/jpeg"/>
</draw:frame>
</text:a>
</text:p>
      <text:p text:style-name="P4">
<text:a xlink:type="simple" xlink:href="https://armyinform.com.ua/wp-content/uploads/2023/05/346264029_626041092762824_517257953646494874_n-e1683638454219.jpg" text:style-name="Internet_20_link" text:visited-style-name="Visited_20_Internet_20_Link">
<draw:frame draw:style-name="fr1" draw:name="Image367" text:anchor-type="as-char" svg:width="6.9236in" svg:height="6.9236in" draw:z-index="0">
<draw:image xlink:href="../Images/AРМІЯINFORM/2023-05-10T99-00-00-04-00/346264029_626041092762824_517257953646494874_n-e1683638454219-150x150.jpg" xlink:type="simple" xlink:show="embed" xlink:actuate="onLoad" draw:mime-type="image/jpeg"/>
</draw:frame>
</text:a>
</text:p>
      <text:p text:style-name="P4">
<text:a xlink:type="simple" xlink:href="https://armyinform.com.ua/wp-content/uploads/2023/05/346050829_218512990888098_4236508914574121656_n.jpg" text:style-name="Internet_20_link" text:visited-style-name="Visited_20_Internet_20_Link">
<draw:frame draw:style-name="fr1" draw:name="Image368" text:anchor-type="as-char" svg:width="6.9236in" svg:height="6.9236in" draw:z-index="0">
<draw:image xlink:href="../Images/AРМІЯINFORM/2023-05-10T99-00-00-04-00/346050829_218512990888098_4236508914574121656_n-150x150.jpg" xlink:type="simple" xlink:show="embed" xlink:actuate="onLoad" draw:mime-type="image/jpeg"/>
</draw:frame>
</text:a>
</text:p>
      <text:p text:style-name="P4">
<text:a xlink:type="simple" xlink:href="https://armyinform.com.ua/wp-content/uploads/2023/05/346051483_535258182152378_6079138916916229903_n.jpg" text:style-name="Internet_20_link" text:visited-style-name="Visited_20_Internet_20_Link">
<draw:frame draw:style-name="fr1" draw:name="Image369" text:anchor-type="as-char" svg:width="6.9236in" svg:height="6.9236in" draw:z-index="0">
<draw:image xlink:href="../Images/AРМІЯINFORM/2023-05-10T99-00-00-04-00/346051483_535258182152378_6079138916916229903_n-150x150.jpg" xlink:type="simple" xlink:show="embed" xlink:actuate="onLoad" draw:mime-type="image/jpeg"/>
</draw:frame>
</text:a>
</text:p>
      <text:p text:style-name="P4">
<text:a xlink:type="simple" xlink:href="https://armyinform.com.ua/wp-content/uploads/2023/05/345616950_1866298240423581_6958881992815439144_n.jpg" text:style-name="Internet_20_link" text:visited-style-name="Visited_20_Internet_20_Link">
<draw:frame draw:style-name="fr1" draw:name="Image370" text:anchor-type="as-char" svg:width="6.9236in" svg:height="6.9236in" draw:z-index="0">
<draw:image xlink:href="../Images/AРМІЯINFORM/2023-05-10T99-00-00-04-00/345616950_1866298240423581_6958881992815439144_n-150x150.jpg" xlink:type="simple" xlink:show="embed" xlink:actuate="onLoad" draw:mime-type="image/jpeg"/>
</draw:frame>
</text:a>
Activists emphasize that the ambassador will be forced to "see the price that the Ukrainian will pay for the barbarism of the country it represents."</text:p>
      <text:p text:style-name="P4">
At the same time, Radio Svoboda reports that the Russian Agree in Poland did not give the flooring at the Memorial Cemetery in Warsaw. Activists turn on the sound of the air duty and blocked the diplomat's way.</text:p>
      <text:p text:style-name="P4">
Source: _ <text:a xlink:type="simple" xlink:href="https://www.facebook.com/verkhovna.rada.ukraine" text:style-name="Internet_20_link" text:visited-style-name="Visited_20_Internet_20_Link">
Verkhovna Rada of Ukraine</text:a>
_</text:p>
      <text:p text:style-name="P4">
News Source: <text:a xlink:type="simple" xlink:href="https://armyinform.com.ua/2023/05/10/aktyvisty-vstanovyly-instalyacziyu-bilya-pamyatnyka-radyanskym-soldatam-u-varshavi-ukrayinski-prapory-i-hresty-z-imenamy-zhertv-rosijskoyi-agresiyi/" text:style-name="Internet_20_link" text:visited-style-name="Visited_20_Internet_20_Link">
https://armyinform.com.ua/2023/05/10/aktyvisty-vstanovyly-instalyacziyu-bilya-pamyatnyka-radyanskym-soldatam-u-varshavi-ukrayinski-prapory-i-hresty-z-imenamy-zhertv-rosijskoyi-agres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